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Preformatted_20_Text">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9">
      <style:paragraph-properties fo:margin-top="0in" fo:margin-bottom="0in"/>
    </style:style>
    <style:style style:name="P37" style:family="paragraph" style:parent-style-name="Text_20_body" style:list-style-name="L30">
      <style:paragraph-properties fo:margin-top="0in" fo:margin-bottom="0in"/>
    </style:style>
    <style:style style:name="P38" style:family="paragraph" style:parent-style-name="Text_20_body" style:list-style-name="L31">
      <style:paragraph-properties fo:margin-top="0in" fo:margin-bottom="0in"/>
    </style:style>
    <style:style style:name="P39" style:family="paragraph" style:parent-style-name="Preformatted_20_Text">
    </style:style>
    <style:style style:name="P40" style:family="paragraph" style:parent-style-name="Text_20_body" style:list-style-name="L32">
      <style:paragraph-properties fo:margin-top="0in" fo:margin-bottom="0in"/>
    </style:style>
    <style:style style:name="P41" style:family="paragraph" style:parent-style-name="Text_20_body" style:list-style-name="L33">
      <style:paragraph-properties fo:margin-top="0in" fo:margin-bottom="0in"/>
    </style:style>
    <style:style style:name="P42" style:family="paragraph" style:parent-style-name="Preformatted_20_Text">
    </style:style>
    <style:style style:name="P43" style:family="paragraph" style:parent-style-name="Text_20_body" style:list-style-name="L34">
      <style:paragraph-properties fo:margin-top="0in" fo:margin-bottom="0in"/>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Text_20_body" style:list-style-name="L40">
      <style:paragraph-properties fo:margin-top="0in" fo:margin-bottom="0in"/>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a-summary-research-claims-surrounding-contructionist-gaming" office:name=""><text:span text:style-name="Definition">A summary research claims surrounding contructionist gaming</text:span></text:a></text:p>
              <text:list text:style-name="L3">
                <text:list-item>
                  <text:p text:style-name="P3"><text:a xlink:type="simple" xlink:href="#motivations-and-benefits-of-constructionist-game-making" office:name=""><text:span text:style-name="Definition">Motivations and benefits of (constructionist) game making</text:span></text:a></text:p>
                </text:list-item>
                <text:list-item>
                  <text:p text:style-name="P3"><text:a xlink:type="simple" xlink:href="#alignment-of-constructionist-gaming-with-pbl-benefits-21st-c-how-are-games-different" office:name=""><text:span text:style-name="Definition">Alignment of constructionist gaming with PBL benefits &amp; 21st C &amp; How are games different</text:span></text:a></text:p>
                </text:list-item>
                <text:list-item>
                  <text:p text:style-name="P3"><text:a xlink:type="simple" xlink:href="#limits-and-critiques-of-constructionist-game-making" office:name=""><text:span text:style-name="Definition">Limits and critiques of constructionist game making</text:span></text:a></text:p>
                </text:list-item>
              </text:list>
            </text:list-item>
            <text:list-item>
              <text:p text:style-name="P2"><text:a xlink:type="simple" xlink:href="#context-of-game-making-and-digital-projects-at-home-and-other-informal-settings" office:name=""><text:span text:style-name="Definition">Context of game making and digital projects at home and other informal settings</text:span></text:a></text:p>
              <text:list text:style-name="L4">
                <text:list-item>
                  <text:p text:style-name="P4"><text:a xlink:type="simple" xlink:href="#home-eduction-contextual-factors-relevant-to-this-study" office:name=""><text:span text:style-name="Definition">Home eduction contextual factors relevant to this study</text:span></text:a></text:p>
                </text:list-item>
                <text:list-item>
                  <text:p text:style-name="P4"><text:a xlink:type="simple" xlink:href="#defining-informal" office:name=""><text:span text:style-name="Definition">Defining informal</text:span></text:a></text:p>
                </text:list-item>
                <text:list-item>
                  <text:p text:style-name="P4"><text:a xlink:type="simple" xlink:href="#game-and-media-making-in-informal-communities" office:name=""><text:span text:style-name="Definition">Game and media making in informal communities</text:span></text:a></text:p>
                </text:list-item>
              </text:list>
            </text:list-item>
            <text:list-item>
              <text:p text:style-name="P2"><text:a xlink:type="simple" xlink:href="#barriers-to-participation-in-game-making" office:name=""><text:span text:style-name="Definition">Barriers to participation in game making</text:span></text:a></text:p>
              <text:list text:style-name="L5">
                <text:list-item>
                  <text:p text:style-name="P5"><text:a xlink:type="simple" xlink:href="#barriers-linked-to-identity-and-values" office:name=""><text:span text:style-name="Definition">Barriers linked to identity and values</text:span></text:a></text:p>
                </text:list-item>
                <text:list-item>
                  <text:p text:style-name="P5"><text:a xlink:type="simple" xlink:href="#technical-barriers--" office:name=""><text:span text:style-name="Definition">Technical barriers -</text:span></text:a></text:p>
                  <text:list text:style-name="L6">
                    <text:list-item>
                      <text:p text:style-name="P6"><text:a xlink:type="simple" xlink:href="#difficulty-of-computer-programming-via-coding" office:name=""><text:span text:style-name="Definition">Difficulty of computer programming via coding</text:span></text:a></text:p>
                    </text:list-item>
                  </text:list>
                </text:list-item>
                <text:list-item>
                  <text:p text:style-name="P5"><text:a xlink:type="simple" xlink:href="#other-barriers-to-making-games" office:name=""><text:span text:style-name="Definition">Other barriers to making games</text:span></text:a></text:p>
                </text:list-item>
              </text:list>
            </text:list-item>
            <text:list-item>
              <text:p text:style-name="P2"><text:a xlink:type="simple" xlink:href="#programmes-working-to-address-challenge" office:name=""><text:span text:style-name="Definition">Programmes working to address challenge</text:span></text:a></text:p>
              <text:list text:style-name="L7">
                <text:list-item>
                  <text:p text:style-name="P7"><text:a xlink:type="simple" xlink:href="#game-competitions" office:name=""><text:span text:style-name="Definition">Game competitions</text:span></text:a></text:p>
                </text:list-item>
                <text:list-item>
                  <text:p text:style-name="P7"><text:a xlink:type="simple" xlink:href="#educational-game-jams" office:name=""><text:span text:style-name="Definition">Educational Game Jams</text:span></text:a></text:p>
                </text:list-item>
                <text:list-item>
                  <text:p text:style-name="P7"><text:a xlink:type="simple" xlink:href="#coding-clubhouses" office:name=""><text:span text:style-name="Definition">Coding club(houses)</text:span></text:a></text:p>
                </text:list-item>
                <text:list-item>
                  <text:p text:style-name="P7"><text:a xlink:type="simple" xlink:href="#creative-family-learning---roque" office:name=""><text:span text:style-name="Definition">Creative Family Learning - Roque</text:span></text:a></text:p>
                </text:list-item>
                <text:list-item>
                  <text:p text:style-name="P7"><text:a xlink:type="simple" xlink:href="#link-to-next-section---pedagogies-exist-but-more-are-needed" office:name=""><text:span text:style-name="Definition">Link to next section - pedagogies exist but more are needed</text:span></text:a></text:p>
                </text:list-item>
              </text:list>
            </text:list-item>
            <text:list-item>
              <text:p text:style-name="P2"><text:a xlink:type="simple" xlink:href="#pedagogies-to-support-game-making-via-coding" office:name=""><text:span text:style-name="Definition">Pedagogies to support game making via coding</text:span></text:a></text:p>
              <text:list text:style-name="L8">
                <text:list-item>
                  <text:p text:style-name="P8"><text:a xlink:type="simple" xlink:href="#curricular-concepts-semantic-waves-and-primm" office:name=""><text:span text:style-name="Definition">Curricular concepts, semantic waves and PRIMM</text:span></text:a></text:p>
                  <text:list text:style-name="L9">
                    <text:list-item>
                      <text:p text:style-name="P9"><text:a xlink:type="simple" xlink:href="#semantic-profiles-and-waves" office:name=""><text:span text:style-name="Definition">Semantic Profiles and Waves</text:span></text:a></text:p>
                    </text:list-item>
                    <text:list-item>
                      <text:p text:style-name="P9"><text:a xlink:type="simple" xlink:href="#primm" office:name=""><text:span text:style-name="Definition">PRIMM</text:span></text:a></text:p>
                    </text:list-item>
                  </text:list>
                </text:list-item>
                <text:list-item>
                  <text:p text:style-name="P8"><text:a xlink:type="simple" xlink:href="#use-modify-create" office:name=""><text:span text:style-name="Definition">Use Modify Create</text:span></text:a></text:p>
                </text:list-item>
                <text:list-item>
                  <text:p text:style-name="P8"><text:a xlink:type="simple" xlink:href="#microworlds" office:name=""><text:span text:style-name="Definition">Microworlds</text:span></text:a></text:p>
                  <text:list text:style-name="L10">
                    <text:list-item>
                      <text:p text:style-name="P10"><text:a xlink:type="simple" xlink:href="#microworlds-as-an-embodiment-of-umc-and-other-constructionist-design-principles" office:name=""><text:span text:style-name="Definition">Microworlds as an embodiment of UMC and other constructionist design principles</text:span></text:a></text:p>
                    </text:list-item>
                    <text:list-item>
                      <text:p text:style-name="P10"><text:a xlink:type="simple" xlink:href="#half-baked-games-as-microworlds" office:name=""><text:span text:style-name="Definition">Half-baked games as Microworlds</text:span></text:a></text:p>
                    </text:list-item>
                  </text:list>
                </text:list-item>
                <text:list-item>
                  <text:p text:style-name="P8"><text:a xlink:type="simple" xlink:href="#pair-programming-socialcollaborative-coding" office:name=""><text:span text:style-name="Definition">Pair programming &amp; social/collaborative coding</text:span></text:a></text:p>
                </text:list-item>
                <text:list-item>
                  <text:p text:style-name="P8"><text:a xlink:type="simple" xlink:href="#design-steps-frameworks-via-stages" office:name=""><text:span text:style-name="Definition">Design steps frameworks via stages</text:span></text:a></text:p>
                </text:list-item>
                <text:list-item>
                  <text:p text:style-name="P8"><text:a xlink:type="simple" xlink:href="#design-patterns" office:name=""><text:span text:style-name="Definition">Design patterns</text:span></text:a></text:p>
                  <text:list text:style-name="L11">
                    <text:list-item>
                      <text:p text:style-name="P11"><text:a xlink:type="simple" xlink:href="#gameplay-design-patterns" office:name=""><text:span text:style-name="Definition">Game(play) design patterns</text:span></text:a></text:p>
                    </text:list-item>
                  </text:list>
                </text:list-item>
              </text:list>
            </text:list-item>
            <text:list-item>
              <text:p text:style-name="P2"><text:a xlink:type="simple" xlink:href="#existing-responses-to-challenges" office:name=""><text:span text:style-name="Definition">Existing responses to challenges</text:span></text:a></text:p>
              <text:list text:style-name="L12">
                <text:list-item>
                  <text:p text:style-name="P12"><text:a xlink:type="simple" xlink:href="#digital-projects-as-an-inclusive-pedaogogy" office:name=""><text:span text:style-name="Definition">Digital projects as an inclusive pedaogogy</text:span></text:a></text:p>
                </text:list-item>
                <text:list-item>
                  <text:p text:style-name="P12"><text:a xlink:type="simple" xlink:href="#resource-provision-and-cpd" office:name=""><text:span text:style-name="Definition">Resource provision and CPD</text:span></text:a></text:p>
                  <text:list text:style-name="L13">
                    <text:list-item>
                      <text:p text:style-name="P13"><text:a xlink:type="simple" xlink:href="#computing-at-schools" office:name=""><text:span text:style-name="Definition">Computing at schools</text:span></text:a></text:p>
                    </text:list-item>
                  </text:list>
                </text:list-item>
                <text:list-item>
                  <text:p text:style-name="P12"><text:a xlink:type="simple" xlink:href="#open-source-online-responses-to-the-challenge" office:name=""><text:span text:style-name="Definition">Open source, online responses to the challenge</text:span></text:a></text:p>
                  <text:list text:style-name="L14">
                    <text:list-item>
                      <text:p text:style-name="P14"><text:a xlink:type="simple" xlink:href="#mozilla-an-open-source-toolset" office:name=""><text:span text:style-name="Definition">Mozilla, an open source toolset</text:span></text:a></text:p>
                    </text:list-item>
                  </text:list>
                </text:list-item>
                <text:list-item>
                  <text:p text:style-name="P12"><text:a xlink:type="simple" xlink:href="#grass-roots-community-responses" office:name=""><text:span text:style-name="Definition">Grass Roots community responses</text:span></text:a></text:p>
                  <text:list text:style-name="L15">
                    <text:list-item>
                      <text:p text:style-name="P15"><text:a xlink:type="simple" xlink:href="#code-club-coder-dojo-and-raspberry-jam---a-community-responses-to-the-needs-of-informal" office:name=""><text:span text:style-name="Definition">Code Club, Coder Dojo and Raspberry Jam - a community responses to the needs of informal</text:span></text:a></text:p>
                    </text:list-item>
                  </text:list>
                </text:list-item>
              </text:list>
            </text:list-item>
            <text:list-item>
              <text:p text:style-name="P2"><text:a xlink:type="simple" xlink:href="#conclusion" office:name=""><text:span text:style-name="Definition">Conclusion</text:span></text:a></text:p>
              <text:list text:style-name="L16">
                <text:list-item>
                  <text:p text:style-name="P16"><text:a xlink:type="simple" xlink:href="#synthesis-of-chapter-discussion" office:name=""><text:span text:style-name="Definition">Synthesis of chapter / discussion</text:span></text:a></text:p>
                </text:list-item>
                <text:list-item>
                  <text:p text:style-name="P16"><text:a xlink:type="simple" xlink:href="#the-problem-statement-of-the-thesis" office:name=""><text:span text:style-name="Definition">The problem statement of the thesis</text:span></text:a></text:p>
                </text:list-item>
                <text:list-item>
                  <text:p text:style-name="P16"><text:a xlink:type="simple" xlink:href="#link-to-the-next-chapter" office:name=""><text:span text:style-name="Definition">Link to the next chapter</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17">
        <text:list-item>
          <text:p text:style-name="P17">What contradictions arose in participation in this research’s game coding processes and what pedagogical tools and processes are available to address these contradictions?</text:p>
        </text:list-item>
        <text:list-item>
          <text:p text:style-name="P17">How can game design patterns support the development of computational fluency in novices?</text:p>
        </text:list-item>
        <text:list-item>
          <text:p text:style-name="P17">How can learners build agency in an evolving community of game makers?</text:p>
        </text:list-item>
      </text:list>
      <text:h text:style-name="Heading_20_2" text:outline-level="2"><text:bookmark-start text:name="introduction"/>Introduction<text:bookmark-end text:name="introduction"/></text:h>
      <text:p text:style-name="First_20_paragraph"><text:span text:style-name="T1">Specifics of structure</text:span></text:p>
      <text:list text:style-name="L18">
        <text:list-item>
          <text:p text:style-name="P18">context</text:p>
          <text:list text:style-name="L19">
            <text:list-item>
              <text:p text:style-name="P19">Why make games for education?</text:p>
              <text:list text:style-name="L20">
                <text:list-item>
                  <text:p text:style-name="P20">a review of the literature</text:p>
                </text:list-item>
                <text:list-item>
                  <text:p text:style-name="P20">motivation for making games</text:p>
                </text:list-item>
              </text:list>
            </text:list-item>
            <text:list-item>
              <text:p text:style-name="P19">informal (vs formal) context of game making</text:p>
              <text:list text:style-name="L21">
                <text:list-item>
                  <text:p text:style-name="P21">barriers in general - and especially to informal</text:p>
                </text:list-item>
              </text:list>
            </text:list-item>
            <text:list-item>
              <text:p text:style-name="P19">Programs working to address challenges - and house informal pedagogies (move up?)</text:p>
            </text:list-item>
          </text:list>
        </text:list-item>
        <text:list-item>
          <text:p text:style-name="P18">Pedagogies &amp; Relevant Game Making Studies</text:p>
          <text:list text:style-name="L22">
            <text:list-item>
              <text:p text:style-name="P22">Design (thinking) stages</text:p>
            </text:list-item>
            <text:list-item>
              <text:p text:style-name="P22">Semantic waves and Primm</text:p>
            </text:list-item>
            <text:list-item>
              <text:p text:style-name="P22">umc</text:p>
            </text:list-item>
            <text:list-item>
              <text:p text:style-name="P22">Microworlds / Half baked games as constructionist Environments</text:p>
            </text:list-item>
            <text:list-item>
              <text:p text:style-name="P22">Pair programming</text:p>
            </text:list-item>
            <text:list-item>
              <text:p text:style-name="P22">Game Design patterns</text:p>
            </text:list-item>
          </text:list>
        </text:list-item>
        <text:list-item>
  </text:list-item>
      </text:list>
      <text:p text:style-name="First_20_paragraph"><text:span text:style-name="T1">LR structure and how it addresses RQs</text:span></text:p>
      <text:p text:style-name="Text_20_body">This chapter helps answer (does it need to do this?) the research questions in the following ways. In coverage of relevant studies I focus in particular the to barriers to participation and pedagogical elements which address them as notes in RQ1.</text:p>
      <text:p text:style-name="Text_20_body">This literature review then explores pedagogies of game making of similar digital making.</text:p>
      <text:p text:style-name="Text_20_body">A section addresses game design patterns in particular, as the focus of RQ2, and exposes gaps in the current research in the area of developing notice coding practices.</text:p>
      <text:p text:style-name="Text_20_body">RQ3 addresses the development of agency, a deeper exploration of which is covered Chapter 3. In this literature review of pedagogies, it is worth noting the following elements in pedagogies which are relevant to later discussion.</text:p>
      <text:list text:style-name="L23">
        <text:list-item>
          <text:p text:style-name="P23">the limits of contextual settings on the development of agency</text:p>
        </text:list-item>
        <text:list-item>
          <text:p text:style-name="P23">pedagogical frameworks which help participants develop coding practices within a community focus</text:p>
        </text:list-item>
        <text:list-item>
          <text:p text:style-name="P23">pedagogies which facilitate and highlight community membership: e.g. Barron’s roles and legitimate peripheral participation</text:p>
        </text:list-item>
      </text:list>
      <text:h text:style-name="Heading_20_2" text:outline-level="2"><text:bookmark-start text:name="a-summary-research-claims-surrounding-contructionist-gaming"/>A summary research claims surrounding contructionist gaming<text:bookmark-end text:name="a-summary-research-claims-surrounding-contructionist-gaming"/></text:h>
      <text:p text:style-name="First_20_paragraph">There are several notable reviews of spanning broad motivations and impact of making games for learning <text:reference-mark-start text:name="ZOTERO_ITEM CSL_CITATION {&quot;properties&quot;:{&quot;noteIndex&quot;:0,&quot;formattedCitation&quot;:&quot;[@denner_does_2019; @earp_game_2015; @hayes_making_2008; @kafai_constructionist_2015-1]&quot;},&quot;schema&quot;:&quot;https://github.com/citation-style-language/schema/raw/master/csl-citation.json&quot;,&quot;citationID&quot;:&quot;kuuxfith&quot;,&quot;citationItems&quot;:[{&quot;uris&quot;:[&quot;http://zotero.org/users/1913249/items/5GJGG89A&quot;],&quot;suffix&quot;:&quot;&quot;,&quot;prefix&quot;:&quot;&quot;,&quot;uri&quot;:[&quot;http://zotero.org/users/1913249/items/5GJGG89A&quot;],&quot;itemData&quot;:{&quot;source&quot;:&quot;DOI.org (Crossref)&quot;,&quot;URL&quot;:&quot;https://dl.acm.org/doi/10.1145/3277565&quot;,&quot;ISSN&quot;:&quot;1946-6226&quot;,&quot;language&quot;:&quot;en&quot;,&quot;container-title&quot;:&quot;ACM Transactions on Computing Educatio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age&quot;:&quot;1-35&quot;,&quot;title&quot;:&quot;Does Computer Game Design and Programming Benefit Children? A Meta-Synthesis of Research&quot;,&quot;issue&quot;:&quot;3&quot;,&quot;issued&quot;:{&quot;date-parts&quot;:[[&quot;2019&quot;,6,28]]},&quot;id&quot;:&quot;denner_does_2019&quot;,&quot;title-short&quot;:&quot;Does Computer Game Design and Programming Benefit Children?&quot;,&quot;volume&quot;:&quot;19&quot;,&quot;type&quot;:&quot;article-journal&quot;,&quot;accessed&quot;:{&quot;date-parts&quot;:[[&quot;2022&quot;,1,30]]},&quot;citation-key&quot;:&quot;denner_does_2019&quot;,&quot;author&quot;:[{&quot;family&quot;:&quot;Denner&quot;,&quot;given&quot;:&quot;Jill&quot;},{&quot;family&quot;:&quot;Campe&quot;,&quot;given&quot;:&quot;Shannon&quot;},{&quot;family&quot;:&quot;Werner&quot;,&quot;given&quot;:&quot;Linda&quot;}],&quot;container-title-short&quot;:&quot;ACM Trans. Comput. Educ.&quot;,&quot;DOI&quot;:&quot;10.1145/3277565&quot;},&quot;id&quot;:3934},{&quot;uris&quot;:[&quot;http://zotero.org/users/1913249/items/GF2XMQBJ&quot;],&quot;suffix&quot;:&quot;&quot;,&quot;prefix&quot;:&quot;&quot;,&quot;uri&quot;:[&quot;http://zotero.org/users/1913249/items/GF2XMQBJ&quot;],&quot;itemData&quot;:{&quot;title&quot;:&quot;Game Making for Learning: A Systematic Review of the Research Literature&quot;,&quot;source&quot;:&quot;ResearchGate&quot;,&quot;issued&quot;:{&quot;date-parts&quot;:[[&quot;2015&quot;,11,17]]},&quot;id&quot;:&quot;earp_game_2015&quot;,&quot;title-short&quot;:&quot;Game Making for Learning&quot;,&quot;citation-key&quot;:&quot;earp_game_2015&quot;,&quot;type&quot;:&quot;paper-conference&quot;,&quot;author&quot;:[{&quot;family&quot;:&quot;Earp&quot;,&quot;given&quot;:&quot;Jeffrey&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d&quot;:283},{&quot;uris&quot;:[&quot;http://zotero.org/users/1913249/items/TN54K9Y3&quot;],&quot;suffix&quot;:&quot;&quot;,&quot;prefix&quot;:&quot;&quot;,&quot;uri&quot;:[&quot;http://zotero.org/users/1913249/items/TN54K9Y3&quot;],&quot;itemData&quot;:{&quot;source&quot;:&quot;Crossref&quot;,&quot;URL&quot;:&quot;http://journals.sagepub.com/doi/10.1177/1555412008317312&quot;,&quot;ISSN&quot;:&quot;1555-4120, 1555-4139&quot;,&quot;language&quot;:&quot;en&quot;,&quot;container-title&quot;:&quot;Games and Culture&quot;,&quot;author&quot;:[{&quot;family&quot;:&quot;Hayes&quot;,&quot;given&quot;:&quot;Elisabeth R.&quot;},{&quot;family&quot;:&quot;Games&quot;,&quot;given&quot;:&quot;Ivan Alex&quot;}],&quot;page&quot;:&quot;309-332&quot;,&quot;title&quot;:&quot;Making Computer Games and Design Thinking: A Review of Current Software and Strategies&quot;,&quot;issue&quot;:&quot;3-4&quot;,&quot;issued&quot;:{&quot;date-parts&quot;:[[&quot;2008&quot;,7]]},&quot;id&quot;:&quot;hayes_making_2008&quot;,&quot;title-short&quot;:&quot;Making Computer Games and Design Thinking&quot;,&quot;volume&quot;:&quot;3&quot;,&quot;citation-key&quot;:&quot;hayes_making_2008&quot;,&quot;accessed&quot;:{&quot;date-parts&quot;:[[&quot;2018&quot;,4,21]]},&quot;type&quot;:&quot;article-journal&quot;,&quot;DOI&quot;:&quot;10.1177/1555412008317312&quot;},&quot;id&quot;:281},{&quot;uris&quot;:[&quot;http://zotero.org/users/1913249/items/Q7JCMQ3N&quot;],&quot;suffix&quot;:&quot;&quot;,&quot;prefix&quot;:&quot;&quot;,&quot;uri&quot;:[&quot;http://zotero.org/users/1913249/items/Q7JCMQ3N&quot;],&quot;itemData&quot;:{&quot;PMCID&quot;:&quot;PMC4784508&quot;,&quot;URL&quot;:&quot;https://www.ncbi.nlm.nih.gov/pmc/articles/PMC4784508/&quot;,&quot;ISSN&quot;:&quot;0046-1520&quot;,&quot;container-title&quot;:&quot;Educational Psychologist&quot;,&quot;author&quot;:[{&quot;family&quot;:&quot;Kafai&quot;,&quot;given&quot;:&quot;Yasmin&quot;},{&quot;family&quot;:&quot;Burke&quot;,&quot;given&quot;:&quot;Quinn&quot;}],&quot;page&quot;:&quot;313-334&quot;,&quot;title&quot;:&quot;Constructionist gaming: understanding the benefits of making games for learning&quot;,&quot;issue&quot;:&quot;4&quot;,&quot;issued&quot;:{&quot;date-parts&quot;:[[&quot;2015&quot;]]},&quot;volume&quot;:&quot;50&quot;,&quot;type&quot;:&quot;article-journal&quot;,&quot;id&quot;:&quot;kafai_constructionist_2015-1&quot;,&quot;title-short&quot;:&quot;Constructionist gaming&quot;,&quot;accessed&quot;:{&quot;date-parts&quot;:[[&quot;2017&quot;,10,16]]},&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key&quot;:&quot;kafai_constructionist_2015-1&quot;,&quot;PMID&quot;:&quot;27019536&quot;,&quot;container-title-short&quot;:&quot;Educ Psychol&quot;,&quot;DOI&quot;:&quot;10.1080/00461520.2015.1124022&quot;},&quot;id&quot;:3761}]} RNDomqjnyxqsd"/>&lt;Do Zotero Refresh: [@denner_does_2019; @earp_game_2015; @hayes_making_2008; @kafai_constructionist_2015-1]&gt;<text:reference-mark-end text:name="ZOTERO_ITEM CSL_CITATION {&quot;properties&quot;:{&quot;noteIndex&quot;:0,&quot;formattedCitation&quot;:&quot;[@denner_does_2019; @earp_game_2015; @hayes_making_2008; @kafai_constructionist_2015-1]&quot;},&quot;schema&quot;:&quot;https://github.com/citation-style-language/schema/raw/master/csl-citation.json&quot;,&quot;citationID&quot;:&quot;kuuxfith&quot;,&quot;citationItems&quot;:[{&quot;uris&quot;:[&quot;http://zotero.org/users/1913249/items/5GJGG89A&quot;],&quot;suffix&quot;:&quot;&quot;,&quot;prefix&quot;:&quot;&quot;,&quot;uri&quot;:[&quot;http://zotero.org/users/1913249/items/5GJGG89A&quot;],&quot;itemData&quot;:{&quot;source&quot;:&quot;DOI.org (Crossref)&quot;,&quot;URL&quot;:&quot;https://dl.acm.org/doi/10.1145/3277565&quot;,&quot;ISSN&quot;:&quot;1946-6226&quot;,&quot;language&quot;:&quot;en&quot;,&quot;container-title&quot;:&quot;ACM Transactions on Computing Education&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page&quot;:&quot;1-35&quot;,&quot;title&quot;:&quot;Does Computer Game Design and Programming Benefit Children? A Meta-Synthesis of Research&quot;,&quot;issue&quot;:&quot;3&quot;,&quot;issued&quot;:{&quot;date-parts&quot;:[[&quot;2019&quot;,6,28]]},&quot;id&quot;:&quot;denner_does_2019&quot;,&quot;title-short&quot;:&quot;Does Computer Game Design and Programming Benefit Children?&quot;,&quot;volume&quot;:&quot;19&quot;,&quot;type&quot;:&quot;article-journal&quot;,&quot;accessed&quot;:{&quot;date-parts&quot;:[[&quot;2022&quot;,1,30]]},&quot;citation-key&quot;:&quot;denner_does_2019&quot;,&quot;author&quot;:[{&quot;family&quot;:&quot;Denner&quot;,&quot;given&quot;:&quot;Jill&quot;},{&quot;family&quot;:&quot;Campe&quot;,&quot;given&quot;:&quot;Shannon&quot;},{&quot;family&quot;:&quot;Werner&quot;,&quot;given&quot;:&quot;Linda&quot;}],&quot;container-title-short&quot;:&quot;ACM Trans. Comput. Educ.&quot;,&quot;DOI&quot;:&quot;10.1145/3277565&quot;},&quot;id&quot;:3934},{&quot;uris&quot;:[&quot;http://zotero.org/users/1913249/items/GF2XMQBJ&quot;],&quot;suffix&quot;:&quot;&quot;,&quot;prefix&quot;:&quot;&quot;,&quot;uri&quot;:[&quot;http://zotero.org/users/1913249/items/GF2XMQBJ&quot;],&quot;itemData&quot;:{&quot;title&quot;:&quot;Game Making for Learning: A Systematic Review of the Research Literature&quot;,&quot;source&quot;:&quot;ResearchGate&quot;,&quot;issued&quot;:{&quot;date-parts&quot;:[[&quot;2015&quot;,11,17]]},&quot;id&quot;:&quot;earp_game_2015&quot;,&quot;title-short&quot;:&quot;Game Making for Learning&quot;,&quot;citation-key&quot;:&quot;earp_game_2015&quot;,&quot;type&quot;:&quot;paper-conference&quot;,&quot;author&quot;:[{&quot;family&quot;:&quot;Earp&quot;,&quot;given&quot;:&quot;Jeffrey&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d&quot;:283},{&quot;uris&quot;:[&quot;http://zotero.org/users/1913249/items/TN54K9Y3&quot;],&quot;suffix&quot;:&quot;&quot;,&quot;prefix&quot;:&quot;&quot;,&quot;uri&quot;:[&quot;http://zotero.org/users/1913249/items/TN54K9Y3&quot;],&quot;itemData&quot;:{&quot;source&quot;:&quot;Crossref&quot;,&quot;URL&quot;:&quot;http://journals.sagepub.com/doi/10.1177/1555412008317312&quot;,&quot;ISSN&quot;:&quot;1555-4120, 1555-4139&quot;,&quot;language&quot;:&quot;en&quot;,&quot;container-title&quot;:&quot;Games and Culture&quot;,&quot;author&quot;:[{&quot;family&quot;:&quot;Hayes&quot;,&quot;given&quot;:&quot;Elisabeth R.&quot;},{&quot;family&quot;:&quot;Games&quot;,&quot;given&quot;:&quot;Ivan Alex&quot;}],&quot;page&quot;:&quot;309-332&quot;,&quot;title&quot;:&quot;Making Computer Games and Design Thinking: A Review of Current Software and Strategies&quot;,&quot;issue&quot;:&quot;3-4&quot;,&quot;issued&quot;:{&quot;date-parts&quot;:[[&quot;2008&quot;,7]]},&quot;id&quot;:&quot;hayes_making_2008&quot;,&quot;title-short&quot;:&quot;Making Computer Games and Design Thinking&quot;,&quot;volume&quot;:&quot;3&quot;,&quot;citation-key&quot;:&quot;hayes_making_2008&quot;,&quot;accessed&quot;:{&quot;date-parts&quot;:[[&quot;2018&quot;,4,21]]},&quot;type&quot;:&quot;article-journal&quot;,&quot;DOI&quot;:&quot;10.1177/1555412008317312&quot;},&quot;id&quot;:281},{&quot;uris&quot;:[&quot;http://zotero.org/users/1913249/items/Q7JCMQ3N&quot;],&quot;suffix&quot;:&quot;&quot;,&quot;prefix&quot;:&quot;&quot;,&quot;uri&quot;:[&quot;http://zotero.org/users/1913249/items/Q7JCMQ3N&quot;],&quot;itemData&quot;:{&quot;PMCID&quot;:&quot;PMC4784508&quot;,&quot;URL&quot;:&quot;https://www.ncbi.nlm.nih.gov/pmc/articles/PMC4784508/&quot;,&quot;ISSN&quot;:&quot;0046-1520&quot;,&quot;container-title&quot;:&quot;Educational Psychologist&quot;,&quot;author&quot;:[{&quot;family&quot;:&quot;Kafai&quot;,&quot;given&quot;:&quot;Yasmin&quot;},{&quot;family&quot;:&quot;Burke&quot;,&quot;given&quot;:&quot;Quinn&quot;}],&quot;page&quot;:&quot;313-334&quot;,&quot;title&quot;:&quot;Constructionist gaming: understanding the benefits of making games for learning&quot;,&quot;issue&quot;:&quot;4&quot;,&quot;issued&quot;:{&quot;date-parts&quot;:[[&quot;2015&quot;]]},&quot;volume&quot;:&quot;50&quot;,&quot;type&quot;:&quot;article-journal&quot;,&quot;id&quot;:&quot;kafai_constructionist_2015-1&quot;,&quot;title-short&quot;:&quot;Constructionist gaming&quot;,&quot;accessed&quot;:{&quot;date-parts&quot;:[[&quot;2017&quot;,10,16]]},&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key&quot;:&quot;kafai_constructionist_2015-1&quot;,&quot;PMID&quot;:&quot;27019536&quot;,&quot;container-title-short&quot;:&quot;Educ Psychol&quot;,&quot;DOI&quot;:&quot;10.1080/00461520.2015.1124022&quot;},&quot;id&quot;:3761}]} RNDomqjnyxqsd"/>. Another focuses on 21st Century skills <text:reference-mark-start text:name="ZOTERO_ITEM CSL_CITATION {&quot;properties&quot;:{&quot;noteIndex&quot;:0,&quot;formattedCitation&quot;:&quot;[@bermingham_approaches_2013]&quot;},&quot;schema&quot;:&quot;https://github.com/citation-style-language/schema/raw/master/csl-citation.json&quot;,&quot;citationID&quot;:&quot;pagduekd&quot;,&quot;citationItems&quot;:[{&quot;uris&quot;:[&quot;http://zotero.org/users/1913249/items/ZZI6D7CC&quot;],&quot;suffix&quot;:&quot;&quot;,&quot;prefix&quot;:&quot;&quot;,&quot;uri&quot;:[&quot;http://zotero.org/users/1913249/items/ZZI6D7CC&quot;],&quot;itemData&quot;:{&quot;title&quot;:&quot;Approaches to Collaborative Game-Making for Fostering 21st Century Skills&quot;,&quot;source&quot;:&quot;ResearchGate&quot;,&quot;issued&quot;:{&quot;date-parts&quot;:[[&quot;2013&quot;,10,3]]},&quot;id&quot;:&quot;bermingham_approaches_2013&quot;,&quot;volume&quot;:&quot;1&quot;,&quot;container-title&quot;:&quot;7th European Conference on Games Based Learning, ECGBL 2013&quot;,&quot;citation-key&quot;:&quot;bermingham_approaches_2013&quot;,&quot;type&quot;:&quot;paper-conference&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d&quot;:2927}]} RNDczfnvphqnm"/>&lt;Do Zotero Refresh: [@bermingham_approaches_2013]&gt;<text:reference-mark-end text:name="ZOTERO_ITEM CSL_CITATION {&quot;properties&quot;:{&quot;noteIndex&quot;:0,&quot;formattedCitation&quot;:&quot;[@bermingham_approaches_2013]&quot;},&quot;schema&quot;:&quot;https://github.com/citation-style-language/schema/raw/master/csl-citation.json&quot;,&quot;citationID&quot;:&quot;pagduekd&quot;,&quot;citationItems&quot;:[{&quot;uris&quot;:[&quot;http://zotero.org/users/1913249/items/ZZI6D7CC&quot;],&quot;suffix&quot;:&quot;&quot;,&quot;prefix&quot;:&quot;&quot;,&quot;uri&quot;:[&quot;http://zotero.org/users/1913249/items/ZZI6D7CC&quot;],&quot;itemData&quot;:{&quot;title&quot;:&quot;Approaches to Collaborative Game-Making for Fostering 21st Century Skills&quot;,&quot;source&quot;:&quot;ResearchGate&quot;,&quot;issued&quot;:{&quot;date-parts&quot;:[[&quot;2013&quot;,10,3]]},&quot;id&quot;:&quot;bermingham_approaches_2013&quot;,&quot;volume&quot;:&quot;1&quot;,&quot;container-title&quot;:&quot;7th European Conference on Games Based Learning, ECGBL 2013&quot;,&quot;citation-key&quot;:&quot;bermingham_approaches_2013&quot;,&quot;type&quot;:&quot;paper-conference&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id&quot;:2927}]} RNDczfnvphqnm"/>. It is of value to explore the motivations of gaming making from the constructionist field as a dominant voice in this field before later exploring the limitations of this perspective.</text:p>
      <text:h text:style-name="Heading_20_3" text:outline-level="3"><text:bookmark-start text:name="motivations-and-benefits-of-constructionist-game-making"/>Motivations and benefits of (constructionist) game making<text:bookmark-end text:name="motivations-and-benefits-of-constructionist-game-making"/></text:h>
      <text:p text:style-name="First_20_paragraph">The benefits presented in Kafai and Burke’s influential review areas of building subject knowledge in educational settings in particular to develop coding and computing skills and STEM subjects. Game making can also develop social skills, self-reflection, cultural awareness and a range of technical abilities that allow participation in information society. Other studies show games as a potential vehicle for exploring issues involving race, sex, social issues.</text:p>
      <text:p text:style-name="Text_20_body"><text:span text:style-name="T1">Underlying pedagogy</text:span></text:p>
      <text:p text:style-name="Text_20_body">An open ended, child-led exploration</text:p>
      <text:p text:style-name="Text_20_body">It does take some from from wider design frameworks.</text:p>
      <text:p text:style-name="Text_20_body">Michel Resnick, a researcher involved in the Scratch project at MIT illustrates an approach to design-based education through a creative cycle. The five circular stages are; Imagine, Create, Play, Share, Reflect and returning to Imagine once more. The model encourages both parents and teachers to create a supportive environment for creativity.</text:p>
      <text:p text:style-name="Text_20_body">Resnick <text:reference-mark-start text:name="ZOTERO_ITEM CSL_CITATION {&quot;properties&quot;:{&quot;noteIndex&quot;:0,&quot;formattedCitation&quot;:&quot;[-@resnick_scratched_2012]&quot;},&quot;schema&quot;:&quot;https://github.com/citation-style-language/schema/raw/master/csl-citation.json&quot;,&quot;citationID&quot;:&quot;zhunukxh&quot;,&quot;citationItems&quot;:[{&quot;suppress-author&quot;:true,&quot;uris&quot;:[&quot;http://zotero.org/users/1913249/items/4VXD9NUT&quot;],&quot;suffix&quot;:&quot;&quot;,&quot;prefix&quot;:&quot;&quot;,&quot;uri&quot;:[&quot;http://zotero.org/users/1913249/items/4VXD9NUT&quot;],&quot;itemData&quot;:{&quot;title&quot;:&quot;ScratchEd: Working with teachers to develop design-based  approaches to the cultivation of computational thinking&quot;,&quot;issued&quot;:{&quot;date-parts&quot;:[[&quot;2012&quot;]]},&quot;id&quot;:&quot;resnick_scratched_2012&quot;,&quot;publisher&quot;:&quot;MIT&quot;,&quot;URL&quot;:&quot;https://web.media.mit.edu/~mres/proposals/NSF-ScratchEd.pdf&quot;,&quot;citation-key&quot;:&quot;resnick_scratched_2012&quot;,&quot;accessed&quot;:{&quot;date-parts&quot;:[[&quot;2021&quot;,7,30]]},&quot;type&quot;:&quot;report&quot;,&quot;author&quot;:[{&quot;family&quot;:&quot;Resnick&quot;,&quot;given&quot;:&quot;Mitchel&quot;}]},&quot;id&quot;:3961}]} RNDjvxbyncerx"/>&lt;Do Zotero Refresh: [-@resnick_scratched_2012]&gt;<text:reference-mark-end text:name="ZOTERO_ITEM CSL_CITATION {&quot;properties&quot;:{&quot;noteIndex&quot;:0,&quot;formattedCitation&quot;:&quot;[-@resnick_scratched_2012]&quot;},&quot;schema&quot;:&quot;https://github.com/citation-style-language/schema/raw/master/csl-citation.json&quot;,&quot;citationID&quot;:&quot;zhunukxh&quot;,&quot;citationItems&quot;:[{&quot;suppress-author&quot;:true,&quot;uris&quot;:[&quot;http://zotero.org/users/1913249/items/4VXD9NUT&quot;],&quot;suffix&quot;:&quot;&quot;,&quot;prefix&quot;:&quot;&quot;,&quot;uri&quot;:[&quot;http://zotero.org/users/1913249/items/4VXD9NUT&quot;],&quot;itemData&quot;:{&quot;title&quot;:&quot;ScratchEd: Working with teachers to develop design-based  approaches to the cultivation of computational thinking&quot;,&quot;issued&quot;:{&quot;date-parts&quot;:[[&quot;2012&quot;]]},&quot;id&quot;:&quot;resnick_scratched_2012&quot;,&quot;publisher&quot;:&quot;MIT&quot;,&quot;URL&quot;:&quot;https://web.media.mit.edu/~mres/proposals/NSF-ScratchEd.pdf&quot;,&quot;citation-key&quot;:&quot;resnick_scratched_2012&quot;,&quot;accessed&quot;:{&quot;date-parts&quot;:[[&quot;2021&quot;,7,30]]},&quot;type&quot;:&quot;report&quot;,&quot;author&quot;:[{&quot;family&quot;:&quot;Resnick&quot;,&quot;given&quot;:&quot;Mitchel&quot;}]},&quot;id&quot;:3961}]} RNDjvxbyncerx"/>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h text:style-name="Heading_20_3" text:outline-level="3"><text:bookmark-start text:name="alignment-of-constructionist-gaming-with-pbl-benefits-21st-c-how-are-games-different"/>Alignment of constructionist gaming with PBL benefits &amp; 21st C &amp; How are games different<text:bookmark-end text:name="alignment-of-constructionist-gaming-with-pbl-benefits-21st-c-how-are-games-different"/></text:h>
      <text:p text:style-name="First_20_paragraph">NOTE TRY TO LINK THE TWO ELEMENTS OF THE TITLE</text:p>
      <text:p text:style-name="Text_20_body">There is broad alignment with game making as an educational activity and the general approach of project-based learning.</text:p>
      <text:p text:style-name="Text_20_body">The following studies indicate a broad alignment with some of the techniques of PBL and well represented in the following review of relevant studies representing the following concepts.</text:p>
      <text:list text:style-name="L24">
        <text:list-item>
          <text:p text:style-name="P24">Pair Programming</text:p>
        </text:list-item>
        <text:list-item>
          <text:p text:style-name="P24">authentic audience &amp; supportive peer environment</text:p>
        </text:list-item>
        <text:list-item>
          <text:p text:style-name="P24">mobilising motivation and sustaining interest by tapping into interests of participants.</text:p>
        </text:list-item>
      </text:list>
      <text:p text:style-name="First_20_paragraph">Thus: - Denner, girls making games, pair programming - Roberston, social coding - Kafai &amp; Roque, (&amp; 5d) home interests,</text:p>
      <text:p text:style-name="Text_20_body"><text:span text:style-name="T1">How games are special</text:span></text:p>
      <text:list text:style-name="L25">
        <text:list-item>
          <text:p text:style-name="P25">some thing about rules and Piaget <text:reference-mark-start text:name="ZOTERO_ITEM CSL_CITATION {&quot;properties&quot;:{&quot;noteIndex&quot;:0,&quot;formattedCitation&quot;:&quot;[@kafai_constructionist_2015-1]&quot;},&quot;schema&quot;:&quot;https://github.com/citation-style-language/schema/raw/master/csl-citation.json&quot;,&quot;citationID&quot;:&quot;jbalbgzx&quot;,&quot;citationItems&quot;:[{&quot;uris&quot;:[&quot;http://zotero.org/users/1913249/items/Q7JCMQ3N&quot;],&quot;suffix&quot;:&quot;&quot;,&quot;prefix&quot;:&quot;&quot;,&quot;uri&quot;:[&quot;http://zotero.org/users/1913249/items/Q7JCMQ3N&quot;],&quot;itemData&quot;:{&quot;PMCID&quot;:&quot;PMC4784508&quot;,&quot;URL&quot;:&quot;https://www.ncbi.nlm.nih.gov/pmc/articles/PMC4784508/&quot;,&quot;ISSN&quot;:&quot;0046-1520&quot;,&quot;container-title&quot;:&quot;Educational Psychologist&quot;,&quot;author&quot;:[{&quot;family&quot;:&quot;Kafai&quot;,&quot;given&quot;:&quot;Yasmin&quot;},{&quot;family&quot;:&quot;Burke&quot;,&quot;given&quot;:&quot;Quinn&quot;}],&quot;page&quot;:&quot;313-334&quot;,&quot;title&quot;:&quot;Constructionist gaming: understanding the benefits of making games for learning&quot;,&quot;issue&quot;:&quot;4&quot;,&quot;issued&quot;:{&quot;date-parts&quot;:[[&quot;2015&quot;]]},&quot;volume&quot;:&quot;50&quot;,&quot;type&quot;:&quot;article-journal&quot;,&quot;id&quot;:&quot;kafai_constructionist_2015-1&quot;,&quot;title-short&quot;:&quot;Constructionist gaming&quot;,&quot;accessed&quot;:{&quot;date-parts&quot;:[[&quot;2017&quot;,10,16]]},&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key&quot;:&quot;kafai_constructionist_2015-1&quot;,&quot;PMID&quot;:&quot;27019536&quot;,&quot;container-title-short&quot;:&quot;Educ Psychol&quot;,&quot;DOI&quot;:&quot;10.1080/00461520.2015.1124022&quot;},&quot;id&quot;:3761}]} RNDwgojtnrnbl"/>&lt;Do Zotero Refresh: [@kafai_constructionist_2015-1]&gt;<text:reference-mark-end text:name="ZOTERO_ITEM CSL_CITATION {&quot;properties&quot;:{&quot;noteIndex&quot;:0,&quot;formattedCitation&quot;:&quot;[@kafai_constructionist_2015-1]&quot;},&quot;schema&quot;:&quot;https://github.com/citation-style-language/schema/raw/master/csl-citation.json&quot;,&quot;citationID&quot;:&quot;jbalbgzx&quot;,&quot;citationItems&quot;:[{&quot;uris&quot;:[&quot;http://zotero.org/users/1913249/items/Q7JCMQ3N&quot;],&quot;suffix&quot;:&quot;&quot;,&quot;prefix&quot;:&quot;&quot;,&quot;uri&quot;:[&quot;http://zotero.org/users/1913249/items/Q7JCMQ3N&quot;],&quot;itemData&quot;:{&quot;PMCID&quot;:&quot;PMC4784508&quot;,&quot;URL&quot;:&quot;https://www.ncbi.nlm.nih.gov/pmc/articles/PMC4784508/&quot;,&quot;ISSN&quot;:&quot;0046-1520&quot;,&quot;container-title&quot;:&quot;Educational Psychologist&quot;,&quot;author&quot;:[{&quot;family&quot;:&quot;Kafai&quot;,&quot;given&quot;:&quot;Yasmin&quot;},{&quot;family&quot;:&quot;Burke&quot;,&quot;given&quot;:&quot;Quinn&quot;}],&quot;page&quot;:&quot;313-334&quot;,&quot;title&quot;:&quot;Constructionist gaming: understanding the benefits of making games for learning&quot;,&quot;issue&quot;:&quot;4&quot;,&quot;issued&quot;:{&quot;date-parts&quot;:[[&quot;2015&quot;]]},&quot;volume&quot;:&quot;50&quot;,&quot;type&quot;:&quot;article-journal&quot;,&quot;id&quot;:&quot;kafai_constructionist_2015-1&quot;,&quot;title-short&quot;:&quot;Constructionist gaming&quot;,&quot;accessed&quot;:{&quot;date-parts&quot;:[[&quot;2017&quot;,10,16]]},&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itation-key&quot;:&quot;kafai_constructionist_2015-1&quot;,&quot;PMID&quot;:&quot;27019536&quot;,&quot;container-title-short&quot;:&quot;Educ Psychol&quot;,&quot;DOI&quot;:&quot;10.1080/00461520.2015.1124022&quot;},&quot;id&quot;:3761}]} RNDwgojtnrnbl"/></text:p>
        </text:list-item>
      </text:list>
      <text:p text:style-name="First_20_paragraph">While, the reviews of studies are convincing of the benefits of making games for diverse educational purposes, they are limited in the extent to which they explore how game making is special or different from digital making as a project-based approach.</text:p>
      <text:p text:style-name="Text_20_body">It is helpful a this point to align these PBL guidelines with underlying activity theory concepts and illustration in similar research - Passions as - Fok in 5d, and similar - Pair programming as guided participation - in Rogoff and …?</text:p>
      <text:p text:style-name="Text_20_body">There are particular benefits of the use of games as a target media artefact to create.</text:p>
      <text:p text:style-name="Text_20_body">A strength of the use of games in leaning aligns with a playful approach which can have significant benefits for nurturing a positive attitude of participants <text:reference-mark-start text:name="ZOTERO_ITEM CSL_CITATION {&quot;properties&quot;:{&quot;noteIndex&quot;:0,&quot;formattedCitation&quot;:&quot;[@klopfer_moving_2009]&quot;},&quot;schema&quot;:&quot;https://github.com/citation-style-language/schema/raw/master/csl-citation.json&quot;,&quot;citationID&quot;:&quot;yyshtqjr&quot;,&quot;citationItems&quot;:[{&quot;uris&quot;:[&quot;http://zotero.org/users/1913249/items/42QTGIQD&quot;],&quot;suffix&quot;:&quot;&quot;,&quot;prefix&quot;:&quot;&quot;,&quot;uri&quot;:[&quot;http://zotero.org/users/1913249/items/42QTGIQD&quot;],&quot;itemData&quot;:{&quot;title&quot;:&quot;Moving learning games forward&quot;,&quot;source&quot;:&quot;Google Scholar&quot;,&quot;issued&quot;:{&quot;date-parts&quot;:[[&quot;2009&quot;]]},&quot;id&quot;:&quot;klopfer_moving_2009&quot;,&quot;URL&quot;:&quot;http://citeseerx.ist.psu.edu/viewdoc/download?doi=10.1.1.687.5017&amp;rep=rep1&amp;type=pdf&quot;,&quot;container-title&quot;:&quot;Cambridge, MA: The Education Arcade&quot;,&quot;citation-key&quot;:&quot;klopfer_moving_2009&quot;,&quot;type&quot;:&quot;article-journal&quot;,&quot;accessed&quot;:{&quot;date-parts&quot;:[[&quot;2017&quot;,5,3]]},&quot;author&quot;:[{&quot;family&quot;:&quot;Klopfer&quot;,&quot;given&quot;:&quot;Eric&quot;},{&quot;family&quot;:&quot;Osterweil&quot;,&quot;given&quot;:&quot;Scot&quot;},{&quot;family&quot;:&quot;Salen&quot;,&quot;given&quot;:&quot;Katie&quot;},{&quot;literal&quot;:&quot;others&quot;}]},&quot;id&quot;:1570}]} RNDelwvifxjry"/>&lt;Do Zotero Refresh: [@klopfer_moving_2009]&gt;<text:reference-mark-end text:name="ZOTERO_ITEM CSL_CITATION {&quot;properties&quot;:{&quot;noteIndex&quot;:0,&quot;formattedCitation&quot;:&quot;[@klopfer_moving_2009]&quot;},&quot;schema&quot;:&quot;https://github.com/citation-style-language/schema/raw/master/csl-citation.json&quot;,&quot;citationID&quot;:&quot;yyshtqjr&quot;,&quot;citationItems&quot;:[{&quot;uris&quot;:[&quot;http://zotero.org/users/1913249/items/42QTGIQD&quot;],&quot;suffix&quot;:&quot;&quot;,&quot;prefix&quot;:&quot;&quot;,&quot;uri&quot;:[&quot;http://zotero.org/users/1913249/items/42QTGIQD&quot;],&quot;itemData&quot;:{&quot;title&quot;:&quot;Moving learning games forward&quot;,&quot;source&quot;:&quot;Google Scholar&quot;,&quot;issued&quot;:{&quot;date-parts&quot;:[[&quot;2009&quot;]]},&quot;id&quot;:&quot;klopfer_moving_2009&quot;,&quot;URL&quot;:&quot;http://citeseerx.ist.psu.edu/viewdoc/download?doi=10.1.1.687.5017&amp;rep=rep1&amp;type=pdf&quot;,&quot;container-title&quot;:&quot;Cambridge, MA: The Education Arcade&quot;,&quot;citation-key&quot;:&quot;klopfer_moving_2009&quot;,&quot;type&quot;:&quot;article-journal&quot;,&quot;accessed&quot;:{&quot;date-parts&quot;:[[&quot;2017&quot;,5,3]]},&quot;author&quot;:[{&quot;family&quot;:&quot;Klopfer&quot;,&quot;given&quot;:&quot;Eric&quot;},{&quot;family&quot;:&quot;Osterweil&quot;,&quot;given&quot;:&quot;Scot&quot;},{&quot;family&quot;:&quot;Salen&quot;,&quot;given&quot;:&quot;Katie&quot;},{&quot;literal&quot;:&quot;others&quot;}]},&quot;id&quot;:1570}]} RNDelwvifxjry"/></text:p>
      <text:p text:style-name="Text_20_body">These exceptions address particular aspects of the affordences and other opportunities that games re</text:p>
      <text:list text:style-name="L26">
        <text:list-item>
          <text:p text:style-name="P26">GSM to explore systems thinking in particular</text:p>
        </text:list-item>
        <text:list-item>
          <text:p text:style-name="P26">Pair programming,</text:p>
        </text:list-item>
      </text:list>
      <text:h text:style-name="Heading_20_3" text:outline-level="3"><text:bookmark-start text:name="limits-and-critiques-of-constructionist-game-making"/>Limits and critiques of constructionist game making<text:bookmark-end text:name="limits-and-critiques-of-constructionist-game-making"/></text:h>
      <text:p text:style-name="First_20_paragraph">In their review and a critique constructionist approaches to game making, Thumlert et al agree with the potential of a constructionist approach to develop 21st century skills, but also caution against the potential subsuming of a constructionist approach into instruction-based approaches limited to curricular concerns <text:reference-mark-start text:name="ZOTERO_ITEM CSL_CITATION {&quot;properties&quot;:{&quot;noteIndex&quot;:0,&quot;formattedCitation&quot;:&quot;[@thumlert2018learning]&quot;},&quot;schema&quot;:&quot;https://github.com/citation-style-language/schema/raw/master/csl-citation.json&quot;,&quot;citationID&quot;:&quot;prwlykvr&quot;,&quot;citationItems&quot;:[{&quot;uris&quot;:[&quot;http://zotero.org/users/1913249/items/NUD3E4DL&quot;],&quot;suffix&quot;:&quot;&quot;,&quot;prefix&quot;:&quot;&quot;,&quot;uri&quot;:[&quot;http://zotero.org/users/1913249/items/NUD3E4DL&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family&quot;:&quot;Thumlert&quot;,&quot;given&quot;:&quot;Kurt&quot;},{&quot;family&quot;:&quot;Castell&quot;,&quot;given&quot;:&quot;Suzanne&quot;,&quot;non-dropping-particle&quot;:&quot;de&quot;},{&quot;family&quot;:&quot;Jenson&quot;,&quot;given&quot;:&quot;Jennifer&quot;}],&quot;id&quot;:&quot;thumlert2018learning&quot;},&quot;id&quot;:9650}]} RNDxmfyxdwqlq"/>&lt;Do Zotero Refresh: [@thumlert2018learning]&gt;<text:reference-mark-end text:name="ZOTERO_ITEM CSL_CITATION {&quot;properties&quot;:{&quot;noteIndex&quot;:0,&quot;formattedCitation&quot;:&quot;[@thumlert2018learning]&quot;},&quot;schema&quot;:&quot;https://github.com/citation-style-language/schema/raw/master/csl-citation.json&quot;,&quot;citationID&quot;:&quot;prwlykvr&quot;,&quot;citationItems&quot;:[{&quot;uris&quot;:[&quot;http://zotero.org/users/1913249/items/NUD3E4DL&quot;],&quot;suffix&quot;:&quot;&quot;,&quot;prefix&quot;:&quot;&quot;,&quot;uri&quot;:[&quot;http://zotero.org/users/1913249/items/NUD3E4DL&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family&quot;:&quot;Thumlert&quot;,&quot;given&quot;:&quot;Kurt&quot;},{&quot;family&quot;:&quot;Castell&quot;,&quot;given&quot;:&quot;Suzanne&quot;,&quot;non-dropping-particle&quot;:&quot;de&quot;},{&quot;family&quot;:&quot;Jenson&quot;,&quot;given&quot;:&quot;Jennifer&quot;}],&quot;id&quot;:&quot;thumlert2018learning&quot;},&quot;id&quot;:9650}]} RNDxmfyxdwqlq"/>.</text:p>
      <text:p text:style-name="Text_20_body">It behoves us to revisit the purpose of game making. Critics <text:reference-mark-start text:name="ZOTERO_ITEM CSL_CITATION {&quot;properties&quot;:{&quot;noteIndex&quot;:0,&quot;formattedCitation&quot;:&quot;[@thumlert2018learning; @vossoughi_making_2016]&quot;},&quot;schema&quot;:&quot;https://github.com/citation-style-language/schema/raw/master/csl-citation.json&quot;,&quot;citationID&quot;:&quot;huhlfeho&quot;,&quot;citationItems&quot;:[{&quot;uris&quot;:[&quot;http://zotero.org/users/1913249/items/NUD3E4DL&quot;],&quot;suffix&quot;:&quot;&quot;,&quot;prefix&quot;:&quot;&quot;,&quot;uri&quot;:[&quot;http://zotero.org/users/1913249/items/NUD3E4DL&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family&quot;:&quot;Thumlert&quot;,&quot;given&quot;:&quot;Kurt&quot;},{&quot;family&quot;:&quot;Castell&quot;,&quot;given&quot;:&quot;Suzanne&quot;,&quot;non-dropping-particle&quot;:&quot;de&quot;},{&quot;family&quot;:&quot;Jenson&quot;,&quot;given&quot;:&quot;Jennifer&quot;}],&quot;id&quot;:&quot;thumlert2018learning&quot;},&quot;id&quot;:9650},{&quot;uris&quot;:[&quot;http://zotero.org/users/1913249/items/E7EXZNJ2&quot;],&quot;suffix&quot;:&quot;&quot;,&quot;prefix&quot;:&quot;&quot;,&quot;uri&quot;:[&quot;http://zotero.org/users/1913249/items/E7EXZNJ2&quot;],&quot;itemData&quot;:{&quot;accessed&quot;:{&quot;date-parts&quot;:[[&quot;2017&quot;,10,14]]},&quot;issue&quot;:&quot;2&quot;,&quot;issued&quot;:{&quot;date-parts&quot;:[[&quot;2016&quot;]]},&quot;volume&quot;:&quot;86&quot;,&quot;URL&quot;:&quot;http://www.hepgjournals.org/doi/abs/10.17763/0017-8055.86.2.206&quot;,&quot;id&quot;:&quot;vossoughi_making_2016&quot;,&quot;title-short&quot;:&quot;Making through the lens of culture and power&quot;,&quot;type&quot;:&quot;article-journal&quot;,&quot;title&quot;:&quot;Making through the lens of culture and power: Toward transformative visions for educational equity&quot;,&quot;container-title&quot;:&quot;Harvard Educational Review&quot;,&quot;citation-key&quot;:&quot;vossoughi_making_2016&quot;,&quot;source&quot;:&quot;Google Scholar&quot;,&quot;author&quot;:[{&quot;family&quot;:&quot;Vossoughi&quot;,&quot;given&quot;:&quot;Shirin&quot;},{&quot;family&quot;:&quot;Hooper&quot;,&quot;given&quot;:&quot;Paula K.&quot;},{&quot;family&quot;:&quot;Escudé&quot;,&quot;given&quot;:&quot;Meg&quot;}],&quot;page&quot;:&quot;206–232&quot;},&quot;id&quot;:1756}]} RNDkexcdmtzyr"/>&lt;Do Zotero Refresh: [@thumlert2018learning; @vossoughi_making_2016]&gt;<text:reference-mark-end text:name="ZOTERO_ITEM CSL_CITATION {&quot;properties&quot;:{&quot;noteIndex&quot;:0,&quot;formattedCitation&quot;:&quot;[@thumlert2018learning; @vossoughi_making_2016]&quot;},&quot;schema&quot;:&quot;https://github.com/citation-style-language/schema/raw/master/csl-citation.json&quot;,&quot;citationID&quot;:&quot;huhlfeho&quot;,&quot;citationItems&quot;:[{&quot;uris&quot;:[&quot;http://zotero.org/users/1913249/items/NUD3E4DL&quot;],&quot;suffix&quot;:&quot;&quot;,&quot;prefix&quot;:&quot;&quot;,&quot;uri&quot;:[&quot;http://zotero.org/users/1913249/items/NUD3E4DL&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family&quot;:&quot;Thumlert&quot;,&quot;given&quot;:&quot;Kurt&quot;},{&quot;family&quot;:&quot;Castell&quot;,&quot;given&quot;:&quot;Suzanne&quot;,&quot;non-dropping-particle&quot;:&quot;de&quot;},{&quot;family&quot;:&quot;Jenson&quot;,&quot;given&quot;:&quot;Jennifer&quot;}],&quot;id&quot;:&quot;thumlert2018learning&quot;},&quot;id&quot;:9650},{&quot;uris&quot;:[&quot;http://zotero.org/users/1913249/items/E7EXZNJ2&quot;],&quot;suffix&quot;:&quot;&quot;,&quot;prefix&quot;:&quot;&quot;,&quot;uri&quot;:[&quot;http://zotero.org/users/1913249/items/E7EXZNJ2&quot;],&quot;itemData&quot;:{&quot;accessed&quot;:{&quot;date-parts&quot;:[[&quot;2017&quot;,10,14]]},&quot;issue&quot;:&quot;2&quot;,&quot;issued&quot;:{&quot;date-parts&quot;:[[&quot;2016&quot;]]},&quot;volume&quot;:&quot;86&quot;,&quot;URL&quot;:&quot;http://www.hepgjournals.org/doi/abs/10.17763/0017-8055.86.2.206&quot;,&quot;id&quot;:&quot;vossoughi_making_2016&quot;,&quot;title-short&quot;:&quot;Making through the lens of culture and power&quot;,&quot;type&quot;:&quot;article-journal&quot;,&quot;title&quot;:&quot;Making through the lens of culture and power: Toward transformative visions for educational equity&quot;,&quot;container-title&quot;:&quot;Harvard Educational Review&quot;,&quot;citation-key&quot;:&quot;vossoughi_making_2016&quot;,&quot;source&quot;:&quot;Google Scholar&quot;,&quot;author&quot;:[{&quot;family&quot;:&quot;Vossoughi&quot;,&quot;given&quot;:&quot;Shirin&quot;},{&quot;family&quot;:&quot;Hooper&quot;,&quot;given&quot;:&quot;Paula K.&quot;},{&quot;family&quot;:&quot;Escudé&quot;,&quot;given&quot;:&quot;Meg&quot;}],&quot;page&quot;:&quot;206–232&quot;},&quot;id&quot;:1756}]} RNDkexcdmtzyr"/> , position a constructionist approach as implicitly favouring the following: coding to progress to join the computer programming industry, developing a deeper understanding of curricular concepts, and develop employability (21st Century) skills in young people. Thumlert cautions against the appropriation of such skills as “creativity and “design thinking” are similarly colonized by market-driven agendas and discourses.”<text:reference-mark-start text:name="ZOTERO_ITEM CSL_CITATION {&quot;properties&quot;:{&quot;noteIndex&quot;:0,&quot;formattedCitation&quot;:&quot;[@thumlert2018learning, p.4]&quot;},&quot;schema&quot;:&quot;https://github.com/citation-style-language/schema/raw/master/csl-citation.json&quot;,&quot;citationID&quot;:&quot;jtjhgpgd&quot;,&quot;citationItems&quot;:[{&quot;locator&quot;:&quot;4&quot;,&quot;uris&quot;:[&quot;http://zotero.org/users/1913249/items/NUD3E4DL&quot;],&quot;prefix&quot;:&quot;&quot;,&quot;uri&quot;:[&quot;http://zotero.org/users/1913249/items/NUD3E4DL&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family&quot;:&quot;Thumlert&quot;,&quot;given&quot;:&quot;Kurt&quot;},{&quot;family&quot;:&quot;Castell&quot;,&quot;given&quot;:&quot;Suzanne&quot;,&quot;non-dropping-particle&quot;:&quot;de&quot;},{&quot;family&quot;:&quot;Jenson&quot;,&quot;given&quot;:&quot;Jennifer&quot;}],&quot;id&quot;:&quot;thumlert2018learning&quot;},&quot;id&quot;:9650}]} RNDtduetbybne"/>&lt;Do Zotero Refresh: [@thumlert2018learning, p.4]&gt;<text:reference-mark-end text:name="ZOTERO_ITEM CSL_CITATION {&quot;properties&quot;:{&quot;noteIndex&quot;:0,&quot;formattedCitation&quot;:&quot;[@thumlert2018learning, p.4]&quot;},&quot;schema&quot;:&quot;https://github.com/citation-style-language/schema/raw/master/csl-citation.json&quot;,&quot;citationID&quot;:&quot;jtjhgpgd&quot;,&quot;citationItems&quot;:[{&quot;locator&quot;:&quot;4&quot;,&quot;uris&quot;:[&quot;http://zotero.org/users/1913249/items/NUD3E4DL&quot;],&quot;prefix&quot;:&quot;&quot;,&quot;uri&quot;:[&quot;http://zotero.org/users/1913249/items/NUD3E4DL&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family&quot;:&quot;Thumlert&quot;,&quot;given&quot;:&quot;Kurt&quot;},{&quot;family&quot;:&quot;Castell&quot;,&quot;given&quot;:&quot;Suzanne&quot;,&quot;non-dropping-particle&quot;:&quot;de&quot;},{&quot;family&quot;:&quot;Jenson&quot;,&quot;given&quot;:&quot;Jennifer&quot;}],&quot;id&quot;:&quot;thumlert2018learning&quot;},&quot;id&quot;:9650}]} RNDtduetbybne"/>, rather than being mobilised for critical and emancipatory reasons.</text:p>
      <text:p text:style-name="Text_20_body">It is important, in the interests of balance, to separate out some of the positives from the limits here. The school has done good work (tools, design principles) that can be built on.</text:p>
      <text:p text:style-name="Text_20_body"><text:span text:style-name="T1">Returning to developing Computational Fluency</text:span> PERHAPS NOT - MORE OF A BRIDGE TO NEXT SECTION PERHAPS To refocus this review, let’s return to focus of computational fluency.</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h text:style-name="Heading_20_3" text:outline-level="3"><text:bookmark-start text:name="home-eduction-contextual-factors-relevant-to-this-study"/>Home eduction contextual factors relevant to this study<text:bookmark-end text:name="home-eduction-contextual-factors-relevant-to-this-study"/></text:h>
      <text:p text:style-name="First_20_paragraph">The processes and motivations driving of home education are varied <text:reference-mark-start text:name="ZOTERO_ITEM CSL_CITATION {&quot;properties&quot;:{&quot;noteIndex&quot;:0,&quot;formattedCitation&quot;:&quot;[@fensham-smith_invisible_2021]&quot;},&quot;schema&quot;:&quot;https://github.com/citation-style-language/schema/raw/master/csl-citation.json&quot;,&quot;citationID&quot;:&quot;gutrzqtc&quot;,&quot;citationItems&quot;:[{&quot;uris&quot;:[&quot;http://zotero.org/users/1913249/items/F748Z3W8&quot;],&quot;suffix&quot;:&quot;&quot;,&quot;prefix&quot;:&quot;&quot;,&quot;uri&quot;:[&quot;http://zotero.org/users/1913249/items/F748Z3W8&quot;],&quot;itemData&quot;:{&quot;source&quot;:&quot;DOI.org (Crossref)&quot;,&quot;URL&quot;:&quot;https://www.sciendo.com/article/10.2478/jped-2021-0001&quot;,&quot;ISSN&quot;:&quot;1338-1563&quot;,&quot;language&quot;:&quot;en&quot;,&quot;DOI&quot;:&quot;10.2478/jped-2021-000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page&quot;:&quot;5-27&quot;,&quot;title&quot;:&quot;Invisible pedagogies in home education: Freedom, power and control&quot;,&quot;issue&quot;:&quot;1&quot;,&quot;issued&quot;:{&quot;date-parts&quot;:[[&quot;2021&quot;,6,1]]},&quot;id&quot;:&quot;fensham-smith_invisible_2021&quot;,&quot;title-short&quot;:&quot;Invisible pedagogies in home education&quot;,&quot;volume&quot;:&quot;12&quot;,&quot;accessed&quot;:{&quot;date-parts&quot;:[[&quot;2023&quot;,10,2]]},&quot;citation-key&quot;:&quot;fensham-smith_invisible_2021&quot;,&quot;type&quot;:&quot;article-journal&quot;,&quot;author&quot;:[{&quot;family&quot;:&quot;Fensham-Smith&quot;,&quot;given&quot;:&quot;Amber Joy&quot;}],&quot;container-title&quot;:&quot;Journal of Pedagogy&quot;},&quot;id&quot;:8983}]} RNDdncbflvotb"/>&lt;Do Zotero Refresh: [@fensham-smith_invisible_2021]&gt;<text:reference-mark-end text:name="ZOTERO_ITEM CSL_CITATION {&quot;properties&quot;:{&quot;noteIndex&quot;:0,&quot;formattedCitation&quot;:&quot;[@fensham-smith_invisible_2021]&quot;},&quot;schema&quot;:&quot;https://github.com/citation-style-language/schema/raw/master/csl-citation.json&quot;,&quot;citationID&quot;:&quot;gutrzqtc&quot;,&quot;citationItems&quot;:[{&quot;uris&quot;:[&quot;http://zotero.org/users/1913249/items/F748Z3W8&quot;],&quot;suffix&quot;:&quot;&quot;,&quot;prefix&quot;:&quot;&quot;,&quot;uri&quot;:[&quot;http://zotero.org/users/1913249/items/F748Z3W8&quot;],&quot;itemData&quot;:{&quot;source&quot;:&quot;DOI.org (Crossref)&quot;,&quot;URL&quot;:&quot;https://www.sciendo.com/article/10.2478/jped-2021-0001&quot;,&quot;ISSN&quot;:&quot;1338-1563&quot;,&quot;language&quot;:&quot;en&quot;,&quot;DOI&quot;:&quot;10.2478/jped-2021-000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page&quot;:&quot;5-27&quot;,&quot;title&quot;:&quot;Invisible pedagogies in home education: Freedom, power and control&quot;,&quot;issue&quot;:&quot;1&quot;,&quot;issued&quot;:{&quot;date-parts&quot;:[[&quot;2021&quot;,6,1]]},&quot;id&quot;:&quot;fensham-smith_invisible_2021&quot;,&quot;title-short&quot;:&quot;Invisible pedagogies in home education&quot;,&quot;volume&quot;:&quot;12&quot;,&quot;accessed&quot;:{&quot;date-parts&quot;:[[&quot;2023&quot;,10,2]]},&quot;citation-key&quot;:&quot;fensham-smith_invisible_2021&quot;,&quot;type&quot;:&quot;article-journal&quot;,&quot;author&quot;:[{&quot;family&quot;:&quot;Fensham-Smith&quot;,&quot;given&quot;:&quot;Amber Joy&quot;}],&quot;container-title&quot;:&quot;Journal of Pedagogy&quot;},&quot;id&quot;:8983}]} RNDdncbflvotb"/>. Two broad streams are sometimes framed as pedagogy and ideology <text:reference-mark-start text:name="ZOTERO_ITEM CSL_CITATION {&quot;properties&quot;:{&quot;noteIndex&quot;:0,&quot;formattedCitation&quot;:&quot;[@galen_home_1991]&quot;},&quot;schema&quot;:&quot;https://github.com/citation-style-language/schema/raw/master/csl-citation.json&quot;,&quot;citationID&quot;:&quot;ezfxdzbw&quot;,&quot;citationItems&quot;:[{&quot;uris&quot;:[&quot;http://zotero.org/users/1913249/items/ZQHZ2GU8&quot;],&quot;suffix&quot;:&quot;&quot;,&quot;prefix&quot;:&quot;&quot;,&quot;uri&quot;:[&quot;http://zotero.org/users/1913249/items/ZQHZ2GU8&quot;],&quot;itemData&quot;:{&quot;title&quot;:&quot;Home Schooling: Political, Historical, and Pedagogical Perspectives&quot;,&quot;source&quot;:&quot;Google Books&quot;,&quot;issued&quot;:{&quot;date-parts&quot;:[[&quot;1991&quot;,1,1]]},&quot;number-of-pages&quot;:&quot;224&quot;,&quot;id&quot;:&quot;galen_home_1991&quot;,&quot;title-short&quot;:&quot;Home Schooling&quot;,&quot;publisher&quot;:&quot;Bloomsbury Publishing USA&quot;,&quot;ISBN&quot;:&quot;978-0-313-38882-8&quot;,&quot;type&quot;:&quot;book&quot;,&quot;citation-key&quot;:&quot;galen_home_1991&quot;,&quot;language&quot;:&quot;en&quot;,&quot;author&quot;:[{&quot;family&quot;:&quot;Galen&quot;,&quot;given&quot;:&quot;Jane Van&quot;},{&quot;family&quot;:&quot;Pitman&quot;,&quot;given&quot;:&quot;Mary Anne&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8975}]} RNDbaxpeekxvj"/>&lt;Do Zotero Refresh: [@galen_home_1991]&gt;<text:reference-mark-end text:name="ZOTERO_ITEM CSL_CITATION {&quot;properties&quot;:{&quot;noteIndex&quot;:0,&quot;formattedCitation&quot;:&quot;[@galen_home_1991]&quot;},&quot;schema&quot;:&quot;https://github.com/citation-style-language/schema/raw/master/csl-citation.json&quot;,&quot;citationID&quot;:&quot;ezfxdzbw&quot;,&quot;citationItems&quot;:[{&quot;uris&quot;:[&quot;http://zotero.org/users/1913249/items/ZQHZ2GU8&quot;],&quot;suffix&quot;:&quot;&quot;,&quot;prefix&quot;:&quot;&quot;,&quot;uri&quot;:[&quot;http://zotero.org/users/1913249/items/ZQHZ2GU8&quot;],&quot;itemData&quot;:{&quot;title&quot;:&quot;Home Schooling: Political, Historical, and Pedagogical Perspectives&quot;,&quot;source&quot;:&quot;Google Books&quot;,&quot;issued&quot;:{&quot;date-parts&quot;:[[&quot;1991&quot;,1,1]]},&quot;number-of-pages&quot;:&quot;224&quot;,&quot;id&quot;:&quot;galen_home_1991&quot;,&quot;title-short&quot;:&quot;Home Schooling&quot;,&quot;publisher&quot;:&quot;Bloomsbury Publishing USA&quot;,&quot;ISBN&quot;:&quot;978-0-313-38882-8&quot;,&quot;type&quot;:&quot;book&quot;,&quot;citation-key&quot;:&quot;galen_home_1991&quot;,&quot;language&quot;:&quot;en&quot;,&quot;author&quot;:[{&quot;family&quot;:&quot;Galen&quot;,&quot;given&quot;:&quot;Jane Van&quot;},{&quot;family&quot;:&quot;Pitman&quot;,&quot;given&quot;:&quot;Mary Anne&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8975}]} RNDbaxpeekxvj"/> <text:reference-mark-start text:name="ZOTERO_ITEM CSL_CITATION {&quot;properties&quot;:{&quot;noteIndex&quot;:0,&quot;formattedCitation&quot;:&quot;[@rothermel_can_2003]&quot;},&quot;schema&quot;:&quot;https://github.com/citation-style-language/schema/raw/master/csl-citation.json&quot;,&quot;citationID&quot;:&quot;oplrcnth&quot;,&quot;citationItems&quot;:[{&quot;uris&quot;:[&quot;http://zotero.org/users/1913249/items/AKHEZBKX&quot;],&quot;suffix&quot;:&quot;&quot;,&quot;prefix&quot;:&quot;&quot;,&quot;uri&quot;:[&quot;http://zotero.org/users/1913249/items/AKHEZBKX&quot;],&quot;itemData&quot;:{&quot;source&quot;:&quot;Taylor and Francis+NEJM&quot;,&quot;URL&quot;:&quot;https://doi.org/10.1080/09500790308668293&quot;,&quot;ISSN&quot;:&quot;0950-0790&quot;,&quot;DOI&quot;:&quot;10.1080/0950079030866829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age&quot;:&quot;74-89&quot;,&quot;title&quot;:&quot;Can We Classify Motives for Home Education?&quot;,&quot;issue&quot;:&quot;2-3&quot;,&quot;issued&quot;:{&quot;date-parts&quot;:[[&quot;2003&quot;,5,15]]},&quot;id&quot;:&quot;rothermel_can_2003&quot;,&quot;publisher&quot;:&quot;Routledge&quot;,&quot;volume&quot;:&quot;17&quot;,&quot;accessed&quot;:{&quot;date-parts&quot;:[[&quot;2023&quot;,10,2]]},&quot;citation-key&quot;:&quot;rothermel_can_2003&quot;,&quot;type&quot;:&quot;article-journal&quot;,&quot;author&quot;:[{&quot;family&quot;:&quot;Rothermel&quot;,&quot;given&quot;:&quot;Paula&quot;}],&quot;container-title&quot;:&quot;Evaluation &amp; Research in Education&quot;},&quot;id&quot;:8977}]} RNDzpwtqatvyw"/>&lt;Do Zotero Refresh: [@rothermel_can_2003]&gt;<text:reference-mark-end text:name="ZOTERO_ITEM CSL_CITATION {&quot;properties&quot;:{&quot;noteIndex&quot;:0,&quot;formattedCitation&quot;:&quot;[@rothermel_can_2003]&quot;},&quot;schema&quot;:&quot;https://github.com/citation-style-language/schema/raw/master/csl-citation.json&quot;,&quot;citationID&quot;:&quot;oplrcnth&quot;,&quot;citationItems&quot;:[{&quot;uris&quot;:[&quot;http://zotero.org/users/1913249/items/AKHEZBKX&quot;],&quot;suffix&quot;:&quot;&quot;,&quot;prefix&quot;:&quot;&quot;,&quot;uri&quot;:[&quot;http://zotero.org/users/1913249/items/AKHEZBKX&quot;],&quot;itemData&quot;:{&quot;source&quot;:&quot;Taylor and Francis+NEJM&quot;,&quot;URL&quot;:&quot;https://doi.org/10.1080/09500790308668293&quot;,&quot;ISSN&quot;:&quot;0950-0790&quot;,&quot;DOI&quot;:&quot;10.1080/0950079030866829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age&quot;:&quot;74-89&quot;,&quot;title&quot;:&quot;Can We Classify Motives for Home Education?&quot;,&quot;issue&quot;:&quot;2-3&quot;,&quot;issued&quot;:{&quot;date-parts&quot;:[[&quot;2003&quot;,5,15]]},&quot;id&quot;:&quot;rothermel_can_2003&quot;,&quot;publisher&quot;:&quot;Routledge&quot;,&quot;volume&quot;:&quot;17&quot;,&quot;accessed&quot;:{&quot;date-parts&quot;:[[&quot;2023&quot;,10,2]]},&quot;citation-key&quot;:&quot;rothermel_can_2003&quot;,&quot;type&quot;:&quot;article-journal&quot;,&quot;author&quot;:[{&quot;family&quot;:&quot;Rothermel&quot;,&quot;given&quot;:&quot;Paula&quot;}],&quot;container-title&quot;:&quot;Evaluation &amp; Research in Education&quot;},&quot;id&quot;:8977}]} RNDzpwtqatvyw"/>. In terms of pedagogy, popular concepts in home ed circles include unschooling and deschooling. Holt’s concept of unschooling <text:reference-mark-start text:name="ZOTERO_ITEM CSL_CITATION {&quot;properties&quot;:{&quot;noteIndex&quot;:0,&quot;formattedCitation&quot;:&quot;[@gray_challenges_2013]&quot;},&quot;schema&quot;:&quot;https://github.com/citation-style-language/schema/raw/master/csl-citation.json&quot;,&quot;citationID&quot;:&quot;vztxzrme&quot;,&quot;citationItems&quot;:[{&quot;uris&quot;:[&quot;http://zotero.org/users/1913249/items/CUNAU5ZC&quot;],&quot;suffix&quot;:&quot;&quot;,&quot;prefix&quot;:&quot;&quot;,&quot;uri&quot;:[&quot;http://zotero.org/users/1913249/items/CUNAU5ZC&quot;],&quot;itemData&quot;:{&quot;title&quot;:&quot;The Challenges and Benefits of Unschooling, According to 232 Families Who Have Chosen that Route&quot;,&quot;issue&quot;:&quot;14&quot;,&quot;issued&quot;:{&quot;date-parts&quot;:[[&quot;2013&quot;]]},&quot;id&quot;:&quot;gray_challenges_2013&quot;,&quot;volume&quot;:&quot;7&quot;,&quot;language&quot;:&quot;en&quot;,&quot;type&quot;:&quot;article-journal&quot;,&quot;citation-key&quot;:&quot;gray_challenges_2013&quot;,&quot;source&quot;:&quot;Zotero&quot;,&quot;author&quot;:[{&quot;family&quot;:&quot;Gray&quot;,&quot;given&quot;:&quot;Peter&quot;},{&quot;family&quot;:&quot;Riley&quot;,&quot;given&quot;:&quot;Gin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8982}]} RNDvxcqgqfsii"/>&lt;Do Zotero Refresh: [@gray_challenges_2013]&gt;<text:reference-mark-end text:name="ZOTERO_ITEM CSL_CITATION {&quot;properties&quot;:{&quot;noteIndex&quot;:0,&quot;formattedCitation&quot;:&quot;[@gray_challenges_2013]&quot;},&quot;schema&quot;:&quot;https://github.com/citation-style-language/schema/raw/master/csl-citation.json&quot;,&quot;citationID&quot;:&quot;vztxzrme&quot;,&quot;citationItems&quot;:[{&quot;uris&quot;:[&quot;http://zotero.org/users/1913249/items/CUNAU5ZC&quot;],&quot;suffix&quot;:&quot;&quot;,&quot;prefix&quot;:&quot;&quot;,&quot;uri&quot;:[&quot;http://zotero.org/users/1913249/items/CUNAU5ZC&quot;],&quot;itemData&quot;:{&quot;title&quot;:&quot;The Challenges and Benefits of Unschooling, According to 232 Families Who Have Chosen that Route&quot;,&quot;issue&quot;:&quot;14&quot;,&quot;issued&quot;:{&quot;date-parts&quot;:[[&quot;2013&quot;]]},&quot;id&quot;:&quot;gray_challenges_2013&quot;,&quot;volume&quot;:&quot;7&quot;,&quot;language&quot;:&quot;en&quot;,&quot;type&quot;:&quot;article-journal&quot;,&quot;citation-key&quot;:&quot;gray_challenges_2013&quot;,&quot;source&quot;:&quot;Zotero&quot;,&quot;author&quot;:[{&quot;family&quot;:&quot;Gray&quot;,&quot;given&quot;:&quot;Peter&quot;},{&quot;family&quot;:&quot;Riley&quot;,&quot;given&quot;:&quot;Gin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8982}]} RNDvxcqgqfsii"/>, highlights the value facilitating learning around of the process of drawing out interests of children in everyday activities. Illich’s work around deschooling promotes an idea of webs of learning. Instead of one educational site as the font of all knowledge, learners access learning experiences in varied contexts based on their interests and needs <text:reference-mark-start text:name="ZOTERO_ITEM CSL_CITATION {&quot;properties&quot;:{&quot;noteIndex&quot;:0,&quot;formattedCitation&quot;:&quot;[@illich_deschooling_1971]&quot;},&quot;schema&quot;:&quot;https://github.com/citation-style-language/schema/raw/master/csl-citation.json&quot;,&quot;citationID&quot;:&quot;gbqfqnzh&quot;,&quot;citationItems&quot;:[{&quot;uris&quot;:[&quot;http://zotero.org/users/1913249/items/6IH2ZXKT&quot;],&quot;suffix&quot;:&quot;&quot;,&quot;prefix&quot;:&quot;&quot;,&quot;uri&quot;:[&quot;http://zotero.org/users/1913249/items/6IH2ZXKT&quot;],&quot;itemData&quot;:{&quot;title&quot;:&quot;Deschooling society&quot;,&quot;event-place&quot;:&quot;New York&quot;,&quot;issued&quot;:{&quot;date-parts&quot;:[[&quot;1971&quot;]]},&quot;number-of-pages&quot;:&quot;116&quot;,&quot;collection-title&quot;:&quot;World perspectives, v. 44&quot;,&quot;type&quot;:&quot;book&quot;,&quot;id&quot;:&quot;illich_deschooling_1971&quot;,&quot;source&quot;:&quot;Library of Congress ISBN&quot;,&quot;edition&quot;:&quot;1st ed.&quot;,&quot;ISBN&quot;:&quot;0-06-012139-4&quot;,&quot;call-number&quot;:&quot;LA210 .I4 1971&quot;,&quot;author&quot;:[{&quot;family&quot;:&quot;Illich&quot;,&quot;given&quot;:&quot;Ivan&quot;}],&quot;publisher-place&quot;:&quot;New York&quot;,&quot;publisher&quot;:&quot;Harper &amp; Row&quot;,&quot;citation-key&quot;:&quot;illich_deschooling_1971&quot;},&quot;id&quot;:1115}]} RNDoscmpyliwl"/>&lt;Do Zotero Refresh: [@illich_deschooling_1971]&gt;<text:reference-mark-end text:name="ZOTERO_ITEM CSL_CITATION {&quot;properties&quot;:{&quot;noteIndex&quot;:0,&quot;formattedCitation&quot;:&quot;[@illich_deschooling_1971]&quot;},&quot;schema&quot;:&quot;https://github.com/citation-style-language/schema/raw/master/csl-citation.json&quot;,&quot;citationID&quot;:&quot;gbqfqnzh&quot;,&quot;citationItems&quot;:[{&quot;uris&quot;:[&quot;http://zotero.org/users/1913249/items/6IH2ZXKT&quot;],&quot;suffix&quot;:&quot;&quot;,&quot;prefix&quot;:&quot;&quot;,&quot;uri&quot;:[&quot;http://zotero.org/users/1913249/items/6IH2ZXKT&quot;],&quot;itemData&quot;:{&quot;title&quot;:&quot;Deschooling society&quot;,&quot;event-place&quot;:&quot;New York&quot;,&quot;issued&quot;:{&quot;date-parts&quot;:[[&quot;1971&quot;]]},&quot;number-of-pages&quot;:&quot;116&quot;,&quot;collection-title&quot;:&quot;World perspectives, v. 44&quot;,&quot;type&quot;:&quot;book&quot;,&quot;id&quot;:&quot;illich_deschooling_1971&quot;,&quot;source&quot;:&quot;Library of Congress ISBN&quot;,&quot;edition&quot;:&quot;1st ed.&quot;,&quot;ISBN&quot;:&quot;0-06-012139-4&quot;,&quot;call-number&quot;:&quot;LA210 .I4 1971&quot;,&quot;author&quot;:[{&quot;family&quot;:&quot;Illich&quot;,&quot;given&quot;:&quot;Ivan&quot;}],&quot;publisher-place&quot;:&quot;New York&quot;,&quot;publisher&quot;:&quot;Harper &amp; Row&quot;,&quot;citation-key&quot;:&quot;illich_deschooling_1971&quot;},&quot;id&quot;:1115}]} RNDoscmpyliwl"/>. Many home educating families are active in identifying networks to tap into <text:reference-mark-start text:name="ZOTERO_ITEM CSL_CITATION {&quot;properties&quot;:{&quot;noteIndex&quot;:0,&quot;formattedCitation&quot;:&quot;[@doroudi_relevance_2023]&quot;},&quot;schema&quot;:&quot;https://github.com/citation-style-language/schema/raw/master/csl-citation.json&quot;,&quot;citationID&quot;:&quot;aipvgrmm&quot;,&quot;citationItems&quot;:[{&quot;uris&quot;:[&quot;http://zotero.org/users/1913249/items/CR7JKY94&quot;],&quot;suffix&quot;:&quot;&quot;,&quot;prefix&quot;:&quot;&quot;,&quot;uri&quot;:[&quot;http://zotero.org/users/1913249/items/CR7JKY94&quot;],&quot;itemData&quot;:{&quot;source&quot;:&quot;ACM Digital Library&quot;,&quot;URL&quot;:&quot;https://dl.acm.org/doi/10.1145/3573051.3593386&quot;,&quot;collection-title&quot;:&quot;L@S '23&quot;,&quot;ISBN&quot;:&quot;9798400700255&quot;,&quot;DOI&quot;:&quot;10.1145/3573051.3593386&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age&quot;:&quot;99–109&quot;,&quot;title&quot;:&quot;The Relevance of Ivan Illich's Learning Webs 50 Years On&quot;,&quot;event-place&quot;:&quot;New York, NY, USA&quot;,&quot;issued&quot;:{&quot;date-parts&quot;:[[&quot;2023&quot;,7,20]]},&quot;publisher-place&quot;:&quot;New York, NY, USA&quot;,&quot;id&quot;:&quot;doroudi_relevance_2023&quot;,&quot;publisher&quot;:&quot;Association for Computing Machinery&quot;,&quot;type&quot;:&quot;paper-conference&quot;,&quot;citation-key&quot;:&quot;doroudi_relevance_2023&quot;,&quot;accessed&quot;:{&quot;date-parts&quot;:[[&quot;2023&quot;,10,2]]},&quot;author&quot;:[{&quot;family&quot;:&quot;Doroudi&quot;,&quot;given&quot;:&quot;Shayan&quot;},{&quot;family&quot;:&quot;Ahmad&quot;,&quot;given&quot;:&quot;Yusuf&quot;}],&quot;container-title&quot;:&quot;Proceedings of the Tenth ACM Conference on Learning @ Scale&quot;},&quot;id&quot;:8980}]} RNDhseqbksrqj"/>&lt;Do Zotero Refresh: [@doroudi_relevance_2023]&gt;<text:reference-mark-end text:name="ZOTERO_ITEM CSL_CITATION {&quot;properties&quot;:{&quot;noteIndex&quot;:0,&quot;formattedCitation&quot;:&quot;[@doroudi_relevance_2023]&quot;},&quot;schema&quot;:&quot;https://github.com/citation-style-language/schema/raw/master/csl-citation.json&quot;,&quot;citationID&quot;:&quot;aipvgrmm&quot;,&quot;citationItems&quot;:[{&quot;uris&quot;:[&quot;http://zotero.org/users/1913249/items/CR7JKY94&quot;],&quot;suffix&quot;:&quot;&quot;,&quot;prefix&quot;:&quot;&quot;,&quot;uri&quot;:[&quot;http://zotero.org/users/1913249/items/CR7JKY94&quot;],&quot;itemData&quot;:{&quot;source&quot;:&quot;ACM Digital Library&quot;,&quot;URL&quot;:&quot;https://dl.acm.org/doi/10.1145/3573051.3593386&quot;,&quot;collection-title&quot;:&quot;L@S '23&quot;,&quot;ISBN&quot;:&quot;9798400700255&quot;,&quot;DOI&quot;:&quot;10.1145/3573051.3593386&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age&quot;:&quot;99–109&quot;,&quot;title&quot;:&quot;The Relevance of Ivan Illich's Learning Webs 50 Years On&quot;,&quot;event-place&quot;:&quot;New York, NY, USA&quot;,&quot;issued&quot;:{&quot;date-parts&quot;:[[&quot;2023&quot;,7,20]]},&quot;publisher-place&quot;:&quot;New York, NY, USA&quot;,&quot;id&quot;:&quot;doroudi_relevance_2023&quot;,&quot;publisher&quot;:&quot;Association for Computing Machinery&quot;,&quot;type&quot;:&quot;paper-conference&quot;,&quot;citation-key&quot;:&quot;doroudi_relevance_2023&quot;,&quot;accessed&quot;:{&quot;date-parts&quot;:[[&quot;2023&quot;,10,2]]},&quot;author&quot;:[{&quot;family&quot;:&quot;Doroudi&quot;,&quot;given&quot;:&quot;Shayan&quot;},{&quot;family&quot;:&quot;Ahmad&quot;,&quot;given&quot;:&quot;Yusuf&quot;}],&quot;container-title&quot;:&quot;Proceedings of the Tenth ACM Conference on Learning @ Scale&quot;},&quot;id&quot;:8980}]} RNDhseqbksrqj"/> using friendship and social networking groups and email to share opportunities and collaborate on learning activities.</text:p>
      <text:h text:style-name="Heading_20_3" text:outline-level="3"><text:bookmark-start text:name="defining-informal"/>Defining informal<text:bookmark-end text:name="defining-informal"/></text:h>
      <text:p text:style-name="First_20_paragraph">While definitions of informal education are complex, the term generally refers to learning that occurs outside a traditional school environment <text:reference-mark-start text:name="ZOTERO_ITEM CSL_CITATION {&quot;properties&quot;:{&quot;noteIndex&quot;:0,&quot;formattedCitation&quot;:&quot;[@erstad_identity_2012]&quot;},&quot;schema&quot;:&quot;https://github.com/citation-style-language/schema/raw/master/csl-citation.json&quot;,&quot;citationID&quot;:&quot;epqsitfx&quot;,&quot;citationItems&quot;:[{&quot;uris&quot;:[&quot;http://zotero.org/users/1913249/items/TE57K2KN&quot;],&quot;suffix&quot;:&quot;&quot;,&quot;prefix&quot;:&quot;&quot;,&quot;uri&quot;:[&quot;http://zotero.org/users/1913249/items/TE57K2KN&quot;],&quot;itemData&quot;:{&quot;source&quot;:&quot;DOI.org (Crossref)&quot;,&quot;URL&quot;:&quot;https://www.cambridge.org/core/product/identifier/9781139026239%23c00591-8/type/book_part&quot;,&quot;edition&quot;:&quot;1&quot;,&quot;language&quot;:&quot;en&quot;,&quot;container-title&quot;:&quot;Identity, Community, and Learning Lives in the Digital Age&quot;,&quot;author&quot;:[{&quot;family&quot;:&quot;Sefton-Green&quot;,&quot;given&quot;:&quot;Julian&quot;},{&quot;family&quot;:&quot;Erstad&quot;,&quot;given&quot;:&quot;Ola&quot;}],&quot;page&quot;:&quot;1-20&quot;,&quot;title&quot;:&quot;Identity, Community, and Learning Lives in the Digital Age&quot;,&quot;editor&quot;:[{&quot;family&quot;:&quot;Erstad&quot;,&quot;given&quot;:&quot;Ola&quot;},{&quot;family&quot;:&quot;Sefton-Green&quot;,&quot;given&quot;:&quot;Julian&quot;}],&quot;issued&quot;:{&quot;date-parts&quot;:[[&quot;2012&quot;,10,22]]},&quot;id&quot;:&quot;erstad_identity_2012&quot;,&quot;publisher&quot;:&quot;Cambridge University Press&quot;,&quot;accessed&quot;:{&quot;date-parts&quot;:[[&quot;2022&quot;,8,9]]},&quot;citation-key&quot;:&quot;erstad_identity_2012&quot;,&quot;type&quot;:&quot;chapter&quot;,&quot;ISBN&quot;:&quot;978-1-139-02623-9 978-1-107-00591-4 978-1-107-50727-2&quot;,&quot;DOI&quot;:&quot;10.1017/CBO9781139026239.001&quot;},&quot;id&quot;:3752}]} RNDrqgncgwrcc"/>&lt;Do Zotero Refresh: [@erstad_identity_2012]&gt;<text:reference-mark-end text:name="ZOTERO_ITEM CSL_CITATION {&quot;properties&quot;:{&quot;noteIndex&quot;:0,&quot;formattedCitation&quot;:&quot;[@erstad_identity_2012]&quot;},&quot;schema&quot;:&quot;https://github.com/citation-style-language/schema/raw/master/csl-citation.json&quot;,&quot;citationID&quot;:&quot;epqsitfx&quot;,&quot;citationItems&quot;:[{&quot;uris&quot;:[&quot;http://zotero.org/users/1913249/items/TE57K2KN&quot;],&quot;suffix&quot;:&quot;&quot;,&quot;prefix&quot;:&quot;&quot;,&quot;uri&quot;:[&quot;http://zotero.org/users/1913249/items/TE57K2KN&quot;],&quot;itemData&quot;:{&quot;source&quot;:&quot;DOI.org (Crossref)&quot;,&quot;URL&quot;:&quot;https://www.cambridge.org/core/product/identifier/9781139026239%23c00591-8/type/book_part&quot;,&quot;edition&quot;:&quot;1&quot;,&quot;language&quot;:&quot;en&quot;,&quot;container-title&quot;:&quot;Identity, Community, and Learning Lives in the Digital Age&quot;,&quot;author&quot;:[{&quot;family&quot;:&quot;Sefton-Green&quot;,&quot;given&quot;:&quot;Julian&quot;},{&quot;family&quot;:&quot;Erstad&quot;,&quot;given&quot;:&quot;Ola&quot;}],&quot;page&quot;:&quot;1-20&quot;,&quot;title&quot;:&quot;Identity, Community, and Learning Lives in the Digital Age&quot;,&quot;editor&quot;:[{&quot;family&quot;:&quot;Erstad&quot;,&quot;given&quot;:&quot;Ola&quot;},{&quot;family&quot;:&quot;Sefton-Green&quot;,&quot;given&quot;:&quot;Julian&quot;}],&quot;issued&quot;:{&quot;date-parts&quot;:[[&quot;2012&quot;,10,22]]},&quot;id&quot;:&quot;erstad_identity_2012&quot;,&quot;publisher&quot;:&quot;Cambridge University Press&quot;,&quot;accessed&quot;:{&quot;date-parts&quot;:[[&quot;2022&quot;,8,9]]},&quot;citation-key&quot;:&quot;erstad_identity_2012&quot;,&quot;type&quot;:&quot;chapter&quot;,&quot;ISBN&quot;:&quot;978-1-139-02623-9 978-1-107-00591-4 978-1-107-50727-2&quot;,&quot;DOI&quot;:&quot;10.1017/CBO9781139026239.001&quot;},&quot;id&quot;:3752}]} RNDrqgncgwrcc"/>. However, as Sefton-Green (<text:span text:style-name="T1">sefton-green_literature_2004?</text:span>) notes, formally structured learning can take place in informal settings, and vice-versa. Others writers <text:reference-mark-start text:name="ZOTERO_ITEM CSL_CITATION {&quot;properties&quot;:{&quot;noteIndex&quot;:0,&quot;formattedCitation&quot;:&quot;[@eshach_bridging_2007, p. 173; @werquin_recognition_2009]&quot;},&quot;schema&quot;:&quot;https://github.com/citation-style-language/schema/raw/master/csl-citation.json&quot;,&quot;citationID&quot;:&quot;ezaviely&quot;,&quot;citationItems&quot;:[{&quot;locator&quot;:&quot; 173&quot;,&quot;uris&quot;:[&quot;http://zotero.org/users/1913249/items/CKARKKW9&quot;],&quot;prefix&quot;:&quot;&quot;,&quot;uri&quot;:[&quot;http://zotero.org/users/1913249/items/CKARKKW9&quot;],&quot;itemData&quot;:{&quot;source&quot;:&quot;Springer Link&quot;,&quot;URL&quot;:&quot;https://doi.org/10.1007/s10956-006-9027-1&quot;,&quot;ISSN&quot;:&quot;1573-1839&quot;,&quot;language&quot;:&quot;en&quot;,&quot;container-title&quot;:&quot;Journal of Science Education and Technology&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page&quot;:&quot;171-190&quot;,&quot;title&quot;:&quot;Bridging In-school and Out-of-school Learning: Formal, Non-Formal, and Informal Education&quot;,&quot;issue&quot;:&quot;2&quot;,&quot;issued&quot;:{&quot;date-parts&quot;:[[&quot;2007&quot;,4,1]]},&quot;id&quot;:&quot;eshach_bridging_2007&quot;,&quot;title-short&quot;:&quot;Bridging In-school and Out-of-school Learning&quot;,&quot;volume&quot;:&quot;16&quot;,&quot;type&quot;:&quot;article-journal&quot;,&quot;accessed&quot;:{&quot;date-parts&quot;:[[&quot;2019&quot;,4,24]]},&quot;citation-key&quot;:&quot;eshach_bridging_2007&quot;,&quot;author&quot;:[{&quot;family&quot;:&quot;Eshach&quot;,&quot;given&quot;:&quot;Haim&quot;}],&quot;container-title-short&quot;:&quot;J Sci Educ Technol&quot;,&quot;DOI&quot;:&quot;10.1007/s10956-006-9027-1&quot;},&quot;id&quot;:3302},{&quot;uris&quot;:[&quot;http://zotero.org/users/1913249/items/WJMQLNPY&quot;],&quot;suffix&quot;:&quot;&quot;,&quot;prefix&quot;:&quot;&quot;,&quot;uri&quot;:[&quot;http://zotero.org/users/1913249/items/WJMQLNPY&quot;],&quot;itemData&quot;:{&quot;accessed&quot;:{&quot;date-parts&quot;:[[&quot;2019&quot;,4,24]]},&quot;issue&quot;:&quot;03/2009&quot;,&quot;issued&quot;:{&quot;date-parts&quot;:[[&quot;2009&quot;,3,1]]},&quot;URL&quot;:&quot;http://doi.org/10.3278/REP0903W011&quot;,&quot;type&quot;:&quot;article-journal&quot;,&quot;ISSN&quot;:&quot;0177-4166&quot;,&quot;id&quot;:&quot;werquin_recognition_2009&quot;,&quot;title-short&quot;:&quot;Recognition of Non-formal and Informal Learning in OECD Countries&quot;,&quot;title&quot;:&quot;Recognition of Non-formal and Informal Learning in OECD Countries: an Overview of Some Key Issues&quot;,&quot;language&quot;:&quot;en&quot;,&quot;DOI&quot;:&quot;10.3278/REP0903W011&quot;,&quot;author&quot;:[{&quot;family&quot;:&quot;Werquin&quot;,&quot;given&quot;:&quot;Patrick&quot;}],&quot;source&quot;:&quot;DOI.org (CSL JSON)&quot;,&quot;citation-key&quot;:&quot;werquin_recognition_2009&quot;,&quot;container-title&quot;:&quot;Recognition of Non-formal and Informal Learning in OECD Countries: an Overview of Some Key Issues&quot;},&quot;id&quot;:3306}]} RNDxtsdrjuyxw"/>&lt;Do Zotero Refresh: [@eshach_bridging_2007, p. 173; @werquin_recognition_2009]&gt;<text:reference-mark-end text:name="ZOTERO_ITEM CSL_CITATION {&quot;properties&quot;:{&quot;noteIndex&quot;:0,&quot;formattedCitation&quot;:&quot;[@eshach_bridging_2007, p. 173; @werquin_recognition_2009]&quot;},&quot;schema&quot;:&quot;https://github.com/citation-style-language/schema/raw/master/csl-citation.json&quot;,&quot;citationID&quot;:&quot;ezaviely&quot;,&quot;citationItems&quot;:[{&quot;locator&quot;:&quot; 173&quot;,&quot;uris&quot;:[&quot;http://zotero.org/users/1913249/items/CKARKKW9&quot;],&quot;prefix&quot;:&quot;&quot;,&quot;uri&quot;:[&quot;http://zotero.org/users/1913249/items/CKARKKW9&quot;],&quot;itemData&quot;:{&quot;source&quot;:&quot;Springer Link&quot;,&quot;URL&quot;:&quot;https://doi.org/10.1007/s10956-006-9027-1&quot;,&quot;ISSN&quot;:&quot;1573-1839&quot;,&quot;language&quot;:&quot;en&quot;,&quot;container-title&quot;:&quot;Journal of Science Education and Technology&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page&quot;:&quot;171-190&quot;,&quot;title&quot;:&quot;Bridging In-school and Out-of-school Learning: Formal, Non-Formal, and Informal Education&quot;,&quot;issue&quot;:&quot;2&quot;,&quot;issued&quot;:{&quot;date-parts&quot;:[[&quot;2007&quot;,4,1]]},&quot;id&quot;:&quot;eshach_bridging_2007&quot;,&quot;title-short&quot;:&quot;Bridging In-school and Out-of-school Learning&quot;,&quot;volume&quot;:&quot;16&quot;,&quot;type&quot;:&quot;article-journal&quot;,&quot;accessed&quot;:{&quot;date-parts&quot;:[[&quot;2019&quot;,4,24]]},&quot;citation-key&quot;:&quot;eshach_bridging_2007&quot;,&quot;author&quot;:[{&quot;family&quot;:&quot;Eshach&quot;,&quot;given&quot;:&quot;Haim&quot;}],&quot;container-title-short&quot;:&quot;J Sci Educ Technol&quot;,&quot;DOI&quot;:&quot;10.1007/s10956-006-9027-1&quot;},&quot;id&quot;:3302},{&quot;uris&quot;:[&quot;http://zotero.org/users/1913249/items/WJMQLNPY&quot;],&quot;suffix&quot;:&quot;&quot;,&quot;prefix&quot;:&quot;&quot;,&quot;uri&quot;:[&quot;http://zotero.org/users/1913249/items/WJMQLNPY&quot;],&quot;itemData&quot;:{&quot;accessed&quot;:{&quot;date-parts&quot;:[[&quot;2019&quot;,4,24]]},&quot;issue&quot;:&quot;03/2009&quot;,&quot;issued&quot;:{&quot;date-parts&quot;:[[&quot;2009&quot;,3,1]]},&quot;URL&quot;:&quot;http://doi.org/10.3278/REP0903W011&quot;,&quot;type&quot;:&quot;article-journal&quot;,&quot;ISSN&quot;:&quot;0177-4166&quot;,&quot;id&quot;:&quot;werquin_recognition_2009&quot;,&quot;title-short&quot;:&quot;Recognition of Non-formal and Informal Learning in OECD Countries&quot;,&quot;title&quot;:&quot;Recognition of Non-formal and Informal Learning in OECD Countries: an Overview of Some Key Issues&quot;,&quot;language&quot;:&quot;en&quot;,&quot;DOI&quot;:&quot;10.3278/REP0903W011&quot;,&quot;author&quot;:[{&quot;family&quot;:&quot;Werquin&quot;,&quot;given&quot;:&quot;Patrick&quot;}],&quot;source&quot;:&quot;DOI.org (CSL JSON)&quot;,&quot;citation-key&quot;:&quot;werquin_recognition_2009&quot;,&quot;container-title&quot;:&quot;Recognition of Non-formal and Informal Learning in OECD Countries: an Overview of Some Key Issues&quot;},&quot;id&quot;:3306}]} RNDxtsdrjuyxw"/>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h text:style-name="Heading_20_3" text:outline-level="3"><text:bookmark-start text:name="game-and-media-making-in-informal-communities"/>Game and media making in informal communities<text:bookmark-end text:name="game-and-media-making-in-informal-communities"/></text:h>
      <text:p text:style-name="First_20_paragraph">Researcher Ito’s ethnographic approach to studies of digital use and creativity in the home (<text:span text:style-name="T1">ito_connected_2013-1?</text:span>; <text:span text:style-name="T1">ito_hanging_2010?</text:span>; <text:span text:style-name="T1">ito_living_2009?</text:span>), surfaced the value of informal playing around with games. Gee frames the informal, often online communities as affinity spaces <text:reference-mark-start text:name="ZOTERO_ITEM CSL_CITATION {&quot;properties&quot;:{&quot;noteIndex&quot;:0,&quot;formattedCitation&quot;:&quot;[@gee_what_2004]&quot;},&quot;schema&quot;:&quot;https://github.com/citation-style-language/schema/raw/master/csl-citation.json&quot;,&quot;citationID&quot;:&quot;oehwmmwm&quot;,&quot;citationItems&quot;:[{&quot;uris&quot;:[&quot;http://zotero.org/users/1913249/items/M6377K76&quot;],&quot;suffix&quot;:&quot;&quot;,&quot;prefix&quot;:&quot;&quot;,&quot;uri&quot;:[&quot;http://zotero.org/users/1913249/items/M6377K76&quot;],&quot;itemData&quot;:{&quot;title&quot;:&quot;What video games have to teach us about learning and literacy&quot;,&quot;event-place&quot;:&quot;New York, NY&quot;,&quot;type&quot;:&quot;book&quot;,&quot;issued&quot;:{&quot;date-parts&quot;:[[&quot;2004&quot;]]},&quot;number-of-pages&quot;:&quot;225&quot;,&quot;collection-title&quot;:&quot;Education&quot;,&quot;source&quot;:&quot;Gemeinsamer Bibliotheksverbund ISBN&quot;,&quot;id&quot;:&quot;gee_what_2004&quot;,&quot;publisher-place&quot;:&quot;New York, NY&quot;,&quot;edition&quot;:&quot;1. paperback ed&quot;,&quot;ISBN&quot;:&quot;978-1-4039-6538-7&quot;,&quot;note&quot;:&quot;OCLC: 255334132&quot;,&quot;author&quot;:[{&quot;family&quot;:&quot;Gee&quot;,&quot;given&quot;:&quot;James Paul&quot;}],&quot;publisher&quot;:&quot;Palgrave Macmillan&quot;,&quot;language&quot;:&quot;eng&quot;,&quot;citation-key&quot;:&quot;gee_what_2004&quot;},&quot;id&quot;:1584}]} RNDhersdpmvse"/>&lt;Do Zotero Refresh: [@gee_what_2004]&gt;<text:reference-mark-end text:name="ZOTERO_ITEM CSL_CITATION {&quot;properties&quot;:{&quot;noteIndex&quot;:0,&quot;formattedCitation&quot;:&quot;[@gee_what_2004]&quot;},&quot;schema&quot;:&quot;https://github.com/citation-style-language/schema/raw/master/csl-citation.json&quot;,&quot;citationID&quot;:&quot;oehwmmwm&quot;,&quot;citationItems&quot;:[{&quot;uris&quot;:[&quot;http://zotero.org/users/1913249/items/M6377K76&quot;],&quot;suffix&quot;:&quot;&quot;,&quot;prefix&quot;:&quot;&quot;,&quot;uri&quot;:[&quot;http://zotero.org/users/1913249/items/M6377K76&quot;],&quot;itemData&quot;:{&quot;title&quot;:&quot;What video games have to teach us about learning and literacy&quot;,&quot;event-place&quot;:&quot;New York, NY&quot;,&quot;type&quot;:&quot;book&quot;,&quot;issued&quot;:{&quot;date-parts&quot;:[[&quot;2004&quot;]]},&quot;number-of-pages&quot;:&quot;225&quot;,&quot;collection-title&quot;:&quot;Education&quot;,&quot;source&quot;:&quot;Gemeinsamer Bibliotheksverbund ISBN&quot;,&quot;id&quot;:&quot;gee_what_2004&quot;,&quot;publisher-place&quot;:&quot;New York, NY&quot;,&quot;edition&quot;:&quot;1. paperback ed&quot;,&quot;ISBN&quot;:&quot;978-1-4039-6538-7&quot;,&quot;note&quot;:&quot;OCLC: 255334132&quot;,&quot;author&quot;:[{&quot;family&quot;:&quot;Gee&quot;,&quot;given&quot;:&quot;James Paul&quot;}],&quot;publisher&quot;:&quot;Palgrave Macmillan&quot;,&quot;language&quot;:&quot;eng&quot;,&quot;citation-key&quot;:&quot;gee_what_2004&quot;},&quot;id&quot;:1584}]} RNDhersdpmvse"/> and the activities and culture created around games as metagaming, examining how shared discourses and emerging identities develop within these spaces. The work of the these scholars is well represented in a broad pedagogical approach described as Connected Learning <text:reference-mark-start text:name="ZOTERO_ITEM CSL_CITATION {&quot;properties&quot;:{&quot;noteIndex&quot;:0,&quot;formattedCitation&quot;:&quot;[@ito2013connected]&quot;},&quot;schema&quot;:&quot;https://github.com/citation-style-language/schema/raw/master/csl-citation.json&quot;,&quot;citationID&quot;:&quot;fmddjiyx&quot;,&quot;citationItems&quot;:[{&quot;uris&quot;:[&quot;http://zotero.org/users/1913249/items/4ULZ9S6U&quot;],&quot;suffix&quot;:&quot;&quot;,&quot;prefix&quot;:&quot;&quot;,&quot;uri&quot;:[&quot;http://zotero.org/users/1913249/items/4ULZ9S6U&quot;],&quot;itemData&quot;:{&quot;title&quot;:&quot;Connected learning: An agenda for research and design&quot;,&quot;publisher&quot;:&quot;Digital Media and Learning Research Hub&quot;,&quot;issued&quot;:{&quot;date-parts&quot;:[[&quot;2013&quot;]]},&quot;citation-key&quot;:&quot;ito2013connected&quot;,&quot;type&quot;:&quot;book&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d&quot;:&quot;ito2013connected&quot;},&quot;id&quot;:9654}]} RNDqvvmikrpgd"/>&lt;Do Zotero Refresh: [@ito2013connected]&gt;<text:reference-mark-end text:name="ZOTERO_ITEM CSL_CITATION {&quot;properties&quot;:{&quot;noteIndex&quot;:0,&quot;formattedCitation&quot;:&quot;[@ito2013connected]&quot;},&quot;schema&quot;:&quot;https://github.com/citation-style-language/schema/raw/master/csl-citation.json&quot;,&quot;citationID&quot;:&quot;fmddjiyx&quot;,&quot;citationItems&quot;:[{&quot;uris&quot;:[&quot;http://zotero.org/users/1913249/items/4ULZ9S6U&quot;],&quot;suffix&quot;:&quot;&quot;,&quot;prefix&quot;:&quot;&quot;,&quot;uri&quot;:[&quot;http://zotero.org/users/1913249/items/4ULZ9S6U&quot;],&quot;itemData&quot;:{&quot;title&quot;:&quot;Connected learning: An agenda for research and design&quot;,&quot;publisher&quot;:&quot;Digital Media and Learning Research Hub&quot;,&quot;issued&quot;:{&quot;date-parts&quot;:[[&quot;2013&quot;]]},&quot;citation-key&quot;:&quot;ito2013connected&quot;,&quot;type&quot;:&quot;book&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d&quot;:&quot;ito2013connected&quot;},&quot;id&quot;:9654}]} RNDqvvmikrpgd"/>. This book connects the ethos of varied case studies and design approaches, to the sociocultural approach of viewing learning as embedded within social and cultural contexts.</text:p>
      <text:h text:style-name="Heading_20_2" text:outline-level="2"><text:bookmark-start text:name="barriers-to-participation-in-game-making"/>Barriers to participation in game making<text:bookmark-end text:name="barriers-to-participation-in-game-making"/></text:h>
      <text:h text:style-name="Heading_20_3" text:outline-level="3"><text:bookmark-start text:name="barriers-linked-to-identity-and-values"/>Barriers linked to identity and values<text:bookmark-end text:name="barriers-linked-to-identity-and-values"/></text:h>
      <text:p text:style-name="First_20_paragraph">A key advantage of viewing the domain from a contextual point of view is allowing a more nuanced exploration of the motivations for participating or not participating in game making. There is a danger that lack of participation in computer science can be viewed from a deficit perspective, e.g. what skills or confidence to students lack. Studies from a sociocultural perspective allow for a deeper exploration of interests, values, and practices from outside of the immediate learning environment. In their critique of digital making cultures, Vossoughi et al <text:reference-mark-start text:name="ZOTERO_ITEM CSL_CITATION {&quot;properties&quot;:{&quot;noteIndex&quot;:0,&quot;formattedCitation&quot;:&quot;[-@vossoughi_making_2016]&quot;},&quot;schema&quot;:&quot;https://github.com/citation-style-language/schema/raw/master/csl-citation.json&quot;,&quot;citationID&quot;:&quot;bcqjhicl&quot;,&quot;citationItems&quot;:[{&quot;suppress-author&quot;:true,&quot;uris&quot;:[&quot;http://zotero.org/users/1913249/items/E7EXZNJ2&quot;],&quot;suffix&quot;:&quot;&quot;,&quot;prefix&quot;:&quot;&quot;,&quot;uri&quot;:[&quot;http://zotero.org/users/1913249/items/E7EXZNJ2&quot;],&quot;itemData&quot;:{&quot;accessed&quot;:{&quot;date-parts&quot;:[[&quot;2017&quot;,10,14]]},&quot;issue&quot;:&quot;2&quot;,&quot;issued&quot;:{&quot;date-parts&quot;:[[&quot;2016&quot;]]},&quot;volume&quot;:&quot;86&quot;,&quot;URL&quot;:&quot;http://www.hepgjournals.org/doi/abs/10.17763/0017-8055.86.2.206&quot;,&quot;id&quot;:&quot;vossoughi_making_2016&quot;,&quot;title-short&quot;:&quot;Making through the lens of culture and power&quot;,&quot;type&quot;:&quot;article-journal&quot;,&quot;title&quot;:&quot;Making through the lens of culture and power: Toward transformative visions for educational equity&quot;,&quot;container-title&quot;:&quot;Harvard Educational Review&quot;,&quot;citation-key&quot;:&quot;vossoughi_making_2016&quot;,&quot;source&quot;:&quot;Google Scholar&quot;,&quot;author&quot;:[{&quot;family&quot;:&quot;Vossoughi&quot;,&quot;given&quot;:&quot;Shirin&quot;},{&quot;family&quot;:&quot;Hooper&quot;,&quot;given&quot;:&quot;Paula K.&quot;},{&quot;family&quot;:&quot;Escudé&quot;,&quot;given&quot;:&quot;Meg&quot;}],&quot;page&quot;:&quot;206–232&quot;},&quot;id&quot;:1756}]} RNDypgrtmewqn"/>&lt;Do Zotero Refresh: [-@vossoughi_making_2016]&gt;<text:reference-mark-end text:name="ZOTERO_ITEM CSL_CITATION {&quot;properties&quot;:{&quot;noteIndex&quot;:0,&quot;formattedCitation&quot;:&quot;[-@vossoughi_making_2016]&quot;},&quot;schema&quot;:&quot;https://github.com/citation-style-language/schema/raw/master/csl-citation.json&quot;,&quot;citationID&quot;:&quot;bcqjhicl&quot;,&quot;citationItems&quot;:[{&quot;suppress-author&quot;:true,&quot;uris&quot;:[&quot;http://zotero.org/users/1913249/items/E7EXZNJ2&quot;],&quot;suffix&quot;:&quot;&quot;,&quot;prefix&quot;:&quot;&quot;,&quot;uri&quot;:[&quot;http://zotero.org/users/1913249/items/E7EXZNJ2&quot;],&quot;itemData&quot;:{&quot;accessed&quot;:{&quot;date-parts&quot;:[[&quot;2017&quot;,10,14]]},&quot;issue&quot;:&quot;2&quot;,&quot;issued&quot;:{&quot;date-parts&quot;:[[&quot;2016&quot;]]},&quot;volume&quot;:&quot;86&quot;,&quot;URL&quot;:&quot;http://www.hepgjournals.org/doi/abs/10.17763/0017-8055.86.2.206&quot;,&quot;id&quot;:&quot;vossoughi_making_2016&quot;,&quot;title-short&quot;:&quot;Making through the lens of culture and power&quot;,&quot;type&quot;:&quot;article-journal&quot;,&quot;title&quot;:&quot;Making through the lens of culture and power: Toward transformative visions for educational equity&quot;,&quot;container-title&quot;:&quot;Harvard Educational Review&quot;,&quot;citation-key&quot;:&quot;vossoughi_making_2016&quot;,&quot;source&quot;:&quot;Google Scholar&quot;,&quot;author&quot;:[{&quot;family&quot;:&quot;Vossoughi&quot;,&quot;given&quot;:&quot;Shirin&quot;},{&quot;family&quot;:&quot;Hooper&quot;,&quot;given&quot;:&quot;Paula K.&quot;},{&quot;family&quot;:&quot;Escudé&quot;,&quot;given&quot;:&quot;Meg&quot;}],&quot;page&quot;:&quot;206–232&quot;},&quot;id&quot;:1756}]} RNDypgrtmewqn"/> stress the need to explore and incorporate not only the values of but also cultural experiences of working-class students and students of colour into the making process.</text:p>
      <text:p text:style-name="Text_20_body">Margolis et al [(<text:span text:style-name="T1">margolis_stuck_2008?</text:span>);] outlined barriers causing a race gap in participation and achievement in computing in a US context; specifically, feelings of isolation, less access to computing opportunities, and lack of social support. In a game testers programme, DiSalvo and colleagues investigated these barriers in the context of interest in computer games be used to motivate access to computing education <text:reference-mark-start text:name="ZOTERO_ITEM CSL_CITATION {&quot;properties&quot;:{&quot;noteIndex&quot;:0,&quot;formattedCitation&quot;:&quot;[@disalvo_saving_2014; @disalvo_glitch_2009-1; @disalvo_learning_2008]&quot;},&quot;schema&quot;:&quot;https://github.com/citation-style-language/schema/raw/master/csl-citation.json&quot;,&quot;citationID&quot;:&quot;qzixdkau&quot;,&quot;citationItems&quot;:[{&quot;uris&quot;:[&quot;http://zotero.org/users/1913249/items/HKBNN53C&quot;],&quot;suffix&quot;:&quot;&quot;,&quot;prefix&quot;:&quot;&quot;,&quot;uri&quot;:[&quot;http://zotero.org/users/1913249/items/HKBNN53C&quot;],&quot;itemData&quot;:{&quot;source&quot;:&quot;Taylor and Francis+NEJM&quot;,&quot;URL&quot;:&quot;https://doi.org/10.1080/10508406.2014.893434&quot;,&quot;ISSN&quot;:&quot;1050-8406&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title&quot;:&quot;Saving Face While Geeking Out: Video Game Testing as a Justification for Learning Computer Science&quot;,&quot;issue&quot;:&quot;3&quot;,&quot;issued&quot;:{&quot;date-parts&quot;:[[&quot;2014&quot;,7,3]]},&quot;id&quot;:&quot;disalvo_saving_2014&quot;,&quot;title-short&quot;:&quot;Saving Face While Geeking Out&quot;,&quot;volume&quot;:&quot;23&quot;,&quot;accessed&quot;:{&quot;date-parts&quot;:[[&quot;2018&quot;,7,16]]},&quot;citation-key&quot;:&quot;disalvo_saving_2014&quot;,&quot;type&quot;:&quot;article-journal&quot;,&quot;author&quot;:[{&quot;family&quot;:&quot;DiSalvo&quot;,&quot;given&quot;:&quot;Betsy&quot;},{&quot;family&quot;:&quot;Guzdial&quot;,&quot;given&quot;:&quot;Mark&quot;},{&quot;family&quot;:&quot;Bruckman&quot;,&quot;given&quot;:&quot;Amy&quot;},{&quot;family&quot;:&quot;McKlin&quot;,&quot;given&quot;:&quot;Tom&quot;}],&quot;container-title&quot;:&quot;Journal of the Learning Sciences&quot;},&quot;id&quot;:2650},{&quot;uris&quot;:[&quot;http://zotero.org/users/1913249/items/9GLLZLMB&quot;],&quot;suffix&quot;:&quot;&quot;,&quot;prefix&quot;:&quot;&quot;,&quot;uri&quot;:[&quot;http://zotero.org/users/1913249/items/9GLLZLMB&quot;],&quot;itemData&quot;:{&quot;title&quot;:&quot;Glitch Game Testers: African American Men Breaking Open the Console&quot;,&quot;source&quot;:&quot;Zotero&quot;,&quot;event-title&quot;:&quot;DiGRA&quot;,&quot;issued&quot;:{&quot;date-parts&quot;:[[&quot;2009&quot;]]},&quot;id&quot;:&quot;disalvo_glitch_2009-1&quot;,&quot;type&quot;:&quot;paper-conference&quot;,&quot;language&quot;:&quot;en&quot;,&quot;container-title&quot;:&quot;Breaking New Ground: Innovation in Games, Play, Practice and Theor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page&quot;:&quot;7&quot;},&quot;id&quot;:2670},{&quot;uris&quot;:[&quot;http://zotero.org/users/1913249/items/XMLVAMHU&quot;],&quot;suffix&quot;:&quot;&quot;,&quot;prefix&quot;:&quot;&quot;,&quot;uri&quot;:[&quot;http://zotero.org/users/1913249/items/XMLVAMHU&quot;],&quot;itemData&quot;:{&quot;source&quot;:&quot;SAGE Journals&quot;,&quot;URL&quot;:&quot;http://journals.sagepub.com/doi/abs/10.1177/1555412008314130&quot;,&quot;ISSN&quot;:&quot;1555-4120&quot;,&quot;language&quot;:&quot;en&quot;,&quot;container-title&quot;:&quot;Games and Culture&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age&quot;:&quot;131-141&quot;,&quot;title&quot;:&quot;Learning in Context                                                    ,                                                             Learning in Context: Digital Games and Young Black Men             ,                      Digital Games and Young Black Men&quot;,&quot;issue&quot;:&quot;2&quot;,&quot;issued&quot;:{&quot;date-parts&quot;:[[&quot;2008&quot;,4,1]]},&quot;id&quot;:&quot;disalvo_learning_2008&quot;,&quot;title-short&quot;:&quot;Learning in Context                                                    ,                                                             Learning in Context&quot;,&quot;volume&quot;:&quot;3&quot;,&quot;type&quot;:&quot;article-journal&quot;,&quot;accessed&quot;:{&quot;date-parts&quot;:[[&quot;2018&quot;,7,16]]},&quot;citation-key&quot;:&quot;disalvo_learning_2008&quot;,&quot;author&quot;:[{&quot;family&quot;:&quot;DiSalvo&quot;,&quot;given&quot;:&quot;Betsy James&quot;},{&quot;family&quot;:&quot;Crowley&quot;,&quot;given&quot;:&quot;Kevin&quot;},{&quot;family&quot;:&quot;Norwood&quot;,&quot;given&quot;:&quot;Roy&quot;}],&quot;container-title-short&quot;:&quot;Games and Culture&quot;,&quot;DOI&quot;:&quot;10.1177/1555412008314130&quot;},&quot;id&quot;:2651}]} RNDuhcwsblzsf"/>&lt;Do Zotero Refresh: [@disalvo_saving_2014; @disalvo_glitch_2009-1; @disalvo_learning_2008]&gt;<text:reference-mark-end text:name="ZOTERO_ITEM CSL_CITATION {&quot;properties&quot;:{&quot;noteIndex&quot;:0,&quot;formattedCitation&quot;:&quot;[@disalvo_saving_2014; @disalvo_glitch_2009-1; @disalvo_learning_2008]&quot;},&quot;schema&quot;:&quot;https://github.com/citation-style-language/schema/raw/master/csl-citation.json&quot;,&quot;citationID&quot;:&quot;qzixdkau&quot;,&quot;citationItems&quot;:[{&quot;uris&quot;:[&quot;http://zotero.org/users/1913249/items/HKBNN53C&quot;],&quot;suffix&quot;:&quot;&quot;,&quot;prefix&quot;:&quot;&quot;,&quot;uri&quot;:[&quot;http://zotero.org/users/1913249/items/HKBNN53C&quot;],&quot;itemData&quot;:{&quot;source&quot;:&quot;Taylor and Francis+NEJM&quot;,&quot;URL&quot;:&quot;https://doi.org/10.1080/10508406.2014.893434&quot;,&quot;ISSN&quot;:&quot;1050-8406&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title&quot;:&quot;Saving Face While Geeking Out: Video Game Testing as a Justification for Learning Computer Science&quot;,&quot;issue&quot;:&quot;3&quot;,&quot;issued&quot;:{&quot;date-parts&quot;:[[&quot;2014&quot;,7,3]]},&quot;id&quot;:&quot;disalvo_saving_2014&quot;,&quot;title-short&quot;:&quot;Saving Face While Geeking Out&quot;,&quot;volume&quot;:&quot;23&quot;,&quot;accessed&quot;:{&quot;date-parts&quot;:[[&quot;2018&quot;,7,16]]},&quot;citation-key&quot;:&quot;disalvo_saving_2014&quot;,&quot;type&quot;:&quot;article-journal&quot;,&quot;author&quot;:[{&quot;family&quot;:&quot;DiSalvo&quot;,&quot;given&quot;:&quot;Betsy&quot;},{&quot;family&quot;:&quot;Guzdial&quot;,&quot;given&quot;:&quot;Mark&quot;},{&quot;family&quot;:&quot;Bruckman&quot;,&quot;given&quot;:&quot;Amy&quot;},{&quot;family&quot;:&quot;McKlin&quot;,&quot;given&quot;:&quot;Tom&quot;}],&quot;container-title&quot;:&quot;Journal of the Learning Sciences&quot;},&quot;id&quot;:2650},{&quot;uris&quot;:[&quot;http://zotero.org/users/1913249/items/9GLLZLMB&quot;],&quot;suffix&quot;:&quot;&quot;,&quot;prefix&quot;:&quot;&quot;,&quot;uri&quot;:[&quot;http://zotero.org/users/1913249/items/9GLLZLMB&quot;],&quot;itemData&quot;:{&quot;title&quot;:&quot;Glitch Game Testers: African American Men Breaking Open the Console&quot;,&quot;source&quot;:&quot;Zotero&quot;,&quot;event-title&quot;:&quot;DiGRA&quot;,&quot;issued&quot;:{&quot;date-parts&quot;:[[&quot;2009&quot;]]},&quot;id&quot;:&quot;disalvo_glitch_2009-1&quot;,&quot;type&quot;:&quot;paper-conference&quot;,&quot;language&quot;:&quot;en&quot;,&quot;container-title&quot;:&quot;Breaking New Ground: Innovation in Games, Play, Practice and Theor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page&quot;:&quot;7&quot;},&quot;id&quot;:2670},{&quot;uris&quot;:[&quot;http://zotero.org/users/1913249/items/XMLVAMHU&quot;],&quot;suffix&quot;:&quot;&quot;,&quot;prefix&quot;:&quot;&quot;,&quot;uri&quot;:[&quot;http://zotero.org/users/1913249/items/XMLVAMHU&quot;],&quot;itemData&quot;:{&quot;source&quot;:&quot;SAGE Journals&quot;,&quot;URL&quot;:&quot;http://journals.sagepub.com/doi/abs/10.1177/1555412008314130&quot;,&quot;ISSN&quot;:&quot;1555-4120&quot;,&quot;language&quot;:&quot;en&quot;,&quot;container-title&quot;:&quot;Games and Culture&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age&quot;:&quot;131-141&quot;,&quot;title&quot;:&quot;Learning in Context                                                    ,                                                             Learning in Context: Digital Games and Young Black Men             ,                      Digital Games and Young Black Men&quot;,&quot;issue&quot;:&quot;2&quot;,&quot;issued&quot;:{&quot;date-parts&quot;:[[&quot;2008&quot;,4,1]]},&quot;id&quot;:&quot;disalvo_learning_2008&quot;,&quot;title-short&quot;:&quot;Learning in Context                                                    ,                                                             Learning in Context&quot;,&quot;volume&quot;:&quot;3&quot;,&quot;type&quot;:&quot;article-journal&quot;,&quot;accessed&quot;:{&quot;date-parts&quot;:[[&quot;2018&quot;,7,16]]},&quot;citation-key&quot;:&quot;disalvo_learning_2008&quot;,&quot;author&quot;:[{&quot;family&quot;:&quot;DiSalvo&quot;,&quot;given&quot;:&quot;Betsy James&quot;},{&quot;family&quot;:&quot;Crowley&quot;,&quot;given&quot;:&quot;Kevin&quot;},{&quot;family&quot;:&quot;Norwood&quot;,&quot;given&quot;:&quot;Roy&quot;}],&quot;container-title-short&quot;:&quot;Games and Culture&quot;,&quot;DOI&quot;:&quot;10.1177/1555412008314130&quot;},&quot;id&quot;:2651}]} RNDuhcwsblzsf"/>. The results highlighted that activities should be not only interesting but also align to the underlying values of the program’s young, African American males.</text:p>
      <text:p text:style-name="Text_20_body">Addressing gender-based barriers to participation, Papert and Turkle <text:reference-mark-start text:name="ZOTERO_ITEM CSL_CITATION {&quot;properties&quot;:{&quot;noteIndex&quot;:0,&quot;formattedCitation&quot;:&quot;[@papert_epistemological_1990]&quot;},&quot;schema&quot;:&quot;https://github.com/citation-style-language/schema/raw/master/csl-citation.json&quot;,&quot;citationID&quot;:&quot;mwccjhrv&quot;,&quot;citationItems&quot;:[{&quot;uris&quot;:[&quot;http://zotero.org/users/1913249/items/PN46846P&quot;],&quot;suffix&quot;:&quot;&quot;,&quot;prefix&quot;:&quot;&quot;,&quot;uri&quot;:[&quot;http://zotero.org/users/1913249/items/PN46846P&quot;],&quot;itemData&quot;:{&quot;title&quot;:&quot;Epistemological Pluralism and the Revaluation of the Concrete&quot;,&quot;issue&quot;:&quot;1&quot;,&quot;issued&quot;:{&quot;date-parts&quot;:[[&quot;1990&quot;]]},&quot;id&quot;:&quot;papert_epistemological_1990&quot;,&quot;volume&quot;:&quot;16&quot;,&quot;URL&quot;:&quot;http://www.papert.org/articles/EpistemologicalPluralism.html&quot;,&quot;container-title&quot;:&quot;Signs&quot;,&quot;citation-key&quot;:&quot;papert_epistemological_1990&quot;,&quot;type&quot;:&quot;article-journal&quot;,&quot;accessed&quot;:{&quot;date-parts&quot;:[[&quot;2017&quot;,11,1]]},&quot;author&quot;:[{&quot;family&quot;:&quot;Papert&quot;,&quot;given&quot;:&quot;Seymour&quot;},{&quot;family&quot;:&quot;Turkle&quot;,&quot;given&quot;:&quot;Sherry&quot;}]},&quot;id&quot;:2017}]} RNDdbblurldpp"/>&lt;Do Zotero Refresh: [@papert_epistemological_1990]&gt;<text:reference-mark-end text:name="ZOTERO_ITEM CSL_CITATION {&quot;properties&quot;:{&quot;noteIndex&quot;:0,&quot;formattedCitation&quot;:&quot;[@papert_epistemological_1990]&quot;},&quot;schema&quot;:&quot;https://github.com/citation-style-language/schema/raw/master/csl-citation.json&quot;,&quot;citationID&quot;:&quot;mwccjhrv&quot;,&quot;citationItems&quot;:[{&quot;uris&quot;:[&quot;http://zotero.org/users/1913249/items/PN46846P&quot;],&quot;suffix&quot;:&quot;&quot;,&quot;prefix&quot;:&quot;&quot;,&quot;uri&quot;:[&quot;http://zotero.org/users/1913249/items/PN46846P&quot;],&quot;itemData&quot;:{&quot;title&quot;:&quot;Epistemological Pluralism and the Revaluation of the Concrete&quot;,&quot;issue&quot;:&quot;1&quot;,&quot;issued&quot;:{&quot;date-parts&quot;:[[&quot;1990&quot;]]},&quot;id&quot;:&quot;papert_epistemological_1990&quot;,&quot;volume&quot;:&quot;16&quot;,&quot;URL&quot;:&quot;http://www.papert.org/articles/EpistemologicalPluralism.html&quot;,&quot;container-title&quot;:&quot;Signs&quot;,&quot;citation-key&quot;:&quot;papert_epistemological_1990&quot;,&quot;type&quot;:&quot;article-journal&quot;,&quot;accessed&quot;:{&quot;date-parts&quot;:[[&quot;2017&quot;,11,1]]},&quot;author&quot;:[{&quot;family&quot;:&quot;Papert&quot;,&quot;given&quot;:&quot;Seymour&quot;},{&quot;family&quot;:&quot;Turkle&quot;,&quot;given&quot;:&quot;Sherry&quot;}]},&quot;id&quot;:2017}]} RNDdbblurldpp"/> identified some girls’ alienation with abstract approaches to computing. They highlighted the need for diversity of teaching and learning styles to address issues surrounding the early socialisation of women and girls to value personal and concrete styles of working. Denner and colleagues<text:reference-mark-start text:name="ZOTERO_ITEM CSL_CITATION {&quot;properties&quot;:{&quot;noteIndex&quot;:0,&quot;formattedCitation&quot;:&quot;[@denner_what_2008; @angelides_beyond_2014]&quot;},&quot;schema&quot;:&quot;https://github.com/citation-style-language/schema/raw/master/csl-citation.json&quot;,&quot;citationID&quot;:&quot;npjhxmep&quot;,&quot;citationItems&quot;:[{&quot;uris&quot;:[&quot;http://zotero.org/users/1913249/items/HF2UTF38&quot;],&quot;suffix&quot;:&quot;&quot;,&quot;prefix&quot;:&quot;&quot;,&quot;uri&quot;:[&quot;http://zotero.org/users/1913249/items/HF2UTF38&quot;],&quot;itemData&quot;:{&quot;title&quot;:&quot;What do girls want? What games made by girls can tell us&quot;,&quot;type&quot;:&quot;article-journal&quot;,&quot;page&quot;:&quot;128–144&quot;,&quot;container-title&quot;:&quot;Beyond Barbie and Mortal Kombat: New perspectives on gender and gaming&quot;,&quot;citation-key&quot;:&quot;denner_what_2008&quot;,&quot;issued&quot;:{&quot;date-parts&quot;:[[&quot;2008&quot;]]},&quot;author&quot;:[{&quot;family&quot;:&quot;Denner&quot;,&quot;given&quot;:&quot;Jill&quot;},{&quot;family&quot;:&quot;Campe&quot;,&quot;given&quot;:&quot;Shannon&quot;}],&quot;id&quot;:&quot;denner_what_2008&quot;},&quot;id&quot;:2676},{&quot;uris&quot;:[&quot;http://zotero.org/users/1913249/items/GABBTVL8&quot;],&quot;suffix&quot;:&quot;&quot;,&quot;prefix&quot;:&quot;&quot;,&quot;uri&quot;:[&quot;http://zotero.org/users/1913249/items/GABBTVL8&quot;],&quot;itemData&quot;:{&quot;source&quot;:&quot;Crossref&quot;,&quot;URL&quot;:&quot;http://doi.wiley.com/10.1002/9781118796443.ch25&quot;,&quot;language&quot;:&quot;en&quot;,&quot;container-title&quot;:&quot;Handbook of Digital Games&quot;,&quot;author&quot;:[{&quot;family&quot;:&quot;Denner&quot;,&quot;given&quot;:&quot;Jill&quot;},{&quot;family&quot;:&quot;Ortiz&quot;,&quot;given&quot;:&quot;Eloy&quot;},{&quot;family&quot;:&quot;Campe&quot;,&quot;given&quot;:&quot;Shannon&quot;},{&quot;family&quot;:&quot;Werner&quot;,&quot;given&quot;:&quot;Linda&quot;}],&quot;page&quot;:&quot;667-688&quot;,&quot;title&quot;:&quot;Beyond Stereotypes of Gender and Gaming: Video Games Made by Middle School Students&quot;,&quot;event-place&quot;:&quot;Hoboken, NJ, USA&quot;,&quot;editor&quot;:[{&quot;family&quot;:&quot;Angelides&quot;,&quot;given&quot;:&quot;Marios C.&quot;},{&quot;family&quot;:&quot;Agius&quot;,&quot;given&quot;:&quot;Harry&quot;}],&quot;issued&quot;:{&quot;date-parts&quot;:[[&quot;2014&quot;,3,7]]},&quot;publisher-place&quot;:&quot;Hoboken, NJ, USA&quot;,&quot;id&quot;:&quot;angelides_beyond_2014&quot;,&quot;title-short&quot;:&quot;Beyond Stereotypes of Gender and Gaming&quot;,&quot;publisher&quot;:&quot;John Wiley &amp; Sons, Inc.&quot;,&quot;type&quot;:&quot;chapter&quot;,&quot;citation-key&quot;:&quot;angelides_beyond_2014&quot;,&quot;accessed&quot;:{&quot;date-parts&quot;:[[&quot;2018&quot;,10,10]]},&quot;ISBN&quot;:&quot;978-1-118-79644-3 978-1-118-32803-3&quot;,&quot;DOI&quot;:&quot;10.1002/9781118796443.ch25&quot;},&quot;id&quot;:2850}]} RNDnqpgvbcyem"/>&lt;Do Zotero Refresh: [@denner_what_2008; @angelides_beyond_2014]&gt;<text:reference-mark-end text:name="ZOTERO_ITEM CSL_CITATION {&quot;properties&quot;:{&quot;noteIndex&quot;:0,&quot;formattedCitation&quot;:&quot;[@denner_what_2008; @angelides_beyond_2014]&quot;},&quot;schema&quot;:&quot;https://github.com/citation-style-language/schema/raw/master/csl-citation.json&quot;,&quot;citationID&quot;:&quot;npjhxmep&quot;,&quot;citationItems&quot;:[{&quot;uris&quot;:[&quot;http://zotero.org/users/1913249/items/HF2UTF38&quot;],&quot;suffix&quot;:&quot;&quot;,&quot;prefix&quot;:&quot;&quot;,&quot;uri&quot;:[&quot;http://zotero.org/users/1913249/items/HF2UTF38&quot;],&quot;itemData&quot;:{&quot;title&quot;:&quot;What do girls want? What games made by girls can tell us&quot;,&quot;type&quot;:&quot;article-journal&quot;,&quot;page&quot;:&quot;128–144&quot;,&quot;container-title&quot;:&quot;Beyond Barbie and Mortal Kombat: New perspectives on gender and gaming&quot;,&quot;citation-key&quot;:&quot;denner_what_2008&quot;,&quot;issued&quot;:{&quot;date-parts&quot;:[[&quot;2008&quot;]]},&quot;author&quot;:[{&quot;family&quot;:&quot;Denner&quot;,&quot;given&quot;:&quot;Jill&quot;},{&quot;family&quot;:&quot;Campe&quot;,&quot;given&quot;:&quot;Shannon&quot;}],&quot;id&quot;:&quot;denner_what_2008&quot;},&quot;id&quot;:2676},{&quot;uris&quot;:[&quot;http://zotero.org/users/1913249/items/GABBTVL8&quot;],&quot;suffix&quot;:&quot;&quot;,&quot;prefix&quot;:&quot;&quot;,&quot;uri&quot;:[&quot;http://zotero.org/users/1913249/items/GABBTVL8&quot;],&quot;itemData&quot;:{&quot;source&quot;:&quot;Crossref&quot;,&quot;URL&quot;:&quot;http://doi.wiley.com/10.1002/9781118796443.ch25&quot;,&quot;language&quot;:&quot;en&quot;,&quot;container-title&quot;:&quot;Handbook of Digital Games&quot;,&quot;author&quot;:[{&quot;family&quot;:&quot;Denner&quot;,&quot;given&quot;:&quot;Jill&quot;},{&quot;family&quot;:&quot;Ortiz&quot;,&quot;given&quot;:&quot;Eloy&quot;},{&quot;family&quot;:&quot;Campe&quot;,&quot;given&quot;:&quot;Shannon&quot;},{&quot;family&quot;:&quot;Werner&quot;,&quot;given&quot;:&quot;Linda&quot;}],&quot;page&quot;:&quot;667-688&quot;,&quot;title&quot;:&quot;Beyond Stereotypes of Gender and Gaming: Video Games Made by Middle School Students&quot;,&quot;event-place&quot;:&quot;Hoboken, NJ, USA&quot;,&quot;editor&quot;:[{&quot;family&quot;:&quot;Angelides&quot;,&quot;given&quot;:&quot;Marios C.&quot;},{&quot;family&quot;:&quot;Agius&quot;,&quot;given&quot;:&quot;Harry&quot;}],&quot;issued&quot;:{&quot;date-parts&quot;:[[&quot;2014&quot;,3,7]]},&quot;publisher-place&quot;:&quot;Hoboken, NJ, USA&quot;,&quot;id&quot;:&quot;angelides_beyond_2014&quot;,&quot;title-short&quot;:&quot;Beyond Stereotypes of Gender and Gaming&quot;,&quot;publisher&quot;:&quot;John Wiley &amp; Sons, Inc.&quot;,&quot;type&quot;:&quot;chapter&quot;,&quot;citation-key&quot;:&quot;angelides_beyond_2014&quot;,&quot;accessed&quot;:{&quot;date-parts&quot;:[[&quot;2018&quot;,10,10]]},&quot;ISBN&quot;:&quot;978-1-118-79644-3 978-1-118-32803-3&quot;,&quot;DOI&quot;:&quot;10.1002/9781118796443.ch25&quot;},&quot;id&quot;:2850}]} RNDnqpgvbcyem"/>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properties&quot;:{&quot;noteIndex&quot;:0,&quot;formattedCitation&quot;:&quot;[@pelletier_gaming_2008]&quot;},&quot;schema&quot;:&quot;https://github.com/citation-style-language/schema/raw/master/csl-citation.json&quot;,&quot;citationID&quot;:&quot;fvhjwivr&quot;,&quot;citationItems&quot;:[{&quot;uris&quot;:[&quot;http://zotero.org/users/1913249/items/CI3UYB78&quot;],&quot;suffix&quot;:&quot;&quot;,&quot;prefix&quot;:&quot;&quot;,&quot;uri&quot;:[&quot;http://zotero.org/users/1913249/items/CI3UYB78&quot;],&quot;itemData&quot;:{&quot;source&quot;:&quot;discovery.ucl.ac.uk&quot;,&quot;URL&quot;:&quot;http://discovery.ucl.ac.uk/1561023/&quot;,&quot;container-title&quot;:&quot;Beyond Barbie and Mortal Kombat: New Perspectives on Gender and Gaming&quot;,&quot;author&quot;:[{&quot;family&quot;:&quot;Pelletier&quot;,&quot;given&quot;:&quot;C.&quot;}],&quot;page&quot;:&quot;145-159&quot;,&quot;title&quot;:&quot;Gaming in Context: How Young People Construct Their Gendered Identities in Playing and Making Games&quot;,&quot;event-place&quot;:&quot;Cambridge, MA&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issued&quot;:{&quot;date-parts&quot;:[[&quot;2008&quot;]]},&quot;publisher-place&quot;:&quot;Cambridge, MA&quot;,&quot;id&quot;:&quot;pelletier_gaming_2008&quot;,&quot;title-short&quot;:&quot;Gaming in Context&quot;,&quot;publisher&quot;:&quot;MIT Press&quot;,&quot;citation-key&quot;:&quot;pelletier_gaming_2008&quot;,&quot;accessed&quot;:{&quot;date-parts&quot;:[[&quot;2018&quot;,7,19]]},&quot;type&quot;:&quot;chapter&quot;,&quot;abstract&quot;:&quot;UCL Discovery is UCL's open access repository, showcasing and providing access to UCL research outputs from all UCL disciplines.&quot;},&quot;id&quot;:2943}]} RNDaguqviffpc"/>&lt;Do Zotero Refresh: [@pelletier_gaming_2008]&gt;<text:reference-mark-end text:name="ZOTERO_ITEM CSL_CITATION {&quot;properties&quot;:{&quot;noteIndex&quot;:0,&quot;formattedCitation&quot;:&quot;[@pelletier_gaming_2008]&quot;},&quot;schema&quot;:&quot;https://github.com/citation-style-language/schema/raw/master/csl-citation.json&quot;,&quot;citationID&quot;:&quot;fvhjwivr&quot;,&quot;citationItems&quot;:[{&quot;uris&quot;:[&quot;http://zotero.org/users/1913249/items/CI3UYB78&quot;],&quot;suffix&quot;:&quot;&quot;,&quot;prefix&quot;:&quot;&quot;,&quot;uri&quot;:[&quot;http://zotero.org/users/1913249/items/CI3UYB78&quot;],&quot;itemData&quot;:{&quot;source&quot;:&quot;discovery.ucl.ac.uk&quot;,&quot;URL&quot;:&quot;http://discovery.ucl.ac.uk/1561023/&quot;,&quot;container-title&quot;:&quot;Beyond Barbie and Mortal Kombat: New Perspectives on Gender and Gaming&quot;,&quot;author&quot;:[{&quot;family&quot;:&quot;Pelletier&quot;,&quot;given&quot;:&quot;C.&quot;}],&quot;page&quot;:&quot;145-159&quot;,&quot;title&quot;:&quot;Gaming in Context: How Young People Construct Their Gendered Identities in Playing and Making Games&quot;,&quot;event-place&quot;:&quot;Cambridge, MA&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issued&quot;:{&quot;date-parts&quot;:[[&quot;2008&quot;]]},&quot;publisher-place&quot;:&quot;Cambridge, MA&quot;,&quot;id&quot;:&quot;pelletier_gaming_2008&quot;,&quot;title-short&quot;:&quot;Gaming in Context&quot;,&quot;publisher&quot;:&quot;MIT Press&quot;,&quot;citation-key&quot;:&quot;pelletier_gaming_2008&quot;,&quot;accessed&quot;:{&quot;date-parts&quot;:[[&quot;2018&quot;,7,19]]},&quot;type&quot;:&quot;chapter&quot;,&quot;abstract&quot;:&quot;UCL Discovery is UCL's open access repository, showcasing and providing access to UCL research outputs from all UCL disciplines.&quot;},&quot;id&quot;:2943}]} RNDaguqviffpc"/>. Kafai and Burke <text:reference-mark-start text:name="ZOTERO_ITEM CSL_CITATION {&quot;properties&quot;:{&quot;noteIndex&quot;:0,&quot;formattedCitation&quot;:&quot;[@kafai_beyond_2014]&quot;},&quot;schema&quot;:&quot;https://github.com/citation-style-language/schema/raw/master/csl-citation.json&quot;,&quot;citationID&quot;:&quot;rusfkilg&quot;,&quot;citationItems&quot;:[{&quot;uris&quot;:[&quot;http://zotero.org/users/1913249/items/XCATBQNK&quot;],&quot;suffix&quot;:&quot;&quot;,&quot;prefix&quot;:&quot;&quot;,&quot;uri&quot;:[&quot;http://zotero.org/users/1913249/items/XCATBQNK&quot;],&quot;itemData&quot;:{&quot;source&quot;:&quot;ACM Digital Library&quot;,&quot;URL&quot;:&quot;http://dl.acm.org/citation.cfm?id=2670296.2670301&quot;,&quot;collection-title&quot;:&quot;Gender IT '14&quot;,&quot;ISBN&quot;:&quot;978-1-4503-2105-1&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title&quot;:&quot;Beyond game design for broadening participation: building new clubhouses of computing for girls&quot;,&quot;event-place&quot;:&quot;Siegen, Germany, Germany&quot;,&quot;issued&quot;:{&quot;date-parts&quot;:[[&quot;2014&quot;]]},&quot;publisher-place&quot;:&quot;Siegen, Germany, Germany&quot;,&quot;id&quot;:&quot;kafai_beyond_2014&quot;,&quot;title-short&quot;:&quot;Beyond game design for broadening participation&quot;,&quot;publisher&quot;:&quot;European Society for Socially Embedded Technologies&quot;,&quot;citation-key&quot;:&quot;kafai_beyond_2014&quot;,&quot;type&quot;:&quot;paper-conference&quot;,&quot;accessed&quot;:{&quot;date-parts&quot;:[[&quot;2018&quot;,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3759}]} RNDkneoajjhtg"/>&lt;Do Zotero Refresh: [@kafai_beyond_2014]&gt;<text:reference-mark-end text:name="ZOTERO_ITEM CSL_CITATION {&quot;properties&quot;:{&quot;noteIndex&quot;:0,&quot;formattedCitation&quot;:&quot;[@kafai_beyond_2014]&quot;},&quot;schema&quot;:&quot;https://github.com/citation-style-language/schema/raw/master/csl-citation.json&quot;,&quot;citationID&quot;:&quot;rusfkilg&quot;,&quot;citationItems&quot;:[{&quot;uris&quot;:[&quot;http://zotero.org/users/1913249/items/XCATBQNK&quot;],&quot;suffix&quot;:&quot;&quot;,&quot;prefix&quot;:&quot;&quot;,&quot;uri&quot;:[&quot;http://zotero.org/users/1913249/items/XCATBQNK&quot;],&quot;itemData&quot;:{&quot;source&quot;:&quot;ACM Digital Library&quot;,&quot;URL&quot;:&quot;http://dl.acm.org/citation.cfm?id=2670296.2670301&quot;,&quot;collection-title&quot;:&quot;Gender IT '14&quot;,&quot;ISBN&quot;:&quot;978-1-4503-2105-1&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title&quot;:&quot;Beyond game design for broadening participation: building new clubhouses of computing for girls&quot;,&quot;event-place&quot;:&quot;Siegen, Germany, Germany&quot;,&quot;issued&quot;:{&quot;date-parts&quot;:[[&quot;2014&quot;]]},&quot;publisher-place&quot;:&quot;Siegen, Germany, Germany&quot;,&quot;id&quot;:&quot;kafai_beyond_2014&quot;,&quot;title-short&quot;:&quot;Beyond game design for broadening participation&quot;,&quot;publisher&quot;:&quot;European Society for Socially Embedded Technologies&quot;,&quot;citation-key&quot;:&quot;kafai_beyond_2014&quot;,&quot;type&quot;:&quot;paper-conference&quot;,&quot;accessed&quot;:{&quot;date-parts&quot;:[[&quot;2018&quot;,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3759}]} RNDkneoajjhtg"/> address the issues of gender identities within game design by advocating the creation of new communities and learning environments which align with values of participants rather than trying to lure girls in to existing, male-gendered spaces. Similarly Buechley et al <text:reference-mark-start text:name="ZOTERO_ITEM CSL_CITATION {&quot;properties&quot;:{&quot;noteIndex&quot;:0,&quot;formattedCitation&quot;:&quot;[@buechley_lilypad_2008, p. 431]&quot;},&quot;schema&quot;:&quot;https://github.com/citation-style-language/schema/raw/master/csl-citation.json&quot;,&quot;citationID&quot;:&quot;qoxrvsiq&quot;,&quot;citationItems&quot;:[{&quot;locator&quot;:&quot; 431&quot;,&quot;uris&quot;:[&quot;http://zotero.org/users/1913249/items/DZ9J8VZZ&quot;],&quot;prefix&quot;:&quot;&quot;,&quot;uri&quot;:[&quot;http://zotero.org/users/1913249/items/DZ9J8VZZ&quot;],&quot;itemData&quot;:{&quot;source&quot;:&quot;DOI.org (Crossref)&quot;,&quot;URL&quot;:&quot;https://dl.acm.org/doi/10.1145/1357054.1357123&quot;,&quot;ISBN&quot;:&quot;978-1-60558-011-1&quot;,&quot;DOI&quot;:&quot;10.1145/1357054.1357123&quot;,&quot;author&quot;:[{&quot;family&quot;:&quot;Buechley&quot;,&quot;given&quot;:&quot;Leah&quot;},{&quot;family&quot;:&quot;Eisenberg&quot;,&quot;given&quot;:&quot;Mike&quot;},{&quot;family&quot;:&quot;Catchen&quot;,&quot;given&quot;:&quot;Jaime&quot;},{&quot;family&quot;:&quot;Crockett&quot;,&quot;given&quot;:&quot;Ali&quot;}],&quot;page&quot;:&quot;423-432&quot;,&quot;accessed&quot;:{&quot;date-parts&quot;:[[&quot;2024&quot;,7,12]]},&quot;event-place&quot;:&quot;Florence Italy&quot;,&quot;event-title&quot;:&quot;CHI '08: CHI Conference on Human Factors in Computing Systems&quot;,&quot;issued&quot;:{&quot;date-parts&quot;:[[&quot;2008&quot;,4,6]]},&quot;publisher-place&quot;:&quot;Florence Italy&quot;,&quot;id&quot;:&quot;buechley_lilypad_2008&quot;,&quot;title-short&quot;:&quot;The LilyPad Arduino&quot;,&quot;publisher&quot;:&quot;ACM&quot;,&quot;type&quot;:&quot;paper-conference&quot;,&quot;title&quot;:&quot;The LilyPad Arduino: using computational textiles to investigate engagement, aesthetics, and diversity in computer science education&quot;,&quot;citation-key&quot;:&quot;buechley_lilypad_2008&quot;,&quot;language&quot;:&quot;en&quot;,&quot;container-title&quot;:&quot;Proceedings of the SIGCHI Conference on Human Factors in Computing Systems&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id&quot;:9629}]} RNDanvqqnkjsu"/>&lt;Do Zotero Refresh: [@buechley_lilypad_2008, p. 431]&gt;<text:reference-mark-end text:name="ZOTERO_ITEM CSL_CITATION {&quot;properties&quot;:{&quot;noteIndex&quot;:0,&quot;formattedCitation&quot;:&quot;[@buechley_lilypad_2008, p. 431]&quot;},&quot;schema&quot;:&quot;https://github.com/citation-style-language/schema/raw/master/csl-citation.json&quot;,&quot;citationID&quot;:&quot;qoxrvsiq&quot;,&quot;citationItems&quot;:[{&quot;locator&quot;:&quot; 431&quot;,&quot;uris&quot;:[&quot;http://zotero.org/users/1913249/items/DZ9J8VZZ&quot;],&quot;prefix&quot;:&quot;&quot;,&quot;uri&quot;:[&quot;http://zotero.org/users/1913249/items/DZ9J8VZZ&quot;],&quot;itemData&quot;:{&quot;source&quot;:&quot;DOI.org (Crossref)&quot;,&quot;URL&quot;:&quot;https://dl.acm.org/doi/10.1145/1357054.1357123&quot;,&quot;ISBN&quot;:&quot;978-1-60558-011-1&quot;,&quot;DOI&quot;:&quot;10.1145/1357054.1357123&quot;,&quot;author&quot;:[{&quot;family&quot;:&quot;Buechley&quot;,&quot;given&quot;:&quot;Leah&quot;},{&quot;family&quot;:&quot;Eisenberg&quot;,&quot;given&quot;:&quot;Mike&quot;},{&quot;family&quot;:&quot;Catchen&quot;,&quot;given&quot;:&quot;Jaime&quot;},{&quot;family&quot;:&quot;Crockett&quot;,&quot;given&quot;:&quot;Ali&quot;}],&quot;page&quot;:&quot;423-432&quot;,&quot;accessed&quot;:{&quot;date-parts&quot;:[[&quot;2024&quot;,7,12]]},&quot;event-place&quot;:&quot;Florence Italy&quot;,&quot;event-title&quot;:&quot;CHI '08: CHI Conference on Human Factors in Computing Systems&quot;,&quot;issued&quot;:{&quot;date-parts&quot;:[[&quot;2008&quot;,4,6]]},&quot;publisher-place&quot;:&quot;Florence Italy&quot;,&quot;id&quot;:&quot;buechley_lilypad_2008&quot;,&quot;title-short&quot;:&quot;The LilyPad Arduino&quot;,&quot;publisher&quot;:&quot;ACM&quot;,&quot;type&quot;:&quot;paper-conference&quot;,&quot;title&quot;:&quot;The LilyPad Arduino: using computational textiles to investigate engagement, aesthetics, and diversity in computer science education&quot;,&quot;citation-key&quot;:&quot;buechley_lilypad_2008&quot;,&quot;language&quot;:&quot;en&quot;,&quot;container-title&quot;:&quot;Proceedings of the SIGCHI Conference on Human Factors in Computing Systems&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id&quot;:9629}]} RNDanvqqnkjsu"/> ask “how can we integrate computer science with activities and communities that girls and women are already engaged in?”,</text:p>
      <text:h text:style-name="Heading_20_3" text:outline-level="3"><text:bookmark-start text:name="technical-barriers--"/>Technical barriers -<text:bookmark-end text:name="technical-barriers--"/></text:h>
      <text:p text:style-name="First_20_paragraph">Techie stuff - perhaps in intro? Or signpost to start of Chapter 4.</text:p>
      <text:h text:style-name="Heading_20_4" text:outline-level="4"><text:bookmark-start text:name="difficulty-of-computer-programming-via-coding"/>Difficulty of computer programming via coding<text:bookmark-end text:name="difficulty-of-computer-programming-via-coding"/></text:h>
      <text:p text:style-name="First_20_paragraph">Summary here <text:reference-mark-start text:name="ZOTERO_ITEM CSL_CITATION {&quot;properties&quot;:{&quot;noteIndex&quot;:0,&quot;formattedCitation&quot;:&quot;[@gomes2007learning]&quot;},&quot;schema&quot;:&quot;https://github.com/citation-style-language/schema/raw/master/csl-citation.json&quot;,&quot;citationID&quot;:&quot;rdabreqs&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oaahgrweir"/>&lt;Do Zotero Refresh: [@gomes2007learning]&gt;<text:reference-mark-end text:name="ZOTERO_ITEM CSL_CITATION {&quot;properties&quot;:{&quot;noteIndex&quot;:0,&quot;formattedCitation&quot;:&quot;[@gomes2007learning]&quot;},&quot;schema&quot;:&quot;https://github.com/citation-style-language/schema/raw/master/csl-citation.json&quot;,&quot;citationID&quot;:&quot;rdabreqs&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oaahgrweir"/> <text:reference-mark-start text:name="ZOTERO_ITEM CSL_CITATION {&quot;properties&quot;:{&quot;noteIndex&quot;:0,&quot;formattedCitation&quot;:&quot;[@joao_cross-analysis_2019]&quot;},&quot;schema&quot;:&quot;https://github.com/citation-style-language/schema/raw/master/csl-citation.json&quot;,&quot;citationID&quot;:&quot;wqixeenv&quot;,&quot;citationItems&quot;:[{&quot;uris&quot;:[&quot;http://zotero.org/users/1913249/items/C7CNB5XA&quot;],&quot;suffix&quot;:&quot;&quot;,&quot;prefix&quot;:&quot;&quot;,&quot;uri&quot;:[&quot;http://zotero.org/users/1913249/items/C7CNB5XA&quot;],&quot;itemData&quot;:{&quot;source&quot;:&quot;www.mdpi.com&quot;,&quot;URL&quot;:&quot;https://www.mdpi.com/2227-7102/9/3/181&quot;,&quot;license&quot;:&quot;http://creativecommons.org/licenses/by/3.0/&quot;,&quot;ISSN&quot;:&quot;2227-7102&quot;,&quot;language&quot;:&quot;en&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accessed&quot;:{&quot;date-parts&quot;:[[&quot;2023&quot;,12,3]]},&quot;issue&quot;:&quot;3&quot;,&quot;issued&quot;:{&quot;date-parts&quot;:[[&quot;2019&quot;,9]]},&quot;id&quot;:&quot;joao_cross-analysis_2019&quot;,&quot;volume&quot;:&quot;9&quot;,&quot;publisher&quot;:&quot;Multidisciplinary Digital Publishing Institute&quot;,&quot;type&quot;:&quot;article-journal&quot;,&quot;title&quot;:&quot;A Cross-analysis of Block-based and Visual Programming Apps with Computer Science Student-Teachers&quot;,&quot;citation-key&quot;:&quot;joao_cross-analysis_2019&quot;,&quot;number&quot;:&quot;3&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id&quot;:9093}]} RNDrxekswotyg"/>&lt;Do Zotero Refresh: [@joao_cross-analysis_2019]&gt;<text:reference-mark-end text:name="ZOTERO_ITEM CSL_CITATION {&quot;properties&quot;:{&quot;noteIndex&quot;:0,&quot;formattedCitation&quot;:&quot;[@joao_cross-analysis_2019]&quot;},&quot;schema&quot;:&quot;https://github.com/citation-style-language/schema/raw/master/csl-citation.json&quot;,&quot;citationID&quot;:&quot;wqixeenv&quot;,&quot;citationItems&quot;:[{&quot;uris&quot;:[&quot;http://zotero.org/users/1913249/items/C7CNB5XA&quot;],&quot;suffix&quot;:&quot;&quot;,&quot;prefix&quot;:&quot;&quot;,&quot;uri&quot;:[&quot;http://zotero.org/users/1913249/items/C7CNB5XA&quot;],&quot;itemData&quot;:{&quot;source&quot;:&quot;www.mdpi.com&quot;,&quot;URL&quot;:&quot;https://www.mdpi.com/2227-7102/9/3/181&quot;,&quot;license&quot;:&quot;http://creativecommons.org/licenses/by/3.0/&quot;,&quot;ISSN&quot;:&quot;2227-7102&quot;,&quot;language&quot;:&quot;en&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accessed&quot;:{&quot;date-parts&quot;:[[&quot;2023&quot;,12,3]]},&quot;issue&quot;:&quot;3&quot;,&quot;issued&quot;:{&quot;date-parts&quot;:[[&quot;2019&quot;,9]]},&quot;id&quot;:&quot;joao_cross-analysis_2019&quot;,&quot;volume&quot;:&quot;9&quot;,&quot;publisher&quot;:&quot;Multidisciplinary Digital Publishing Institute&quot;,&quot;type&quot;:&quot;article-journal&quot;,&quot;title&quot;:&quot;A Cross-analysis of Block-based and Visual Programming Apps with Computer Science Student-Teachers&quot;,&quot;citation-key&quot;:&quot;joao_cross-analysis_2019&quot;,&quot;number&quot;:&quot;3&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id&quot;:9093}]} RNDrxekswotyg"/>. and here</text:p>
      <text:p text:style-name="P27">&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properties&quot;:{&quot;noteIndex&quot;:0,&quot;formattedCitation&quot;:&quot;[@joao_cross-analysis_2019]&quot;},&quot;schema&quot;:&quot;https://github.com/citation-style-language/schema/raw/master/csl-citation.json&quot;,&quot;citationID&quot;:&quot;yoymoyuv&quot;,&quot;citationItems&quot;:[{&quot;uris&quot;:[&quot;http://zotero.org/users/1913249/items/C7CNB5XA&quot;],&quot;suffix&quot;:&quot;&quot;,&quot;prefix&quot;:&quot;&quot;,&quot;uri&quot;:[&quot;http://zotero.org/users/1913249/items/C7CNB5XA&quot;],&quot;itemData&quot;:{&quot;source&quot;:&quot;www.mdpi.com&quot;,&quot;URL&quot;:&quot;https://www.mdpi.com/2227-7102/9/3/181&quot;,&quot;license&quot;:&quot;http://creativecommons.org/licenses/by/3.0/&quot;,&quot;ISSN&quot;:&quot;2227-7102&quot;,&quot;language&quot;:&quot;en&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accessed&quot;:{&quot;date-parts&quot;:[[&quot;2023&quot;,12,3]]},&quot;issue&quot;:&quot;3&quot;,&quot;issued&quot;:{&quot;date-parts&quot;:[[&quot;2019&quot;,9]]},&quot;id&quot;:&quot;joao_cross-analysis_2019&quot;,&quot;volume&quot;:&quot;9&quot;,&quot;publisher&quot;:&quot;Multidisciplinary Digital Publishing Institute&quot;,&quot;type&quot;:&quot;article-journal&quot;,&quot;title&quot;:&quot;A Cross-analysis of Block-based and Visual Programming Apps with Computer Science Student-Teachers&quot;,&quot;citation-key&quot;:&quot;joao_cross-analysis_2019&quot;,&quot;number&quot;:&quot;3&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id&quot;:9093}]} RNDprzyiwpqtu"/>&lt;Do Zotero Refresh: [@joao_cross-analysis_2019]&gt;<text:reference-mark-end text:name="ZOTERO_ITEM CSL_CITATION {&quot;properties&quot;:{&quot;noteIndex&quot;:0,&quot;formattedCitation&quot;:&quot;[@joao_cross-analysis_2019]&quot;},&quot;schema&quot;:&quot;https://github.com/citation-style-language/schema/raw/master/csl-citation.json&quot;,&quot;citationID&quot;:&quot;yoymoyuv&quot;,&quot;citationItems&quot;:[{&quot;uris&quot;:[&quot;http://zotero.org/users/1913249/items/C7CNB5XA&quot;],&quot;suffix&quot;:&quot;&quot;,&quot;prefix&quot;:&quot;&quot;,&quot;uri&quot;:[&quot;http://zotero.org/users/1913249/items/C7CNB5XA&quot;],&quot;itemData&quot;:{&quot;source&quot;:&quot;www.mdpi.com&quot;,&quot;URL&quot;:&quot;https://www.mdpi.com/2227-7102/9/3/181&quot;,&quot;license&quot;:&quot;http://creativecommons.org/licenses/by/3.0/&quot;,&quot;ISSN&quot;:&quot;2227-7102&quot;,&quot;language&quot;:&quot;en&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accessed&quot;:{&quot;date-parts&quot;:[[&quot;2023&quot;,12,3]]},&quot;issue&quot;:&quot;3&quot;,&quot;issued&quot;:{&quot;date-parts&quot;:[[&quot;2019&quot;,9]]},&quot;id&quot;:&quot;joao_cross-analysis_2019&quot;,&quot;volume&quot;:&quot;9&quot;,&quot;publisher&quot;:&quot;Multidisciplinary Digital Publishing Institute&quot;,&quot;type&quot;:&quot;article-journal&quot;,&quot;title&quot;:&quot;A Cross-analysis of Block-based and Visual Programming Apps with Computer Science Student-Teachers&quot;,&quot;citation-key&quot;:&quot;joao_cross-analysis_2019&quot;,&quot;number&quot;:&quot;3&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id&quot;:9093}]} RNDprzyiwpqtu"/>.</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properties&quot;:{&quot;noteIndex&quot;:0,&quot;formattedCitation&quot;:&quot;[@gomes2007learning]&quot;},&quot;schema&quot;:&quot;https://github.com/citation-style-language/schema/raw/master/csl-citation.json&quot;,&quot;citationID&quot;:&quot;ugpmeuww&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rkppqodpas"/>&lt;Do Zotero Refresh: [@gomes2007learning]&gt;<text:reference-mark-end text:name="ZOTERO_ITEM CSL_CITATION {&quot;properties&quot;:{&quot;noteIndex&quot;:0,&quot;formattedCitation&quot;:&quot;[@gomes2007learning]&quot;},&quot;schema&quot;:&quot;https://github.com/citation-style-language/schema/raw/master/csl-citation.json&quot;,&quot;citationID&quot;:&quot;ugpmeuww&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rkppqodpas"/></text:p>
      <text:p text:style-name="Text_20_body">Issues of needing levels of abstraction in learning programming <text:reference-mark-start text:name="ZOTERO_ITEM CSL_CITATION {&quot;properties&quot;:{&quot;noteIndex&quot;:0,&quot;formattedCitation&quot;:&quot;[@gomes2007learning]&quot;},&quot;schema&quot;:&quot;https://github.com/citation-style-language/schema/raw/master/csl-citation.json&quot;,&quot;citationID&quot;:&quot;nvncmnbv&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kqldkgkaso"/>&lt;Do Zotero Refresh: [@gomes2007learning]&gt;<text:reference-mark-end text:name="ZOTERO_ITEM CSL_CITATION {&quot;properties&quot;:{&quot;noteIndex&quot;:0,&quot;formattedCitation&quot;:&quot;[@gomes2007learning]&quot;},&quot;schema&quot;:&quot;https://github.com/citation-style-language/schema/raw/master/csl-citation.json&quot;,&quot;citationID&quot;:&quot;nvncmnbv&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kqldkgkaso"/>.</text:p>
      <text:p text:style-name="Text_20_body">Addressing technical barriers <text:span text:style-name="T2">Specialist coding tools and computational kits</text:span></text:p>
      <text:p text:style-name="Text_20_body">There may software and hardware kits aimed at novice coders and in particular younger audience <text:reference-mark-start text:name="ZOTERO_ITEM CSL_CITATION {&quot;properties&quot;:{&quot;noteIndex&quot;:0,&quot;formattedCitation&quot;:&quot;[@yu_survey_2018]&quot;},&quot;schema&quot;:&quot;https://github.com/citation-style-language/schema/raw/master/csl-citation.json&quot;,&quot;citationID&quot;:&quot;vplmzbbq&quot;,&quot;citationItems&quot;:[{&quot;uris&quot;:[&quot;http://zotero.org/users/1913249/items/FC7LF8E6&quot;],&quot;suffix&quot;:&quot;&quot;,&quot;prefix&quot;:&quot;&quot;,&quot;uri&quot;:[&quot;http://zotero.org/users/1913249/items/FC7LF8E6&quot;],&quot;itemData&quot;:{&quot;source&quot;:&quot;Crossref&quot;,&quot;URL&quot;:&quot;http://dl.acm.org/citation.cfm?doid=3202185.3202738&quot;,&quot;ISBN&quot;:&quot;978-1-4503-5152-2&quot;,&quot;DOI&quot;:&quot;10.1145/3202185.3202738&quot;,&quot;author&quot;:[{&quot;family&quot;:&quot;Yu&quot;,&quot;given&quot;:&quot;Junnan&quot;},{&quot;family&quot;:&quot;Roque&quot;,&quot;given&quot;:&quot;Ricarose&quot;}],&quot;page&quot;:&quot;289-299&quot;,&quot;accessed&quot;:{&quot;date-parts&quot;:[[&quot;2018&quot;,10,30]]},&quot;event-place&quot;:&quot;Trondheim, Norway&quot;,&quot;event-title&quot;:&quot;the 17th ACM Conference&quot;,&quot;issued&quot;:{&quot;date-parts&quot;:[[&quot;2018&quot;]]},&quot;publisher-place&quot;:&quot;Trondheim, Norway&quot;,&quot;id&quot;:&quot;yu_survey_2018&quot;,&quot;publisher&quot;:&quot;ACM Press&quot;,&quot;type&quot;:&quot;paper-conference&quot;,&quot;title&quot;:&quot;A survey of computational kits for young children&quot;,&quot;citation-key&quot;:&quot;yu_survey_2018&quot;,&quot;language&quot;:&quot;en&quot;,&quot;container-title&quot;:&quot;Proceedings of the 17th ACM Conference on Interaction Design and Children  - IDC '1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2837}]} RNDpffqytmlwy"/>&lt;Do Zotero Refresh: [@yu_survey_2018]&gt;<text:reference-mark-end text:name="ZOTERO_ITEM CSL_CITATION {&quot;properties&quot;:{&quot;noteIndex&quot;:0,&quot;formattedCitation&quot;:&quot;[@yu_survey_2018]&quot;},&quot;schema&quot;:&quot;https://github.com/citation-style-language/schema/raw/master/csl-citation.json&quot;,&quot;citationID&quot;:&quot;vplmzbbq&quot;,&quot;citationItems&quot;:[{&quot;uris&quot;:[&quot;http://zotero.org/users/1913249/items/FC7LF8E6&quot;],&quot;suffix&quot;:&quot;&quot;,&quot;prefix&quot;:&quot;&quot;,&quot;uri&quot;:[&quot;http://zotero.org/users/1913249/items/FC7LF8E6&quot;],&quot;itemData&quot;:{&quot;source&quot;:&quot;Crossref&quot;,&quot;URL&quot;:&quot;http://dl.acm.org/citation.cfm?doid=3202185.3202738&quot;,&quot;ISBN&quot;:&quot;978-1-4503-5152-2&quot;,&quot;DOI&quot;:&quot;10.1145/3202185.3202738&quot;,&quot;author&quot;:[{&quot;family&quot;:&quot;Yu&quot;,&quot;given&quot;:&quot;Junnan&quot;},{&quot;family&quot;:&quot;Roque&quot;,&quot;given&quot;:&quot;Ricarose&quot;}],&quot;page&quot;:&quot;289-299&quot;,&quot;accessed&quot;:{&quot;date-parts&quot;:[[&quot;2018&quot;,10,30]]},&quot;event-place&quot;:&quot;Trondheim, Norway&quot;,&quot;event-title&quot;:&quot;the 17th ACM Conference&quot;,&quot;issued&quot;:{&quot;date-parts&quot;:[[&quot;2018&quot;]]},&quot;publisher-place&quot;:&quot;Trondheim, Norway&quot;,&quot;id&quot;:&quot;yu_survey_2018&quot;,&quot;publisher&quot;:&quot;ACM Press&quot;,&quot;type&quot;:&quot;paper-conference&quot;,&quot;title&quot;:&quot;A survey of computational kits for young children&quot;,&quot;citation-key&quot;:&quot;yu_survey_2018&quot;,&quot;language&quot;:&quot;en&quot;,&quot;container-title&quot;:&quot;Proceedings of the 17th ACM Conference on Interaction Design and Children  - IDC '1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2837}]} RNDpffqytmlwy"/>.</text:p>
      <text:p text:style-name="Text_20_body"><text:span text:style-name="T1">The use of non-coding tools to make games</text:span></text:p>
      <text:p text:style-name="Text_20_body">To address</text:p>
      <text:p text:style-name="Text_20_body">GSM Unity Game Maker</text:p>
      <text:h text:style-name="Heading_20_3" text:outline-level="3"><text:bookmark-start text:name="other-barriers-to-making-games"/>Other barriers to making games<text:bookmark-end text:name="other-barriers-to-making-games"/></text:h>
      <text:p text:style-name="First_20_paragraph">Other barriers are not limited to the use of computer coding, or identity.</text:p>
      <text:list text:style-name="L27">
        <text:list-item>
          <text:p text:style-name="P28">Lack of what is needed to make a good game.</text:p>
        </text:list-item>
      </text:list>
      <text:p text:style-name="First_20_paragraph"><text:span text:style-name="T3">Inequality of access to participatory culture communities (Barrier)</text:span></text:p>
      <text:p text:style-name="Text_20_body">In these more naturalistic settings, Ito and colleagues note that generative activities are the exception rather than norm even in expressly creative communities <text:reference-mark-start text:name="ZOTERO_ITEM CSL_CITATION {&quot;properties&quot;:{&quot;noteIndex&quot;:0,&quot;formattedCitation&quot;:&quot;[-@ito_hanging_2010]&quot;},&quot;schema&quot;:&quot;https://github.com/citation-style-language/schema/raw/master/csl-citation.json&quot;,&quot;citationID&quot;:&quot;yxtinfmy&quot;,&quot;citationItems&quot;:[{&quot;suppress-author&quot;:true,&quot;uris&quot;:[&quot;http://zotero.org/users/1913249/items/URKI7FTD&quot;],&quot;suffix&quot;:&quot;&quot;,&quot;prefix&quot;:&quot;&quot;,&quot;uri&quot;:[&quot;http://zotero.org/users/1913249/items/URKI7FTD&quot;],&quot;itemData&quot;:{&quot;title&quot;:&quot;Hanging out, messing around, and geeking out: kids living and learning with new media&quot;,&quot;event-place&quot;:&quot;Cambridge, Mass.&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number-of-pages&quot;:&quot;419&quot;,&quot;collection-title&quot;:&quot;The John D. and Catherine T. MacArthur Foundation series on digital media and learning&quot;,&quot;type&quot;:&quot;book&quot;,&quot;id&quot;:&quot;ito_hanging_2010&quot;,&quot;title-short&quot;:&quot;Hanging out, messing around, and geeking out&quot;,&quot;publisher&quot;:&quot;MIT Press&quot;,&quot;ISBN&quot;:&quot;978-0-262-01336-9 978-0-262-51854-3&quot;,&quot;note&quot;:&quot;OCLC: 699713878&quot;,&quot;citation-key&quot;:&quot;ito_hanging_2010&quot;,&quot;source&quot;:&quot;Gemeinsamer Bibliotheksverbund ISBN&quot;,&quot;publisher-place&quot;:&quot;Cambridge, Mass.&quot;,&quot;language&quot;:&quot;eng&quot;},&quot;id&quot;:1939}]} RNDmwzelutxgt"/>&lt;Do Zotero Refresh: [-@ito_hanging_2010]&gt;<text:reference-mark-end text:name="ZOTERO_ITEM CSL_CITATION {&quot;properties&quot;:{&quot;noteIndex&quot;:0,&quot;formattedCitation&quot;:&quot;[-@ito_hanging_2010]&quot;},&quot;schema&quot;:&quot;https://github.com/citation-style-language/schema/raw/master/csl-citation.json&quot;,&quot;citationID&quot;:&quot;yxtinfmy&quot;,&quot;citationItems&quot;:[{&quot;suppress-author&quot;:true,&quot;uris&quot;:[&quot;http://zotero.org/users/1913249/items/URKI7FTD&quot;],&quot;suffix&quot;:&quot;&quot;,&quot;prefix&quot;:&quot;&quot;,&quot;uri&quot;:[&quot;http://zotero.org/users/1913249/items/URKI7FTD&quot;],&quot;itemData&quot;:{&quot;title&quot;:&quot;Hanging out, messing around, and geeking out: kids living and learning with new media&quot;,&quot;event-place&quot;:&quot;Cambridge, Mass.&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number-of-pages&quot;:&quot;419&quot;,&quot;collection-title&quot;:&quot;The John D. and Catherine T. MacArthur Foundation series on digital media and learning&quot;,&quot;type&quot;:&quot;book&quot;,&quot;id&quot;:&quot;ito_hanging_2010&quot;,&quot;title-short&quot;:&quot;Hanging out, messing around, and geeking out&quot;,&quot;publisher&quot;:&quot;MIT Press&quot;,&quot;ISBN&quot;:&quot;978-0-262-01336-9 978-0-262-51854-3&quot;,&quot;note&quot;:&quot;OCLC: 699713878&quot;,&quot;citation-key&quot;:&quot;ito_hanging_2010&quot;,&quot;source&quot;:&quot;Gemeinsamer Bibliotheksverbund ISBN&quot;,&quot;publisher-place&quot;:&quot;Cambridge, Mass.&quot;,&quot;language&quot;:&quot;eng&quot;},&quot;id&quot;:1939}]} RNDmwzelutxgt"/>. Productive partnerships in communities like Scratch are extremely rare compared to false starts. Studies of the New Grounds site which has a similar aim of creating media collaborations, via collabs, showed a 80 percent failure rate of collaborative projects <text:reference-mark-start text:name="ZOTERO_ITEM CSL_CITATION {&quot;properties&quot;:{&quot;noteIndex&quot;:0,&quot;formattedCitation&quot;:&quot;[@luther_why_2010]&quot;},&quot;schema&quot;:&quot;https://github.com/citation-style-language/schema/raw/master/csl-citation.json&quot;,&quot;citationID&quot;:&quot;zikooqem&quot;,&quot;citationItems&quot;:[{&quot;uris&quot;:[&quot;http://zotero.org/users/1913249/items/9XTYDSSZ&quot;],&quot;suffix&quot;:&quot;&quot;,&quot;prefix&quot;:&quot;&quot;,&quot;uri&quot;:[&quot;http://zotero.org/users/1913249/items/9XTYDSSZ&quot;],&quot;itemData&quot;:{&quot;source&quot;:&quot;ACM Digital Library&quot;,&quot;URL&quot;:&quot;http://doi.acm.org/10.1145/1880071.1880073&quot;,&quot;collection-title&quot;:&quot;GROUP '10&quot;,&quot;ISBN&quot;:&quot;978-1-4503-0387-3&quot;,&quot;DOI&quot;:&quot;10.1145/1880071.1880073&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age&quot;:&quot;1–10&quot;,&quot;title&quot;:&quot;Why It Works (when It Works): Success Factors in Online Creative Collaboration&quot;,&quot;event-place&quot;:&quot;New York, NY, USA&quot;,&quot;issued&quot;:{&quot;date-parts&quot;:[[&quot;2010&quot;]]},&quot;publisher-place&quot;:&quot;New York, NY, USA&quot;,&quot;id&quot;:&quot;luther_why_2010&quot;,&quot;title-short&quot;:&quot;Why It Works (when It Works)&quot;,&quot;publisher&quot;:&quot;ACM&quot;,&quot;type&quot;:&quot;paper-conference&quot;,&quot;citation-key&quot;:&quot;luther_why_2010&quot;,&quot;accessed&quot;:{&quot;date-parts&quot;:[[&quot;2018&quot;,11,20]]},&quot;author&quot;:[{&quot;family&quot;:&quot;Luther&quot;,&quot;given&quot;:&quot;Kurt&quot;},{&quot;family&quot;:&quot;Caine&quot;,&quot;given&quot;:&quot;Kelly&quot;},{&quot;family&quot;:&quot;Ziegler&quot;,&quot;given&quot;:&quot;Kevin&quot;},{&quot;family&quot;:&quot;Bruckman&quot;,&quot;given&quot;:&quot;Amy&quot;}],&quot;container-title&quot;:&quot;Proceedings of the 16th ACM International Conference on Supporting Group Work&quot;},&quot;id&quot;:2775}]} RNDjrxfpwcjfq"/>&lt;Do Zotero Refresh: [@luther_why_2010]&gt;<text:reference-mark-end text:name="ZOTERO_ITEM CSL_CITATION {&quot;properties&quot;:{&quot;noteIndex&quot;:0,&quot;formattedCitation&quot;:&quot;[@luther_why_2010]&quot;},&quot;schema&quot;:&quot;https://github.com/citation-style-language/schema/raw/master/csl-citation.json&quot;,&quot;citationID&quot;:&quot;zikooqem&quot;,&quot;citationItems&quot;:[{&quot;uris&quot;:[&quot;http://zotero.org/users/1913249/items/9XTYDSSZ&quot;],&quot;suffix&quot;:&quot;&quot;,&quot;prefix&quot;:&quot;&quot;,&quot;uri&quot;:[&quot;http://zotero.org/users/1913249/items/9XTYDSSZ&quot;],&quot;itemData&quot;:{&quot;source&quot;:&quot;ACM Digital Library&quot;,&quot;URL&quot;:&quot;http://doi.acm.org/10.1145/1880071.1880073&quot;,&quot;collection-title&quot;:&quot;GROUP '10&quot;,&quot;ISBN&quot;:&quot;978-1-4503-0387-3&quot;,&quot;DOI&quot;:&quot;10.1145/1880071.1880073&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page&quot;:&quot;1–10&quot;,&quot;title&quot;:&quot;Why It Works (when It Works): Success Factors in Online Creative Collaboration&quot;,&quot;event-place&quot;:&quot;New York, NY, USA&quot;,&quot;issued&quot;:{&quot;date-parts&quot;:[[&quot;2010&quot;]]},&quot;publisher-place&quot;:&quot;New York, NY, USA&quot;,&quot;id&quot;:&quot;luther_why_2010&quot;,&quot;title-short&quot;:&quot;Why It Works (when It Works)&quot;,&quot;publisher&quot;:&quot;ACM&quot;,&quot;type&quot;:&quot;paper-conference&quot;,&quot;citation-key&quot;:&quot;luther_why_2010&quot;,&quot;accessed&quot;:{&quot;date-parts&quot;:[[&quot;2018&quot;,11,20]]},&quot;author&quot;:[{&quot;family&quot;:&quot;Luther&quot;,&quot;given&quot;:&quot;Kurt&quot;},{&quot;family&quot;:&quot;Caine&quot;,&quot;given&quot;:&quot;Kelly&quot;},{&quot;family&quot;:&quot;Ziegler&quot;,&quot;given&quot;:&quot;Kevin&quot;},{&quot;family&quot;:&quot;Bruckman&quot;,&quot;given&quot;:&quot;Amy&quot;}],&quot;container-title&quot;:&quot;Proceedings of the 16th ACM International Conference on Supporting Group Work&quot;},&quot;id&quot;:2775}]} RNDjrxfpwcjfq"/>.</text:p>
      <text:p text:style-name="Text_20_body">To address issues of confidence interacting in online communities, Roque’s FCL study aimed to move online community interaction into a face to face settings <text:reference-mark-start text:name="ZOTERO_ITEM CSL_CITATION {&quot;properties&quot;:{&quot;noteIndex&quot;:0,&quot;formattedCitation&quot;:&quot;[-@roque_family_2016]&quot;},&quot;schema&quot;:&quot;https://github.com/citation-style-language/schema/raw/master/csl-citation.json&quot;,&quot;citationID&quot;:&quot;prpbooga&quot;,&quot;citationItems&quot;:[{&quot;suppress-author&quot;:true,&quot;uris&quot;:[&quot;http://zotero.org/users/1913249/items/4F43N9TP&quot;],&quot;suffix&quot;:&quot;&quot;,&quot;prefix&quot;:&quot;&quot;,&quot;uri&quot;:[&quot;http://zotero.org/users/1913249/items/4F43N9TP&quot;],&quot;itemData&quot;:{&quot;accessed&quot;:{&quot;date-parts&quot;:[[&quot;2018&quot;,10,30]]},&quot;source&quot;:&quot;dspace.mit.edu&quot;,&quot;issued&quot;:{&quot;date-parts&quot;:[[&quot;2016&quot;]]},&quot;URL&quot;:&quot;http://dspace.mit.edu/handle/1721.1/107577&quot;,&quot;license&quot;:&quot;http://dspace.mit.edu/handle/1721.1/7582&quot;,&quot;type&quot;:&quot;thesis&quot;,&quot;id&quot;:&quot;roque_family_2016&quot;,&quot;title-short&quot;:&quot;Family creative learning&quot;,&quot;publisher&quot;:&quot;Massachusetts Institute of Technology&quot;,&quot;genr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author&quot;:[{&quot;family&quot;:&quot;Roque&quot;,&quot;given&quot;:&quot;Ricarose Vallarta&quot;}],&quot;citation-key&quot;:&quot;roque_family_2016&quot;},&quot;id&quot;:2834}]} RNDiaypuxyelm"/>&lt;Do Zotero Refresh: [-@roque_family_2016]&gt;<text:reference-mark-end text:name="ZOTERO_ITEM CSL_CITATION {&quot;properties&quot;:{&quot;noteIndex&quot;:0,&quot;formattedCitation&quot;:&quot;[-@roque_family_2016]&quot;},&quot;schema&quot;:&quot;https://github.com/citation-style-language/schema/raw/master/csl-citation.json&quot;,&quot;citationID&quot;:&quot;prpbooga&quot;,&quot;citationItems&quot;:[{&quot;suppress-author&quot;:true,&quot;uris&quot;:[&quot;http://zotero.org/users/1913249/items/4F43N9TP&quot;],&quot;suffix&quot;:&quot;&quot;,&quot;prefix&quot;:&quot;&quot;,&quot;uri&quot;:[&quot;http://zotero.org/users/1913249/items/4F43N9TP&quot;],&quot;itemData&quot;:{&quot;accessed&quot;:{&quot;date-parts&quot;:[[&quot;2018&quot;,10,30]]},&quot;source&quot;:&quot;dspace.mit.edu&quot;,&quot;issued&quot;:{&quot;date-parts&quot;:[[&quot;2016&quot;]]},&quot;URL&quot;:&quot;http://dspace.mit.edu/handle/1721.1/107577&quot;,&quot;license&quot;:&quot;http://dspace.mit.edu/handle/1721.1/7582&quot;,&quot;type&quot;:&quot;thesis&quot;,&quot;id&quot;:&quot;roque_family_2016&quot;,&quot;title-short&quot;:&quot;Family creative learning&quot;,&quot;publisher&quot;:&quot;Massachusetts Institute of Technology&quot;,&quot;genr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author&quot;:[{&quot;family&quot;:&quot;Roque&quot;,&quot;given&quot;:&quot;Ricarose Vallarta&quot;}],&quot;citation-key&quot;:&quot;roque_family_2016&quot;},&quot;id&quot;:2834}]} RNDiaypuxyelm"/>. The use of facilitators who were trained to recognise the helping behaviours of parents.</text:p>
      <text:h text:style-name="Heading_20_2" text:outline-level="2"><text:bookmark-start text:name="programmes-working-to-address-challenge"/>Programmes working to address challenge<text:bookmark-end text:name="programmes-working-to-address-challenge"/></text:h>
      <text:p text:style-name="First_20_paragraph">Specifically barriers - concerning identity, and including a structure of pedagog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properties&quot;:{&quot;noteIndex&quot;:0,&quot;formattedCitation&quot;:&quot;[@kafai_motivating_2014; @kafai2011collaboration]&quot;},&quot;schema&quot;:&quot;https://github.com/citation-style-language/schema/raw/master/csl-citation.json&quot;,&quot;citationID&quot;:&quot;uqzehwjx&quot;,&quot;citationItems&quot;:[{&quot;uris&quot;:[&quot;http://zotero.org/users/1913249/items/CEVYEB7V&quot;],&quot;suffix&quot;:&quot;&quot;,&quot;prefix&quot;:&quot;&quot;,&quot;uri&quot;:[&quot;http://zotero.org/users/1913249/items/CEVYEB7V&quot;],&quot;itemData&quot;:{&quot;title&quot;:&quot;Motivating and Broadening Participation: Competitions, Contests, Challenges, and Circles for Supporting STEM Learning&quot;,&quot;source&quot;:&quot;Zotero&quot;,&quot;issued&quot;:{&quot;date-parts&quot;:[[&quot;2014&quot;]]},&quot;id&quot;:&quot;kafai_motivating_2014&quot;,&quot;language&quot;:&quot;en&quot;,&quot;citation-key&quot;:&quot;kafai_motivating_2014&quot;,&quot;type&quot;:&quot;article-journal&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9656},{&quot;uris&quot;:[&quot;http://zotero.org/users/1913249/items/WVLL4N7Z&quot;],&quot;suffix&quot;:&quot;&quot;,&quot;prefix&quot;:&quot;&quot;,&quot;uri&quot;:[&quot;http://zotero.org/users/1913249/items/WVLL4N7Z&quot;],&quot;itemData&quot;:{&quot;title&quot;:&quot;Collaboration by choice: Youth online creative collabs in Scratch&quot;,&quot;type&quot;:&quot;paper-conference&quot;,&quot;page&quot;:&quot;189–193&quot;,&quot;container-title&quot;:&quot;Proceedings of the 19th international conference on computers in education&quot;,&quot;citation-key&quot;:&quot;kafai2011collaboration&quot;,&quot;issued&quot;:{&quot;date-parts&quot;:[[&quot;2011&quot;]]},&quot;author&quot;:[{&quot;family&quot;:&quot;Kafai&quot;,&quot;given&quot;:&quot;Yasmin&quot;},{&quot;family&quot;:&quot;Roque&quot;,&quot;given&quot;:&quot;Ricarose&quot;},{&quot;family&quot;:&quot;Fields&quot;,&quot;given&quot;:&quot;Deborah&quot;},{&quot;family&quot;:&quot;Monroy-Hernandez&quot;,&quot;given&quot;:&quot;Andres&quot;}],&quot;id&quot;:&quot;kafai2011collaboration&quot;},&quot;id&quot;:9659}]} RNDtmhydwqsye"/>&lt;Do Zotero Refresh: [@kafai_motivating_2014; @kafai2011collaboration]&gt;<text:reference-mark-end text:name="ZOTERO_ITEM CSL_CITATION {&quot;properties&quot;:{&quot;noteIndex&quot;:0,&quot;formattedCitation&quot;:&quot;[@kafai_motivating_2014; @kafai2011collaboration]&quot;},&quot;schema&quot;:&quot;https://github.com/citation-style-language/schema/raw/master/csl-citation.json&quot;,&quot;citationID&quot;:&quot;uqzehwjx&quot;,&quot;citationItems&quot;:[{&quot;uris&quot;:[&quot;http://zotero.org/users/1913249/items/CEVYEB7V&quot;],&quot;suffix&quot;:&quot;&quot;,&quot;prefix&quot;:&quot;&quot;,&quot;uri&quot;:[&quot;http://zotero.org/users/1913249/items/CEVYEB7V&quot;],&quot;itemData&quot;:{&quot;title&quot;:&quot;Motivating and Broadening Participation: Competitions, Contests, Challenges, and Circles for Supporting STEM Learning&quot;,&quot;source&quot;:&quot;Zotero&quot;,&quot;issued&quot;:{&quot;date-parts&quot;:[[&quot;2014&quot;]]},&quot;id&quot;:&quot;kafai_motivating_2014&quot;,&quot;language&quot;:&quot;en&quot;,&quot;citation-key&quot;:&quot;kafai_motivating_2014&quot;,&quot;type&quot;:&quot;article-journal&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9656},{&quot;uris&quot;:[&quot;http://zotero.org/users/1913249/items/WVLL4N7Z&quot;],&quot;suffix&quot;:&quot;&quot;,&quot;prefix&quot;:&quot;&quot;,&quot;uri&quot;:[&quot;http://zotero.org/users/1913249/items/WVLL4N7Z&quot;],&quot;itemData&quot;:{&quot;title&quot;:&quot;Collaboration by choice: Youth online creative collabs in Scratch&quot;,&quot;type&quot;:&quot;paper-conference&quot;,&quot;page&quot;:&quot;189–193&quot;,&quot;container-title&quot;:&quot;Proceedings of the 19th international conference on computers in education&quot;,&quot;citation-key&quot;:&quot;kafai2011collaboration&quot;,&quot;issued&quot;:{&quot;date-parts&quot;:[[&quot;2011&quot;]]},&quot;author&quot;:[{&quot;family&quot;:&quot;Kafai&quot;,&quot;given&quot;:&quot;Yasmin&quot;},{&quot;family&quot;:&quot;Roque&quot;,&quot;given&quot;:&quot;Ricarose&quot;},{&quot;family&quot;:&quot;Fields&quot;,&quot;given&quot;:&quot;Deborah&quot;},{&quot;family&quot;:&quot;Monroy-Hernandez&quot;,&quot;given&quot;:&quot;Andres&quot;}],&quot;id&quot;:&quot;kafai2011collaboration&quot;},&quot;id&quot;:9659}]} RNDtmhydwqsye"/> - Games for change https://gamesforchange.org/studentchallenge/</text:p>
      <text:p text:style-name="Text_20_body">And themed games for change competitions. And via</text:p>
      <text:p text:style-name="Text_20_body">Critique of competitions <text:reference-mark-start text:name="ZOTERO_ITEM CSL_CITATION {&quot;properties&quot;:{&quot;noteIndex&quot;:0,&quot;formattedCitation&quot;:&quot;[@thumlert2018learning]&quot;},&quot;schema&quot;:&quot;https://github.com/citation-style-language/schema/raw/master/csl-citation.json&quot;,&quot;citationID&quot;:&quot;hefqedfy&quot;,&quot;citationItems&quot;:[{&quot;uris&quot;:[&quot;http://zotero.org/users/1913249/items/NUD3E4DL&quot;],&quot;suffix&quot;:&quot;&quot;,&quot;prefix&quot;:&quot;&quot;,&quot;uri&quot;:[&quot;http://zotero.org/users/1913249/items/NUD3E4DL&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family&quot;:&quot;Thumlert&quot;,&quot;given&quot;:&quot;Kurt&quot;},{&quot;family&quot;:&quot;Castell&quot;,&quot;given&quot;:&quot;Suzanne&quot;,&quot;non-dropping-particle&quot;:&quot;de&quot;},{&quot;family&quot;:&quot;Jenson&quot;,&quot;given&quot;:&quot;Jennifer&quot;}],&quot;id&quot;:&quot;thumlert2018learning&quot;},&quot;id&quot;:9650}]} RNDaedmqxcpbk"/>&lt;Do Zotero Refresh: [@thumlert2018learning]&gt;<text:reference-mark-end text:name="ZOTERO_ITEM CSL_CITATION {&quot;properties&quot;:{&quot;noteIndex&quot;:0,&quot;formattedCitation&quot;:&quot;[@thumlert2018learning]&quot;},&quot;schema&quot;:&quot;https://github.com/citation-style-language/schema/raw/master/csl-citation.json&quot;,&quot;citationID&quot;:&quot;hefqedfy&quot;,&quot;citationItems&quot;:[{&quot;uris&quot;:[&quot;http://zotero.org/users/1913249/items/NUD3E4DL&quot;],&quot;suffix&quot;:&quot;&quot;,&quot;prefix&quot;:&quot;&quot;,&quot;uri&quot;:[&quot;http://zotero.org/users/1913249/items/NUD3E4DL&quot;],&quot;itemData&quot;:{&quot;title&quot;:&quot;Learning through game design: A production pedagogy&quot;,&quot;type&quot;:&quot;paper-conference&quot;,&quot;container-title&quot;:&quot;Proceedings of the 12th european conference on game-based learning ECGBL, publisher: ACPI&quot;,&quot;citation-key&quot;:&quot;thumlert2018learning&quot;,&quot;issued&quot;:{&quot;date-parts&quot;:[[&quot;2018&quot;]]},&quot;author&quot;:[{&quot;family&quot;:&quot;Thumlert&quot;,&quot;given&quot;:&quot;Kurt&quot;},{&quot;family&quot;:&quot;Castell&quot;,&quot;given&quot;:&quot;Suzanne&quot;,&quot;non-dropping-particle&quot;:&quot;de&quot;},{&quot;family&quot;:&quot;Jenson&quot;,&quot;given&quot;:&quot;Jennifer&quot;}],&quot;id&quot;:&quot;thumlert2018learning&quot;},&quot;id&quot;:9650}]} RNDaedmqxcpbk"/>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properties&quot;:{&quot;noteIndex&quot;:0,&quot;formattedCitation&quot;:&quot;[@arya_international_2013; @gabler2005prototype]&quot;},&quot;schema&quot;:&quot;https://github.com/citation-style-language/schema/raw/master/csl-citation.json&quot;,&quot;citationID&quot;:&quot;mlhgxoea&quot;,&quot;citationItems&quot;:[{&quot;uris&quot;:[&quot;http://zotero.org/users/1913249/items/IJSV76G7&quot;],&quot;suffix&quot;:&quot;&quot;,&quot;prefix&quot;:&quot;&quot;,&quot;uri&quot;:[&quot;http://zotero.org/users/1913249/items/IJSV76G7&quot;],&quot;itemData&quot;:{&quot;source&quot;:&quot;CrossRef&quot;,&quot;URL&quot;:&quot;http://services.igi-global.com/resolvedoi/resolve.aspx?doi=10.4018/ijgbl.2013100103&quot;,&quot;ISSN&quot;:&quot;2155-6849, 2155-6857&quot;,&quot;language&quot;:&quot;en&quot;,&quot;container-title&quot;:&quot;International Journal of Game-Based Learning&quot;,&quot;author&quot;:[{&quot;family&quot;:&quot;Arya&quot;,&quot;given&quot;:&quot;Ali&quot;},{&quot;family&quot;:&quot;Chastine&quot;,&quot;given&quot;:&quot;Jeff&quot;},{&quot;family&quot;:&quot;Preston&quot;,&quot;given&quot;:&quot;Jon&quot;},{&quot;family&quot;:&quot;Fowler&quot;,&quot;given&quot;:&quot;Allan&quot;}],&quot;page&quot;:&quot;27-46&quot;,&quot;title&quot;:&quot;An International Study on Learning and Process Choices in the Global Game Jam:&quot;,&quot;issue&quot;:&quot;4&quot;,&quot;issued&quot;:{&quot;date-parts&quot;:[[&quot;2013&quot;,10]]},&quot;id&quot;:&quot;arya_international_2013&quot;,&quot;title-short&quot;:&quot;An International Study on Learning and Process Choices in the Global Game Jam&quot;,&quot;volume&quot;:&quot;3&quot;,&quot;citation-key&quot;:&quot;arya_international_2013&quot;,&quot;accessed&quot;:{&quot;date-parts&quot;:[[&quot;2017&quot;,10,30]]},&quot;type&quot;:&quot;article-journal&quot;,&quot;DOI&quot;:&quot;10.4018/ijgbl.2013100103&quot;},&quot;id&quot;:1861},{&quot;uris&quot;:[&quot;http://zotero.org/users/1913249/items/S9CUYZL4&quot;],&quot;suffix&quot;:&quot;&quot;,&quot;prefix&quot;:&quot;&quot;,&quot;uri&quot;:[&quot;http://zotero.org/users/1913249/items/S9CUYZL4&quot;],&quot;itemData&quot;:{&quot;title&quot;:&quot;How to prototype a game in under 7 days&quot;,&quot;volume&quot;:&quot;26&quot;,&quot;type&quot;:&quot;article-journal&quot;,&quot;container-title&quot;:&quot;Gamasutra, October&quot;,&quot;citation-key&quot;:&quot;gabler2005prototype&quot;,&quot;issued&quot;:{&quot;date-parts&quot;:[[&quot;2005&quot;]]},&quot;author&quot;:[{&quot;family&quot;:&quot;Gabler&quot;,&quot;given&quot;:&quot;Kyle&quot;},{&quot;family&quot;:&quot;Gray&quot;,&quot;given&quot;:&quot;Kyle&quot;},{&quot;family&quot;:&quot;Shodhan&quot;,&quot;given&quot;:&quot;S&quot;},{&quot;family&quot;:&quot;Kucic&quot;,&quot;given&quot;:&quot;Matt&quot;}],&quot;id&quot;:&quot;gabler2005prototype&quot;},&quot;id&quot;:8847}]} RNDlvtjzanfrs"/>&lt;Do Zotero Refresh: [@arya_international_2013; @gabler2005prototype]&gt;<text:reference-mark-end text:name="ZOTERO_ITEM CSL_CITATION {&quot;properties&quot;:{&quot;noteIndex&quot;:0,&quot;formattedCitation&quot;:&quot;[@arya_international_2013; @gabler2005prototype]&quot;},&quot;schema&quot;:&quot;https://github.com/citation-style-language/schema/raw/master/csl-citation.json&quot;,&quot;citationID&quot;:&quot;mlhgxoea&quot;,&quot;citationItems&quot;:[{&quot;uris&quot;:[&quot;http://zotero.org/users/1913249/items/IJSV76G7&quot;],&quot;suffix&quot;:&quot;&quot;,&quot;prefix&quot;:&quot;&quot;,&quot;uri&quot;:[&quot;http://zotero.org/users/1913249/items/IJSV76G7&quot;],&quot;itemData&quot;:{&quot;source&quot;:&quot;CrossRef&quot;,&quot;URL&quot;:&quot;http://services.igi-global.com/resolvedoi/resolve.aspx?doi=10.4018/ijgbl.2013100103&quot;,&quot;ISSN&quot;:&quot;2155-6849, 2155-6857&quot;,&quot;language&quot;:&quot;en&quot;,&quot;container-title&quot;:&quot;International Journal of Game-Based Learning&quot;,&quot;author&quot;:[{&quot;family&quot;:&quot;Arya&quot;,&quot;given&quot;:&quot;Ali&quot;},{&quot;family&quot;:&quot;Chastine&quot;,&quot;given&quot;:&quot;Jeff&quot;},{&quot;family&quot;:&quot;Preston&quot;,&quot;given&quot;:&quot;Jon&quot;},{&quot;family&quot;:&quot;Fowler&quot;,&quot;given&quot;:&quot;Allan&quot;}],&quot;page&quot;:&quot;27-46&quot;,&quot;title&quot;:&quot;An International Study on Learning and Process Choices in the Global Game Jam:&quot;,&quot;issue&quot;:&quot;4&quot;,&quot;issued&quot;:{&quot;date-parts&quot;:[[&quot;2013&quot;,10]]},&quot;id&quot;:&quot;arya_international_2013&quot;,&quot;title-short&quot;:&quot;An International Study on Learning and Process Choices in the Global Game Jam&quot;,&quot;volume&quot;:&quot;3&quot;,&quot;citation-key&quot;:&quot;arya_international_2013&quot;,&quot;accessed&quot;:{&quot;date-parts&quot;:[[&quot;2017&quot;,10,30]]},&quot;type&quot;:&quot;article-journal&quot;,&quot;DOI&quot;:&quot;10.4018/ijgbl.2013100103&quot;},&quot;id&quot;:1861},{&quot;uris&quot;:[&quot;http://zotero.org/users/1913249/items/S9CUYZL4&quot;],&quot;suffix&quot;:&quot;&quot;,&quot;prefix&quot;:&quot;&quot;,&quot;uri&quot;:[&quot;http://zotero.org/users/1913249/items/S9CUYZL4&quot;],&quot;itemData&quot;:{&quot;title&quot;:&quot;How to prototype a game in under 7 days&quot;,&quot;volume&quot;:&quot;26&quot;,&quot;type&quot;:&quot;article-journal&quot;,&quot;container-title&quot;:&quot;Gamasutra, October&quot;,&quot;citation-key&quot;:&quot;gabler2005prototype&quot;,&quot;issued&quot;:{&quot;date-parts&quot;:[[&quot;2005&quot;]]},&quot;author&quot;:[{&quot;family&quot;:&quot;Gabler&quot;,&quot;given&quot;:&quot;Kyle&quot;},{&quot;family&quot;:&quot;Gray&quot;,&quot;given&quot;:&quot;Kyle&quot;},{&quot;family&quot;:&quot;Shodhan&quot;,&quot;given&quot;:&quot;S&quot;},{&quot;family&quot;:&quot;Kucic&quot;,&quot;given&quot;:&quot;Matt&quot;}],&quot;id&quot;:&quot;gabler2005prototype&quot;},&quot;id&quot;:8847}]} RNDlvtjzanfrs"/>. participants create games individually or in teams in a time-constrained period, typically 24 or 48 hours. Team events often take place in physical venues which may be part of a wider global Jams <text:reference-mark-start text:name="ZOTERO_ITEM CSL_CITATION {&quot;properties&quot;:{&quot;noteIndex&quot;:0,&quot;formattedCitation&quot;:&quot;[@arya_international_2013]&quot;},&quot;schema&quot;:&quot;https://github.com/citation-style-language/schema/raw/master/csl-citation.json&quot;,&quot;citationID&quot;:&quot;ixqibtus&quot;,&quot;citationItems&quot;:[{&quot;uris&quot;:[&quot;http://zotero.org/users/1913249/items/IJSV76G7&quot;],&quot;suffix&quot;:&quot;&quot;,&quot;prefix&quot;:&quot;&quot;,&quot;uri&quot;:[&quot;http://zotero.org/users/1913249/items/IJSV76G7&quot;],&quot;itemData&quot;:{&quot;source&quot;:&quot;CrossRef&quot;,&quot;URL&quot;:&quot;http://services.igi-global.com/resolvedoi/resolve.aspx?doi=10.4018/ijgbl.2013100103&quot;,&quot;ISSN&quot;:&quot;2155-6849, 2155-6857&quot;,&quot;language&quot;:&quot;en&quot;,&quot;container-title&quot;:&quot;International Journal of Game-Based Learning&quot;,&quot;author&quot;:[{&quot;family&quot;:&quot;Arya&quot;,&quot;given&quot;:&quot;Ali&quot;},{&quot;family&quot;:&quot;Chastine&quot;,&quot;given&quot;:&quot;Jeff&quot;},{&quot;family&quot;:&quot;Preston&quot;,&quot;given&quot;:&quot;Jon&quot;},{&quot;family&quot;:&quot;Fowler&quot;,&quot;given&quot;:&quot;Allan&quot;}],&quot;page&quot;:&quot;27-46&quot;,&quot;title&quot;:&quot;An International Study on Learning and Process Choices in the Global Game Jam:&quot;,&quot;issue&quot;:&quot;4&quot;,&quot;issued&quot;:{&quot;date-parts&quot;:[[&quot;2013&quot;,10]]},&quot;id&quot;:&quot;arya_international_2013&quot;,&quot;title-short&quot;:&quot;An International Study on Learning and Process Choices in the Global Game Jam&quot;,&quot;volume&quot;:&quot;3&quot;,&quot;citation-key&quot;:&quot;arya_international_2013&quot;,&quot;accessed&quot;:{&quot;date-parts&quot;:[[&quot;2017&quot;,10,30]]},&quot;type&quot;:&quot;article-journal&quot;,&quot;DOI&quot;:&quot;10.4018/ijgbl.2013100103&quot;},&quot;id&quot;:1861}]} RNDrxithvepbc"/>&lt;Do Zotero Refresh: [@arya_international_2013]&gt;<text:reference-mark-end text:name="ZOTERO_ITEM CSL_CITATION {&quot;properties&quot;:{&quot;noteIndex&quot;:0,&quot;formattedCitation&quot;:&quot;[@arya_international_2013]&quot;},&quot;schema&quot;:&quot;https://github.com/citation-style-language/schema/raw/master/csl-citation.json&quot;,&quot;citationID&quot;:&quot;ixqibtus&quot;,&quot;citationItems&quot;:[{&quot;uris&quot;:[&quot;http://zotero.org/users/1913249/items/IJSV76G7&quot;],&quot;suffix&quot;:&quot;&quot;,&quot;prefix&quot;:&quot;&quot;,&quot;uri&quot;:[&quot;http://zotero.org/users/1913249/items/IJSV76G7&quot;],&quot;itemData&quot;:{&quot;source&quot;:&quot;CrossRef&quot;,&quot;URL&quot;:&quot;http://services.igi-global.com/resolvedoi/resolve.aspx?doi=10.4018/ijgbl.2013100103&quot;,&quot;ISSN&quot;:&quot;2155-6849, 2155-6857&quot;,&quot;language&quot;:&quot;en&quot;,&quot;container-title&quot;:&quot;International Journal of Game-Based Learning&quot;,&quot;author&quot;:[{&quot;family&quot;:&quot;Arya&quot;,&quot;given&quot;:&quot;Ali&quot;},{&quot;family&quot;:&quot;Chastine&quot;,&quot;given&quot;:&quot;Jeff&quot;},{&quot;family&quot;:&quot;Preston&quot;,&quot;given&quot;:&quot;Jon&quot;},{&quot;family&quot;:&quot;Fowler&quot;,&quot;given&quot;:&quot;Allan&quot;}],&quot;page&quot;:&quot;27-46&quot;,&quot;title&quot;:&quot;An International Study on Learning and Process Choices in the Global Game Jam:&quot;,&quot;issue&quot;:&quot;4&quot;,&quot;issued&quot;:{&quot;date-parts&quot;:[[&quot;2013&quot;,10]]},&quot;id&quot;:&quot;arya_international_2013&quot;,&quot;title-short&quot;:&quot;An International Study on Learning and Process Choices in the Global Game Jam&quot;,&quot;volume&quot;:&quot;3&quot;,&quot;citation-key&quot;:&quot;arya_international_2013&quot;,&quot;accessed&quot;:{&quot;date-parts&quot;:[[&quot;2017&quot;,10,30]]},&quot;type&quot;:&quot;article-journal&quot;,&quot;DOI&quot;:&quot;10.4018/ijgbl.2013100103&quot;},&quot;id&quot;:1861}]} RNDrxithvepbc"/>. Eberhardt <text:reference-mark-start text:name="ZOTERO_ITEM CSL_CITATION {&quot;properties&quot;:{&quot;noteIndex&quot;:0,&quot;formattedCitation&quot;:&quot;[-@eberhardt_no_2016, p. 3]&quot;},&quot;schema&quot;:&quot;https://github.com/citation-style-language/schema/raw/master/csl-citation.json&quot;,&quot;citationID&quot;:&quot;egdpbxyb&quot;,&quot;citationItems&quot;:[{&quot;suppress-author&quot;:true,&quot;locator&quot;:&quot; 3&quot;,&quot;uris&quot;:[&quot;http://zotero.org/users/1913249/items/3WB7QB43&quot;],&quot;prefix&quot;:&quot;&quot;,&quot;uri&quot;:[&quot;http://zotero.org/users/1913249/items/3WB7QB43&quot;],&quot;itemData&quot;:{&quot;accessed&quot;:{&quot;date-parts&quot;:[[&quot;2017&quot;,10,30]]},&quot;source&quot;:&quot;CrossRef&quot;,&quot;issued&quot;:{&quot;date-parts&quot;:[[&quot;2016&quot;]]},&quot;URL&quot;:&quot;http://dl.acm.org/citation.cfm?doid=2897167.2897181&quot;,&quot;type&quot;:&quot;paper-conference&quot;,&quot;title&quot;:&quot;No One Way to Jam: Game Jams for Creativity, Learning, Entertainment, and Research&quot;,&quot;id&quot;:&quot;eberhardt_no_2016&quot;,&quot;title-short&quot;:&quot;No One Way to Jam&quot;,&quot;publisher&quot;:&quot;ACM Press&quot;,&quot;ISBN&quot;:&quot;978-1-4503-4083-0&quot;,&quot;DOI&quot;:&quot;10.1145/2897167.2897181&quot;,&quot;citation-key&quot;:&quot;eberhardt_no_2016&quot;,&quot;author&quot;:[{&quot;family&quot;:&quot;Eberhardt&quot;,&quot;given&quot;:&quot;Richard&quot;}],&quot;language&quot;:&quot;en&quot;,&quot;page&quot;:&quot;34-37&quot;},&quot;id&quot;:1865}]} RNDymgpepmvyn"/>&lt;Do Zotero Refresh: [-@eberhardt_no_2016, p. 3]&gt;<text:reference-mark-end text:name="ZOTERO_ITEM CSL_CITATION {&quot;properties&quot;:{&quot;noteIndex&quot;:0,&quot;formattedCitation&quot;:&quot;[-@eberhardt_no_2016, p. 3]&quot;},&quot;schema&quot;:&quot;https://github.com/citation-style-language/schema/raw/master/csl-citation.json&quot;,&quot;citationID&quot;:&quot;egdpbxyb&quot;,&quot;citationItems&quot;:[{&quot;suppress-author&quot;:true,&quot;locator&quot;:&quot; 3&quot;,&quot;uris&quot;:[&quot;http://zotero.org/users/1913249/items/3WB7QB43&quot;],&quot;prefix&quot;:&quot;&quot;,&quot;uri&quot;:[&quot;http://zotero.org/users/1913249/items/3WB7QB43&quot;],&quot;itemData&quot;:{&quot;accessed&quot;:{&quot;date-parts&quot;:[[&quot;2017&quot;,10,30]]},&quot;source&quot;:&quot;CrossRef&quot;,&quot;issued&quot;:{&quot;date-parts&quot;:[[&quot;2016&quot;]]},&quot;URL&quot;:&quot;http://dl.acm.org/citation.cfm?doid=2897167.2897181&quot;,&quot;type&quot;:&quot;paper-conference&quot;,&quot;title&quot;:&quot;No One Way to Jam: Game Jams for Creativity, Learning, Entertainment, and Research&quot;,&quot;id&quot;:&quot;eberhardt_no_2016&quot;,&quot;title-short&quot;:&quot;No One Way to Jam&quot;,&quot;publisher&quot;:&quot;ACM Press&quot;,&quot;ISBN&quot;:&quot;978-1-4503-4083-0&quot;,&quot;DOI&quot;:&quot;10.1145/2897167.2897181&quot;,&quot;citation-key&quot;:&quot;eberhardt_no_2016&quot;,&quot;author&quot;:[{&quot;family&quot;:&quot;Eberhardt&quot;,&quot;given&quot;:&quot;Richard&quot;}],&quot;language&quot;:&quot;en&quot;,&quot;page&quot;:&quot;34-37&quot;},&quot;id&quot;:1865}]} RNDymgpepmvyn"/>,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properties&quot;:{&quot;noteIndex&quot;:0,&quot;formattedCitation&quot;:&quot;[-@goddard_playful_2014]&quot;},&quot;schema&quot;:&quot;https://github.com/citation-style-language/schema/raw/master/csl-citation.json&quot;,&quot;citationID&quot;:&quot;psfgqnay&quot;,&quot;citationItems&quot;:[{&quot;suppress-author&quot;:true,&quot;uris&quot;:[&quot;http://zotero.org/users/1913249/items/K73FBC2G&quot;],&quot;suffix&quot;:&quot;&quot;,&quot;prefix&quot;:&quot;&quot;,&quot;uri&quot;:[&quot;http://zotero.org/users/1913249/items/K73FBC2G&quot;],&quot;itemData&quot;:{&quot;accessed&quot;:{&quot;date-parts&quot;:[[&quot;2017&quot;,10,30]]},&quot;source&quot;:&quot;CrossRef&quot;,&quot;issued&quot;:{&quot;date-parts&quot;:[[&quot;2014&quot;]]},&quot;URL&quot;:&quot;http://dl.acm.org/citation.cfm?doid=2677758.2677778&quot;,&quot;type&quot;:&quot;paper-conference&quot;,&quot;title&quot;:&quot;Playful Game Jams: Guidelines for Designed Outcomes&quot;,&quot;id&quot;:&quot;goddard_playful_2014&quot;,&quot;title-short&quot;:&quot;Playful Game Jams&quot;,&quot;publisher&quot;:&quot;ACM Press&quot;,&quot;ISBN&quot;:&quot;978-1-4503-2790-9&quot;,&quot;DOI&quot;:&quot;10.1145/2677758.2677778&quot;,&quot;citation-key&quot;:&quot;goddard_playful_2014&quot;,&quot;author&quot;:[{&quot;family&quot;:&quot;Goddard&quot;,&quot;given&quot;:&quot;William&quot;},{&quot;family&quot;:&quot;Byrne&quot;,&quot;given&quot;:&quot;Richard&quot;},{&quot;family&quot;:&quot;Mueller&quot;,&quot;given&quot;:&quot;Florian 'Floyd'&quot;}],&quot;language&quot;:&quot;en&quot;,&quot;page&quot;:&quot;1-10&quot;},&quot;id&quot;:1672}]} RNDjfnkhrqlgs"/>&lt;Do Zotero Refresh: [-@goddard_playful_2014]&gt;<text:reference-mark-end text:name="ZOTERO_ITEM CSL_CITATION {&quot;properties&quot;:{&quot;noteIndex&quot;:0,&quot;formattedCitation&quot;:&quot;[-@goddard_playful_2014]&quot;},&quot;schema&quot;:&quot;https://github.com/citation-style-language/schema/raw/master/csl-citation.json&quot;,&quot;citationID&quot;:&quot;psfgqnay&quot;,&quot;citationItems&quot;:[{&quot;suppress-author&quot;:true,&quot;uris&quot;:[&quot;http://zotero.org/users/1913249/items/K73FBC2G&quot;],&quot;suffix&quot;:&quot;&quot;,&quot;prefix&quot;:&quot;&quot;,&quot;uri&quot;:[&quot;http://zotero.org/users/1913249/items/K73FBC2G&quot;],&quot;itemData&quot;:{&quot;accessed&quot;:{&quot;date-parts&quot;:[[&quot;2017&quot;,10,30]]},&quot;source&quot;:&quot;CrossRef&quot;,&quot;issued&quot;:{&quot;date-parts&quot;:[[&quot;2014&quot;]]},&quot;URL&quot;:&quot;http://dl.acm.org/citation.cfm?doid=2677758.2677778&quot;,&quot;type&quot;:&quot;paper-conference&quot;,&quot;title&quot;:&quot;Playful Game Jams: Guidelines for Designed Outcomes&quot;,&quot;id&quot;:&quot;goddard_playful_2014&quot;,&quot;title-short&quot;:&quot;Playful Game Jams&quot;,&quot;publisher&quot;:&quot;ACM Press&quot;,&quot;ISBN&quot;:&quot;978-1-4503-2790-9&quot;,&quot;DOI&quot;:&quot;10.1145/2677758.2677778&quot;,&quot;citation-key&quot;:&quot;goddard_playful_2014&quot;,&quot;author&quot;:[{&quot;family&quot;:&quot;Goddard&quot;,&quot;given&quot;:&quot;William&quot;},{&quot;family&quot;:&quot;Byrne&quot;,&quot;given&quot;:&quot;Richard&quot;},{&quot;family&quot;:&quot;Mueller&quot;,&quot;given&quot;:&quot;Florian 'Floyd'&quot;}],&quot;language&quot;:&quot;en&quot;,&quot;page&quot;:&quot;1-10&quot;},&quot;id&quot;:1672}]} RNDjfnkhrqlgs"/>, using a playful vs. gameful spectrum from Caillois <text:reference-mark-start text:name="ZOTERO_ITEM CSL_CITATION {&quot;properties&quot;:{&quot;noteIndex&quot;:0,&quot;formattedCitation&quot;:&quot;[-@caillois_man_2001]&quot;},&quot;schema&quot;:&quot;https://github.com/citation-style-language/schema/raw/master/csl-citation.json&quot;,&quot;citationID&quot;:&quot;iftgravw&quot;,&quot;citationItems&quot;:[{&quot;suppress-author&quot;:true,&quot;uris&quot;:[&quot;http://zotero.org/users/1913249/items/BZQ5ZKMH&quot;],&quot;suffix&quot;:&quot;&quot;,&quot;prefix&quot;:&quot;&quot;,&quot;uri&quot;:[&quot;http://zotero.org/users/1913249/items/BZQ5ZKMH&quot;],&quot;itemData&quot;:{&quot;title&quot;:&quot;Man, Play and Games&quot;,&quot;event-place&quot;:&quot;Urbana&quot;,&quot;issued&quot;:{&quot;date-parts&quot;:[[&quot;2001&quot;,8,31]]},&quot;number-of-pages&quot;:&quot;224&quot;,&quot;publisher-place&quot;:&quot;Urbana&quot;,&quot;type&quot;:&quot;book&quot;,&quot;id&quot;:&quot;caillois_man_2001&quot;,&quot;source&quot;:&quot;Amazon&quot;,&quot;edition&quot;:&quot;Reprint edition&quot;,&quot;ISBN&quot;:&quot;978-0-252-07033-4&quot;,&quot;publisher&quot;:&quot;University of Illinois Press&quot;,&quot;citation-key&quot;:&quot;caillois_man_2001&quot;,&quot;language&quot;:&quot;English&quot;,&quot;author&quot;:[{&quot;family&quot;:&quot;Caillois&quot;,&quot;given&quot;:&quot;Roger&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d&quot;:1862}]} RNDpirnwggbnx"/>&lt;Do Zotero Refresh: [-@caillois_man_2001]&gt;<text:reference-mark-end text:name="ZOTERO_ITEM CSL_CITATION {&quot;properties&quot;:{&quot;noteIndex&quot;:0,&quot;formattedCitation&quot;:&quot;[-@caillois_man_2001]&quot;},&quot;schema&quot;:&quot;https://github.com/citation-style-language/schema/raw/master/csl-citation.json&quot;,&quot;citationID&quot;:&quot;iftgravw&quot;,&quot;citationItems&quot;:[{&quot;suppress-author&quot;:true,&quot;uris&quot;:[&quot;http://zotero.org/users/1913249/items/BZQ5ZKMH&quot;],&quot;suffix&quot;:&quot;&quot;,&quot;prefix&quot;:&quot;&quot;,&quot;uri&quot;:[&quot;http://zotero.org/users/1913249/items/BZQ5ZKMH&quot;],&quot;itemData&quot;:{&quot;title&quot;:&quot;Man, Play and Games&quot;,&quot;event-place&quot;:&quot;Urbana&quot;,&quot;issued&quot;:{&quot;date-parts&quot;:[[&quot;2001&quot;,8,31]]},&quot;number-of-pages&quot;:&quot;224&quot;,&quot;publisher-place&quot;:&quot;Urbana&quot;,&quot;type&quot;:&quot;book&quot;,&quot;id&quot;:&quot;caillois_man_2001&quot;,&quot;source&quot;:&quot;Amazon&quot;,&quot;edition&quot;:&quot;Reprint edition&quot;,&quot;ISBN&quot;:&quot;978-0-252-07033-4&quot;,&quot;publisher&quot;:&quot;University of Illinois Press&quot;,&quot;citation-key&quot;:&quot;caillois_man_2001&quot;,&quot;language&quot;:&quot;English&quot;,&quot;author&quot;:[{&quot;family&quot;:&quot;Caillois&quot;,&quot;given&quot;:&quot;Roger&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d&quot;:1862}]} RNDpirnwggbnx"/>.</text:p>
      <text:p text:style-name="Text_20_body">The Moveable Game Jam <text:reference-mark-start text:name="ZOTERO_ITEM CSL_CITATION {&quot;properties&quot;:{&quot;noteIndex&quot;:0,&quot;formattedCitation&quot;:&quot;[@games_for_change_get_2017]&quot;},&quot;schema&quot;:&quot;https://github.com/citation-style-language/schema/raw/master/csl-citation.json&quot;,&quot;citationID&quot;:&quot;pnvytijb&quot;,&quot;citationItems&quot;:[{&quot;uris&quot;:[&quot;http://zotero.org/users/1913249/items/9MHZ3WF9&quot;],&quot;suffix&quot;:&quot;&quot;,&quot;prefix&quot;:&quot;&quot;,&quot;uri&quot;:[&quot;http://zotero.org/users/1913249/items/9MHZ3WF9&quot;],&quot;itemData&quot;:{&quot;title&quot;:&quot;Get your copy of The Game Jam Guide&quot;,&quot;issued&quot;:{&quot;date-parts&quot;:[[&quot;2017&quot;]]},&quot;id&quot;:&quot;games_for_change_get_2017&quot;,&quot;URL&quot;:&quot;http://www.gamesforchange.org/2017/08/get-your-copy-of-the-the-game-jam-guide/&quot;,&quot;type&quot;:&quot;webpage&quot;,&quot;container-title&quot;:&quot;Games for Change&quot;,&quot;abstract&quot;:&quot;Download 20+ flexible lesson plans and new ideas from experts who led game jams in NYC that were focused on real-world issues&quot;,&quot;accessed&quot;:{&quot;date-parts&quot;:[[&quot;2017&quot;,10,30]]},&quot;author&quot;:[{&quot;literal&quot;:&quot;Games for Change&quot;}],&quot;citation-key&quot;:&quot;games_for_change_get_2017&quot;},&quot;id&quot;:1860}]} RNDaamhsvnmce"/>&lt;Do Zotero Refresh: [@games_for_change_get_2017]&gt;<text:reference-mark-end text:name="ZOTERO_ITEM CSL_CITATION {&quot;properties&quot;:{&quot;noteIndex&quot;:0,&quot;formattedCitation&quot;:&quot;[@games_for_change_get_2017]&quot;},&quot;schema&quot;:&quot;https://github.com/citation-style-language/schema/raw/master/csl-citation.json&quot;,&quot;citationID&quot;:&quot;pnvytijb&quot;,&quot;citationItems&quot;:[{&quot;uris&quot;:[&quot;http://zotero.org/users/1913249/items/9MHZ3WF9&quot;],&quot;suffix&quot;:&quot;&quot;,&quot;prefix&quot;:&quot;&quot;,&quot;uri&quot;:[&quot;http://zotero.org/users/1913249/items/9MHZ3WF9&quot;],&quot;itemData&quot;:{&quot;title&quot;:&quot;Get your copy of The Game Jam Guide&quot;,&quot;issued&quot;:{&quot;date-parts&quot;:[[&quot;2017&quot;]]},&quot;id&quot;:&quot;games_for_change_get_2017&quot;,&quot;URL&quot;:&quot;http://www.gamesforchange.org/2017/08/get-your-copy-of-the-the-game-jam-guide/&quot;,&quot;type&quot;:&quot;webpage&quot;,&quot;container-title&quot;:&quot;Games for Change&quot;,&quot;abstract&quot;:&quot;Download 20+ flexible lesson plans and new ideas from experts who led game jams in NYC that were focused on real-world issues&quot;,&quot;accessed&quot;:{&quot;date-parts&quot;:[[&quot;2017&quot;,10,30]]},&quot;author&quot;:[{&quot;literal&quot;:&quot;Games for Change&quot;}],&quot;citation-key&quot;:&quot;games_for_change_get_2017&quot;},&quot;id&quot;:1860}]} RNDaamhsvnmce"/>,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Heading_20_3" text:outline-level="3"><text:bookmark-start text:name="coding-clubhouses"/>Coding club(houses)<text:bookmark-end text:name="coding-clubhouses"/></text:h>
      <text:p text:style-name="First_20_paragraph">Work in informal settings has been an important strand of constructionist research based at MIT <text:reference-mark-start text:name="ZOTERO_ITEM CSL_CITATION {&quot;properties&quot;:{&quot;noteIndex&quot;:0,&quot;formattedCitation&quot;:&quot;[@resnick_computer_1996; @peppler_computer_2009]&quot;},&quot;schema&quot;:&quot;https://github.com/citation-style-language/schema/raw/master/csl-citation.json&quot;,&quot;citationID&quot;:&quot;mybcgspc&quot;,&quot;citationItems&quot;:[{&quot;uris&quot;:[&quot;http://zotero.org/users/1913249/items/DFLJW3BA&quot;],&quot;suffix&quot;:&quot;&quot;,&quot;prefix&quot;:&quot;&quot;,&quot;uri&quot;:[&quot;http://zotero.org/users/1913249/items/DFLJW3BA&quot;],&quot;itemData&quot;:{&quot;source&quot;:&quot;Crossref&quot;,&quot;URL&quot;:&quot;http://ieeexplore.ieee.org/document/5387217/&quot;,&quot;ISSN&quot;:&quot;0018-8670&quot;,&quot;language&quot;:&quot;en&quot;,&quot;container-title&quot;:&quot;IBM Systems Journal&quot;,&quot;author&quot;:[{&quot;family&quot;:&quot;Resnick&quot;,&quot;given&quot;:&quot;M.&quot;},{&quot;family&quot;:&quot;Rusk&quot;,&quot;given&quot;:&quot;N.&quot;}],&quot;page&quot;:&quot;431-439&quot;,&quot;title&quot;:&quot;The Computer Clubhouse: Preparing for life in a digital world&quot;,&quot;issue&quot;:&quot;3.4&quot;,&quot;issued&quot;:{&quot;date-parts&quot;:[[&quot;1996&quot;]]},&quot;id&quot;:&quot;resnick_computer_1996&quot;,&quot;title-short&quot;:&quot;The Computer Clubhouse&quot;,&quot;volume&quot;:&quot;35&quot;,&quot;citation-key&quot;:&quot;resnick_computer_1996&quot;,&quot;accessed&quot;:{&quot;date-parts&quot;:[[&quot;2018&quot;,4,28]]},&quot;type&quot;:&quot;article-journal&quot;,&quot;DOI&quot;:&quot;10.1147/sj.353.0431&quot;},&quot;id&quot;:245},{&quot;uris&quot;:[&quot;http://zotero.org/users/1913249/items/MWUKHFAS&quot;],&quot;suffix&quot;:&quot;&quot;,&quot;prefix&quot;:&quot;&quot;,&quot;uri&quot;:[&quot;http://zotero.org/users/1913249/items/MWUKHFAS&quot;],&quot;itemData&quot;:{&quot;title&quot;:&quot;The Computer Clubhouse: Constructionism and Creativity in Youth Communities&quot;,&quot;event-place&quot;:&quot;New York&quot;,&quot;type&quot;:&quot;book&quot;,&quot;issued&quot;:{&quot;date-parts&quot;:[[&quot;2009&quot;,7,1]]},&quot;number-of-pages&quot;:&quot;192&quot;,&quot;publisher-place&quot;:&quot;New York&quot;,&quot;source&quot;:&quot;Amazon&quot;,&quot;id&quot;:&quot;peppler_computer_2009&quot;,&quot;title-short&quot;:&quot;The Computer Clubhouse&quot;,&quot;edition&quot;:&quot;50045th edition&quot;,&quot;ISBN&quot;:&quot;978-0-8077-4989-0&quot;,&quot;publisher&quot;:&quot;Teachers College Press&quot;,&quot;citation-key&quot;:&quot;peppler_computer_2009&quot;,&quot;language&quot;:&quot;English&quot;,&quot;author&quot;:[{&quot;family&quot;:&quot;Peppler&quot;,&quot;given&quot;:&quot;Kylie A.&quot;},{&quot;family&quot;:&quot;Chapman&quot;,&quot;given&quot;:&quot;Robbin N.&quot;},{&quot;family&quot;:&quot;Kafai&quot;,&quot;given&quot;:&quot;Yasmin B&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d&quot;:278}]} RNDzwemtuaptt"/>&lt;Do Zotero Refresh: [@resnick_computer_1996; @peppler_computer_2009]&gt;<text:reference-mark-end text:name="ZOTERO_ITEM CSL_CITATION {&quot;properties&quot;:{&quot;noteIndex&quot;:0,&quot;formattedCitation&quot;:&quot;[@resnick_computer_1996; @peppler_computer_2009]&quot;},&quot;schema&quot;:&quot;https://github.com/citation-style-language/schema/raw/master/csl-citation.json&quot;,&quot;citationID&quot;:&quot;mybcgspc&quot;,&quot;citationItems&quot;:[{&quot;uris&quot;:[&quot;http://zotero.org/users/1913249/items/DFLJW3BA&quot;],&quot;suffix&quot;:&quot;&quot;,&quot;prefix&quot;:&quot;&quot;,&quot;uri&quot;:[&quot;http://zotero.org/users/1913249/items/DFLJW3BA&quot;],&quot;itemData&quot;:{&quot;source&quot;:&quot;Crossref&quot;,&quot;URL&quot;:&quot;http://ieeexplore.ieee.org/document/5387217/&quot;,&quot;ISSN&quot;:&quot;0018-8670&quot;,&quot;language&quot;:&quot;en&quot;,&quot;container-title&quot;:&quot;IBM Systems Journal&quot;,&quot;author&quot;:[{&quot;family&quot;:&quot;Resnick&quot;,&quot;given&quot;:&quot;M.&quot;},{&quot;family&quot;:&quot;Rusk&quot;,&quot;given&quot;:&quot;N.&quot;}],&quot;page&quot;:&quot;431-439&quot;,&quot;title&quot;:&quot;The Computer Clubhouse: Preparing for life in a digital world&quot;,&quot;issue&quot;:&quot;3.4&quot;,&quot;issued&quot;:{&quot;date-parts&quot;:[[&quot;1996&quot;]]},&quot;id&quot;:&quot;resnick_computer_1996&quot;,&quot;title-short&quot;:&quot;The Computer Clubhouse&quot;,&quot;volume&quot;:&quot;35&quot;,&quot;citation-key&quot;:&quot;resnick_computer_1996&quot;,&quot;accessed&quot;:{&quot;date-parts&quot;:[[&quot;2018&quot;,4,28]]},&quot;type&quot;:&quot;article-journal&quot;,&quot;DOI&quot;:&quot;10.1147/sj.353.0431&quot;},&quot;id&quot;:245},{&quot;uris&quot;:[&quot;http://zotero.org/users/1913249/items/MWUKHFAS&quot;],&quot;suffix&quot;:&quot;&quot;,&quot;prefix&quot;:&quot;&quot;,&quot;uri&quot;:[&quot;http://zotero.org/users/1913249/items/MWUKHFAS&quot;],&quot;itemData&quot;:{&quot;title&quot;:&quot;The Computer Clubhouse: Constructionism and Creativity in Youth Communities&quot;,&quot;event-place&quot;:&quot;New York&quot;,&quot;type&quot;:&quot;book&quot;,&quot;issued&quot;:{&quot;date-parts&quot;:[[&quot;2009&quot;,7,1]]},&quot;number-of-pages&quot;:&quot;192&quot;,&quot;publisher-place&quot;:&quot;New York&quot;,&quot;source&quot;:&quot;Amazon&quot;,&quot;id&quot;:&quot;peppler_computer_2009&quot;,&quot;title-short&quot;:&quot;The Computer Clubhouse&quot;,&quot;edition&quot;:&quot;50045th edition&quot;,&quot;ISBN&quot;:&quot;978-0-8077-4989-0&quot;,&quot;publisher&quot;:&quot;Teachers College Press&quot;,&quot;citation-key&quot;:&quot;peppler_computer_2009&quot;,&quot;language&quot;:&quot;English&quot;,&quot;author&quot;:[{&quot;family&quot;:&quot;Peppler&quot;,&quot;given&quot;:&quot;Kylie A.&quot;},{&quot;family&quot;:&quot;Chapman&quot;,&quot;given&quot;:&quot;Robbin N.&quot;},{&quot;family&quot;:&quot;Kafai&quot;,&quot;given&quot;:&quot;Yasmin B&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d&quot;:278}]} RNDzwemtuaptt"/>.</text:p>
      <text:p text:style-name="Text_20_body">The work of Roque is also of note in the way that family members are brought directly into the making process.</text:p>
      <text:h text:style-name="Heading_20_3" text:outline-level="3"><text:bookmark-start text:name="creative-family-learning---roque"/>Creative Family Learning - Roque<text:bookmark-end text:name="creative-family-learning---roque"/></text:h>
      <text:p text:style-name="First_20_paragraph">There is limited research on how to create learning communities making games for educational purposes. Existing research <text:reference-mark-start text:name="ZOTERO_ITEM CSL_CITATION {&quot;properties&quot;:{&quot;noteIndex&quot;:0,&quot;formattedCitation&quot;:&quot;[@xiao_fostering_2007]&quot;},&quot;schema&quot;:&quot;https://github.com/citation-style-language/schema/raw/master/csl-citation.json&quot;,&quot;citationID&quot;:&quot;xcuychgv&quot;,&quot;citationItems&quot;:[{&quot;uris&quot;:[&quot;http://zotero.org/users/1913249/items/5MPFI3YK&quot;],&quot;suffix&quot;:&quot;&quot;,&quot;prefix&quot;:&quot;&quot;,&quot;uri&quot;:[&quot;http://zotero.org/users/1913249/items/5MPFI3YK&quot;],&quot;itemData&quot;:{&quot;source&quot;:&quot;Taylor and Francis+NEJM&quot;,&quot;URL&quot;:&quot;https://doi.org/10.1080/01449290600811511&quot;,&quot;ISSN&quot;:&quot;0144-929X&quot;,&quot;DOI&quot;:&quot;10.1080/01449290600811511&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page&quot;:&quot;23-36&quot;,&quot;title&quot;:&quot;Fostering an informal learning community of computer technologies at school&quot;,&quot;issue&quot;:&quot;1&quot;,&quot;issued&quot;:{&quot;date-parts&quot;:[[&quot;2007&quot;,1,1]]},&quot;id&quot;:&quot;xiao_fostering_2007&quot;,&quot;publisher&quot;:&quot;Taylor &amp; Francis&quot;,&quot;volume&quot;:&quot;26&quot;,&quot;accessed&quot;:{&quot;date-parts&quot;:[[&quot;2023&quot;,6,13]]},&quot;citation-key&quot;:&quot;xiao_fostering_2007&quot;,&quot;type&quot;:&quot;article-journal&quot;,&quot;author&quot;:[{&quot;family&quot;:&quot;Xiao&quot;,&quot;given&quot;:&quot;Lu&quot;},{&quot;family&quot;:&quot;Carroll&quot;,&quot;given&quot;:&quot;John M.&quot;}],&quot;container-title&quot;:&quot;Behaviour &amp; Information Technology&quot;},&quot;id&quot;:8729}]} RNDctheytczvi"/>&lt;Do Zotero Refresh: [@xiao_fostering_2007]&gt;<text:reference-mark-end text:name="ZOTERO_ITEM CSL_CITATION {&quot;properties&quot;:{&quot;noteIndex&quot;:0,&quot;formattedCitation&quot;:&quot;[@xiao_fostering_2007]&quot;},&quot;schema&quot;:&quot;https://github.com/citation-style-language/schema/raw/master/csl-citation.json&quot;,&quot;citationID&quot;:&quot;xcuychgv&quot;,&quot;citationItems&quot;:[{&quot;uris&quot;:[&quot;http://zotero.org/users/1913249/items/5MPFI3YK&quot;],&quot;suffix&quot;:&quot;&quot;,&quot;prefix&quot;:&quot;&quot;,&quot;uri&quot;:[&quot;http://zotero.org/users/1913249/items/5MPFI3YK&quot;],&quot;itemData&quot;:{&quot;source&quot;:&quot;Taylor and Francis+NEJM&quot;,&quot;URL&quot;:&quot;https://doi.org/10.1080/01449290600811511&quot;,&quot;ISSN&quot;:&quot;0144-929X&quot;,&quot;DOI&quot;:&quot;10.1080/01449290600811511&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page&quot;:&quot;23-36&quot;,&quot;title&quot;:&quot;Fostering an informal learning community of computer technologies at school&quot;,&quot;issue&quot;:&quot;1&quot;,&quot;issued&quot;:{&quot;date-parts&quot;:[[&quot;2007&quot;,1,1]]},&quot;id&quot;:&quot;xiao_fostering_2007&quot;,&quot;publisher&quot;:&quot;Taylor &amp; Francis&quot;,&quot;volume&quot;:&quot;26&quot;,&quot;accessed&quot;:{&quot;date-parts&quot;:[[&quot;2023&quot;,6,13]]},&quot;citation-key&quot;:&quot;xiao_fostering_2007&quot;,&quot;type&quot;:&quot;article-journal&quot;,&quot;author&quot;:[{&quot;family&quot;:&quot;Xiao&quot;,&quot;given&quot;:&quot;Lu&quot;},{&quot;family&quot;:&quot;Carroll&quot;,&quot;given&quot;:&quot;John M.&quot;}],&quot;container-title&quot;:&quot;Behaviour &amp; Information Technology&quot;},&quot;id&quot;:8729}]} RNDctheytczvi"/> has close parallels with project approaches and has a focus on fostering online collaboration and resources sharing. Many popular and well researched online communities exist <text:a xlink:type="simple" xlink:href="Bruckman" office:name=""><text:span text:style-name="Definition">scratch, itch.io, new grounds</text:span></text:a>. However researchers <text:reference-mark-start text:name="ZOTERO_ITEM CSL_CITATION {&quot;properties&quot;:{&quot;noteIndex&quot;:0,&quot;formattedCitation&quot;:&quot;[@roque_family_2016]&quot;},&quot;schema&quot;:&quot;https://github.com/citation-style-language/schema/raw/master/csl-citation.json&quot;,&quot;citationID&quot;:&quot;sllripdc&quot;,&quot;citationItems&quot;:[{&quot;uris&quot;:[&quot;http://zotero.org/users/1913249/items/4F43N9TP&quot;],&quot;suffix&quot;:&quot;&quot;,&quot;prefix&quot;:&quot;&quot;,&quot;uri&quot;:[&quot;http://zotero.org/users/1913249/items/4F43N9TP&quot;],&quot;itemData&quot;:{&quot;accessed&quot;:{&quot;date-parts&quot;:[[&quot;2018&quot;,10,30]]},&quot;source&quot;:&quot;dspace.mit.edu&quot;,&quot;issued&quot;:{&quot;date-parts&quot;:[[&quot;2016&quot;]]},&quot;URL&quot;:&quot;http://dspace.mit.edu/handle/1721.1/107577&quot;,&quot;license&quot;:&quot;http://dspace.mit.edu/handle/1721.1/7582&quot;,&quot;type&quot;:&quot;thesis&quot;,&quot;id&quot;:&quot;roque_family_2016&quot;,&quot;title-short&quot;:&quot;Family creative learning&quot;,&quot;publisher&quot;:&quot;Massachusetts Institute of Technology&quot;,&quot;genr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author&quot;:[{&quot;family&quot;:&quot;Roque&quot;,&quot;given&quot;:&quot;Ricarose Vallarta&quot;}],&quot;citation-key&quot;:&quot;roque_family_2016&quot;},&quot;id&quot;:2834}]} RNDjdrcwpfrni"/>&lt;Do Zotero Refresh: [@roque_family_2016]&gt;<text:reference-mark-end text:name="ZOTERO_ITEM CSL_CITATION {&quot;properties&quot;:{&quot;noteIndex&quot;:0,&quot;formattedCitation&quot;:&quot;[@roque_family_2016]&quot;},&quot;schema&quot;:&quot;https://github.com/citation-style-language/schema/raw/master/csl-citation.json&quot;,&quot;citationID&quot;:&quot;sllripdc&quot;,&quot;citationItems&quot;:[{&quot;uris&quot;:[&quot;http://zotero.org/users/1913249/items/4F43N9TP&quot;],&quot;suffix&quot;:&quot;&quot;,&quot;prefix&quot;:&quot;&quot;,&quot;uri&quot;:[&quot;http://zotero.org/users/1913249/items/4F43N9TP&quot;],&quot;itemData&quot;:{&quot;accessed&quot;:{&quot;date-parts&quot;:[[&quot;2018&quot;,10,30]]},&quot;source&quot;:&quot;dspace.mit.edu&quot;,&quot;issued&quot;:{&quot;date-parts&quot;:[[&quot;2016&quot;]]},&quot;URL&quot;:&quot;http://dspace.mit.edu/handle/1721.1/107577&quot;,&quot;license&quot;:&quot;http://dspace.mit.edu/handle/1721.1/7582&quot;,&quot;type&quot;:&quot;thesis&quot;,&quot;id&quot;:&quot;roque_family_2016&quot;,&quot;title-short&quot;:&quot;Family creative learning&quot;,&quot;publisher&quot;:&quot;Massachusetts Institute of Technology&quot;,&quot;genr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author&quot;:[{&quot;family&quot;:&quot;Roque&quot;,&quot;given&quot;:&quot;Ricarose Vallarta&quot;}],&quot;citation-key&quot;:&quot;roque_family_2016&quot;},&quot;id&quot;:2834}]} RNDjdrcwpfrni"/> highlighted the limitations of accessibility of online participatory culture. In response Roque <text:reference-mark-start text:name="ZOTERO_ITEM CSL_CITATION {&quot;properties&quot;:{&quot;noteIndex&quot;:0,&quot;formattedCitation&quot;:&quot;[@roque_family_2016]&quot;},&quot;schema&quot;:&quot;https://github.com/citation-style-language/schema/raw/master/csl-citation.json&quot;,&quot;citationID&quot;:&quot;ytdankfl&quot;,&quot;citationItems&quot;:[{&quot;uris&quot;:[&quot;http://zotero.org/users/1913249/items/4F43N9TP&quot;],&quot;suffix&quot;:&quot;&quot;,&quot;prefix&quot;:&quot;&quot;,&quot;uri&quot;:[&quot;http://zotero.org/users/1913249/items/4F43N9TP&quot;],&quot;itemData&quot;:{&quot;accessed&quot;:{&quot;date-parts&quot;:[[&quot;2018&quot;,10,30]]},&quot;source&quot;:&quot;dspace.mit.edu&quot;,&quot;issued&quot;:{&quot;date-parts&quot;:[[&quot;2016&quot;]]},&quot;URL&quot;:&quot;http://dspace.mit.edu/handle/1721.1/107577&quot;,&quot;license&quot;:&quot;http://dspace.mit.edu/handle/1721.1/7582&quot;,&quot;type&quot;:&quot;thesis&quot;,&quot;id&quot;:&quot;roque_family_2016&quot;,&quot;title-short&quot;:&quot;Family creative learning&quot;,&quot;publisher&quot;:&quot;Massachusetts Institute of Technology&quot;,&quot;genr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author&quot;:[{&quot;family&quot;:&quot;Roque&quot;,&quot;given&quot;:&quot;Ricarose Vallarta&quot;}],&quot;citation-key&quot;:&quot;roque_family_2016&quot;},&quot;id&quot;:2834}]} RNDeilaqdmcuu"/>&lt;Do Zotero Refresh: [@roque_family_2016]&gt;<text:reference-mark-end text:name="ZOTERO_ITEM CSL_CITATION {&quot;properties&quot;:{&quot;noteIndex&quot;:0,&quot;formattedCitation&quot;:&quot;[@roque_family_2016]&quot;},&quot;schema&quot;:&quot;https://github.com/citation-style-language/schema/raw/master/csl-citation.json&quot;,&quot;citationID&quot;:&quot;ytdankfl&quot;,&quot;citationItems&quot;:[{&quot;uris&quot;:[&quot;http://zotero.org/users/1913249/items/4F43N9TP&quot;],&quot;suffix&quot;:&quot;&quot;,&quot;prefix&quot;:&quot;&quot;,&quot;uri&quot;:[&quot;http://zotero.org/users/1913249/items/4F43N9TP&quot;],&quot;itemData&quot;:{&quot;accessed&quot;:{&quot;date-parts&quot;:[[&quot;2018&quot;,10,30]]},&quot;source&quot;:&quot;dspace.mit.edu&quot;,&quot;issued&quot;:{&quot;date-parts&quot;:[[&quot;2016&quot;]]},&quot;URL&quot;:&quot;http://dspace.mit.edu/handle/1721.1/107577&quot;,&quot;license&quot;:&quot;http://dspace.mit.edu/handle/1721.1/7582&quot;,&quot;type&quot;:&quot;thesis&quot;,&quot;id&quot;:&quot;roque_family_2016&quot;,&quot;title-short&quot;:&quot;Family creative learning&quot;,&quot;publisher&quot;:&quot;Massachusetts Institute of Technology&quot;,&quot;genre&quot;:&quot;Thesis&quot;,&quot;title&quot;:&quot;Family creative learning : designing structures to engage kids and parents as computational creator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author&quot;:[{&quot;family&quot;:&quot;Roque&quot;,&quot;given&quot;:&quot;Ricarose Vallarta&quot;}],&quot;citation-key&quot;:&quot;roque_family_2016&quot;},&quot;id&quot;:2834}]} RNDeilaqdmcuu"/> FCL study addressed it with face to face session with help from family members. In asking is how can facilitators help develop participation in community activities (<text:span text:style-name="T1">roqueBecomingFacilitatorsCreative2018?</text:span>), Roque operationalise Barron’s work on parental roles in a making. The research team created a detailed guide to replicate the programme <text:reference-mark-start text:name="ZOTERO_ITEM CSL_CITATION {&quot;properties&quot;:{&quot;noteIndex&quot;:0,&quot;formattedCitation&quot;:&quot;[@leggett_family_2017]&quot;},&quot;schema&quot;:&quot;https://github.com/citation-style-language/schema/raw/master/csl-citation.json&quot;,&quot;citationID&quot;:&quot;ckpqsokv&quot;,&quot;citationItems&quot;:[{&quot;uris&quot;:[&quot;http://zotero.org/users/1913249/items/Z4HCQIST&quot;],&quot;suffix&quot;:&quot;&quot;,&quot;prefix&quot;:&quot;&quot;,&quot;uri&quot;:[&quot;http://zotero.org/users/1913249/items/Z4HCQIST&quot;],&quot;itemData&quot;:{&quot;title&quot;:&quot;Family Creative Learning - Faciliators Guide&quot;,&quot;issued&quot;:{&quot;date-parts&quot;:[[&quot;2017&quot;]]},&quot;id&quot;:&quot;leggett_family_2017&quot;,&quot;publisher&quot;:&quot;familycreativelearning.org&quot;,&quot;URL&quot;:&quot;https://www.familycreativelearning.org/s/Family-Creative-Learning-Guide-2017.pdf&quot;,&quot;citation-key&quot;:&quot;leggett_family_2017&quot;,&quot;accessed&quot;:{&quot;date-parts&quot;:[[&quot;2018&quot;,10,30]]},&quot;type&quot;:&quot;report&quot;,&quot;author&quot;:[{&quot;family&quot;:&quot;Leggett&quot;,&quot;given&quot;:&quot;Saskia&quot;},{&quot;family&quot;:&quot;Roque&quot;,&quot;given&quot;:&quot;Ricarosa&quot;}]},&quot;id&quot;:9661}]} RNDpxfujjcvkt"/>&lt;Do Zotero Refresh: [@leggett_family_2017]&gt;<text:reference-mark-end text:name="ZOTERO_ITEM CSL_CITATION {&quot;properties&quot;:{&quot;noteIndex&quot;:0,&quot;formattedCitation&quot;:&quot;[@leggett_family_2017]&quot;},&quot;schema&quot;:&quot;https://github.com/citation-style-language/schema/raw/master/csl-citation.json&quot;,&quot;citationID&quot;:&quot;ckpqsokv&quot;,&quot;citationItems&quot;:[{&quot;uris&quot;:[&quot;http://zotero.org/users/1913249/items/Z4HCQIST&quot;],&quot;suffix&quot;:&quot;&quot;,&quot;prefix&quot;:&quot;&quot;,&quot;uri&quot;:[&quot;http://zotero.org/users/1913249/items/Z4HCQIST&quot;],&quot;itemData&quot;:{&quot;title&quot;:&quot;Family Creative Learning - Faciliators Guide&quot;,&quot;issued&quot;:{&quot;date-parts&quot;:[[&quot;2017&quot;]]},&quot;id&quot;:&quot;leggett_family_2017&quot;,&quot;publisher&quot;:&quot;familycreativelearning.org&quot;,&quot;URL&quot;:&quot;https://www.familycreativelearning.org/s/Family-Creative-Learning-Guide-2017.pdf&quot;,&quot;citation-key&quot;:&quot;leggett_family_2017&quot;,&quot;accessed&quot;:{&quot;date-parts&quot;:[[&quot;2018&quot;,10,30]]},&quot;type&quot;:&quot;report&quot;,&quot;author&quot;:[{&quot;family&quot;:&quot;Leggett&quot;,&quot;given&quot;:&quot;Saskia&quot;},{&quot;family&quot;:&quot;Roque&quot;,&quot;given&quot;:&quot;Ricarosa&quot;}]},&quot;id&quot;:9661}]} RNDpxfujjcvkt"/>.</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 We can compare the difficulties of scaling of this hybrid setting (FCL) with more structured, and more naturalistic learning environments as explored by Ito above.</text:p>
      <text:p text:style-name="Text_20_body">It did Both invite a question, how best to structure activities.</text:p>
      <text:h text:style-name="Heading_20_3" text:outline-level="3"><text:bookmark-start text:name="link-to-next-section---pedagogies-exist-but-more-are-needed"/>Link to next section - pedagogies exist but more are needed<text:bookmark-end text:name="link-to-next-section---pedagogies-exist-but-more-are-needed"/></text:h>
      <text:p text:style-name="First_20_paragraph"><text:span text:style-name="T1">Lack of specific pedagogies (for informal spaces) - via a case study / research ?</text:span></text:p>
      <text:p text:style-name="Text_20_body">The lack of pedagogies for informal spaces should be addressed.</text:p>
      <text:p text:style-name="Text_20_body">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h text:style-name="Heading_20_2" text:outline-level="2"><text:bookmark-start text:name="pedagogies-to-support-game-making-via-coding"/>Pedagogies to support game making via coding<text:bookmark-end text:name="pedagogies-to-support-game-making-via-coding"/></text:h>
      <text:p text:style-name="First_20_paragraph"><text:span text:style-name="T1">Defining pedagogy in this study:</text:span> One of the main themes of this review is to address what pedagogies are available in to help coding, in relation to RQ1. Following activity theory terms pedagogy can be reframed as pedagogical tools and processes and can be viewed as a kind of meditational strategy.</text:p>
      <text:h text:style-name="Heading_20_3" text:outline-level="3"><text:bookmark-start text:name="curricular-concepts-semantic-waves-and-primm"/>Curricular concepts, semantic waves and PRIMM<text:bookmark-end text:name="curricular-concepts-semantic-waves-and-primm"/></text:h>
      <text:p text:style-name="First_20_paragraph">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properties&quot;:{&quot;noteIndex&quot;:0,&quot;formattedCitation&quot;:&quot;[-@tedre_long_2016]&quot;},&quot;schema&quot;:&quot;https://github.com/citation-style-language/schema/raw/master/csl-citation.json&quot;,&quot;citationID&quot;:&quot;ywvsqnqn&quot;,&quot;citationItems&quot;:[{&quot;suppress-author&quot;:true,&quot;uris&quot;:[&quot;http://zotero.org/users/1913249/items/D6IF6PH5&quot;],&quot;suffix&quot;:&quot;&quot;,&quot;prefix&quot;:&quot;&quot;,&quot;uri&quot;:[&quot;http://zotero.org/users/1913249/items/D6IF6PH5&quot;],&quot;itemData&quot;:{&quot;source&quot;:&quot;DOI.org (Crossref)&quot;,&quot;URL&quot;:&quot;https://dl.acm.org/doi/10.1145/2999541.2999542&quot;,&quot;ISBN&quot;:&quot;978-1-4503-4770-9&quot;,&quot;DOI&quot;:&quot;10.1145/2999541.2999542&quot;,&quot;author&quot;:[{&quot;family&quot;:&quot;Tedre&quot;,&quot;given&quot;:&quot;Matti&quot;},{&quot;family&quot;:&quot;Denning&quot;,&quot;given&quot;:&quot;Peter J.&quot;}],&quot;page&quot;:&quot;120-129&quot;,&quot;accessed&quot;:{&quot;date-parts&quot;:[[&quot;2021&quot;,2,22]]},&quot;event-place&quot;:&quot;Koli Finland&quot;,&quot;event-title&quot;:&quot;Koli Calling 2016: 16th Koli Calling International Conference on Computing Education Research&quot;,&quot;issued&quot;:{&quot;date-parts&quot;:[[&quot;2016&quot;,11,24]]},&quot;publisher-place&quot;:&quot;Koli Finland&quot;,&quot;id&quot;:&quot;tedre_long_2016&quot;,&quot;publisher&quot;:&quot;ACM&quot;,&quot;type&quot;:&quot;paper-conference&quot;,&quot;title&quot;:&quot;The long quest for computational thinking&quot;,&quot;citation-key&quot;:&quot;tedre_long_2016&quot;,&quot;language&quot;:&quot;en&quot;,&quot;container-title&quot;:&quot;Proceedings of the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83}]} RNDpratpddfuv"/>&lt;Do Zotero Refresh: [-@tedre_long_2016]&gt;<text:reference-mark-end text:name="ZOTERO_ITEM CSL_CITATION {&quot;properties&quot;:{&quot;noteIndex&quot;:0,&quot;formattedCitation&quot;:&quot;[-@tedre_long_2016]&quot;},&quot;schema&quot;:&quot;https://github.com/citation-style-language/schema/raw/master/csl-citation.json&quot;,&quot;citationID&quot;:&quot;ywvsqnqn&quot;,&quot;citationItems&quot;:[{&quot;suppress-author&quot;:true,&quot;uris&quot;:[&quot;http://zotero.org/users/1913249/items/D6IF6PH5&quot;],&quot;suffix&quot;:&quot;&quot;,&quot;prefix&quot;:&quot;&quot;,&quot;uri&quot;:[&quot;http://zotero.org/users/1913249/items/D6IF6PH5&quot;],&quot;itemData&quot;:{&quot;source&quot;:&quot;DOI.org (Crossref)&quot;,&quot;URL&quot;:&quot;https://dl.acm.org/doi/10.1145/2999541.2999542&quot;,&quot;ISBN&quot;:&quot;978-1-4503-4770-9&quot;,&quot;DOI&quot;:&quot;10.1145/2999541.2999542&quot;,&quot;author&quot;:[{&quot;family&quot;:&quot;Tedre&quot;,&quot;given&quot;:&quot;Matti&quot;},{&quot;family&quot;:&quot;Denning&quot;,&quot;given&quot;:&quot;Peter J.&quot;}],&quot;page&quot;:&quot;120-129&quot;,&quot;accessed&quot;:{&quot;date-parts&quot;:[[&quot;2021&quot;,2,22]]},&quot;event-place&quot;:&quot;Koli Finland&quot;,&quot;event-title&quot;:&quot;Koli Calling 2016: 16th Koli Calling International Conference on Computing Education Research&quot;,&quot;issued&quot;:{&quot;date-parts&quot;:[[&quot;2016&quot;,11,24]]},&quot;publisher-place&quot;:&quot;Koli Finland&quot;,&quot;id&quot;:&quot;tedre_long_2016&quot;,&quot;publisher&quot;:&quot;ACM&quot;,&quot;type&quot;:&quot;paper-conference&quot;,&quot;title&quot;:&quot;The long quest for computational thinking&quot;,&quot;citation-key&quot;:&quot;tedre_long_2016&quot;,&quot;language&quot;:&quot;en&quot;,&quot;container-title&quot;:&quot;Proceedings of the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83}]} RNDpratpddfuv"/> review of CT cautions against a too narrow definition of CT that highlights formal abstractions as represented by Wing’s take on CT <text:reference-mark-start text:name="ZOTERO_ITEM CSL_CITATION {&quot;properties&quot;:{&quot;noteIndex&quot;:0,&quot;formattedCitation&quot;:&quot;[-@wing_computational_2008]&quot;},&quot;schema&quot;:&quot;https://github.com/citation-style-language/schema/raw/master/csl-citation.json&quot;,&quot;citationID&quot;:&quot;tericxcm&quot;,&quot;citationItems&quot;:[{&quot;suppress-author&quot;:true,&quot;uris&quot;:[&quot;http://zotero.org/users/1913249/items/CQ6F79QS&quot;],&quot;suffix&quot;:&quot;&quot;,&quot;prefix&quot;:&quot;&quot;,&quot;uri&quot;:[&quot;http://zotero.org/users/1913249/items/CQ6F79QS&quot;],&quot;itemData&quot;:{&quot;accessed&quot;:{&quot;date-parts&quot;:[[&quot;2016&quot;,8,8]]},&quot;issue&quot;:&quot;1881&quot;,&quot;volume&quot;:&quot;366&quot;,&quot;issued&quot;:{&quot;date-parts&quot;:[[&quot;2008&quot;,10,28]]},&quot;URL&quot;:&quot;http://rsta.royalsocietypublishing.org/cgi/doi/10.1098/rsta.2008.0118&quot;,&quot;type&quot;:&quot;article-journal&quot;,&quot;ISSN&quot;:&quot;1364-503X, 1471-2962&quot;,&quot;id&quot;:&quot;wing_computational_2008&quot;,&quot;title&quot;:&quot;Computational thinking and thinking about computing&quot;,&quot;source&quot;:&quot;CrossRef&quot;,&quot;language&quot;:&quot;en&quot;,&quot;DOI&quot;:&quot;10.1098/rsta.2008.0118&quot;,&quot;author&quot;:[{&quot;family&quot;:&quot;Wing&quot;,&quot;given&quot;:&quot;J. M&quot;}],&quot;container-title&quot;:&quot;Philosophical Transactions of the Royal Society A: Mathematical, Physical and Engineering Sciences&quot;,&quot;citation-key&quot;:&quot;wing_computational_2008&quot;,&quot;page&quot;:&quot;3717-3725&quot;},&quot;id&quot;:1293}]} RNDhfhryfnuyd"/>&lt;Do Zotero Refresh: [-@wing_computational_2008]&gt;<text:reference-mark-end text:name="ZOTERO_ITEM CSL_CITATION {&quot;properties&quot;:{&quot;noteIndex&quot;:0,&quot;formattedCitation&quot;:&quot;[-@wing_computational_2008]&quot;},&quot;schema&quot;:&quot;https://github.com/citation-style-language/schema/raw/master/csl-citation.json&quot;,&quot;citationID&quot;:&quot;tericxcm&quot;,&quot;citationItems&quot;:[{&quot;suppress-author&quot;:true,&quot;uris&quot;:[&quot;http://zotero.org/users/1913249/items/CQ6F79QS&quot;],&quot;suffix&quot;:&quot;&quot;,&quot;prefix&quot;:&quot;&quot;,&quot;uri&quot;:[&quot;http://zotero.org/users/1913249/items/CQ6F79QS&quot;],&quot;itemData&quot;:{&quot;accessed&quot;:{&quot;date-parts&quot;:[[&quot;2016&quot;,8,8]]},&quot;issue&quot;:&quot;1881&quot;,&quot;volume&quot;:&quot;366&quot;,&quot;issued&quot;:{&quot;date-parts&quot;:[[&quot;2008&quot;,10,28]]},&quot;URL&quot;:&quot;http://rsta.royalsocietypublishing.org/cgi/doi/10.1098/rsta.2008.0118&quot;,&quot;type&quot;:&quot;article-journal&quot;,&quot;ISSN&quot;:&quot;1364-503X, 1471-2962&quot;,&quot;id&quot;:&quot;wing_computational_2008&quot;,&quot;title&quot;:&quot;Computational thinking and thinking about computing&quot;,&quot;source&quot;:&quot;CrossRef&quot;,&quot;language&quot;:&quot;en&quot;,&quot;DOI&quot;:&quot;10.1098/rsta.2008.0118&quot;,&quot;author&quot;:[{&quot;family&quot;:&quot;Wing&quot;,&quot;given&quot;:&quot;J. M&quot;}],&quot;container-title&quot;:&quot;Philosophical Transactions of the Royal Society A: Mathematical, Physical and Engineering Sciences&quot;,&quot;citation-key&quot;:&quot;wing_computational_2008&quot;,&quot;page&quot;:&quot;3717-3725&quot;},&quot;id&quot;:1293}]} RNDhfhryfnuyd"/>. This is not to argue that Wing’s approach to CT is without technical merit <text:reference-mark-start text:name="ZOTERO_ITEM CSL_CITATION {&quot;properties&quot;:{&quot;noteIndex&quot;:0,&quot;formattedCitation&quot;:&quot;[@lodi_computational_2021]&quot;},&quot;schema&quot;:&quot;https://github.com/citation-style-language/schema/raw/master/csl-citation.json&quot;,&quot;citationID&quot;:&quot;hoqwgrqv&quot;,&quot;citationItems&quot;:[{&quot;uris&quot;:[&quot;http://zotero.org/users/1913249/items/SZW59GAB&quot;],&quot;suffix&quot;:&quot;&quot;,&quot;prefix&quot;:&quot;&quot;,&quot;uri&quot;:[&quot;http://zotero.org/users/1913249/items/SZW59GAB&quot;],&quot;itemData&quot;:{&quot;source&quot;:&quot;Springer Link&quot;,&quot;URL&quot;:&quot;https://doi.org/10.1007/s11191-021-00202-5&quot;,&quot;ISSN&quot;:&quot;1573-1901&quot;,&quot;language&quot;:&quot;en&quot;,&quot;container-title&quot;:&quot;Science &amp; Educatio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page&quot;:&quot;883-908&quot;,&quot;title&quot;:&quot;Computational Thinking, Between Papert and Wing&quot;,&quot;issue&quot;:&quot;4&quot;,&quot;issued&quot;:{&quot;date-parts&quot;:[[&quot;2021&quot;,8,1]]},&quot;id&quot;:&quot;lodi_computational_2021&quot;,&quot;volume&quot;:&quot;30&quot;,&quot;accessed&quot;:{&quot;date-parts&quot;:[[&quot;2023&quot;,3,14]]},&quot;type&quot;:&quot;article-journal&quot;,&quot;citation-key&quot;:&quot;lodi_computational_2021&quot;,&quot;author&quot;:[{&quot;family&quot;:&quot;Lodi&quot;,&quot;given&quot;:&quot;Michael&quot;},{&quot;family&quot;:&quot;Martini&quot;,&quot;given&quot;:&quot;Simone&quot;}],&quot;container-title-short&quot;:&quot;Sci &amp; Educ&quot;,&quot;DOI&quot;:&quot;10.1007/s11191-021-00202-5&quot;},&quot;id&quot;:3696}]} RNDvuapqtuhbw"/>&lt;Do Zotero Refresh: [@lodi_computational_2021]&gt;<text:reference-mark-end text:name="ZOTERO_ITEM CSL_CITATION {&quot;properties&quot;:{&quot;noteIndex&quot;:0,&quot;formattedCitation&quot;:&quot;[@lodi_computational_2021]&quot;},&quot;schema&quot;:&quot;https://github.com/citation-style-language/schema/raw/master/csl-citation.json&quot;,&quot;citationID&quot;:&quot;hoqwgrqv&quot;,&quot;citationItems&quot;:[{&quot;uris&quot;:[&quot;http://zotero.org/users/1913249/items/SZW59GAB&quot;],&quot;suffix&quot;:&quot;&quot;,&quot;prefix&quot;:&quot;&quot;,&quot;uri&quot;:[&quot;http://zotero.org/users/1913249/items/SZW59GAB&quot;],&quot;itemData&quot;:{&quot;source&quot;:&quot;Springer Link&quot;,&quot;URL&quot;:&quot;https://doi.org/10.1007/s11191-021-00202-5&quot;,&quot;ISSN&quot;:&quot;1573-1901&quot;,&quot;language&quot;:&quot;en&quot;,&quot;container-title&quot;:&quot;Science &amp; Educatio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page&quot;:&quot;883-908&quot;,&quot;title&quot;:&quot;Computational Thinking, Between Papert and Wing&quot;,&quot;issue&quot;:&quot;4&quot;,&quot;issued&quot;:{&quot;date-parts&quot;:[[&quot;2021&quot;,8,1]]},&quot;id&quot;:&quot;lodi_computational_2021&quot;,&quot;volume&quot;:&quot;30&quot;,&quot;accessed&quot;:{&quot;date-parts&quot;:[[&quot;2023&quot;,3,14]]},&quot;type&quot;:&quot;article-journal&quot;,&quot;citation-key&quot;:&quot;lodi_computational_2021&quot;,&quot;author&quot;:[{&quot;family&quot;:&quot;Lodi&quot;,&quot;given&quot;:&quot;Michael&quot;},{&quot;family&quot;:&quot;Martini&quot;,&quot;given&quot;:&quot;Simone&quot;}],&quot;container-title-short&quot;:&quot;Sci &amp; Educ&quot;,&quot;DOI&quot;:&quot;10.1007/s11191-021-00202-5&quot;},&quot;id&quot;:3696}]} RNDvuapqtuhbw"/>,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properties&quot;:{&quot;noteIndex&quot;:0,&quot;formattedCitation&quot;:&quot;[@resnick_coding_2020]&quot;},&quot;schema&quot;:&quot;https://github.com/citation-style-language/schema/raw/master/csl-citation.json&quot;,&quot;citationID&quot;:&quot;eejljqci&quot;,&quot;citationItems&quot;:[{&quot;uris&quot;:[&quot;http://zotero.org/users/1913249/items/VYS48CXK&quot;],&quot;suffix&quot;:&quot;&quot;,&quot;prefix&quot;:&quot;&quot;,&quot;uri&quot;:[&quot;http://zotero.org/users/1913249/items/VYS48CXK&quot;],&quot;itemData&quot;:{&quot;source&quot;:&quot;DOI.org (Crossref)&quot;,&quot;URL&quot;:&quot;https://dl.acm.org/doi/10.1145/3375546&quot;,&quot;ISSN&quot;:&quot;0001-0782, 1557-7317&quot;,&quot;language&quot;:&quot;en&quot;,&quot;container-title&quot;:&quot;Communications of the ACM&quot;,&quot;abstract&quot;:&quot;While millions of students worldwide have enjoyed coding experiences over the last decade, the next challenge is spreading educational values and approaches.&quot;,&quot;page&quot;:&quot;120-127&quot;,&quot;title&quot;:&quot;Coding at a crossroads&quot;,&quot;issue&quot;:&quot;11&quot;,&quot;issued&quot;:{&quot;date-parts&quot;:[[&quot;2020&quot;,10,22]]},&quot;id&quot;:&quot;resnick_coding_2020&quot;,&quot;volume&quot;:&quot;63&quot;,&quot;accessed&quot;:{&quot;date-parts&quot;:[[&quot;2021&quot;,12,21]]},&quot;type&quot;:&quot;article-journal&quot;,&quot;citation-key&quot;:&quot;resnick_coding_2020&quot;,&quot;author&quot;:[{&quot;family&quot;:&quot;Resnick&quot;,&quot;given&quot;:&quot;Mitchel&quot;},{&quot;family&quot;:&quot;Rusk&quot;,&quot;given&quot;:&quot;Natalie&quot;}],&quot;container-title-short&quot;:&quot;Commun. ACM&quot;,&quot;DOI&quot;:&quot;10.1145/3375546&quot;},&quot;id&quot;:3}]} RNDwpcutkjkhp"/>&lt;Do Zotero Refresh: [@resnick_coding_2020]&gt;<text:reference-mark-end text:name="ZOTERO_ITEM CSL_CITATION {&quot;properties&quot;:{&quot;noteIndex&quot;:0,&quot;formattedCitation&quot;:&quot;[@resnick_coding_2020]&quot;},&quot;schema&quot;:&quot;https://github.com/citation-style-language/schema/raw/master/csl-citation.json&quot;,&quot;citationID&quot;:&quot;eejljqci&quot;,&quot;citationItems&quot;:[{&quot;uris&quot;:[&quot;http://zotero.org/users/1913249/items/VYS48CXK&quot;],&quot;suffix&quot;:&quot;&quot;,&quot;prefix&quot;:&quot;&quot;,&quot;uri&quot;:[&quot;http://zotero.org/users/1913249/items/VYS48CXK&quot;],&quot;itemData&quot;:{&quot;source&quot;:&quot;DOI.org (Crossref)&quot;,&quot;URL&quot;:&quot;https://dl.acm.org/doi/10.1145/3375546&quot;,&quot;ISSN&quot;:&quot;0001-0782, 1557-7317&quot;,&quot;language&quot;:&quot;en&quot;,&quot;container-title&quot;:&quot;Communications of the ACM&quot;,&quot;abstract&quot;:&quot;While millions of students worldwide have enjoyed coding experiences over the last decade, the next challenge is spreading educational values and approaches.&quot;,&quot;page&quot;:&quot;120-127&quot;,&quot;title&quot;:&quot;Coding at a crossroads&quot;,&quot;issue&quot;:&quot;11&quot;,&quot;issued&quot;:{&quot;date-parts&quot;:[[&quot;2020&quot;,10,22]]},&quot;id&quot;:&quot;resnick_coding_2020&quot;,&quot;volume&quot;:&quot;63&quot;,&quot;accessed&quot;:{&quot;date-parts&quot;:[[&quot;2021&quot;,12,21]]},&quot;type&quot;:&quot;article-journal&quot;,&quot;citation-key&quot;:&quot;resnick_coding_2020&quot;,&quot;author&quot;:[{&quot;family&quot;:&quot;Resnick&quot;,&quot;given&quot;:&quot;Mitchel&quot;},{&quot;family&quot;:&quot;Rusk&quot;,&quot;given&quot;:&quot;Natalie&quot;}],&quot;container-title-short&quot;:&quot;Commun. ACM&quot;,&quot;DOI&quot;:&quot;10.1145/3375546&quot;},&quot;id&quot;:3}]} RNDwpcutkjkhp"/>.</text:p>
      <text:p text:style-name="Text_20_body">In teaching computing pedagogy the concept of levels of abstraction can be taught to students to help them understand the level of abstraction that they are working at <text:reference-mark-start text:name="ZOTERO_ITEM CSL_CITATION {&quot;properties&quot;:{&quot;noteIndex&quot;:0,&quot;formattedCitation&quot;:&quot;[@statter_teaching_2016; @waite_abstraction_2016; @waite_abstraction_2018-1]&quot;},&quot;schema&quot;:&quot;https://github.com/citation-style-language/schema/raw/master/csl-citation.json&quot;,&quot;citationID&quot;:&quot;bxlwrlmh&quot;,&quot;citationItems&quot;:[{&quot;uris&quot;:[&quot;http://zotero.org/users/1913249/items/94B8KBTT&quot;],&quot;suffix&quot;:&quot;&quot;,&quot;prefix&quot;:&quot;&quot;,&quot;uri&quot;:[&quot;http://zotero.org/users/1913249/items/94B8KBTT&quot;],&quot;itemData&quot;:{&quot;source&quot;:&quot;DOI.org (Crossref)&quot;,&quot;URL&quot;:&quot;http://dl.acm.org/citation.cfm?doid=2978249.2978261&quot;,&quot;ISBN&quot;:&quot;978-1-4503-4223-0&quot;,&quot;DOI&quot;:&quot;10.1145/2978249.2978261&quot;,&quot;author&quot;:[{&quot;family&quot;:&quot;Statter&quot;,&quot;given&quot;:&quot;David&quot;},{&quot;family&quot;:&quot;Armoni&quot;,&quot;given&quot;:&quot;Michal&quot;}],&quot;page&quot;:&quot;80-83&quot;,&quot;accessed&quot;:{&quot;date-parts&quot;:[[&quot;2020&quot;,11,12]]},&quot;event-place&quot;:&quot;M&amp;#252;nster, Germany&quot;,&quot;event-title&quot;:&quot;the 11th Workshop in Primary and Secondary Computing Education&quot;,&quot;issued&quot;:{&quot;date-parts&quot;:[[&quot;2016&quot;]]},&quot;publisher-place&quot;:&quot;M&amp;#252;nster, Germany&quot;,&quot;id&quot;:&quot;statter_teaching_2016&quot;,&quot;publisher&quot;:&quot;ACM Press&quot;,&quot;type&quot;:&quot;paper-conference&quot;,&quot;title&quot;:&quot;Teaching Abstract Thinking in Introduction to Computer Science for 7th Graders&quot;,&quot;citation-key&quot;:&quot;statter_teaching_2016&quot;,&quot;language&quot;:&quot;en&quot;,&quot;container-title&quot;:&quot;Proceedings of the 11th Workshop in Primary and Secondary Computing Education on ZZZ - WiPSCE '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3583},{&quot;uris&quot;:[&quot;http://zotero.org/users/1913249/items/39JH9QJG&quot;],&quot;suffix&quot;:&quot;&quot;,&quot;prefix&quot;:&quot;&quot;,&quot;uri&quot;:[&quot;http://zotero.org/users/1913249/items/39JH9QJG&quot;],&quot;itemData&quot;:{&quot;source&quot;:&quot;DOI.org (Crossref)&quot;,&quot;URL&quot;:&quot;http://dl.acm.org/citation.cfm?doid=2978249.2978272&quot;,&quot;ISBN&quot;:&quot;978-1-4503-4223-0&quot;,&quot;DOI&quot;:&quot;10.1145/2978249.2978272&quot;,&quot;author&quot;:[{&quot;family&quot;:&quot;Waite&quot;,&quot;given&quot;:&quot;Jane&quot;},{&quot;family&quot;:&quot;Curzon&quot;,&quot;given&quot;:&quot;Paul&quot;},{&quot;family&quot;:&quot;Marsh&quot;,&quot;given&quot;:&quot;William&quot;},{&quot;family&quot;:&quot;Sentance&quot;,&quot;given&quot;:&quot;Sue&quot;}],&quot;page&quot;:&quot;112-113&quot;,&quot;accessed&quot;:{&quot;date-parts&quot;:[[&quot;2020&quot;,11,12]]},&quot;event-place&quot;:&quot;M&amp;#252;nster, Germany&quot;,&quot;event-title&quot;:&quot;the 11th Workshop in Primary and Secondary Computing Education&quot;,&quot;issued&quot;:{&quot;date-parts&quot;:[[&quot;2016&quot;]]},&quot;publisher-place&quot;:&quot;M&amp;#252;nster, Germany&quot;,&quot;id&quot;:&quot;waite_abstraction_2016&quot;,&quot;publisher&quot;:&quot;ACM Press&quot;,&quot;type&quot;:&quot;paper-conference&quot;,&quot;title&quot;:&quot;Abstraction and common classroom activities&quot;,&quot;citation-key&quot;:&quot;waite_abstraction_2016&quot;,&quot;language&quot;:&quot;en&quot;,&quot;container-title&quot;:&quot;Proceedings of the 11th Workshop in Primary and Secondary Computing Education on ZZZ - WiPSCE '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3588},{&quot;uris&quot;:[&quot;http://zotero.org/users/1913249/items/8KSA6TV2&quot;],&quot;suffix&quot;:&quot;&quot;,&quot;prefix&quot;:&quot;&quot;,&quot;uri&quot;:[&quot;http://zotero.org/users/1913249/items/8KSA6TV2&quot;],&quot;itemData&quot;:{&quot;source&quot;:&quot;ijcses.org&quot;,&quot;URL&quot;:&quot;https://ijcses.org/index.php/ijcses/article/view/23&quot;,&quot;license&quot;:&quot;Copyright (c) 2018 Jane Lisa Waite, Paul Curzon, William Marsh, Sue Sentance, Alex Hadwen-Bennett&quot;,&quot;number&quot;:&quot;1&quot;,&quot;language&quot;:&quot;en&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page&quot;:&quot;14-40&quot;,&quot;title&quot;:&quot;Abstraction in action: K-5 teachers' uses of levels of abstraction, particularly the design level, in teaching programming.&quot;,&quot;issue&quot;:&quot;1&quot;,&quot;issued&quot;:{&quot;date-parts&quot;:[[&quot;2018&quot;,1,31]]},&quot;id&quot;:&quot;waite_abstraction_2018-1&quot;,&quot;title-short&quot;:&quot;Abstraction in action&quot;,&quot;volume&quot;:&quot;2&quot;,&quot;type&quot;:&quot;article-journal&quot;,&quot;accessed&quot;:{&quot;date-parts&quot;:[[&quot;2020&quot;,10,17]]},&quot;citation-key&quot;:&quot;waite_abstraction_2018-1&quot;,&quot;ISSN&quot;:&quot;2513-8359&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id&quot;:3663}]} RNDfgohdtmmfw"/>&lt;Do Zotero Refresh: [@statter_teaching_2016; @waite_abstraction_2016; @waite_abstraction_2018-1]&gt;<text:reference-mark-end text:name="ZOTERO_ITEM CSL_CITATION {&quot;properties&quot;:{&quot;noteIndex&quot;:0,&quot;formattedCitation&quot;:&quot;[@statter_teaching_2016; @waite_abstraction_2016; @waite_abstraction_2018-1]&quot;},&quot;schema&quot;:&quot;https://github.com/citation-style-language/schema/raw/master/csl-citation.json&quot;,&quot;citationID&quot;:&quot;bxlwrlmh&quot;,&quot;citationItems&quot;:[{&quot;uris&quot;:[&quot;http://zotero.org/users/1913249/items/94B8KBTT&quot;],&quot;suffix&quot;:&quot;&quot;,&quot;prefix&quot;:&quot;&quot;,&quot;uri&quot;:[&quot;http://zotero.org/users/1913249/items/94B8KBTT&quot;],&quot;itemData&quot;:{&quot;source&quot;:&quot;DOI.org (Crossref)&quot;,&quot;URL&quot;:&quot;http://dl.acm.org/citation.cfm?doid=2978249.2978261&quot;,&quot;ISBN&quot;:&quot;978-1-4503-4223-0&quot;,&quot;DOI&quot;:&quot;10.1145/2978249.2978261&quot;,&quot;author&quot;:[{&quot;family&quot;:&quot;Statter&quot;,&quot;given&quot;:&quot;David&quot;},{&quot;family&quot;:&quot;Armoni&quot;,&quot;given&quot;:&quot;Michal&quot;}],&quot;page&quot;:&quot;80-83&quot;,&quot;accessed&quot;:{&quot;date-parts&quot;:[[&quot;2020&quot;,11,12]]},&quot;event-place&quot;:&quot;M&amp;#252;nster, Germany&quot;,&quot;event-title&quot;:&quot;the 11th Workshop in Primary and Secondary Computing Education&quot;,&quot;issued&quot;:{&quot;date-parts&quot;:[[&quot;2016&quot;]]},&quot;publisher-place&quot;:&quot;M&amp;#252;nster, Germany&quot;,&quot;id&quot;:&quot;statter_teaching_2016&quot;,&quot;publisher&quot;:&quot;ACM Press&quot;,&quot;type&quot;:&quot;paper-conference&quot;,&quot;title&quot;:&quot;Teaching Abstract Thinking in Introduction to Computer Science for 7th Graders&quot;,&quot;citation-key&quot;:&quot;statter_teaching_2016&quot;,&quot;language&quot;:&quot;en&quot;,&quot;container-title&quot;:&quot;Proceedings of the 11th Workshop in Primary and Secondary Computing Education on ZZZ - WiPSCE '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3583},{&quot;uris&quot;:[&quot;http://zotero.org/users/1913249/items/39JH9QJG&quot;],&quot;suffix&quot;:&quot;&quot;,&quot;prefix&quot;:&quot;&quot;,&quot;uri&quot;:[&quot;http://zotero.org/users/1913249/items/39JH9QJG&quot;],&quot;itemData&quot;:{&quot;source&quot;:&quot;DOI.org (Crossref)&quot;,&quot;URL&quot;:&quot;http://dl.acm.org/citation.cfm?doid=2978249.2978272&quot;,&quot;ISBN&quot;:&quot;978-1-4503-4223-0&quot;,&quot;DOI&quot;:&quot;10.1145/2978249.2978272&quot;,&quot;author&quot;:[{&quot;family&quot;:&quot;Waite&quot;,&quot;given&quot;:&quot;Jane&quot;},{&quot;family&quot;:&quot;Curzon&quot;,&quot;given&quot;:&quot;Paul&quot;},{&quot;family&quot;:&quot;Marsh&quot;,&quot;given&quot;:&quot;William&quot;},{&quot;family&quot;:&quot;Sentance&quot;,&quot;given&quot;:&quot;Sue&quot;}],&quot;page&quot;:&quot;112-113&quot;,&quot;accessed&quot;:{&quot;date-parts&quot;:[[&quot;2020&quot;,11,12]]},&quot;event-place&quot;:&quot;M&amp;#252;nster, Germany&quot;,&quot;event-title&quot;:&quot;the 11th Workshop in Primary and Secondary Computing Education&quot;,&quot;issued&quot;:{&quot;date-parts&quot;:[[&quot;2016&quot;]]},&quot;publisher-place&quot;:&quot;M&amp;#252;nster, Germany&quot;,&quot;id&quot;:&quot;waite_abstraction_2016&quot;,&quot;publisher&quot;:&quot;ACM Press&quot;,&quot;type&quot;:&quot;paper-conference&quot;,&quot;title&quot;:&quot;Abstraction and common classroom activities&quot;,&quot;citation-key&quot;:&quot;waite_abstraction_2016&quot;,&quot;language&quot;:&quot;en&quot;,&quot;container-title&quot;:&quot;Proceedings of the 11th Workshop in Primary and Secondary Computing Education on ZZZ - WiPSCE '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3588},{&quot;uris&quot;:[&quot;http://zotero.org/users/1913249/items/8KSA6TV2&quot;],&quot;suffix&quot;:&quot;&quot;,&quot;prefix&quot;:&quot;&quot;,&quot;uri&quot;:[&quot;http://zotero.org/users/1913249/items/8KSA6TV2&quot;],&quot;itemData&quot;:{&quot;source&quot;:&quot;ijcses.org&quot;,&quot;URL&quot;:&quot;https://ijcses.org/index.php/ijcses/article/view/23&quot;,&quot;license&quot;:&quot;Copyright (c) 2018 Jane Lisa Waite, Paul Curzon, William Marsh, Sue Sentance, Alex Hadwen-Bennett&quot;,&quot;number&quot;:&quot;1&quot;,&quot;language&quot;:&quot;en&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page&quot;:&quot;14-40&quot;,&quot;title&quot;:&quot;Abstraction in action: K-5 teachers' uses of levels of abstraction, particularly the design level, in teaching programming.&quot;,&quot;issue&quot;:&quot;1&quot;,&quot;issued&quot;:{&quot;date-parts&quot;:[[&quot;2018&quot;,1,31]]},&quot;id&quot;:&quot;waite_abstraction_2018-1&quot;,&quot;title-short&quot;:&quot;Abstraction in action&quot;,&quot;volume&quot;:&quot;2&quot;,&quot;type&quot;:&quot;article-journal&quot;,&quot;accessed&quot;:{&quot;date-parts&quot;:[[&quot;2020&quot;,10,17]]},&quot;citation-key&quot;:&quot;waite_abstraction_2018-1&quot;,&quot;ISSN&quot;:&quot;2513-8359&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id&quot;:3663}]} RNDfgohdtmmfw"/>.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noteIndex&quot;:0,&quot;formattedCitation&quot;:&quot;[@waite_abstraction_2018]&quot;},&quot;schema&quot;:&quot;https://github.com/citation-style-language/schema/raw/master/csl-citation.json&quot;,&quot;citationID&quot;:&quot;dheaxhvq&quot;,&quot;citationItems&quot;:[{&quot;uris&quot;:[&quot;http://zotero.org/users/1913249/items/5QGUDFAX&quot;],&quot;suffix&quot;:&quot;&quot;,&quot;prefix&quot;:&quot;&quot;,&quot;uri&quot;:[&quot;http://zotero.org/users/1913249/items/5QGUDFAX&quot;],&quot;itemData&quot;:{&quot;source&quot;:&quot;DOI.org (Crossref)&quot;,&quot;URL&quot;:&quot;http://ijcses.org/index.php/ijcses/article/view/23&quot;,&quot;ISSN&quot;:&quot;2513-8359&quot;,&quot;language&quot;:&quot;en&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title&quot;:&quot;Abstraction in action: K-5 teachers' uses of levels of abstraction, particularly the design level, in teaching programming.&quot;,&quot;issue&quot;:&quot;1&quot;,&quot;issued&quot;:{&quot;date-parts&quot;:[[&quot;2018&quot;,1,31]]},&quot;id&quot;:&quot;waite_abstraction_2018&quot;,&quot;title-short&quot;:&quot;Abstraction in action&quot;,&quot;volume&quot;:&quot;2&quot;,&quot;type&quot;:&quot;article-journal&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DOI&quot;:&quot;10.21585/ijcses.v2i1.23&quot;},&quot;id&quot;:3132}]} RNDrebyucwfzn"/>&lt;Do Zotero Refresh: [@waite_abstraction_2018]&gt;<text:reference-mark-end text:name="ZOTERO_ITEM CSL_CITATION {&quot;properties&quot;:{&quot;noteIndex&quot;:0,&quot;formattedCitation&quot;:&quot;[@waite_abstraction_2018]&quot;},&quot;schema&quot;:&quot;https://github.com/citation-style-language/schema/raw/master/csl-citation.json&quot;,&quot;citationID&quot;:&quot;dheaxhvq&quot;,&quot;citationItems&quot;:[{&quot;uris&quot;:[&quot;http://zotero.org/users/1913249/items/5QGUDFAX&quot;],&quot;suffix&quot;:&quot;&quot;,&quot;prefix&quot;:&quot;&quot;,&quot;uri&quot;:[&quot;http://zotero.org/users/1913249/items/5QGUDFAX&quot;],&quot;itemData&quot;:{&quot;source&quot;:&quot;DOI.org (Crossref)&quot;,&quot;URL&quot;:&quot;http://ijcses.org/index.php/ijcses/article/view/23&quot;,&quot;ISSN&quot;:&quot;2513-8359&quot;,&quot;language&quot;:&quot;en&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title&quot;:&quot;Abstraction in action: K-5 teachers' uses of levels of abstraction, particularly the design level, in teaching programming.&quot;,&quot;issue&quot;:&quot;1&quot;,&quot;issued&quot;:{&quot;date-parts&quot;:[[&quot;2018&quot;,1,31]]},&quot;id&quot;:&quot;waite_abstraction_2018&quot;,&quot;title-short&quot;:&quot;Abstraction in action&quot;,&quot;volume&quot;:&quot;2&quot;,&quot;type&quot;:&quot;article-journal&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DOI&quot;:&quot;10.21585/ijcses.v2i1.23&quot;},&quot;id&quot;:3132}]} RNDrebyucwfzn"/></text:p>
      <text:h text:style-name="Heading_20_4" text:outline-level="4"><text:bookmark-start text:name="semantic-profiles-and-waves"/>Semantic Profiles and Waves<text:bookmark-end text:name="semantic-profiles-and-waves"/></text:h>
      <text:p text:style-name="First_20_paragraph">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properties&quot;:{&quot;noteIndex&quot;:0,&quot;formattedCitation&quot;:&quot;[@macnaught_jointly_2013]&quot;},&quot;schema&quot;:&quot;https://github.com/citation-style-language/schema/raw/master/csl-citation.json&quot;,&quot;citationID&quot;:&quot;rmvxskfv&quot;,&quot;citationItems&quot;:[{&quot;uris&quot;:[&quot;http://zotero.org/users/1913249/items/8KA63FXV&quot;],&quot;suffix&quot;:&quot;&quot;,&quot;prefix&quot;:&quot;&quot;,&quot;uri&quot;:[&quot;http://zotero.org/users/1913249/items/8KA63FXV&quot;],&quot;itemData&quot;:{&quot;source&quot;:&quot;ScienceDirect&quot;,&quot;URL&quot;:&quot;http://www.sciencedirect.com/science/article/pii/S0898589812000708&quot;,&quot;collection-title&quot;:&quot;Cumulative knowledge-building in secondary schooling&quot;,&quot;ISSN&quot;:&quot;0898-5898&quot;,&quot;language&quot;:&quot;en&quot;,&quot;container-title&quot;:&quot;Linguistics and Education&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page&quot;:&quot;50-63&quot;,&quot;title&quot;:&quot;Jointly constructing semantic waves: Implications for teacher training&quot;,&quot;issue&quot;:&quot;1&quot;,&quot;issued&quot;:{&quot;date-parts&quot;:[[&quot;2013&quot;,4,1]]},&quot;id&quot;:&quot;macnaught_jointly_2013&quot;,&quot;title-short&quot;:&quot;Jointly constructing semantic waves&quot;,&quot;volume&quot;:&quot;24&quot;,&quot;type&quot;:&quot;article-journal&quot;,&quot;accessed&quot;:{&quot;date-parts&quot;:[[&quot;2020&quot;,10,22]]},&quot;citation-key&quot;:&quot;macnaught_jointly_2013&quot;,&quot;DOI&quot;:&quot;10.1016/j.linged.2012.11.008&quot;,&quot;container-title-short&quot;:&quot;Linguistics and Education&quot;,&quot;author&quot;:[{&quot;family&quot;:&quot;Macnaught&quot;,&quot;given&quot;:&quot;Lucy&quot;},{&quot;family&quot;:&quot;Maton&quot;,&quot;given&quot;:&quot;Karl&quot;},{&quot;family&quot;:&quot;Martin&quot;,&quot;given&quot;:&quot;J. R.&quot;},{&quot;family&quot;:&quot;Matruglio&quot;,&quot;given&quot;:&quot;Erika&quot;}]},&quot;id&quot;:3624}]} RNDerijnlqslo"/>&lt;Do Zotero Refresh: [@macnaught_jointly_2013]&gt;<text:reference-mark-end text:name="ZOTERO_ITEM CSL_CITATION {&quot;properties&quot;:{&quot;noteIndex&quot;:0,&quot;formattedCitation&quot;:&quot;[@macnaught_jointly_2013]&quot;},&quot;schema&quot;:&quot;https://github.com/citation-style-language/schema/raw/master/csl-citation.json&quot;,&quot;citationID&quot;:&quot;rmvxskfv&quot;,&quot;citationItems&quot;:[{&quot;uris&quot;:[&quot;http://zotero.org/users/1913249/items/8KA63FXV&quot;],&quot;suffix&quot;:&quot;&quot;,&quot;prefix&quot;:&quot;&quot;,&quot;uri&quot;:[&quot;http://zotero.org/users/1913249/items/8KA63FXV&quot;],&quot;itemData&quot;:{&quot;source&quot;:&quot;ScienceDirect&quot;,&quot;URL&quot;:&quot;http://www.sciencedirect.com/science/article/pii/S0898589812000708&quot;,&quot;collection-title&quot;:&quot;Cumulative knowledge-building in secondary schooling&quot;,&quot;ISSN&quot;:&quot;0898-5898&quot;,&quot;language&quot;:&quot;en&quot;,&quot;container-title&quot;:&quot;Linguistics and Education&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page&quot;:&quot;50-63&quot;,&quot;title&quot;:&quot;Jointly constructing semantic waves: Implications for teacher training&quot;,&quot;issue&quot;:&quot;1&quot;,&quot;issued&quot;:{&quot;date-parts&quot;:[[&quot;2013&quot;,4,1]]},&quot;id&quot;:&quot;macnaught_jointly_2013&quot;,&quot;title-short&quot;:&quot;Jointly constructing semantic waves&quot;,&quot;volume&quot;:&quot;24&quot;,&quot;type&quot;:&quot;article-journal&quot;,&quot;accessed&quot;:{&quot;date-parts&quot;:[[&quot;2020&quot;,10,22]]},&quot;citation-key&quot;:&quot;macnaught_jointly_2013&quot;,&quot;DOI&quot;:&quot;10.1016/j.linged.2012.11.008&quot;,&quot;container-title-short&quot;:&quot;Linguistics and Education&quot;,&quot;author&quot;:[{&quot;family&quot;:&quot;Macnaught&quot;,&quot;given&quot;:&quot;Lucy&quot;},{&quot;family&quot;:&quot;Maton&quot;,&quot;given&quot;:&quot;Karl&quot;},{&quot;family&quot;:&quot;Martin&quot;,&quot;given&quot;:&quot;J. R.&quot;},{&quot;family&quot;:&quot;Matruglio&quot;,&quot;given&quot;:&quot;Erika&quot;}]},&quot;id&quot;:3624}]} RNDerijnlqslo"/>.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properties&quot;:{&quot;noteIndex&quot;:0,&quot;formattedCitation&quot;:&quot;[-@curzon_using_2020]&quot;},&quot;schema&quot;:&quot;https://github.com/citation-style-language/schema/raw/master/csl-citation.json&quot;,&quot;citationID&quot;:&quot;ageslgqf&quot;,&quot;citationItems&quot;:[{&quot;suppress-author&quot;:true,&quot;uris&quot;:[&quot;http://zotero.org/users/1913249/items/IHTMF2WC&quot;],&quot;suffix&quot;:&quot;&quot;,&quot;prefix&quot;:&quot;&quot;,&quot;uri&quot;:[&quot;http://zotero.org/users/1913249/items/IHTMF2WC&quot;],&quot;itemData&quot;:{&quot;source&quot;:&quot;ACM Digital Library&quot;,&quot;URL&quot;:&quot;https://doi.org/10.1145/3421590.3421606&quot;,&quot;collection-title&quot;:&quot;WiPSCE '20&quot;,&quot;ISBN&quot;:&quot;978-1-4503-8759-0&quot;,&quot;DOI&quot;:&quot;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age&quot;:&quot;1–10&quot;,&quot;title&quot;:&quot;Using semantic waves to analyse the effectiveness of unplugged computing activities&quot;,&quot;event-place&quot;:&quot;New York, NY, USA&quot;,&quot;issued&quot;:{&quot;date-parts&quot;:[[&quot;2020&quot;,10,28]]},&quot;publisher-place&quot;:&quot;New York, NY, USA&quot;,&quot;id&quot;:&quot;curzon_using_2020&quot;,&quot;publisher&quot;:&quot;Association for Computing Machinery&quot;,&quot;type&quot;:&quot;paper-conference&quot;,&quot;citation-key&quot;:&quot;curzon_using_2020&quot;,&quot;accessed&quot;:{&quot;date-parts&quot;:[[&quot;2022&quot;,1,23]]},&quot;author&quot;:[{&quot;family&quot;:&quot;Curzon&quot;,&quot;given&quot;:&quot;Paul&quot;},{&quot;family&quot;:&quot;Waite&quot;,&quot;given&quot;:&quot;Jane&quot;},{&quot;family&quot;:&quot;Maton&quot;,&quot;given&quot;:&quot;Karl&quot;},{&quot;family&quot;:&quot;Donohue&quot;,&quot;given&quot;:&quot;James&quot;}],&quot;container-title&quot;:&quot;Proceedings of the 15th Workshop on Primary and Secondary Computing Education&quot;},&quot;id&quot;:3944}]} RNDjnlibcvwzn"/>&lt;Do Zotero Refresh: [-@curzon_using_2020]&gt;<text:reference-mark-end text:name="ZOTERO_ITEM CSL_CITATION {&quot;properties&quot;:{&quot;noteIndex&quot;:0,&quot;formattedCitation&quot;:&quot;[-@curzon_using_2020]&quot;},&quot;schema&quot;:&quot;https://github.com/citation-style-language/schema/raw/master/csl-citation.json&quot;,&quot;citationID&quot;:&quot;ageslgqf&quot;,&quot;citationItems&quot;:[{&quot;suppress-author&quot;:true,&quot;uris&quot;:[&quot;http://zotero.org/users/1913249/items/IHTMF2WC&quot;],&quot;suffix&quot;:&quot;&quot;,&quot;prefix&quot;:&quot;&quot;,&quot;uri&quot;:[&quot;http://zotero.org/users/1913249/items/IHTMF2WC&quot;],&quot;itemData&quot;:{&quot;source&quot;:&quot;ACM Digital Library&quot;,&quot;URL&quot;:&quot;https://doi.org/10.1145/3421590.3421606&quot;,&quot;collection-title&quot;:&quot;WiPSCE '20&quot;,&quot;ISBN&quot;:&quot;978-1-4503-8759-0&quot;,&quot;DOI&quot;:&quot;10.1145/3421590.3421606&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page&quot;:&quot;1–10&quot;,&quot;title&quot;:&quot;Using semantic waves to analyse the effectiveness of unplugged computing activities&quot;,&quot;event-place&quot;:&quot;New York, NY, USA&quot;,&quot;issued&quot;:{&quot;date-parts&quot;:[[&quot;2020&quot;,10,28]]},&quot;publisher-place&quot;:&quot;New York, NY, USA&quot;,&quot;id&quot;:&quot;curzon_using_2020&quot;,&quot;publisher&quot;:&quot;Association for Computing Machinery&quot;,&quot;type&quot;:&quot;paper-conference&quot;,&quot;citation-key&quot;:&quot;curzon_using_2020&quot;,&quot;accessed&quot;:{&quot;date-parts&quot;:[[&quot;2022&quot;,1,23]]},&quot;author&quot;:[{&quot;family&quot;:&quot;Curzon&quot;,&quot;given&quot;:&quot;Paul&quot;},{&quot;family&quot;:&quot;Waite&quot;,&quot;given&quot;:&quot;Jane&quot;},{&quot;family&quot;:&quot;Maton&quot;,&quot;given&quot;:&quot;Karl&quot;},{&quot;family&quot;:&quot;Donohue&quot;,&quot;given&quot;:&quot;James&quot;}],&quot;container-title&quot;:&quot;Proceedings of the 15th Workshop on Primary and Secondary Computing Education&quot;},&quot;id&quot;:3944}]} RNDjnlibcvwzn"/>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span text:style-name="T2">semantic waves</text:span></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4" text:outline-level="4"><text:bookmark-start text:name="primm"/>PRIMM<text:bookmark-end text:name="primm"/></text:h>
      <text:p text:style-name="First_20_paragraph">FIND MATERIAL IN OTHER BOOK CHAPTERS</text:p>
      <text:p text:style-name="Text_20_body">PRIMM addresses the perceived need for structured and explicit approach to teaching computing concepts and is particularly aimed at a school setting <text:reference-mark-start text:name="ZOTERO_ITEM CSL_CITATION {&quot;properties&quot;:{&quot;noteIndex&quot;:0,&quot;formattedCitation&quot;:&quot;[@sentance_teaching_2019]&quot;},&quot;schema&quot;:&quot;https://github.com/citation-style-language/schema/raw/master/csl-citation.json&quot;,&quot;citationID&quot;:&quot;hejlwruk&quot;,&quot;citationItems&quot;:[{&quot;uris&quot;:[&quot;http://zotero.org/users/1913249/items/UVA9VT54&quot;],&quot;suffix&quot;:&quot;&quot;,&quot;prefix&quot;:&quot;&quot;,&quot;uri&quot;:[&quot;http://zotero.org/users/1913249/items/UVA9VT54&quot;],&quot;itemData&quot;:{&quot;source&quot;:&quot;Taylor and Francis+NEJM&quot;,&quot;URL&quot;:&quot;https://doi.org/10.1080/08993408.2019.1608781&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title&quot;:&quot;Teaching computer programming with PRIMM: a sociocultural perspective&quot;,&quot;issue&quot;:&quot;2-3&quot;,&quot;issued&quot;:{&quot;date-parts&quot;:[[&quot;2019&quot;,7,3]]},&quot;id&quot;:&quot;sentance_teaching_2019&quot;,&quot;title-short&quot;:&quot;Teaching computer programming with PRIMM&quot;,&quot;publisher&quot;:&quot;Routledge&quot;,&quot;volume&quot;:&quot;29&quot;,&quot;accessed&quot;:{&quot;date-parts&quot;:[[&quot;2023&quot;,3,15]]},&quot;citation-key&quot;:&quot;sentance_teaching_2019&quot;,&quot;type&quot;:&quot;article-journal&quot;,&quot;author&quot;:[{&quot;family&quot;:&quot;Sentance&quot;,&quot;given&quot;:&quot;Sue&quot;},{&quot;family&quot;:&quot;Waite&quot;,&quot;given&quot;:&quot;Jane&quot;},{&quot;family&quot;:&quot;Kallia&quot;,&quot;given&quot;:&quot;Maria&quot;}],&quot;container-title&quot;:&quot;Computer Science Education&quot;},&quot;id&quot;:3685}]} RNDdlcpzcweui"/>&lt;Do Zotero Refresh: [@sentance_teaching_2019]&gt;<text:reference-mark-end text:name="ZOTERO_ITEM CSL_CITATION {&quot;properties&quot;:{&quot;noteIndex&quot;:0,&quot;formattedCitation&quot;:&quot;[@sentance_teaching_2019]&quot;},&quot;schema&quot;:&quot;https://github.com/citation-style-language/schema/raw/master/csl-citation.json&quot;,&quot;citationID&quot;:&quot;hejlwruk&quot;,&quot;citationItems&quot;:[{&quot;uris&quot;:[&quot;http://zotero.org/users/1913249/items/UVA9VT54&quot;],&quot;suffix&quot;:&quot;&quot;,&quot;prefix&quot;:&quot;&quot;,&quot;uri&quot;:[&quot;http://zotero.org/users/1913249/items/UVA9VT54&quot;],&quot;itemData&quot;:{&quot;source&quot;:&quot;Taylor and Francis+NEJM&quot;,&quot;URL&quot;:&quot;https://doi.org/10.1080/08993408.2019.1608781&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title&quot;:&quot;Teaching computer programming with PRIMM: a sociocultural perspective&quot;,&quot;issue&quot;:&quot;2-3&quot;,&quot;issued&quot;:{&quot;date-parts&quot;:[[&quot;2019&quot;,7,3]]},&quot;id&quot;:&quot;sentance_teaching_2019&quot;,&quot;title-short&quot;:&quot;Teaching computer programming with PRIMM&quot;,&quot;publisher&quot;:&quot;Routledge&quot;,&quot;volume&quot;:&quot;29&quot;,&quot;accessed&quot;:{&quot;date-parts&quot;:[[&quot;2023&quot;,3,15]]},&quot;citation-key&quot;:&quot;sentance_teaching_2019&quot;,&quot;type&quot;:&quot;article-journal&quot;,&quot;author&quot;:[{&quot;family&quot;:&quot;Sentance&quot;,&quot;given&quot;:&quot;Sue&quot;},{&quot;family&quot;:&quot;Waite&quot;,&quot;given&quot;:&quot;Jane&quot;},{&quot;family&quot;:&quot;Kallia&quot;,&quot;given&quot;:&quot;Maria&quot;}],&quot;container-title&quot;:&quot;Computer Science Education&quot;},&quot;id&quot;:3685}]} RNDdlcpzcweui"/>.</text:p>
      <text:p text:style-name="Text_20_body"><text:span text:style-name="T1">PRIMM:</text:span> PRIMM stands for Predict, Run, Investigate, Modify and Make. This model helps learners adopt coding practices and computational concepts through providing a concrete code 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p text:style-name="Text_20_body">In proposing PRIMM Sentence et al highlights a deficit of exploration based approaches of Papert and constructionism proposed by Grover <text:reference-mark-start text:name="ZOTERO_ITEM CSL_CITATION {&quot;properties&quot;:{&quot;noteIndex&quot;:0,&quot;formattedCitation&quot;:&quot;[-@sentance_teaching_2019, p. 5]&quot;},&quot;schema&quot;:&quot;https://github.com/citation-style-language/schema/raw/master/csl-citation.json&quot;,&quot;citationID&quot;:&quot;klntzyca&quot;,&quot;citationItems&quot;:[{&quot;suppress-author&quot;:true,&quot;locator&quot;:&quot; 5&quot;,&quot;uris&quot;:[&quot;http://zotero.org/users/1913249/items/UVA9VT54&quot;],&quot;prefix&quot;:&quot;&quot;,&quot;uri&quot;:[&quot;http://zotero.org/users/1913249/items/UVA9VT54&quot;],&quot;itemData&quot;:{&quot;source&quot;:&quot;Taylor and Francis+NEJM&quot;,&quot;URL&quot;:&quot;https://doi.org/10.1080/08993408.2019.1608781&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title&quot;:&quot;Teaching computer programming with PRIMM: a sociocultural perspective&quot;,&quot;issue&quot;:&quot;2-3&quot;,&quot;issued&quot;:{&quot;date-parts&quot;:[[&quot;2019&quot;,7,3]]},&quot;id&quot;:&quot;sentance_teaching_2019&quot;,&quot;title-short&quot;:&quot;Teaching computer programming with PRIMM&quot;,&quot;publisher&quot;:&quot;Routledge&quot;,&quot;volume&quot;:&quot;29&quot;,&quot;accessed&quot;:{&quot;date-parts&quot;:[[&quot;2023&quot;,3,15]]},&quot;citation-key&quot;:&quot;sentance_teaching_2019&quot;,&quot;type&quot;:&quot;article-journal&quot;,&quot;author&quot;:[{&quot;family&quot;:&quot;Sentance&quot;,&quot;given&quot;:&quot;Sue&quot;},{&quot;family&quot;:&quot;Waite&quot;,&quot;given&quot;:&quot;Jane&quot;},{&quot;family&quot;:&quot;Kallia&quot;,&quot;given&quot;:&quot;Maria&quot;}],&quot;container-title&quot;:&quot;Computer Science Education&quot;},&quot;id&quot;:3685}]} RNDbxxbkefuqb"/>&lt;Do Zotero Refresh: [-@sentance_teaching_2019, p. 5]&gt;<text:reference-mark-end text:name="ZOTERO_ITEM CSL_CITATION {&quot;properties&quot;:{&quot;noteIndex&quot;:0,&quot;formattedCitation&quot;:&quot;[-@sentance_teaching_2019, p. 5]&quot;},&quot;schema&quot;:&quot;https://github.com/citation-style-language/schema/raw/master/csl-citation.json&quot;,&quot;citationID&quot;:&quot;klntzyca&quot;,&quot;citationItems&quot;:[{&quot;suppress-author&quot;:true,&quot;locator&quot;:&quot; 5&quot;,&quot;uris&quot;:[&quot;http://zotero.org/users/1913249/items/UVA9VT54&quot;],&quot;prefix&quot;:&quot;&quot;,&quot;uri&quot;:[&quot;http://zotero.org/users/1913249/items/UVA9VT54&quot;],&quot;itemData&quot;:{&quot;source&quot;:&quot;Taylor and Francis+NEJM&quot;,&quot;URL&quot;:&quot;https://doi.org/10.1080/08993408.2019.1608781&quot;,&quot;ISSN&quot;:&quot;0899-3408&quot;,&quot;DOI&quot;:&quot;10.1080/08993408.2019.1608781&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page&quot;:&quot;136-176&quot;,&quot;title&quot;:&quot;Teaching computer programming with PRIMM: a sociocultural perspective&quot;,&quot;issue&quot;:&quot;2-3&quot;,&quot;issued&quot;:{&quot;date-parts&quot;:[[&quot;2019&quot;,7,3]]},&quot;id&quot;:&quot;sentance_teaching_2019&quot;,&quot;title-short&quot;:&quot;Teaching computer programming with PRIMM&quot;,&quot;publisher&quot;:&quot;Routledge&quot;,&quot;volume&quot;:&quot;29&quot;,&quot;accessed&quot;:{&quot;date-parts&quot;:[[&quot;2023&quot;,3,15]]},&quot;citation-key&quot;:&quot;sentance_teaching_2019&quot;,&quot;type&quot;:&quot;article-journal&quot;,&quot;author&quot;:[{&quot;family&quot;:&quot;Sentance&quot;,&quot;given&quot;:&quot;Sue&quot;},{&quot;family&quot;:&quot;Waite&quot;,&quot;given&quot;:&quot;Jane&quot;},{&quot;family&quot;:&quot;Kallia&quot;,&quot;given&quot;:&quot;Maria&quot;}],&quot;container-title&quot;:&quot;Computer Science Education&quot;},&quot;id&quot;:3685}]} RNDbxxbkefuqb"/></text:p>
      <text:p text:style-name="Text_20_body">However, given the importance of explicit instruction of concepts, it seems lacking then that there is no guidance on what concepts should be best explored via this pedagogy.</text:p>
      <text:p text:style-name="Text_20_body">A similar observation can be made of a linked pedagogy that of semantic waves which uses an example of algorithms in one research process but again does not link to an underlying framework of “complex” concepts to illustrate.</text:p>
      <text:p text:style-name="Text_20_body">We can turn to the UK curriculum perhaps for guidance.</text:p>
      <text:p text:style-name="Text_20_body">THIS COUDL BE PUT BEFORE CT - AND THEN CT IS EXPLPORED AS A FRAMEWORK OF CONCEPTS - THEN A PEDAGOGY</text:p>
      <text:p text:style-name="Text_20_body">DEVELOP THIS DEFICIT AND THE ASSUMPTIONS PRESENT IN A CRITICAL WAY ABSTRACT VS CONCRETE</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properties&quot;:{&quot;noteIndex&quot;:0,&quot;formattedCitation&quot;:&quot;[-@lee_computational_2011]&quot;},&quot;schema&quot;:&quot;https://github.com/citation-style-language/schema/raw/master/csl-citation.json&quot;,&quot;citationID&quot;:&quot;lklpvofu&quot;,&quot;citationItems&quot;:[{&quot;suppress-author&quot;:true,&quot;uris&quot;:[&quot;http://zotero.org/users/1913249/items/M2JH9UT3&quot;],&quot;suffix&quot;:&quot;&quot;,&quot;prefix&quot;:&quot;&quot;,&quot;uri&quot;:[&quot;http://zotero.org/users/1913249/items/M2JH9UT3&quot;],&quot;itemData&quot;:{&quot;accessed&quot;:{&quot;date-parts&quot;:[[&quot;2018&quot;,9,15]]},&quot;issue&quot;:&quot;1&quot;,&quot;volume&quot;:&quot;2&quot;,&quot;issued&quot;:{&quot;date-parts&quot;:[[&quot;2011&quot;,2]]},&quot;URL&quot;:&quot;http://doi.acm.org/10.1145/1929887.1929902&quot;,&quot;type&quot;:&quot;article-journal&quot;,&quot;ISSN&quot;:&quot;2153-2184&quot;,&quot;id&quot;:&quot;lee_computational_2011&quot;,&quot;title&quot;:&quot;Computational thinking for youth in practice&quot;,&quot;source&quot;:&quot;ACM Digital Library&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ontainer-title&quot;:&quot;ACM Inroads&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page&quot;:&quot;32–37&quot;},&quot;id&quot;:3872}]} RNDrbzmjjyxcx"/>&lt;Do Zotero Refresh: [-@lee_computational_2011]&gt;<text:reference-mark-end text:name="ZOTERO_ITEM CSL_CITATION {&quot;properties&quot;:{&quot;noteIndex&quot;:0,&quot;formattedCitation&quot;:&quot;[-@lee_computational_2011]&quot;},&quot;schema&quot;:&quot;https://github.com/citation-style-language/schema/raw/master/csl-citation.json&quot;,&quot;citationID&quot;:&quot;lklpvofu&quot;,&quot;citationItems&quot;:[{&quot;suppress-author&quot;:true,&quot;uris&quot;:[&quot;http://zotero.org/users/1913249/items/M2JH9UT3&quot;],&quot;suffix&quot;:&quot;&quot;,&quot;prefix&quot;:&quot;&quot;,&quot;uri&quot;:[&quot;http://zotero.org/users/1913249/items/M2JH9UT3&quot;],&quot;itemData&quot;:{&quot;accessed&quot;:{&quot;date-parts&quot;:[[&quot;2018&quot;,9,15]]},&quot;issue&quot;:&quot;1&quot;,&quot;volume&quot;:&quot;2&quot;,&quot;issued&quot;:{&quot;date-parts&quot;:[[&quot;2011&quot;,2]]},&quot;URL&quot;:&quot;http://doi.acm.org/10.1145/1929887.1929902&quot;,&quot;type&quot;:&quot;article-journal&quot;,&quot;ISSN&quot;:&quot;2153-2184&quot;,&quot;id&quot;:&quot;lee_computational_2011&quot;,&quot;title&quot;:&quot;Computational thinking for youth in practice&quot;,&quot;source&quot;:&quot;ACM Digital Library&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ontainer-title&quot;:&quot;ACM Inroads&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page&quot;:&quot;32–37&quot;},&quot;id&quot;:3872}]} RNDrbzmjjyxcx"/>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properties&quot;:{&quot;noteIndex&quot;:0,&quot;formattedCitation&quot;:&quot;[@denner_computer_2012; @denner_using_2014; @werner_pair_2013; @werner_children_2014]&quot;},&quot;schema&quot;:&quot;https://github.com/citation-style-language/schema/raw/master/csl-citation.json&quot;,&quot;citationID&quot;:&quot;wexycvzn&quot;,&quot;citationItems&quot;:[{&quot;uris&quot;:[&quot;http://zotero.org/users/1913249/items/VJ5HVJHB&quot;],&quot;suffix&quot;:&quot;&quot;,&quot;prefix&quot;:&quot;&quot;,&quot;uri&quot;:[&quot;http://zotero.org/users/1913249/items/VJ5HVJHB&quot;],&quot;itemData&quot;:{&quot;source&quot;:&quot;Crossref&quot;,&quot;URL&quot;:&quot;http://linkinghub.elsevier.com/retrieve/pii/S0360131511001849&quot;,&quot;ISSN&quot;:&quot;03601315&quot;,&quot;language&quot;:&quot;en&quot;,&quot;DOI&quot;:&quot;10.1016/j.compedu.2011.08.006&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page&quot;:&quot;240-249&quot;,&quot;title&quot;:&quot;Computer games created by middle school girls: Can they be used to measure understanding of computer science concepts?&quot;,&quot;issue&quot;:&quot;1&quot;,&quot;issued&quot;:{&quot;date-parts&quot;:[[&quot;2012&quot;,1]]},&quot;id&quot;:&quot;denner_computer_2012&quot;,&quot;title-short&quot;:&quot;Computer games created by middle school girls&quot;,&quot;volume&quot;:&quot;58&quot;,&quot;accessed&quot;:{&quot;date-parts&quot;:[[&quot;2018&quot;,4,21]]},&quot;citation-key&quot;:&quot;denner_computer_2012&quot;,&quot;type&quot;:&quot;article-journal&quot;,&quot;author&quot;:[{&quot;family&quot;:&quot;Denner&quot;,&quot;given&quot;:&quot;Jill&quot;},{&quot;family&quot;:&quot;Werner&quot;,&quot;given&quot;:&quot;Linda&quot;},{&quot;family&quot;:&quot;Ortiz&quot;,&quot;given&quot;:&quot;Eloy&quot;}],&quot;container-title&quot;:&quot;Computers &amp; Education&quot;},&quot;id&quot;:275},{&quot;uris&quot;:[&quot;http://zotero.org/users/1913249/items/RUWZA8Q7&quot;],&quot;suffix&quot;:&quot;&quot;,&quot;prefix&quot;:&quot;&quot;,&quot;uri&quot;:[&quot;http://zotero.org/users/1913249/items/RUWZA8Q7&quot;],&quot;itemData&quot;:{&quot;source&quot;:&quot;www.igi-global.com&quot;,&quot;URL&quot;:&quot;https://www.igi-global.com/article/using-game-mechanics-to-measure-what-students-learn-from-programming-games/117696&quot;,&quot;license&quot;:&quot;Access limited to members&quot;,&quot;ISSN&quot;:&quot;2155-6849 DOI: 10.4018/ijgbl.2014070102&quot;,&quot;language&quot;:&quot;en&quot;,&quot;container-title&quot;:&quot;International Journal of Game-Based Learning (IJGB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page&quot;:&quot;13-22&quot;,&quot;title&quot;:&quot;Using game mechanics to measure what students learn from programming games&quot;,&quot;issue&quot;:&quot;3&quot;,&quot;issued&quot;:{&quot;date-parts&quot;:[[&quot;2014&quot;,7,1]]},&quot;id&quot;:&quot;denner_using_2014&quot;,&quot;volume&quot;:&quot;4&quot;,&quot;type&quot;:&quot;article-journal&quot;,&quot;accessed&quot;:{&quot;date-parts&quot;:[[&quot;2018&quot;,4,21]]},&quot;citation-key&quot;:&quot;denner_using_2014&quot;,&quot;author&quot;:[{&quot;family&quot;:&quot;Denner&quot;,&quot;given&quot;:&quot;Jill&quot;},{&quot;family&quot;:&quot;Werner&quot;,&quot;given&quot;:&quot;Linda&quot;},{&quot;family&quot;:&quot;Campe&quot;,&quot;given&quot;:&quot;Shannon&quot;},{&quot;family&quot;:&quot;Ortiz&quot;,&quot;given&quot;:&quot;Eloy&quot;}],&quot;container-title-short&quot;:&quot;IJGBL&quot;,&quot;DOI&quot;:&quot;10.4018/ijgbl.2014070102&quot;},&quot;id&quot;:3768},{&quot;uris&quot;:[&quot;http://zotero.org/users/1913249/items/PH47MUUV&quot;],&quot;suffix&quot;:&quot;&quot;,&quot;prefix&quot;:&quot;&quot;,&quot;uri&quot;:[&quot;http://zotero.org/users/1913249/items/PH47MUUV&quot;],&quot;itemData&quot;:{&quot;accessed&quot;:{&quot;date-parts&quot;:[[&quot;2018&quot;,4,21]]},&quot;source&quot;:&quot;Crossref&quot;,&quot;URL&quot;:&quot;http://dl.acm.org/citation.cfm?doid=2445196.2445322&quot;,&quot;issued&quot;:{&quot;date-parts&quot;:[[&quot;2013&quot;]]},&quot;type&quot;:&quot;paper-conference&quot;,&quot;citation-key&quot;:&quot;werner_pair_2013&quot;,&quot;title&quot;:&quot;Pair programming for middle school students: does friendship influence academic outcomes?&quot;,&quot;id&quot;:&quot;werner_pair_2013&quot;,&quot;title-short&quot;:&quot;Pair programming for middle school students&quot;,&quot;publisher&quot;:&quot;ACM Press&quot;,&quot;ISBN&quot;:&quot;978-1-4503-1868-6&quot;,&quot;DOI&quot;:&quot;10.1145/2445196.2445322&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language&quot;:&quot;en&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page&quot;:&quot;421&quot;},&quot;id&quot;:280},{&quot;uris&quot;:[&quot;http://zotero.org/users/1913249/items/GK5Z3NX3&quot;],&quot;suffix&quot;:&quot;&quot;,&quot;prefix&quot;:&quot;&quot;,&quot;uri&quot;:[&quot;http://zotero.org/users/1913249/items/GK5Z3NX3&quot;],&quot;itemData&quot;:{&quot;source&quot;:&quot;Crossref&quot;,&quot;URL&quot;:&quot;http://dl.acm.org/citation.cfm?doid=2698235.2677091&quot;,&quot;ISSN&quot;:&quot;19466226&quot;,&quot;language&quot;:&quot;en&quot;,&quot;container-title&quot;:&quot;ACM Transactions on Computing Education&quot;,&quot;author&quot;:[{&quot;family&quot;:&quot;Werner&quot;,&quot;given&quot;:&quot;Linda&quot;},{&quot;family&quot;:&quot;Denner&quot;,&quot;given&quot;:&quot;Jill&quot;},{&quot;family&quot;:&quot;Campe&quot;,&quot;given&quot;:&quot;Shannon&quot;}],&quot;page&quot;:&quot;1-22&quot;,&quot;title&quot;:&quot;Children Programming Games: A Strategy for Measuring Computational Learning&quot;,&quot;issue&quot;:&quot;4&quot;,&quot;issued&quot;:{&quot;date-parts&quot;:[[&quot;2014&quot;,12,23]]},&quot;id&quot;:&quot;werner_children_2014&quot;,&quot;title-short&quot;:&quot;Children Programming Games&quot;,&quot;volume&quot;:&quot;14&quot;,&quot;citation-key&quot;:&quot;werner_children_2014&quot;,&quot;accessed&quot;:{&quot;date-parts&quot;:[[&quot;2018&quot;,8,16]]},&quot;type&quot;:&quot;article-journal&quot;,&quot;DOI&quot;:&quot;10.1145/2677091&quot;},&quot;id&quot;:2929}]} RNDaehqgtasjw"/>&lt;Do Zotero Refresh: [@denner_computer_2012; @denner_using_2014; @werner_pair_2013; @werner_children_2014]&gt;<text:reference-mark-end text:name="ZOTERO_ITEM CSL_CITATION {&quot;properties&quot;:{&quot;noteIndex&quot;:0,&quot;formattedCitation&quot;:&quot;[@denner_computer_2012; @denner_using_2014; @werner_pair_2013; @werner_children_2014]&quot;},&quot;schema&quot;:&quot;https://github.com/citation-style-language/schema/raw/master/csl-citation.json&quot;,&quot;citationID&quot;:&quot;wexycvzn&quot;,&quot;citationItems&quot;:[{&quot;uris&quot;:[&quot;http://zotero.org/users/1913249/items/VJ5HVJHB&quot;],&quot;suffix&quot;:&quot;&quot;,&quot;prefix&quot;:&quot;&quot;,&quot;uri&quot;:[&quot;http://zotero.org/users/1913249/items/VJ5HVJHB&quot;],&quot;itemData&quot;:{&quot;source&quot;:&quot;Crossref&quot;,&quot;URL&quot;:&quot;http://linkinghub.elsevier.com/retrieve/pii/S0360131511001849&quot;,&quot;ISSN&quot;:&quot;03601315&quot;,&quot;language&quot;:&quot;en&quot;,&quot;DOI&quot;:&quot;10.1016/j.compedu.2011.08.006&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page&quot;:&quot;240-249&quot;,&quot;title&quot;:&quot;Computer games created by middle school girls: Can they be used to measure understanding of computer science concepts?&quot;,&quot;issue&quot;:&quot;1&quot;,&quot;issued&quot;:{&quot;date-parts&quot;:[[&quot;2012&quot;,1]]},&quot;id&quot;:&quot;denner_computer_2012&quot;,&quot;title-short&quot;:&quot;Computer games created by middle school girls&quot;,&quot;volume&quot;:&quot;58&quot;,&quot;accessed&quot;:{&quot;date-parts&quot;:[[&quot;2018&quot;,4,21]]},&quot;citation-key&quot;:&quot;denner_computer_2012&quot;,&quot;type&quot;:&quot;article-journal&quot;,&quot;author&quot;:[{&quot;family&quot;:&quot;Denner&quot;,&quot;given&quot;:&quot;Jill&quot;},{&quot;family&quot;:&quot;Werner&quot;,&quot;given&quot;:&quot;Linda&quot;},{&quot;family&quot;:&quot;Ortiz&quot;,&quot;given&quot;:&quot;Eloy&quot;}],&quot;container-title&quot;:&quot;Computers &amp; Education&quot;},&quot;id&quot;:275},{&quot;uris&quot;:[&quot;http://zotero.org/users/1913249/items/RUWZA8Q7&quot;],&quot;suffix&quot;:&quot;&quot;,&quot;prefix&quot;:&quot;&quot;,&quot;uri&quot;:[&quot;http://zotero.org/users/1913249/items/RUWZA8Q7&quot;],&quot;itemData&quot;:{&quot;source&quot;:&quot;www.igi-global.com&quot;,&quot;URL&quot;:&quot;https://www.igi-global.com/article/using-game-mechanics-to-measure-what-students-learn-from-programming-games/117696&quot;,&quot;license&quot;:&quot;Access limited to members&quot;,&quot;ISSN&quot;:&quot;2155-6849 DOI: 10.4018/ijgbl.2014070102&quot;,&quot;language&quot;:&quot;en&quot;,&quot;container-title&quot;:&quot;International Journal of Game-Based Learning (IJGB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page&quot;:&quot;13-22&quot;,&quot;title&quot;:&quot;Using game mechanics to measure what students learn from programming games&quot;,&quot;issue&quot;:&quot;3&quot;,&quot;issued&quot;:{&quot;date-parts&quot;:[[&quot;2014&quot;,7,1]]},&quot;id&quot;:&quot;denner_using_2014&quot;,&quot;volume&quot;:&quot;4&quot;,&quot;type&quot;:&quot;article-journal&quot;,&quot;accessed&quot;:{&quot;date-parts&quot;:[[&quot;2018&quot;,4,21]]},&quot;citation-key&quot;:&quot;denner_using_2014&quot;,&quot;author&quot;:[{&quot;family&quot;:&quot;Denner&quot;,&quot;given&quot;:&quot;Jill&quot;},{&quot;family&quot;:&quot;Werner&quot;,&quot;given&quot;:&quot;Linda&quot;},{&quot;family&quot;:&quot;Campe&quot;,&quot;given&quot;:&quot;Shannon&quot;},{&quot;family&quot;:&quot;Ortiz&quot;,&quot;given&quot;:&quot;Eloy&quot;}],&quot;container-title-short&quot;:&quot;IJGBL&quot;,&quot;DOI&quot;:&quot;10.4018/ijgbl.2014070102&quot;},&quot;id&quot;:3768},{&quot;uris&quot;:[&quot;http://zotero.org/users/1913249/items/PH47MUUV&quot;],&quot;suffix&quot;:&quot;&quot;,&quot;prefix&quot;:&quot;&quot;,&quot;uri&quot;:[&quot;http://zotero.org/users/1913249/items/PH47MUUV&quot;],&quot;itemData&quot;:{&quot;accessed&quot;:{&quot;date-parts&quot;:[[&quot;2018&quot;,4,21]]},&quot;source&quot;:&quot;Crossref&quot;,&quot;URL&quot;:&quot;http://dl.acm.org/citation.cfm?doid=2445196.2445322&quot;,&quot;issued&quot;:{&quot;date-parts&quot;:[[&quot;2013&quot;]]},&quot;type&quot;:&quot;paper-conference&quot;,&quot;citation-key&quot;:&quot;werner_pair_2013&quot;,&quot;title&quot;:&quot;Pair programming for middle school students: does friendship influence academic outcomes?&quot;,&quot;id&quot;:&quot;werner_pair_2013&quot;,&quot;title-short&quot;:&quot;Pair programming for middle school students&quot;,&quot;publisher&quot;:&quot;ACM Press&quot;,&quot;ISBN&quot;:&quot;978-1-4503-1868-6&quot;,&quot;DOI&quot;:&quot;10.1145/2445196.2445322&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language&quot;:&quot;en&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page&quot;:&quot;421&quot;},&quot;id&quot;:280},{&quot;uris&quot;:[&quot;http://zotero.org/users/1913249/items/GK5Z3NX3&quot;],&quot;suffix&quot;:&quot;&quot;,&quot;prefix&quot;:&quot;&quot;,&quot;uri&quot;:[&quot;http://zotero.org/users/1913249/items/GK5Z3NX3&quot;],&quot;itemData&quot;:{&quot;source&quot;:&quot;Crossref&quot;,&quot;URL&quot;:&quot;http://dl.acm.org/citation.cfm?doid=2698235.2677091&quot;,&quot;ISSN&quot;:&quot;19466226&quot;,&quot;language&quot;:&quot;en&quot;,&quot;container-title&quot;:&quot;ACM Transactions on Computing Education&quot;,&quot;author&quot;:[{&quot;family&quot;:&quot;Werner&quot;,&quot;given&quot;:&quot;Linda&quot;},{&quot;family&quot;:&quot;Denner&quot;,&quot;given&quot;:&quot;Jill&quot;},{&quot;family&quot;:&quot;Campe&quot;,&quot;given&quot;:&quot;Shannon&quot;}],&quot;page&quot;:&quot;1-22&quot;,&quot;title&quot;:&quot;Children Programming Games: A Strategy for Measuring Computational Learning&quot;,&quot;issue&quot;:&quot;4&quot;,&quot;issued&quot;:{&quot;date-parts&quot;:[[&quot;2014&quot;,12,23]]},&quot;id&quot;:&quot;werner_children_2014&quot;,&quot;title-short&quot;:&quot;Children Programming Games&quot;,&quot;volume&quot;:&quot;14&quot;,&quot;citation-key&quot;:&quot;werner_children_2014&quot;,&quot;accessed&quot;:{&quot;date-parts&quot;:[[&quot;2018&quot;,8,16]]},&quot;type&quot;:&quot;article-journal&quot;,&quot;DOI&quot;:&quot;10.1145/2677091&quot;},&quot;id&quot;:2929}]} RNDaehqgtasjw"/>.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properties&quot;:{&quot;noteIndex&quot;:0,&quot;formattedCitation&quot;:&quot;[-@lee_computational_2011]&quot;},&quot;schema&quot;:&quot;https://github.com/citation-style-language/schema/raw/master/csl-citation.json&quot;,&quot;citationID&quot;:&quot;horyqqla&quot;,&quot;citationItems&quot;:[{&quot;suppress-author&quot;:true,&quot;uris&quot;:[&quot;http://zotero.org/users/1913249/items/M2JH9UT3&quot;],&quot;suffix&quot;:&quot;&quot;,&quot;prefix&quot;:&quot;&quot;,&quot;uri&quot;:[&quot;http://zotero.org/users/1913249/items/M2JH9UT3&quot;],&quot;itemData&quot;:{&quot;accessed&quot;:{&quot;date-parts&quot;:[[&quot;2018&quot;,9,15]]},&quot;issue&quot;:&quot;1&quot;,&quot;volume&quot;:&quot;2&quot;,&quot;issued&quot;:{&quot;date-parts&quot;:[[&quot;2011&quot;,2]]},&quot;URL&quot;:&quot;http://doi.acm.org/10.1145/1929887.1929902&quot;,&quot;type&quot;:&quot;article-journal&quot;,&quot;ISSN&quot;:&quot;2153-2184&quot;,&quot;id&quot;:&quot;lee_computational_2011&quot;,&quot;title&quot;:&quot;Computational thinking for youth in practice&quot;,&quot;source&quot;:&quot;ACM Digital Library&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ontainer-title&quot;:&quot;ACM Inroads&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page&quot;:&quot;32–37&quot;},&quot;id&quot;:3872}]} RNDzjycguhesj"/>&lt;Do Zotero Refresh: [-@lee_computational_2011]&gt;<text:reference-mark-end text:name="ZOTERO_ITEM CSL_CITATION {&quot;properties&quot;:{&quot;noteIndex&quot;:0,&quot;formattedCitation&quot;:&quot;[-@lee_computational_2011]&quot;},&quot;schema&quot;:&quot;https://github.com/citation-style-language/schema/raw/master/csl-citation.json&quot;,&quot;citationID&quot;:&quot;horyqqla&quot;,&quot;citationItems&quot;:[{&quot;suppress-author&quot;:true,&quot;uris&quot;:[&quot;http://zotero.org/users/1913249/items/M2JH9UT3&quot;],&quot;suffix&quot;:&quot;&quot;,&quot;prefix&quot;:&quot;&quot;,&quot;uri&quot;:[&quot;http://zotero.org/users/1913249/items/M2JH9UT3&quot;],&quot;itemData&quot;:{&quot;accessed&quot;:{&quot;date-parts&quot;:[[&quot;2018&quot;,9,15]]},&quot;issue&quot;:&quot;1&quot;,&quot;volume&quot;:&quot;2&quot;,&quot;issued&quot;:{&quot;date-parts&quot;:[[&quot;2011&quot;,2]]},&quot;URL&quot;:&quot;http://doi.acm.org/10.1145/1929887.1929902&quot;,&quot;type&quot;:&quot;article-journal&quot;,&quot;ISSN&quot;:&quot;2153-2184&quot;,&quot;id&quot;:&quot;lee_computational_2011&quot;,&quot;title&quot;:&quot;Computational thinking for youth in practice&quot;,&quot;source&quot;:&quot;ACM Digital Library&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container-title&quot;:&quot;ACM Inroads&quot;,&quot;citation-key&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DOI&quot;:&quot;10.1145/1929887.1929902&quot;,&quot;page&quot;:&quot;32–37&quot;},&quot;id&quot;:3872}]} RNDzjycguhesj"/></text:p>
      <text:p text:style-name="Text_20_body"><text:span text:style-name="T1">Use:</text:span> In the <text:span text:style-name="T2">Use</text:span> stage, coders build a familiarity with coding interfaces, code structures and syntax through scaffolded approaches which involve interacting with the program code and what it produces.</text:p>
      <text:p text:style-name="Text_20_body"><text:span text:style-name="T1">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properties&quot;:{&quot;noteIndex&quot;:0,&quot;formattedCitation&quot;:&quot;[@franklin_analysis_2020]&quot;},&quot;schema&quot;:&quot;https://github.com/citation-style-language/schema/raw/master/csl-citation.json&quot;,&quot;citationID&quot;:&quot;asxaxeqd&quot;,&quot;citationItems&quot;:[{&quot;uris&quot;:[&quot;http://zotero.org/users/1913249/items/7NFVC6Q7&quot;],&quot;suffix&quot;:&quot;&quot;,&quot;prefix&quot;:&quot;&quot;,&quot;uri&quot;:[&quot;http://zotero.org/users/1913249/items/7NFVC6Q7&quot;],&quot;itemData&quot;:{&quot;source&quot;:&quot;DOI.org (Crossref)&quot;,&quot;URL&quot;:&quot;https://dl.acm.org/doi/10.1145/3372782.3406256&quot;,&quot;ISBN&quot;:&quot;978-1-4503-7092-9&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age&quot;:&quot;14-24&quot;,&quot;accessed&quot;:{&quot;date-parts&quot;:[[&quot;2021&quot;,12,21]]},&quot;event-place&quot;:&quot;Virtual Event New Zealand&quot;,&quot;event-title&quot;:&quot;ICER '20: International Computing Education Research Conference&quot;,&quot;issued&quot;:{&quot;date-parts&quot;:[[&quot;2020&quot;,8,10]]},&quot;publisher-place&quot;:&quot;Virtual Event New Zealand&quot;,&quot;id&quot;:&quot;franklin_analysis_2020&quot;,&quot;publisher&quot;:&quot;ACM&quot;,&quot;type&quot;:&quot;paper-conference&quot;,&quot;title&quot;:&quot;An Analysis of Use-Modify-Create Pedagogical Approach's Success in Balancing Structure and Student Agency&quot;,&quot;citation-key&quot;:&quot;franklin_analysis_2020&quot;,&quot;language&quot;:&quot;en&quot;,&quot;container-title&quot;:&quot;Proceedings of the 2020 ACM Conference on International Computing Education Research&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2}]} RNDyrwhoevfcl"/>&lt;Do Zotero Refresh: [@franklin_analysis_2020]&gt;<text:reference-mark-end text:name="ZOTERO_ITEM CSL_CITATION {&quot;properties&quot;:{&quot;noteIndex&quot;:0,&quot;formattedCitation&quot;:&quot;[@franklin_analysis_2020]&quot;},&quot;schema&quot;:&quot;https://github.com/citation-style-language/schema/raw/master/csl-citation.json&quot;,&quot;citationID&quot;:&quot;asxaxeqd&quot;,&quot;citationItems&quot;:[{&quot;uris&quot;:[&quot;http://zotero.org/users/1913249/items/7NFVC6Q7&quot;],&quot;suffix&quot;:&quot;&quot;,&quot;prefix&quot;:&quot;&quot;,&quot;uri&quot;:[&quot;http://zotero.org/users/1913249/items/7NFVC6Q7&quot;],&quot;itemData&quot;:{&quot;source&quot;:&quot;DOI.org (Crossref)&quot;,&quot;URL&quot;:&quot;https://dl.acm.org/doi/10.1145/3372782.3406256&quot;,&quot;ISBN&quot;:&quot;978-1-4503-7092-9&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age&quot;:&quot;14-24&quot;,&quot;accessed&quot;:{&quot;date-parts&quot;:[[&quot;2021&quot;,12,21]]},&quot;event-place&quot;:&quot;Virtual Event New Zealand&quot;,&quot;event-title&quot;:&quot;ICER '20: International Computing Education Research Conference&quot;,&quot;issued&quot;:{&quot;date-parts&quot;:[[&quot;2020&quot;,8,10]]},&quot;publisher-place&quot;:&quot;Virtual Event New Zealand&quot;,&quot;id&quot;:&quot;franklin_analysis_2020&quot;,&quot;publisher&quot;:&quot;ACM&quot;,&quot;type&quot;:&quot;paper-conference&quot;,&quot;title&quot;:&quot;An Analysis of Use-Modify-Create Pedagogical Approach's Success in Balancing Structure and Student Agency&quot;,&quot;citation-key&quot;:&quot;franklin_analysis_2020&quot;,&quot;language&quot;:&quot;en&quot;,&quot;container-title&quot;:&quot;Proceedings of the 2020 ACM Conference on International Computing Education Research&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2}]} RNDyrwhoevfcl"/>.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properties&quot;:{&quot;noteIndex&quot;:0,&quot;formattedCitation&quot;:&quot;[@lytle_use_2019]&quot;},&quot;schema&quot;:&quot;https://github.com/citation-style-language/schema/raw/master/csl-citation.json&quot;,&quot;citationID&quot;:&quot;wolwxkye&quot;,&quot;citationItems&quot;:[{&quot;uris&quot;:[&quot;http://zotero.org/users/1913249/items/QJZKAUK6&quot;],&quot;suffix&quot;:&quot;&quot;,&quot;prefix&quot;:&quot;&quot;,&quot;uri&quot;:[&quot;http://zotero.org/users/1913249/items/QJZKAUK6&quot;],&quot;itemData&quot;:{&quot;source&quot;:&quot;DOI.org (Crossref)&quot;,&quot;URL&quot;:&quot;https://dl.acm.org/doi/10.1145/3304221.3319786&quot;,&quot;ISBN&quot;:&quot;978-1-4503-6895-7&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age&quot;:&quot;395-401&quot;,&quot;accessed&quot;:{&quot;date-parts&quot;:[[&quot;2021&quot;,3,25]]},&quot;event-place&quot;:&quot;Aberdeen Scotland Uk&quot;,&quot;event-title&quot;:&quot;ITiCSE '19: Innovation and Technology in Computer Science Education&quot;,&quot;issued&quot;:{&quot;date-parts&quot;:[[&quot;2019&quot;,7,2]]},&quot;publisher-place&quot;:&quot;Aberdeen Scotland Uk&quot;,&quot;id&quot;:&quot;lytle_use_2019&quot;,&quot;title-short&quot;:&quot;Use, Modify, Create&quot;,&quot;publisher&quot;:&quot;ACM&quot;,&quot;type&quot;:&quot;paper-conference&quot;,&quot;title&quot;:&quot;Use, Modify, Create: Comparing Computational Thinking Lesson Progressions for STEM Classes&quot;,&quot;citation-key&quot;:&quot;lytle_use_2019&quot;,&quot;language&quot;:&quot;en&quot;,&quot;container-title&quot;:&quot;Proceedings of the 2019 ACM Conference on Innovation and Technology in Computer Science Educatio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74}]} RNDegjxqjqnjn"/>&lt;Do Zotero Refresh: [@lytle_use_2019]&gt;<text:reference-mark-end text:name="ZOTERO_ITEM CSL_CITATION {&quot;properties&quot;:{&quot;noteIndex&quot;:0,&quot;formattedCitation&quot;:&quot;[@lytle_use_2019]&quot;},&quot;schema&quot;:&quot;https://github.com/citation-style-language/schema/raw/master/csl-citation.json&quot;,&quot;citationID&quot;:&quot;wolwxkye&quot;,&quot;citationItems&quot;:[{&quot;uris&quot;:[&quot;http://zotero.org/users/1913249/items/QJZKAUK6&quot;],&quot;suffix&quot;:&quot;&quot;,&quot;prefix&quot;:&quot;&quot;,&quot;uri&quot;:[&quot;http://zotero.org/users/1913249/items/QJZKAUK6&quot;],&quot;itemData&quot;:{&quot;source&quot;:&quot;DOI.org (Crossref)&quot;,&quot;URL&quot;:&quot;https://dl.acm.org/doi/10.1145/3304221.3319786&quot;,&quot;ISBN&quot;:&quot;978-1-4503-6895-7&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age&quot;:&quot;395-401&quot;,&quot;accessed&quot;:{&quot;date-parts&quot;:[[&quot;2021&quot;,3,25]]},&quot;event-place&quot;:&quot;Aberdeen Scotland Uk&quot;,&quot;event-title&quot;:&quot;ITiCSE '19: Innovation and Technology in Computer Science Education&quot;,&quot;issued&quot;:{&quot;date-parts&quot;:[[&quot;2019&quot;,7,2]]},&quot;publisher-place&quot;:&quot;Aberdeen Scotland Uk&quot;,&quot;id&quot;:&quot;lytle_use_2019&quot;,&quot;title-short&quot;:&quot;Use, Modify, Create&quot;,&quot;publisher&quot;:&quot;ACM&quot;,&quot;type&quot;:&quot;paper-conference&quot;,&quot;title&quot;:&quot;Use, Modify, Create: Comparing Computational Thinking Lesson Progressions for STEM Classes&quot;,&quot;citation-key&quot;:&quot;lytle_use_2019&quot;,&quot;language&quot;:&quot;en&quot;,&quot;container-title&quot;:&quot;Proceedings of the 2019 ACM Conference on Innovation and Technology in Computer Science Educatio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74}]} RNDegjxqjqnjn"/>.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properties&quot;:{&quot;noteIndex&quot;:0,&quot;formattedCitation&quot;:&quot;[@lytle_use_2019-1; @lytle_use_2019]&quot;},&quot;schema&quot;:&quot;https://github.com/citation-style-language/schema/raw/master/csl-citation.json&quot;,&quot;citationID&quot;:&quot;saqqsnxg&quot;,&quot;citationItems&quot;:[{&quot;uris&quot;:[&quot;http://zotero.org/users/1913249/items/KMBB3CBW&quot;],&quot;suffix&quot;:&quot;&quot;,&quot;prefix&quot;:&quot;&quot;,&quot;uri&quot;:[&quot;http://zotero.org/users/1913249/items/KMBB3CBW&quot;],&quot;itemData&quot;:{&quot;source&quot;:&quot;ACM Digital Library&quot;,&quot;URL&quot;:&quot;https://dl.acm.org/doi/10.1145/3361721.3362110&quot;,&quot;collection-title&quot;:&quot;WiPSCE'19&quot;,&quot;ISBN&quot;:&quot;978-1-4503-7704-1&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title&quot;:&quot;From 'Use' to 'Choose': Scaffolding CT Curricula and Exploring Student Choices while Programming (Practical Report)&quot;,&quot;event-place&quot;:&quot;New York, NY, USA&quot;,&quot;issued&quot;:{&quot;date-parts&quot;:[[&quot;2019&quot;,10,23]]},&quot;publisher-place&quot;:&quot;New York, NY, USA&quot;,&quot;id&quot;:&quot;lytle_use_2019-1&quot;,&quot;title-short&quot;:&quot;From 'Use' to 'Choose'&quot;,&quot;publisher&quot;:&quot;Association for Computing Machinery&quot;,&quot;type&quot;:&quot;paper-conference&quot;,&quot;citation-key&quot;:&quot;lytle_use_2019-1&quot;,&quot;accessed&quot;:{&quot;date-parts&quot;:[[&quot;2023&quot;,6,12]]},&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id&quot;:8703},{&quot;uris&quot;:[&quot;http://zotero.org/users/1913249/items/QJZKAUK6&quot;],&quot;suffix&quot;:&quot;&quot;,&quot;prefix&quot;:&quot;&quot;,&quot;uri&quot;:[&quot;http://zotero.org/users/1913249/items/QJZKAUK6&quot;],&quot;itemData&quot;:{&quot;source&quot;:&quot;DOI.org (Crossref)&quot;,&quot;URL&quot;:&quot;https://dl.acm.org/doi/10.1145/3304221.3319786&quot;,&quot;ISBN&quot;:&quot;978-1-4503-6895-7&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age&quot;:&quot;395-401&quot;,&quot;accessed&quot;:{&quot;date-parts&quot;:[[&quot;2021&quot;,3,25]]},&quot;event-place&quot;:&quot;Aberdeen Scotland Uk&quot;,&quot;event-title&quot;:&quot;ITiCSE '19: Innovation and Technology in Computer Science Education&quot;,&quot;issued&quot;:{&quot;date-parts&quot;:[[&quot;2019&quot;,7,2]]},&quot;publisher-place&quot;:&quot;Aberdeen Scotland Uk&quot;,&quot;id&quot;:&quot;lytle_use_2019&quot;,&quot;title-short&quot;:&quot;Use, Modify, Create&quot;,&quot;publisher&quot;:&quot;ACM&quot;,&quot;type&quot;:&quot;paper-conference&quot;,&quot;title&quot;:&quot;Use, Modify, Create: Comparing Computational Thinking Lesson Progressions for STEM Classes&quot;,&quot;citation-key&quot;:&quot;lytle_use_2019&quot;,&quot;language&quot;:&quot;en&quot;,&quot;container-title&quot;:&quot;Proceedings of the 2019 ACM Conference on Innovation and Technology in Computer Science Educatio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74}]} RNDrsmueiiqeg"/>&lt;Do Zotero Refresh: [@lytle_use_2019-1; @lytle_use_2019]&gt;<text:reference-mark-end text:name="ZOTERO_ITEM CSL_CITATION {&quot;properties&quot;:{&quot;noteIndex&quot;:0,&quot;formattedCitation&quot;:&quot;[@lytle_use_2019-1; @lytle_use_2019]&quot;},&quot;schema&quot;:&quot;https://github.com/citation-style-language/schema/raw/master/csl-citation.json&quot;,&quot;citationID&quot;:&quot;saqqsnxg&quot;,&quot;citationItems&quot;:[{&quot;uris&quot;:[&quot;http://zotero.org/users/1913249/items/KMBB3CBW&quot;],&quot;suffix&quot;:&quot;&quot;,&quot;prefix&quot;:&quot;&quot;,&quot;uri&quot;:[&quot;http://zotero.org/users/1913249/items/KMBB3CBW&quot;],&quot;itemData&quot;:{&quot;source&quot;:&quot;ACM Digital Library&quot;,&quot;URL&quot;:&quot;https://dl.acm.org/doi/10.1145/3361721.3362110&quot;,&quot;collection-title&quot;:&quot;WiPSCE'19&quot;,&quot;ISBN&quot;:&quot;978-1-4503-7704-1&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title&quot;:&quot;From 'Use' to 'Choose': Scaffolding CT Curricula and Exploring Student Choices while Programming (Practical Report)&quot;,&quot;event-place&quot;:&quot;New York, NY, USA&quot;,&quot;issued&quot;:{&quot;date-parts&quot;:[[&quot;2019&quot;,10,23]]},&quot;publisher-place&quot;:&quot;New York, NY, USA&quot;,&quot;id&quot;:&quot;lytle_use_2019-1&quot;,&quot;title-short&quot;:&quot;From 'Use' to 'Choose'&quot;,&quot;publisher&quot;:&quot;Association for Computing Machinery&quot;,&quot;type&quot;:&quot;paper-conference&quot;,&quot;citation-key&quot;:&quot;lytle_use_2019-1&quot;,&quot;accessed&quot;:{&quot;date-parts&quot;:[[&quot;2023&quot;,6,12]]},&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id&quot;:8703},{&quot;uris&quot;:[&quot;http://zotero.org/users/1913249/items/QJZKAUK6&quot;],&quot;suffix&quot;:&quot;&quot;,&quot;prefix&quot;:&quot;&quot;,&quot;uri&quot;:[&quot;http://zotero.org/users/1913249/items/QJZKAUK6&quot;],&quot;itemData&quot;:{&quot;source&quot;:&quot;DOI.org (Crossref)&quot;,&quot;URL&quot;:&quot;https://dl.acm.org/doi/10.1145/3304221.3319786&quot;,&quot;ISBN&quot;:&quot;978-1-4503-6895-7&quot;,&quot;DOI&quot;:&quot;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age&quot;:&quot;395-401&quot;,&quot;accessed&quot;:{&quot;date-parts&quot;:[[&quot;2021&quot;,3,25]]},&quot;event-place&quot;:&quot;Aberdeen Scotland Uk&quot;,&quot;event-title&quot;:&quot;ITiCSE '19: Innovation and Technology in Computer Science Education&quot;,&quot;issued&quot;:{&quot;date-parts&quot;:[[&quot;2019&quot;,7,2]]},&quot;publisher-place&quot;:&quot;Aberdeen Scotland Uk&quot;,&quot;id&quot;:&quot;lytle_use_2019&quot;,&quot;title-short&quot;:&quot;Use, Modify, Create&quot;,&quot;publisher&quot;:&quot;ACM&quot;,&quot;type&quot;:&quot;paper-conference&quot;,&quot;title&quot;:&quot;Use, Modify, Create: Comparing Computational Thinking Lesson Progressions for STEM Classes&quot;,&quot;citation-key&quot;:&quot;lytle_use_2019&quot;,&quot;language&quot;:&quot;en&quot;,&quot;container-title&quot;:&quot;Proceedings of the 2019 ACM Conference on Innovation and Technology in Computer Science Education&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74}]} RNDrsmueiiqeg"/></text:p>
      <text:list text:style-name="L28">
        <text:list-item>
          <text:p text:style-name="P29">Scaffold Students and Teachers- Providing the necessary programming blocks students need to complete a choice</text:p>
        </text:list-item>
        <text:list-item>
          <text:p text:style-name="P29">Differentiate Choices by Difficulty - create choice systems that have varying difficulty</text:p>
        </text:list-item>
        <text:list-item>
          <text:p text:style-name="P29">Create Choices that Show Visible and Immediate Changes</text:p>
        </text:list-item>
        <text:list-item>
          <text:p text:style-name="P29">Make things Complex, not Complicated</text:p>
        </text:list-item>
        <text:list-item>
          <text:p text:style-name="P29">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microworlds"/>Microworlds<text:bookmark-end text:name="microworlds"/></text:h>
      <text:h text:style-name="Heading_20_4" text:outline-level="4"><text:bookmark-start text:name="microworlds-as-an-embodiment-of-umc-and-other-constructionist-design-principles"/>Microworlds as an embodiment of UMC and other constructionist design principles<text:bookmark-end text:name="microworlds-as-an-embodiment-of-umc-and-other-constructionist-design-principles"/></text:h>
      <text:p text:style-name="First_20_paragraph">Papert’s concept of microworlds refers to simplified computer simulations or models that provide a controlled environment in which students can explore and experiment with maths or physics concepts in a concrete way <text:reference-mark-start text:name="ZOTERO_ITEM CSL_CITATION {&quot;properties&quot;:{&quot;noteIndex&quot;:0,&quot;formattedCitation&quot;:&quot;[@harel_constructionism:_1991; @papert_mindstorms:_1980; @papert_childrens_1993]&quot;},&quot;schema&quot;:&quot;https://github.com/citation-style-language/schema/raw/master/csl-citation.json&quot;,&quot;citationID&quot;:&quot;adkfkuda&quot;,&quot;citationItems&quot;:[{&quot;uris&quot;:[&quot;http://zotero.org/users/1913249/items/P6QUTW6X&quot;],&quot;suffix&quot;:&quot;&quot;,&quot;prefix&quot;:&quot;&quot;,&quot;uri&quot;:[&quot;http://zotero.org/users/1913249/items/P6QUTW6X&quot;],&quot;itemData&quot;:{&quot;title&quot;:&quot;Constructionism: research reports and essays, 1985-1990&quot;,&quot;event-place&quot;:&quot;Norwood, N.J&quot;,&quot;editor&quot;:[{&quot;family&quot;:&quot;Harel&quot;,&quot;given&quot;:&quot;Idit&quot;},{&quot;family&quot;:&quot;Papert&quot;,&quot;given&quot;:&quot;Seymour&quot;}],&quot;issued&quot;:{&quot;date-parts&quot;:[[&quot;1991&quot;]]},&quot;number-of-pages&quot;:&quot;518&quot;,&quot;publisher-place&quot;:&quot;Norwood, N.J&quot;,&quot;id&quot;:&quot;harel_constructionism:_1991&quot;,&quot;title-short&quot;:&quot;Constructionism&quot;,&quot;publisher&quot;:&quot;Ablex Pub. Corp&quot;,&quot;ISBN&quot;:&quot;978-0-89391-785-2 978-0-89391-786-9&quot;,&quot;call-number&quot;:&quot;BF311 .C657 1991&quot;,&quot;citation-key&quot;:&quot;harel_constructionism:_1991&quot;,&quot;type&quot;:&quot;book&quot;,&quot;source&quot;:&quot;Library of Congress ISBN&quot;},&quot;id&quot;:2018},{&quot;uris&quot;:[&quot;http://zotero.org/users/1913249/items/FAVPGKNU&quot;],&quot;suffix&quot;:&quot;&quot;,&quot;prefix&quot;:&quot;&quot;,&quot;uri&quot;:[&quot;http://zotero.org/users/1913249/items/FAVPGKNU&quot;],&quot;itemData&quot;:{&quot;title&quot;:&quot;Mindstorms: children, computers, and powerful ideas&quot;,&quot;event-place&quot;:&quot;New York&quot;,&quot;issued&quot;:{&quot;date-parts&quot;:[[&quot;1980&quot;]]},&quot;number-of-pages&quot;:&quot;230&quot;,&quot;publisher-place&quot;:&quot;New York&quot;,&quot;id&quot;:&quot;papert_mindstorms:_1980&quot;,&quot;title-short&quot;:&quot;Mindstorms&quot;,&quot;publisher&quot;:&quot;Basic Books&quot;,&quot;ISBN&quot;:&quot;978-0-465-04627-0&quot;,&quot;call-number&quot;:&quot;QA20.C65 P36 1980&quot;,&quot;author&quot;:[{&quot;family&quot;:&quot;Papert&quot;,&quot;given&quot;:&quot;Seymour&quot;}],&quot;type&quot;:&quot;book&quot;,&quot;source&quot;:&quot;Library of Congress ISBN&quot;,&quot;citation-key&quot;:&quot;papert_mindstorms:_1980&quot;},&quot;id&quot;:1691},{&quot;uris&quot;:[&quot;http://zotero.org/users/1913249/items/ZWUAZAZN&quot;],&quot;suffix&quot;:&quot;&quot;,&quot;prefix&quot;:&quot;&quot;,&quot;uri&quot;:[&quot;http://zotero.org/users/1913249/items/ZWUAZAZN&quot;],&quot;itemData&quot;:{&quot;title&quot;:&quot;The children's machine: rethinking school in the age of the computer&quot;,&quot;event-place&quot;:&quot;New York&quot;,&quot;issued&quot;:{&quot;date-parts&quot;:[[&quot;1993&quot;]]},&quot;publisher-place&quot;:&quot;New York&quot;,&quot;id&quot;:&quot;papert_childrens_1993&quot;,&quot;title-short&quot;:&quot;The children's machine&quot;,&quot;publisher&quot;:&quot;BasicBooks&quot;,&quot;language&quot;:&quot;English&quot;,&quot;type&quot;:&quot;book&quot;,&quot;author&quot;:[{&quot;family&quot;:&quot;Papert&quot;,&quot;given&quot;:&quot;Seymour&quot;}],&quot;source&quot;:&quot;Open WorldCat&quot;,&quot;ISBN&quot;:&quot;0-465-01830-0 978-0-465-01830-7 0-465-01063-6 978-0-465-01063-9 0-7450-1603-0 978-0-7450-1603-0&quot;,&quot;citation-key&quot;:&quot;papert_childrens_1993&quot;},&quot;id&quot;:1131}]} RNDdtnngfoxvg"/>&lt;Do Zotero Refresh: [@harel_constructionism:_1991; @papert_mindstorms:_1980; @papert_childrens_1993]&gt;<text:reference-mark-end text:name="ZOTERO_ITEM CSL_CITATION {&quot;properties&quot;:{&quot;noteIndex&quot;:0,&quot;formattedCitation&quot;:&quot;[@harel_constructionism:_1991; @papert_mindstorms:_1980; @papert_childrens_1993]&quot;},&quot;schema&quot;:&quot;https://github.com/citation-style-language/schema/raw/master/csl-citation.json&quot;,&quot;citationID&quot;:&quot;adkfkuda&quot;,&quot;citationItems&quot;:[{&quot;uris&quot;:[&quot;http://zotero.org/users/1913249/items/P6QUTW6X&quot;],&quot;suffix&quot;:&quot;&quot;,&quot;prefix&quot;:&quot;&quot;,&quot;uri&quot;:[&quot;http://zotero.org/users/1913249/items/P6QUTW6X&quot;],&quot;itemData&quot;:{&quot;title&quot;:&quot;Constructionism: research reports and essays, 1985-1990&quot;,&quot;event-place&quot;:&quot;Norwood, N.J&quot;,&quot;editor&quot;:[{&quot;family&quot;:&quot;Harel&quot;,&quot;given&quot;:&quot;Idit&quot;},{&quot;family&quot;:&quot;Papert&quot;,&quot;given&quot;:&quot;Seymour&quot;}],&quot;issued&quot;:{&quot;date-parts&quot;:[[&quot;1991&quot;]]},&quot;number-of-pages&quot;:&quot;518&quot;,&quot;publisher-place&quot;:&quot;Norwood, N.J&quot;,&quot;id&quot;:&quot;harel_constructionism:_1991&quot;,&quot;title-short&quot;:&quot;Constructionism&quot;,&quot;publisher&quot;:&quot;Ablex Pub. Corp&quot;,&quot;ISBN&quot;:&quot;978-0-89391-785-2 978-0-89391-786-9&quot;,&quot;call-number&quot;:&quot;BF311 .C657 1991&quot;,&quot;citation-key&quot;:&quot;harel_constructionism:_1991&quot;,&quot;type&quot;:&quot;book&quot;,&quot;source&quot;:&quot;Library of Congress ISBN&quot;},&quot;id&quot;:2018},{&quot;uris&quot;:[&quot;http://zotero.org/users/1913249/items/FAVPGKNU&quot;],&quot;suffix&quot;:&quot;&quot;,&quot;prefix&quot;:&quot;&quot;,&quot;uri&quot;:[&quot;http://zotero.org/users/1913249/items/FAVPGKNU&quot;],&quot;itemData&quot;:{&quot;title&quot;:&quot;Mindstorms: children, computers, and powerful ideas&quot;,&quot;event-place&quot;:&quot;New York&quot;,&quot;issued&quot;:{&quot;date-parts&quot;:[[&quot;1980&quot;]]},&quot;number-of-pages&quot;:&quot;230&quot;,&quot;publisher-place&quot;:&quot;New York&quot;,&quot;id&quot;:&quot;papert_mindstorms:_1980&quot;,&quot;title-short&quot;:&quot;Mindstorms&quot;,&quot;publisher&quot;:&quot;Basic Books&quot;,&quot;ISBN&quot;:&quot;978-0-465-04627-0&quot;,&quot;call-number&quot;:&quot;QA20.C65 P36 1980&quot;,&quot;author&quot;:[{&quot;family&quot;:&quot;Papert&quot;,&quot;given&quot;:&quot;Seymour&quot;}],&quot;type&quot;:&quot;book&quot;,&quot;source&quot;:&quot;Library of Congress ISBN&quot;,&quot;citation-key&quot;:&quot;papert_mindstorms:_1980&quot;},&quot;id&quot;:1691},{&quot;uris&quot;:[&quot;http://zotero.org/users/1913249/items/ZWUAZAZN&quot;],&quot;suffix&quot;:&quot;&quot;,&quot;prefix&quot;:&quot;&quot;,&quot;uri&quot;:[&quot;http://zotero.org/users/1913249/items/ZWUAZAZN&quot;],&quot;itemData&quot;:{&quot;title&quot;:&quot;The children's machine: rethinking school in the age of the computer&quot;,&quot;event-place&quot;:&quot;New York&quot;,&quot;issued&quot;:{&quot;date-parts&quot;:[[&quot;1993&quot;]]},&quot;publisher-place&quot;:&quot;New York&quot;,&quot;id&quot;:&quot;papert_childrens_1993&quot;,&quot;title-short&quot;:&quot;The children's machine&quot;,&quot;publisher&quot;:&quot;BasicBooks&quot;,&quot;language&quot;:&quot;English&quot;,&quot;type&quot;:&quot;book&quot;,&quot;author&quot;:[{&quot;family&quot;:&quot;Papert&quot;,&quot;given&quot;:&quot;Seymour&quot;}],&quot;source&quot;:&quot;Open WorldCat&quot;,&quot;ISBN&quot;:&quot;0-465-01830-0 978-0-465-01830-7 0-465-01063-6 978-0-465-01063-9 0-7450-1603-0 978-0-7450-1603-0&quot;,&quot;citation-key&quot;:&quot;papert_childrens_1993&quot;},&quot;id&quot;:1131}]} RNDdtnngfoxvg"/>.</text:p>
      <text:p text:style-name="Text_20_body">Mircoworlds can be seen as the germ from which constructionist principles came in to focus <text:reference-mark-start text:name="ZOTERO_ITEM CSL_CITATION {&quot;properties&quot;:{&quot;noteIndex&quot;:0,&quot;formattedCitation&quot;:&quot;[@kafai_constructionism_1996-1; @kafai_mindstorms_2014]&quot;},&quot;schema&quot;:&quot;https://github.com/citation-style-language/schema/raw/master/csl-citation.json&quot;,&quot;citationID&quot;:&quot;ktmcmywq&quot;,&quot;citationItems&quot;:[{&quot;uris&quot;:[&quot;http://zotero.org/users/1913249/items/MITIR6EX&quot;],&quot;suffix&quot;:&quot;&quot;,&quot;prefix&quot;:&quot;&quot;,&quot;uri&quot;:[&quot;http://zotero.org/users/1913249/items/MITIR6EX&quot;],&quot;itemData&quot;:{&quot;title&quot;:&quot;Constructionism in Practice: Designing, Thinking, and Learning in A Digital World&quot;,&quot;event-place&quot;:&quot;Mahwah, N.J&quot;,&quot;type&quot;:&quot;book&quot;,&quot;issued&quot;:{&quot;date-parts&quot;:[[&quot;1996&quot;,1,4]]},&quot;number-of-pages&quot;:&quot;360&quot;,&quot;publisher-place&quot;:&quot;Mahwah, N.J&quot;,&quot;source&quot;:&quot;Amazon&quot;,&quot;id&quot;:&quot;kafai_constructionism_1996-1&quot;,&quot;title-short&quot;:&quot;Constructionism in Practice&quot;,&quot;edition&quot;:&quot;1 edition&quot;,&quot;ISBN&quot;:&quot;978-0-8058-1985-4&quot;,&quot;publisher&quot;:&quot;Routledge&quot;,&quot;citation-key&quot;:&quot;kafai_constructionism_1996-1&quot;,&quot;language&quot;:&quot;English&quot;,&quot;author&quot;:[{&quot;family&quot;:&quot;Kafai&quot;,&quot;given&quot;:&quot;Yasmin B.&quot;},{&quot;family&quot;:&quot;Resnick&quot;,&quot;given&quot;:&quot;Mitchel&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id&quot;:1746},{&quot;uris&quot;:[&quot;http://zotero.org/users/1913249/items/TNXYTNL9&quot;],&quot;suffix&quot;:&quot;&quot;,&quot;prefix&quot;:&quot;&quot;,&quot;uri&quot;:[&quot;http://zotero.org/users/1913249/items/TNXYTNL9&quot;],&quot;itemData&quot;:{&quot;title&quot;:&quot;Mindstorms 2.0 Children, Programming, and Computational Participation&quot;,&quot;source&quot;:&quot;ResearchGate&quot;,&quot;type&quot;:&quot;paper-conference&quot;,&quot;issued&quot;:{&quot;date-parts&quot;:[[&quot;2014&quot;,8,1]]},&quot;author&quot;:[{&quot;family&quot;:&quot;Kafai&quot;,&quot;given&quot;:&quot;Yasmin&quot;},{&quot;family&quot;:&quot;Burke&quot;,&quot;given&quot;:&quot;Quinn&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citation-key&quot;:&quot;kafai_mindstorms_2014&quot;,&quot;id&quot;:&quot;kafai_mindstorms_2014&quot;},&quot;id&quot;:2899}]} RNDgfhllhpwnz"/>&lt;Do Zotero Refresh: [@kafai_constructionism_1996-1; @kafai_mindstorms_2014]&gt;<text:reference-mark-end text:name="ZOTERO_ITEM CSL_CITATION {&quot;properties&quot;:{&quot;noteIndex&quot;:0,&quot;formattedCitation&quot;:&quot;[@kafai_constructionism_1996-1; @kafai_mindstorms_2014]&quot;},&quot;schema&quot;:&quot;https://github.com/citation-style-language/schema/raw/master/csl-citation.json&quot;,&quot;citationID&quot;:&quot;ktmcmywq&quot;,&quot;citationItems&quot;:[{&quot;uris&quot;:[&quot;http://zotero.org/users/1913249/items/MITIR6EX&quot;],&quot;suffix&quot;:&quot;&quot;,&quot;prefix&quot;:&quot;&quot;,&quot;uri&quot;:[&quot;http://zotero.org/users/1913249/items/MITIR6EX&quot;],&quot;itemData&quot;:{&quot;title&quot;:&quot;Constructionism in Practice: Designing, Thinking, and Learning in A Digital World&quot;,&quot;event-place&quot;:&quot;Mahwah, N.J&quot;,&quot;type&quot;:&quot;book&quot;,&quot;issued&quot;:{&quot;date-parts&quot;:[[&quot;1996&quot;,1,4]]},&quot;number-of-pages&quot;:&quot;360&quot;,&quot;publisher-place&quot;:&quot;Mahwah, N.J&quot;,&quot;source&quot;:&quot;Amazon&quot;,&quot;id&quot;:&quot;kafai_constructionism_1996-1&quot;,&quot;title-short&quot;:&quot;Constructionism in Practice&quot;,&quot;edition&quot;:&quot;1 edition&quot;,&quot;ISBN&quot;:&quot;978-0-8058-1985-4&quot;,&quot;publisher&quot;:&quot;Routledge&quot;,&quot;citation-key&quot;:&quot;kafai_constructionism_1996-1&quot;,&quot;language&quot;:&quot;English&quot;,&quot;author&quot;:[{&quot;family&quot;:&quot;Kafai&quot;,&quot;given&quot;:&quot;Yasmin B.&quot;},{&quot;family&quot;:&quot;Resnick&quot;,&quot;given&quot;:&quot;Mitchel&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id&quot;:1746},{&quot;uris&quot;:[&quot;http://zotero.org/users/1913249/items/TNXYTNL9&quot;],&quot;suffix&quot;:&quot;&quot;,&quot;prefix&quot;:&quot;&quot;,&quot;uri&quot;:[&quot;http://zotero.org/users/1913249/items/TNXYTNL9&quot;],&quot;itemData&quot;:{&quot;title&quot;:&quot;Mindstorms 2.0 Children, Programming, and Computational Participation&quot;,&quot;source&quot;:&quot;ResearchGate&quot;,&quot;type&quot;:&quot;paper-conference&quot;,&quot;issued&quot;:{&quot;date-parts&quot;:[[&quot;2014&quot;,8,1]]},&quot;author&quot;:[{&quot;family&quot;:&quot;Kafai&quot;,&quot;given&quot;:&quot;Yasmin&quot;},{&quot;family&quot;:&quot;Burke&quot;,&quot;given&quot;:&quot;Quinn&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citation-key&quot;:&quot;kafai_mindstorms_2014&quot;,&quot;id&quot;:&quot;kafai_mindstorms_2014&quot;},&quot;id&quot;:2899}]} RNDgfhllhpwnz"/>.</text:p>
      <text:p text:style-name="Text_20_body">Papert argued that microworlds could help students develop computational thinking skills by providing them with concrete objects and opportunities to experiment with computational processes and to reflect on their own thinking. Via microworlds, students engage in hands-on learning, to develop a deeper and more meaningful understanding of the concepts they were studying.</text:p>
      <text:p text:style-name="Text_20_body">While, examples of a Microworlds are diverse <text:reference-mark-start text:name="ZOTERO_ITEM CSL_CITATION {&quot;properties&quot;:{&quot;noteIndex&quot;:0,&quot;formattedCitation&quot;:&quot;[@rieber_microworlds_2004]&quot;},&quot;schema&quot;:&quot;https://github.com/citation-style-language/schema/raw/master/csl-citation.json&quot;,&quot;citationID&quot;:&quot;qqzukniq&quot;,&quot;citationItems&quot;:[{&quot;uris&quot;:[&quot;http://zotero.org/users/1913249/items/GEI24XM2&quot;],&quot;suffix&quot;:&quot;&quot;,&quot;prefix&quot;:&quot;&quot;,&quot;uri&quot;:[&quot;http://zotero.org/users/1913249/items/GEI24XM2&quot;],&quot;itemData&quot;:{&quot;title&quot;:&quot;Microworlds&quot;,&quot;issued&quot;:{&quot;date-parts&quot;:[[&quot;2004&quot;]]},&quot;number-of-pages&quot;:&quot;21&quot;,&quot;id&quot;:&quot;rieber_microworlds_2004&quot;,&quot;type&quot;:&quot;chapter&quot;,&quot;edition&quot;:&quot;2&quot;,&quot;ISBN&quot;:&quot;978-1-4106-0951-9&quot;,&quot;container-title&quot;:&quot;Handbook of Research on Educational Communications and Technology&quot;,&quot;citation-key&quot;:&quot;rieber_microworlds_2004&quot;,&quot;publisher&quot;:&quot;Routledge&quot;,&quot;author&quot;:[{&quot;family&quot;:&quot;Rieber&quot;,&quot;given&quot;:&quot;Lloyd P.&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d&quot;:9063}]} RNDtwnpcyiobu"/>&lt;Do Zotero Refresh: [@rieber_microworlds_2004]&gt;<text:reference-mark-end text:name="ZOTERO_ITEM CSL_CITATION {&quot;properties&quot;:{&quot;noteIndex&quot;:0,&quot;formattedCitation&quot;:&quot;[@rieber_microworlds_2004]&quot;},&quot;schema&quot;:&quot;https://github.com/citation-style-language/schema/raw/master/csl-citation.json&quot;,&quot;citationID&quot;:&quot;qqzukniq&quot;,&quot;citationItems&quot;:[{&quot;uris&quot;:[&quot;http://zotero.org/users/1913249/items/GEI24XM2&quot;],&quot;suffix&quot;:&quot;&quot;,&quot;prefix&quot;:&quot;&quot;,&quot;uri&quot;:[&quot;http://zotero.org/users/1913249/items/GEI24XM2&quot;],&quot;itemData&quot;:{&quot;title&quot;:&quot;Microworlds&quot;,&quot;issued&quot;:{&quot;date-parts&quot;:[[&quot;2004&quot;]]},&quot;number-of-pages&quot;:&quot;21&quot;,&quot;id&quot;:&quot;rieber_microworlds_2004&quot;,&quot;type&quot;:&quot;chapter&quot;,&quot;edition&quot;:&quot;2&quot;,&quot;ISBN&quot;:&quot;978-1-4106-0951-9&quot;,&quot;container-title&quot;:&quot;Handbook of Research on Educational Communications and Technology&quot;,&quot;citation-key&quot;:&quot;rieber_microworlds_2004&quot;,&quot;publisher&quot;:&quot;Routledge&quot;,&quot;author&quot;:[{&quot;family&quot;:&quot;Rieber&quot;,&quot;given&quot;:&quot;Lloyd P.&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id&quot;:9063}]} RNDtwnpcyiobu"/>, a Turtle drawing world using LOGO can be used here as an example. In the Mathland of the turtle which speaks only LOGO, children are drawn to speak LOGO to progress. The affordances of the physical turtle provide visible motivation.</text:p>
      <text:p text:style-name="Text_20_body">The work of Papert and the concept of microworlds continue to be influential in the field of educational technology <text:reference-mark-start text:name="ZOTERO_ITEM CSL_CITATION {&quot;properties&quot;:{&quot;noteIndex&quot;:0,&quot;formattedCitation&quot;:&quot;[@kafai_constructionism_1996-1]&quot;},&quot;schema&quot;:&quot;https://github.com/citation-style-language/schema/raw/master/csl-citation.json&quot;,&quot;citationID&quot;:&quot;nyludsgp&quot;,&quot;citationItems&quot;:[{&quot;uris&quot;:[&quot;http://zotero.org/users/1913249/items/MITIR6EX&quot;],&quot;suffix&quot;:&quot;&quot;,&quot;prefix&quot;:&quot;&quot;,&quot;uri&quot;:[&quot;http://zotero.org/users/1913249/items/MITIR6EX&quot;],&quot;itemData&quot;:{&quot;title&quot;:&quot;Constructionism in Practice: Designing, Thinking, and Learning in A Digital World&quot;,&quot;event-place&quot;:&quot;Mahwah, N.J&quot;,&quot;type&quot;:&quot;book&quot;,&quot;issued&quot;:{&quot;date-parts&quot;:[[&quot;1996&quot;,1,4]]},&quot;number-of-pages&quot;:&quot;360&quot;,&quot;publisher-place&quot;:&quot;Mahwah, N.J&quot;,&quot;source&quot;:&quot;Amazon&quot;,&quot;id&quot;:&quot;kafai_constructionism_1996-1&quot;,&quot;title-short&quot;:&quot;Constructionism in Practice&quot;,&quot;edition&quot;:&quot;1 edition&quot;,&quot;ISBN&quot;:&quot;978-0-8058-1985-4&quot;,&quot;publisher&quot;:&quot;Routledge&quot;,&quot;citation-key&quot;:&quot;kafai_constructionism_1996-1&quot;,&quot;language&quot;:&quot;English&quot;,&quot;author&quot;:[{&quot;family&quot;:&quot;Kafai&quot;,&quot;given&quot;:&quot;Yasmin B.&quot;},{&quot;family&quot;:&quot;Resnick&quot;,&quot;given&quot;:&quot;Mitchel&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id&quot;:1746}]} RNDavmnudeuyo"/>&lt;Do Zotero Refresh: [@kafai_constructionism_1996-1]&gt;<text:reference-mark-end text:name="ZOTERO_ITEM CSL_CITATION {&quot;properties&quot;:{&quot;noteIndex&quot;:0,&quot;formattedCitation&quot;:&quot;[@kafai_constructionism_1996-1]&quot;},&quot;schema&quot;:&quot;https://github.com/citation-style-language/schema/raw/master/csl-citation.json&quot;,&quot;citationID&quot;:&quot;nyludsgp&quot;,&quot;citationItems&quot;:[{&quot;uris&quot;:[&quot;http://zotero.org/users/1913249/items/MITIR6EX&quot;],&quot;suffix&quot;:&quot;&quot;,&quot;prefix&quot;:&quot;&quot;,&quot;uri&quot;:[&quot;http://zotero.org/users/1913249/items/MITIR6EX&quot;],&quot;itemData&quot;:{&quot;title&quot;:&quot;Constructionism in Practice: Designing, Thinking, and Learning in A Digital World&quot;,&quot;event-place&quot;:&quot;Mahwah, N.J&quot;,&quot;type&quot;:&quot;book&quot;,&quot;issued&quot;:{&quot;date-parts&quot;:[[&quot;1996&quot;,1,4]]},&quot;number-of-pages&quot;:&quot;360&quot;,&quot;publisher-place&quot;:&quot;Mahwah, N.J&quot;,&quot;source&quot;:&quot;Amazon&quot;,&quot;id&quot;:&quot;kafai_constructionism_1996-1&quot;,&quot;title-short&quot;:&quot;Constructionism in Practice&quot;,&quot;edition&quot;:&quot;1 edition&quot;,&quot;ISBN&quot;:&quot;978-0-8058-1985-4&quot;,&quot;publisher&quot;:&quot;Routledge&quot;,&quot;citation-key&quot;:&quot;kafai_constructionism_1996-1&quot;,&quot;language&quot;:&quot;English&quot;,&quot;author&quot;:[{&quot;family&quot;:&quot;Kafai&quot;,&quot;given&quot;:&quot;Yasmin B.&quot;},{&quot;family&quot;:&quot;Resnick&quot;,&quot;given&quot;:&quot;Mitchel&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id&quot;:1746}]} RNDavmnudeuyo"/>.</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properties&quot;:{&quot;noteIndex&quot;:0,&quot;formattedCitation&quot;:&quot;[@papert_turtles_2002]&quot;},&quot;schema&quot;:&quot;https://github.com/citation-style-language/schema/raw/master/csl-citation.json&quot;,&quot;citationID&quot;:&quot;hgfacsqf&quot;,&quot;citationItems&quot;:[{&quot;uris&quot;:[&quot;http://zotero.org/users/1913249/items/J9XFMA4M&quot;],&quot;suffix&quot;:&quot;&quot;,&quot;prefix&quot;:&quot;&quot;,&quot;uri&quot;:[&quot;http://zotero.org/users/1913249/items/J9XFMA4M&quot;],&quot;itemData&quot;:{&quot;source&quot;:&quot;DOI.org (Crossref)&quot;,&quot;URL&quot;:&quot;http://journals.sagepub.com/doi/10.2190/XG11-B72E-JK04-K8TA&quot;,&quot;ISSN&quot;:&quot;0735-6331, 1541-4140&quot;,&quot;language&quot;:&quot;en&quot;,&quot;DOI&quot;:&quot;10.2190/XG11-B72E-JK04-K8TA&quot;,&quot;author&quot;:[{&quot;family&quot;:&quot;Papert&quot;,&quot;given&quot;:&quot;Seymour&quot;}],&quot;page&quot;:&quot;7-27&quot;,&quot;title&quot;:&quot;The Turtle's Long Slow Trip: Macro-Educological Perspectives on Microworlds&quot;,&quot;issue&quot;:&quot;1&quot;,&quot;issued&quot;:{&quot;date-parts&quot;:[[&quot;2002&quot;,7]]},&quot;id&quot;:&quot;papert_turtles_2002&quot;,&quot;title-short&quot;:&quot;The Turtle's Long Slow Trip&quot;,&quot;volume&quot;:&quot;27&quot;,&quot;accessed&quot;:{&quot;date-parts&quot;:[[&quot;2023&quot;,10,24]]},&quot;citation-key&quot;:&quot;papert_turtles_2002&quot;,&quot;type&quot;:&quot;article-journal&quot;,&quot;container-title-short&quot;:&quot;Journal of Educational Computing Research&quot;,&quot;container-title&quot;:&quot;Journal of Educational Computing Research&quot;},&quot;id&quot;:9055}]} RNDryusshqecu"/>&lt;Do Zotero Refresh: [@papert_turtles_2002]&gt;<text:reference-mark-end text:name="ZOTERO_ITEM CSL_CITATION {&quot;properties&quot;:{&quot;noteIndex&quot;:0,&quot;formattedCitation&quot;:&quot;[@papert_turtles_2002]&quot;},&quot;schema&quot;:&quot;https://github.com/citation-style-language/schema/raw/master/csl-citation.json&quot;,&quot;citationID&quot;:&quot;hgfacsqf&quot;,&quot;citationItems&quot;:[{&quot;uris&quot;:[&quot;http://zotero.org/users/1913249/items/J9XFMA4M&quot;],&quot;suffix&quot;:&quot;&quot;,&quot;prefix&quot;:&quot;&quot;,&quot;uri&quot;:[&quot;http://zotero.org/users/1913249/items/J9XFMA4M&quot;],&quot;itemData&quot;:{&quot;source&quot;:&quot;DOI.org (Crossref)&quot;,&quot;URL&quot;:&quot;http://journals.sagepub.com/doi/10.2190/XG11-B72E-JK04-K8TA&quot;,&quot;ISSN&quot;:&quot;0735-6331, 1541-4140&quot;,&quot;language&quot;:&quot;en&quot;,&quot;DOI&quot;:&quot;10.2190/XG11-B72E-JK04-K8TA&quot;,&quot;author&quot;:[{&quot;family&quot;:&quot;Papert&quot;,&quot;given&quot;:&quot;Seymour&quot;}],&quot;page&quot;:&quot;7-27&quot;,&quot;title&quot;:&quot;The Turtle's Long Slow Trip: Macro-Educological Perspectives on Microworlds&quot;,&quot;issue&quot;:&quot;1&quot;,&quot;issued&quot;:{&quot;date-parts&quot;:[[&quot;2002&quot;,7]]},&quot;id&quot;:&quot;papert_turtles_2002&quot;,&quot;title-short&quot;:&quot;The Turtle's Long Slow Trip&quot;,&quot;volume&quot;:&quot;27&quot;,&quot;accessed&quot;:{&quot;date-parts&quot;:[[&quot;2023&quot;,10,24]]},&quot;citation-key&quot;:&quot;papert_turtles_2002&quot;,&quot;type&quot;:&quot;article-journal&quot;,&quot;container-title-short&quot;:&quot;Journal of Educational Computing Research&quot;,&quot;container-title&quot;:&quot;Journal of Educational Computing Research&quot;},&quot;id&quot;:9055}]} RNDryusshqecu"/>. There is a danger that the potential is ‘trivialised’<text:reference-mark-start text:name="ZOTERO_ITEM CSL_CITATION {&quot;properties&quot;:{&quot;noteIndex&quot;:0,&quot;formattedCitation&quot;:&quot;[@hoyles_microworldsschoolworlds_1993]&quot;},&quot;schema&quot;:&quot;https://github.com/citation-style-language/schema/raw/master/csl-citation.json&quot;,&quot;citationID&quot;:&quot;wijwdwky&quot;,&quot;citationItems&quot;:[{&quot;uris&quot;:[&quot;http://zotero.org/users/1913249/items/WN6ID63D&quot;],&quot;suffix&quot;:&quot;&quot;,&quot;prefix&quot;:&quot;&quot;,&quot;uri&quot;:[&quot;http://zotero.org/users/1913249/items/WN6ID63D&quot;],&quot;itemData&quot;:{&quot;source&quot;:&quot;Springer Link&quot;,&quot;collection-title&quot;:&quot;NATO ASI Series&quot;,&quot;ISBN&quot;:&quot;978-3-642-78542-9&quot;,&quot;DOI&quot;:&quot;10.1007/978-3-642-78542-9_1&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page&quot;:&quot;1-17&quot;,&quot;title&quot;:&quot;Microworlds/Schoolworlds: The Transformation of an Innovation&quot;,&quot;event-place&quot;:&quot;Berlin, Heidelberg&quot;,&quot;editor&quot;:[{&quot;family&quot;:&quot;Keitel&quot;,&quot;given&quot;:&quot;Christine&quot;},{&quot;family&quot;:&quot;Ruthven&quot;,&quot;given&quot;:&quot;Kenneth&quot;}],&quot;issued&quot;:{&quot;date-parts&quot;:[[&quot;1993&quot;]]},&quot;publisher-place&quot;:&quot;Berlin, Heidelberg&quot;,&quot;id&quot;:&quot;hoyles_microworldsschoolworlds_1993&quot;,&quot;title-short&quot;:&quot;Microworlds/Schoolworlds&quot;,&quot;publisher&quot;:&quot;Springer&quot;,&quot;type&quot;:&quot;paper-conference&quot;,&quot;citation-key&quot;:&quot;hoyles_microworldsschoolworlds_1993&quot;,&quot;language&quot;:&quot;en&quot;,&quot;author&quot;:[{&quot;family&quot;:&quot;Hoyles&quot;,&quot;given&quot;:&quot;Celia&quot;}],&quot;container-title&quot;:&quot;Learning from Computers: Mathematics Education and Technology&quot;},&quot;id&quot;:9056}]} RNDzosxcaeiag"/>&lt;Do Zotero Refresh: [@hoyles_microworldsschoolworlds_1993]&gt;<text:reference-mark-end text:name="ZOTERO_ITEM CSL_CITATION {&quot;properties&quot;:{&quot;noteIndex&quot;:0,&quot;formattedCitation&quot;:&quot;[@hoyles_microworldsschoolworlds_1993]&quot;},&quot;schema&quot;:&quot;https://github.com/citation-style-language/schema/raw/master/csl-citation.json&quot;,&quot;citationID&quot;:&quot;wijwdwky&quot;,&quot;citationItems&quot;:[{&quot;uris&quot;:[&quot;http://zotero.org/users/1913249/items/WN6ID63D&quot;],&quot;suffix&quot;:&quot;&quot;,&quot;prefix&quot;:&quot;&quot;,&quot;uri&quot;:[&quot;http://zotero.org/users/1913249/items/WN6ID63D&quot;],&quot;itemData&quot;:{&quot;source&quot;:&quot;Springer Link&quot;,&quot;collection-title&quot;:&quot;NATO ASI Series&quot;,&quot;ISBN&quot;:&quot;978-3-642-78542-9&quot;,&quot;DOI&quot;:&quot;10.1007/978-3-642-78542-9_1&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page&quot;:&quot;1-17&quot;,&quot;title&quot;:&quot;Microworlds/Schoolworlds: The Transformation of an Innovation&quot;,&quot;event-place&quot;:&quot;Berlin, Heidelberg&quot;,&quot;editor&quot;:[{&quot;family&quot;:&quot;Keitel&quot;,&quot;given&quot;:&quot;Christine&quot;},{&quot;family&quot;:&quot;Ruthven&quot;,&quot;given&quot;:&quot;Kenneth&quot;}],&quot;issued&quot;:{&quot;date-parts&quot;:[[&quot;1993&quot;]]},&quot;publisher-place&quot;:&quot;Berlin, Heidelberg&quot;,&quot;id&quot;:&quot;hoyles_microworldsschoolworlds_1993&quot;,&quot;title-short&quot;:&quot;Microworlds/Schoolworlds&quot;,&quot;publisher&quot;:&quot;Springer&quot;,&quot;type&quot;:&quot;paper-conference&quot;,&quot;citation-key&quot;:&quot;hoyles_microworldsschoolworlds_1993&quot;,&quot;language&quot;:&quot;en&quot;,&quot;author&quot;:[{&quot;family&quot;:&quot;Hoyles&quot;,&quot;given&quot;:&quot;Celia&quot;}],&quot;container-title&quot;:&quot;Learning from Computers: Mathematics Education and Technology&quot;},&quot;id&quot;:9056}]} RNDzosxcaeiag"/> into a vehicle for instruction based processes aimed narrowed to teacher chosen curricular concepts.</text:p>
      <text:p text:style-name="Text_20_body">Resnick’s work on constructionist design principles via software and tinkering tools merits summary here. CF - introduction.</text:p>
      <text:h text:style-name="Heading_20_4" text:outline-level="4"><text:bookmark-start text:name="half-baked-games-as-microworlds"/>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text:p>
      <text:p text:style-name="Text_20_body">The focus of half-baked games is to design them in a way which encourages malleability of the code in directions that the learner may find interesting <text:reference-mark-start text:name="ZOTERO_ITEM CSL_CITATION {&quot;properties&quot;:{&quot;noteIndex&quot;:0,&quot;formattedCitation&quot;:&quot;[@kynigos_half-baked_2007; @kynigos_children_2018]&quot;},&quot;schema&quot;:&quot;https://github.com/citation-style-language/schema/raw/master/csl-citation.json&quot;,&quot;citationID&quot;:&quot;aqmspgli&quot;,&quot;citationItems&quot;:[{&quot;uris&quot;:[&quot;http://zotero.org/users/1913249/items/49KSYPTU&quot;],&quot;suffix&quot;:&quot;&quot;,&quot;prefix&quot;:&quot;&quot;,&quot;uri&quot;:[&quot;http://zotero.org/users/1913249/items/49KSYPTU&quot;],&quot;itemData&quot;:{&quot;accessed&quot;:{&quot;date-parts&quot;:[[&quot;2018&quot;,9,15]]},&quot;issue&quot;:&quot;2&quot;,&quot;issued&quot;:{&quot;date-parts&quot;:[[&quot;2007&quot;]]},&quot;volume&quot;:&quot;6&quot;,&quot;URL&quot;:&quot;https://www.ceeol.com/search/article-detail?id=60016&quot;,&quot;ISSN&quot;:&quot;1648-5831&quot;,&quot;id&quot;:&quot;kynigos_half-baked_2007&quot;,&quot;type&quot;:&quot;article-journal&quot;,&quot;title&quot;:&quot;Half-Baked Logo Microworlds as Boundary Objects in Integrated Design&quot;,&quot;language&quot;:&quot;English&quot;,&quot;container-title&quot;:&quot;Informatics in Education - An International Journal&quot;,&quot;citation-key&quot;:&quot;kynigos_half-baked_2007&quot;,&quot;source&quot;:&quot;www.ceeol.com&quot;,&quot;author&quot;:[{&quot;family&quot;:&quot;Kynigos&quot;,&quot;given&quot;:&quot;Chronis&quot;}],&quot;page&quot;:&quot;335-359&quot;},&quot;id&quot;:2765},{&quot;uris&quot;:[&quot;http://zotero.org/users/1913249/items/KLB4BDFL&quot;],&quot;suffix&quot;:&quot;&quot;,&quot;prefix&quot;:&quot;&quot;,&quot;uri&quot;:[&quot;http://zotero.org/users/1913249/items/KLB4BDFL&quot;],&quot;itemData&quot;:{&quot;accessed&quot;:{&quot;date-parts&quot;:[[&quot;2018&quot;,7,18]]},&quot;source&quot;:&quot;ScienceDirect&quot;,&quot;issued&quot;:{&quot;date-parts&quot;:[[&quot;2018&quot;,4,21]]},&quot;URL&quot;:&quot;http://www.sciencedirect.com/science/article/pii/S2212868916300861&quot;,&quot;type&quot;:&quot;article-journal&quot;,&quot;ISSN&quot;:&quot;2212-8689&quot;,&quot;id&quot;:&quot;kynigos_children_2018&quot;,&quot;title-short&quot;:&quot;Children challenging the design of half-baked games&quot;,&quot;title&quot;:&quot;Children challenging the design of half-baked games: Expressing values through the process of game modding&quot;,&quot;DOI&quot;:&quot;10.1016/j.ijcci.2018.04.001&quot;,&quot;container-title&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author&quot;:[{&quot;family&quot;:&quot;Kynigos&quot;,&quot;given&quot;:&quot;Chronis&quot;},{&quot;family&quot;:&quot;Yiannoutsou&quot;,&quot;given&quot;:&quot;Nikoleta&quot;}]},&quot;id&quot;:2576}]} RNDocmrwizgfd"/>&lt;Do Zotero Refresh: [@kynigos_half-baked_2007; @kynigos_children_2018]&gt;<text:reference-mark-end text:name="ZOTERO_ITEM CSL_CITATION {&quot;properties&quot;:{&quot;noteIndex&quot;:0,&quot;formattedCitation&quot;:&quot;[@kynigos_half-baked_2007; @kynigos_children_2018]&quot;},&quot;schema&quot;:&quot;https://github.com/citation-style-language/schema/raw/master/csl-citation.json&quot;,&quot;citationID&quot;:&quot;aqmspgli&quot;,&quot;citationItems&quot;:[{&quot;uris&quot;:[&quot;http://zotero.org/users/1913249/items/49KSYPTU&quot;],&quot;suffix&quot;:&quot;&quot;,&quot;prefix&quot;:&quot;&quot;,&quot;uri&quot;:[&quot;http://zotero.org/users/1913249/items/49KSYPTU&quot;],&quot;itemData&quot;:{&quot;accessed&quot;:{&quot;date-parts&quot;:[[&quot;2018&quot;,9,15]]},&quot;issue&quot;:&quot;2&quot;,&quot;issued&quot;:{&quot;date-parts&quot;:[[&quot;2007&quot;]]},&quot;volume&quot;:&quot;6&quot;,&quot;URL&quot;:&quot;https://www.ceeol.com/search/article-detail?id=60016&quot;,&quot;ISSN&quot;:&quot;1648-5831&quot;,&quot;id&quot;:&quot;kynigos_half-baked_2007&quot;,&quot;type&quot;:&quot;article-journal&quot;,&quot;title&quot;:&quot;Half-Baked Logo Microworlds as Boundary Objects in Integrated Design&quot;,&quot;language&quot;:&quot;English&quot;,&quot;container-title&quot;:&quot;Informatics in Education - An International Journal&quot;,&quot;citation-key&quot;:&quot;kynigos_half-baked_2007&quot;,&quot;source&quot;:&quot;www.ceeol.com&quot;,&quot;author&quot;:[{&quot;family&quot;:&quot;Kynigos&quot;,&quot;given&quot;:&quot;Chronis&quot;}],&quot;page&quot;:&quot;335-359&quot;},&quot;id&quot;:2765},{&quot;uris&quot;:[&quot;http://zotero.org/users/1913249/items/KLB4BDFL&quot;],&quot;suffix&quot;:&quot;&quot;,&quot;prefix&quot;:&quot;&quot;,&quot;uri&quot;:[&quot;http://zotero.org/users/1913249/items/KLB4BDFL&quot;],&quot;itemData&quot;:{&quot;accessed&quot;:{&quot;date-parts&quot;:[[&quot;2018&quot;,7,18]]},&quot;source&quot;:&quot;ScienceDirect&quot;,&quot;issued&quot;:{&quot;date-parts&quot;:[[&quot;2018&quot;,4,21]]},&quot;URL&quot;:&quot;http://www.sciencedirect.com/science/article/pii/S2212868916300861&quot;,&quot;type&quot;:&quot;article-journal&quot;,&quot;ISSN&quot;:&quot;2212-8689&quot;,&quot;id&quot;:&quot;kynigos_children_2018&quot;,&quot;title-short&quot;:&quot;Children challenging the design of half-baked games&quot;,&quot;title&quot;:&quot;Children challenging the design of half-baked games: Expressing values through the process of game modding&quot;,&quot;DOI&quot;:&quot;10.1016/j.ijcci.2018.04.001&quot;,&quot;container-title&quot;:&quot;International Journal of Child-Computer Interaction&quot;,&quot;citation-key&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author&quot;:[{&quot;family&quot;:&quot;Kynigos&quot;,&quot;given&quot;:&quot;Chronis&quot;},{&quot;family&quot;:&quot;Yiannoutsou&quot;,&quot;given&quot;:&quot;Nikoleta&quot;}]},&quot;id&quot;:2576}]} RNDocmrwizgfd"/>.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air-programming-socialcollaborative-coding"/>Pair programming &amp; social/collaborative coding<text:bookmark-end text:name="pair-programming-socialcollaborative-coding"/></text:h>
      <text:p text:style-name="First_20_paragraph"><text:span text:style-name="T1">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properties&quot;:{&quot;noteIndex&quot;:0,&quot;formattedCitation&quot;:&quot;[@preston_using_2006]&quot;},&quot;schema&quot;:&quot;https://github.com/citation-style-language/schema/raw/master/csl-citation.json&quot;,&quot;citationID&quot;:&quot;cpbcdtzg&quot;,&quot;citationItems&quot;:[{&quot;uris&quot;:[&quot;http://zotero.org/users/1913249/items/US4XDX97&quot;],&quot;suffix&quot;:&quot;&quot;,&quot;prefix&quot;:&quot;&quot;,&quot;uri&quot;:[&quot;http://zotero.org/users/1913249/items/US4XDX97&quot;],&quot;itemData&quot;:{&quot;source&quot;:&quot;DOI.org (Crossref)&quot;,&quot;URL&quot;:&quot;https://dl.acm.org/doi/10.1145/1113378.1113381&quot;,&quot;ISSN&quot;:&quot;2166-1685, 1550-1469&quot;,&quot;language&quot;:&quot;en&quot;,&quot;container-title&quot;:&quot;ACM SIGITE Newsletter&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page&quot;:&quot;16-21&quot;,&quot;title&quot;:&quot;Using collaborative learning research to enhance pair programming pedagogy&quot;,&quot;issue&quot;:&quot;1&quot;,&quot;issued&quot;:{&quot;date-parts&quot;:[[&quot;2006&quot;,1]]},&quot;id&quot;:&quot;preston_using_2006&quot;,&quot;volume&quot;:&quot;3&quot;,&quot;accessed&quot;:{&quot;date-parts&quot;:[[&quot;2023&quot;,6,15]]},&quot;type&quot;:&quot;article-journal&quot;,&quot;citation-key&quot;:&quot;preston_using_2006&quot;,&quot;author&quot;:[{&quot;family&quot;:&quot;Preston&quot;,&quot;given&quot;:&quot;David&quot;}],&quot;container-title-short&quot;:&quot;SIGITE Newsl.&quot;,&quot;DOI&quot;:&quot;10.1145/1113378.1113381&quot;},&quot;id&quot;:8773}]} RNDtdoukplxia"/>&lt;Do Zotero Refresh: [@preston_using_2006]&gt;<text:reference-mark-end text:name="ZOTERO_ITEM CSL_CITATION {&quot;properties&quot;:{&quot;noteIndex&quot;:0,&quot;formattedCitation&quot;:&quot;[@preston_using_2006]&quot;},&quot;schema&quot;:&quot;https://github.com/citation-style-language/schema/raw/master/csl-citation.json&quot;,&quot;citationID&quot;:&quot;cpbcdtzg&quot;,&quot;citationItems&quot;:[{&quot;uris&quot;:[&quot;http://zotero.org/users/1913249/items/US4XDX97&quot;],&quot;suffix&quot;:&quot;&quot;,&quot;prefix&quot;:&quot;&quot;,&quot;uri&quot;:[&quot;http://zotero.org/users/1913249/items/US4XDX97&quot;],&quot;itemData&quot;:{&quot;source&quot;:&quot;DOI.org (Crossref)&quot;,&quot;URL&quot;:&quot;https://dl.acm.org/doi/10.1145/1113378.1113381&quot;,&quot;ISSN&quot;:&quot;2166-1685, 1550-1469&quot;,&quot;language&quot;:&quot;en&quot;,&quot;container-title&quot;:&quot;ACM SIGITE Newsletter&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page&quot;:&quot;16-21&quot;,&quot;title&quot;:&quot;Using collaborative learning research to enhance pair programming pedagogy&quot;,&quot;issue&quot;:&quot;1&quot;,&quot;issued&quot;:{&quot;date-parts&quot;:[[&quot;2006&quot;,1]]},&quot;id&quot;:&quot;preston_using_2006&quot;,&quot;volume&quot;:&quot;3&quot;,&quot;accessed&quot;:{&quot;date-parts&quot;:[[&quot;2023&quot;,6,15]]},&quot;type&quot;:&quot;article-journal&quot;,&quot;citation-key&quot;:&quot;preston_using_2006&quot;,&quot;author&quot;:[{&quot;family&quot;:&quot;Preston&quot;,&quot;given&quot;:&quot;David&quot;}],&quot;container-title-short&quot;:&quot;SIGITE Newsl.&quot;,&quot;DOI&quot;:&quot;10.1145/1113378.1113381&quot;},&quot;id&quot;:8773}]} RNDtdoukplxia"/> -</text:p>
      <text:p text:style-name="Text_20_body"><text:span text:style-name="T1">Concepts</text:span> - perhaps some of the underlying concepts like - joint problem spaces - resource interdependence from Preston</text:p>
      <text:h text:style-name="Heading_20_3" text:outline-level="3"><text:bookmark-start text:name="design-steps-frameworks-via-stages"/>Design steps frameworks via stages<text:bookmark-end text:name="design-steps-frameworks-via-stages"/></text:h>
      <text:p text:style-name="First_20_paragraph">Many design frameworks exist in diverse areas of production with varied degrees of adoption. One stream in CS stems from engineering and design thinking <text:reference-mark-start text:name="ZOTERO_ITEM CSL_CITATION {&quot;properties&quot;:{&quot;noteIndex&quot;:0,&quot;formattedCitation&quot;:&quot;[@mouza_imagining_2013; @resnick_all_2007; @winarno_steps_2020-1]&quot;},&quot;schema&quot;:&quot;https://github.com/citation-style-language/schema/raw/master/csl-citation.json&quot;,&quot;citationID&quot;:&quot;etjsvvks&quot;,&quot;citationItems&quot;:[{&quot;uris&quot;:[&quot;http://zotero.org/users/1913249/items/BYSB7AMS&quot;],&quot;suffix&quot;:&quot;&quot;,&quot;prefix&quot;:&quot;&quot;,&quot;uri&quot;:[&quot;http://zotero.org/users/1913249/items/BYSB7AMS&quot;],&quot;itemData&quot;:{&quot;source&quot;:&quot;Crossref&quot;,&quot;URL&quot;:&quot;http://link.springer.com/10.1007/978-1-4614-4696-5_17&quot;,&quot;language&quot;:&quot;en&quot;,&quot;container-title&quot;:&quot;Emerging Technologies for the Classroom&quot;,&quot;author&quot;:[{&quot;family&quot;:&quot;Brennan&quot;,&quot;given&quot;:&quot;Karen&quot;},{&quot;family&quot;:&quot;Resnick&quot;,&quot;given&quot;:&quot;Mitchel&quot;}],&quot;page&quot;:&quot;253-268&quot;,&quot;title&quot;:&quot;Imagining, Creating, Playing, Sharing, Reflecting: How Online Community Supports Young People as Designers of Interactive Media&quot;,&quot;event-place&quot;:&quot;New York, NY&quot;,&quot;editor&quot;:[{&quot;family&quot;:&quot;Mouza&quot;,&quot;given&quot;:&quot;Chrystalla&quot;},{&quot;family&quot;:&quot;Lavigne&quot;,&quot;given&quot;:&quot;Nancy&quot;}],&quot;issued&quot;:{&quot;date-parts&quot;:[[&quot;2013&quot;]]},&quot;publisher-place&quot;:&quot;New York, NY&quot;,&quot;id&quot;:&quot;mouza_imagining_2013&quot;,&quot;title-short&quot;:&quot;Imagining, Creating, Playing, Sharing, Reflecting&quot;,&quot;publisher&quot;:&quot;Springer New York&quot;,&quot;type&quot;:&quot;chapter&quot;,&quot;citation-key&quot;:&quot;mouza_imagining_2013&quot;,&quot;accessed&quot;:{&quot;date-parts&quot;:[[&quot;2018&quot;,4,22]]},&quot;ISBN&quot;:&quot;978-1-4614-4695-8 978-1-4614-4696-5&quot;,&quot;DOI&quot;:&quot;10.1007/978-1-4614-4696-5_17&quot;},&quot;id&quot;:270},{&quot;uris&quot;:[&quot;http://zotero.org/users/1913249/items/7KQUK5RV&quot;],&quot;suffix&quot;:&quot;&quot;,&quot;prefix&quot;:&quot;&quot;,&quot;uri&quot;:[&quot;http://zotero.org/users/1913249/items/7KQUK5RV&quot;],&quot;itemData&quot;:{&quot;accessed&quot;:{&quot;date-parts&quot;:[[&quot;2017&quot;,3,14]]},&quot;source&quot;:&quot;Google Scholar&quot;,&quot;issued&quot;:{&quot;date-parts&quot;:[[&quot;2007&quot;]]},&quot;id&quot;:&quot;resnick_all_2007&quot;,&quot;URL&quot;:&quot;http://dl.acm.org/citation.cfm?id=1254961&quot;,&quot;publisher&quot;:&quot;ACM&quot;,&quot;type&quot;:&quot;paper-conference&quot;,&quot;container-title&quot;:&quot;Proceedings of the 6th ACM SIGCHI conference on Creativity &amp; cognition&quot;,&quot;citation-key&quot;:&quot;resnick_all_2007&quot;,&quot;title&quot;:&quot;All I really need to know (about creative thinking) I learned (by studying how children learn) in kindergarten&quot;,&quot;author&quot;:[{&quot;family&quot;:&quot;Resnick&quot;,&quot;given&quot;:&quot;Mitchel&quot;}],&quot;page&quot;:&quot;1–6&quot;},&quot;id&quot;:1624},{&quot;uris&quot;:[&quot;http://zotero.org/users/1913249/items/S78ZPG6I&quot;],&quot;suffix&quot;:&quot;&quot;,&quot;prefix&quot;:&quot;&quot;,&quot;uri&quot;:[&quot;http://zotero.org/users/1913249/items/S78ZPG6I&quot;],&quot;itemData&quot;:{&quot;source&quot;:&quot;DOI.org (Crossref)&quot;,&quot;URL&quot;:&quot;http://dergipark.org.tr/en/doi/10.17478/jegys.766201&quot;,&quot;ISSN&quot;:&quot;2149-360X&quot;,&quot;language&quot;:&quot;en&quot;,&quot;DOI&quot;:&quot;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age&quot;:&quot;1345-1360&quot;,&quot;title&quot;:&quot;The steps of the Engineering Design Process (EDP) in science education: A systematic literature review&quot;,&quot;issue&quot;:&quot;4&quot;,&quot;issued&quot;:{&quot;date-parts&quot;:[[&quot;2020&quot;,12,15]]},&quot;id&quot;:&quot;winarno_steps_2020-1&quot;,&quot;title-short&quot;:&quot;The steps of the Engineering Design Process (EDP) in science education&quot;,&quot;volume&quot;:&quot;8&quot;,&quot;accessed&quot;:{&quot;date-parts&quot;:[[&quot;2023&quot;,6,14]]},&quot;citation-key&quot;:&quot;winarno_steps_2020-1&quot;,&quot;type&quot;:&quot;article-journal&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ontainer-title&quot;:&quot;Journal for the Education of Gifted Young Scientists&quot;},&quot;id&quot;:8765}]} RNDdjyinbyodb"/>&lt;Do Zotero Refresh: [@mouza_imagining_2013; @resnick_all_2007; @winarno_steps_2020-1]&gt;<text:reference-mark-end text:name="ZOTERO_ITEM CSL_CITATION {&quot;properties&quot;:{&quot;noteIndex&quot;:0,&quot;formattedCitation&quot;:&quot;[@mouza_imagining_2013; @resnick_all_2007; @winarno_steps_2020-1]&quot;},&quot;schema&quot;:&quot;https://github.com/citation-style-language/schema/raw/master/csl-citation.json&quot;,&quot;citationID&quot;:&quot;etjsvvks&quot;,&quot;citationItems&quot;:[{&quot;uris&quot;:[&quot;http://zotero.org/users/1913249/items/BYSB7AMS&quot;],&quot;suffix&quot;:&quot;&quot;,&quot;prefix&quot;:&quot;&quot;,&quot;uri&quot;:[&quot;http://zotero.org/users/1913249/items/BYSB7AMS&quot;],&quot;itemData&quot;:{&quot;source&quot;:&quot;Crossref&quot;,&quot;URL&quot;:&quot;http://link.springer.com/10.1007/978-1-4614-4696-5_17&quot;,&quot;language&quot;:&quot;en&quot;,&quot;container-title&quot;:&quot;Emerging Technologies for the Classroom&quot;,&quot;author&quot;:[{&quot;family&quot;:&quot;Brennan&quot;,&quot;given&quot;:&quot;Karen&quot;},{&quot;family&quot;:&quot;Resnick&quot;,&quot;given&quot;:&quot;Mitchel&quot;}],&quot;page&quot;:&quot;253-268&quot;,&quot;title&quot;:&quot;Imagining, Creating, Playing, Sharing, Reflecting: How Online Community Supports Young People as Designers of Interactive Media&quot;,&quot;event-place&quot;:&quot;New York, NY&quot;,&quot;editor&quot;:[{&quot;family&quot;:&quot;Mouza&quot;,&quot;given&quot;:&quot;Chrystalla&quot;},{&quot;family&quot;:&quot;Lavigne&quot;,&quot;given&quot;:&quot;Nancy&quot;}],&quot;issued&quot;:{&quot;date-parts&quot;:[[&quot;2013&quot;]]},&quot;publisher-place&quot;:&quot;New York, NY&quot;,&quot;id&quot;:&quot;mouza_imagining_2013&quot;,&quot;title-short&quot;:&quot;Imagining, Creating, Playing, Sharing, Reflecting&quot;,&quot;publisher&quot;:&quot;Springer New York&quot;,&quot;type&quot;:&quot;chapter&quot;,&quot;citation-key&quot;:&quot;mouza_imagining_2013&quot;,&quot;accessed&quot;:{&quot;date-parts&quot;:[[&quot;2018&quot;,4,22]]},&quot;ISBN&quot;:&quot;978-1-4614-4695-8 978-1-4614-4696-5&quot;,&quot;DOI&quot;:&quot;10.1007/978-1-4614-4696-5_17&quot;},&quot;id&quot;:270},{&quot;uris&quot;:[&quot;http://zotero.org/users/1913249/items/7KQUK5RV&quot;],&quot;suffix&quot;:&quot;&quot;,&quot;prefix&quot;:&quot;&quot;,&quot;uri&quot;:[&quot;http://zotero.org/users/1913249/items/7KQUK5RV&quot;],&quot;itemData&quot;:{&quot;accessed&quot;:{&quot;date-parts&quot;:[[&quot;2017&quot;,3,14]]},&quot;source&quot;:&quot;Google Scholar&quot;,&quot;issued&quot;:{&quot;date-parts&quot;:[[&quot;2007&quot;]]},&quot;id&quot;:&quot;resnick_all_2007&quot;,&quot;URL&quot;:&quot;http://dl.acm.org/citation.cfm?id=1254961&quot;,&quot;publisher&quot;:&quot;ACM&quot;,&quot;type&quot;:&quot;paper-conference&quot;,&quot;container-title&quot;:&quot;Proceedings of the 6th ACM SIGCHI conference on Creativity &amp; cognition&quot;,&quot;citation-key&quot;:&quot;resnick_all_2007&quot;,&quot;title&quot;:&quot;All I really need to know (about creative thinking) I learned (by studying how children learn) in kindergarten&quot;,&quot;author&quot;:[{&quot;family&quot;:&quot;Resnick&quot;,&quot;given&quot;:&quot;Mitchel&quot;}],&quot;page&quot;:&quot;1–6&quot;},&quot;id&quot;:1624},{&quot;uris&quot;:[&quot;http://zotero.org/users/1913249/items/S78ZPG6I&quot;],&quot;suffix&quot;:&quot;&quot;,&quot;prefix&quot;:&quot;&quot;,&quot;uri&quot;:[&quot;http://zotero.org/users/1913249/items/S78ZPG6I&quot;],&quot;itemData&quot;:{&quot;source&quot;:&quot;DOI.org (Crossref)&quot;,&quot;URL&quot;:&quot;http://dergipark.org.tr/en/doi/10.17478/jegys.766201&quot;,&quot;ISSN&quot;:&quot;2149-360X&quot;,&quot;language&quot;:&quot;en&quot;,&quot;DOI&quot;:&quot;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age&quot;:&quot;1345-1360&quot;,&quot;title&quot;:&quot;The steps of the Engineering Design Process (EDP) in science education: A systematic literature review&quot;,&quot;issue&quot;:&quot;4&quot;,&quot;issued&quot;:{&quot;date-parts&quot;:[[&quot;2020&quot;,12,15]]},&quot;id&quot;:&quot;winarno_steps_2020-1&quot;,&quot;title-short&quot;:&quot;The steps of the Engineering Design Process (EDP) in science education&quot;,&quot;volume&quot;:&quot;8&quot;,&quot;accessed&quot;:{&quot;date-parts&quot;:[[&quot;2023&quot;,6,14]]},&quot;citation-key&quot;:&quot;winarno_steps_2020-1&quot;,&quot;type&quot;:&quot;article-journal&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ontainer-title&quot;:&quot;Journal for the Education of Gifted Young Scientists&quot;},&quot;id&quot;:8765}]} RNDdjyinbyodb"/>.</text:p>
      <text:p text:style-name="Text_20_body">A typical framework from teach engineering website (<text:span text:style-name="T1">noauthor_engineering_nodate?</text:span>), takes the form of</text:p>
      <text:p text:style-name="P30">Ask: Identify the Need &amp; Constraints;</text:p>
      <text:p text:style-name="P31">Research the Problem;</text:p>
      <text:p text:style-name="P32">Imagine: Develop Possible Solutions;</text:p>
      <text:p text:style-name="P33">Plan: Select a Promising Solution;</text:p>
      <text:p text:style-name="P34">Create: Build a Prototype;</text:p>
      <text:p text:style-name="P35">Test and Evaluate Prototype; and Improve: Redesign as Needed</text:p>
      <text:p text:style-name="First_20_paragraph">While the value of design thinking stages for educators planning sessions seems clear, there is little research exploring how the stages could be used by learners to scaffold their own design process when engaging in making digital products.</text:p>
      <text:p text:style-name="Text_20_body">Elements of this framework are included in early literature to help adoption of new computing curriculum in UK <text:reference-mark-start text:name="ZOTERO_ITEM CSL_CITATION {&quot;properties&quot;:{&quot;noteIndex&quot;:0,&quot;formattedCitation&quot;:&quot;[@csizmadia_computational_2015]&quot;},&quot;schema&quot;:&quot;https://github.com/citation-style-language/schema/raw/master/csl-citation.json&quot;,&quot;citationID&quot;:&quot;mjouksot&quot;,&quot;citationItems&quot;:[{&quot;uris&quot;:[&quot;http://zotero.org/users/1913249/items/KAAAUYZ8&quot;],&quot;suffix&quot;:&quot;&quot;,&quot;prefix&quot;:&quot;&quot;,&quot;uri&quot;:[&quot;http://zotero.org/users/1913249/items/KAAAUYZ8&quot;],&quot;itemData&quot;:{&quot;title&quot;:&quot;Computational thinking - A guide for teachers&quot;,&quot;issued&quot;:{&quot;date-parts&quot;:[[&quot;2015&quot;]]},&quot;citation-key&quot;:&quot;csizmadia_computational_2015&quot;,&quot;type&quot;:&quot;report&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d&quot;:&quot;csizmadia_computational_2015&quot;},&quot;id&quot;:3915}]} RNDljovbsfabs"/>&lt;Do Zotero Refresh: [@csizmadia_computational_2015]&gt;<text:reference-mark-end text:name="ZOTERO_ITEM CSL_CITATION {&quot;properties&quot;:{&quot;noteIndex&quot;:0,&quot;formattedCitation&quot;:&quot;[@csizmadia_computational_2015]&quot;},&quot;schema&quot;:&quot;https://github.com/citation-style-language/schema/raw/master/csl-citation.json&quot;,&quot;citationID&quot;:&quot;mjouksot&quot;,&quot;citationItems&quot;:[{&quot;uris&quot;:[&quot;http://zotero.org/users/1913249/items/KAAAUYZ8&quot;],&quot;suffix&quot;:&quot;&quot;,&quot;prefix&quot;:&quot;&quot;,&quot;uri&quot;:[&quot;http://zotero.org/users/1913249/items/KAAAUYZ8&quot;],&quot;itemData&quot;:{&quot;title&quot;:&quot;Computational thinking - A guide for teachers&quot;,&quot;issued&quot;:{&quot;date-parts&quot;:[[&quot;2015&quot;]]},&quot;citation-key&quot;:&quot;csizmadia_computational_2015&quot;,&quot;type&quot;:&quot;report&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d&quot;:&quot;csizmadia_computational_2015&quot;},&quot;id&quot;:3915}]} RNDljovbsfabs"/>. However little guidance is provide and not stream really followed up unlike the focus on computational thinking <text:reference-mark-start text:name="ZOTERO_ITEM CSL_CITATION {&quot;properties&quot;:{&quot;noteIndex&quot;:0,&quot;formattedCitation&quot;:&quot;[@sentance_teachers_2015]&quot;},&quot;schema&quot;:&quot;https://github.com/citation-style-language/schema/raw/master/csl-citation.json&quot;,&quot;citationID&quot;:&quot;bzheaqhj&quot;,&quot;citationItems&quot;:[{&quot;uris&quot;:[&quot;http://zotero.org/users/1913249/items/NFSDMJB8&quot;],&quot;suffix&quot;:&quot;&quot;,&quot;prefix&quot;:&quot;&quot;,&quot;uri&quot;:[&quot;http://zotero.org/users/1913249/items/NFSDMJB8&quot;],&quot;itemData&quot;:{&quot;title&quot;:&quot;Teachers’ perspectives on successful strategies for teaching Computing in school&quot;,&quot;source&quot;:&quot;Zotero&quot;,&quot;issued&quot;:{&quot;date-parts&quot;:[[&quot;2015&quot;]]},&quot;id&quot;:&quot;sentance_teachers_2015&quot;,&quot;language&quot;:&quot;en&quot;,&quot;type&quot;:&quot;article-journal&quot;,&quot;citation-key&quot;:&quot;sentance_teachers_2015&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author&quot;:[{&quot;family&quot;:&quot;Sentance&quot;,&quot;given&quot;:&quot;Sue&quot;},{&quot;family&quot;:&quot;Csizmadia&quot;,&quot;given&quot;:&quot;Andrew&quot;}],&quot;page&quot;:&quot;10&quot;},&quot;id&quot;:3514}]} RNDtngqftatnk"/>&lt;Do Zotero Refresh: [@sentance_teachers_2015]&gt;<text:reference-mark-end text:name="ZOTERO_ITEM CSL_CITATION {&quot;properties&quot;:{&quot;noteIndex&quot;:0,&quot;formattedCitation&quot;:&quot;[@sentance_teachers_2015]&quot;},&quot;schema&quot;:&quot;https://github.com/citation-style-language/schema/raw/master/csl-citation.json&quot;,&quot;citationID&quot;:&quot;bzheaqhj&quot;,&quot;citationItems&quot;:[{&quot;uris&quot;:[&quot;http://zotero.org/users/1913249/items/NFSDMJB8&quot;],&quot;suffix&quot;:&quot;&quot;,&quot;prefix&quot;:&quot;&quot;,&quot;uri&quot;:[&quot;http://zotero.org/users/1913249/items/NFSDMJB8&quot;],&quot;itemData&quot;:{&quot;title&quot;:&quot;Teachers’ perspectives on successful strategies for teaching Computing in school&quot;,&quot;source&quot;:&quot;Zotero&quot;,&quot;issued&quot;:{&quot;date-parts&quot;:[[&quot;2015&quot;]]},&quot;id&quot;:&quot;sentance_teachers_2015&quot;,&quot;language&quot;:&quot;en&quot;,&quot;type&quot;:&quot;article-journal&quot;,&quot;citation-key&quot;:&quot;sentance_teachers_2015&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author&quot;:[{&quot;family&quot;:&quot;Sentance&quot;,&quot;given&quot;:&quot;Sue&quot;},{&quot;family&quot;:&quot;Csizmadia&quot;,&quot;given&quot;:&quot;Andrew&quot;}],&quot;page&quot;:&quot;10&quot;},&quot;id&quot;:3514}]} RNDtngqftatnk"/></text:p>
      <text:p text:style-name="Text_20_body">Resnick and Brennan <text:reference-mark-start text:name="ZOTERO_ITEM CSL_CITATION {&quot;properties&quot;:{&quot;noteIndex&quot;:0,&quot;formattedCitation&quot;:&quot;[@mouza_imagining_2013]&quot;},&quot;schema&quot;:&quot;https://github.com/citation-style-language/schema/raw/master/csl-citation.json&quot;,&quot;citationID&quot;:&quot;mcdylrtn&quot;,&quot;citationItems&quot;:[{&quot;uris&quot;:[&quot;http://zotero.org/users/1913249/items/BYSB7AMS&quot;],&quot;suffix&quot;:&quot;&quot;,&quot;prefix&quot;:&quot;&quot;,&quot;uri&quot;:[&quot;http://zotero.org/users/1913249/items/BYSB7AMS&quot;],&quot;itemData&quot;:{&quot;source&quot;:&quot;Crossref&quot;,&quot;URL&quot;:&quot;http://link.springer.com/10.1007/978-1-4614-4696-5_17&quot;,&quot;language&quot;:&quot;en&quot;,&quot;container-title&quot;:&quot;Emerging Technologies for the Classroom&quot;,&quot;author&quot;:[{&quot;family&quot;:&quot;Brennan&quot;,&quot;given&quot;:&quot;Karen&quot;},{&quot;family&quot;:&quot;Resnick&quot;,&quot;given&quot;:&quot;Mitchel&quot;}],&quot;page&quot;:&quot;253-268&quot;,&quot;title&quot;:&quot;Imagining, Creating, Playing, Sharing, Reflecting: How Online Community Supports Young People as Designers of Interactive Media&quot;,&quot;event-place&quot;:&quot;New York, NY&quot;,&quot;editor&quot;:[{&quot;family&quot;:&quot;Mouza&quot;,&quot;given&quot;:&quot;Chrystalla&quot;},{&quot;family&quot;:&quot;Lavigne&quot;,&quot;given&quot;:&quot;Nancy&quot;}],&quot;issued&quot;:{&quot;date-parts&quot;:[[&quot;2013&quot;]]},&quot;publisher-place&quot;:&quot;New York, NY&quot;,&quot;id&quot;:&quot;mouza_imagining_2013&quot;,&quot;title-short&quot;:&quot;Imagining, Creating, Playing, Sharing, Reflecting&quot;,&quot;publisher&quot;:&quot;Springer New York&quot;,&quot;type&quot;:&quot;chapter&quot;,&quot;citation-key&quot;:&quot;mouza_imagining_2013&quot;,&quot;accessed&quot;:{&quot;date-parts&quot;:[[&quot;2018&quot;,4,22]]},&quot;ISBN&quot;:&quot;978-1-4614-4695-8 978-1-4614-4696-5&quot;,&quot;DOI&quot;:&quot;10.1007/978-1-4614-4696-5_17&quot;},&quot;id&quot;:270}]} RNDkznlspkatl"/>&lt;Do Zotero Refresh: [@mouza_imagining_2013]&gt;<text:reference-mark-end text:name="ZOTERO_ITEM CSL_CITATION {&quot;properties&quot;:{&quot;noteIndex&quot;:0,&quot;formattedCitation&quot;:&quot;[@mouza_imagining_2013]&quot;},&quot;schema&quot;:&quot;https://github.com/citation-style-language/schema/raw/master/csl-citation.json&quot;,&quot;citationID&quot;:&quot;mcdylrtn&quot;,&quot;citationItems&quot;:[{&quot;uris&quot;:[&quot;http://zotero.org/users/1913249/items/BYSB7AMS&quot;],&quot;suffix&quot;:&quot;&quot;,&quot;prefix&quot;:&quot;&quot;,&quot;uri&quot;:[&quot;http://zotero.org/users/1913249/items/BYSB7AMS&quot;],&quot;itemData&quot;:{&quot;source&quot;:&quot;Crossref&quot;,&quot;URL&quot;:&quot;http://link.springer.com/10.1007/978-1-4614-4696-5_17&quot;,&quot;language&quot;:&quot;en&quot;,&quot;container-title&quot;:&quot;Emerging Technologies for the Classroom&quot;,&quot;author&quot;:[{&quot;family&quot;:&quot;Brennan&quot;,&quot;given&quot;:&quot;Karen&quot;},{&quot;family&quot;:&quot;Resnick&quot;,&quot;given&quot;:&quot;Mitchel&quot;}],&quot;page&quot;:&quot;253-268&quot;,&quot;title&quot;:&quot;Imagining, Creating, Playing, Sharing, Reflecting: How Online Community Supports Young People as Designers of Interactive Media&quot;,&quot;event-place&quot;:&quot;New York, NY&quot;,&quot;editor&quot;:[{&quot;family&quot;:&quot;Mouza&quot;,&quot;given&quot;:&quot;Chrystalla&quot;},{&quot;family&quot;:&quot;Lavigne&quot;,&quot;given&quot;:&quot;Nancy&quot;}],&quot;issued&quot;:{&quot;date-parts&quot;:[[&quot;2013&quot;]]},&quot;publisher-place&quot;:&quot;New York, NY&quot;,&quot;id&quot;:&quot;mouza_imagining_2013&quot;,&quot;title-short&quot;:&quot;Imagining, Creating, Playing, Sharing, Reflecting&quot;,&quot;publisher&quot;:&quot;Springer New York&quot;,&quot;type&quot;:&quot;chapter&quot;,&quot;citation-key&quot;:&quot;mouza_imagining_2013&quot;,&quot;accessed&quot;:{&quot;date-parts&quot;:[[&quot;2018&quot;,4,22]]},&quot;ISBN&quot;:&quot;978-1-4614-4695-8 978-1-4614-4696-5&quot;,&quot;DOI&quot;:&quot;10.1007/978-1-4614-4696-5_17&quot;},&quot;id&quot;:270}]} RNDkznlspkatl"/> focus on the affordances of tools and communties to support all aspects of students work on design stages without suggesting any processes from a teacher of student perspective.</text:p>
      <text:p text:style-name="Text_20_body">One exception is the work of Zainal et al <text:reference-mark-start text:name="ZOTERO_ITEM CSL_CITATION {&quot;properties&quot;:{&quot;noteIndex&quot;:0,&quot;formattedCitation&quot;:&quot;[@zainal_review_2021]&quot;},&quot;schema&quot;:&quot;https://github.com/citation-style-language/schema/raw/master/csl-citation.json&quot;,&quot;citationID&quot;:&quot;qaukobau&quot;,&quot;citationItems&quot;:[{&quot;uris&quot;:[&quot;http://zotero.org/users/1913249/items/8ZFQP4RG&quot;],&quot;suffix&quot;:&quot;&quot;,&quot;prefix&quot;:&quot;&quot;,&quot;uri&quot;:[&quot;http://zotero.org/users/1913249/items/8ZFQP4RG&quot;],&quot;itemData&quot;:{&quot;source&quot;:&quot;akademiabaru.com&quot;,&quot;URL&quot;:&quot;https://akademiabaru.com/submit/index.php/frle/article/view/4204&quot;,&quot;license&quot;:&quot;Copyright (c) 2021 International Journal of Advanced Research in Future Ready Learning and Education&quot;,&quot;number&quot;:&quot;1&quot;,&quot;language&quot;:&quot;en&quot;,&quot;container-title&quot;:&quot;International Journal of Advanced Research in Future Ready Learning and Education&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page&quot;:&quot;28-38&quot;,&quot;title&quot;:&quot;Review of Design Thinking Approach in Learning IoT Programming&quot;,&quot;issue&quot;:&quot;1&quot;,&quot;issued&quot;:{&quot;date-parts&quot;:[[&quot;2021&quot;,11,27]]},&quot;id&quot;:&quot;zainal_review_2021&quot;,&quot;volume&quot;:&quot;24&quot;,&quot;citation-key&quot;:&quot;zainal_review_2021&quot;,&quot;accessed&quot;:{&quot;date-parts&quot;:[[&quot;2024&quot;,7,17]]},&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id&quot;:9662}]} RNDuaoilakoyw"/>&lt;Do Zotero Refresh: [@zainal_review_2021]&gt;<text:reference-mark-end text:name="ZOTERO_ITEM CSL_CITATION {&quot;properties&quot;:{&quot;noteIndex&quot;:0,&quot;formattedCitation&quot;:&quot;[@zainal_review_2021]&quot;},&quot;schema&quot;:&quot;https://github.com/citation-style-language/schema/raw/master/csl-citation.json&quot;,&quot;citationID&quot;:&quot;qaukobau&quot;,&quot;citationItems&quot;:[{&quot;uris&quot;:[&quot;http://zotero.org/users/1913249/items/8ZFQP4RG&quot;],&quot;suffix&quot;:&quot;&quot;,&quot;prefix&quot;:&quot;&quot;,&quot;uri&quot;:[&quot;http://zotero.org/users/1913249/items/8ZFQP4RG&quot;],&quot;itemData&quot;:{&quot;source&quot;:&quot;akademiabaru.com&quot;,&quot;URL&quot;:&quot;https://akademiabaru.com/submit/index.php/frle/article/view/4204&quot;,&quot;license&quot;:&quot;Copyright (c) 2021 International Journal of Advanced Research in Future Ready Learning and Education&quot;,&quot;number&quot;:&quot;1&quot;,&quot;language&quot;:&quot;en&quot;,&quot;container-title&quot;:&quot;International Journal of Advanced Research in Future Ready Learning and Education&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page&quot;:&quot;28-38&quot;,&quot;title&quot;:&quot;Review of Design Thinking Approach in Learning IoT Programming&quot;,&quot;issue&quot;:&quot;1&quot;,&quot;issued&quot;:{&quot;date-parts&quot;:[[&quot;2021&quot;,11,27]]},&quot;id&quot;:&quot;zainal_review_2021&quot;,&quot;volume&quot;:&quot;24&quot;,&quot;citation-key&quot;:&quot;zainal_review_2021&quot;,&quot;accessed&quot;:{&quot;date-parts&quot;:[[&quot;2024&quot;,7,17]]},&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id&quot;:9662}]} RNDuaoilakoyw"/>, using the Stanford dschool design thinking framework <text:reference-mark-start text:name="ZOTERO_ITEM CSL_CITATION {&quot;properties&quot;:{&quot;noteIndex&quot;:0,&quot;formattedCitation&quot;:&quot;[@dam_5_2024]&quot;},&quot;schema&quot;:&quot;https://github.com/citation-style-language/schema/raw/master/csl-citation.json&quot;,&quot;citationID&quot;:&quot;gskqsycl&quot;,&quot;citationItems&quot;:[{&quot;uris&quot;:[&quot;http://zotero.org/users/1913249/items/HRYVPW67&quot;],&quot;suffix&quot;:&quot;&quot;,&quot;prefix&quot;:&quot;&quot;,&quot;uri&quot;:[&quot;http://zotero.org/users/1913249/items/HRYVPW67&quot;],&quot;itemData&quot;:{&quot;accessed&quot;:{&quot;date-parts&quot;:[[&quot;2024&quot;,7,17]]},&quot;issued&quot;:{&quot;date-parts&quot;:[[&quot;2024&quot;,7,18]]},&quot;id&quot;:&quot;dam_5_2024&quot;,&quot;URL&quot;:&quot;https://www.interaction-design.org/literature/article/5-stages-in-the-design-thinking-process&quot;,&quot;type&quot;:&quot;webpage&quot;,&quot;language&quot;:&quot;en&quot;,&quot;container-title&quot;:&quot;The Interaction Design Foundation&quot;,&quot;abstract&quot;:&quot;The Design Thinking process is a human-centered, iterative methodology that designers use to solve problems. It has 5 steps—Empathize, Define, Ideate, Prototype and Test.&quot;,&quot;title&quot;:&quot;The 5 Stages in the Design Thinking Process&quot;,&quot;author&quot;:[{&quot;family&quot;:&quot;Dam&quot;,&quot;given&quot;:&quot;Rikke Friis&quot;}],&quot;citation-key&quot;:&quot;dam_5_2024&quot;},&quot;id&quot;:9671}]} RNDnmlgychtmw"/>&lt;Do Zotero Refresh: [@dam_5_2024]&gt;<text:reference-mark-end text:name="ZOTERO_ITEM CSL_CITATION {&quot;properties&quot;:{&quot;noteIndex&quot;:0,&quot;formattedCitation&quot;:&quot;[@dam_5_2024]&quot;},&quot;schema&quot;:&quot;https://github.com/citation-style-language/schema/raw/master/csl-citation.json&quot;,&quot;citationID&quot;:&quot;gskqsycl&quot;,&quot;citationItems&quot;:[{&quot;uris&quot;:[&quot;http://zotero.org/users/1913249/items/HRYVPW67&quot;],&quot;suffix&quot;:&quot;&quot;,&quot;prefix&quot;:&quot;&quot;,&quot;uri&quot;:[&quot;http://zotero.org/users/1913249/items/HRYVPW67&quot;],&quot;itemData&quot;:{&quot;accessed&quot;:{&quot;date-parts&quot;:[[&quot;2024&quot;,7,17]]},&quot;issued&quot;:{&quot;date-parts&quot;:[[&quot;2024&quot;,7,18]]},&quot;id&quot;:&quot;dam_5_2024&quot;,&quot;URL&quot;:&quot;https://www.interaction-design.org/literature/article/5-stages-in-the-design-thinking-process&quot;,&quot;type&quot;:&quot;webpage&quot;,&quot;language&quot;:&quot;en&quot;,&quot;container-title&quot;:&quot;The Interaction Design Foundation&quot;,&quot;abstract&quot;:&quot;The Design Thinking process is a human-centered, iterative methodology that designers use to solve problems. It has 5 steps—Empathize, Define, Ideate, Prototype and Test.&quot;,&quot;title&quot;:&quot;The 5 Stages in the Design Thinking Process&quot;,&quot;author&quot;:[{&quot;family&quot;:&quot;Dam&quot;,&quot;given&quot;:&quot;Rikke Friis&quot;}],&quot;citation-key&quot;:&quot;dam_5_2024&quot;},&quot;id&quot;:9671}]} RNDnmlgychtmw"/> to structure the work on students in undertaking IoT project work.</text:p>
      <text:p text:style-name="Text_20_body">A wider review of design framework in STEM settings details discussion of varied definitions of stages themselves but less relating to the impact of the pedagogical use of design stages on learners <text:reference-mark-start text:name="ZOTERO_ITEM CSL_CITATION {&quot;properties&quot;:{&quot;noteIndex&quot;:0,&quot;formattedCitation&quot;:&quot;[@winarno_steps_2020-1]&quot;},&quot;schema&quot;:&quot;https://github.com/citation-style-language/schema/raw/master/csl-citation.json&quot;,&quot;citationID&quot;:&quot;unqpoeyz&quot;,&quot;citationItems&quot;:[{&quot;uris&quot;:[&quot;http://zotero.org/users/1913249/items/S78ZPG6I&quot;],&quot;suffix&quot;:&quot;&quot;,&quot;prefix&quot;:&quot;&quot;,&quot;uri&quot;:[&quot;http://zotero.org/users/1913249/items/S78ZPG6I&quot;],&quot;itemData&quot;:{&quot;source&quot;:&quot;DOI.org (Crossref)&quot;,&quot;URL&quot;:&quot;http://dergipark.org.tr/en/doi/10.17478/jegys.766201&quot;,&quot;ISSN&quot;:&quot;2149-360X&quot;,&quot;language&quot;:&quot;en&quot;,&quot;DOI&quot;:&quot;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age&quot;:&quot;1345-1360&quot;,&quot;title&quot;:&quot;The steps of the Engineering Design Process (EDP) in science education: A systematic literature review&quot;,&quot;issue&quot;:&quot;4&quot;,&quot;issued&quot;:{&quot;date-parts&quot;:[[&quot;2020&quot;,12,15]]},&quot;id&quot;:&quot;winarno_steps_2020-1&quot;,&quot;title-short&quot;:&quot;The steps of the Engineering Design Process (EDP) in science education&quot;,&quot;volume&quot;:&quot;8&quot;,&quot;accessed&quot;:{&quot;date-parts&quot;:[[&quot;2023&quot;,6,14]]},&quot;citation-key&quot;:&quot;winarno_steps_2020-1&quot;,&quot;type&quot;:&quot;article-journal&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ontainer-title&quot;:&quot;Journal for the Education of Gifted Young Scientists&quot;},&quot;id&quot;:8765}]} RNDfindfuwplo"/>&lt;Do Zotero Refresh: [@winarno_steps_2020-1]&gt;<text:reference-mark-end text:name="ZOTERO_ITEM CSL_CITATION {&quot;properties&quot;:{&quot;noteIndex&quot;:0,&quot;formattedCitation&quot;:&quot;[@winarno_steps_2020-1]&quot;},&quot;schema&quot;:&quot;https://github.com/citation-style-language/schema/raw/master/csl-citation.json&quot;,&quot;citationID&quot;:&quot;unqpoeyz&quot;,&quot;citationItems&quot;:[{&quot;uris&quot;:[&quot;http://zotero.org/users/1913249/items/S78ZPG6I&quot;],&quot;suffix&quot;:&quot;&quot;,&quot;prefix&quot;:&quot;&quot;,&quot;uri&quot;:[&quot;http://zotero.org/users/1913249/items/S78ZPG6I&quot;],&quot;itemData&quot;:{&quot;source&quot;:&quot;DOI.org (Crossref)&quot;,&quot;URL&quot;:&quot;http://dergipark.org.tr/en/doi/10.17478/jegys.766201&quot;,&quot;ISSN&quot;:&quot;2149-360X&quot;,&quot;language&quot;:&quot;en&quot;,&quot;DOI&quot;:&quot;10.17478/jegys.766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page&quot;:&quot;1345-1360&quot;,&quot;title&quot;:&quot;The steps of the Engineering Design Process (EDP) in science education: A systematic literature review&quot;,&quot;issue&quot;:&quot;4&quot;,&quot;issued&quot;:{&quot;date-parts&quot;:[[&quot;2020&quot;,12,15]]},&quot;id&quot;:&quot;winarno_steps_2020-1&quot;,&quot;title-short&quot;:&quot;The steps of the Engineering Design Process (EDP) in science education&quot;,&quot;volume&quot;:&quot;8&quot;,&quot;accessed&quot;:{&quot;date-parts&quot;:[[&quot;2023&quot;,6,14]]},&quot;citation-key&quot;:&quot;winarno_steps_2020-1&quot;,&quot;type&quot;:&quot;article-journal&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container-title&quot;:&quot;Journal for the Education of Gifted Young Scientists&quot;},&quot;id&quot;:8765}]} RNDfindfuwplo"/>.</text:p>
      <text:p text:style-name="Text_20_body">The authours, note the lack of research investigating the potential of this approach and call for more work to be done in this area. ADD TO THE PROBLEMS STATEMENT.</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properties&quot;:{&quot;noteIndex&quot;:0,&quot;formattedCitation&quot;:&quot;[@gamma_design_1995]&quot;},&quot;schema&quot;:&quot;https://github.com/citation-style-language/schema/raw/master/csl-citation.json&quot;,&quot;citationID&quot;:&quot;onzbaliz&quot;,&quot;citationItems&quot;:[{&quot;uris&quot;:[&quot;http://zotero.org/users/1913249/items/6QPK4CLR&quot;],&quot;suffix&quot;:&quot;&quot;,&quot;prefix&quot;:&quot;&quot;,&quot;uri&quot;:[&quot;http://zotero.org/users/1913249/items/6QPK4CLR&quot;],&quot;itemData&quot;:{&quot;title&quot;:&quot;Design patterns: elements of reusable object-oriented software&quot;,&quot;publisher&quot;:&quot;Addison-Wesley&quot;,&quot;issued&quot;:{&quot;date-parts&quot;:[[&quot;1995&quot;]]},&quot;citation-key&quot;:&quot;gamma_design_1995&quot;,&quot;type&quot;:&quot;book&quot;,&quot;author&quot;:[{&quot;family&quot;:&quot;Gamma&quot;,&quot;given&quot;:&quot;Erich&quot;},{&quot;family&quot;:&quot;Johnson&quot;,&quot;given&quot;:&quot;Ralph&quot;},{&quot;family&quot;:&quot;Vlissides&quot;,&quot;given&quot;:&quot;John&quot;},{&quot;family&quot;:&quot;Helm&quot;,&quot;given&quot;:&quot;Richard&quot;}],&quot;id&quot;:&quot;gamma_design_1995&quot;},&quot;id&quot;:3100}]} RNDnpszmnncdb"/>&lt;Do Zotero Refresh: [@gamma_design_1995]&gt;<text:reference-mark-end text:name="ZOTERO_ITEM CSL_CITATION {&quot;properties&quot;:{&quot;noteIndex&quot;:0,&quot;formattedCitation&quot;:&quot;[@gamma_design_1995]&quot;},&quot;schema&quot;:&quot;https://github.com/citation-style-language/schema/raw/master/csl-citation.json&quot;,&quot;citationID&quot;:&quot;onzbaliz&quot;,&quot;citationItems&quot;:[{&quot;uris&quot;:[&quot;http://zotero.org/users/1913249/items/6QPK4CLR&quot;],&quot;suffix&quot;:&quot;&quot;,&quot;prefix&quot;:&quot;&quot;,&quot;uri&quot;:[&quot;http://zotero.org/users/1913249/items/6QPK4CLR&quot;],&quot;itemData&quot;:{&quot;title&quot;:&quot;Design patterns: elements of reusable object-oriented software&quot;,&quot;publisher&quot;:&quot;Addison-Wesley&quot;,&quot;issued&quot;:{&quot;date-parts&quot;:[[&quot;1995&quot;]]},&quot;citation-key&quot;:&quot;gamma_design_1995&quot;,&quot;type&quot;:&quot;book&quot;,&quot;author&quot;:[{&quot;family&quot;:&quot;Gamma&quot;,&quot;given&quot;:&quot;Erich&quot;},{&quot;family&quot;:&quot;Johnson&quot;,&quot;given&quot;:&quot;Ralph&quot;},{&quot;family&quot;:&quot;Vlissides&quot;,&quot;given&quot;:&quot;John&quot;},{&quot;family&quot;:&quot;Helm&quot;,&quot;given&quot;:&quot;Richard&quot;}],&quot;id&quot;:&quot;gamma_design_1995&quot;},&quot;id&quot;:3100}]} RNDnpszmnncdb"/>, and has also been adopted by game designers <text:reference-mark-start text:name="ZOTERO_ITEM CSL_CITATION {&quot;properties&quot;:{&quot;noteIndex&quot;:0,&quot;formattedCitation&quot;:&quot;[@bjork_patterns_2005]&quot;},&quot;schema&quot;:&quot;https://github.com/citation-style-language/schema/raw/master/csl-citation.json&quot;,&quot;citationID&quot;:&quot;hbamkoqp&quot;,&quot;citationItems&quot;:[{&quot;uris&quot;:[&quot;http://zotero.org/users/1913249/items/APVZF8QA&quot;],&quot;suffix&quot;:&quot;&quot;,&quot;prefix&quot;:&quot;&quot;,&quot;uri&quot;:[&quot;http://zotero.org/users/1913249/items/APVZF8QA&quot;],&quot;itemData&quot;:{&quot;title&quot;:&quot;Patterns in game design&quot;,&quot;event-place&quot;:&quot;Hingham, Mass&quot;,&quot;type&quot;:&quot;book&quot;,&quot;issued&quot;:{&quot;date-parts&quot;:[[&quot;2005&quot;]]},&quot;number-of-pages&quot;:&quot;423&quot;,&quot;collection-title&quot;:&quot;Charles River Media game development series&quot;,&quot;source&quot;:&quot;Library of Congress ISBN&quot;,&quot;id&quot;:&quot;bjork_patterns_2005&quot;,&quot;publisher-place&quot;:&quot;Hingham, Mass&quot;,&quot;edition&quot;:&quot;1st ed&quot;,&quot;ISBN&quot;:&quot;978-1-58450-354-5&quot;,&quot;call-number&quot;:&quot;QA76.76.C672 B56 2005&quot;,&quot;author&quot;:[{&quot;family&quot;:&quot;Bjork&quot;,&quot;given&quot;:&quot;Staffan&quot;},{&quot;family&quot;:&quot;Holopainen&quot;,&quot;given&quot;:&quot;Jussi&quot;}],&quot;publisher&quot;:&quot;Charles River Media&quot;,&quot;language&quot;:&quot;en&quot;,&quot;citation-key&quot;:&quot;bjork_patterns_2005&quot;},&quot;id&quot;:3102}]} RNDjmfubtibvj"/>&lt;Do Zotero Refresh: [@bjork_patterns_2005]&gt;<text:reference-mark-end text:name="ZOTERO_ITEM CSL_CITATION {&quot;properties&quot;:{&quot;noteIndex&quot;:0,&quot;formattedCitation&quot;:&quot;[@bjork_patterns_2005]&quot;},&quot;schema&quot;:&quot;https://github.com/citation-style-language/schema/raw/master/csl-citation.json&quot;,&quot;citationID&quot;:&quot;hbamkoqp&quot;,&quot;citationItems&quot;:[{&quot;uris&quot;:[&quot;http://zotero.org/users/1913249/items/APVZF8QA&quot;],&quot;suffix&quot;:&quot;&quot;,&quot;prefix&quot;:&quot;&quot;,&quot;uri&quot;:[&quot;http://zotero.org/users/1913249/items/APVZF8QA&quot;],&quot;itemData&quot;:{&quot;title&quot;:&quot;Patterns in game design&quot;,&quot;event-place&quot;:&quot;Hingham, Mass&quot;,&quot;type&quot;:&quot;book&quot;,&quot;issued&quot;:{&quot;date-parts&quot;:[[&quot;2005&quot;]]},&quot;number-of-pages&quot;:&quot;423&quot;,&quot;collection-title&quot;:&quot;Charles River Media game development series&quot;,&quot;source&quot;:&quot;Library of Congress ISBN&quot;,&quot;id&quot;:&quot;bjork_patterns_2005&quot;,&quot;publisher-place&quot;:&quot;Hingham, Mass&quot;,&quot;edition&quot;:&quot;1st ed&quot;,&quot;ISBN&quot;:&quot;978-1-58450-354-5&quot;,&quot;call-number&quot;:&quot;QA76.76.C672 B56 2005&quot;,&quot;author&quot;:[{&quot;family&quot;:&quot;Bjork&quot;,&quot;given&quot;:&quot;Staffan&quot;},{&quot;family&quot;:&quot;Holopainen&quot;,&quot;given&quot;:&quot;Jussi&quot;}],&quot;publisher&quot;:&quot;Charles River Media&quot;,&quot;language&quot;:&quot;en&quot;,&quot;citation-key&quot;:&quot;bjork_patterns_2005&quot;},&quot;id&quot;:3102}]} RNDjmfubtibvj"/>.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properties&quot;:{&quot;noteIndex&quot;:0,&quot;formattedCitation&quot;:&quot;[@azimullah_evaluating_2020; @da_cruz_silva_fostering_2019]&quot;},&quot;schema&quot;:&quot;https://github.com/citation-style-language/schema/raw/master/csl-citation.json&quot;,&quot;citationID&quot;:&quot;mdiztbzf&quot;,&quot;citationItems&quot;:[{&quot;uris&quot;:[&quot;http://zotero.org/users/1913249/items/V3M39TJK&quot;],&quot;suffix&quot;:&quot;&quot;,&quot;prefix&quot;:&quot;&quot;,&quot;uri&quot;:[&quot;http://zotero.org/users/1913249/items/V3M39TJK&quot;],&quot;itemData&quot;:{&quot;source&quot;:&quot;ACM Digital Library&quot;,&quot;URL&quot;:&quot;http://doi.org/10.1145/3373165.3373184&quot;,&quot;collection-title&quot;:&quot;ACE'20&quot;,&quot;ISBN&quot;:&quot;978-1-4503-7686-0&quot;,&quot;DOI&quot;:&quot;10.1145/3373165.3373184&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age&quot;:&quot;167–176&quot;,&quot;title&quot;:&quot;Evaluating an Interactive Tool for Teaching Design Patterns&quot;,&quot;event-place&quot;:&quot;Melbourne, VIC, Australia&quot;,&quot;issued&quot;:{&quot;date-parts&quot;:[[&quot;2020&quot;,2,3]]},&quot;publisher-place&quot;:&quot;Melbourne, VIC, Australia&quot;,&quot;id&quot;:&quot;azimullah_evaluating_2020&quot;,&quot;publisher&quot;:&quot;Association for Computing Machinery&quot;,&quot;type&quot;:&quot;paper-conference&quot;,&quot;citation-key&quot;:&quot;azimullah_evaluating_2020&quot;,&quot;accessed&quot;:{&quot;date-parts&quot;:[[&quot;2020&quot;,3,4]]},&quot;author&quot;:[{&quot;family&quot;:&quot;Azimullah&quot;,&quot;given&quot;:&quot;Zain&quot;},{&quot;family&quot;:&quot;An&quot;,&quot;given&quot;:&quot;Young Sun&quot;},{&quot;family&quot;:&quot;Denny&quot;,&quot;given&quot;:&quot;Paul&quot;}],&quot;container-title&quot;:&quot;Proceedings of the Twenty-Second Australasian Computing Education Conference&quot;},&quot;id&quot;:3097},{&quot;uris&quot;:[&quot;http://zotero.org/users/1913249/items/7JBLC69Q&quot;],&quot;suffix&quot;:&quot;&quot;,&quot;prefix&quot;:&quot;&quot;,&quot;uri&quot;:[&quot;http://zotero.org/users/1913249/items/7JBLC69Q&quot;],&quot;itemData&quot;:{&quot;source&quot;:&quot;ACM Digital Library&quot;,&quot;URL&quot;:&quot;http://doi.org/10.1145/3364641.3364660&quot;,&quot;collection-title&quot;:&quot;SBQS'19&quot;,&quot;ISBN&quot;:&quot;978-1-4503-7282-4&quot;,&quot;DOI&quot;:&quot;10.1145/3364641.3364660&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age&quot;:&quot;168–177&quot;,&quot;title&quot;:&quot;Fostering Design Patterns Education: An Exemplar Inspired in the Angry Birds Game Franchise&quot;,&quot;event-place&quot;:&quot;Fortaleza, Brazil&quot;,&quot;issued&quot;:{&quot;date-parts&quot;:[[&quot;2019&quot;,10,28]]},&quot;publisher-place&quot;:&quot;Fortaleza, Brazil&quot;,&quot;id&quot;:&quot;da_cruz_silva_fostering_2019&quot;,&quot;title-short&quot;:&quot;Fostering Design Patterns Education&quot;,&quot;publisher&quot;:&quot;Association for Computing Machinery&quot;,&quot;type&quot;:&quot;paper-conference&quot;,&quot;citation-key&quot;:&quot;da_cruz_silva_fostering_2019&quot;,&quot;accessed&quot;:{&quot;date-parts&quot;:[[&quot;2020&quot;,3,4]]},&quot;author&quot;:[{&quot;family&quot;:&quot;Cruz Silva&quot;,&quot;given&quot;:&quot;Diogo Soares&quot;,&quot;non-dropping-particle&quot;:&quot;da&quot;},{&quot;family&quot;:&quot;Schots&quot;,&quot;given&quot;:&quot;Marcelo&quot;},{&quot;family&quot;:&quot;Duboc&quot;,&quot;given&quot;:&quot;Leticia&quot;}],&quot;container-title&quot;:&quot;Proceedings of the XVIII Brazilian Symposium on Software Quality&quot;},&quot;id&quot;:3096}]} RNDpmisoqtocd"/>&lt;Do Zotero Refresh: [@azimullah_evaluating_2020; @da_cruz_silva_fostering_2019]&gt;<text:reference-mark-end text:name="ZOTERO_ITEM CSL_CITATION {&quot;properties&quot;:{&quot;noteIndex&quot;:0,&quot;formattedCitation&quot;:&quot;[@azimullah_evaluating_2020; @da_cruz_silva_fostering_2019]&quot;},&quot;schema&quot;:&quot;https://github.com/citation-style-language/schema/raw/master/csl-citation.json&quot;,&quot;citationID&quot;:&quot;mdiztbzf&quot;,&quot;citationItems&quot;:[{&quot;uris&quot;:[&quot;http://zotero.org/users/1913249/items/V3M39TJK&quot;],&quot;suffix&quot;:&quot;&quot;,&quot;prefix&quot;:&quot;&quot;,&quot;uri&quot;:[&quot;http://zotero.org/users/1913249/items/V3M39TJK&quot;],&quot;itemData&quot;:{&quot;source&quot;:&quot;ACM Digital Library&quot;,&quot;URL&quot;:&quot;http://doi.org/10.1145/3373165.3373184&quot;,&quot;collection-title&quot;:&quot;ACE'20&quot;,&quot;ISBN&quot;:&quot;978-1-4503-7686-0&quot;,&quot;DOI&quot;:&quot;10.1145/3373165.3373184&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page&quot;:&quot;167–176&quot;,&quot;title&quot;:&quot;Evaluating an Interactive Tool for Teaching Design Patterns&quot;,&quot;event-place&quot;:&quot;Melbourne, VIC, Australia&quot;,&quot;issued&quot;:{&quot;date-parts&quot;:[[&quot;2020&quot;,2,3]]},&quot;publisher-place&quot;:&quot;Melbourne, VIC, Australia&quot;,&quot;id&quot;:&quot;azimullah_evaluating_2020&quot;,&quot;publisher&quot;:&quot;Association for Computing Machinery&quot;,&quot;type&quot;:&quot;paper-conference&quot;,&quot;citation-key&quot;:&quot;azimullah_evaluating_2020&quot;,&quot;accessed&quot;:{&quot;date-parts&quot;:[[&quot;2020&quot;,3,4]]},&quot;author&quot;:[{&quot;family&quot;:&quot;Azimullah&quot;,&quot;given&quot;:&quot;Zain&quot;},{&quot;family&quot;:&quot;An&quot;,&quot;given&quot;:&quot;Young Sun&quot;},{&quot;family&quot;:&quot;Denny&quot;,&quot;given&quot;:&quot;Paul&quot;}],&quot;container-title&quot;:&quot;Proceedings of the Twenty-Second Australasian Computing Education Conference&quot;},&quot;id&quot;:3097},{&quot;uris&quot;:[&quot;http://zotero.org/users/1913249/items/7JBLC69Q&quot;],&quot;suffix&quot;:&quot;&quot;,&quot;prefix&quot;:&quot;&quot;,&quot;uri&quot;:[&quot;http://zotero.org/users/1913249/items/7JBLC69Q&quot;],&quot;itemData&quot;:{&quot;source&quot;:&quot;ACM Digital Library&quot;,&quot;URL&quot;:&quot;http://doi.org/10.1145/3364641.3364660&quot;,&quot;collection-title&quot;:&quot;SBQS'19&quot;,&quot;ISBN&quot;:&quot;978-1-4503-7282-4&quot;,&quot;DOI&quot;:&quot;10.1145/3364641.3364660&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page&quot;:&quot;168–177&quot;,&quot;title&quot;:&quot;Fostering Design Patterns Education: An Exemplar Inspired in the Angry Birds Game Franchise&quot;,&quot;event-place&quot;:&quot;Fortaleza, Brazil&quot;,&quot;issued&quot;:{&quot;date-parts&quot;:[[&quot;2019&quot;,10,28]]},&quot;publisher-place&quot;:&quot;Fortaleza, Brazil&quot;,&quot;id&quot;:&quot;da_cruz_silva_fostering_2019&quot;,&quot;title-short&quot;:&quot;Fostering Design Patterns Education&quot;,&quot;publisher&quot;:&quot;Association for Computing Machinery&quot;,&quot;type&quot;:&quot;paper-conference&quot;,&quot;citation-key&quot;:&quot;da_cruz_silva_fostering_2019&quot;,&quot;accessed&quot;:{&quot;date-parts&quot;:[[&quot;2020&quot;,3,4]]},&quot;author&quot;:[{&quot;family&quot;:&quot;Cruz Silva&quot;,&quot;given&quot;:&quot;Diogo Soares&quot;,&quot;non-dropping-particle&quot;:&quot;da&quot;},{&quot;family&quot;:&quot;Schots&quot;,&quot;given&quot;:&quot;Marcelo&quot;},{&quot;family&quot;:&quot;Duboc&quot;,&quot;given&quot;:&quot;Leticia&quot;}],&quot;container-title&quot;:&quot;Proceedings of the XVIII Brazilian Symposium on Software Quality&quot;},&quot;id&quot;:3096}]} RNDpmisoqtocd"/></text:p>
      <text:h text:style-name="Heading_20_4" text:outline-level="4"><text:bookmark-start text:name="gameplay-design-patterns"/>Game(play) design patterns<text:bookmark-end text:name="gameplay-design-patterns"/></text:h>
      <text:p text:style-name="First_20_paragraph">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properties&quot;:{&quot;noteIndex&quot;:0,&quot;formattedCitation&quot;:&quot;[-@eriksson_using_2019]&quot;},&quot;schema&quot;:&quot;https://github.com/citation-style-language/schema/raw/master/csl-citation.json&quot;,&quot;citationID&quot;:&quot;spioyurh&quot;,&quot;citationItems&quot;:[{&quot;suppress-author&quot;:true,&quot;uris&quot;:[&quot;http://zotero.org/users/1913249/items/YJKSC8LM&quot;],&quot;suffix&quot;:&quot;&quot;,&quot;prefix&quot;:&quot;&quot;,&quot;uri&quot;:[&quot;http://zotero.org/users/1913249/items/YJKSC8LM&quot;],&quot;itemData&quot;:{&quot;source&quot;:&quot;DOI.org (Crossref)&quot;,&quot;URL&quot;:&quot;https://dl.acm.org/doi/10.1145/3311927.3323155&quot;,&quot;language&quot;:&quot;en&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age&quot;:&quot;15-25&quot;,&quot;title&quot;:&quot;Using Gameplay Design Patterns with Children in the Redesign of a Collaborative Co-located Game&quot;,&quot;event-place&quot;:&quot;Boise ID USA&quot;,&quot;event-title&quot;:&quot;IDC '19: Interaction Design and Children&quot;,&quot;issued&quot;:{&quot;date-parts&quot;:[[&quot;2019&quot;,6,12]]},&quot;publisher-place&quot;:&quot;Boise ID USA&quot;,&quot;id&quot;:&quot;eriksson_using_2019&quot;,&quot;publisher&quot;:&quot;ACM&quot;,&quot;type&quot;:&quot;paper-conference&quot;,&quot;citation-key&quot;:&quot;eriksson_using_2019&quot;,&quot;accessed&quot;:{&quot;date-parts&quot;:[[&quot;2022&quot;,8,9]]},&quot;ISBN&quot;:&quot;978-1-4503-6690-8&quot;,&quot;DOI&quot;:&quot;10.1145/3311927.3323155&quot;},&quot;id&quot;:3745}]} RNDuliurxhapv"/>&lt;Do Zotero Refresh: [-@eriksson_using_2019]&gt;<text:reference-mark-end text:name="ZOTERO_ITEM CSL_CITATION {&quot;properties&quot;:{&quot;noteIndex&quot;:0,&quot;formattedCitation&quot;:&quot;[-@eriksson_using_2019]&quot;},&quot;schema&quot;:&quot;https://github.com/citation-style-language/schema/raw/master/csl-citation.json&quot;,&quot;citationID&quot;:&quot;spioyurh&quot;,&quot;citationItems&quot;:[{&quot;suppress-author&quot;:true,&quot;uris&quot;:[&quot;http://zotero.org/users/1913249/items/YJKSC8LM&quot;],&quot;suffix&quot;:&quot;&quot;,&quot;prefix&quot;:&quot;&quot;,&quot;uri&quot;:[&quot;http://zotero.org/users/1913249/items/YJKSC8LM&quot;],&quot;itemData&quot;:{&quot;source&quot;:&quot;DOI.org (Crossref)&quot;,&quot;URL&quot;:&quot;https://dl.acm.org/doi/10.1145/3311927.3323155&quot;,&quot;language&quot;:&quot;en&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age&quot;:&quot;15-25&quot;,&quot;title&quot;:&quot;Using Gameplay Design Patterns with Children in the Redesign of a Collaborative Co-located Game&quot;,&quot;event-place&quot;:&quot;Boise ID USA&quot;,&quot;event-title&quot;:&quot;IDC '19: Interaction Design and Children&quot;,&quot;issued&quot;:{&quot;date-parts&quot;:[[&quot;2019&quot;,6,12]]},&quot;publisher-place&quot;:&quot;Boise ID USA&quot;,&quot;id&quot;:&quot;eriksson_using_2019&quot;,&quot;publisher&quot;:&quot;ACM&quot;,&quot;type&quot;:&quot;paper-conference&quot;,&quot;citation-key&quot;:&quot;eriksson_using_2019&quot;,&quot;accessed&quot;:{&quot;date-parts&quot;:[[&quot;2022&quot;,8,9]]},&quot;ISBN&quot;:&quot;978-1-4503-6690-8&quot;,&quot;DOI&quot;:&quot;10.1145/3311927.3323155&quot;},&quot;id&quot;:3745}]} RNDuliurxhapv"/>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properties&quot;:{&quot;noteIndex&quot;:0,&quot;formattedCitation&quot;:&quot;[@bjork_patterns_2005]&quot;},&quot;schema&quot;:&quot;https://github.com/citation-style-language/schema/raw/master/csl-citation.json&quot;,&quot;citationID&quot;:&quot;qjjtnnmg&quot;,&quot;citationItems&quot;:[{&quot;uris&quot;:[&quot;http://zotero.org/users/1913249/items/APVZF8QA&quot;],&quot;suffix&quot;:&quot;&quot;,&quot;prefix&quot;:&quot;&quot;,&quot;uri&quot;:[&quot;http://zotero.org/users/1913249/items/APVZF8QA&quot;],&quot;itemData&quot;:{&quot;title&quot;:&quot;Patterns in game design&quot;,&quot;event-place&quot;:&quot;Hingham, Mass&quot;,&quot;type&quot;:&quot;book&quot;,&quot;issued&quot;:{&quot;date-parts&quot;:[[&quot;2005&quot;]]},&quot;number-of-pages&quot;:&quot;423&quot;,&quot;collection-title&quot;:&quot;Charles River Media game development series&quot;,&quot;source&quot;:&quot;Library of Congress ISBN&quot;,&quot;id&quot;:&quot;bjork_patterns_2005&quot;,&quot;publisher-place&quot;:&quot;Hingham, Mass&quot;,&quot;edition&quot;:&quot;1st ed&quot;,&quot;ISBN&quot;:&quot;978-1-58450-354-5&quot;,&quot;call-number&quot;:&quot;QA76.76.C672 B56 2005&quot;,&quot;author&quot;:[{&quot;family&quot;:&quot;Bjork&quot;,&quot;given&quot;:&quot;Staffan&quot;},{&quot;family&quot;:&quot;Holopainen&quot;,&quot;given&quot;:&quot;Jussi&quot;}],&quot;publisher&quot;:&quot;Charles River Media&quot;,&quot;language&quot;:&quot;en&quot;,&quot;citation-key&quot;:&quot;bjork_patterns_2005&quot;},&quot;id&quot;:3102}]} RNDzrfgyyvgmu"/>&lt;Do Zotero Refresh: [@bjork_patterns_2005]&gt;<text:reference-mark-end text:name="ZOTERO_ITEM CSL_CITATION {&quot;properties&quot;:{&quot;noteIndex&quot;:0,&quot;formattedCitation&quot;:&quot;[@bjork_patterns_2005]&quot;},&quot;schema&quot;:&quot;https://github.com/citation-style-language/schema/raw/master/csl-citation.json&quot;,&quot;citationID&quot;:&quot;qjjtnnmg&quot;,&quot;citationItems&quot;:[{&quot;uris&quot;:[&quot;http://zotero.org/users/1913249/items/APVZF8QA&quot;],&quot;suffix&quot;:&quot;&quot;,&quot;prefix&quot;:&quot;&quot;,&quot;uri&quot;:[&quot;http://zotero.org/users/1913249/items/APVZF8QA&quot;],&quot;itemData&quot;:{&quot;title&quot;:&quot;Patterns in game design&quot;,&quot;event-place&quot;:&quot;Hingham, Mass&quot;,&quot;type&quot;:&quot;book&quot;,&quot;issued&quot;:{&quot;date-parts&quot;:[[&quot;2005&quot;]]},&quot;number-of-pages&quot;:&quot;423&quot;,&quot;collection-title&quot;:&quot;Charles River Media game development series&quot;,&quot;source&quot;:&quot;Library of Congress ISBN&quot;,&quot;id&quot;:&quot;bjork_patterns_2005&quot;,&quot;publisher-place&quot;:&quot;Hingham, Mass&quot;,&quot;edition&quot;:&quot;1st ed&quot;,&quot;ISBN&quot;:&quot;978-1-58450-354-5&quot;,&quot;call-number&quot;:&quot;QA76.76.C672 B56 2005&quot;,&quot;author&quot;:[{&quot;family&quot;:&quot;Bjork&quot;,&quot;given&quot;:&quot;Staffan&quot;},{&quot;family&quot;:&quot;Holopainen&quot;,&quot;given&quot;:&quot;Jussi&quot;}],&quot;publisher&quot;:&quot;Charles River Media&quot;,&quot;language&quot;:&quot;en&quot;,&quot;citation-key&quot;:&quot;bjork_patterns_2005&quot;},&quot;id&quot;:3102}]} RNDzrfgyyvgmu"/>.</text:p>
      <text:p text:style-name="Text_20_body">In a design education intervention working with 11-12 year olds Eriksson and colleagues <text:reference-mark-start text:name="ZOTERO_ITEM CSL_CITATION {&quot;properties&quot;:{&quot;noteIndex&quot;:0,&quot;formattedCitation&quot;:&quot;[@eriksson_using_2019]&quot;},&quot;schema&quot;:&quot;https://github.com/citation-style-language/schema/raw/master/csl-citation.json&quot;,&quot;citationID&quot;:&quot;bebvqjqh&quot;,&quot;citationItems&quot;:[{&quot;uris&quot;:[&quot;http://zotero.org/users/1913249/items/YJKSC8LM&quot;],&quot;suffix&quot;:&quot;&quot;,&quot;prefix&quot;:&quot;&quot;,&quot;uri&quot;:[&quot;http://zotero.org/users/1913249/items/YJKSC8LM&quot;],&quot;itemData&quot;:{&quot;source&quot;:&quot;DOI.org (Crossref)&quot;,&quot;URL&quot;:&quot;https://dl.acm.org/doi/10.1145/3311927.3323155&quot;,&quot;language&quot;:&quot;en&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age&quot;:&quot;15-25&quot;,&quot;title&quot;:&quot;Using Gameplay Design Patterns with Children in the Redesign of a Collaborative Co-located Game&quot;,&quot;event-place&quot;:&quot;Boise ID USA&quot;,&quot;event-title&quot;:&quot;IDC '19: Interaction Design and Children&quot;,&quot;issued&quot;:{&quot;date-parts&quot;:[[&quot;2019&quot;,6,12]]},&quot;publisher-place&quot;:&quot;Boise ID USA&quot;,&quot;id&quot;:&quot;eriksson_using_2019&quot;,&quot;publisher&quot;:&quot;ACM&quot;,&quot;type&quot;:&quot;paper-conference&quot;,&quot;citation-key&quot;:&quot;eriksson_using_2019&quot;,&quot;accessed&quot;:{&quot;date-parts&quot;:[[&quot;2022&quot;,8,9]]},&quot;ISBN&quot;:&quot;978-1-4503-6690-8&quot;,&quot;DOI&quot;:&quot;10.1145/3311927.3323155&quot;},&quot;id&quot;:3745}]} RNDhxixsygcst"/>&lt;Do Zotero Refresh: [@eriksson_using_2019]&gt;<text:reference-mark-end text:name="ZOTERO_ITEM CSL_CITATION {&quot;properties&quot;:{&quot;noteIndex&quot;:0,&quot;formattedCitation&quot;:&quot;[@eriksson_using_2019]&quot;},&quot;schema&quot;:&quot;https://github.com/citation-style-language/schema/raw/master/csl-citation.json&quot;,&quot;citationID&quot;:&quot;bebvqjqh&quot;,&quot;citationItems&quot;:[{&quot;uris&quot;:[&quot;http://zotero.org/users/1913249/items/YJKSC8LM&quot;],&quot;suffix&quot;:&quot;&quot;,&quot;prefix&quot;:&quot;&quot;,&quot;uri&quot;:[&quot;http://zotero.org/users/1913249/items/YJKSC8LM&quot;],&quot;itemData&quot;:{&quot;source&quot;:&quot;DOI.org (Crossref)&quot;,&quot;URL&quot;:&quot;https://dl.acm.org/doi/10.1145/3311927.3323155&quot;,&quot;language&quot;:&quot;en&quot;,&quot;container-title&quot;:&quot;Proceedings of the 18th ACM International Conference on Interaction Design and Children&quot;,&quot;author&quot;:[{&quot;family&quot;:&quot;Eriksson&quot;,&quot;given&quot;:&quot;Eva&quot;},{&quot;family&quot;:&quot;Baykal&quot;,&quot;given&quot;:&quot;Gökçe Elif&quot;},{&quot;family&quot;:&quot;Björk&quot;,&quot;given&quot;:&quot;Staffan&quot;},{&quot;family&quot;:&quot;Torgersson&quot;,&quot;given&quot;:&quot;Olof&quot;}],&quot;page&quot;:&quot;15-25&quot;,&quot;title&quot;:&quot;Using Gameplay Design Patterns with Children in the Redesign of a Collaborative Co-located Game&quot;,&quot;event-place&quot;:&quot;Boise ID USA&quot;,&quot;event-title&quot;:&quot;IDC '19: Interaction Design and Children&quot;,&quot;issued&quot;:{&quot;date-parts&quot;:[[&quot;2019&quot;,6,12]]},&quot;publisher-place&quot;:&quot;Boise ID USA&quot;,&quot;id&quot;:&quot;eriksson_using_2019&quot;,&quot;publisher&quot;:&quot;ACM&quot;,&quot;type&quot;:&quot;paper-conference&quot;,&quot;citation-key&quot;:&quot;eriksson_using_2019&quot;,&quot;accessed&quot;:{&quot;date-parts&quot;:[[&quot;2022&quot;,8,9]]},&quot;ISBN&quot;:&quot;978-1-4503-6690-8&quot;,&quot;DOI&quot;:&quot;10.1145/3311927.3323155&quot;},&quot;id&quot;:3745}]} RNDhxixsygcst"/>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properties&quot;:{&quot;noteIndex&quot;:0,&quot;formattedCitation&quot;:&quot;[@baykal_using_2019]&quot;},&quot;schema&quot;:&quot;https://github.com/citation-style-language/schema/raw/master/csl-citation.json&quot;,&quot;citationID&quot;:&quot;peapvfvu&quot;,&quot;citationItems&quot;:[{&quot;uris&quot;:[&quot;http://zotero.org/users/1913249/items/B4TQHBCM&quot;],&quot;suffix&quot;:&quot;&quot;,&quot;prefix&quot;:&quot;&quot;,&quot;uri&quot;:[&quot;http://zotero.org/users/1913249/items/B4TQHBCM&quot;],&quot;itemData&quot;:{&quot;source&quot;:&quot;DOI.org (Crossref)&quot;,&quot;URL&quot;:&quot;https://dl.acm.org/doi/10.1145/3290607.3312889&quot;,&quot;ISBN&quot;:&quot;978-1-4503-5971-9&quot;,&quot;DOI&quot;:&quot;10.1145/3290607.3312889&quot;,&quot;author&quot;:[{&quot;family&quot;:&quot;Baykal&quot;,&quot;given&quot;:&quot;Gökce Elif&quot;},{&quot;family&quot;:&quot;Eriksson&quot;,&quot;given&quot;:&quot;Eva&quot;},{&quot;family&quot;:&quot;Björk&quot;,&quot;given&quot;:&quot;Staffan&quot;},{&quot;family&quot;:&quot;Torgersson&quot;,&quot;given&quot;:&quot;Olof&quot;}],&quot;page&quot;:&quot;1-6&quot;,&quot;accessed&quot;:{&quot;date-parts&quot;:[[&quot;2023&quot;,3,15]]},&quot;event-place&quot;:&quot;Glasgow Scotland Uk&quot;,&quot;event-title&quot;:&quot;CHI '19: CHI Conference on Human Factors in Computing Systems&quot;,&quot;issued&quot;:{&quot;date-parts&quot;:[[&quot;2019&quot;,5,2]]},&quot;publisher-place&quot;:&quot;Glasgow Scotland Uk&quot;,&quot;id&quot;:&quot;baykal_using_2019&quot;,&quot;publisher&quot;:&quot;ACM&quot;,&quot;type&quot;:&quot;paper-conference&quot;,&quot;title&quot;:&quot;Using Gameplay Design Patterns to Support Children's Collaborative Interactions for Learning&quot;,&quot;citation-key&quot;:&quot;baykal_using_2019&quot;,&quot;language&quot;:&quot;en&quot;,&quot;container-title&quot;:&quot;Extended Abstracts of the 2019 CHI Conference on Human Factors in Computing Systems&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d&quot;:3684}]} RNDeqbrkcvmyl"/>&lt;Do Zotero Refresh: [@baykal_using_2019]&gt;<text:reference-mark-end text:name="ZOTERO_ITEM CSL_CITATION {&quot;properties&quot;:{&quot;noteIndex&quot;:0,&quot;formattedCitation&quot;:&quot;[@baykal_using_2019]&quot;},&quot;schema&quot;:&quot;https://github.com/citation-style-language/schema/raw/master/csl-citation.json&quot;,&quot;citationID&quot;:&quot;peapvfvu&quot;,&quot;citationItems&quot;:[{&quot;uris&quot;:[&quot;http://zotero.org/users/1913249/items/B4TQHBCM&quot;],&quot;suffix&quot;:&quot;&quot;,&quot;prefix&quot;:&quot;&quot;,&quot;uri&quot;:[&quot;http://zotero.org/users/1913249/items/B4TQHBCM&quot;],&quot;itemData&quot;:{&quot;source&quot;:&quot;DOI.org (Crossref)&quot;,&quot;URL&quot;:&quot;https://dl.acm.org/doi/10.1145/3290607.3312889&quot;,&quot;ISBN&quot;:&quot;978-1-4503-5971-9&quot;,&quot;DOI&quot;:&quot;10.1145/3290607.3312889&quot;,&quot;author&quot;:[{&quot;family&quot;:&quot;Baykal&quot;,&quot;given&quot;:&quot;Gökce Elif&quot;},{&quot;family&quot;:&quot;Eriksson&quot;,&quot;given&quot;:&quot;Eva&quot;},{&quot;family&quot;:&quot;Björk&quot;,&quot;given&quot;:&quot;Staffan&quot;},{&quot;family&quot;:&quot;Torgersson&quot;,&quot;given&quot;:&quot;Olof&quot;}],&quot;page&quot;:&quot;1-6&quot;,&quot;accessed&quot;:{&quot;date-parts&quot;:[[&quot;2023&quot;,3,15]]},&quot;event-place&quot;:&quot;Glasgow Scotland Uk&quot;,&quot;event-title&quot;:&quot;CHI '19: CHI Conference on Human Factors in Computing Systems&quot;,&quot;issued&quot;:{&quot;date-parts&quot;:[[&quot;2019&quot;,5,2]]},&quot;publisher-place&quot;:&quot;Glasgow Scotland Uk&quot;,&quot;id&quot;:&quot;baykal_using_2019&quot;,&quot;publisher&quot;:&quot;ACM&quot;,&quot;type&quot;:&quot;paper-conference&quot;,&quot;title&quot;:&quot;Using Gameplay Design Patterns to Support Children's Collaborative Interactions for Learning&quot;,&quot;citation-key&quot;:&quot;baykal_using_2019&quot;,&quot;language&quot;:&quot;en&quot;,&quot;container-title&quot;:&quot;Extended Abstracts of the 2019 CHI Conference on Human Factors in Computing Systems&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d&quot;:3684}]} RNDeqbrkcvmyl"/>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Using Game Design pattern collections and code examples to help novice students.</text:span></text:p>
      <text:p text:style-name="Text_20_body">The use of a collection of design patterns, while primarily used in professional settings, can help barriers faced by novice coder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properties&quot;:{&quot;noteIndex&quot;:0,&quot;formattedCitation&quot;:&quot;[@werner_fairy_2012]&quot;},&quot;schema&quot;:&quot;https://github.com/citation-style-language/schema/raw/master/csl-citation.json&quot;,&quot;citationID&quot;:&quot;votdmcaf&quot;,&quot;citationItems&quot;:[{&quot;uris&quot;:[&quot;http://zotero.org/users/1913249/items/KKV74Q7K&quot;],&quot;suffix&quot;:&quot;&quot;,&quot;prefix&quot;:&quot;&quot;,&quot;uri&quot;:[&quot;http://zotero.org/users/1913249/items/KKV74Q7K&quot;],&quot;itemData&quot;:{&quot;source&quot;:&quot;ACM Digital Library&quot;,&quot;URL&quot;:&quot;http://doi.acm.org/10.1145/2157136.2157200&quot;,&quot;collection-title&quot;:&quot;SIGCSE '12&quot;,&quot;ISBN&quot;:&quot;978-1-4503-1098-7&quot;,&quot;DOI&quot;:&quot;10.1145/2157136.2157200&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page&quot;:&quot;215–220&quot;,&quot;title&quot;:&quot;The Fairy Performance Assessment: Measuring Computational Thinking in Middle School&quot;,&quot;event-place&quot;:&quot;New York, NY, USA&quot;,&quot;issued&quot;:{&quot;date-parts&quot;:[[&quot;2012&quot;]]},&quot;publisher-place&quot;:&quot;New York, NY, USA&quot;,&quot;id&quot;:&quot;werner_fairy_2012&quot;,&quot;title-short&quot;:&quot;The Fairy Performance Assessment&quot;,&quot;publisher&quot;:&quot;ACM&quot;,&quot;type&quot;:&quot;paper-conference&quot;,&quot;citation-key&quot;:&quot;werner_fairy_2012&quot;,&quot;accessed&quot;:{&quot;date-parts&quot;:[[&quot;2018&quot;,9,16]]},&quot;author&quot;:[{&quot;family&quot;:&quot;Werner&quot;,&quot;given&quot;:&quot;Linda&quot;},{&quot;family&quot;:&quot;Denner&quot;,&quot;given&quot;:&quot;Jill&quot;},{&quot;family&quot;:&quot;Campe&quot;,&quot;given&quot;:&quot;Shannon&quot;},{&quot;family&quot;:&quot;Kawamoto&quot;,&quot;given&quot;:&quot;Damon Chizuru&quot;}],&quot;container-title&quot;:&quot;Proceedings of the 43rd ACM Technical Symposium on Computer Science Education&quot;},&quot;id&quot;:2727}]} RNDahitayxbnt"/>&lt;Do Zotero Refresh: [@werner_fairy_2012]&gt;<text:reference-mark-end text:name="ZOTERO_ITEM CSL_CITATION {&quot;properties&quot;:{&quot;noteIndex&quot;:0,&quot;formattedCitation&quot;:&quot;[@werner_fairy_2012]&quot;},&quot;schema&quot;:&quot;https://github.com/citation-style-language/schema/raw/master/csl-citation.json&quot;,&quot;citationID&quot;:&quot;votdmcaf&quot;,&quot;citationItems&quot;:[{&quot;uris&quot;:[&quot;http://zotero.org/users/1913249/items/KKV74Q7K&quot;],&quot;suffix&quot;:&quot;&quot;,&quot;prefix&quot;:&quot;&quot;,&quot;uri&quot;:[&quot;http://zotero.org/users/1913249/items/KKV74Q7K&quot;],&quot;itemData&quot;:{&quot;source&quot;:&quot;ACM Digital Library&quot;,&quot;URL&quot;:&quot;http://doi.acm.org/10.1145/2157136.2157200&quot;,&quot;collection-title&quot;:&quot;SIGCSE '12&quot;,&quot;ISBN&quot;:&quot;978-1-4503-1098-7&quot;,&quot;DOI&quot;:&quot;10.1145/2157136.2157200&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page&quot;:&quot;215–220&quot;,&quot;title&quot;:&quot;The Fairy Performance Assessment: Measuring Computational Thinking in Middle School&quot;,&quot;event-place&quot;:&quot;New York, NY, USA&quot;,&quot;issued&quot;:{&quot;date-parts&quot;:[[&quot;2012&quot;]]},&quot;publisher-place&quot;:&quot;New York, NY, USA&quot;,&quot;id&quot;:&quot;werner_fairy_2012&quot;,&quot;title-short&quot;:&quot;The Fairy Performance Assessment&quot;,&quot;publisher&quot;:&quot;ACM&quot;,&quot;type&quot;:&quot;paper-conference&quot;,&quot;citation-key&quot;:&quot;werner_fairy_2012&quot;,&quot;accessed&quot;:{&quot;date-parts&quot;:[[&quot;2018&quot;,9,16]]},&quot;author&quot;:[{&quot;family&quot;:&quot;Werner&quot;,&quot;given&quot;:&quot;Linda&quot;},{&quot;family&quot;:&quot;Denner&quot;,&quot;given&quot;:&quot;Jill&quot;},{&quot;family&quot;:&quot;Campe&quot;,&quot;given&quot;:&quot;Shannon&quot;},{&quot;family&quot;:&quot;Kawamoto&quot;,&quot;given&quot;:&quot;Damon Chizuru&quot;}],&quot;container-title&quot;:&quot;Proceedings of the 43rd ACM Technical Symposium on Computer Science Education&quot;},&quot;id&quot;:2727}]} RNDahitayxbnt"/>. The results - a limited use of standard CT concepts by students - led them to also investigate the use of students of game mechanics as well as more traditional CS constructions <text:reference-mark-start text:name="ZOTERO_ITEM CSL_CITATION {&quot;properties&quot;:{&quot;noteIndex&quot;:0,&quot;formattedCitation&quot;:&quot;[@werner_children_2012]&quot;},&quot;schema&quot;:&quot;https://github.com/citation-style-language/schema/raw/master/csl-citation.json&quot;,&quot;citationID&quot;:&quot;ginlzpcj&quot;,&quot;citationItems&quot;:[{&quot;uris&quot;:[&quot;http://zotero.org/users/1913249/items/GCEGTU8X&quot;],&quot;suffix&quot;:&quot;&quot;,&quot;prefix&quot;:&quot;&quot;,&quot;uri&quot;:[&quot;http://zotero.org/users/1913249/items/GCEGTU8X&quot;],&quot;itemData&quot;:{&quot;source&quot;:&quot;ACM Digital Library&quot;,&quot;URL&quot;:&quot;https://dl.acm.org/doi/10.1145/2157136.2157263&quot;,&quot;collection-title&quot;:&quot;SIGCSE '12&quot;,&quot;ISBN&quot;:&quot;978-1-4503-1098-7&quot;,&quot;DOI&quot;:&quot;10.1145/2157136.2157263&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page&quot;:&quot;427–432&quot;,&quot;title&quot;:&quot;Children learning computer science concepts via Alice game-programming&quot;,&quot;event-place&quot;:&quot;New York, NY, USA&quot;,&quot;issued&quot;:{&quot;date-parts&quot;:[[&quot;2012&quot;,2,29]]},&quot;publisher-place&quot;:&quot;New York, NY, USA&quot;,&quot;id&quot;:&quot;werner_children_2012&quot;,&quot;publisher&quot;:&quot;Association for Computing Machinery&quot;,&quot;type&quot;:&quot;paper-conference&quot;,&quot;citation-key&quot;:&quot;werner_children_2012&quot;,&quot;accessed&quot;:{&quot;date-parts&quot;:[[&quot;2023&quot;,6,13]]},&quot;author&quot;:[{&quot;family&quot;:&quot;Werner&quot;,&quot;given&quot;:&quot;Linda&quot;},{&quot;family&quot;:&quot;Campe&quot;,&quot;given&quot;:&quot;Shannon&quot;},{&quot;family&quot;:&quot;Denner&quot;,&quot;given&quot;:&quot;Jill&quot;}],&quot;container-title&quot;:&quot;Proceedings of the 43rd ACM technical symposium on Computer Science Education&quot;},&quot;id&quot;:8716}]} RNDryvqkrfdur"/>&lt;Do Zotero Refresh: [@werner_children_2012]&gt;<text:reference-mark-end text:name="ZOTERO_ITEM CSL_CITATION {&quot;properties&quot;:{&quot;noteIndex&quot;:0,&quot;formattedCitation&quot;:&quot;[@werner_children_2012]&quot;},&quot;schema&quot;:&quot;https://github.com/citation-style-language/schema/raw/master/csl-citation.json&quot;,&quot;citationID&quot;:&quot;ginlzpcj&quot;,&quot;citationItems&quot;:[{&quot;uris&quot;:[&quot;http://zotero.org/users/1913249/items/GCEGTU8X&quot;],&quot;suffix&quot;:&quot;&quot;,&quot;prefix&quot;:&quot;&quot;,&quot;uri&quot;:[&quot;http://zotero.org/users/1913249/items/GCEGTU8X&quot;],&quot;itemData&quot;:{&quot;source&quot;:&quot;ACM Digital Library&quot;,&quot;URL&quot;:&quot;https://dl.acm.org/doi/10.1145/2157136.2157263&quot;,&quot;collection-title&quot;:&quot;SIGCSE '12&quot;,&quot;ISBN&quot;:&quot;978-1-4503-1098-7&quot;,&quot;DOI&quot;:&quot;10.1145/2157136.2157263&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page&quot;:&quot;427–432&quot;,&quot;title&quot;:&quot;Children learning computer science concepts via Alice game-programming&quot;,&quot;event-place&quot;:&quot;New York, NY, USA&quot;,&quot;issued&quot;:{&quot;date-parts&quot;:[[&quot;2012&quot;,2,29]]},&quot;publisher-place&quot;:&quot;New York, NY, USA&quot;,&quot;id&quot;:&quot;werner_children_2012&quot;,&quot;publisher&quot;:&quot;Association for Computing Machinery&quot;,&quot;type&quot;:&quot;paper-conference&quot;,&quot;citation-key&quot;:&quot;werner_children_2012&quot;,&quot;accessed&quot;:{&quot;date-parts&quot;:[[&quot;2023&quot;,6,13]]},&quot;author&quot;:[{&quot;family&quot;:&quot;Werner&quot;,&quot;given&quot;:&quot;Linda&quot;},{&quot;family&quot;:&quot;Campe&quot;,&quot;given&quot;:&quot;Shannon&quot;},{&quot;family&quot;:&quot;Denner&quot;,&quot;given&quot;:&quot;Jill&quot;}],&quot;container-title&quot;:&quot;Proceedings of the 43rd ACM technical symposium on Computer Science Education&quot;},&quot;id&quot;:8716}]} RNDryvqkrfdur"/>.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properties&quot;:{&quot;noteIndex&quot;:0,&quot;formattedCitation&quot;:&quot;[@hoyles_pedagogy_1992]&quot;},&quot;schema&quot;:&quot;https://github.com/citation-style-language/schema/raw/master/csl-citation.json&quot;,&quot;citationID&quot;:&quot;fvxgcfad&quot;,&quot;citationItems&quot;:[{&quot;uris&quot;:[&quot;http://zotero.org/users/1913249/items/UHLQKVL8&quot;],&quot;suffix&quot;:&quot;&quot;,&quot;prefix&quot;:&quot;&quot;,&quot;uri&quot;:[&quot;http://zotero.org/users/1913249/items/UHLQKVL8&quot;],&quot;itemData&quot;:{&quot;source&quot;:&quot;Springer Link&quot;,&quot;URL&quot;:&quot;https://doi.org/10.1007/BF00302313&quot;,&quot;ISSN&quot;:&quot;1573-0816&quot;,&quot;language&quot;:&quot;en&quot;,&quot;container-title&quot;:&quot;Educational Studies in Mathematic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page&quot;:&quot;31-57&quot;,&quot;title&quot;:&quot;A pedagogy for mathematical microworlds&quot;,&quot;issue&quot;:&quot;1&quot;,&quot;issued&quot;:{&quot;date-parts&quot;:[[&quot;1992&quot;,2,1]]},&quot;id&quot;:&quot;hoyles_pedagogy_1992&quot;,&quot;volume&quot;:&quot;23&quot;,&quot;accessed&quot;:{&quot;date-parts&quot;:[[&quot;2023&quot;,6,12]]},&quot;type&quot;:&quot;article-journal&quot;,&quot;citation-key&quot;:&quot;hoyles_pedagogy_1992&quot;,&quot;author&quot;:[{&quot;family&quot;:&quot;Hoyles&quot;,&quot;given&quot;:&quot;Celia&quot;},{&quot;family&quot;:&quot;Noss&quot;,&quot;given&quot;:&quot;Richard&quot;}],&quot;container-title-short&quot;:&quot;Educ Stud Math&quot;,&quot;DOI&quot;:&quot;10.1007/BF00302313&quot;},&quot;id&quot;:8701}]} RNDdxerqlzewy"/>&lt;Do Zotero Refresh: [@hoyles_pedagogy_1992]&gt;<text:reference-mark-end text:name="ZOTERO_ITEM CSL_CITATION {&quot;properties&quot;:{&quot;noteIndex&quot;:0,&quot;formattedCitation&quot;:&quot;[@hoyles_pedagogy_1992]&quot;},&quot;schema&quot;:&quot;https://github.com/citation-style-language/schema/raw/master/csl-citation.json&quot;,&quot;citationID&quot;:&quot;fvxgcfad&quot;,&quot;citationItems&quot;:[{&quot;uris&quot;:[&quot;http://zotero.org/users/1913249/items/UHLQKVL8&quot;],&quot;suffix&quot;:&quot;&quot;,&quot;prefix&quot;:&quot;&quot;,&quot;uri&quot;:[&quot;http://zotero.org/users/1913249/items/UHLQKVL8&quot;],&quot;itemData&quot;:{&quot;source&quot;:&quot;Springer Link&quot;,&quot;URL&quot;:&quot;https://doi.org/10.1007/BF00302313&quot;,&quot;ISSN&quot;:&quot;1573-0816&quot;,&quot;language&quot;:&quot;en&quot;,&quot;container-title&quot;:&quot;Educational Studies in Mathematics&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page&quot;:&quot;31-57&quot;,&quot;title&quot;:&quot;A pedagogy for mathematical microworlds&quot;,&quot;issue&quot;:&quot;1&quot;,&quot;issued&quot;:{&quot;date-parts&quot;:[[&quot;1992&quot;,2,1]]},&quot;id&quot;:&quot;hoyles_pedagogy_1992&quot;,&quot;volume&quot;:&quot;23&quot;,&quot;accessed&quot;:{&quot;date-parts&quot;:[[&quot;2023&quot;,6,12]]},&quot;type&quot;:&quot;article-journal&quot;,&quot;citation-key&quot;:&quot;hoyles_pedagogy_1992&quot;,&quot;author&quot;:[{&quot;family&quot;:&quot;Hoyles&quot;,&quot;given&quot;:&quot;Celia&quot;},{&quot;family&quot;:&quot;Noss&quot;,&quot;given&quot;:&quot;Richard&quot;}],&quot;container-title-short&quot;:&quot;Educ Stud Math&quot;,&quot;DOI&quot;:&quot;10.1007/BF00302313&quot;},&quot;id&quot;:8701}]} RNDdxerqlzewy"/> Franklin and friends suggest the use of the UMC framework <text:reference-mark-start text:name="ZOTERO_ITEM CSL_CITATION {&quot;properties&quot;:{&quot;noteIndex&quot;:0,&quot;formattedCitation&quot;:&quot;[@franklin_analysis_2020]&quot;},&quot;schema&quot;:&quot;https://github.com/citation-style-language/schema/raw/master/csl-citation.json&quot;,&quot;citationID&quot;:&quot;tyilwebg&quot;,&quot;citationItems&quot;:[{&quot;uris&quot;:[&quot;http://zotero.org/users/1913249/items/7NFVC6Q7&quot;],&quot;suffix&quot;:&quot;&quot;,&quot;prefix&quot;:&quot;&quot;,&quot;uri&quot;:[&quot;http://zotero.org/users/1913249/items/7NFVC6Q7&quot;],&quot;itemData&quot;:{&quot;source&quot;:&quot;DOI.org (Crossref)&quot;,&quot;URL&quot;:&quot;https://dl.acm.org/doi/10.1145/3372782.3406256&quot;,&quot;ISBN&quot;:&quot;978-1-4503-7092-9&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age&quot;:&quot;14-24&quot;,&quot;accessed&quot;:{&quot;date-parts&quot;:[[&quot;2021&quot;,12,21]]},&quot;event-place&quot;:&quot;Virtual Event New Zealand&quot;,&quot;event-title&quot;:&quot;ICER '20: International Computing Education Research Conference&quot;,&quot;issued&quot;:{&quot;date-parts&quot;:[[&quot;2020&quot;,8,10]]},&quot;publisher-place&quot;:&quot;Virtual Event New Zealand&quot;,&quot;id&quot;:&quot;franklin_analysis_2020&quot;,&quot;publisher&quot;:&quot;ACM&quot;,&quot;type&quot;:&quot;paper-conference&quot;,&quot;title&quot;:&quot;An Analysis of Use-Modify-Create Pedagogical Approach's Success in Balancing Structure and Student Agency&quot;,&quot;citation-key&quot;:&quot;franklin_analysis_2020&quot;,&quot;language&quot;:&quot;en&quot;,&quot;container-title&quot;:&quot;Proceedings of the 2020 ACM Conference on International Computing Education Research&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2}]} RNDwgkryqmvxp"/>&lt;Do Zotero Refresh: [@franklin_analysis_2020]&gt;<text:reference-mark-end text:name="ZOTERO_ITEM CSL_CITATION {&quot;properties&quot;:{&quot;noteIndex&quot;:0,&quot;formattedCitation&quot;:&quot;[@franklin_analysis_2020]&quot;},&quot;schema&quot;:&quot;https://github.com/citation-style-language/schema/raw/master/csl-citation.json&quot;,&quot;citationID&quot;:&quot;tyilwebg&quot;,&quot;citationItems&quot;:[{&quot;uris&quot;:[&quot;http://zotero.org/users/1913249/items/7NFVC6Q7&quot;],&quot;suffix&quot;:&quot;&quot;,&quot;prefix&quot;:&quot;&quot;,&quot;uri&quot;:[&quot;http://zotero.org/users/1913249/items/7NFVC6Q7&quot;],&quot;itemData&quot;:{&quot;source&quot;:&quot;DOI.org (Crossref)&quot;,&quot;URL&quot;:&quot;https://dl.acm.org/doi/10.1145/3372782.3406256&quot;,&quot;ISBN&quot;:&quot;978-1-4503-7092-9&quot;,&quot;DOI&quot;:&quot;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age&quot;:&quot;14-24&quot;,&quot;accessed&quot;:{&quot;date-parts&quot;:[[&quot;2021&quot;,12,21]]},&quot;event-place&quot;:&quot;Virtual Event New Zealand&quot;,&quot;event-title&quot;:&quot;ICER '20: International Computing Education Research Conference&quot;,&quot;issued&quot;:{&quot;date-parts&quot;:[[&quot;2020&quot;,8,10]]},&quot;publisher-place&quot;:&quot;Virtual Event New Zealand&quot;,&quot;id&quot;:&quot;franklin_analysis_2020&quot;,&quot;publisher&quot;:&quot;ACM&quot;,&quot;type&quot;:&quot;paper-conference&quot;,&quot;title&quot;:&quot;An Analysis of Use-Modify-Create Pedagogical Approach's Success in Balancing Structure and Student Agency&quot;,&quot;citation-key&quot;:&quot;franklin_analysis_2020&quot;,&quot;language&quot;:&quot;en&quot;,&quot;container-title&quot;:&quot;Proceedings of the 2020 ACM Conference on International Computing Education Research&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2}]} RNDwgkryqmvxp"/>. Other work from UMC proponent Lytle suggests a list of extensions to choose from swapping create for choose <text:reference-mark-start text:name="ZOTERO_ITEM CSL_CITATION {&quot;properties&quot;:{&quot;noteIndex&quot;:0,&quot;formattedCitation&quot;:&quot;[@lytle_use_2019-1]&quot;},&quot;schema&quot;:&quot;https://github.com/citation-style-language/schema/raw/master/csl-citation.json&quot;,&quot;citationID&quot;:&quot;bxsevwwm&quot;,&quot;citationItems&quot;:[{&quot;uris&quot;:[&quot;http://zotero.org/users/1913249/items/KMBB3CBW&quot;],&quot;suffix&quot;:&quot;&quot;,&quot;prefix&quot;:&quot;&quot;,&quot;uri&quot;:[&quot;http://zotero.org/users/1913249/items/KMBB3CBW&quot;],&quot;itemData&quot;:{&quot;source&quot;:&quot;ACM Digital Library&quot;,&quot;URL&quot;:&quot;https://dl.acm.org/doi/10.1145/3361721.3362110&quot;,&quot;collection-title&quot;:&quot;WiPSCE'19&quot;,&quot;ISBN&quot;:&quot;978-1-4503-7704-1&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title&quot;:&quot;From 'Use' to 'Choose': Scaffolding CT Curricula and Exploring Student Choices while Programming (Practical Report)&quot;,&quot;event-place&quot;:&quot;New York, NY, USA&quot;,&quot;issued&quot;:{&quot;date-parts&quot;:[[&quot;2019&quot;,10,23]]},&quot;publisher-place&quot;:&quot;New York, NY, USA&quot;,&quot;id&quot;:&quot;lytle_use_2019-1&quot;,&quot;title-short&quot;:&quot;From 'Use' to 'Choose'&quot;,&quot;publisher&quot;:&quot;Association for Computing Machinery&quot;,&quot;type&quot;:&quot;paper-conference&quot;,&quot;citation-key&quot;:&quot;lytle_use_2019-1&quot;,&quot;accessed&quot;:{&quot;date-parts&quot;:[[&quot;2023&quot;,6,12]]},&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id&quot;:8703}]} RNDhvqdukcdwz"/>&lt;Do Zotero Refresh: [@lytle_use_2019-1]&gt;<text:reference-mark-end text:name="ZOTERO_ITEM CSL_CITATION {&quot;properties&quot;:{&quot;noteIndex&quot;:0,&quot;formattedCitation&quot;:&quot;[@lytle_use_2019-1]&quot;},&quot;schema&quot;:&quot;https://github.com/citation-style-language/schema/raw/master/csl-citation.json&quot;,&quot;citationID&quot;:&quot;bxsevwwm&quot;,&quot;citationItems&quot;:[{&quot;uris&quot;:[&quot;http://zotero.org/users/1913249/items/KMBB3CBW&quot;],&quot;suffix&quot;:&quot;&quot;,&quot;prefix&quot;:&quot;&quot;,&quot;uri&quot;:[&quot;http://zotero.org/users/1913249/items/KMBB3CBW&quot;],&quot;itemData&quot;:{&quot;source&quot;:&quot;ACM Digital Library&quot;,&quot;URL&quot;:&quot;https://dl.acm.org/doi/10.1145/3361721.3362110&quot;,&quot;collection-title&quot;:&quot;WiPSCE'19&quot;,&quot;ISBN&quot;:&quot;978-1-4503-7704-1&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age&quot;:&quot;1–6&quot;,&quot;title&quot;:&quot;From 'Use' to 'Choose': Scaffolding CT Curricula and Exploring Student Choices while Programming (Practical Report)&quot;,&quot;event-place&quot;:&quot;New York, NY, USA&quot;,&quot;issued&quot;:{&quot;date-parts&quot;:[[&quot;2019&quot;,10,23]]},&quot;publisher-place&quot;:&quot;New York, NY, USA&quot;,&quot;id&quot;:&quot;lytle_use_2019-1&quot;,&quot;title-short&quot;:&quot;From 'Use' to 'Choose'&quot;,&quot;publisher&quot;:&quot;Association for Computing Machinery&quot;,&quot;type&quot;:&quot;paper-conference&quot;,&quot;citation-key&quot;:&quot;lytle_use_2019-1&quot;,&quot;accessed&quot;:{&quot;date-parts&quot;:[[&quot;2023&quot;,6,12]]},&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container-title&quot;:&quot;Proceedings of the 14th Workshop in Primary and Secondary Computing Education&quot;},&quot;id&quot;:8703}]} RNDhvqdukcdwz"/>. Based partly on the cause of teacher stress caused by the open ended nature of the “Create” part of the model.</text:p>
      <text:p text:style-name="Text_20_body">Other researchers used to scaffold creation of coding projects by novices <text:reference-mark-start text:name="ZOTERO_ITEM CSL_CITATION {&quot;properties&quot;:{&quot;noteIndex&quot;:0,&quot;formattedCitation&quot;:&quot;[@wang_novices_2021]&quot;},&quot;schema&quot;:&quot;https://github.com/citation-style-language/schema/raw/master/csl-citation.json&quot;,&quot;citationID&quot;:&quot;hxgeervc&quot;,&quot;citationItems&quot;:[{&quot;uris&quot;:[&quot;http://zotero.org/users/1913249/items/D6ZVJHNB&quot;],&quot;suffix&quot;:&quot;&quot;,&quot;prefix&quot;:&quot;&quot;,&quot;uri&quot;:[&quot;http://zotero.org/users/1913249/items/D6ZVJHNB&quot;],&quot;itemData&quot;:{&quot;source&quot;:&quot;ACM Digital Library&quot;,&quot;URL&quot;:&quot;https://dl.acm.org/doi/10.1145/3430665.3456370&quot;,&quot;collection-title&quot;:&quot;ITiCSE '21&quot;,&quot;ISBN&quot;:&quot;978-1-4503-8214-4&quot;,&quot;DOI&quot;:&quot;10.1145/3430665.345637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age&quot;:&quot;394–400&quot;,&quot;title&quot;:&quot;Novices' Learning Barriers When Using Code Examples in Open-Ended Programming&quot;,&quot;event-place&quot;:&quot;New York, NY, USA&quot;,&quot;issued&quot;:{&quot;date-parts&quot;:[[&quot;2021&quot;,6,26]]},&quot;publisher-place&quot;:&quot;New York, NY, USA&quot;,&quot;id&quot;:&quot;wang_novices_2021&quot;,&quot;publisher&quot;:&quot;Association for Computing Machinery&quot;,&quot;type&quot;:&quot;paper-conference&quot;,&quot;citation-key&quot;:&quot;wang_novices_2021&quot;,&quot;accessed&quot;:{&quot;date-parts&quot;:[[&quot;2023&quot;,6,12]]},&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id&quot;:8698}]} RNDiiygxzepez"/>&lt;Do Zotero Refresh: [@wang_novices_2021]&gt;<text:reference-mark-end text:name="ZOTERO_ITEM CSL_CITATION {&quot;properties&quot;:{&quot;noteIndex&quot;:0,&quot;formattedCitation&quot;:&quot;[@wang_novices_2021]&quot;},&quot;schema&quot;:&quot;https://github.com/citation-style-language/schema/raw/master/csl-citation.json&quot;,&quot;citationID&quot;:&quot;hxgeervc&quot;,&quot;citationItems&quot;:[{&quot;uris&quot;:[&quot;http://zotero.org/users/1913249/items/D6ZVJHNB&quot;],&quot;suffix&quot;:&quot;&quot;,&quot;prefix&quot;:&quot;&quot;,&quot;uri&quot;:[&quot;http://zotero.org/users/1913249/items/D6ZVJHNB&quot;],&quot;itemData&quot;:{&quot;source&quot;:&quot;ACM Digital Library&quot;,&quot;URL&quot;:&quot;https://dl.acm.org/doi/10.1145/3430665.3456370&quot;,&quot;collection-title&quot;:&quot;ITiCSE '21&quot;,&quot;ISBN&quot;:&quot;978-1-4503-8214-4&quot;,&quot;DOI&quot;:&quot;10.1145/3430665.345637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age&quot;:&quot;394–400&quot;,&quot;title&quot;:&quot;Novices' Learning Barriers When Using Code Examples in Open-Ended Programming&quot;,&quot;event-place&quot;:&quot;New York, NY, USA&quot;,&quot;issued&quot;:{&quot;date-parts&quot;:[[&quot;2021&quot;,6,26]]},&quot;publisher-place&quot;:&quot;New York, NY, USA&quot;,&quot;id&quot;:&quot;wang_novices_2021&quot;,&quot;publisher&quot;:&quot;Association for Computing Machinery&quot;,&quot;type&quot;:&quot;paper-conference&quot;,&quot;citation-key&quot;:&quot;wang_novices_2021&quot;,&quot;accessed&quot;:{&quot;date-parts&quot;:[[&quot;2023&quot;,6,12]]},&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id&quot;:8698}]} RNDiiygxzepez"/> and note barriers students encoutered including, mapping barriers, other</text:p>
      <text:p text:style-name="Text_20_body"><text:span text:style-name="T1">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Text_20_body"><text:span text:style-name="T1">GAP in the research:</text:span></text:p>
      <text:p text:style-name="Text_20_body">No research for GDP pattern collection for to text code games with for CS or game studies in young people.</text:p>
      <text:h text:style-name="Heading_20_2" text:outline-level="2"><text:bookmark-start text:name="existing-responses-to-challenges"/>Existing responses to challenges<text:bookmark-end text:name="existing-responses-to-challenges"/></text:h>
      <text:p text:style-name="First_20_paragraph">The scope of this section needs clarifying. While this study takes place in a non-formal setting, the overall scope of the research questions address, in particular the development of computational fluency, is also relevant to formal settings. Thus, some of the following sections do then address formal provision.</text:p>
      <text:p text:style-name="Text_20_body">Several reports have produced recommendation for school practice. Some of which are particularly relevant to this study’s focus on supporting a project-based approach to making a digital game. These recommendations and evaluation of their uptake is integrated in the following sections.</text:p>
      <text:h text:style-name="Heading_20_3" text:outline-level="3"><text:bookmark-start text:name="digital-projects-as-an-inclusive-pedaogogy"/>Digital projects as an inclusive pedaogogy<text:bookmark-end text:name="digital-projects-as-an-inclusive-pedaogogy"/></text:h>
      <text:p text:style-name="First_20_paragraph">Livingstone’s <text:reference-mark-start text:name="ZOTERO_ITEM CSL_CITATION {&quot;properties&quot;:{&quot;noteIndex&quot;:0,&quot;formattedCitation&quot;:&quot;[@livingstone_next_2011]&quot;},&quot;schema&quot;:&quot;https://github.com/citation-style-language/schema/raw/master/csl-citation.json&quot;,&quot;citationID&quot;:&quot;laltvcxq&quot;,&quot;citationItems&quot;:[{&quot;uris&quot;:[&quot;http://zotero.org/users/1913249/items/VBXU3WDU&quot;],&quot;suffix&quot;:&quot;&quot;,&quot;prefix&quot;:&quot;&quot;,&quot;uri&quot;:[&quot;http://zotero.org/users/1913249/items/VBXU3WDU&quot;],&quot;itemData&quot;:{&quot;title&quot;:&quot;Next Gen: Transforming the UK into the world’s leading talent hub for the video games and visual effects industries&quot;,&quot;publisher&quot;:&quot;National Endowment for Science, Technology and the Arts (NESTA),&quot;,&quot;issued&quot;:{&quot;date-parts&quot;:[[&quot;2011&quot;]]},&quot;citation-key&quot;:&quot;livingstone_next_2011&quot;,&quot;type&quot;:&quot;report&quot;,&quot;author&quot;:[{&quot;family&quot;:&quot;Livingstone&quot;,&quot;given&quot;:&quot;Ian&quot;},{&quot;family&quot;:&quot;Hope&quot;,&quot;given&quot;:&quot;Alex&quot;}],&quot;id&quot;:&quot;livingstone_next_2011&quot;},&quot;id&quot;:3457}]} RNDnztjzbggfl"/>&lt;Do Zotero Refresh: [@livingstone_next_2011]&gt;<text:reference-mark-end text:name="ZOTERO_ITEM CSL_CITATION {&quot;properties&quot;:{&quot;noteIndex&quot;:0,&quot;formattedCitation&quot;:&quot;[@livingstone_next_2011]&quot;},&quot;schema&quot;:&quot;https://github.com/citation-style-language/schema/raw/master/csl-citation.json&quot;,&quot;citationID&quot;:&quot;laltvcxq&quot;,&quot;citationItems&quot;:[{&quot;uris&quot;:[&quot;http://zotero.org/users/1913249/items/VBXU3WDU&quot;],&quot;suffix&quot;:&quot;&quot;,&quot;prefix&quot;:&quot;&quot;,&quot;uri&quot;:[&quot;http://zotero.org/users/1913249/items/VBXU3WDU&quot;],&quot;itemData&quot;:{&quot;title&quot;:&quot;Next Gen: Transforming the UK into the world’s leading talent hub for the video games and visual effects industries&quot;,&quot;publisher&quot;:&quot;National Endowment for Science, Technology and the Arts (NESTA),&quot;,&quot;issued&quot;:{&quot;date-parts&quot;:[[&quot;2011&quot;]]},&quot;citation-key&quot;:&quot;livingstone_next_2011&quot;,&quot;type&quot;:&quot;report&quot;,&quot;author&quot;:[{&quot;family&quot;:&quot;Livingstone&quot;,&quot;given&quot;:&quot;Ian&quot;},{&quot;family&quot;:&quot;Hope&quot;,&quot;given&quot;:&quot;Alex&quot;}],&quot;id&quot;:&quot;livingstone_next_2011&quot;},&quot;id&quot;:3457}]} RNDnztjzbggfl"/> report focused on providing the UK games and animation industry with new talent, recommended that to implement well-supported use of games and visual animation in the school curriculum as a way to attract more young people to take digital-related subjects.</text:p>
      <text:p text:style-name="Text_20_body">The After the Reboot report <text:reference-mark-start text:name="ZOTERO_ITEM CSL_CITATION {&quot;properties&quot;:{&quot;noteIndex&quot;:0,&quot;formattedCitation&quot;:&quot;[@waite_pedagogy_2017]&quot;},&quot;schema&quot;:&quot;https://github.com/citation-style-language/schema/raw/master/csl-citation.json&quot;,&quot;citationID&quot;:&quot;xanfjllg&quot;,&quot;citationItems&quot;:[{&quot;uris&quot;:[&quot;http://zotero.org/users/1913249/items/R4M4KKC8&quot;],&quot;suffix&quot;:&quot;&quot;,&quot;prefix&quot;:&quot;&quot;,&quot;uri&quot;:[&quot;http://zotero.org/users/1913249/items/R4M4KKC8&quot;],&quot;itemData&quot;:{&quot;title&quot;:&quot;Pedagogy in teaching Computer Science in schools: A Literature Review&quot;,&quot;source&quot;:&quot;Zotero&quot;,&quot;issued&quot;:{&quot;date-parts&quot;:[[&quot;2017&quot;]]},&quot;id&quot;:&quot;waite_pedagogy_2017&quot;,&quot;publisher&quot;:&quot;Royal Society&quot;,&quot;language&quot;:&quot;en&quot;,&quot;URL&quot;:&quot;https://royalsociety.org/%7E/media/policy/projects/computing-education/literature-review-pedagogy-in-teaching.pdf&quot;,&quot;author&quot;:[{&quot;family&quot;:&quot;Waite&quot;,&quot;given&quot;:&quot;Jane&quot;}],&quot;type&quot;:&quot;report&quot;,&quot;citation-key&quot;:&quot;waite_pedagogy_2017&quot;,&quot;page&quot;:&quot;90&quot;},&quot;id&quot;:3869}]} RNDlpvpphqaam"/>&lt;Do Zotero Refresh: [@waite_pedagogy_2017]&gt;<text:reference-mark-end text:name="ZOTERO_ITEM CSL_CITATION {&quot;properties&quot;:{&quot;noteIndex&quot;:0,&quot;formattedCitation&quot;:&quot;[@waite_pedagogy_2017]&quot;},&quot;schema&quot;:&quot;https://github.com/citation-style-language/schema/raw/master/csl-citation.json&quot;,&quot;citationID&quot;:&quot;xanfjllg&quot;,&quot;citationItems&quot;:[{&quot;uris&quot;:[&quot;http://zotero.org/users/1913249/items/R4M4KKC8&quot;],&quot;suffix&quot;:&quot;&quot;,&quot;prefix&quot;:&quot;&quot;,&quot;uri&quot;:[&quot;http://zotero.org/users/1913249/items/R4M4KKC8&quot;],&quot;itemData&quot;:{&quot;title&quot;:&quot;Pedagogy in teaching Computer Science in schools: A Literature Review&quot;,&quot;source&quot;:&quot;Zotero&quot;,&quot;issued&quot;:{&quot;date-parts&quot;:[[&quot;2017&quot;]]},&quot;id&quot;:&quot;waite_pedagogy_2017&quot;,&quot;publisher&quot;:&quot;Royal Society&quot;,&quot;language&quot;:&quot;en&quot;,&quot;URL&quot;:&quot;https://royalsociety.org/%7E/media/policy/projects/computing-education/literature-review-pedagogy-in-teaching.pdf&quot;,&quot;author&quot;:[{&quot;family&quot;:&quot;Waite&quot;,&quot;given&quot;:&quot;Jane&quot;}],&quot;type&quot;:&quot;report&quot;,&quot;citation-key&quot;:&quot;waite_pedagogy_2017&quot;,&quot;page&quot;:&quot;90&quot;},&quot;id&quot;:3869}]} RNDlpvpphqaam"/>, suggested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text:p>
      <text:p text:style-name="Text_20_body">WHERE FOR THIS??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Research on inclusive approaches to digital media production explored, highlights the value of authentic projects, end products which incorporate personal creativity, and processes which incorporate a building of sense of community participation. While there is a broad consensus on how to address these issue of exclusion from computing cultures which align with the techniques of project-based learning (PBL) project work, there are contextual challenges to applying these in schools contexts. Resnick and Rusk outline key significant challenges <text:reference-mark-start text:name="ZOTERO_ITEM CSL_CITATION {&quot;properties&quot;:{&quot;noteIndex&quot;:0,&quot;formattedCitation&quot;:&quot;[-@resnick_coding_2020]&quot;},&quot;schema&quot;:&quot;https://github.com/citation-style-language/schema/raw/master/csl-citation.json&quot;,&quot;citationID&quot;:&quot;dycqyvzx&quot;,&quot;citationItems&quot;:[{&quot;suppress-author&quot;:true,&quot;uris&quot;:[&quot;http://zotero.org/users/1913249/items/VYS48CXK&quot;],&quot;suffix&quot;:&quot;&quot;,&quot;prefix&quot;:&quot;&quot;,&quot;uri&quot;:[&quot;http://zotero.org/users/1913249/items/VYS48CXK&quot;],&quot;itemData&quot;:{&quot;source&quot;:&quot;DOI.org (Crossref)&quot;,&quot;URL&quot;:&quot;https://dl.acm.org/doi/10.1145/3375546&quot;,&quot;ISSN&quot;:&quot;0001-0782, 1557-7317&quot;,&quot;language&quot;:&quot;en&quot;,&quot;container-title&quot;:&quot;Communications of the ACM&quot;,&quot;abstract&quot;:&quot;While millions of students worldwide have enjoyed coding experiences over the last decade, the next challenge is spreading educational values and approaches.&quot;,&quot;page&quot;:&quot;120-127&quot;,&quot;title&quot;:&quot;Coding at a crossroads&quot;,&quot;issue&quot;:&quot;11&quot;,&quot;issued&quot;:{&quot;date-parts&quot;:[[&quot;2020&quot;,10,22]]},&quot;id&quot;:&quot;resnick_coding_2020&quot;,&quot;volume&quot;:&quot;63&quot;,&quot;accessed&quot;:{&quot;date-parts&quot;:[[&quot;2021&quot;,12,21]]},&quot;type&quot;:&quot;article-journal&quot;,&quot;citation-key&quot;:&quot;resnick_coding_2020&quot;,&quot;author&quot;:[{&quot;family&quot;:&quot;Resnick&quot;,&quot;given&quot;:&quot;Mitchel&quot;},{&quot;family&quot;:&quot;Rusk&quot;,&quot;given&quot;:&quot;Natalie&quot;}],&quot;container-title-short&quot;:&quot;Commun. ACM&quot;,&quot;DOI&quot;:&quot;10.1145/3375546&quot;},&quot;id&quot;:3}]} RNDxgdcrbdfhm"/>&lt;Do Zotero Refresh: [-@resnick_coding_2020]&gt;<text:reference-mark-end text:name="ZOTERO_ITEM CSL_CITATION {&quot;properties&quot;:{&quot;noteIndex&quot;:0,&quot;formattedCitation&quot;:&quot;[-@resnick_coding_2020]&quot;},&quot;schema&quot;:&quot;https://github.com/citation-style-language/schema/raw/master/csl-citation.json&quot;,&quot;citationID&quot;:&quot;dycqyvzx&quot;,&quot;citationItems&quot;:[{&quot;suppress-author&quot;:true,&quot;uris&quot;:[&quot;http://zotero.org/users/1913249/items/VYS48CXK&quot;],&quot;suffix&quot;:&quot;&quot;,&quot;prefix&quot;:&quot;&quot;,&quot;uri&quot;:[&quot;http://zotero.org/users/1913249/items/VYS48CXK&quot;],&quot;itemData&quot;:{&quot;source&quot;:&quot;DOI.org (Crossref)&quot;,&quot;URL&quot;:&quot;https://dl.acm.org/doi/10.1145/3375546&quot;,&quot;ISSN&quot;:&quot;0001-0782, 1557-7317&quot;,&quot;language&quot;:&quot;en&quot;,&quot;container-title&quot;:&quot;Communications of the ACM&quot;,&quot;abstract&quot;:&quot;While millions of students worldwide have enjoyed coding experiences over the last decade, the next challenge is spreading educational values and approaches.&quot;,&quot;page&quot;:&quot;120-127&quot;,&quot;title&quot;:&quot;Coding at a crossroads&quot;,&quot;issue&quot;:&quot;11&quot;,&quot;issued&quot;:{&quot;date-parts&quot;:[[&quot;2020&quot;,10,22]]},&quot;id&quot;:&quot;resnick_coding_2020&quot;,&quot;volume&quot;:&quot;63&quot;,&quot;accessed&quot;:{&quot;date-parts&quot;:[[&quot;2021&quot;,12,21]]},&quot;type&quot;:&quot;article-journal&quot;,&quot;citation-key&quot;:&quot;resnick_coding_2020&quot;,&quot;author&quot;:[{&quot;family&quot;:&quot;Resnick&quot;,&quot;given&quot;:&quot;Mitchel&quot;},{&quot;family&quot;:&quot;Rusk&quot;,&quot;given&quot;:&quot;Natalie&quot;}],&quot;container-title-short&quot;:&quot;Commun. ACM&quot;,&quot;DOI&quot;:&quot;10.1145/3375546&quot;},&quot;id&quot;:3}]} RNDxgdcrbdfhm"/> including the lack of meaningful contexts, lack of time allocated preventing project approaches, and an over-reliance on rote instruction. ADD ANOTHER SOURCE HERE.</text:p>
      <text:h text:style-name="Heading_20_3" text:outline-level="3"><text:bookmark-start text:name="resource-provision-and-cpd"/>Resource provision and CPD<text:bookmark-end text:name="resource-provision-and-cpd"/></text:h>
      <text:p text:style-name="First_20_paragraph">The benefits of game making aligns with those of wider creative computing projects. There has been extensive publication on computing education and techniques aimed to support teachers often new to the subject. These include a new website with materials, including quick guides and writing around a set of 12 computing principles. A lot of this literature is aimed at helping teachers in a classroom context and with a focus of explaining and exploring computing context.</text:p>
      <text:p text:style-name="Text_20_body">MORE ON THIS - OTHER TIPS FROM NCCE AND LINKS TO RESOURCES. BUT NOT TOO MUCH</text:p>
      <text:p text:style-name="Text_20_body">While projects are mentioned as a principle that allows learners to deepen their understanding on computing concepts by putting them into practice. There is less on specifics of how teachers can support project work or indeed how to best develop resources to support project work in schools.</text:p>
      <text:h text:style-name="Heading_20_4" text:outline-level="4"><text:bookmark-start text:name="computing-at-schools"/>Computing at schools<text:bookmark-end text:name="computing-at-schools"/></text:h>
      <text:p text:style-name="First_20_paragraph">While based on formal education. It is worth returning to this community and the challenge of computing in schools.</text:p>
      <text:p text:style-name="Text_20_body">Coding, new for many teachers, a great response from those involved.</text:p>
      <text:h text:style-name="Heading_20_3" text:outline-level="3"><text:bookmark-start text:name="open-source-online-responses-to-the-challenge"/>Open source, online responses to the challenge<text:bookmark-end text:name="open-source-online-responses-to-the-challenge"/></text:h>
      <text:p text:style-name="First_20_paragraph">The promise of Connected Learning -</text:p>
      <text:p text:style-name="Text_20_body">this was part of the narrative</text:p>
      <text:h text:style-name="Heading_20_4" text:outline-level="4"><text:bookmark-start text:name="mozilla-an-open-source-toolset"/>Mozilla, an open source toolset<text:bookmark-end text:name="mozilla-an-open-source-toolset"/></text:h>
      <text:p text:style-name="First_20_paragraph">One of the challenges of a foundation-based approach is the sustainability of the programs involved. One counter to this is using open source toolsets and a community based, and decentralised approach to creating resources.</text:p>
      <text:p text:style-name="Text_20_body">Mozilla, acted as a broker between the open source community, and community educators who all chipped in to create teach the web.</text:p>
      <text:p text:style-name="Text_20_body">A Mozilla white paper <text:reference-mark-start text:name="ZOTERO_ITEM CSL_CITATION {&quot;properties&quot;:{&quot;noteIndex&quot;:0,&quot;formattedCitation&quot;:&quot;[@mozilla_foundation_webmaker_2014]&quot;},&quot;schema&quot;:&quot;https://github.com/citation-style-language/schema/raw/master/csl-citation.json&quot;,&quot;citationID&quot;:&quot;rssciosy&quot;,&quot;citationItems&quot;:[{&quot;uris&quot;:[&quot;http://zotero.org/users/1913249/items/MRBIFKUU&quot;],&quot;suffix&quot;:&quot;&quot;,&quot;prefix&quot;:&quot;&quot;,&quot;uri&quot;:[&quot;http://zotero.org/users/1913249/items/MRBIFKUU&quot;],&quot;itemData&quot;:{&quot;accessed&quot;:{&quot;date-parts&quot;:[[&quot;2015&quot;,5,9]]},&quot;URL&quot;:&quot;https://wiki.mozilla.org/Webmaker/Whitepaper&quot;,&quot;type&quot;:&quot;webpage&quot;,&quot;issued&quot;:{&quot;date-parts&quot;:[[&quot;2014&quot;]]},&quot;author&quot;:[{&quot;literal&quot;:&quot;Mozilla Foundation&quot;}],&quot;title&quot;:&quot;Webmaker Whitepaper&quot;,&quot;citation-key&quot;:&quot;mozilla_foundation_webmaker_2014&quot;,&quot;id&quot;:&quot;mozilla_foundation_webmaker_2014&quot;},&quot;id&quot;:1091}]} RNDwizwucvxtt"/>&lt;Do Zotero Refresh: [@mozilla_foundation_webmaker_2014]&gt;<text:reference-mark-end text:name="ZOTERO_ITEM CSL_CITATION {&quot;properties&quot;:{&quot;noteIndex&quot;:0,&quot;formattedCitation&quot;:&quot;[@mozilla_foundation_webmaker_2014]&quot;},&quot;schema&quot;:&quot;https://github.com/citation-style-language/schema/raw/master/csl-citation.json&quot;,&quot;citationID&quot;:&quot;rssciosy&quot;,&quot;citationItems&quot;:[{&quot;uris&quot;:[&quot;http://zotero.org/users/1913249/items/MRBIFKUU&quot;],&quot;suffix&quot;:&quot;&quot;,&quot;prefix&quot;:&quot;&quot;,&quot;uri&quot;:[&quot;http://zotero.org/users/1913249/items/MRBIFKUU&quot;],&quot;itemData&quot;:{&quot;accessed&quot;:{&quot;date-parts&quot;:[[&quot;2015&quot;,5,9]]},&quot;URL&quot;:&quot;https://wiki.mozilla.org/Webmaker/Whitepaper&quot;,&quot;type&quot;:&quot;webpage&quot;,&quot;issued&quot;:{&quot;date-parts&quot;:[[&quot;2014&quot;]]},&quot;author&quot;:[{&quot;literal&quot;:&quot;Mozilla Foundation&quot;}],&quot;title&quot;:&quot;Webmaker Whitepaper&quot;,&quot;citation-key&quot;:&quot;mozilla_foundation_webmaker_2014&quot;,&quot;id&quot;:&quot;mozilla_foundation_webmaker_2014&quot;},&quot;id&quot;:1091}]} RNDwizwucvxtt"/> outlines the power of exploring web technology as an empowering activity. As part of their teach the web and web literacy programme, Mozilla created internet browser based tools to support of novices investigate and to remix HTML pages. They also created several online and real-life communities sharing activities drawing on home interests to explore authentic web technologies, and the digital literacy elements needed to be an effective citizen. <text:reference-mark-start text:name="ZOTERO_ITEM CSL_CITATION {&quot;properties&quot;:{&quot;noteIndex&quot;:0,&quot;formattedCitation&quot;:&quot;[@thorne_clubs_2015]&quot;},&quot;schema&quot;:&quot;https://github.com/citation-style-language/schema/raw/master/csl-citation.json&quot;,&quot;citationID&quot;:&quot;stqpzusr&quot;,&quot;citationItems&quot;:[{&quot;uris&quot;:[&quot;http://zotero.org/users/1913249/items/J4X6L9CF&quot;],&quot;suffix&quot;:&quot;&quot;,&quot;prefix&quot;:&quot;&quot;,&quot;uri&quot;:[&quot;http://zotero.org/users/1913249/items/J4X6L9CF&quot;],&quot;itemData&quot;:{&quot;title&quot;:&quot;Clubs: Web Literacy Basics curriculum&quot;,&quot;issued&quot;:{&quot;date-parts&quot;:[[&quot;2015&quot;]]},&quot;id&quot;:&quot;thorne_clubs_2015&quot;,&quot;title-short&quot;:&quot;Clubs&quot;,&quot;URL&quot;:&quot;https://michellethorne.cc/2015/03/clubs-web-literacy-basics-curriculum/&quot;,&quot;language&quot;:&quot;en-US&quot;,&quot;container-title&quot;:&quot;Mozilla Clubs&quot;,&quot;citation-key&quot;:&quot;thorne_clubs_2015&quot;,&quot;type&quot;:&quot;post-weblog&quot;,&quot;accessed&quot;:{&quot;date-parts&quot;:[[&quot;2024&quot;,7,11]]},&quot;author&quot;:[{&quot;family&quot;:&quot;Thorne&quot;,&quot;given&quot;:&quot;Michelle&quot;}]},&quot;id&quot;:9602}]} RNDvvxdhovare"/>&lt;Do Zotero Refresh: [@thorne_clubs_2015]&gt;<text:reference-mark-end text:name="ZOTERO_ITEM CSL_CITATION {&quot;properties&quot;:{&quot;noteIndex&quot;:0,&quot;formattedCitation&quot;:&quot;[@thorne_clubs_2015]&quot;},&quot;schema&quot;:&quot;https://github.com/citation-style-language/schema/raw/master/csl-citation.json&quot;,&quot;citationID&quot;:&quot;stqpzusr&quot;,&quot;citationItems&quot;:[{&quot;uris&quot;:[&quot;http://zotero.org/users/1913249/items/J4X6L9CF&quot;],&quot;suffix&quot;:&quot;&quot;,&quot;prefix&quot;:&quot;&quot;,&quot;uri&quot;:[&quot;http://zotero.org/users/1913249/items/J4X6L9CF&quot;],&quot;itemData&quot;:{&quot;title&quot;:&quot;Clubs: Web Literacy Basics curriculum&quot;,&quot;issued&quot;:{&quot;date-parts&quot;:[[&quot;2015&quot;]]},&quot;id&quot;:&quot;thorne_clubs_2015&quot;,&quot;title-short&quot;:&quot;Clubs&quot;,&quot;URL&quot;:&quot;https://michellethorne.cc/2015/03/clubs-web-literacy-basics-curriculum/&quot;,&quot;language&quot;:&quot;en-US&quot;,&quot;container-title&quot;:&quot;Mozilla Clubs&quot;,&quot;citation-key&quot;:&quot;thorne_clubs_2015&quot;,&quot;type&quot;:&quot;post-weblog&quot;,&quot;accessed&quot;:{&quot;date-parts&quot;:[[&quot;2024&quot;,7,11]]},&quot;author&quot;:[{&quot;family&quot;:&quot;Thorne&quot;,&quot;given&quot;:&quot;Michelle&quot;}]},&quot;id&quot;:9602}]} RNDvvxdhovare"/>.</text:p>
      <text:p text:style-name="Text_20_body">In 2015 I contributed a short line course called Quacking Javascript to this webmaker curriclum. In my report on the underlying pedagogical approaches <text:reference-mark-start text:name="ZOTERO_ITEM CSL_CITATION {&quot;properties&quot;:{&quot;noteIndex&quot;:0,&quot;formattedCitation&quot;:&quot;[@chesterman_webmaking_2015]&quot;},&quot;schema&quot;:&quot;https://github.com/citation-style-language/schema/raw/master/csl-citation.json&quot;,&quot;citationID&quot;:&quot;okcktbhn&quot;,&quot;citationItems&quot;:[{&quot;uris&quot;:[&quot;http://zotero.org/users/1913249/items/UIIVWFPB&quot;],&quot;suffix&quot;:&quot;&quot;,&quot;prefix&quot;:&quot;&quot;,&quot;uri&quot;:[&quot;http://zotero.org/users/1913249/items/UIIVWFPB&quot;],&quot;itemData&quot;:{&quot;accessed&quot;:{&quot;date-parts&quot;:[[&quot;2016&quot;,3,19]]},&quot;URL&quot;:&quot;http://digitalducks.org/blog/project-report-webmaking/&quot;,&quot;type&quot;:&quot;webpage&quot;,&quot;issued&quot;:{&quot;date-parts&quot;:[[&quot;2015&quot;]]},&quot;author&quot;:[{&quot;family&quot;:&quot;Chesterman&quot;,&quot;given&quot;:&quot;Mick&quot;}],&quot;title&quot;:&quot;Webmaking using Javascript to promote student engagement and constructivist learning approaches at KS3&quot;,&quot;citation-key&quot;:&quot;chesterman_webmaking_2015&quot;,&quot;id&quot;:&quot;chesterman_webmaking_2015&quot;},&quot;id&quot;:1019}]} RNDeckxvdqmtq"/>&lt;Do Zotero Refresh: [@chesterman_webmaking_2015]&gt;<text:reference-mark-end text:name="ZOTERO_ITEM CSL_CITATION {&quot;properties&quot;:{&quot;noteIndex&quot;:0,&quot;formattedCitation&quot;:&quot;[@chesterman_webmaking_2015]&quot;},&quot;schema&quot;:&quot;https://github.com/citation-style-language/schema/raw/master/csl-citation.json&quot;,&quot;citationID&quot;:&quot;okcktbhn&quot;,&quot;citationItems&quot;:[{&quot;uris&quot;:[&quot;http://zotero.org/users/1913249/items/UIIVWFPB&quot;],&quot;suffix&quot;:&quot;&quot;,&quot;prefix&quot;:&quot;&quot;,&quot;uri&quot;:[&quot;http://zotero.org/users/1913249/items/UIIVWFPB&quot;],&quot;itemData&quot;:{&quot;accessed&quot;:{&quot;date-parts&quot;:[[&quot;2016&quot;,3,19]]},&quot;URL&quot;:&quot;http://digitalducks.org/blog/project-report-webmaking/&quot;,&quot;type&quot;:&quot;webpage&quot;,&quot;issued&quot;:{&quot;date-parts&quot;:[[&quot;2015&quot;]]},&quot;author&quot;:[{&quot;family&quot;:&quot;Chesterman&quot;,&quot;given&quot;:&quot;Mick&quot;}],&quot;title&quot;:&quot;Webmaking using Javascript to promote student engagement and constructivist learning approaches at KS3&quot;,&quot;citation-key&quot;:&quot;chesterman_webmaking_2015&quot;,&quot;id&quot;:&quot;chesterman_webmaking_2015&quot;},&quot;id&quot;:1019}]} RNDeckxvdqmtq"/>, I outlined the following possibilities to increase participant engagement; playful approaches, use of games, and the ability for participants to incorporate popular culture and home interests into their work.</text:p>
      <text:p text:style-name="Text_20_body">There were limits to the take up of the curriclum but the Thimble community was active while it lasted and created some good resources.</text:p>
      <text:h text:style-name="Heading_20_3" text:outline-level="3"><text:bookmark-start text:name="grass-roots-community-responses"/>Grass Roots community responses<text:bookmark-end text:name="grass-roots-community-responses"/></text:h>
      <text:p text:style-name="First_20_paragraph">FCL worked to expose limits to the online resources and communities.</text:p>
      <text:h text:style-name="Heading_20_4" text:outline-level="4"><text:bookmark-start text:name="code-club-coder-dojo-and-raspberry-jam---a-community-responses-to-the-needs-of-informal"/>Code Club, Coder Dojo and Raspberry Jam - a community responses to the needs of informal<text:bookmark-end text:name="code-club-coder-dojo-and-raspberry-jam---a-community-responses-to-the-needs-of-informal"/></text:h>
      <text:p text:style-name="First_20_paragraph">A grass roots approach drawing on enthusiasts.</text:p>
      <text:p text:style-name="Text_20_body">A large take up of enthusiastic community activity in response to a model encouraging others to organise their own events.</text:p>
      <text:p text:style-name="Text_20_body">In terms of the aims of this literature review to identify pedagogical approaches, while the setting and espoused ethos of the club is towards informal approaches, the resources provided to support clubs, are nearly exclusively instructional in design.</text:p>
      <text:p text:style-name="Text_20_body">Although research shows that only a small number of code club respondents used such resources <text:reference-mark-start text:name="ZOTERO_ITEM CSL_CITATION {&quot;properties&quot;:{&quot;noteIndex&quot;:0,&quot;formattedCitation&quot;:&quot;[@aivaloglou_how_2019]&quot;},&quot;schema&quot;:&quot;https://github.com/citation-style-language/schema/raw/master/csl-citation.json&quot;,&quot;citationID&quot;:&quot;hmhdhfgo&quot;,&quot;citationItems&quot;:[{&quot;uris&quot;:[&quot;http://zotero.org/users/1913249/items/XB98VRSN&quot;],&quot;suffix&quot;:&quot;&quot;,&quot;prefix&quot;:&quot;&quot;,&quot;uri&quot;:[&quot;http://zotero.org/users/1913249/items/XB98VRSN&quot;],&quot;itemData&quot;:{&quot;source&quot;:&quot;DOI.org (Crossref)&quot;,&quot;URL&quot;:&quot;https://dl.acm.org/doi/10.1145/3364510.3364514&quot;,&quot;ISBN&quot;:&quot;978-1-4503-7715-7&quot;,&quot;DOI&quot;:&quot;10.1145/3364510.3364514&quot;,&quot;author&quot;:[{&quot;family&quot;:&quot;Aivaloglou&quot;,&quot;given&quot;:&quot;Efthimia&quot;},{&quot;family&quot;:&quot;Hermans&quot;,&quot;given&quot;:&quot;Felienne&quot;}],&quot;page&quot;:&quot;1-10&quot;,&quot;accessed&quot;:{&quot;date-parts&quot;:[[&quot;2020&quot;,6,13]]},&quot;event-place&quot;:&quot;Koli Finland&quot;,&quot;event-title&quot;:&quot;Koli Calling '19: 19th Koli Calling International Conference on Computing Education Research&quot;,&quot;issued&quot;:{&quot;date-parts&quot;:[[&quot;2019&quot;,11,21]]},&quot;publisher-place&quot;:&quot;Koli Finland&quot;,&quot;id&quot;:&quot;aivaloglou_how_2019&quot;,&quot;title-short&quot;:&quot;How is programming taught in code clubs?&quot;,&quot;publisher&quot;:&quot;ACM&quot;,&quot;type&quot;:&quot;paper-conference&quot;,&quot;title&quot;:&quot;How is programming taught in code clubs? Exploring the experiences and gender perceptions of code club teachers&quot;,&quot;citation-key&quot;:&quot;aivaloglou_how_2019&quot;,&quot;language&quot;:&quot;en&quot;,&quot;container-title&quot;:&quot;Proceedings of the 19th Koli Calling International Conference on Computing Education Research&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d&quot;:3539}]} RNDucplhdwknp"/>&lt;Do Zotero Refresh: [@aivaloglou_how_2019]&gt;<text:reference-mark-end text:name="ZOTERO_ITEM CSL_CITATION {&quot;properties&quot;:{&quot;noteIndex&quot;:0,&quot;formattedCitation&quot;:&quot;[@aivaloglou_how_2019]&quot;},&quot;schema&quot;:&quot;https://github.com/citation-style-language/schema/raw/master/csl-citation.json&quot;,&quot;citationID&quot;:&quot;hmhdhfgo&quot;,&quot;citationItems&quot;:[{&quot;uris&quot;:[&quot;http://zotero.org/users/1913249/items/XB98VRSN&quot;],&quot;suffix&quot;:&quot;&quot;,&quot;prefix&quot;:&quot;&quot;,&quot;uri&quot;:[&quot;http://zotero.org/users/1913249/items/XB98VRSN&quot;],&quot;itemData&quot;:{&quot;source&quot;:&quot;DOI.org (Crossref)&quot;,&quot;URL&quot;:&quot;https://dl.acm.org/doi/10.1145/3364510.3364514&quot;,&quot;ISBN&quot;:&quot;978-1-4503-7715-7&quot;,&quot;DOI&quot;:&quot;10.1145/3364510.3364514&quot;,&quot;author&quot;:[{&quot;family&quot;:&quot;Aivaloglou&quot;,&quot;given&quot;:&quot;Efthimia&quot;},{&quot;family&quot;:&quot;Hermans&quot;,&quot;given&quot;:&quot;Felienne&quot;}],&quot;page&quot;:&quot;1-10&quot;,&quot;accessed&quot;:{&quot;date-parts&quot;:[[&quot;2020&quot;,6,13]]},&quot;event-place&quot;:&quot;Koli Finland&quot;,&quot;event-title&quot;:&quot;Koli Calling '19: 19th Koli Calling International Conference on Computing Education Research&quot;,&quot;issued&quot;:{&quot;date-parts&quot;:[[&quot;2019&quot;,11,21]]},&quot;publisher-place&quot;:&quot;Koli Finland&quot;,&quot;id&quot;:&quot;aivaloglou_how_2019&quot;,&quot;title-short&quot;:&quot;How is programming taught in code clubs?&quot;,&quot;publisher&quot;:&quot;ACM&quot;,&quot;type&quot;:&quot;paper-conference&quot;,&quot;title&quot;:&quot;How is programming taught in code clubs? Exploring the experiences and gender perceptions of code club teachers&quot;,&quot;citation-key&quot;:&quot;aivaloglou_how_2019&quot;,&quot;language&quot;:&quot;en&quot;,&quot;container-title&quot;:&quot;Proceedings of the 19th Koli Calling International Conference on Computing Education Research&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d&quot;:3539}]} RNDucplhdwknp"/>, preferring an less-structured approach, which is therefore not supported.</text:p>
      <text:p text:style-name="Text_20_body">All three projects have been subsumed into the RPI foundation raising issues of how much it is optimal for support to be concentrated in one organisation.</text:p>
      <text:h text:style-name="Heading_20_2" text:outline-level="2"><text:bookmark-start text:name="conclusion"/>Conclusion<text:bookmark-end text:name="conclusion"/></text:h>
      <text:h text:style-name="Heading_20_3" text:outline-level="3"><text:bookmark-start text:name="synthesis-of-chapter-discussion"/>Synthesis of chapter / discussion<text:bookmark-end text:name="synthesis-of-chapter-discussion"/></text:h>
      <text:p text:style-name="First_20_paragraph">A shorter summary leading up to the detailed problem statement of the thesis.</text:p>
      <text:p text:style-name="Text_20_body">Including some of the following elements</text:p>
      <text:list text:style-name="L29">
        <text:list-item>
          <text:p text:style-name="P36"><text:span text:style-name="T1">Guided participation: </text:span>There is a stream in the research which critiques not-only instruction-based approaches but also child-led discovery within magically designed tools and communities. Rogoff’s take on guided participation as between these poles informs this study.</text:p>
        </text:list-item>
        <text:list-item>
          <text:p text:style-name="P36"><text:span text:style-name="T1">Tensions surrounding authenticity of tool use:</text:span> my desire to link with developer communities and the world of open sources introduces tensions.</text:p>
        </text:list-item>
        <text:list-item>
          <text:p text:style-name="P36"><text:span text:style-name="T1">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36"><text:span text:style-name="T1">Structural challenges continue but the stuggle continues:</text:span> schools, curriculum etc, financial sustainability, limits of sustained volunteer activities, - however change is possible, this research provides a possible avenue.</text:p>
        </text:list-item>
      </text:list>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list text:style-name="L30">
        <text:list-item>
          <text:p text:style-name="P37">Discussion of implications of synthesis of the Literature review</text:p>
        </text:list-item>
        <text:list-item>
          <text:p text:style-name="P37">Description on how the RQs frame the problem to help an investigation via the data gathered.</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text:bookmark-start text:name="holding-zone-for-the-chop"/>Holding Zone / For the Chop?<text:bookmark-end text:name="holding-zone-for-the-chop"/></text:h>
      <text:h text:style-name="Heading_20_2" text:outline-level="2"><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31">
        <text:list-item>
          <text:p text:style-name="P38">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properties&quot;:{&quot;noteIndex&quot;:0,&quot;formattedCitation&quot;:&quot;[@gomes2007learning]&quot;},&quot;schema&quot;:&quot;https://github.com/citation-style-language/schema/raw/master/csl-citation.json&quot;,&quot;citationID&quot;:&quot;mvdqxoot&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reglvoxdrf"/>&lt;Do Zotero Refresh: [@gomes2007learning]&gt;<text:reference-mark-end text:name="ZOTERO_ITEM CSL_CITATION {&quot;properties&quot;:{&quot;noteIndex&quot;:0,&quot;formattedCitation&quot;:&quot;[@gomes2007learning]&quot;},&quot;schema&quot;:&quot;https://github.com/citation-style-language/schema/raw/master/csl-citation.json&quot;,&quot;citationID&quot;:&quot;mvdqxoot&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reglvoxdrf"/> <text:reference-mark-start text:name="ZOTERO_ITEM CSL_CITATION {&quot;properties&quot;:{&quot;noteIndex&quot;:0,&quot;formattedCitation&quot;:&quot;[@joao_cross-analysis_2019]&quot;},&quot;schema&quot;:&quot;https://github.com/citation-style-language/schema/raw/master/csl-citation.json&quot;,&quot;citationID&quot;:&quot;iyucbjoi&quot;,&quot;citationItems&quot;:[{&quot;uris&quot;:[&quot;http://zotero.org/users/1913249/items/C7CNB5XA&quot;],&quot;suffix&quot;:&quot;&quot;,&quot;prefix&quot;:&quot;&quot;,&quot;uri&quot;:[&quot;http://zotero.org/users/1913249/items/C7CNB5XA&quot;],&quot;itemData&quot;:{&quot;source&quot;:&quot;www.mdpi.com&quot;,&quot;URL&quot;:&quot;https://www.mdpi.com/2227-7102/9/3/181&quot;,&quot;license&quot;:&quot;http://creativecommons.org/licenses/by/3.0/&quot;,&quot;ISSN&quot;:&quot;2227-7102&quot;,&quot;language&quot;:&quot;en&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accessed&quot;:{&quot;date-parts&quot;:[[&quot;2023&quot;,12,3]]},&quot;issue&quot;:&quot;3&quot;,&quot;issued&quot;:{&quot;date-parts&quot;:[[&quot;2019&quot;,9]]},&quot;id&quot;:&quot;joao_cross-analysis_2019&quot;,&quot;volume&quot;:&quot;9&quot;,&quot;publisher&quot;:&quot;Multidisciplinary Digital Publishing Institute&quot;,&quot;type&quot;:&quot;article-journal&quot;,&quot;title&quot;:&quot;A Cross-analysis of Block-based and Visual Programming Apps with Computer Science Student-Teachers&quot;,&quot;citation-key&quot;:&quot;joao_cross-analysis_2019&quot;,&quot;number&quot;:&quot;3&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id&quot;:9093}]} RNDmksaafvdwt"/>&lt;Do Zotero Refresh: [@joao_cross-analysis_2019]&gt;<text:reference-mark-end text:name="ZOTERO_ITEM CSL_CITATION {&quot;properties&quot;:{&quot;noteIndex&quot;:0,&quot;formattedCitation&quot;:&quot;[@joao_cross-analysis_2019]&quot;},&quot;schema&quot;:&quot;https://github.com/citation-style-language/schema/raw/master/csl-citation.json&quot;,&quot;citationID&quot;:&quot;iyucbjoi&quot;,&quot;citationItems&quot;:[{&quot;uris&quot;:[&quot;http://zotero.org/users/1913249/items/C7CNB5XA&quot;],&quot;suffix&quot;:&quot;&quot;,&quot;prefix&quot;:&quot;&quot;,&quot;uri&quot;:[&quot;http://zotero.org/users/1913249/items/C7CNB5XA&quot;],&quot;itemData&quot;:{&quot;source&quot;:&quot;www.mdpi.com&quot;,&quot;URL&quot;:&quot;https://www.mdpi.com/2227-7102/9/3/181&quot;,&quot;license&quot;:&quot;http://creativecommons.org/licenses/by/3.0/&quot;,&quot;ISSN&quot;:&quot;2227-7102&quot;,&quot;language&quot;:&quot;en&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accessed&quot;:{&quot;date-parts&quot;:[[&quot;2023&quot;,12,3]]},&quot;issue&quot;:&quot;3&quot;,&quot;issued&quot;:{&quot;date-parts&quot;:[[&quot;2019&quot;,9]]},&quot;id&quot;:&quot;joao_cross-analysis_2019&quot;,&quot;volume&quot;:&quot;9&quot;,&quot;publisher&quot;:&quot;Multidisciplinary Digital Publishing Institute&quot;,&quot;type&quot;:&quot;article-journal&quot;,&quot;title&quot;:&quot;A Cross-analysis of Block-based and Visual Programming Apps with Computer Science Student-Teachers&quot;,&quot;citation-key&quot;:&quot;joao_cross-analysis_2019&quot;,&quot;number&quot;:&quot;3&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id&quot;:9093}]} RNDmksaafvdwt"/>. and here</text:p>
      <text:p text:style-name="P39">&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properties&quot;:{&quot;noteIndex&quot;:0,&quot;formattedCitation&quot;:&quot;[@joao_cross-analysis_2019]&quot;},&quot;schema&quot;:&quot;https://github.com/citation-style-language/schema/raw/master/csl-citation.json&quot;,&quot;citationID&quot;:&quot;sknjpuvk&quot;,&quot;citationItems&quot;:[{&quot;uris&quot;:[&quot;http://zotero.org/users/1913249/items/C7CNB5XA&quot;],&quot;suffix&quot;:&quot;&quot;,&quot;prefix&quot;:&quot;&quot;,&quot;uri&quot;:[&quot;http://zotero.org/users/1913249/items/C7CNB5XA&quot;],&quot;itemData&quot;:{&quot;source&quot;:&quot;www.mdpi.com&quot;,&quot;URL&quot;:&quot;https://www.mdpi.com/2227-7102/9/3/181&quot;,&quot;license&quot;:&quot;http://creativecommons.org/licenses/by/3.0/&quot;,&quot;ISSN&quot;:&quot;2227-7102&quot;,&quot;language&quot;:&quot;en&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accessed&quot;:{&quot;date-parts&quot;:[[&quot;2023&quot;,12,3]]},&quot;issue&quot;:&quot;3&quot;,&quot;issued&quot;:{&quot;date-parts&quot;:[[&quot;2019&quot;,9]]},&quot;id&quot;:&quot;joao_cross-analysis_2019&quot;,&quot;volume&quot;:&quot;9&quot;,&quot;publisher&quot;:&quot;Multidisciplinary Digital Publishing Institute&quot;,&quot;type&quot;:&quot;article-journal&quot;,&quot;title&quot;:&quot;A Cross-analysis of Block-based and Visual Programming Apps with Computer Science Student-Teachers&quot;,&quot;citation-key&quot;:&quot;joao_cross-analysis_2019&quot;,&quot;number&quot;:&quot;3&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id&quot;:9093}]} RNDitnaywysya"/>&lt;Do Zotero Refresh: [@joao_cross-analysis_2019]&gt;<text:reference-mark-end text:name="ZOTERO_ITEM CSL_CITATION {&quot;properties&quot;:{&quot;noteIndex&quot;:0,&quot;formattedCitation&quot;:&quot;[@joao_cross-analysis_2019]&quot;},&quot;schema&quot;:&quot;https://github.com/citation-style-language/schema/raw/master/csl-citation.json&quot;,&quot;citationID&quot;:&quot;sknjpuvk&quot;,&quot;citationItems&quot;:[{&quot;uris&quot;:[&quot;http://zotero.org/users/1913249/items/C7CNB5XA&quot;],&quot;suffix&quot;:&quot;&quot;,&quot;prefix&quot;:&quot;&quot;,&quot;uri&quot;:[&quot;http://zotero.org/users/1913249/items/C7CNB5XA&quot;],&quot;itemData&quot;:{&quot;source&quot;:&quot;www.mdpi.com&quot;,&quot;URL&quot;:&quot;https://www.mdpi.com/2227-7102/9/3/181&quot;,&quot;license&quot;:&quot;http://creativecommons.org/licenses/by/3.0/&quot;,&quot;ISSN&quot;:&quot;2227-7102&quot;,&quot;language&quot;:&quot;en&quot;,&quot;DOI&quot;:&quot;10.3390/educsci9030181&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page&quot;:&quot;181&quot;,&quot;accessed&quot;:{&quot;date-parts&quot;:[[&quot;2023&quot;,12,3]]},&quot;issue&quot;:&quot;3&quot;,&quot;issued&quot;:{&quot;date-parts&quot;:[[&quot;2019&quot;,9]]},&quot;id&quot;:&quot;joao_cross-analysis_2019&quot;,&quot;volume&quot;:&quot;9&quot;,&quot;publisher&quot;:&quot;Multidisciplinary Digital Publishing Institute&quot;,&quot;type&quot;:&quot;article-journal&quot;,&quot;title&quot;:&quot;A Cross-analysis of Block-based and Visual Programming Apps with Computer Science Student-Teachers&quot;,&quot;citation-key&quot;:&quot;joao_cross-analysis_2019&quot;,&quot;number&quot;:&quot;3&quot;,&quot;author&quot;:[{&quot;family&quot;:&quot;João&quot;,&quot;given&quot;:&quot;Piedade&quot;},{&quot;family&quot;:&quot;Nuno&quot;,&quot;given&quot;:&quot;Dorotea&quot;},{&quot;family&quot;:&quot;Fábio&quot;,&quot;given&quot;:&quot;Sampaio Ferrentini&quot;},{&quot;family&quot;:&quot;Ana&quot;,&quot;given&quot;:&quot;Pedro&quot;}],&quot;container-title&quot;:&quot;Education Sciences&quot;},&quot;id&quot;:9093}]} RNDitnaywysya"/>.</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properties&quot;:{&quot;noteIndex&quot;:0,&quot;formattedCitation&quot;:&quot;[@gomes2007learning]&quot;},&quot;schema&quot;:&quot;https://github.com/citation-style-language/schema/raw/master/csl-citation.json&quot;,&quot;citationID&quot;:&quot;bmioxboy&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gkcdeunrec"/>&lt;Do Zotero Refresh: [@gomes2007learning]&gt;<text:reference-mark-end text:name="ZOTERO_ITEM CSL_CITATION {&quot;properties&quot;:{&quot;noteIndex&quot;:0,&quot;formattedCitation&quot;:&quot;[@gomes2007learning]&quot;},&quot;schema&quot;:&quot;https://github.com/citation-style-language/schema/raw/master/csl-citation.json&quot;,&quot;citationID&quot;:&quot;bmioxboy&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gkcdeunrec"/></text:p>
      <text:p text:style-name="Text_20_body">Issues of needing levels of abstraction in learning programming <text:reference-mark-start text:name="ZOTERO_ITEM CSL_CITATION {&quot;properties&quot;:{&quot;noteIndex&quot;:0,&quot;formattedCitation&quot;:&quot;[@gomes2007learning]&quot;},&quot;schema&quot;:&quot;https://github.com/citation-style-language/schema/raw/master/csl-citation.json&quot;,&quot;citationID&quot;:&quot;lznutbur&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xtjvtliczg"/>&lt;Do Zotero Refresh: [@gomes2007learning]&gt;<text:reference-mark-end text:name="ZOTERO_ITEM CSL_CITATION {&quot;properties&quot;:{&quot;noteIndex&quot;:0,&quot;formattedCitation&quot;:&quot;[@gomes2007learning]&quot;},&quot;schema&quot;:&quot;https://github.com/citation-style-language/schema/raw/master/csl-citation.json&quot;,&quot;citationID&quot;:&quot;lznutbur&quot;,&quot;citationItems&quot;:[{&quot;uris&quot;:[&quot;http://zotero.org/users/1913249/items/JRKNFC9F&quot;],&quot;suffix&quot;:&quot;&quot;,&quot;prefix&quot;:&quot;&quot;,&quot;uri&quot;:[&quot;http://zotero.org/users/1913249/items/JRKNFC9F&quot;],&quot;itemData&quot;:{&quot;title&quot;:&quot;Learning to program-difficulties and solutions&quot;,&quot;volume&quot;:&quot;7&quot;,&quot;type&quot;:&quot;paper-conference&quot;,&quot;container-title&quot;:&quot;International conference on engineering Education–ICEE&quot;,&quot;citation-key&quot;:&quot;gomes2007learning&quot;,&quot;issued&quot;:{&quot;date-parts&quot;:[[&quot;2007&quot;]]},&quot;author&quot;:[{&quot;family&quot;:&quot;Gomes&quot;,&quot;given&quot;:&quot;Anabela&quot;},{&quot;family&quot;:&quot;Mendes&quot;,&quot;given&quot;:&quot;António José&quot;}],&quot;id&quot;:&quot;gomes2007learning&quot;},&quot;id&quot;:9092}]} RNDxtjvtliczg"/>.</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properties&quot;:{&quot;noteIndex&quot;:0,&quot;formattedCitation&quot;:&quot;[@yu_survey_2018]&quot;},&quot;schema&quot;:&quot;https://github.com/citation-style-language/schema/raw/master/csl-citation.json&quot;,&quot;citationID&quot;:&quot;eoelzgod&quot;,&quot;citationItems&quot;:[{&quot;uris&quot;:[&quot;http://zotero.org/users/1913249/items/FC7LF8E6&quot;],&quot;suffix&quot;:&quot;&quot;,&quot;prefix&quot;:&quot;&quot;,&quot;uri&quot;:[&quot;http://zotero.org/users/1913249/items/FC7LF8E6&quot;],&quot;itemData&quot;:{&quot;source&quot;:&quot;Crossref&quot;,&quot;URL&quot;:&quot;http://dl.acm.org/citation.cfm?doid=3202185.3202738&quot;,&quot;ISBN&quot;:&quot;978-1-4503-5152-2&quot;,&quot;DOI&quot;:&quot;10.1145/3202185.3202738&quot;,&quot;author&quot;:[{&quot;family&quot;:&quot;Yu&quot;,&quot;given&quot;:&quot;Junnan&quot;},{&quot;family&quot;:&quot;Roque&quot;,&quot;given&quot;:&quot;Ricarose&quot;}],&quot;page&quot;:&quot;289-299&quot;,&quot;accessed&quot;:{&quot;date-parts&quot;:[[&quot;2018&quot;,10,30]]},&quot;event-place&quot;:&quot;Trondheim, Norway&quot;,&quot;event-title&quot;:&quot;the 17th ACM Conference&quot;,&quot;issued&quot;:{&quot;date-parts&quot;:[[&quot;2018&quot;]]},&quot;publisher-place&quot;:&quot;Trondheim, Norway&quot;,&quot;id&quot;:&quot;yu_survey_2018&quot;,&quot;publisher&quot;:&quot;ACM Press&quot;,&quot;type&quot;:&quot;paper-conference&quot;,&quot;title&quot;:&quot;A survey of computational kits for young children&quot;,&quot;citation-key&quot;:&quot;yu_survey_2018&quot;,&quot;language&quot;:&quot;en&quot;,&quot;container-title&quot;:&quot;Proceedings of the 17th ACM Conference on Interaction Design and Children  - IDC '1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2837}]} RNDabveegerbx"/>&lt;Do Zotero Refresh: [@yu_survey_2018]&gt;<text:reference-mark-end text:name="ZOTERO_ITEM CSL_CITATION {&quot;properties&quot;:{&quot;noteIndex&quot;:0,&quot;formattedCitation&quot;:&quot;[@yu_survey_2018]&quot;},&quot;schema&quot;:&quot;https://github.com/citation-style-language/schema/raw/master/csl-citation.json&quot;,&quot;citationID&quot;:&quot;eoelzgod&quot;,&quot;citationItems&quot;:[{&quot;uris&quot;:[&quot;http://zotero.org/users/1913249/items/FC7LF8E6&quot;],&quot;suffix&quot;:&quot;&quot;,&quot;prefix&quot;:&quot;&quot;,&quot;uri&quot;:[&quot;http://zotero.org/users/1913249/items/FC7LF8E6&quot;],&quot;itemData&quot;:{&quot;source&quot;:&quot;Crossref&quot;,&quot;URL&quot;:&quot;http://dl.acm.org/citation.cfm?doid=3202185.3202738&quot;,&quot;ISBN&quot;:&quot;978-1-4503-5152-2&quot;,&quot;DOI&quot;:&quot;10.1145/3202185.3202738&quot;,&quot;author&quot;:[{&quot;family&quot;:&quot;Yu&quot;,&quot;given&quot;:&quot;Junnan&quot;},{&quot;family&quot;:&quot;Roque&quot;,&quot;given&quot;:&quot;Ricarose&quot;}],&quot;page&quot;:&quot;289-299&quot;,&quot;accessed&quot;:{&quot;date-parts&quot;:[[&quot;2018&quot;,10,30]]},&quot;event-place&quot;:&quot;Trondheim, Norway&quot;,&quot;event-title&quot;:&quot;the 17th ACM Conference&quot;,&quot;issued&quot;:{&quot;date-parts&quot;:[[&quot;2018&quot;]]},&quot;publisher-place&quot;:&quot;Trondheim, Norway&quot;,&quot;id&quot;:&quot;yu_survey_2018&quot;,&quot;publisher&quot;:&quot;ACM Press&quot;,&quot;type&quot;:&quot;paper-conference&quot;,&quot;title&quot;:&quot;A survey of computational kits for young children&quot;,&quot;citation-key&quot;:&quot;yu_survey_2018&quot;,&quot;language&quot;:&quot;en&quot;,&quot;container-title&quot;:&quot;Proceedings of the 17th ACM Conference on Interaction Design and Children  - IDC '18&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2837}]} RNDabveegerbx"/>.</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32">
        <text:list-item>
          <text:p text:style-name="P40">Block coding vs text coding, syntax</text:p>
        </text:list-item>
        <text:list-item>
          <text:p text:style-name="P40">Design principles for game making tools, <text:reference-mark-start text:name="ZOTERO_ITEM CSL_CITATION {&quot;properties&quot;:{&quot;noteIndex&quot;:0,&quot;formattedCitation&quot;:&quot;[@kafai_connected_2016; @resnick_reflections_2005]&quot;},&quot;schema&quot;:&quot;https://github.com/citation-style-language/schema/raw/master/csl-citation.json&quot;,&quot;citationID&quot;:&quot;swoppylj&quot;,&quot;citationItems&quot;:[{&quot;uris&quot;:[&quot;http://zotero.org/users/1913249/items/C9RM6JHC&quot;],&quot;suffix&quot;:&quot;&quot;,&quot;prefix&quot;:&quot;&quot;,&quot;uri&quot;:[&quot;http://zotero.org/users/1913249/items/C9RM6JHC&quot;],&quot;itemData&quot;:{&quot;title&quot;:&quot;Connected Gaming: What Making Video Games Can Teach Us about Learning and Literacy&quot;,&quot;source&quot;:&quot;Google Books&quot;,&quot;issued&quot;:{&quot;date-parts&quot;:[[&quot;2016&quot;,12,23]]},&quot;number-of-pages&quot;:&quot;221&quot;,&quot;id&quot;:&quot;kafai_connected_2016&quot;,&quot;title-short&quot;:&quot;Connected Gaming&quot;,&quot;publisher&quot;:&quot;MIT Press&quot;,&quot;ISBN&quot;:&quot;978-0-262-03537-8&quot;,&quot;type&quot;:&quot;book&quot;,&quot;citation-key&quot;:&quot;kafai_connected_2016&quot;,&quot;language&quot;:&quot;en&quot;,&quot;author&quot;:[{&quot;family&quot;:&quot;Kafai&quot;,&quot;given&quot;:&quot;Yasmin B.&quot;},{&quot;family&quot;:&quot;Burke&quot;,&quot;given&quot;:&quot;Quinn&quot;},{&quot;family&quot;:&quot;Steinkuehler&quot;,&quot;given&quot;:&quot;Constance&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1409},{&quot;uris&quot;:[&quot;http://zotero.org/users/1913249/items/VWHA2FJX&quot;],&quot;suffix&quot;:&quot;&quot;,&quot;prefix&quot;:&quot;&quot;,&quot;uri&quot;:[&quot;http://zotero.org/users/1913249/items/VWHA2FJX&quot;],&quot;itemData&quot;:{&quot;accessed&quot;:{&quot;date-parts&quot;:[[&quot;2015&quot;,5,9]]},&quot;source&quot;:&quot;Google Scholar&quot;,&quot;issued&quot;:{&quot;date-parts&quot;:[[&quot;2005&quot;]]},&quot;id&quot;:&quot;resnick_reflections_2005&quot;,&quot;URL&quot;:&quot;http://dl.acm.org/citation.cfm?id=1109556&quot;,&quot;publisher&quot;:&quot;ACM&quot;,&quot;type&quot;:&quot;paper-conference&quot;,&quot;container-title&quot;:&quot;Proceedings of the 2005 conference on Interaction design and children&quot;,&quot;citation-key&quot;:&quot;resnick_reflections_2005&quot;,&quot;title&quot;:&quot;Some reflections on designing construction kits for kids&quot;,&quot;author&quot;:[{&quot;family&quot;:&quot;Resnick&quot;,&quot;given&quot;:&quot;Mitchel&quot;},{&quot;family&quot;:&quot;Silverman&quot;,&quot;given&quot;:&quot;Brian&quot;}],&quot;page&quot;:&quot;117–122&quot;},&quot;id&quot;:1095}]} RNDkumkaqzeby"/>&lt;Do Zotero Refresh: [@kafai_connected_2016; @resnick_reflections_2005]&gt;<text:reference-mark-end text:name="ZOTERO_ITEM CSL_CITATION {&quot;properties&quot;:{&quot;noteIndex&quot;:0,&quot;formattedCitation&quot;:&quot;[@kafai_connected_2016; @resnick_reflections_2005]&quot;},&quot;schema&quot;:&quot;https://github.com/citation-style-language/schema/raw/master/csl-citation.json&quot;,&quot;citationID&quot;:&quot;swoppylj&quot;,&quot;citationItems&quot;:[{&quot;uris&quot;:[&quot;http://zotero.org/users/1913249/items/C9RM6JHC&quot;],&quot;suffix&quot;:&quot;&quot;,&quot;prefix&quot;:&quot;&quot;,&quot;uri&quot;:[&quot;http://zotero.org/users/1913249/items/C9RM6JHC&quot;],&quot;itemData&quot;:{&quot;title&quot;:&quot;Connected Gaming: What Making Video Games Can Teach Us about Learning and Literacy&quot;,&quot;source&quot;:&quot;Google Books&quot;,&quot;issued&quot;:{&quot;date-parts&quot;:[[&quot;2016&quot;,12,23]]},&quot;number-of-pages&quot;:&quot;221&quot;,&quot;id&quot;:&quot;kafai_connected_2016&quot;,&quot;title-short&quot;:&quot;Connected Gaming&quot;,&quot;publisher&quot;:&quot;MIT Press&quot;,&quot;ISBN&quot;:&quot;978-0-262-03537-8&quot;,&quot;type&quot;:&quot;book&quot;,&quot;citation-key&quot;:&quot;kafai_connected_2016&quot;,&quot;language&quot;:&quot;en&quot;,&quot;author&quot;:[{&quot;family&quot;:&quot;Kafai&quot;,&quot;given&quot;:&quot;Yasmin B.&quot;},{&quot;family&quot;:&quot;Burke&quot;,&quot;given&quot;:&quot;Quinn&quot;},{&quot;family&quot;:&quot;Steinkuehler&quot;,&quot;given&quot;:&quot;Constance&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1409},{&quot;uris&quot;:[&quot;http://zotero.org/users/1913249/items/VWHA2FJX&quot;],&quot;suffix&quot;:&quot;&quot;,&quot;prefix&quot;:&quot;&quot;,&quot;uri&quot;:[&quot;http://zotero.org/users/1913249/items/VWHA2FJX&quot;],&quot;itemData&quot;:{&quot;accessed&quot;:{&quot;date-parts&quot;:[[&quot;2015&quot;,5,9]]},&quot;source&quot;:&quot;Google Scholar&quot;,&quot;issued&quot;:{&quot;date-parts&quot;:[[&quot;2005&quot;]]},&quot;id&quot;:&quot;resnick_reflections_2005&quot;,&quot;URL&quot;:&quot;http://dl.acm.org/citation.cfm?id=1109556&quot;,&quot;publisher&quot;:&quot;ACM&quot;,&quot;type&quot;:&quot;paper-conference&quot;,&quot;container-title&quot;:&quot;Proceedings of the 2005 conference on Interaction design and children&quot;,&quot;citation-key&quot;:&quot;resnick_reflections_2005&quot;,&quot;title&quot;:&quot;Some reflections on designing construction kits for kids&quot;,&quot;author&quot;:[{&quot;family&quot;:&quot;Resnick&quot;,&quot;given&quot;:&quot;Mitchel&quot;},{&quot;family&quot;:&quot;Silverman&quot;,&quot;given&quot;:&quot;Brian&quot;}],&quot;page&quot;:&quot;117–122&quot;},&quot;id&quot;:1095}]} RNDkumkaqzeby"/> ()</text:p>
        </text:list-item>
        <text:list-item>
          <text:p text:style-name="P40">Barriers in using support material for code examples- mapping, understanding, <text:reference-mark-start text:name="ZOTERO_ITEM CSL_CITATION {&quot;properties&quot;:{&quot;noteIndex&quot;:0,&quot;formattedCitation&quot;:&quot;[@wang_novices_2021]&quot;},&quot;schema&quot;:&quot;https://github.com/citation-style-language/schema/raw/master/csl-citation.json&quot;,&quot;citationID&quot;:&quot;lpblqwqv&quot;,&quot;citationItems&quot;:[{&quot;uris&quot;:[&quot;http://zotero.org/users/1913249/items/D6ZVJHNB&quot;],&quot;suffix&quot;:&quot;&quot;,&quot;prefix&quot;:&quot;&quot;,&quot;uri&quot;:[&quot;http://zotero.org/users/1913249/items/D6ZVJHNB&quot;],&quot;itemData&quot;:{&quot;source&quot;:&quot;ACM Digital Library&quot;,&quot;URL&quot;:&quot;https://dl.acm.org/doi/10.1145/3430665.3456370&quot;,&quot;collection-title&quot;:&quot;ITiCSE '21&quot;,&quot;ISBN&quot;:&quot;978-1-4503-8214-4&quot;,&quot;DOI&quot;:&quot;10.1145/3430665.345637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age&quot;:&quot;394–400&quot;,&quot;title&quot;:&quot;Novices' Learning Barriers When Using Code Examples in Open-Ended Programming&quot;,&quot;event-place&quot;:&quot;New York, NY, USA&quot;,&quot;issued&quot;:{&quot;date-parts&quot;:[[&quot;2021&quot;,6,26]]},&quot;publisher-place&quot;:&quot;New York, NY, USA&quot;,&quot;id&quot;:&quot;wang_novices_2021&quot;,&quot;publisher&quot;:&quot;Association for Computing Machinery&quot;,&quot;type&quot;:&quot;paper-conference&quot;,&quot;citation-key&quot;:&quot;wang_novices_2021&quot;,&quot;accessed&quot;:{&quot;date-parts&quot;:[[&quot;2023&quot;,6,12]]},&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id&quot;:8698}]} RNDdunfrgbgwr"/>&lt;Do Zotero Refresh: [@wang_novices_2021]&gt;<text:reference-mark-end text:name="ZOTERO_ITEM CSL_CITATION {&quot;properties&quot;:{&quot;noteIndex&quot;:0,&quot;formattedCitation&quot;:&quot;[@wang_novices_2021]&quot;},&quot;schema&quot;:&quot;https://github.com/citation-style-language/schema/raw/master/csl-citation.json&quot;,&quot;citationID&quot;:&quot;lpblqwqv&quot;,&quot;citationItems&quot;:[{&quot;uris&quot;:[&quot;http://zotero.org/users/1913249/items/D6ZVJHNB&quot;],&quot;suffix&quot;:&quot;&quot;,&quot;prefix&quot;:&quot;&quot;,&quot;uri&quot;:[&quot;http://zotero.org/users/1913249/items/D6ZVJHNB&quot;],&quot;itemData&quot;:{&quot;source&quot;:&quot;ACM Digital Library&quot;,&quot;URL&quot;:&quot;https://dl.acm.org/doi/10.1145/3430665.3456370&quot;,&quot;collection-title&quot;:&quot;ITiCSE '21&quot;,&quot;ISBN&quot;:&quot;978-1-4503-8214-4&quot;,&quot;DOI&quot;:&quot;10.1145/3430665.3456370&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page&quot;:&quot;394–400&quot;,&quot;title&quot;:&quot;Novices' Learning Barriers When Using Code Examples in Open-Ended Programming&quot;,&quot;event-place&quot;:&quot;New York, NY, USA&quot;,&quot;issued&quot;:{&quot;date-parts&quot;:[[&quot;2021&quot;,6,26]]},&quot;publisher-place&quot;:&quot;New York, NY, USA&quot;,&quot;id&quot;:&quot;wang_novices_2021&quot;,&quot;publisher&quot;:&quot;Association for Computing Machinery&quot;,&quot;type&quot;:&quot;paper-conference&quot;,&quot;citation-key&quot;:&quot;wang_novices_2021&quot;,&quot;accessed&quot;:{&quot;date-parts&quot;:[[&quot;2023&quot;,6,12]]},&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container-title&quot;:&quot;Proceedings of the 26th ACM Conference on Innovation and Technology in Computer Science Education V. 1&quot;},&quot;id&quot;:8698}]} RNDdunfrgbgwr"/></text:p>
        </text:list-item>
      </text:list>
      <text:p text:style-name="First_20_paragraph">Scratch and GSM merit particular examination as mini-case studies. The</text:p>
      <text:list text:style-name="L33">
        <text:list-item>
          <text:p text:style-name="P41">Scratch and community element.</text:p>
        </text:list-item>
        <text:list-item>
          <text:p text:style-name="P41">Remix as a feature: <text:reference-mark-start text:name="ZOTERO_ITEM CSL_CITATION {&quot;properties&quot;:{&quot;noteIndex&quot;:0,&quot;formattedCitation&quot;:&quot;[@amanullah_evaluating_2019]&quot;},&quot;schema&quot;:&quot;https://github.com/citation-style-language/schema/raw/master/csl-citation.json&quot;,&quot;citationID&quot;:&quot;fhapbmzb&quot;,&quot;citationItems&quot;:[{&quot;uris&quot;:[&quot;http://zotero.org/users/1913249/items/BB7BFTD6&quot;],&quot;suffix&quot;:&quot;&quot;,&quot;prefix&quot;:&quot;&quot;,&quot;uri&quot;:[&quot;http://zotero.org/users/1913249/items/BB7BFTD6&quot;],&quot;itemData&quot;:{&quot;source&quot;:&quot;DOI.org (Crossref)&quot;,&quot;URL&quot;:&quot;https://ieeexplore.ieee.org/document/9028475/&quot;,&quot;ISBN&quot;:&quot;978-1-72811-746-1&quot;,&quot;DOI&quot;:&quot;10.1109/FIE43999.2019.9028475&quot;,&quot;author&quot;:[{&quot;family&quot;:&quot;Amanullah&quot;,&quot;given&quot;:&quot;Kashif&quot;},{&quot;family&quot;:&quot;Bell&quot;,&quot;given&quot;:&quot;Tim&quot;}],&quot;page&quot;:&quot;1-8&quot;,&quot;accessed&quot;:{&quot;date-parts&quot;:[[&quot;2023&quot;,12,1]]},&quot;event-place&quot;:&quot;Covington, KY, USA&quot;,&quot;event-title&quot;:&quot;2019 IEEE Frontiers in Education Conference (FIE)&quot;,&quot;issued&quot;:{&quot;date-parts&quot;:[[&quot;2019&quot;,10]]},&quot;publisher-place&quot;:&quot;Covington, KY, USA&quot;,&quot;id&quot;:&quot;amanullah_evaluating_2019&quot;,&quot;publisher&quot;:&quot;IEEE&quot;,&quot;type&quot;:&quot;paper-conference&quot;,&quot;title&quot;:&quot;Evaluating the Use of Remixing in Scratch Projects Based on Repertoire, Lines of Code (LOC), and Elementary Patterns&quot;,&quot;citation-key&quot;:&quot;amanullah_evaluating_2019&quot;,&quot;language&quot;:&quot;en&quot;,&quot;container-title&quot;:&quot;2019 IEEE Frontiers in Education Conference (FI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id&quot;:9090}]} RNDcygexrtydk"/>&lt;Do Zotero Refresh: [@amanullah_evaluating_2019]&gt;<text:reference-mark-end text:name="ZOTERO_ITEM CSL_CITATION {&quot;properties&quot;:{&quot;noteIndex&quot;:0,&quot;formattedCitation&quot;:&quot;[@amanullah_evaluating_2019]&quot;},&quot;schema&quot;:&quot;https://github.com/citation-style-language/schema/raw/master/csl-citation.json&quot;,&quot;citationID&quot;:&quot;fhapbmzb&quot;,&quot;citationItems&quot;:[{&quot;uris&quot;:[&quot;http://zotero.org/users/1913249/items/BB7BFTD6&quot;],&quot;suffix&quot;:&quot;&quot;,&quot;prefix&quot;:&quot;&quot;,&quot;uri&quot;:[&quot;http://zotero.org/users/1913249/items/BB7BFTD6&quot;],&quot;itemData&quot;:{&quot;source&quot;:&quot;DOI.org (Crossref)&quot;,&quot;URL&quot;:&quot;https://ieeexplore.ieee.org/document/9028475/&quot;,&quot;ISBN&quot;:&quot;978-1-72811-746-1&quot;,&quot;DOI&quot;:&quot;10.1109/FIE43999.2019.9028475&quot;,&quot;author&quot;:[{&quot;family&quot;:&quot;Amanullah&quot;,&quot;given&quot;:&quot;Kashif&quot;},{&quot;family&quot;:&quot;Bell&quot;,&quot;given&quot;:&quot;Tim&quot;}],&quot;page&quot;:&quot;1-8&quot;,&quot;accessed&quot;:{&quot;date-parts&quot;:[[&quot;2023&quot;,12,1]]},&quot;event-place&quot;:&quot;Covington, KY, USA&quot;,&quot;event-title&quot;:&quot;2019 IEEE Frontiers in Education Conference (FIE)&quot;,&quot;issued&quot;:{&quot;date-parts&quot;:[[&quot;2019&quot;,10]]},&quot;publisher-place&quot;:&quot;Covington, KY, USA&quot;,&quot;id&quot;:&quot;amanullah_evaluating_2019&quot;,&quot;publisher&quot;:&quot;IEEE&quot;,&quot;type&quot;:&quot;paper-conference&quot;,&quot;title&quot;:&quot;Evaluating the Use of Remixing in Scratch Projects Based on Repertoire, Lines of Code (LOC), and Elementary Patterns&quot;,&quot;citation-key&quot;:&quot;amanullah_evaluating_2019&quot;,&quot;language&quot;:&quot;en&quot;,&quot;container-title&quot;:&quot;2019 IEEE Frontiers in Education Conference (FIE)&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id&quot;:9090}]} RNDcygexrtydk"/></text:p>
        </text:list-item>
        <text:list-item>
          <text:p text:style-name="P41">Online log in</text:p>
        </text:list-item>
        <text:list-item>
          <text:p text:style-name="P41">library of assets to speed up creation</text:p>
        </text:list-item>
        <text:list-item>
          <text:p text:style-name="P41">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properties&quot;:{&quot;noteIndex&quot;:0,&quot;formattedCitation&quot;:&quot;[-@papert_epistemological_1990]&quot;},&quot;schema&quot;:&quot;https://github.com/citation-style-language/schema/raw/master/csl-citation.json&quot;,&quot;citationID&quot;:&quot;vtfzntef&quot;,&quot;citationItems&quot;:[{&quot;suppress-author&quot;:true,&quot;uris&quot;:[&quot;http://zotero.org/users/1913249/items/PN46846P&quot;],&quot;suffix&quot;:&quot;&quot;,&quot;prefix&quot;:&quot;&quot;,&quot;uri&quot;:[&quot;http://zotero.org/users/1913249/items/PN46846P&quot;],&quot;itemData&quot;:{&quot;title&quot;:&quot;Epistemological Pluralism and the Revaluation of the Concrete&quot;,&quot;issue&quot;:&quot;1&quot;,&quot;issued&quot;:{&quot;date-parts&quot;:[[&quot;1990&quot;]]},&quot;id&quot;:&quot;papert_epistemological_1990&quot;,&quot;volume&quot;:&quot;16&quot;,&quot;URL&quot;:&quot;http://www.papert.org/articles/EpistemologicalPluralism.html&quot;,&quot;container-title&quot;:&quot;Signs&quot;,&quot;citation-key&quot;:&quot;papert_epistemological_1990&quot;,&quot;type&quot;:&quot;article-journal&quot;,&quot;accessed&quot;:{&quot;date-parts&quot;:[[&quot;2017&quot;,11,1]]},&quot;author&quot;:[{&quot;family&quot;:&quot;Papert&quot;,&quot;given&quot;:&quot;Seymour&quot;},{&quot;family&quot;:&quot;Turkle&quot;,&quot;given&quot;:&quot;Sherry&quot;}]},&quot;id&quot;:2017}]} RNDzglvxqcxge"/>&lt;Do Zotero Refresh: [-@papert_epistemological_1990]&gt;<text:reference-mark-end text:name="ZOTERO_ITEM CSL_CITATION {&quot;properties&quot;:{&quot;noteIndex&quot;:0,&quot;formattedCitation&quot;:&quot;[-@papert_epistemological_1990]&quot;},&quot;schema&quot;:&quot;https://github.com/citation-style-language/schema/raw/master/csl-citation.json&quot;,&quot;citationID&quot;:&quot;vtfzntef&quot;,&quot;citationItems&quot;:[{&quot;suppress-author&quot;:true,&quot;uris&quot;:[&quot;http://zotero.org/users/1913249/items/PN46846P&quot;],&quot;suffix&quot;:&quot;&quot;,&quot;prefix&quot;:&quot;&quot;,&quot;uri&quot;:[&quot;http://zotero.org/users/1913249/items/PN46846P&quot;],&quot;itemData&quot;:{&quot;title&quot;:&quot;Epistemological Pluralism and the Revaluation of the Concrete&quot;,&quot;issue&quot;:&quot;1&quot;,&quot;issued&quot;:{&quot;date-parts&quot;:[[&quot;1990&quot;]]},&quot;id&quot;:&quot;papert_epistemological_1990&quot;,&quot;volume&quot;:&quot;16&quot;,&quot;URL&quot;:&quot;http://www.papert.org/articles/EpistemologicalPluralism.html&quot;,&quot;container-title&quot;:&quot;Signs&quot;,&quot;citation-key&quot;:&quot;papert_epistemological_1990&quot;,&quot;type&quot;:&quot;article-journal&quot;,&quot;accessed&quot;:{&quot;date-parts&quot;:[[&quot;2017&quot;,11,1]]},&quot;author&quot;:[{&quot;family&quot;:&quot;Papert&quot;,&quot;given&quot;:&quot;Seymour&quot;},{&quot;family&quot;:&quot;Turkle&quot;,&quot;given&quot;:&quot;Sherry&quot;}]},&quot;id&quot;:2017}]} RNDzglvxqcxge"/>.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properties&quot;:{&quot;noteIndex&quot;:0,&quot;formattedCitation&quot;:&quot;[@wing_computational_2008]&quot;},&quot;schema&quot;:&quot;https://github.com/citation-style-language/schema/raw/master/csl-citation.json&quot;,&quot;citationID&quot;:&quot;kggnfnrc&quot;,&quot;citationItems&quot;:[{&quot;uris&quot;:[&quot;http://zotero.org/users/1913249/items/CQ6F79QS&quot;],&quot;suffix&quot;:&quot;&quot;,&quot;prefix&quot;:&quot;&quot;,&quot;uri&quot;:[&quot;http://zotero.org/users/1913249/items/CQ6F79QS&quot;],&quot;itemData&quot;:{&quot;accessed&quot;:{&quot;date-parts&quot;:[[&quot;2016&quot;,8,8]]},&quot;issue&quot;:&quot;1881&quot;,&quot;volume&quot;:&quot;366&quot;,&quot;issued&quot;:{&quot;date-parts&quot;:[[&quot;2008&quot;,10,28]]},&quot;URL&quot;:&quot;http://rsta.royalsocietypublishing.org/cgi/doi/10.1098/rsta.2008.0118&quot;,&quot;type&quot;:&quot;article-journal&quot;,&quot;ISSN&quot;:&quot;1364-503X, 1471-2962&quot;,&quot;id&quot;:&quot;wing_computational_2008&quot;,&quot;title&quot;:&quot;Computational thinking and thinking about computing&quot;,&quot;source&quot;:&quot;CrossRef&quot;,&quot;language&quot;:&quot;en&quot;,&quot;DOI&quot;:&quot;10.1098/rsta.2008.0118&quot;,&quot;author&quot;:[{&quot;family&quot;:&quot;Wing&quot;,&quot;given&quot;:&quot;J. M&quot;}],&quot;container-title&quot;:&quot;Philosophical Transactions of the Royal Society A: Mathematical, Physical and Engineering Sciences&quot;,&quot;citation-key&quot;:&quot;wing_computational_2008&quot;,&quot;page&quot;:&quot;3717-3725&quot;},&quot;id&quot;:1293}]} RNDelbhvxbbwp"/>&lt;Do Zotero Refresh: [@wing_computational_2008]&gt;<text:reference-mark-end text:name="ZOTERO_ITEM CSL_CITATION {&quot;properties&quot;:{&quot;noteIndex&quot;:0,&quot;formattedCitation&quot;:&quot;[@wing_computational_2008]&quot;},&quot;schema&quot;:&quot;https://github.com/citation-style-language/schema/raw/master/csl-citation.json&quot;,&quot;citationID&quot;:&quot;kggnfnrc&quot;,&quot;citationItems&quot;:[{&quot;uris&quot;:[&quot;http://zotero.org/users/1913249/items/CQ6F79QS&quot;],&quot;suffix&quot;:&quot;&quot;,&quot;prefix&quot;:&quot;&quot;,&quot;uri&quot;:[&quot;http://zotero.org/users/1913249/items/CQ6F79QS&quot;],&quot;itemData&quot;:{&quot;accessed&quot;:{&quot;date-parts&quot;:[[&quot;2016&quot;,8,8]]},&quot;issue&quot;:&quot;1881&quot;,&quot;volume&quot;:&quot;366&quot;,&quot;issued&quot;:{&quot;date-parts&quot;:[[&quot;2008&quot;,10,28]]},&quot;URL&quot;:&quot;http://rsta.royalsocietypublishing.org/cgi/doi/10.1098/rsta.2008.0118&quot;,&quot;type&quot;:&quot;article-journal&quot;,&quot;ISSN&quot;:&quot;1364-503X, 1471-2962&quot;,&quot;id&quot;:&quot;wing_computational_2008&quot;,&quot;title&quot;:&quot;Computational thinking and thinking about computing&quot;,&quot;source&quot;:&quot;CrossRef&quot;,&quot;language&quot;:&quot;en&quot;,&quot;DOI&quot;:&quot;10.1098/rsta.2008.0118&quot;,&quot;author&quot;:[{&quot;family&quot;:&quot;Wing&quot;,&quot;given&quot;:&quot;J. M&quot;}],&quot;container-title&quot;:&quot;Philosophical Transactions of the Royal Society A: Mathematical, Physical and Engineering Sciences&quot;,&quot;citation-key&quot;:&quot;wing_computational_2008&quot;,&quot;page&quot;:&quot;3717-3725&quot;},&quot;id&quot;:1293}]} RNDelbhvxbbwp"/>.</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properties&quot;:{&quot;noteIndex&quot;:0,&quot;formattedCitation&quot;:&quot;[@papert_childrens_1993, p. 143]&quot;},&quot;schema&quot;:&quot;https://github.com/citation-style-language/schema/raw/master/csl-citation.json&quot;,&quot;citationID&quot;:&quot;ubuthgof&quot;,&quot;citationItems&quot;:[{&quot;locator&quot;:&quot; 143&quot;,&quot;uris&quot;:[&quot;http://zotero.org/users/1913249/items/ZWUAZAZN&quot;],&quot;prefix&quot;:&quot;&quot;,&quot;uri&quot;:[&quot;http://zotero.org/users/1913249/items/ZWUAZAZN&quot;],&quot;itemData&quot;:{&quot;title&quot;:&quot;The children's machine: rethinking school in the age of the computer&quot;,&quot;event-place&quot;:&quot;New York&quot;,&quot;issued&quot;:{&quot;date-parts&quot;:[[&quot;1993&quot;]]},&quot;publisher-place&quot;:&quot;New York&quot;,&quot;id&quot;:&quot;papert_childrens_1993&quot;,&quot;title-short&quot;:&quot;The children's machine&quot;,&quot;publisher&quot;:&quot;BasicBooks&quot;,&quot;language&quot;:&quot;English&quot;,&quot;type&quot;:&quot;book&quot;,&quot;author&quot;:[{&quot;family&quot;:&quot;Papert&quot;,&quot;given&quot;:&quot;Seymour&quot;}],&quot;source&quot;:&quot;Open WorldCat&quot;,&quot;ISBN&quot;:&quot;0-465-01830-0 978-0-465-01830-7 0-465-01063-6 978-0-465-01063-9 0-7450-1603-0 978-0-7450-1603-0&quot;,&quot;citation-key&quot;:&quot;papert_childrens_1993&quot;},&quot;id&quot;:1131}]} RNDwrddwnjcbo"/>&lt;Do Zotero Refresh: [@papert_childrens_1993, p. 143]&gt;<text:reference-mark-end text:name="ZOTERO_ITEM CSL_CITATION {&quot;properties&quot;:{&quot;noteIndex&quot;:0,&quot;formattedCitation&quot;:&quot;[@papert_childrens_1993, p. 143]&quot;},&quot;schema&quot;:&quot;https://github.com/citation-style-language/schema/raw/master/csl-citation.json&quot;,&quot;citationID&quot;:&quot;ubuthgof&quot;,&quot;citationItems&quot;:[{&quot;locator&quot;:&quot; 143&quot;,&quot;uris&quot;:[&quot;http://zotero.org/users/1913249/items/ZWUAZAZN&quot;],&quot;prefix&quot;:&quot;&quot;,&quot;uri&quot;:[&quot;http://zotero.org/users/1913249/items/ZWUAZAZN&quot;],&quot;itemData&quot;:{&quot;title&quot;:&quot;The children's machine: rethinking school in the age of the computer&quot;,&quot;event-place&quot;:&quot;New York&quot;,&quot;issued&quot;:{&quot;date-parts&quot;:[[&quot;1993&quot;]]},&quot;publisher-place&quot;:&quot;New York&quot;,&quot;id&quot;:&quot;papert_childrens_1993&quot;,&quot;title-short&quot;:&quot;The children's machine&quot;,&quot;publisher&quot;:&quot;BasicBooks&quot;,&quot;language&quot;:&quot;English&quot;,&quot;type&quot;:&quot;book&quot;,&quot;author&quot;:[{&quot;family&quot;:&quot;Papert&quot;,&quot;given&quot;:&quot;Seymour&quot;}],&quot;source&quot;:&quot;Open WorldCat&quot;,&quot;ISBN&quot;:&quot;0-465-01830-0 978-0-465-01830-7 0-465-01063-6 978-0-465-01063-9 0-7450-1603-0 978-0-7450-1603-0&quot;,&quot;citation-key&quot;:&quot;papert_childrens_1993&quot;},&quot;id&quot;:1131}]} RNDwrddwnjcbo"/>.</text:p>
      <text:p text:style-name="Text_20_body">Kafai and Peppler also address the issues of gender identities and game design <text:reference-mark-start text:name="ZOTERO_ITEM CSL_CITATION {&quot;properties&quot;:{&quot;noteIndex&quot;:0,&quot;formattedCitation&quot;:&quot;[@kafai_beyond_2014]&quot;},&quot;schema&quot;:&quot;https://github.com/citation-style-language/schema/raw/master/csl-citation.json&quot;,&quot;citationID&quot;:&quot;psqudrcz&quot;,&quot;citationItems&quot;:[{&quot;uris&quot;:[&quot;http://zotero.org/users/1913249/items/XCATBQNK&quot;],&quot;suffix&quot;:&quot;&quot;,&quot;prefix&quot;:&quot;&quot;,&quot;uri&quot;:[&quot;http://zotero.org/users/1913249/items/XCATBQNK&quot;],&quot;itemData&quot;:{&quot;source&quot;:&quot;ACM Digital Library&quot;,&quot;URL&quot;:&quot;http://dl.acm.org/citation.cfm?id=2670296.2670301&quot;,&quot;collection-title&quot;:&quot;Gender IT '14&quot;,&quot;ISBN&quot;:&quot;978-1-4503-2105-1&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title&quot;:&quot;Beyond game design for broadening participation: building new clubhouses of computing for girls&quot;,&quot;event-place&quot;:&quot;Siegen, Germany, Germany&quot;,&quot;issued&quot;:{&quot;date-parts&quot;:[[&quot;2014&quot;]]},&quot;publisher-place&quot;:&quot;Siegen, Germany, Germany&quot;,&quot;id&quot;:&quot;kafai_beyond_2014&quot;,&quot;title-short&quot;:&quot;Beyond game design for broadening participation&quot;,&quot;publisher&quot;:&quot;European Society for Socially Embedded Technologies&quot;,&quot;citation-key&quot;:&quot;kafai_beyond_2014&quot;,&quot;type&quot;:&quot;paper-conference&quot;,&quot;accessed&quot;:{&quot;date-parts&quot;:[[&quot;2018&quot;,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3759}]} RNDodalsvnnov"/>&lt;Do Zotero Refresh: [@kafai_beyond_2014]&gt;<text:reference-mark-end text:name="ZOTERO_ITEM CSL_CITATION {&quot;properties&quot;:{&quot;noteIndex&quot;:0,&quot;formattedCitation&quot;:&quot;[@kafai_beyond_2014]&quot;},&quot;schema&quot;:&quot;https://github.com/citation-style-language/schema/raw/master/csl-citation.json&quot;,&quot;citationID&quot;:&quot;psqudrcz&quot;,&quot;citationItems&quot;:[{&quot;uris&quot;:[&quot;http://zotero.org/users/1913249/items/XCATBQNK&quot;],&quot;suffix&quot;:&quot;&quot;,&quot;prefix&quot;:&quot;&quot;,&quot;uri&quot;:[&quot;http://zotero.org/users/1913249/items/XCATBQNK&quot;],&quot;itemData&quot;:{&quot;source&quot;:&quot;ACM Digital Library&quot;,&quot;URL&quot;:&quot;http://dl.acm.org/citation.cfm?id=2670296.2670301&quot;,&quot;collection-title&quot;:&quot;Gender IT '14&quot;,&quot;ISBN&quot;:&quot;978-1-4503-2105-1&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title&quot;:&quot;Beyond game design for broadening participation: building new clubhouses of computing for girls&quot;,&quot;event-place&quot;:&quot;Siegen, Germany, Germany&quot;,&quot;issued&quot;:{&quot;date-parts&quot;:[[&quot;2014&quot;]]},&quot;publisher-place&quot;:&quot;Siegen, Germany, Germany&quot;,&quot;id&quot;:&quot;kafai_beyond_2014&quot;,&quot;title-short&quot;:&quot;Beyond game design for broadening participation&quot;,&quot;publisher&quot;:&quot;European Society for Socially Embedded Technologies&quot;,&quot;citation-key&quot;:&quot;kafai_beyond_2014&quot;,&quot;type&quot;:&quot;paper-conference&quot;,&quot;accessed&quot;:{&quot;date-parts&quot;:[[&quot;2018&quot;,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3759}]} RNDodalsvnnov"/>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properties&quot;:{&quot;noteIndex&quot;:0,&quot;formattedCitation&quot;:&quot;[@roque_engaging_nodate; @roque_becoming_2018]&quot;},&quot;schema&quot;:&quot;https://github.com/citation-style-language/schema/raw/master/csl-citation.json&quot;,&quot;citationID&quot;:&quot;tdaqudtq&quot;,&quot;citationItems&quot;:[{&quot;uris&quot;:[&quot;http://zotero.org/users/1913249/items/HQWRSNXL&quot;],&quot;suffix&quot;:&quot;&quot;,&quot;prefix&quot;:&quot;&quot;,&quot;uri&quot;:[&quot;http://zotero.org/users/1913249/items/HQWRSNXL&quot;],&quot;itemData&quot;:{&quot;title&quot;:&quot;Engaging Parents as Creative Learning Partners in Computing&quot;,&quot;source&quot;:&quot;Zotero&quot;,&quot;id&quot;:&quot;roque_engaging_nodate&quot;,&quot;language&quot;:&quot;en&quot;,&quot;type&quot;:&quot;article-journal&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family&quot;:&quot;Roque&quot;,&quot;given&quot;:&quot;Ricarose&quot;},{&quot;family&quot;:&quot;Lin&quot;,&quot;given&quot;:&quot;Karina&quot;},{&quot;family&quot;:&quot;Liuzzi&quot;,&quot;given&quot;:&quot;Richard&quot;}],&quot;page&quot;:&quot;2&quot;},&quot;id&quot;:3048},{&quot;uris&quot;:[&quot;http://zotero.org/users/1913249/items/XLTF7MAT&quot;],&quot;suffix&quot;:&quot;&quot;,&quot;prefix&quot;:&quot;&quot;,&quot;uri&quot;:[&quot;http://zotero.org/users/1913249/items/XLTF7MAT&quot;],&quot;itemData&quot;:{&quot;title&quot;:&quot;Becoming Facilitators of Creative Computing in Out-of-School Settings&quot;,&quot;source&quot;:&quot;Zotero&quot;,&quot;issued&quot;:{&quot;date-parts&quot;:[[&quot;2018&quot;]]},&quot;id&quot;:&quot;roque_becoming_2018&quot;,&quot;language&quot;:&quot;en&quot;,&quot;type&quot;:&quot;article-journal&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author&quot;:[{&quot;family&quot;:&quot;Roque&quot;,&quot;given&quot;:&quot;Ricarose&quot;},{&quot;family&quot;:&quot;Jain&quot;,&quot;given&quot;:&quot;Rupal&quot;}],&quot;page&quot;:&quot;8&quot;},&quot;id&quot;:2772}]} RNDrctsrilhcp"/>&lt;Do Zotero Refresh: [@roque_engaging_nodate; @roque_becoming_2018]&gt;<text:reference-mark-end text:name="ZOTERO_ITEM CSL_CITATION {&quot;properties&quot;:{&quot;noteIndex&quot;:0,&quot;formattedCitation&quot;:&quot;[@roque_engaging_nodate; @roque_becoming_2018]&quot;},&quot;schema&quot;:&quot;https://github.com/citation-style-language/schema/raw/master/csl-citation.json&quot;,&quot;citationID&quot;:&quot;tdaqudtq&quot;,&quot;citationItems&quot;:[{&quot;uris&quot;:[&quot;http://zotero.org/users/1913249/items/HQWRSNXL&quot;],&quot;suffix&quot;:&quot;&quot;,&quot;prefix&quot;:&quot;&quot;,&quot;uri&quot;:[&quot;http://zotero.org/users/1913249/items/HQWRSNXL&quot;],&quot;itemData&quot;:{&quot;title&quot;:&quot;Engaging Parents as Creative Learning Partners in Computing&quot;,&quot;source&quot;:&quot;Zotero&quot;,&quot;id&quot;:&quot;roque_engaging_nodate&quot;,&quot;language&quot;:&quot;en&quot;,&quot;type&quot;:&quot;article-journal&quot;,&quot;citation-key&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author&quot;:[{&quot;family&quot;:&quot;Roque&quot;,&quot;given&quot;:&quot;Ricarose&quot;},{&quot;family&quot;:&quot;Lin&quot;,&quot;given&quot;:&quot;Karina&quot;},{&quot;family&quot;:&quot;Liuzzi&quot;,&quot;given&quot;:&quot;Richard&quot;}],&quot;page&quot;:&quot;2&quot;},&quot;id&quot;:3048},{&quot;uris&quot;:[&quot;http://zotero.org/users/1913249/items/XLTF7MAT&quot;],&quot;suffix&quot;:&quot;&quot;,&quot;prefix&quot;:&quot;&quot;,&quot;uri&quot;:[&quot;http://zotero.org/users/1913249/items/XLTF7MAT&quot;],&quot;itemData&quot;:{&quot;title&quot;:&quot;Becoming Facilitators of Creative Computing in Out-of-School Settings&quot;,&quot;source&quot;:&quot;Zotero&quot;,&quot;issued&quot;:{&quot;date-parts&quot;:[[&quot;2018&quot;]]},&quot;id&quot;:&quot;roque_becoming_2018&quot;,&quot;language&quot;:&quot;en&quot;,&quot;type&quot;:&quot;article-journal&quot;,&quot;citation-key&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author&quot;:[{&quot;family&quot;:&quot;Roque&quot;,&quot;given&quot;:&quot;Ricarose&quot;},{&quot;family&quot;:&quot;Jain&quot;,&quot;given&quot;:&quot;Rupal&quot;}],&quot;page&quot;:&quot;8&quot;},&quot;id&quot;:2772}]} RNDrctsrilhcp"/>.</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properties&quot;:{&quot;noteIndex&quot;:0,&quot;formattedCitation&quot;:&quot;[@pelletier_gaming_2008]&quot;},&quot;schema&quot;:&quot;https://github.com/citation-style-language/schema/raw/master/csl-citation.json&quot;,&quot;citationID&quot;:&quot;zfooipab&quot;,&quot;citationItems&quot;:[{&quot;uris&quot;:[&quot;http://zotero.org/users/1913249/items/CI3UYB78&quot;],&quot;suffix&quot;:&quot;&quot;,&quot;prefix&quot;:&quot;&quot;,&quot;uri&quot;:[&quot;http://zotero.org/users/1913249/items/CI3UYB78&quot;],&quot;itemData&quot;:{&quot;source&quot;:&quot;discovery.ucl.ac.uk&quot;,&quot;URL&quot;:&quot;http://discovery.ucl.ac.uk/1561023/&quot;,&quot;container-title&quot;:&quot;Beyond Barbie and Mortal Kombat: New Perspectives on Gender and Gaming&quot;,&quot;author&quot;:[{&quot;family&quot;:&quot;Pelletier&quot;,&quot;given&quot;:&quot;C.&quot;}],&quot;page&quot;:&quot;145-159&quot;,&quot;title&quot;:&quot;Gaming in Context: How Young People Construct Their Gendered Identities in Playing and Making Games&quot;,&quot;event-place&quot;:&quot;Cambridge, MA&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issued&quot;:{&quot;date-parts&quot;:[[&quot;2008&quot;]]},&quot;publisher-place&quot;:&quot;Cambridge, MA&quot;,&quot;id&quot;:&quot;pelletier_gaming_2008&quot;,&quot;title-short&quot;:&quot;Gaming in Context&quot;,&quot;publisher&quot;:&quot;MIT Press&quot;,&quot;citation-key&quot;:&quot;pelletier_gaming_2008&quot;,&quot;accessed&quot;:{&quot;date-parts&quot;:[[&quot;2018&quot;,7,19]]},&quot;type&quot;:&quot;chapter&quot;,&quot;abstract&quot;:&quot;UCL Discovery is UCL's open access repository, showcasing and providing access to UCL research outputs from all UCL disciplines.&quot;},&quot;id&quot;:2943}]} RNDlnozihdjyx"/>&lt;Do Zotero Refresh: [@pelletier_gaming_2008]&gt;<text:reference-mark-end text:name="ZOTERO_ITEM CSL_CITATION {&quot;properties&quot;:{&quot;noteIndex&quot;:0,&quot;formattedCitation&quot;:&quot;[@pelletier_gaming_2008]&quot;},&quot;schema&quot;:&quot;https://github.com/citation-style-language/schema/raw/master/csl-citation.json&quot;,&quot;citationID&quot;:&quot;zfooipab&quot;,&quot;citationItems&quot;:[{&quot;uris&quot;:[&quot;http://zotero.org/users/1913249/items/CI3UYB78&quot;],&quot;suffix&quot;:&quot;&quot;,&quot;prefix&quot;:&quot;&quot;,&quot;uri&quot;:[&quot;http://zotero.org/users/1913249/items/CI3UYB78&quot;],&quot;itemData&quot;:{&quot;source&quot;:&quot;discovery.ucl.ac.uk&quot;,&quot;URL&quot;:&quot;http://discovery.ucl.ac.uk/1561023/&quot;,&quot;container-title&quot;:&quot;Beyond Barbie and Mortal Kombat: New Perspectives on Gender and Gaming&quot;,&quot;author&quot;:[{&quot;family&quot;:&quot;Pelletier&quot;,&quot;given&quot;:&quot;C.&quot;}],&quot;page&quot;:&quot;145-159&quot;,&quot;title&quot;:&quot;Gaming in Context: How Young People Construct Their Gendered Identities in Playing and Making Games&quot;,&quot;event-place&quot;:&quot;Cambridge, MA&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issued&quot;:{&quot;date-parts&quot;:[[&quot;2008&quot;]]},&quot;publisher-place&quot;:&quot;Cambridge, MA&quot;,&quot;id&quot;:&quot;pelletier_gaming_2008&quot;,&quot;title-short&quot;:&quot;Gaming in Context&quot;,&quot;publisher&quot;:&quot;MIT Press&quot;,&quot;citation-key&quot;:&quot;pelletier_gaming_2008&quot;,&quot;accessed&quot;:{&quot;date-parts&quot;:[[&quot;2018&quot;,7,19]]},&quot;type&quot;:&quot;chapter&quot;,&quot;abstract&quot;:&quot;UCL Discovery is UCL's open access repository, showcasing and providing access to UCL research outputs from all UCL disciplines.&quot;},&quot;id&quot;:2943}]} RNDlnozihdjyx"/>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properties&quot;:{&quot;noteIndex&quot;:0,&quot;formattedCitation&quot;:&quot;[@thayer_barriers_2017]&quot;},&quot;schema&quot;:&quot;https://github.com/citation-style-language/schema/raw/master/csl-citation.json&quot;,&quot;citationID&quot;:&quot;mroeuiwl&quot;,&quot;citationItems&quot;:[{&quot;uris&quot;:[&quot;http://zotero.org/users/1913249/items/LV67TTVJ&quot;],&quot;suffix&quot;:&quot;&quot;,&quot;prefix&quot;:&quot;&quot;,&quot;uri&quot;:[&quot;http://zotero.org/users/1913249/items/LV67TTVJ&quot;],&quot;itemData&quot;:{&quot;source&quot;:&quot;ACM Digital Library&quot;,&quot;URL&quot;:&quot;https://dl.acm.org/doi/10.1145/3105726.3106176&quot;,&quot;collection-title&quot;:&quot;ICER '17&quot;,&quot;ISBN&quot;:&quot;978-1-4503-4968-0&quot;,&quot;DOI&quot;:&quot;10.1145/3105726.3106176&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age&quot;:&quot;245–253&quot;,&quot;title&quot;:&quot;Barriers Faced by Coding Bootcamp Students&quot;,&quot;event-place&quot;:&quot;New York, NY, USA&quot;,&quot;issued&quot;:{&quot;date-parts&quot;:[[&quot;2017&quot;,8,14]]},&quot;publisher-place&quot;:&quot;New York, NY, USA&quot;,&quot;id&quot;:&quot;thayer_barriers_2017&quot;,&quot;publisher&quot;:&quot;Association for Computing Machinery&quot;,&quot;type&quot;:&quot;paper-conference&quot;,&quot;citation-key&quot;:&quot;thayer_barriers_2017&quot;,&quot;accessed&quot;:{&quot;date-parts&quot;:[[&quot;2023&quot;,10,3]]},&quot;author&quot;:[{&quot;family&quot;:&quot;Thayer&quot;,&quot;given&quot;:&quot;Kyle&quot;},{&quot;family&quot;:&quot;Ko&quot;,&quot;given&quot;:&quot;Amy J.&quot;}],&quot;container-title&quot;:&quot;Proceedings of the 2017 ACM Conference on International Computing Education Research&quot;},&quot;id&quot;:9011}]} RNDrituxszmhh"/>&lt;Do Zotero Refresh: [@thayer_barriers_2017]&gt;<text:reference-mark-end text:name="ZOTERO_ITEM CSL_CITATION {&quot;properties&quot;:{&quot;noteIndex&quot;:0,&quot;formattedCitation&quot;:&quot;[@thayer_barriers_2017]&quot;},&quot;schema&quot;:&quot;https://github.com/citation-style-language/schema/raw/master/csl-citation.json&quot;,&quot;citationID&quot;:&quot;mroeuiwl&quot;,&quot;citationItems&quot;:[{&quot;uris&quot;:[&quot;http://zotero.org/users/1913249/items/LV67TTVJ&quot;],&quot;suffix&quot;:&quot;&quot;,&quot;prefix&quot;:&quot;&quot;,&quot;uri&quot;:[&quot;http://zotero.org/users/1913249/items/LV67TTVJ&quot;],&quot;itemData&quot;:{&quot;source&quot;:&quot;ACM Digital Library&quot;,&quot;URL&quot;:&quot;https://dl.acm.org/doi/10.1145/3105726.3106176&quot;,&quot;collection-title&quot;:&quot;ICER '17&quot;,&quot;ISBN&quot;:&quot;978-1-4503-4968-0&quot;,&quot;DOI&quot;:&quot;10.1145/3105726.3106176&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page&quot;:&quot;245–253&quot;,&quot;title&quot;:&quot;Barriers Faced by Coding Bootcamp Students&quot;,&quot;event-place&quot;:&quot;New York, NY, USA&quot;,&quot;issued&quot;:{&quot;date-parts&quot;:[[&quot;2017&quot;,8,14]]},&quot;publisher-place&quot;:&quot;New York, NY, USA&quot;,&quot;id&quot;:&quot;thayer_barriers_2017&quot;,&quot;publisher&quot;:&quot;Association for Computing Machinery&quot;,&quot;type&quot;:&quot;paper-conference&quot;,&quot;citation-key&quot;:&quot;thayer_barriers_2017&quot;,&quot;accessed&quot;:{&quot;date-parts&quot;:[[&quot;2023&quot;,10,3]]},&quot;author&quot;:[{&quot;family&quot;:&quot;Thayer&quot;,&quot;given&quot;:&quot;Kyle&quot;},{&quot;family&quot;:&quot;Ko&quot;,&quot;given&quot;:&quot;Amy J.&quot;}],&quot;container-title&quot;:&quot;Proceedings of the 2017 ACM Conference on International Computing Education Research&quot;},&quot;id&quot;:9011}]} RNDrituxszmhh"/> the work of Margolis et al is analysed using concepts from communities of practice, type of barriers, and personal obstacles [(<text:span text:style-name="T1">margolis_stuck_2008?</text:span>);]</text:p>
      <text:p text:style-name="P42">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properties&quot;:{&quot;noteIndex&quot;:0,&quot;formattedCitation&quot;:&quot;[@disalvo_saving_2014; @disalvo_glitch_2009-1; @disalvo_learning_2008]&quot;},&quot;schema&quot;:&quot;https://github.com/citation-style-language/schema/raw/master/csl-citation.json&quot;,&quot;citationID&quot;:&quot;fqndoaud&quot;,&quot;citationItems&quot;:[{&quot;uris&quot;:[&quot;http://zotero.org/users/1913249/items/HKBNN53C&quot;],&quot;suffix&quot;:&quot;&quot;,&quot;prefix&quot;:&quot;&quot;,&quot;uri&quot;:[&quot;http://zotero.org/users/1913249/items/HKBNN53C&quot;],&quot;itemData&quot;:{&quot;source&quot;:&quot;Taylor and Francis+NEJM&quot;,&quot;URL&quot;:&quot;https://doi.org/10.1080/10508406.2014.893434&quot;,&quot;ISSN&quot;:&quot;1050-8406&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title&quot;:&quot;Saving Face While Geeking Out: Video Game Testing as a Justification for Learning Computer Science&quot;,&quot;issue&quot;:&quot;3&quot;,&quot;issued&quot;:{&quot;date-parts&quot;:[[&quot;2014&quot;,7,3]]},&quot;id&quot;:&quot;disalvo_saving_2014&quot;,&quot;title-short&quot;:&quot;Saving Face While Geeking Out&quot;,&quot;volume&quot;:&quot;23&quot;,&quot;accessed&quot;:{&quot;date-parts&quot;:[[&quot;2018&quot;,7,16]]},&quot;citation-key&quot;:&quot;disalvo_saving_2014&quot;,&quot;type&quot;:&quot;article-journal&quot;,&quot;author&quot;:[{&quot;family&quot;:&quot;DiSalvo&quot;,&quot;given&quot;:&quot;Betsy&quot;},{&quot;family&quot;:&quot;Guzdial&quot;,&quot;given&quot;:&quot;Mark&quot;},{&quot;family&quot;:&quot;Bruckman&quot;,&quot;given&quot;:&quot;Amy&quot;},{&quot;family&quot;:&quot;McKlin&quot;,&quot;given&quot;:&quot;Tom&quot;}],&quot;container-title&quot;:&quot;Journal of the Learning Sciences&quot;},&quot;id&quot;:2650},{&quot;uris&quot;:[&quot;http://zotero.org/users/1913249/items/9GLLZLMB&quot;],&quot;suffix&quot;:&quot;&quot;,&quot;prefix&quot;:&quot;&quot;,&quot;uri&quot;:[&quot;http://zotero.org/users/1913249/items/9GLLZLMB&quot;],&quot;itemData&quot;:{&quot;title&quot;:&quot;Glitch Game Testers: African American Men Breaking Open the Console&quot;,&quot;source&quot;:&quot;Zotero&quot;,&quot;event-title&quot;:&quot;DiGRA&quot;,&quot;issued&quot;:{&quot;date-parts&quot;:[[&quot;2009&quot;]]},&quot;id&quot;:&quot;disalvo_glitch_2009-1&quot;,&quot;type&quot;:&quot;paper-conference&quot;,&quot;language&quot;:&quot;en&quot;,&quot;container-title&quot;:&quot;Breaking New Ground: Innovation in Games, Play, Practice and Theor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page&quot;:&quot;7&quot;},&quot;id&quot;:2670},{&quot;uris&quot;:[&quot;http://zotero.org/users/1913249/items/XMLVAMHU&quot;],&quot;suffix&quot;:&quot;&quot;,&quot;prefix&quot;:&quot;&quot;,&quot;uri&quot;:[&quot;http://zotero.org/users/1913249/items/XMLVAMHU&quot;],&quot;itemData&quot;:{&quot;source&quot;:&quot;SAGE Journals&quot;,&quot;URL&quot;:&quot;http://journals.sagepub.com/doi/abs/10.1177/1555412008314130&quot;,&quot;ISSN&quot;:&quot;1555-4120&quot;,&quot;language&quot;:&quot;en&quot;,&quot;container-title&quot;:&quot;Games and Culture&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age&quot;:&quot;131-141&quot;,&quot;title&quot;:&quot;Learning in Context                                                    ,                                                             Learning in Context: Digital Games and Young Black Men             ,                      Digital Games and Young Black Men&quot;,&quot;issue&quot;:&quot;2&quot;,&quot;issued&quot;:{&quot;date-parts&quot;:[[&quot;2008&quot;,4,1]]},&quot;id&quot;:&quot;disalvo_learning_2008&quot;,&quot;title-short&quot;:&quot;Learning in Context                                                    ,                                                             Learning in Context&quot;,&quot;volume&quot;:&quot;3&quot;,&quot;type&quot;:&quot;article-journal&quot;,&quot;accessed&quot;:{&quot;date-parts&quot;:[[&quot;2018&quot;,7,16]]},&quot;citation-key&quot;:&quot;disalvo_learning_2008&quot;,&quot;author&quot;:[{&quot;family&quot;:&quot;DiSalvo&quot;,&quot;given&quot;:&quot;Betsy James&quot;},{&quot;family&quot;:&quot;Crowley&quot;,&quot;given&quot;:&quot;Kevin&quot;},{&quot;family&quot;:&quot;Norwood&quot;,&quot;given&quot;:&quot;Roy&quot;}],&quot;container-title-short&quot;:&quot;Games and Culture&quot;,&quot;DOI&quot;:&quot;10.1177/1555412008314130&quot;},&quot;id&quot;:2651}]} RNDeplbackuwh"/>&lt;Do Zotero Refresh: [@disalvo_saving_2014; @disalvo_glitch_2009-1; @disalvo_learning_2008]&gt;<text:reference-mark-end text:name="ZOTERO_ITEM CSL_CITATION {&quot;properties&quot;:{&quot;noteIndex&quot;:0,&quot;formattedCitation&quot;:&quot;[@disalvo_saving_2014; @disalvo_glitch_2009-1; @disalvo_learning_2008]&quot;},&quot;schema&quot;:&quot;https://github.com/citation-style-language/schema/raw/master/csl-citation.json&quot;,&quot;citationID&quot;:&quot;fqndoaud&quot;,&quot;citationItems&quot;:[{&quot;uris&quot;:[&quot;http://zotero.org/users/1913249/items/HKBNN53C&quot;],&quot;suffix&quot;:&quot;&quot;,&quot;prefix&quot;:&quot;&quot;,&quot;uri&quot;:[&quot;http://zotero.org/users/1913249/items/HKBNN53C&quot;],&quot;itemData&quot;:{&quot;source&quot;:&quot;Taylor and Francis+NEJM&quot;,&quot;URL&quot;:&quot;https://doi.org/10.1080/10508406.2014.893434&quot;,&quot;ISSN&quot;:&quot;1050-8406&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title&quot;:&quot;Saving Face While Geeking Out: Video Game Testing as a Justification for Learning Computer Science&quot;,&quot;issue&quot;:&quot;3&quot;,&quot;issued&quot;:{&quot;date-parts&quot;:[[&quot;2014&quot;,7,3]]},&quot;id&quot;:&quot;disalvo_saving_2014&quot;,&quot;title-short&quot;:&quot;Saving Face While Geeking Out&quot;,&quot;volume&quot;:&quot;23&quot;,&quot;accessed&quot;:{&quot;date-parts&quot;:[[&quot;2018&quot;,7,16]]},&quot;citation-key&quot;:&quot;disalvo_saving_2014&quot;,&quot;type&quot;:&quot;article-journal&quot;,&quot;author&quot;:[{&quot;family&quot;:&quot;DiSalvo&quot;,&quot;given&quot;:&quot;Betsy&quot;},{&quot;family&quot;:&quot;Guzdial&quot;,&quot;given&quot;:&quot;Mark&quot;},{&quot;family&quot;:&quot;Bruckman&quot;,&quot;given&quot;:&quot;Amy&quot;},{&quot;family&quot;:&quot;McKlin&quot;,&quot;given&quot;:&quot;Tom&quot;}],&quot;container-title&quot;:&quot;Journal of the Learning Sciences&quot;},&quot;id&quot;:2650},{&quot;uris&quot;:[&quot;http://zotero.org/users/1913249/items/9GLLZLMB&quot;],&quot;suffix&quot;:&quot;&quot;,&quot;prefix&quot;:&quot;&quot;,&quot;uri&quot;:[&quot;http://zotero.org/users/1913249/items/9GLLZLMB&quot;],&quot;itemData&quot;:{&quot;title&quot;:&quot;Glitch Game Testers: African American Men Breaking Open the Console&quot;,&quot;source&quot;:&quot;Zotero&quot;,&quot;event-title&quot;:&quot;DiGRA&quot;,&quot;issued&quot;:{&quot;date-parts&quot;:[[&quot;2009&quot;]]},&quot;id&quot;:&quot;disalvo_glitch_2009-1&quot;,&quot;type&quot;:&quot;paper-conference&quot;,&quot;language&quot;:&quot;en&quot;,&quot;container-title&quot;:&quot;Breaking New Ground: Innovation in Games, Play, Practice and Theor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page&quot;:&quot;7&quot;},&quot;id&quot;:2670},{&quot;uris&quot;:[&quot;http://zotero.org/users/1913249/items/XMLVAMHU&quot;],&quot;suffix&quot;:&quot;&quot;,&quot;prefix&quot;:&quot;&quot;,&quot;uri&quot;:[&quot;http://zotero.org/users/1913249/items/XMLVAMHU&quot;],&quot;itemData&quot;:{&quot;source&quot;:&quot;SAGE Journals&quot;,&quot;URL&quot;:&quot;http://journals.sagepub.com/doi/abs/10.1177/1555412008314130&quot;,&quot;ISSN&quot;:&quot;1555-4120&quot;,&quot;language&quot;:&quot;en&quot;,&quot;container-title&quot;:&quot;Games and Culture&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age&quot;:&quot;131-141&quot;,&quot;title&quot;:&quot;Learning in Context                                                    ,                                                             Learning in Context: Digital Games and Young Black Men             ,                      Digital Games and Young Black Men&quot;,&quot;issue&quot;:&quot;2&quot;,&quot;issued&quot;:{&quot;date-parts&quot;:[[&quot;2008&quot;,4,1]]},&quot;id&quot;:&quot;disalvo_learning_2008&quot;,&quot;title-short&quot;:&quot;Learning in Context                                                    ,                                                             Learning in Context&quot;,&quot;volume&quot;:&quot;3&quot;,&quot;type&quot;:&quot;article-journal&quot;,&quot;accessed&quot;:{&quot;date-parts&quot;:[[&quot;2018&quot;,7,16]]},&quot;citation-key&quot;:&quot;disalvo_learning_2008&quot;,&quot;author&quot;:[{&quot;family&quot;:&quot;DiSalvo&quot;,&quot;given&quot;:&quot;Betsy James&quot;},{&quot;family&quot;:&quot;Crowley&quot;,&quot;given&quot;:&quot;Kevin&quot;},{&quot;family&quot;:&quot;Norwood&quot;,&quot;given&quot;:&quot;Roy&quot;}],&quot;container-title-short&quot;:&quot;Games and Culture&quot;,&quot;DOI&quot;:&quot;10.1177/1555412008314130&quot;},&quot;id&quot;:2651}]} RNDeplbackuwh"/></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properties&quot;:{&quot;noteIndex&quot;:0,&quot;formattedCitation&quot;:&quot;[@tekinbas_quest_2010]&quot;},&quot;schema&quot;:&quot;https://github.com/citation-style-language/schema/raw/master/csl-citation.json&quot;,&quot;citationID&quot;:&quot;mvuudxbm&quot;,&quot;citationItems&quot;:[{&quot;uris&quot;:[&quot;http://zotero.org/users/1913249/items/3AQZ3WDH&quot;],&quot;suffix&quot;:&quot;&quot;,&quot;prefix&quot;:&quot;&quot;,&quot;uri&quot;:[&quot;http://zotero.org/users/1913249/items/3AQZ3WDH&quot;],&quot;itemData&quot;:{&quot;title&quot;:&quot;Quest to learn: developing the school for digital kids&quot;,&quot;event-place&quot;:&quot;Cambridge, Mass&quot;,&quot;type&quot;:&quot;book&quot;,&quot;issued&quot;:{&quot;date-parts&quot;:[[&quot;2010&quot;,10,29]]},&quot;number-of-pages&quot;:&quot;164&quot;,&quot;publisher-place&quot;:&quot;Cambridge, Mass&quot;,&quot;source&quot;:&quot;Amazon&quot;,&quot;id&quot;:&quot;tekinbas_quest_2010&quot;,&quot;title-short&quot;:&quot;Quest to learn&quot;,&quot;publisher&quot;:&quot;The MIT Press&quot;,&quot;ISBN&quot;:&quot;978-0-262-51565-8&quot;,&quot;DOI&quot;:&quot;10.7551/mitpress/8909.001.0001&quot;,&quot;citation-key&quot;:&quot;tekinbas_quest_2010&quot;,&quot;language&quot;:&quot;English&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d&quot;:3874}]} RNDlwkyapposd"/>&lt;Do Zotero Refresh: [@tekinbas_quest_2010]&gt;<text:reference-mark-end text:name="ZOTERO_ITEM CSL_CITATION {&quot;properties&quot;:{&quot;noteIndex&quot;:0,&quot;formattedCitation&quot;:&quot;[@tekinbas_quest_2010]&quot;},&quot;schema&quot;:&quot;https://github.com/citation-style-language/schema/raw/master/csl-citation.json&quot;,&quot;citationID&quot;:&quot;mvuudxbm&quot;,&quot;citationItems&quot;:[{&quot;uris&quot;:[&quot;http://zotero.org/users/1913249/items/3AQZ3WDH&quot;],&quot;suffix&quot;:&quot;&quot;,&quot;prefix&quot;:&quot;&quot;,&quot;uri&quot;:[&quot;http://zotero.org/users/1913249/items/3AQZ3WDH&quot;],&quot;itemData&quot;:{&quot;title&quot;:&quot;Quest to learn: developing the school for digital kids&quot;,&quot;event-place&quot;:&quot;Cambridge, Mass&quot;,&quot;type&quot;:&quot;book&quot;,&quot;issued&quot;:{&quot;date-parts&quot;:[[&quot;2010&quot;,10,29]]},&quot;number-of-pages&quot;:&quot;164&quot;,&quot;publisher-place&quot;:&quot;Cambridge, Mass&quot;,&quot;source&quot;:&quot;Amazon&quot;,&quot;id&quot;:&quot;tekinbas_quest_2010&quot;,&quot;title-short&quot;:&quot;Quest to learn&quot;,&quot;publisher&quot;:&quot;The MIT Press&quot;,&quot;ISBN&quot;:&quot;978-0-262-51565-8&quot;,&quot;DOI&quot;:&quot;10.7551/mitpress/8909.001.0001&quot;,&quot;citation-key&quot;:&quot;tekinbas_quest_2010&quot;,&quot;language&quot;:&quot;English&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id&quot;:3874}]} RNDlwkyapposd"/>.</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properties&quot;:{&quot;noteIndex&quot;:0,&quot;formattedCitation&quot;:&quot;[@livingstone_next_2011]&quot;},&quot;schema&quot;:&quot;https://github.com/citation-style-language/schema/raw/master/csl-citation.json&quot;,&quot;citationID&quot;:&quot;ongtcsud&quot;,&quot;citationItems&quot;:[{&quot;uris&quot;:[&quot;http://zotero.org/users/1913249/items/VBXU3WDU&quot;],&quot;suffix&quot;:&quot;&quot;,&quot;prefix&quot;:&quot;&quot;,&quot;uri&quot;:[&quot;http://zotero.org/users/1913249/items/VBXU3WDU&quot;],&quot;itemData&quot;:{&quot;title&quot;:&quot;Next Gen: Transforming the UK into the world’s leading talent hub for the video games and visual effects industries&quot;,&quot;publisher&quot;:&quot;National Endowment for Science, Technology and the Arts (NESTA),&quot;,&quot;issued&quot;:{&quot;date-parts&quot;:[[&quot;2011&quot;]]},&quot;citation-key&quot;:&quot;livingstone_next_2011&quot;,&quot;type&quot;:&quot;report&quot;,&quot;author&quot;:[{&quot;family&quot;:&quot;Livingstone&quot;,&quot;given&quot;:&quot;Ian&quot;},{&quot;family&quot;:&quot;Hope&quot;,&quot;given&quot;:&quot;Alex&quot;}],&quot;id&quot;:&quot;livingstone_next_2011&quot;},&quot;id&quot;:3457}]} RNDvexrmknher"/>&lt;Do Zotero Refresh: [@livingstone_next_2011]&gt;<text:reference-mark-end text:name="ZOTERO_ITEM CSL_CITATION {&quot;properties&quot;:{&quot;noteIndex&quot;:0,&quot;formattedCitation&quot;:&quot;[@livingstone_next_2011]&quot;},&quot;schema&quot;:&quot;https://github.com/citation-style-language/schema/raw/master/csl-citation.json&quot;,&quot;citationID&quot;:&quot;ongtcsud&quot;,&quot;citationItems&quot;:[{&quot;uris&quot;:[&quot;http://zotero.org/users/1913249/items/VBXU3WDU&quot;],&quot;suffix&quot;:&quot;&quot;,&quot;prefix&quot;:&quot;&quot;,&quot;uri&quot;:[&quot;http://zotero.org/users/1913249/items/VBXU3WDU&quot;],&quot;itemData&quot;:{&quot;title&quot;:&quot;Next Gen: Transforming the UK into the world’s leading talent hub for the video games and visual effects industries&quot;,&quot;publisher&quot;:&quot;National Endowment for Science, Technology and the Arts (NESTA),&quot;,&quot;issued&quot;:{&quot;date-parts&quot;:[[&quot;2011&quot;]]},&quot;citation-key&quot;:&quot;livingstone_next_2011&quot;,&quot;type&quot;:&quot;report&quot;,&quot;author&quot;:[{&quot;family&quot;:&quot;Livingstone&quot;,&quot;given&quot;:&quot;Ian&quot;},{&quot;family&quot;:&quot;Hope&quot;,&quot;given&quot;:&quot;Alex&quot;}],&quot;id&quot;:&quot;livingstone_next_2011&quot;},&quot;id&quot;:3457}]} RNDvexrmknher"/>.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34">
        <text:list-item>
          <text:p text:style-name="P43">New curriculum</text:p>
        </text:list-item>
        <text:list-item>
          <text:p text:style-name="P43">bursaries</text:p>
        </text:list-item>
        <text:list-item>
          <text:p text:style-name="P43">CPD</text:p>
        </text:list-item>
        <text:list-item>
          <text:p text:style-name="P43">CAS and community responses</text:p>
        </text:list-item>
        <text:list-item>
          <text:p text:style-name="P43">tapping into the enthusiast maker culture</text:p>
        </text:list-item>
      </text:list>
      <text:p text:style-name="First_20_paragraph"><text:span text:style-name="T1">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1">Games in Schools</text:span></text:p>
      <text:p text:style-name="Text_20_body">The After the Reboot report <text:reference-mark-start text:name="ZOTERO_ITEM CSL_CITATION {&quot;properties&quot;:{&quot;noteIndex&quot;:0,&quot;formattedCitation&quot;:&quot;[@waite_pedagogy_2017]&quot;},&quot;schema&quot;:&quot;https://github.com/citation-style-language/schema/raw/master/csl-citation.json&quot;,&quot;citationID&quot;:&quot;fgeqdope&quot;,&quot;citationItems&quot;:[{&quot;uris&quot;:[&quot;http://zotero.org/users/1913249/items/R4M4KKC8&quot;],&quot;suffix&quot;:&quot;&quot;,&quot;prefix&quot;:&quot;&quot;,&quot;uri&quot;:[&quot;http://zotero.org/users/1913249/items/R4M4KKC8&quot;],&quot;itemData&quot;:{&quot;title&quot;:&quot;Pedagogy in teaching Computer Science in schools: A Literature Review&quot;,&quot;source&quot;:&quot;Zotero&quot;,&quot;issued&quot;:{&quot;date-parts&quot;:[[&quot;2017&quot;]]},&quot;id&quot;:&quot;waite_pedagogy_2017&quot;,&quot;publisher&quot;:&quot;Royal Society&quot;,&quot;language&quot;:&quot;en&quot;,&quot;URL&quot;:&quot;https://royalsociety.org/%7E/media/policy/projects/computing-education/literature-review-pedagogy-in-teaching.pdf&quot;,&quot;author&quot;:[{&quot;family&quot;:&quot;Waite&quot;,&quot;given&quot;:&quot;Jane&quot;}],&quot;type&quot;:&quot;report&quot;,&quot;citation-key&quot;:&quot;waite_pedagogy_2017&quot;,&quot;page&quot;:&quot;90&quot;},&quot;id&quot;:3869}]} RNDeeswhhkoan"/>&lt;Do Zotero Refresh: [@waite_pedagogy_2017]&gt;<text:reference-mark-end text:name="ZOTERO_ITEM CSL_CITATION {&quot;properties&quot;:{&quot;noteIndex&quot;:0,&quot;formattedCitation&quot;:&quot;[@waite_pedagogy_2017]&quot;},&quot;schema&quot;:&quot;https://github.com/citation-style-language/schema/raw/master/csl-citation.json&quot;,&quot;citationID&quot;:&quot;fgeqdope&quot;,&quot;citationItems&quot;:[{&quot;uris&quot;:[&quot;http://zotero.org/users/1913249/items/R4M4KKC8&quot;],&quot;suffix&quot;:&quot;&quot;,&quot;prefix&quot;:&quot;&quot;,&quot;uri&quot;:[&quot;http://zotero.org/users/1913249/items/R4M4KKC8&quot;],&quot;itemData&quot;:{&quot;title&quot;:&quot;Pedagogy in teaching Computer Science in schools: A Literature Review&quot;,&quot;source&quot;:&quot;Zotero&quot;,&quot;issued&quot;:{&quot;date-parts&quot;:[[&quot;2017&quot;]]},&quot;id&quot;:&quot;waite_pedagogy_2017&quot;,&quot;publisher&quot;:&quot;Royal Society&quot;,&quot;language&quot;:&quot;en&quot;,&quot;URL&quot;:&quot;https://royalsociety.org/%7E/media/policy/projects/computing-education/literature-review-pedagogy-in-teaching.pdf&quot;,&quot;author&quot;:[{&quot;family&quot;:&quot;Waite&quot;,&quot;given&quot;:&quot;Jane&quot;}],&quot;type&quot;:&quot;report&quot;,&quot;citation-key&quot;:&quot;waite_pedagogy_2017&quot;,&quot;page&quot;:&quot;90&quot;},&quot;id&quot;:3869}]} RNDeeswhhkoan"/>,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properties&quot;:{&quot;noteIndex&quot;:0,&quot;formattedCitation&quot;:&quot;[@livingstone_digital_2018]&quot;},&quot;schema&quot;:&quot;https://github.com/citation-style-language/schema/raw/master/csl-citation.json&quot;,&quot;citationID&quot;:&quot;hvrcaoum&quot;,&quot;citationItems&quot;:[{&quot;uris&quot;:[&quot;http://zotero.org/users/1913249/items/TGJKKB2I&quot;],&quot;suffix&quot;:&quot;&quot;,&quot;prefix&quot;:&quot;&quot;,&quot;uri&quot;:[&quot;http://zotero.org/users/1913249/items/TGJKKB2I&quot;],&quot;itemData&quot;:{&quot;title&quot;:&quot;In the digital home, how do parents support their children and who supports them?&quot;,&quot;issued&quot;:{&quot;date-parts&quot;:[[&quot;2018&quot;]]},&quot;citation-key&quot;:&quot;livingstone_digital_2018&quot;,&quot;type&quot;:&quot;article-journal&quot;,&quot;author&quot;:[{&quot;family&quot;:&quot;Livingstone&quot;,&quot;given&quot;:&quot;Sonia&quot;},{&quot;family&quot;:&quot;Blum-Ross&quot;,&quot;given&quot;:&quot;Alicia&quot;},{&quot;family&quot;:&quot;Pavlick&quot;,&quot;given&quot;:&quot;Jennifer&quot;},{&quot;family&quot;:&quot;Ólafsson&quot;,&quot;given&quot;:&quot;Kjartan&quot;}],&quot;id&quot;:&quot;livingstone_digital_2018&quot;},&quot;id&quot;:3031}]} RNDziuezzldqo"/>&lt;Do Zotero Refresh: [@livingstone_digital_2018]&gt;<text:reference-mark-end text:name="ZOTERO_ITEM CSL_CITATION {&quot;properties&quot;:{&quot;noteIndex&quot;:0,&quot;formattedCitation&quot;:&quot;[@livingstone_digital_2018]&quot;},&quot;schema&quot;:&quot;https://github.com/citation-style-language/schema/raw/master/csl-citation.json&quot;,&quot;citationID&quot;:&quot;hvrcaoum&quot;,&quot;citationItems&quot;:[{&quot;uris&quot;:[&quot;http://zotero.org/users/1913249/items/TGJKKB2I&quot;],&quot;suffix&quot;:&quot;&quot;,&quot;prefix&quot;:&quot;&quot;,&quot;uri&quot;:[&quot;http://zotero.org/users/1913249/items/TGJKKB2I&quot;],&quot;itemData&quot;:{&quot;title&quot;:&quot;In the digital home, how do parents support their children and who supports them?&quot;,&quot;issued&quot;:{&quot;date-parts&quot;:[[&quot;2018&quot;]]},&quot;citation-key&quot;:&quot;livingstone_digital_2018&quot;,&quot;type&quot;:&quot;article-journal&quot;,&quot;author&quot;:[{&quot;family&quot;:&quot;Livingstone&quot;,&quot;given&quot;:&quot;Sonia&quot;},{&quot;family&quot;:&quot;Blum-Ross&quot;,&quot;given&quot;:&quot;Alicia&quot;},{&quot;family&quot;:&quot;Pavlick&quot;,&quot;given&quot;:&quot;Jennifer&quot;},{&quot;family&quot;:&quot;Ólafsson&quot;,&quot;given&quot;:&quot;Kjartan&quot;}],&quot;id&quot;:&quot;livingstone_digital_2018&quot;},&quot;id&quot;:3031}]} RNDziuezzldqo"/> uncovering a rich repertoire concepts and practices that families may bring into a non-formal game making process.</text:p>
      <text:p text:style-name="Text_20_body">Retro gaming has a place in our society’s public memory <text:reference-mark-start text:name="ZOTERO_ITEM CSL_CITATION {&quot;properties&quot;:{&quot;noteIndex&quot;:0,&quot;formattedCitation&quot;:&quot;[@heineman2014public]&quot;},&quot;schema&quot;:&quot;https://github.com/citation-style-language/schema/raw/master/csl-citation.json&quot;,&quot;citationID&quot;:&quot;sftwjltr&quot;,&quot;citationItems&quot;:[{&quot;uris&quot;:[&quot;http://zotero.org/users/1913249/items/XEE4UU7T&quot;],&quot;suffix&quot;:&quot;&quot;,&quot;prefix&quot;:&quot;&quot;,&quot;uri&quot;:[&quot;http://zotero.org/users/1913249/items/XEE4UU7T&quot;],&quot;itemData&quot;:{&quot;title&quot;:&quot;Public memory and gamer identity: Retrogaming as nostalgia&quot;,&quot;issue&quot;:&quot;1&quot;,&quot;issued&quot;:{&quot;date-parts&quot;:[[&quot;2014&quot;]]},&quot;id&quot;:&quot;heineman2014public&quot;,&quot;volume&quot;:&quot;1&quot;,&quot;container-title&quot;:&quot;Journal of Games Criticism&quot;,&quot;author&quot;:[{&quot;family&quot;:&quot;Heineman&quot;,&quot;given&quot;:&quot;David S&quot;}],&quot;type&quot;:&quot;article-journal&quot;,&quot;citation-key&quot;:&quot;heineman2014public&quot;,&quot;page&quot;:&quot;1–24&quot;},&quot;id&quot;:9601}]} RNDtdgtrnoipo"/>&lt;Do Zotero Refresh: [@heineman2014public]&gt;<text:reference-mark-end text:name="ZOTERO_ITEM CSL_CITATION {&quot;properties&quot;:{&quot;noteIndex&quot;:0,&quot;formattedCitation&quot;:&quot;[@heineman2014public]&quot;},&quot;schema&quot;:&quot;https://github.com/citation-style-language/schema/raw/master/csl-citation.json&quot;,&quot;citationID&quot;:&quot;sftwjltr&quot;,&quot;citationItems&quot;:[{&quot;uris&quot;:[&quot;http://zotero.org/users/1913249/items/XEE4UU7T&quot;],&quot;suffix&quot;:&quot;&quot;,&quot;prefix&quot;:&quot;&quot;,&quot;uri&quot;:[&quot;http://zotero.org/users/1913249/items/XEE4UU7T&quot;],&quot;itemData&quot;:{&quot;title&quot;:&quot;Public memory and gamer identity: Retrogaming as nostalgia&quot;,&quot;issue&quot;:&quot;1&quot;,&quot;issued&quot;:{&quot;date-parts&quot;:[[&quot;2014&quot;]]},&quot;id&quot;:&quot;heineman2014public&quot;,&quot;volume&quot;:&quot;1&quot;,&quot;container-title&quot;:&quot;Journal of Games Criticism&quot;,&quot;author&quot;:[{&quot;family&quot;:&quot;Heineman&quot;,&quot;given&quot;:&quot;David S&quot;}],&quot;type&quot;:&quot;article-journal&quot;,&quot;citation-key&quot;:&quot;heineman2014public&quot;,&quot;page&quot;:&quot;1–24&quot;},&quot;id&quot;:9601}]} RNDtdgtrnoipo"/>.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1">ito_connected_2013-1?</text:span>; <text:span text:style-name="T1">ito_hanging_2010?</text:span>), and Gee and the process of tapping into affinity groups and affinity spaces <text:reference-mark-start text:name="ZOTERO_ITEM CSL_CITATION {&quot;properties&quot;:{&quot;noteIndex&quot;:0,&quot;formattedCitation&quot;:&quot;[@gee_what_2004]&quot;},&quot;schema&quot;:&quot;https://github.com/citation-style-language/schema/raw/master/csl-citation.json&quot;,&quot;citationID&quot;:&quot;wlwmaort&quot;,&quot;citationItems&quot;:[{&quot;uris&quot;:[&quot;http://zotero.org/users/1913249/items/M6377K76&quot;],&quot;suffix&quot;:&quot;&quot;,&quot;prefix&quot;:&quot;&quot;,&quot;uri&quot;:[&quot;http://zotero.org/users/1913249/items/M6377K76&quot;],&quot;itemData&quot;:{&quot;title&quot;:&quot;What video games have to teach us about learning and literacy&quot;,&quot;event-place&quot;:&quot;New York, NY&quot;,&quot;type&quot;:&quot;book&quot;,&quot;issued&quot;:{&quot;date-parts&quot;:[[&quot;2004&quot;]]},&quot;number-of-pages&quot;:&quot;225&quot;,&quot;collection-title&quot;:&quot;Education&quot;,&quot;source&quot;:&quot;Gemeinsamer Bibliotheksverbund ISBN&quot;,&quot;id&quot;:&quot;gee_what_2004&quot;,&quot;publisher-place&quot;:&quot;New York, NY&quot;,&quot;edition&quot;:&quot;1. paperback ed&quot;,&quot;ISBN&quot;:&quot;978-1-4039-6538-7&quot;,&quot;note&quot;:&quot;OCLC: 255334132&quot;,&quot;author&quot;:[{&quot;family&quot;:&quot;Gee&quot;,&quot;given&quot;:&quot;James Paul&quot;}],&quot;publisher&quot;:&quot;Palgrave Macmillan&quot;,&quot;language&quot;:&quot;eng&quot;,&quot;citation-key&quot;:&quot;gee_what_2004&quot;},&quot;id&quot;:1584}]} RNDlbfetyizsz"/>&lt;Do Zotero Refresh: [@gee_what_2004]&gt;<text:reference-mark-end text:name="ZOTERO_ITEM CSL_CITATION {&quot;properties&quot;:{&quot;noteIndex&quot;:0,&quot;formattedCitation&quot;:&quot;[@gee_what_2004]&quot;},&quot;schema&quot;:&quot;https://github.com/citation-style-language/schema/raw/master/csl-citation.json&quot;,&quot;citationID&quot;:&quot;wlwmaort&quot;,&quot;citationItems&quot;:[{&quot;uris&quot;:[&quot;http://zotero.org/users/1913249/items/M6377K76&quot;],&quot;suffix&quot;:&quot;&quot;,&quot;prefix&quot;:&quot;&quot;,&quot;uri&quot;:[&quot;http://zotero.org/users/1913249/items/M6377K76&quot;],&quot;itemData&quot;:{&quot;title&quot;:&quot;What video games have to teach us about learning and literacy&quot;,&quot;event-place&quot;:&quot;New York, NY&quot;,&quot;type&quot;:&quot;book&quot;,&quot;issued&quot;:{&quot;date-parts&quot;:[[&quot;2004&quot;]]},&quot;number-of-pages&quot;:&quot;225&quot;,&quot;collection-title&quot;:&quot;Education&quot;,&quot;source&quot;:&quot;Gemeinsamer Bibliotheksverbund ISBN&quot;,&quot;id&quot;:&quot;gee_what_2004&quot;,&quot;publisher-place&quot;:&quot;New York, NY&quot;,&quot;edition&quot;:&quot;1. paperback ed&quot;,&quot;ISBN&quot;:&quot;978-1-4039-6538-7&quot;,&quot;note&quot;:&quot;OCLC: 255334132&quot;,&quot;author&quot;:[{&quot;family&quot;:&quot;Gee&quot;,&quot;given&quot;:&quot;James Paul&quot;}],&quot;publisher&quot;:&quot;Palgrave Macmillan&quot;,&quot;language&quot;:&quot;eng&quot;,&quot;citation-key&quot;:&quot;gee_what_2004&quot;},&quot;id&quot;:1584}]} RNDlbfetyizsz"/>.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noteIndex&quot;:0,&quot;formattedCitation&quot;:&quot;[@boyle_retro-futurism_2017]&quot;},&quot;schema&quot;:&quot;https://github.com/citation-style-language/schema/raw/master/csl-citation.json&quot;,&quot;citationID&quot;:&quot;mgicvfnx&quot;,&quot;citationItems&quot;:[{&quot;uris&quot;:[&quot;http://zotero.org/users/1913249/items/47HDZ7GT&quot;],&quot;suffix&quot;:&quot;&quot;,&quot;prefix&quot;:&quot;&quot;,&quot;uri&quot;:[&quot;http://zotero.org/users/1913249/items/47HDZ7GT&quot;],&quot;itemData&quot;:{&quot;accessed&quot;:{&quot;date-parts&quot;:[[&quot;2022&quot;,8,7]]},&quot;source&quot;:&quot;library.oapen.org&quot;,&quot;editor&quot;:[{&quot;family&quot;:&quot;Boyle&quot;,&quot;given&quot;:&quot;Jen&quot;},{&quot;family&quot;:&quot;Kao&quot;,&quot;given&quot;:&quot;Wan-Chuan&quot;}],&quot;issued&quot;:{&quot;date-parts&quot;:[[&quot;2017&quot;]]},&quot;URL&quot;:&quot;https://library.oapen.org/handle/20.500.12657/25441&quot;,&quot;id&quot;:&quot;boyle_retro-futurism_2017&quot;,&quot;type&quot;:&quot;book&quot;,&quot;publisher&quot;:&quot;punctum books&quot;,&quot;language&quot;:&quot;English&quot;,&quot;DOI&quot;:&quot;10.21983/P3.0188.1.00&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title&quot;:&quot;The retro-futurism of cuteness&quot;,&quot;note&quot;:&quot;Accepted: 2019-03-26 23:55&quot;,&quot;citation-key&quot;:&quot;boyle_retro-futurism_2017&quot;},&quot;id&quot;:3743}]} RNDcftcypoucp"/>&lt;Do Zotero Refresh: [@boyle_retro-futurism_2017]&gt;<text:reference-mark-end text:name="ZOTERO_ITEM CSL_CITATION {&quot;properties&quot;:{&quot;noteIndex&quot;:0,&quot;formattedCitation&quot;:&quot;[@boyle_retro-futurism_2017]&quot;},&quot;schema&quot;:&quot;https://github.com/citation-style-language/schema/raw/master/csl-citation.json&quot;,&quot;citationID&quot;:&quot;mgicvfnx&quot;,&quot;citationItems&quot;:[{&quot;uris&quot;:[&quot;http://zotero.org/users/1913249/items/47HDZ7GT&quot;],&quot;suffix&quot;:&quot;&quot;,&quot;prefix&quot;:&quot;&quot;,&quot;uri&quot;:[&quot;http://zotero.org/users/1913249/items/47HDZ7GT&quot;],&quot;itemData&quot;:{&quot;accessed&quot;:{&quot;date-parts&quot;:[[&quot;2022&quot;,8,7]]},&quot;source&quot;:&quot;library.oapen.org&quot;,&quot;editor&quot;:[{&quot;family&quot;:&quot;Boyle&quot;,&quot;given&quot;:&quot;Jen&quot;},{&quot;family&quot;:&quot;Kao&quot;,&quot;given&quot;:&quot;Wan-Chuan&quot;}],&quot;issued&quot;:{&quot;date-parts&quot;:[[&quot;2017&quot;]]},&quot;URL&quot;:&quot;https://library.oapen.org/handle/20.500.12657/25441&quot;,&quot;id&quot;:&quot;boyle_retro-futurism_2017&quot;,&quot;type&quot;:&quot;book&quot;,&quot;publisher&quot;:&quot;punctum books&quot;,&quot;language&quot;:&quot;English&quot;,&quot;DOI&quot;:&quot;10.21983/P3.0188.1.00&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title&quot;:&quot;The retro-futurism of cuteness&quot;,&quot;note&quot;:&quot;Accepted: 2019-03-26 23:55&quot;,&quot;citation-key&quot;:&quot;boyle_retro-futurism_2017&quot;},&quot;id&quot;:3743}]} RNDcftcypoucp"/>.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properties&quot;:{&quot;noteIndex&quot;:0,&quot;formattedCitation&quot;:&quot;[@garda_nostalgia_2014]&quot;},&quot;schema&quot;:&quot;https://github.com/citation-style-language/schema/raw/master/csl-citation.json&quot;,&quot;citationID&quot;:&quot;iujuvoyo&quot;,&quot;citationItems&quot;:[{&quot;uris&quot;:[&quot;http://zotero.org/users/1913249/items/U5QUFD8Q&quot;],&quot;suffix&quot;:&quot;&quot;,&quot;prefix&quot;:&quot;&quot;,&quot;uri&quot;:[&quot;http://zotero.org/users/1913249/items/U5QUFD8Q&quot;],&quot;itemData&quot;:{&quot;type&quot;:&quot;paper-conference&quot;,&quot;issued&quot;:{&quot;date-parts&quot;:[[&quot;2014&quot;,8]]},&quot;id&quot;:&quot;garda_nostalgia_2014&quot;,&quot;ISBN&quot;:&quot;ISSN 2342-9666&quot;,&quot;container-title&quot;:&quot;DiGRA - Proceedings of the 2013 DiGRA International Conference: DeFragging Game Studies&quot;,&quot;author&quot;:[{&quot;family&quot;:&quot;Garda&quot;,&quot;given&quot;:&quot;Maria B&quot;}],&quot;URL&quot;:&quot;http://www.digra.org/wp-content/uploads/digital-library/paper_310.pdf&quot;,&quot;title&quot;:&quot;Nostalgia in retro game design&quot;,&quot;citation-key&quot;:&quot;garda_nostalgia_2014&quot;},&quot;id&quot;:3757}]} RNDngofgamodi"/>&lt;Do Zotero Refresh: [@garda_nostalgia_2014]&gt;<text:reference-mark-end text:name="ZOTERO_ITEM CSL_CITATION {&quot;properties&quot;:{&quot;noteIndex&quot;:0,&quot;formattedCitation&quot;:&quot;[@garda_nostalgia_2014]&quot;},&quot;schema&quot;:&quot;https://github.com/citation-style-language/schema/raw/master/csl-citation.json&quot;,&quot;citationID&quot;:&quot;iujuvoyo&quot;,&quot;citationItems&quot;:[{&quot;uris&quot;:[&quot;http://zotero.org/users/1913249/items/U5QUFD8Q&quot;],&quot;suffix&quot;:&quot;&quot;,&quot;prefix&quot;:&quot;&quot;,&quot;uri&quot;:[&quot;http://zotero.org/users/1913249/items/U5QUFD8Q&quot;],&quot;itemData&quot;:{&quot;type&quot;:&quot;paper-conference&quot;,&quot;issued&quot;:{&quot;date-parts&quot;:[[&quot;2014&quot;,8]]},&quot;id&quot;:&quot;garda_nostalgia_2014&quot;,&quot;ISBN&quot;:&quot;ISSN 2342-9666&quot;,&quot;container-title&quot;:&quot;DiGRA - Proceedings of the 2013 DiGRA International Conference: DeFragging Game Studies&quot;,&quot;author&quot;:[{&quot;family&quot;:&quot;Garda&quot;,&quot;given&quot;:&quot;Maria B&quot;}],&quot;URL&quot;:&quot;http://www.digra.org/wp-content/uploads/digital-library/paper_310.pdf&quot;,&quot;title&quot;:&quot;Nostalgia in retro game design&quot;,&quot;citation-key&quot;:&quot;garda_nostalgia_2014&quot;},&quot;id&quot;:3757}]} RNDngofgamodi"/>.</text:p>
      <text:p text:style-name="Text_20_body">Building on the concept of participatory culture <text:reference-mark-start text:name="ZOTERO_ITEM CSL_CITATION {&quot;properties&quot;:{&quot;noteIndex&quot;:0,&quot;formattedCitation&quot;:&quot;[@jenkins_confronting_2009]&quot;},&quot;schema&quot;:&quot;https://github.com/citation-style-language/schema/raw/master/csl-citation.json&quot;,&quot;citationID&quot;:&quot;uqfwwyzu&quot;,&quot;citationItems&quot;:[{&quot;uris&quot;:[&quot;http://zotero.org/users/1913249/items/J5I7XRGH&quot;],&quot;suffix&quot;:&quot;&quot;,&quot;prefix&quot;:&quot;&quot;,&quot;uri&quot;:[&quot;http://zotero.org/users/1913249/items/J5I7XRGH&quot;],&quot;itemData&quot;:{&quot;title&quot;:&quot;Confronting the challenges of participatory culture: media education for the 21st century&quot;,&quot;event-place&quot;:&quot;Cambridge, MA&quot;,&quot;issued&quot;:{&quot;date-parts&quot;:[[&quot;2009&quot;]]},&quot;number-of-pages&quot;:&quot;129&quot;,&quot;collection-title&quot;:&quot;The John D. and Catherine T. MacArthur Foundation Reports on Digital Media and Learning&quot;,&quot;type&quot;:&quot;book&quot;,&quot;id&quot;:&quot;jenkins_confronting_2009&quot;,&quot;title-short&quot;:&quot;Confronting the challenges of participatory culture&quot;,&quot;publisher&quot;:&quot;The MIT Press&quot;,&quot;ISBN&quot;:&quot;978-0-262-51362-3&quot;,&quot;call-number&quot;:&quot;P96.M4 J46 2009&quot;,&quot;author&quot;:[{&quot;family&quot;:&quot;Jenkins&quot;,&quot;given&quot;:&quot;Henry&quot;}],&quot;source&quot;:&quot;Library of Congress ISBN&quot;,&quot;publisher-place&quot;:&quot;Cambridge, MA&quot;,&quot;citation-key&quot;:&quot;jenkins_confronting_2009&quot;},&quot;id&quot;:2384}]} RNDoooqdxlmrh"/>&lt;Do Zotero Refresh: [@jenkins_confronting_2009]&gt;<text:reference-mark-end text:name="ZOTERO_ITEM CSL_CITATION {&quot;properties&quot;:{&quot;noteIndex&quot;:0,&quot;formattedCitation&quot;:&quot;[@jenkins_confronting_2009]&quot;},&quot;schema&quot;:&quot;https://github.com/citation-style-language/schema/raw/master/csl-citation.json&quot;,&quot;citationID&quot;:&quot;uqfwwyzu&quot;,&quot;citationItems&quot;:[{&quot;uris&quot;:[&quot;http://zotero.org/users/1913249/items/J5I7XRGH&quot;],&quot;suffix&quot;:&quot;&quot;,&quot;prefix&quot;:&quot;&quot;,&quot;uri&quot;:[&quot;http://zotero.org/users/1913249/items/J5I7XRGH&quot;],&quot;itemData&quot;:{&quot;title&quot;:&quot;Confronting the challenges of participatory culture: media education for the 21st century&quot;,&quot;event-place&quot;:&quot;Cambridge, MA&quot;,&quot;issued&quot;:{&quot;date-parts&quot;:[[&quot;2009&quot;]]},&quot;number-of-pages&quot;:&quot;129&quot;,&quot;collection-title&quot;:&quot;The John D. and Catherine T. MacArthur Foundation Reports on Digital Media and Learning&quot;,&quot;type&quot;:&quot;book&quot;,&quot;id&quot;:&quot;jenkins_confronting_2009&quot;,&quot;title-short&quot;:&quot;Confronting the challenges of participatory culture&quot;,&quot;publisher&quot;:&quot;The MIT Press&quot;,&quot;ISBN&quot;:&quot;978-0-262-51362-3&quot;,&quot;call-number&quot;:&quot;P96.M4 J46 2009&quot;,&quot;author&quot;:[{&quot;family&quot;:&quot;Jenkins&quot;,&quot;given&quot;:&quot;Henry&quot;}],&quot;source&quot;:&quot;Library of Congress ISBN&quot;,&quot;publisher-place&quot;:&quot;Cambridge, MA&quot;,&quot;citation-key&quot;:&quot;jenkins_confronting_2009&quot;},&quot;id&quot;:2384}]} RNDoooqdxlmrh"/>,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1">Outline of the home eduction context of this study:</text:span> The processes and motivations driving of home education are varied <text:reference-mark-start text:name="ZOTERO_ITEM CSL_CITATION {&quot;properties&quot;:{&quot;noteIndex&quot;:0,&quot;formattedCitation&quot;:&quot;[@fensham-smith_invisible_2021]&quot;},&quot;schema&quot;:&quot;https://github.com/citation-style-language/schema/raw/master/csl-citation.json&quot;,&quot;citationID&quot;:&quot;bqwoxkud&quot;,&quot;citationItems&quot;:[{&quot;uris&quot;:[&quot;http://zotero.org/users/1913249/items/F748Z3W8&quot;],&quot;suffix&quot;:&quot;&quot;,&quot;prefix&quot;:&quot;&quot;,&quot;uri&quot;:[&quot;http://zotero.org/users/1913249/items/F748Z3W8&quot;],&quot;itemData&quot;:{&quot;source&quot;:&quot;DOI.org (Crossref)&quot;,&quot;URL&quot;:&quot;https://www.sciendo.com/article/10.2478/jped-2021-0001&quot;,&quot;ISSN&quot;:&quot;1338-1563&quot;,&quot;language&quot;:&quot;en&quot;,&quot;DOI&quot;:&quot;10.2478/jped-2021-000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page&quot;:&quot;5-27&quot;,&quot;title&quot;:&quot;Invisible pedagogies in home education: Freedom, power and control&quot;,&quot;issue&quot;:&quot;1&quot;,&quot;issued&quot;:{&quot;date-parts&quot;:[[&quot;2021&quot;,6,1]]},&quot;id&quot;:&quot;fensham-smith_invisible_2021&quot;,&quot;title-short&quot;:&quot;Invisible pedagogies in home education&quot;,&quot;volume&quot;:&quot;12&quot;,&quot;accessed&quot;:{&quot;date-parts&quot;:[[&quot;2023&quot;,10,2]]},&quot;citation-key&quot;:&quot;fensham-smith_invisible_2021&quot;,&quot;type&quot;:&quot;article-journal&quot;,&quot;author&quot;:[{&quot;family&quot;:&quot;Fensham-Smith&quot;,&quot;given&quot;:&quot;Amber Joy&quot;}],&quot;container-title&quot;:&quot;Journal of Pedagogy&quot;},&quot;id&quot;:8983}]} RNDlgsoomftjb"/>&lt;Do Zotero Refresh: [@fensham-smith_invisible_2021]&gt;<text:reference-mark-end text:name="ZOTERO_ITEM CSL_CITATION {&quot;properties&quot;:{&quot;noteIndex&quot;:0,&quot;formattedCitation&quot;:&quot;[@fensham-smith_invisible_2021]&quot;},&quot;schema&quot;:&quot;https://github.com/citation-style-language/schema/raw/master/csl-citation.json&quot;,&quot;citationID&quot;:&quot;bqwoxkud&quot;,&quot;citationItems&quot;:[{&quot;uris&quot;:[&quot;http://zotero.org/users/1913249/items/F748Z3W8&quot;],&quot;suffix&quot;:&quot;&quot;,&quot;prefix&quot;:&quot;&quot;,&quot;uri&quot;:[&quot;http://zotero.org/users/1913249/items/F748Z3W8&quot;],&quot;itemData&quot;:{&quot;source&quot;:&quot;DOI.org (Crossref)&quot;,&quot;URL&quot;:&quot;https://www.sciendo.com/article/10.2478/jped-2021-0001&quot;,&quot;ISSN&quot;:&quot;1338-1563&quot;,&quot;language&quot;:&quot;en&quot;,&quot;DOI&quot;:&quot;10.2478/jped-2021-000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page&quot;:&quot;5-27&quot;,&quot;title&quot;:&quot;Invisible pedagogies in home education: Freedom, power and control&quot;,&quot;issue&quot;:&quot;1&quot;,&quot;issued&quot;:{&quot;date-parts&quot;:[[&quot;2021&quot;,6,1]]},&quot;id&quot;:&quot;fensham-smith_invisible_2021&quot;,&quot;title-short&quot;:&quot;Invisible pedagogies in home education&quot;,&quot;volume&quot;:&quot;12&quot;,&quot;accessed&quot;:{&quot;date-parts&quot;:[[&quot;2023&quot;,10,2]]},&quot;citation-key&quot;:&quot;fensham-smith_invisible_2021&quot;,&quot;type&quot;:&quot;article-journal&quot;,&quot;author&quot;:[{&quot;family&quot;:&quot;Fensham-Smith&quot;,&quot;given&quot;:&quot;Amber Joy&quot;}],&quot;container-title&quot;:&quot;Journal of Pedagogy&quot;},&quot;id&quot;:8983}]} RNDlgsoomftjb"/>. Classic ideas of reasons for HE include pedagogy and ideology <text:reference-mark-start text:name="ZOTERO_ITEM CSL_CITATION {&quot;properties&quot;:{&quot;noteIndex&quot;:0,&quot;formattedCitation&quot;:&quot;[@galen_home_1991]&quot;},&quot;schema&quot;:&quot;https://github.com/citation-style-language/schema/raw/master/csl-citation.json&quot;,&quot;citationID&quot;:&quot;siwhwkyz&quot;,&quot;citationItems&quot;:[{&quot;uris&quot;:[&quot;http://zotero.org/users/1913249/items/ZQHZ2GU8&quot;],&quot;suffix&quot;:&quot;&quot;,&quot;prefix&quot;:&quot;&quot;,&quot;uri&quot;:[&quot;http://zotero.org/users/1913249/items/ZQHZ2GU8&quot;],&quot;itemData&quot;:{&quot;title&quot;:&quot;Home Schooling: Political, Historical, and Pedagogical Perspectives&quot;,&quot;source&quot;:&quot;Google Books&quot;,&quot;issued&quot;:{&quot;date-parts&quot;:[[&quot;1991&quot;,1,1]]},&quot;number-of-pages&quot;:&quot;224&quot;,&quot;id&quot;:&quot;galen_home_1991&quot;,&quot;title-short&quot;:&quot;Home Schooling&quot;,&quot;publisher&quot;:&quot;Bloomsbury Publishing USA&quot;,&quot;ISBN&quot;:&quot;978-0-313-38882-8&quot;,&quot;type&quot;:&quot;book&quot;,&quot;citation-key&quot;:&quot;galen_home_1991&quot;,&quot;language&quot;:&quot;en&quot;,&quot;author&quot;:[{&quot;family&quot;:&quot;Galen&quot;,&quot;given&quot;:&quot;Jane Van&quot;},{&quot;family&quot;:&quot;Pitman&quot;,&quot;given&quot;:&quot;Mary Anne&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8975}]} RNDijmaqnqnco"/>&lt;Do Zotero Refresh: [@galen_home_1991]&gt;<text:reference-mark-end text:name="ZOTERO_ITEM CSL_CITATION {&quot;properties&quot;:{&quot;noteIndex&quot;:0,&quot;formattedCitation&quot;:&quot;[@galen_home_1991]&quot;},&quot;schema&quot;:&quot;https://github.com/citation-style-language/schema/raw/master/csl-citation.json&quot;,&quot;citationID&quot;:&quot;siwhwkyz&quot;,&quot;citationItems&quot;:[{&quot;uris&quot;:[&quot;http://zotero.org/users/1913249/items/ZQHZ2GU8&quot;],&quot;suffix&quot;:&quot;&quot;,&quot;prefix&quot;:&quot;&quot;,&quot;uri&quot;:[&quot;http://zotero.org/users/1913249/items/ZQHZ2GU8&quot;],&quot;itemData&quot;:{&quot;title&quot;:&quot;Home Schooling: Political, Historical, and Pedagogical Perspectives&quot;,&quot;source&quot;:&quot;Google Books&quot;,&quot;issued&quot;:{&quot;date-parts&quot;:[[&quot;1991&quot;,1,1]]},&quot;number-of-pages&quot;:&quot;224&quot;,&quot;id&quot;:&quot;galen_home_1991&quot;,&quot;title-short&quot;:&quot;Home Schooling&quot;,&quot;publisher&quot;:&quot;Bloomsbury Publishing USA&quot;,&quot;ISBN&quot;:&quot;978-0-313-38882-8&quot;,&quot;type&quot;:&quot;book&quot;,&quot;citation-key&quot;:&quot;galen_home_1991&quot;,&quot;language&quot;:&quot;en&quot;,&quot;author&quot;:[{&quot;family&quot;:&quot;Galen&quot;,&quot;given&quot;:&quot;Jane Van&quot;},{&quot;family&quot;:&quot;Pitman&quot;,&quot;given&quot;:&quot;Mary Anne&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8975}]} RNDijmaqnqnco"/> <text:reference-mark-start text:name="ZOTERO_ITEM CSL_CITATION {&quot;properties&quot;:{&quot;noteIndex&quot;:0,&quot;formattedCitation&quot;:&quot;[@rothermel_can_2003]&quot;},&quot;schema&quot;:&quot;https://github.com/citation-style-language/schema/raw/master/csl-citation.json&quot;,&quot;citationID&quot;:&quot;xwrickxr&quot;,&quot;citationItems&quot;:[{&quot;uris&quot;:[&quot;http://zotero.org/users/1913249/items/AKHEZBKX&quot;],&quot;suffix&quot;:&quot;&quot;,&quot;prefix&quot;:&quot;&quot;,&quot;uri&quot;:[&quot;http://zotero.org/users/1913249/items/AKHEZBKX&quot;],&quot;itemData&quot;:{&quot;source&quot;:&quot;Taylor and Francis+NEJM&quot;,&quot;URL&quot;:&quot;https://doi.org/10.1080/09500790308668293&quot;,&quot;ISSN&quot;:&quot;0950-0790&quot;,&quot;DOI&quot;:&quot;10.1080/0950079030866829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age&quot;:&quot;74-89&quot;,&quot;title&quot;:&quot;Can We Classify Motives for Home Education?&quot;,&quot;issue&quot;:&quot;2-3&quot;,&quot;issued&quot;:{&quot;date-parts&quot;:[[&quot;2003&quot;,5,15]]},&quot;id&quot;:&quot;rothermel_can_2003&quot;,&quot;publisher&quot;:&quot;Routledge&quot;,&quot;volume&quot;:&quot;17&quot;,&quot;accessed&quot;:{&quot;date-parts&quot;:[[&quot;2023&quot;,10,2]]},&quot;citation-key&quot;:&quot;rothermel_can_2003&quot;,&quot;type&quot;:&quot;article-journal&quot;,&quot;author&quot;:[{&quot;family&quot;:&quot;Rothermel&quot;,&quot;given&quot;:&quot;Paula&quot;}],&quot;container-title&quot;:&quot;Evaluation &amp; Research in Education&quot;},&quot;id&quot;:8977}]} RNDxclgddoall"/>&lt;Do Zotero Refresh: [@rothermel_can_2003]&gt;<text:reference-mark-end text:name="ZOTERO_ITEM CSL_CITATION {&quot;properties&quot;:{&quot;noteIndex&quot;:0,&quot;formattedCitation&quot;:&quot;[@rothermel_can_2003]&quot;},&quot;schema&quot;:&quot;https://github.com/citation-style-language/schema/raw/master/csl-citation.json&quot;,&quot;citationID&quot;:&quot;xwrickxr&quot;,&quot;citationItems&quot;:[{&quot;uris&quot;:[&quot;http://zotero.org/users/1913249/items/AKHEZBKX&quot;],&quot;suffix&quot;:&quot;&quot;,&quot;prefix&quot;:&quot;&quot;,&quot;uri&quot;:[&quot;http://zotero.org/users/1913249/items/AKHEZBKX&quot;],&quot;itemData&quot;:{&quot;source&quot;:&quot;Taylor and Francis+NEJM&quot;,&quot;URL&quot;:&quot;https://doi.org/10.1080/09500790308668293&quot;,&quot;ISSN&quot;:&quot;0950-0790&quot;,&quot;DOI&quot;:&quot;10.1080/0950079030866829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page&quot;:&quot;74-89&quot;,&quot;title&quot;:&quot;Can We Classify Motives for Home Education?&quot;,&quot;issue&quot;:&quot;2-3&quot;,&quot;issued&quot;:{&quot;date-parts&quot;:[[&quot;2003&quot;,5,15]]},&quot;id&quot;:&quot;rothermel_can_2003&quot;,&quot;publisher&quot;:&quot;Routledge&quot;,&quot;volume&quot;:&quot;17&quot;,&quot;accessed&quot;:{&quot;date-parts&quot;:[[&quot;2023&quot;,10,2]]},&quot;citation-key&quot;:&quot;rothermel_can_2003&quot;,&quot;type&quot;:&quot;article-journal&quot;,&quot;author&quot;:[{&quot;family&quot;:&quot;Rothermel&quot;,&quot;given&quot;:&quot;Paula&quot;}],&quot;container-title&quot;:&quot;Evaluation &amp; Research in Education&quot;},&quot;id&quot;:8977}]} RNDxclgddoall"/>, and often both. - Unschooling, Holt, drawing out interests of children in everyday activities and facilitating learning around that <text:reference-mark-start text:name="ZOTERO_ITEM CSL_CITATION {&quot;properties&quot;:{&quot;noteIndex&quot;:0,&quot;formattedCitation&quot;:&quot;[@gray_challenges_2013]&quot;},&quot;schema&quot;:&quot;https://github.com/citation-style-language/schema/raw/master/csl-citation.json&quot;,&quot;citationID&quot;:&quot;kjkttxuk&quot;,&quot;citationItems&quot;:[{&quot;uris&quot;:[&quot;http://zotero.org/users/1913249/items/CUNAU5ZC&quot;],&quot;suffix&quot;:&quot;&quot;,&quot;prefix&quot;:&quot;&quot;,&quot;uri&quot;:[&quot;http://zotero.org/users/1913249/items/CUNAU5ZC&quot;],&quot;itemData&quot;:{&quot;title&quot;:&quot;The Challenges and Benefits of Unschooling, According to 232 Families Who Have Chosen that Route&quot;,&quot;issue&quot;:&quot;14&quot;,&quot;issued&quot;:{&quot;date-parts&quot;:[[&quot;2013&quot;]]},&quot;id&quot;:&quot;gray_challenges_2013&quot;,&quot;volume&quot;:&quot;7&quot;,&quot;language&quot;:&quot;en&quot;,&quot;type&quot;:&quot;article-journal&quot;,&quot;citation-key&quot;:&quot;gray_challenges_2013&quot;,&quot;source&quot;:&quot;Zotero&quot;,&quot;author&quot;:[{&quot;family&quot;:&quot;Gray&quot;,&quot;given&quot;:&quot;Peter&quot;},{&quot;family&quot;:&quot;Riley&quot;,&quot;given&quot;:&quot;Gin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8982}]} RNDklxnzvjrdl"/>&lt;Do Zotero Refresh: [@gray_challenges_2013]&gt;<text:reference-mark-end text:name="ZOTERO_ITEM CSL_CITATION {&quot;properties&quot;:{&quot;noteIndex&quot;:0,&quot;formattedCitation&quot;:&quot;[@gray_challenges_2013]&quot;},&quot;schema&quot;:&quot;https://github.com/citation-style-language/schema/raw/master/csl-citation.json&quot;,&quot;citationID&quot;:&quot;kjkttxuk&quot;,&quot;citationItems&quot;:[{&quot;uris&quot;:[&quot;http://zotero.org/users/1913249/items/CUNAU5ZC&quot;],&quot;suffix&quot;:&quot;&quot;,&quot;prefix&quot;:&quot;&quot;,&quot;uri&quot;:[&quot;http://zotero.org/users/1913249/items/CUNAU5ZC&quot;],&quot;itemData&quot;:{&quot;title&quot;:&quot;The Challenges and Benefits of Unschooling, According to 232 Families Who Have Chosen that Route&quot;,&quot;issue&quot;:&quot;14&quot;,&quot;issued&quot;:{&quot;date-parts&quot;:[[&quot;2013&quot;]]},&quot;id&quot;:&quot;gray_challenges_2013&quot;,&quot;volume&quot;:&quot;7&quot;,&quot;language&quot;:&quot;en&quot;,&quot;type&quot;:&quot;article-journal&quot;,&quot;citation-key&quot;:&quot;gray_challenges_2013&quot;,&quot;source&quot;:&quot;Zotero&quot;,&quot;author&quot;:[{&quot;family&quot;:&quot;Gray&quot;,&quot;given&quot;:&quot;Peter&quot;},{&quot;family&quot;:&quot;Riley&quot;,&quot;given&quot;:&quot;Gin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8982}]} RNDklxnzvjrdl"/> - Webs of learning Illich - home ed families active in identifying networks to tap into <text:reference-mark-start text:name="ZOTERO_ITEM CSL_CITATION {&quot;properties&quot;:{&quot;noteIndex&quot;:0,&quot;formattedCitation&quot;:&quot;[@doroudi_relevance_2023]&quot;},&quot;schema&quot;:&quot;https://github.com/citation-style-language/schema/raw/master/csl-citation.json&quot;,&quot;citationID&quot;:&quot;bacydoeh&quot;,&quot;citationItems&quot;:[{&quot;uris&quot;:[&quot;http://zotero.org/users/1913249/items/CR7JKY94&quot;],&quot;suffix&quot;:&quot;&quot;,&quot;prefix&quot;:&quot;&quot;,&quot;uri&quot;:[&quot;http://zotero.org/users/1913249/items/CR7JKY94&quot;],&quot;itemData&quot;:{&quot;source&quot;:&quot;ACM Digital Library&quot;,&quot;URL&quot;:&quot;https://dl.acm.org/doi/10.1145/3573051.3593386&quot;,&quot;collection-title&quot;:&quot;L@S '23&quot;,&quot;ISBN&quot;:&quot;9798400700255&quot;,&quot;DOI&quot;:&quot;10.1145/3573051.3593386&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age&quot;:&quot;99–109&quot;,&quot;title&quot;:&quot;The Relevance of Ivan Illich's Learning Webs 50 Years On&quot;,&quot;event-place&quot;:&quot;New York, NY, USA&quot;,&quot;issued&quot;:{&quot;date-parts&quot;:[[&quot;2023&quot;,7,20]]},&quot;publisher-place&quot;:&quot;New York, NY, USA&quot;,&quot;id&quot;:&quot;doroudi_relevance_2023&quot;,&quot;publisher&quot;:&quot;Association for Computing Machinery&quot;,&quot;type&quot;:&quot;paper-conference&quot;,&quot;citation-key&quot;:&quot;doroudi_relevance_2023&quot;,&quot;accessed&quot;:{&quot;date-parts&quot;:[[&quot;2023&quot;,10,2]]},&quot;author&quot;:[{&quot;family&quot;:&quot;Doroudi&quot;,&quot;given&quot;:&quot;Shayan&quot;},{&quot;family&quot;:&quot;Ahmad&quot;,&quot;given&quot;:&quot;Yusuf&quot;}],&quot;container-title&quot;:&quot;Proceedings of the Tenth ACM Conference on Learning @ Scale&quot;},&quot;id&quot;:8980}]} RNDrthdesnplg"/>&lt;Do Zotero Refresh: [@doroudi_relevance_2023]&gt;<text:reference-mark-end text:name="ZOTERO_ITEM CSL_CITATION {&quot;properties&quot;:{&quot;noteIndex&quot;:0,&quot;formattedCitation&quot;:&quot;[@doroudi_relevance_2023]&quot;},&quot;schema&quot;:&quot;https://github.com/citation-style-language/schema/raw/master/csl-citation.json&quot;,&quot;citationID&quot;:&quot;bacydoeh&quot;,&quot;citationItems&quot;:[{&quot;uris&quot;:[&quot;http://zotero.org/users/1913249/items/CR7JKY94&quot;],&quot;suffix&quot;:&quot;&quot;,&quot;prefix&quot;:&quot;&quot;,&quot;uri&quot;:[&quot;http://zotero.org/users/1913249/items/CR7JKY94&quot;],&quot;itemData&quot;:{&quot;source&quot;:&quot;ACM Digital Library&quot;,&quot;URL&quot;:&quot;https://dl.acm.org/doi/10.1145/3573051.3593386&quot;,&quot;collection-title&quot;:&quot;L@S '23&quot;,&quot;ISBN&quot;:&quot;9798400700255&quot;,&quot;DOI&quot;:&quot;10.1145/3573051.3593386&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page&quot;:&quot;99–109&quot;,&quot;title&quot;:&quot;The Relevance of Ivan Illich's Learning Webs 50 Years On&quot;,&quot;event-place&quot;:&quot;New York, NY, USA&quot;,&quot;issued&quot;:{&quot;date-parts&quot;:[[&quot;2023&quot;,7,20]]},&quot;publisher-place&quot;:&quot;New York, NY, USA&quot;,&quot;id&quot;:&quot;doroudi_relevance_2023&quot;,&quot;publisher&quot;:&quot;Association for Computing Machinery&quot;,&quot;type&quot;:&quot;paper-conference&quot;,&quot;citation-key&quot;:&quot;doroudi_relevance_2023&quot;,&quot;accessed&quot;:{&quot;date-parts&quot;:[[&quot;2023&quot;,10,2]]},&quot;author&quot;:[{&quot;family&quot;:&quot;Doroudi&quot;,&quot;given&quot;:&quot;Shayan&quot;},{&quot;family&quot;:&quot;Ahmad&quot;,&quot;given&quot;:&quot;Yusuf&quot;}],&quot;container-title&quot;:&quot;Proceedings of the Tenth ACM Conference on Learning @ Scale&quot;},&quot;id&quot;:8980}]} RNDrthdesnplg"/>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properties&quot;:{&quot;noteIndex&quot;:0,&quot;formattedCitation&quot;:&quot;[@degner_digital_2022; @schwan_understanding_2014]&quot;},&quot;schema&quot;:&quot;https://github.com/citation-style-language/schema/raw/master/csl-citation.json&quot;,&quot;citationID&quot;:&quot;mgrxrokq&quot;,&quot;citationItems&quot;:[{&quot;uris&quot;:[&quot;http://zotero.org/users/1913249/items/NI47KCRP&quot;],&quot;suffix&quot;:&quot;&quot;,&quot;prefix&quot;:&quot;&quot;,&quot;uri&quot;:[&quot;http://zotero.org/users/1913249/items/NI47KCRP&quot;],&quot;itemData&quot;:{&quot;source&quot;:&quot;ScienceDirect&quot;,&quot;URL&quot;:&quot;https://www.sciencedirect.com/science/article/pii/S2666557321000392&quot;,&quot;ISSN&quot;:&quot;2666-5573&quot;,&quot;language&quot;:&quot;en&quot;,&quot;container-title&quot;:&quot;Computers and Education Open&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page&quot;:&quot;100068&quot;,&quot;title&quot;:&quot;Digital media in institutional informal learning places: A systematic literature review&quot;,&quot;issued&quot;:{&quot;date-parts&quot;:[[&quot;2022&quot;,12,1]]},&quot;id&quot;:&quot;degner_digital_2022&quot;,&quot;title-short&quot;:&quot;Digital media in institutional informal learning places&quot;,&quot;volume&quot;:&quot;3&quot;,&quot;accessed&quot;:{&quot;date-parts&quot;:[[&quot;2023&quot;,6,13]]},&quot;type&quot;:&quot;article-journal&quot;,&quot;citation-key&quot;:&quot;degner_digital_2022&quot;,&quot;author&quot;:[{&quot;family&quot;:&quot;Degner&quot;,&quot;given&quot;:&quot;Miriam&quot;},{&quot;family&quot;:&quot;Moser&quot;,&quot;given&quot;:&quot;Stephanie&quot;},{&quot;family&quot;:&quot;Lewalter&quot;,&quot;given&quot;:&quot;Doris&quot;}],&quot;container-title-short&quot;:&quot;Computers and Education Open&quot;,&quot;DOI&quot;:&quot;10.1016/j.caeo.2021.100068&quot;},&quot;id&quot;:8721},{&quot;uris&quot;:[&quot;http://zotero.org/users/1913249/items/RSMBNEVH&quot;],&quot;suffix&quot;:&quot;&quot;,&quot;prefix&quot;:&quot;&quot;,&quot;uri&quot;:[&quot;http://zotero.org/users/1913249/items/RSMBNEVH&quot;],&quot;itemData&quot;:{&quot;source&quot;:&quot;Taylor and Francis+NEJM&quot;,&quot;URL&quot;:&quot;https://doi.org/10.1080/00461520.2014.917588&quot;,&quot;ISSN&quot;:&quot;0046-1520&quot;,&quot;DOI&quot;:&quot;10.1080/00461520.2014.917588&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page&quot;:&quot;70-85&quot;,&quot;title&quot;:&quot;Understanding and Engagement in Places of Science Experience: Science Museums, Science Centers, Zoos, and Aquariums&quot;,&quot;issue&quot;:&quot;2&quot;,&quot;issued&quot;:{&quot;date-parts&quot;:[[&quot;2014&quot;,4,3]]},&quot;id&quot;:&quot;schwan_understanding_2014&quot;,&quot;title-short&quot;:&quot;Understanding and Engagement in Places of Science Experience&quot;,&quot;publisher&quot;:&quot;Routledge&quot;,&quot;volume&quot;:&quot;49&quot;,&quot;accessed&quot;:{&quot;date-parts&quot;:[[&quot;2023&quot;,6,13]]},&quot;citation-key&quot;:&quot;schwan_understanding_2014&quot;,&quot;type&quot;:&quot;article-journal&quot;,&quot;author&quot;:[{&quot;family&quot;:&quot;Schwan&quot;,&quot;given&quot;:&quot;Stephan&quot;},{&quot;family&quot;:&quot;Grajal&quot;,&quot;given&quot;:&quot;Alejandro&quot;},{&quot;family&quot;:&quot;Lewalter&quot;,&quot;given&quot;:&quot;Doris&quot;}],&quot;container-title&quot;:&quot;Educational Psychologist&quot;},&quot;id&quot;:8724}]} RNDjthnfjoihr"/>&lt;Do Zotero Refresh: [@degner_digital_2022; @schwan_understanding_2014]&gt;<text:reference-mark-end text:name="ZOTERO_ITEM CSL_CITATION {&quot;properties&quot;:{&quot;noteIndex&quot;:0,&quot;formattedCitation&quot;:&quot;[@degner_digital_2022; @schwan_understanding_2014]&quot;},&quot;schema&quot;:&quot;https://github.com/citation-style-language/schema/raw/master/csl-citation.json&quot;,&quot;citationID&quot;:&quot;mgrxrokq&quot;,&quot;citationItems&quot;:[{&quot;uris&quot;:[&quot;http://zotero.org/users/1913249/items/NI47KCRP&quot;],&quot;suffix&quot;:&quot;&quot;,&quot;prefix&quot;:&quot;&quot;,&quot;uri&quot;:[&quot;http://zotero.org/users/1913249/items/NI47KCRP&quot;],&quot;itemData&quot;:{&quot;source&quot;:&quot;ScienceDirect&quot;,&quot;URL&quot;:&quot;https://www.sciencedirect.com/science/article/pii/S2666557321000392&quot;,&quot;ISSN&quot;:&quot;2666-5573&quot;,&quot;language&quot;:&quot;en&quot;,&quot;container-title&quot;:&quot;Computers and Education Open&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page&quot;:&quot;100068&quot;,&quot;title&quot;:&quot;Digital media in institutional informal learning places: A systematic literature review&quot;,&quot;issued&quot;:{&quot;date-parts&quot;:[[&quot;2022&quot;,12,1]]},&quot;id&quot;:&quot;degner_digital_2022&quot;,&quot;title-short&quot;:&quot;Digital media in institutional informal learning places&quot;,&quot;volume&quot;:&quot;3&quot;,&quot;accessed&quot;:{&quot;date-parts&quot;:[[&quot;2023&quot;,6,13]]},&quot;type&quot;:&quot;article-journal&quot;,&quot;citation-key&quot;:&quot;degner_digital_2022&quot;,&quot;author&quot;:[{&quot;family&quot;:&quot;Degner&quot;,&quot;given&quot;:&quot;Miriam&quot;},{&quot;family&quot;:&quot;Moser&quot;,&quot;given&quot;:&quot;Stephanie&quot;},{&quot;family&quot;:&quot;Lewalter&quot;,&quot;given&quot;:&quot;Doris&quot;}],&quot;container-title-short&quot;:&quot;Computers and Education Open&quot;,&quot;DOI&quot;:&quot;10.1016/j.caeo.2021.100068&quot;},&quot;id&quot;:8721},{&quot;uris&quot;:[&quot;http://zotero.org/users/1913249/items/RSMBNEVH&quot;],&quot;suffix&quot;:&quot;&quot;,&quot;prefix&quot;:&quot;&quot;,&quot;uri&quot;:[&quot;http://zotero.org/users/1913249/items/RSMBNEVH&quot;],&quot;itemData&quot;:{&quot;source&quot;:&quot;Taylor and Francis+NEJM&quot;,&quot;URL&quot;:&quot;https://doi.org/10.1080/00461520.2014.917588&quot;,&quot;ISSN&quot;:&quot;0046-1520&quot;,&quot;DOI&quot;:&quot;10.1080/00461520.2014.917588&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page&quot;:&quot;70-85&quot;,&quot;title&quot;:&quot;Understanding and Engagement in Places of Science Experience: Science Museums, Science Centers, Zoos, and Aquariums&quot;,&quot;issue&quot;:&quot;2&quot;,&quot;issued&quot;:{&quot;date-parts&quot;:[[&quot;2014&quot;,4,3]]},&quot;id&quot;:&quot;schwan_understanding_2014&quot;,&quot;title-short&quot;:&quot;Understanding and Engagement in Places of Science Experience&quot;,&quot;publisher&quot;:&quot;Routledge&quot;,&quot;volume&quot;:&quot;49&quot;,&quot;accessed&quot;:{&quot;date-parts&quot;:[[&quot;2023&quot;,6,13]]},&quot;citation-key&quot;:&quot;schwan_understanding_2014&quot;,&quot;type&quot;:&quot;article-journal&quot;,&quot;author&quot;:[{&quot;family&quot;:&quot;Schwan&quot;,&quot;given&quot;:&quot;Stephan&quot;},{&quot;family&quot;:&quot;Grajal&quot;,&quot;given&quot;:&quot;Alejandro&quot;},{&quot;family&quot;:&quot;Lewalter&quot;,&quot;given&quot;:&quot;Doris&quot;}],&quot;container-title&quot;:&quot;Educational Psychologist&quot;},&quot;id&quot;:8724}]} RNDjthnfjoihr"/></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44">"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45">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properties&quot;:{&quot;noteIndex&quot;:0,&quot;formattedCitation&quot;:&quot;[@kajamaa_young_2019]&quot;},&quot;schema&quot;:&quot;https://github.com/citation-style-language/schema/raw/master/csl-citation.json&quot;,&quot;citationID&quot;:&quot;wmyofgrj&quot;,&quot;citationItems&quot;:[{&quot;uris&quot;:[&quot;http://zotero.org/users/1913249/items/NMNI59A8&quot;],&quot;suffix&quot;:&quot;&quot;,&quot;prefix&quot;:&quot;&quot;,&quot;uri&quot;:[&quot;http://zotero.org/users/1913249/items/NMNI59A8&quot;],&quot;itemData&quot;:{&quot;source&quot;:&quot;DOI.org (Crossref)&quot;,&quot;URL&quot;:&quot;https://www.tandfonline.com/doi/full/10.1080/10749039.2019.1652653&quot;,&quot;ISSN&quot;:&quot;1074-9039, 1532-7884&quot;,&quot;language&quot;:&quot;en&quot;,&quot;DOI&quot;:&quot;10.1080/10749039.2019.1652653&quot;,&quot;author&quot;:[{&quot;family&quot;:&quot;Kajamaa&quot;,&quot;given&quot;:&quot;Anu&quot;},{&quot;family&quot;:&quot;Kumpulainen&quot;,&quot;given&quot;:&quot;Kristiina&quot;}],&quot;page&quot;:&quot;201-206&quot;,&quot;title&quot;:&quot;Young people, digital mediation, and transformative agency, special issue (part 1)&quot;,&quot;issue&quot;:&quot;3&quot;,&quot;issued&quot;:{&quot;date-parts&quot;:[[&quot;2019&quot;,7,3]]},&quot;id&quot;:&quot;kajamaa_young_2019&quot;,&quot;volume&quot;:&quot;26&quot;,&quot;accessed&quot;:{&quot;date-parts&quot;:[[&quot;2024&quot;,6,26]]},&quot;citation-key&quot;:&quot;kajamaa_young_2019&quot;,&quot;type&quot;:&quot;article-journal&quot;,&quot;container-title-short&quot;:&quot;Mind, Culture, and Activity&quot;,&quot;container-title&quot;:&quot;Mind, Culture, and Activity&quot;},&quot;id&quot;:9515}]} RNDyeyklkqcih"/>&lt;Do Zotero Refresh: [@kajamaa_young_2019]&gt;<text:reference-mark-end text:name="ZOTERO_ITEM CSL_CITATION {&quot;properties&quot;:{&quot;noteIndex&quot;:0,&quot;formattedCitation&quot;:&quot;[@kajamaa_young_2019]&quot;},&quot;schema&quot;:&quot;https://github.com/citation-style-language/schema/raw/master/csl-citation.json&quot;,&quot;citationID&quot;:&quot;wmyofgrj&quot;,&quot;citationItems&quot;:[{&quot;uris&quot;:[&quot;http://zotero.org/users/1913249/items/NMNI59A8&quot;],&quot;suffix&quot;:&quot;&quot;,&quot;prefix&quot;:&quot;&quot;,&quot;uri&quot;:[&quot;http://zotero.org/users/1913249/items/NMNI59A8&quot;],&quot;itemData&quot;:{&quot;source&quot;:&quot;DOI.org (Crossref)&quot;,&quot;URL&quot;:&quot;https://www.tandfonline.com/doi/full/10.1080/10749039.2019.1652653&quot;,&quot;ISSN&quot;:&quot;1074-9039, 1532-7884&quot;,&quot;language&quot;:&quot;en&quot;,&quot;DOI&quot;:&quot;10.1080/10749039.2019.1652653&quot;,&quot;author&quot;:[{&quot;family&quot;:&quot;Kajamaa&quot;,&quot;given&quot;:&quot;Anu&quot;},{&quot;family&quot;:&quot;Kumpulainen&quot;,&quot;given&quot;:&quot;Kristiina&quot;}],&quot;page&quot;:&quot;201-206&quot;,&quot;title&quot;:&quot;Young people, digital mediation, and transformative agency, special issue (part 1)&quot;,&quot;issue&quot;:&quot;3&quot;,&quot;issued&quot;:{&quot;date-parts&quot;:[[&quot;2019&quot;,7,3]]},&quot;id&quot;:&quot;kajamaa_young_2019&quot;,&quot;volume&quot;:&quot;26&quot;,&quot;accessed&quot;:{&quot;date-parts&quot;:[[&quot;2024&quot;,6,26]]},&quot;citation-key&quot;:&quot;kajamaa_young_2019&quot;,&quot;type&quot;:&quot;article-journal&quot;,&quot;container-title-short&quot;:&quot;Mind, Culture, and Activity&quot;,&quot;container-title&quot;:&quot;Mind, Culture, and Activity&quot;},&quot;id&quot;:9515}]} RNDyeyklkqcih"/>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properties&quot;:{&quot;noteIndex&quot;:0,&quot;formattedCitation&quot;:&quot;[@moll_funds_1992]&quot;},&quot;schema&quot;:&quot;https://github.com/citation-style-language/schema/raw/master/csl-citation.json&quot;,&quot;citationID&quot;:&quot;rsyamgor&quot;,&quot;citationItems&quot;:[{&quot;uris&quot;:[&quot;http://zotero.org/users/1913249/items/EXBRQZWW&quot;],&quot;suffix&quot;:&quot;&quot;,&quot;prefix&quot;:&quot;&quot;,&quot;uri&quot;:[&quot;http://zotero.org/users/1913249/items/EXBRQZWW&quot;],&quot;itemData&quot;:{&quot;title&quot;:&quot;Funds of knowledge for teaching: using a qualitative approach to connect homes and classrooms&quot;,&quot;issue&quot;:&quot;2,&quot;,&quot;issued&quot;:{&quot;date-parts&quot;:[[&quot;1992&quot;]]},&quot;volume&quot;:&quot;31&quot;,&quot;id&quot;:&quot;moll_funds_1992&quot;,&quot;URL&quot;:&quot;http://www.jstor.org/stable/1476399&quot;,&quot;type&quot;:&quot;article-journal&quot;,&quot;language&quot;:&quot;en&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source&quot;:&quot;Zotero&quot;,&quot;citation-key&quot;:&quot;moll_funds_1992&quot;,&quot;page&quot;:&quot;132-141&quot;},&quot;id&quot;:3871}]} RNDpczxuvjtjp"/>&lt;Do Zotero Refresh: [@moll_funds_1992]&gt;<text:reference-mark-end text:name="ZOTERO_ITEM CSL_CITATION {&quot;properties&quot;:{&quot;noteIndex&quot;:0,&quot;formattedCitation&quot;:&quot;[@moll_funds_1992]&quot;},&quot;schema&quot;:&quot;https://github.com/citation-style-language/schema/raw/master/csl-citation.json&quot;,&quot;citationID&quot;:&quot;rsyamgor&quot;,&quot;citationItems&quot;:[{&quot;uris&quot;:[&quot;http://zotero.org/users/1913249/items/EXBRQZWW&quot;],&quot;suffix&quot;:&quot;&quot;,&quot;prefix&quot;:&quot;&quot;,&quot;uri&quot;:[&quot;http://zotero.org/users/1913249/items/EXBRQZWW&quot;],&quot;itemData&quot;:{&quot;title&quot;:&quot;Funds of knowledge for teaching: using a qualitative approach to connect homes and classrooms&quot;,&quot;issue&quot;:&quot;2,&quot;,&quot;issued&quot;:{&quot;date-parts&quot;:[[&quot;1992&quot;]]},&quot;volume&quot;:&quot;31&quot;,&quot;id&quot;:&quot;moll_funds_1992&quot;,&quot;URL&quot;:&quot;http://www.jstor.org/stable/1476399&quot;,&quot;type&quot;:&quot;article-journal&quot;,&quot;language&quot;:&quot;en&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source&quot;:&quot;Zotero&quot;,&quot;citation-key&quot;:&quot;moll_funds_1992&quot;,&quot;page&quot;:&quot;132-141&quot;},&quot;id&quot;:3871}]} RNDpczxuvjtjp"/>.</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properties&quot;:{&quot;noteIndex&quot;:0,&quot;formattedCitation&quot;:&quot;[@rajala_utopian_2023]&quot;},&quot;schema&quot;:&quot;https://github.com/citation-style-language/schema/raw/master/csl-citation.json&quot;,&quot;citationID&quot;:&quot;zayxfxhq&quot;,&quot;citationItems&quot;:[{&quot;uris&quot;:[&quot;http://zotero.org/users/1913249/items/ZHZADF6X&quot;],&quot;suffix&quot;:&quot;&quot;,&quot;prefix&quot;:&quot;&quot;,&quot;uri&quot;:[&quot;http://zotero.org/users/1913249/items/ZHZADF6X&quot;],&quot;itemData&quot;:{&quot;source&quot;:&quot;DOI.org (Crossref)&quot;,&quot;URL&quot;:&quot;https://www.tandfonline.com/doi/full/10.1080/10508406.2022.2144736&quot;,&quot;ISSN&quot;:&quot;1050-8406, 1532-7809&quot;,&quot;language&quot;:&quot;en&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age&quot;:&quot;110-136&quot;,&quot;title&quot;:&quot;Utopian methodology: Researching educational interventions to promote equity over multiple timescales&quot;,&quot;issue&quot;:&quot;1&quot;,&quot;issued&quot;:{&quot;date-parts&quot;:[[&quot;2023&quot;,1,1]]},&quot;id&quot;:&quot;rajala_utopian_2023&quot;,&quot;title-short&quot;:&quot;Utopian methodology&quot;,&quot;volume&quot;:&quot;32&quot;,&quot;type&quot;:&quot;article-journal&quot;,&quot;accessed&quot;:{&quot;date-parts&quot;:[[&quot;2023&quot;,7,6]]},&quot;citation-key&quot;:&quot;rajala_utopian_2023&quot;,&quot;author&quot;:[{&quot;family&quot;:&quot;Rajala&quot;,&quot;given&quot;:&quot;Antti&quot;},{&quot;family&quot;:&quot;Cole&quot;,&quot;given&quot;:&quot;Michael&quot;},{&quot;family&quot;:&quot;Esteban-Guitart&quot;,&quot;given&quot;:&quot;Moises&quot;}],&quot;container-title-short&quot;:&quot;Journal of the Learning Sciences&quot;,&quot;DOI&quot;:&quot;10.1080/10508406.2022.2144736&quot;},&quot;id&quot;:8895}]} RNDiysqfjjekv"/>&lt;Do Zotero Refresh: [@rajala_utopian_2023]&gt;<text:reference-mark-end text:name="ZOTERO_ITEM CSL_CITATION {&quot;properties&quot;:{&quot;noteIndex&quot;:0,&quot;formattedCitation&quot;:&quot;[@rajala_utopian_2023]&quot;},&quot;schema&quot;:&quot;https://github.com/citation-style-language/schema/raw/master/csl-citation.json&quot;,&quot;citationID&quot;:&quot;zayxfxhq&quot;,&quot;citationItems&quot;:[{&quot;uris&quot;:[&quot;http://zotero.org/users/1913249/items/ZHZADF6X&quot;],&quot;suffix&quot;:&quot;&quot;,&quot;prefix&quot;:&quot;&quot;,&quot;uri&quot;:[&quot;http://zotero.org/users/1913249/items/ZHZADF6X&quot;],&quot;itemData&quot;:{&quot;source&quot;:&quot;DOI.org (Crossref)&quot;,&quot;URL&quot;:&quot;https://www.tandfonline.com/doi/full/10.1080/10508406.2022.2144736&quot;,&quot;ISSN&quot;:&quot;1050-8406, 1532-7809&quot;,&quot;language&quot;:&quot;en&quot;,&quot;container-title&quot;:&quot;Journal of the Learning Sciences&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page&quot;:&quot;110-136&quot;,&quot;title&quot;:&quot;Utopian methodology: Researching educational interventions to promote equity over multiple timescales&quot;,&quot;issue&quot;:&quot;1&quot;,&quot;issued&quot;:{&quot;date-parts&quot;:[[&quot;2023&quot;,1,1]]},&quot;id&quot;:&quot;rajala_utopian_2023&quot;,&quot;title-short&quot;:&quot;Utopian methodology&quot;,&quot;volume&quot;:&quot;32&quot;,&quot;type&quot;:&quot;article-journal&quot;,&quot;accessed&quot;:{&quot;date-parts&quot;:[[&quot;2023&quot;,7,6]]},&quot;citation-key&quot;:&quot;rajala_utopian_2023&quot;,&quot;author&quot;:[{&quot;family&quot;:&quot;Rajala&quot;,&quot;given&quot;:&quot;Antti&quot;},{&quot;family&quot;:&quot;Cole&quot;,&quot;given&quot;:&quot;Michael&quot;},{&quot;family&quot;:&quot;Esteban-Guitart&quot;,&quot;given&quot;:&quot;Moises&quot;}],&quot;container-title-short&quot;:&quot;Journal of the Learning Sciences&quot;,&quot;DOI&quot;:&quot;10.1080/10508406.2022.2144736&quot;},&quot;id&quot;:8895}]} RNDiysqfjjekv"/>.</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properties&quot;:{&quot;noteIndex&quot;:0,&quot;formattedCitation&quot;:&quot;[@moll_funds_1992]&quot;},&quot;schema&quot;:&quot;https://github.com/citation-style-language/schema/raw/master/csl-citation.json&quot;,&quot;citationID&quot;:&quot;kzmablyw&quot;,&quot;citationItems&quot;:[{&quot;uris&quot;:[&quot;http://zotero.org/users/1913249/items/EXBRQZWW&quot;],&quot;suffix&quot;:&quot;&quot;,&quot;prefix&quot;:&quot;&quot;,&quot;uri&quot;:[&quot;http://zotero.org/users/1913249/items/EXBRQZWW&quot;],&quot;itemData&quot;:{&quot;title&quot;:&quot;Funds of knowledge for teaching: using a qualitative approach to connect homes and classrooms&quot;,&quot;issue&quot;:&quot;2,&quot;,&quot;issued&quot;:{&quot;date-parts&quot;:[[&quot;1992&quot;]]},&quot;volume&quot;:&quot;31&quot;,&quot;id&quot;:&quot;moll_funds_1992&quot;,&quot;URL&quot;:&quot;http://www.jstor.org/stable/1476399&quot;,&quot;type&quot;:&quot;article-journal&quot;,&quot;language&quot;:&quot;en&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source&quot;:&quot;Zotero&quot;,&quot;citation-key&quot;:&quot;moll_funds_1992&quot;,&quot;page&quot;:&quot;132-141&quot;},&quot;id&quot;:3871}]} RNDhhprxorvlx"/>&lt;Do Zotero Refresh: [@moll_funds_1992]&gt;<text:reference-mark-end text:name="ZOTERO_ITEM CSL_CITATION {&quot;properties&quot;:{&quot;noteIndex&quot;:0,&quot;formattedCitation&quot;:&quot;[@moll_funds_1992]&quot;},&quot;schema&quot;:&quot;https://github.com/citation-style-language/schema/raw/master/csl-citation.json&quot;,&quot;citationID&quot;:&quot;kzmablyw&quot;,&quot;citationItems&quot;:[{&quot;uris&quot;:[&quot;http://zotero.org/users/1913249/items/EXBRQZWW&quot;],&quot;suffix&quot;:&quot;&quot;,&quot;prefix&quot;:&quot;&quot;,&quot;uri&quot;:[&quot;http://zotero.org/users/1913249/items/EXBRQZWW&quot;],&quot;itemData&quot;:{&quot;title&quot;:&quot;Funds of knowledge for teaching: using a qualitative approach to connect homes and classrooms&quot;,&quot;issue&quot;:&quot;2,&quot;,&quot;issued&quot;:{&quot;date-parts&quot;:[[&quot;1992&quot;]]},&quot;volume&quot;:&quot;31&quot;,&quot;id&quot;:&quot;moll_funds_1992&quot;,&quot;URL&quot;:&quot;http://www.jstor.org/stable/1476399&quot;,&quot;type&quot;:&quot;article-journal&quot;,&quot;language&quot;:&quot;en&quot;,&quot;container-title&quot;:&quot;Theory into Practice&quot;,&quot;author&quot;:[{&quot;family&quot;:&quot;Moll&quot;,&quot;given&quot;:&quot;Luis C.&quot;},{&quot;family&quot;:&quot;Amanti&quot;,&quot;given&quot;:&quot;Cathy&quot;},{&quot;family&quot;:&quot;Neff&quot;,&quot;given&quot;:&quot;Deborah&quot;},{&quot;family&quot;:&quot;Gonzalez&quot;,&quot;given&quot;:&quot;Norma&quot;}],&quot;source&quot;:&quot;Zotero&quot;,&quot;citation-key&quot;:&quot;moll_funds_1992&quot;,&quot;page&quot;:&quot;132-141&quot;},&quot;id&quot;:3871}]} RNDhhprxorvlx"/>.</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text:p>
      <text:p text:style-name="Text_20_body">It also is rooted in a sociocultural understanding of learning that is challenging to traditional classroom environments.</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properties&quot;:{&quot;noteIndex&quot;:0,&quot;formattedCitation&quot;:&quot;[-@picton_video_2020]&quot;},&quot;schema&quot;:&quot;https://github.com/citation-style-language/schema/raw/master/csl-citation.json&quot;,&quot;citationID&quot;:&quot;ttnbrgsx&quot;,&quot;citationItems&quot;:[{&quot;suppress-author&quot;:true,&quot;uris&quot;:[&quot;http://zotero.org/users/1913249/items/T96LXVV8&quot;],&quot;suffix&quot;:&quot;&quot;,&quot;prefix&quot;:&quot;&quot;,&quot;uri&quot;:[&quot;http://zotero.org/users/1913249/items/T96LXVV8&quot;],&quot;itemData&quot;:{&quot;title&quot;:&quot;Video game playing and literacy: a survey of young people aged 11 to 16&quot;,&quot;source&quot;:&quot;Zotero&quot;,&quot;issued&quot;:{&quot;date-parts&quot;:[[&quot;2020&quot;]]},&quot;id&quot;:&quot;picton_video_2020&quot;,&quot;publisher&quot;:&quot;National Literacy Trust&quot;,&quot;language&quot;:&quot;en&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type&quot;:&quot;report&quot;,&quot;citation-key&quot;:&quot;picton_video_2020&quot;,&quot;page&quot;:&quot;31&quot;},&quot;id&quot;:3767}]} RNDqbbbwmajnc"/>&lt;Do Zotero Refresh: [-@picton_video_2020]&gt;<text:reference-mark-end text:name="ZOTERO_ITEM CSL_CITATION {&quot;properties&quot;:{&quot;noteIndex&quot;:0,&quot;formattedCitation&quot;:&quot;[-@picton_video_2020]&quot;},&quot;schema&quot;:&quot;https://github.com/citation-style-language/schema/raw/master/csl-citation.json&quot;,&quot;citationID&quot;:&quot;ttnbrgsx&quot;,&quot;citationItems&quot;:[{&quot;suppress-author&quot;:true,&quot;uris&quot;:[&quot;http://zotero.org/users/1913249/items/T96LXVV8&quot;],&quot;suffix&quot;:&quot;&quot;,&quot;prefix&quot;:&quot;&quot;,&quot;uri&quot;:[&quot;http://zotero.org/users/1913249/items/T96LXVV8&quot;],&quot;itemData&quot;:{&quot;title&quot;:&quot;Video game playing and literacy: a survey of young people aged 11 to 16&quot;,&quot;source&quot;:&quot;Zotero&quot;,&quot;issued&quot;:{&quot;date-parts&quot;:[[&quot;2020&quot;]]},&quot;id&quot;:&quot;picton_video_2020&quot;,&quot;publisher&quot;:&quot;National Literacy Trust&quot;,&quot;language&quot;:&quot;en&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type&quot;:&quot;report&quot;,&quot;citation-key&quot;:&quot;picton_video_2020&quot;,&quot;page&quot;:&quot;31&quot;},&quot;id&quot;:3767}]} RNDqbbbwmajnc"/>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properties&quot;:{&quot;noteIndex&quot;:0,&quot;formattedCitation&quot;:&quot;[-@denner_using_2014]&quot;},&quot;schema&quot;:&quot;https://github.com/citation-style-language/schema/raw/master/csl-citation.json&quot;,&quot;citationID&quot;:&quot;ulyctntq&quot;,&quot;citationItems&quot;:[{&quot;suppress-author&quot;:true,&quot;uris&quot;:[&quot;http://zotero.org/users/1913249/items/RUWZA8Q7&quot;],&quot;suffix&quot;:&quot;&quot;,&quot;prefix&quot;:&quot;&quot;,&quot;uri&quot;:[&quot;http://zotero.org/users/1913249/items/RUWZA8Q7&quot;],&quot;itemData&quot;:{&quot;source&quot;:&quot;www.igi-global.com&quot;,&quot;URL&quot;:&quot;https://www.igi-global.com/article/using-game-mechanics-to-measure-what-students-learn-from-programming-games/117696&quot;,&quot;license&quot;:&quot;Access limited to members&quot;,&quot;ISSN&quot;:&quot;2155-6849 DOI: 10.4018/ijgbl.2014070102&quot;,&quot;language&quot;:&quot;en&quot;,&quot;container-title&quot;:&quot;International Journal of Game-Based Learning (IJGB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page&quot;:&quot;13-22&quot;,&quot;title&quot;:&quot;Using game mechanics to measure what students learn from programming games&quot;,&quot;issue&quot;:&quot;3&quot;,&quot;issued&quot;:{&quot;date-parts&quot;:[[&quot;2014&quot;,7,1]]},&quot;id&quot;:&quot;denner_using_2014&quot;,&quot;volume&quot;:&quot;4&quot;,&quot;type&quot;:&quot;article-journal&quot;,&quot;accessed&quot;:{&quot;date-parts&quot;:[[&quot;2018&quot;,4,21]]},&quot;citation-key&quot;:&quot;denner_using_2014&quot;,&quot;author&quot;:[{&quot;family&quot;:&quot;Denner&quot;,&quot;given&quot;:&quot;Jill&quot;},{&quot;family&quot;:&quot;Werner&quot;,&quot;given&quot;:&quot;Linda&quot;},{&quot;family&quot;:&quot;Campe&quot;,&quot;given&quot;:&quot;Shannon&quot;},{&quot;family&quot;:&quot;Ortiz&quot;,&quot;given&quot;:&quot;Eloy&quot;}],&quot;container-title-short&quot;:&quot;IJGBL&quot;,&quot;DOI&quot;:&quot;10.4018/ijgbl.2014070102&quot;},&quot;id&quot;:3768}]} RNDclmoifiwhz"/>&lt;Do Zotero Refresh: [-@denner_using_2014]&gt;<text:reference-mark-end text:name="ZOTERO_ITEM CSL_CITATION {&quot;properties&quot;:{&quot;noteIndex&quot;:0,&quot;formattedCitation&quot;:&quot;[-@denner_using_2014]&quot;},&quot;schema&quot;:&quot;https://github.com/citation-style-language/schema/raw/master/csl-citation.json&quot;,&quot;citationID&quot;:&quot;ulyctntq&quot;,&quot;citationItems&quot;:[{&quot;suppress-author&quot;:true,&quot;uris&quot;:[&quot;http://zotero.org/users/1913249/items/RUWZA8Q7&quot;],&quot;suffix&quot;:&quot;&quot;,&quot;prefix&quot;:&quot;&quot;,&quot;uri&quot;:[&quot;http://zotero.org/users/1913249/items/RUWZA8Q7&quot;],&quot;itemData&quot;:{&quot;source&quot;:&quot;www.igi-global.com&quot;,&quot;URL&quot;:&quot;https://www.igi-global.com/article/using-game-mechanics-to-measure-what-students-learn-from-programming-games/117696&quot;,&quot;license&quot;:&quot;Access limited to members&quot;,&quot;ISSN&quot;:&quot;2155-6849 DOI: 10.4018/ijgbl.2014070102&quot;,&quot;language&quot;:&quot;en&quot;,&quot;container-title&quot;:&quot;International Journal of Game-Based Learning (IJGB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page&quot;:&quot;13-22&quot;,&quot;title&quot;:&quot;Using game mechanics to measure what students learn from programming games&quot;,&quot;issue&quot;:&quot;3&quot;,&quot;issued&quot;:{&quot;date-parts&quot;:[[&quot;2014&quot;,7,1]]},&quot;id&quot;:&quot;denner_using_2014&quot;,&quot;volume&quot;:&quot;4&quot;,&quot;type&quot;:&quot;article-journal&quot;,&quot;accessed&quot;:{&quot;date-parts&quot;:[[&quot;2018&quot;,4,21]]},&quot;citation-key&quot;:&quot;denner_using_2014&quot;,&quot;author&quot;:[{&quot;family&quot;:&quot;Denner&quot;,&quot;given&quot;:&quot;Jill&quot;},{&quot;family&quot;:&quot;Werner&quot;,&quot;given&quot;:&quot;Linda&quot;},{&quot;family&quot;:&quot;Campe&quot;,&quot;given&quot;:&quot;Shannon&quot;},{&quot;family&quot;:&quot;Ortiz&quot;,&quot;given&quot;:&quot;Eloy&quot;}],&quot;container-title-short&quot;:&quot;IJGBL&quot;,&quot;DOI&quot;:&quot;10.4018/ijgbl.2014070102&quot;},&quot;id&quot;:3768}]} RNDclmoifiwhz"/>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properties&quot;:{&quot;noteIndex&quot;:0,&quot;formattedCitation&quot;:&quot;[@mozilla_foundation_webmaker_2014]&quot;},&quot;schema&quot;:&quot;https://github.com/citation-style-language/schema/raw/master/csl-citation.json&quot;,&quot;citationID&quot;:&quot;czxtbzuy&quot;,&quot;citationItems&quot;:[{&quot;uris&quot;:[&quot;http://zotero.org/users/1913249/items/MRBIFKUU&quot;],&quot;suffix&quot;:&quot;&quot;,&quot;prefix&quot;:&quot;&quot;,&quot;uri&quot;:[&quot;http://zotero.org/users/1913249/items/MRBIFKUU&quot;],&quot;itemData&quot;:{&quot;accessed&quot;:{&quot;date-parts&quot;:[[&quot;2015&quot;,5,9]]},&quot;URL&quot;:&quot;https://wiki.mozilla.org/Webmaker/Whitepaper&quot;,&quot;type&quot;:&quot;webpage&quot;,&quot;issued&quot;:{&quot;date-parts&quot;:[[&quot;2014&quot;]]},&quot;author&quot;:[{&quot;literal&quot;:&quot;Mozilla Foundation&quot;}],&quot;title&quot;:&quot;Webmaker Whitepaper&quot;,&quot;citation-key&quot;:&quot;mozilla_foundation_webmaker_2014&quot;,&quot;id&quot;:&quot;mozilla_foundation_webmaker_2014&quot;},&quot;id&quot;:1091}]} RNDmvhzyckxee"/>&lt;Do Zotero Refresh: [@mozilla_foundation_webmaker_2014]&gt;<text:reference-mark-end text:name="ZOTERO_ITEM CSL_CITATION {&quot;properties&quot;:{&quot;noteIndex&quot;:0,&quot;formattedCitation&quot;:&quot;[@mozilla_foundation_webmaker_2014]&quot;},&quot;schema&quot;:&quot;https://github.com/citation-style-language/schema/raw/master/csl-citation.json&quot;,&quot;citationID&quot;:&quot;czxtbzuy&quot;,&quot;citationItems&quot;:[{&quot;uris&quot;:[&quot;http://zotero.org/users/1913249/items/MRBIFKUU&quot;],&quot;suffix&quot;:&quot;&quot;,&quot;prefix&quot;:&quot;&quot;,&quot;uri&quot;:[&quot;http://zotero.org/users/1913249/items/MRBIFKUU&quot;],&quot;itemData&quot;:{&quot;accessed&quot;:{&quot;date-parts&quot;:[[&quot;2015&quot;,5,9]]},&quot;URL&quot;:&quot;https://wiki.mozilla.org/Webmaker/Whitepaper&quot;,&quot;type&quot;:&quot;webpage&quot;,&quot;issued&quot;:{&quot;date-parts&quot;:[[&quot;2014&quot;]]},&quot;author&quot;:[{&quot;literal&quot;:&quot;Mozilla Foundation&quot;}],&quot;title&quot;:&quot;Webmaker Whitepaper&quot;,&quot;citation-key&quot;:&quot;mozilla_foundation_webmaker_2014&quot;,&quot;id&quot;:&quot;mozilla_foundation_webmaker_2014&quot;},&quot;id&quot;:1091}]} RNDmvhzyckxee"/>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properties&quot;:{&quot;noteIndex&quot;:0,&quot;formattedCitation&quot;:&quot;[@chesterman_webmaking_2015]&quot;},&quot;schema&quot;:&quot;https://github.com/citation-style-language/schema/raw/master/csl-citation.json&quot;,&quot;citationID&quot;:&quot;lxunihbr&quot;,&quot;citationItems&quot;:[{&quot;uris&quot;:[&quot;http://zotero.org/users/1913249/items/UIIVWFPB&quot;],&quot;suffix&quot;:&quot;&quot;,&quot;prefix&quot;:&quot;&quot;,&quot;uri&quot;:[&quot;http://zotero.org/users/1913249/items/UIIVWFPB&quot;],&quot;itemData&quot;:{&quot;accessed&quot;:{&quot;date-parts&quot;:[[&quot;2016&quot;,3,19]]},&quot;URL&quot;:&quot;http://digitalducks.org/blog/project-report-webmaking/&quot;,&quot;type&quot;:&quot;webpage&quot;,&quot;issued&quot;:{&quot;date-parts&quot;:[[&quot;2015&quot;]]},&quot;author&quot;:[{&quot;family&quot;:&quot;Chesterman&quot;,&quot;given&quot;:&quot;Mick&quot;}],&quot;title&quot;:&quot;Webmaking using Javascript to promote student engagement and constructivist learning approaches at KS3&quot;,&quot;citation-key&quot;:&quot;chesterman_webmaking_2015&quot;,&quot;id&quot;:&quot;chesterman_webmaking_2015&quot;},&quot;id&quot;:1019}]} RNDnknujquhkw"/>&lt;Do Zotero Refresh: [@chesterman_webmaking_2015]&gt;<text:reference-mark-end text:name="ZOTERO_ITEM CSL_CITATION {&quot;properties&quot;:{&quot;noteIndex&quot;:0,&quot;formattedCitation&quot;:&quot;[@chesterman_webmaking_2015]&quot;},&quot;schema&quot;:&quot;https://github.com/citation-style-language/schema/raw/master/csl-citation.json&quot;,&quot;citationID&quot;:&quot;lxunihbr&quot;,&quot;citationItems&quot;:[{&quot;uris&quot;:[&quot;http://zotero.org/users/1913249/items/UIIVWFPB&quot;],&quot;suffix&quot;:&quot;&quot;,&quot;prefix&quot;:&quot;&quot;,&quot;uri&quot;:[&quot;http://zotero.org/users/1913249/items/UIIVWFPB&quot;],&quot;itemData&quot;:{&quot;accessed&quot;:{&quot;date-parts&quot;:[[&quot;2016&quot;,3,19]]},&quot;URL&quot;:&quot;http://digitalducks.org/blog/project-report-webmaking/&quot;,&quot;type&quot;:&quot;webpage&quot;,&quot;issued&quot;:{&quot;date-parts&quot;:[[&quot;2015&quot;]]},&quot;author&quot;:[{&quot;family&quot;:&quot;Chesterman&quot;,&quot;given&quot;:&quot;Mick&quot;}],&quot;title&quot;:&quot;Webmaking using Javascript to promote student engagement and constructivist learning approaches at KS3&quot;,&quot;citation-key&quot;:&quot;chesterman_webmaking_2015&quot;,&quot;id&quot;:&quot;chesterman_webmaking_2015&quot;},&quot;id&quot;:1019}]} RNDnknujquhkw"/>.</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h text:style-name="Heading_20_3" text:outline-level="3"><text:bookmark-start text:name="authentic-web-technology-code-playgrounds"/>Authentic web technology &amp; Code playgrounds<text:bookmark-end text:name="authentic-web-technology-code-playgrounds"/></text:h>
      <text:p text:style-name="First_20_paragraph">Later in this thesis I problematise the use of the work authentic in learning <text:reference-mark-start text:name="ZOTERO_ITEM CSL_CITATION {&quot;properties&quot;:{&quot;noteIndex&quot;:0,&quot;formattedCitation&quot;:&quot;[@lee_none_2016]&quot;},&quot;schema&quot;:&quot;https://github.com/citation-style-language/schema/raw/master/csl-citation.json&quot;,&quot;citationID&quot;:&quot;gfutabsz&quot;,&quot;citationItems&quot;:[{&quot;uris&quot;:[&quot;http://zotero.org/users/1913249/items/NN25MFNI&quot;],&quot;suffix&quot;:&quot;&quot;,&quot;prefix&quot;:&quot;&quot;,&quot;uri&quot;:[&quot;http://zotero.org/users/1913249/items/NN25MFNI&quot;],&quot;itemData&quot;:{&quot;source&quot;:&quot;Taylor and Francis+NEJM&quot;,&quot;URL&quot;:&quot;https://doi.org/10.1080/10665684.2016.1227157&quot;,&quot;ISSN&quot;:&quot;1066-5684&quot;,&quot;DOI&quot;:&quot;10.1080/10665684.2016.1227157&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page&quot;:&quot;480-492&quot;,&quot;title&quot;:&quot;None But Ourselves Can Free Our Minds: Critical Computational Literacy as a Pedagogy of Resistance&quot;,&quot;issue&quot;:&quot;4&quot;,&quot;issued&quot;:{&quot;date-parts&quot;:[[&quot;2016&quot;,10,1]]},&quot;id&quot;:&quot;lee_none_2016&quot;,&quot;title-short&quot;:&quot;None But Ourselves Can Free Our Minds&quot;,&quot;publisher&quot;:&quot;Routledge&quot;,&quot;volume&quot;:&quot;49&quot;,&quot;accessed&quot;:{&quot;date-parts&quot;:[[&quot;2023&quot;,10,2]]},&quot;citation-key&quot;:&quot;lee_none_2016&quot;,&quot;type&quot;:&quot;article-journal&quot;,&quot;author&quot;:[{&quot;family&quot;:&quot;Lee&quot;,&quot;given&quot;:&quot;Clifford H.&quot;},{&quot;family&quot;:&quot;Soep&quot;,&quot;given&quot;:&quot;Elisabeth&quot;}],&quot;container-title&quot;:&quot;Equity &amp; Excellence in Education&quot;},&quot;id&quot;:8970}]} RNDddwhhhfcvo"/>&lt;Do Zotero Refresh: [@lee_none_2016]&gt;<text:reference-mark-end text:name="ZOTERO_ITEM CSL_CITATION {&quot;properties&quot;:{&quot;noteIndex&quot;:0,&quot;formattedCitation&quot;:&quot;[@lee_none_2016]&quot;},&quot;schema&quot;:&quot;https://github.com/citation-style-language/schema/raw/master/csl-citation.json&quot;,&quot;citationID&quot;:&quot;gfutabsz&quot;,&quot;citationItems&quot;:[{&quot;uris&quot;:[&quot;http://zotero.org/users/1913249/items/NN25MFNI&quot;],&quot;suffix&quot;:&quot;&quot;,&quot;prefix&quot;:&quot;&quot;,&quot;uri&quot;:[&quot;http://zotero.org/users/1913249/items/NN25MFNI&quot;],&quot;itemData&quot;:{&quot;source&quot;:&quot;Taylor and Francis+NEJM&quot;,&quot;URL&quot;:&quot;https://doi.org/10.1080/10665684.2016.1227157&quot;,&quot;ISSN&quot;:&quot;1066-5684&quot;,&quot;DOI&quot;:&quot;10.1080/10665684.2016.1227157&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page&quot;:&quot;480-492&quot;,&quot;title&quot;:&quot;None But Ourselves Can Free Our Minds: Critical Computational Literacy as a Pedagogy of Resistance&quot;,&quot;issue&quot;:&quot;4&quot;,&quot;issued&quot;:{&quot;date-parts&quot;:[[&quot;2016&quot;,10,1]]},&quot;id&quot;:&quot;lee_none_2016&quot;,&quot;title-short&quot;:&quot;None But Ourselves Can Free Our Minds&quot;,&quot;publisher&quot;:&quot;Routledge&quot;,&quot;volume&quot;:&quot;49&quot;,&quot;accessed&quot;:{&quot;date-parts&quot;:[[&quot;2023&quot;,10,2]]},&quot;citation-key&quot;:&quot;lee_none_2016&quot;,&quot;type&quot;:&quot;article-journal&quot;,&quot;author&quot;:[{&quot;family&quot;:&quot;Lee&quot;,&quot;given&quot;:&quot;Clifford H.&quot;},{&quot;family&quot;:&quot;Soep&quot;,&quot;given&quot;:&quot;Elisabeth&quot;}],&quot;container-title&quot;:&quot;Equity &amp; Excellence in Education&quot;},&quot;id&quot;:8970}]} RNDddwhhhfcvo"/>.</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properties&quot;:{&quot;noteIndex&quot;:0,&quot;formattedCitation&quot;:&quot;[@shaffer_thick_1999; @warr_bridging_2020]&quot;},&quot;schema&quot;:&quot;https://github.com/citation-style-language/schema/raw/master/csl-citation.json&quot;,&quot;citationID&quot;:&quot;jxfxhtrr&quot;,&quot;citationItems&quot;:[{&quot;uris&quot;:[&quot;http://zotero.org/users/1913249/items/WKM9K5XV&quot;],&quot;suffix&quot;:&quot;&quot;,&quot;prefix&quot;:&quot;&quot;,&quot;uri&quot;:[&quot;http://zotero.org/users/1913249/items/WKM9K5XV&quot;],&quot;itemData&quot;:{&quot;title&quot;:&quot;\&quot;Thick\&quot; Authenticity: New Media and Authentic Learning&quot;,&quot;source&quot;:&quot;ResearchGate&quot;,&quot;issued&quot;:{&quot;date-parts&quot;:[[&quot;1999&quot;,1,1]]},&quot;id&quot;:&quot;shaffer_thick_1999&quot;,&quot;title-short&quot;:&quot;\&quot;Thick\&quot; Authenticity&quot;,&quot;volume&quot;:&quot;10&quot;,&quot;container-title&quot;:&quot;Journal of Interactive Learning Research&quot;,&quot;citation-key&quot;:&quot;shaffer_thick_1999&quot;,&quot;type&quot;:&quot;article-journal&quot;,&quot;author&quot;:[{&quot;family&quot;:&quot;Shaffer&quot;,&quot;given&quot;:&quot;David&quot;},{&quot;family&quot;:&quot;Resnick&quot;,&quot;given&quot;:&quot;Mitche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d&quot;:1678},{&quot;uris&quot;:[&quot;http://zotero.org/users/1913249/items/UXPTJGX7&quot;],&quot;suffix&quot;:&quot;&quot;,&quot;prefix&quot;:&quot;&quot;,&quot;uri&quot;:[&quot;http://zotero.org/users/1913249/items/UXPTJGX7&quot;],&quot;itemData&quot;:{&quot;source&quot;:&quot;scholarworks.iu.edu&quot;,&quot;URL&quot;:&quot;https://scholarworks.iu.edu/journals/index.php/ijpbl/article/view/28590&quot;,&quot;license&quot;:&quot;Copyright (c) 2020 Melissa Warr, Richard E. West&quot;,&quot;number&quot;:&quot;1&quot;,&quot;language&quot;:&quot;en&quot;,&quot;DOI&quot;:&quot;10.14434/ijpbl.v14i1.28590&quot;,&quot;author&quot;:[{&quot;family&quot;:&quot;Warr&quot;,&quot;given&quot;:&quot;Melissa&quot;},{&quot;family&quot;:&quot;West&quot;,&quot;given&quot;:&quot;Richard E.&quot;}],&quot;title&quot;:&quot;Bridging Academic Disciplines with Interdisciplinary Project-based Learning: Challenges and Opportunities&quot;,&quot;issue&quot;:&quot;1&quot;,&quot;issued&quot;:{&quot;date-parts&quot;:[[&quot;2020&quot;,5,29]]},&quot;id&quot;:&quot;warr_bridging_2020&quot;,&quot;title-short&quot;:&quot;Bridging Academic Disciplines with Interdisciplinary Project-based Learning&quot;,&quot;volume&quot;:&quot;14&quot;,&quot;type&quot;:&quot;article-journal&quot;,&quot;accessed&quot;:{&quot;date-parts&quot;:[[&quot;2023&quot;,12,19]]},&quot;citation-key&quot;:&quot;warr_bridging_2020&quot;,&quot;ISSN&quot;:&quot;1541-5015&quot;,&quot;container-title&quot;:&quot;Interdisciplinary Journal of Problem-Based Learning&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d&quot;:9124}]} RNDkmyuifzcya"/>&lt;Do Zotero Refresh: [@shaffer_thick_1999; @warr_bridging_2020]&gt;<text:reference-mark-end text:name="ZOTERO_ITEM CSL_CITATION {&quot;properties&quot;:{&quot;noteIndex&quot;:0,&quot;formattedCitation&quot;:&quot;[@shaffer_thick_1999; @warr_bridging_2020]&quot;},&quot;schema&quot;:&quot;https://github.com/citation-style-language/schema/raw/master/csl-citation.json&quot;,&quot;citationID&quot;:&quot;jxfxhtrr&quot;,&quot;citationItems&quot;:[{&quot;uris&quot;:[&quot;http://zotero.org/users/1913249/items/WKM9K5XV&quot;],&quot;suffix&quot;:&quot;&quot;,&quot;prefix&quot;:&quot;&quot;,&quot;uri&quot;:[&quot;http://zotero.org/users/1913249/items/WKM9K5XV&quot;],&quot;itemData&quot;:{&quot;title&quot;:&quot;\&quot;Thick\&quot; Authenticity: New Media and Authentic Learning&quot;,&quot;source&quot;:&quot;ResearchGate&quot;,&quot;issued&quot;:{&quot;date-parts&quot;:[[&quot;1999&quot;,1,1]]},&quot;id&quot;:&quot;shaffer_thick_1999&quot;,&quot;title-short&quot;:&quot;\&quot;Thick\&quot; Authenticity&quot;,&quot;volume&quot;:&quot;10&quot;,&quot;container-title&quot;:&quot;Journal of Interactive Learning Research&quot;,&quot;citation-key&quot;:&quot;shaffer_thick_1999&quot;,&quot;type&quot;:&quot;article-journal&quot;,&quot;author&quot;:[{&quot;family&quot;:&quot;Shaffer&quot;,&quot;given&quot;:&quot;David&quot;},{&quot;family&quot;:&quot;Resnick&quot;,&quot;given&quot;:&quot;Mitche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id&quot;:1678},{&quot;uris&quot;:[&quot;http://zotero.org/users/1913249/items/UXPTJGX7&quot;],&quot;suffix&quot;:&quot;&quot;,&quot;prefix&quot;:&quot;&quot;,&quot;uri&quot;:[&quot;http://zotero.org/users/1913249/items/UXPTJGX7&quot;],&quot;itemData&quot;:{&quot;source&quot;:&quot;scholarworks.iu.edu&quot;,&quot;URL&quot;:&quot;https://scholarworks.iu.edu/journals/index.php/ijpbl/article/view/28590&quot;,&quot;license&quot;:&quot;Copyright (c) 2020 Melissa Warr, Richard E. West&quot;,&quot;number&quot;:&quot;1&quot;,&quot;language&quot;:&quot;en&quot;,&quot;DOI&quot;:&quot;10.14434/ijpbl.v14i1.28590&quot;,&quot;author&quot;:[{&quot;family&quot;:&quot;Warr&quot;,&quot;given&quot;:&quot;Melissa&quot;},{&quot;family&quot;:&quot;West&quot;,&quot;given&quot;:&quot;Richard E.&quot;}],&quot;title&quot;:&quot;Bridging Academic Disciplines with Interdisciplinary Project-based Learning: Challenges and Opportunities&quot;,&quot;issue&quot;:&quot;1&quot;,&quot;issued&quot;:{&quot;date-parts&quot;:[[&quot;2020&quot;,5,29]]},&quot;id&quot;:&quot;warr_bridging_2020&quot;,&quot;title-short&quot;:&quot;Bridging Academic Disciplines with Interdisciplinary Project-based Learning&quot;,&quot;volume&quot;:&quot;14&quot;,&quot;type&quot;:&quot;article-journal&quot;,&quot;accessed&quot;:{&quot;date-parts&quot;:[[&quot;2023&quot;,12,19]]},&quot;citation-key&quot;:&quot;warr_bridging_2020&quot;,&quot;ISSN&quot;:&quot;1541-5015&quot;,&quot;container-title&quot;:&quot;Interdisciplinary Journal of Problem-Based Learning&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d&quot;:9124}]} RNDkmyuifzcya"/>.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properties&quot;:{&quot;noteIndex&quot;:0,&quot;formattedCitation&quot;:&quot;[@aitken_dorothy_2013]&quot;},&quot;schema&quot;:&quot;https://github.com/citation-style-language/schema/raw/master/csl-citation.json&quot;,&quot;citationID&quot;:&quot;drahuwoc&quot;,&quot;citationItems&quot;:[{&quot;uris&quot;:[&quot;http://zotero.org/users/1913249/items/8HEQF7AH&quot;],&quot;suffix&quot;:&quot;&quot;,&quot;prefix&quot;:&quot;&quot;,&quot;uri&quot;:[&quot;http://zotero.org/users/1913249/items/8HEQF7AH&quot;],&quot;itemData&quot;:{&quot;accessed&quot;:{&quot;date-parts&quot;:[[&quot;2016&quot;,11,28]]},&quot;source&quot;:&quot;Google Scholar&quot;,&quot;issued&quot;:{&quot;date-parts&quot;:[[&quot;2013&quot;]]},&quot;id&quot;:&quot;aitken_dorothy_2013&quot;,&quot;title-short&quot;:&quot;Dorothy Heathcote’s Mantle of the expert approach to teaching and learning&quot;,&quot;URL&quot;:&quot;http://www.academia.edu/download/31717276/MOTE_Chapter_3_Aitken_Pages_from_Connecting_Curriculum__Fraser__v3_220213.pdf&quot;,&quot;type&quot;:&quot;article-journal&quot;,&quot;container-title&quot;:&quot;Connecting curriculum linking learning&quot;,&quot;citation-key&quot;:&quot;aitken_dorothy_2013&quot;,&quot;title&quot;:&quot;Dorothy Heathcote’s Mantle of the expert approach to teaching and learning: A brief introduction&quot;,&quot;author&quot;:[{&quot;family&quot;:&quot;Aitken&quot;,&quot;given&quot;:&quot;Viv&quot;}],&quot;page&quot;:&quot;34–56&quot;},&quot;id&quot;:318}]} RNDetezhownle"/>&lt;Do Zotero Refresh: [@aitken_dorothy_2013]&gt;<text:reference-mark-end text:name="ZOTERO_ITEM CSL_CITATION {&quot;properties&quot;:{&quot;noteIndex&quot;:0,&quot;formattedCitation&quot;:&quot;[@aitken_dorothy_2013]&quot;},&quot;schema&quot;:&quot;https://github.com/citation-style-language/schema/raw/master/csl-citation.json&quot;,&quot;citationID&quot;:&quot;drahuwoc&quot;,&quot;citationItems&quot;:[{&quot;uris&quot;:[&quot;http://zotero.org/users/1913249/items/8HEQF7AH&quot;],&quot;suffix&quot;:&quot;&quot;,&quot;prefix&quot;:&quot;&quot;,&quot;uri&quot;:[&quot;http://zotero.org/users/1913249/items/8HEQF7AH&quot;],&quot;itemData&quot;:{&quot;accessed&quot;:{&quot;date-parts&quot;:[[&quot;2016&quot;,11,28]]},&quot;source&quot;:&quot;Google Scholar&quot;,&quot;issued&quot;:{&quot;date-parts&quot;:[[&quot;2013&quot;]]},&quot;id&quot;:&quot;aitken_dorothy_2013&quot;,&quot;title-short&quot;:&quot;Dorothy Heathcote’s Mantle of the expert approach to teaching and learning&quot;,&quot;URL&quot;:&quot;http://www.academia.edu/download/31717276/MOTE_Chapter_3_Aitken_Pages_from_Connecting_Curriculum__Fraser__v3_220213.pdf&quot;,&quot;type&quot;:&quot;article-journal&quot;,&quot;container-title&quot;:&quot;Connecting curriculum linking learning&quot;,&quot;citation-key&quot;:&quot;aitken_dorothy_2013&quot;,&quot;title&quot;:&quot;Dorothy Heathcote’s Mantle of the expert approach to teaching and learning: A brief introduction&quot;,&quot;author&quot;:[{&quot;family&quot;:&quot;Aitken&quot;,&quot;given&quot;:&quot;Viv&quot;}],&quot;page&quot;:&quot;34–56&quot;},&quot;id&quot;:318}]} RNDetezhownle"/>.</text:p>
      <text:p text:style-name="Text_20_body">Heathcote discusses authenticity in detail in her writings <text:reference-mark-start text:name="ZOTERO_ITEM CSL_CITATION {&quot;properties&quot;:{&quot;noteIndex&quot;:0,&quot;formattedCitation&quot;:&quot;[@heathcote_dorothy_1984]&quot;},&quot;schema&quot;:&quot;https://github.com/citation-style-language/schema/raw/master/csl-citation.json&quot;,&quot;citationID&quot;:&quot;hdvrquly&quot;,&quot;citationItems&quot;:[{&quot;uris&quot;:[&quot;http://zotero.org/users/1913249/items/8ZBRVTW7&quot;],&quot;suffix&quot;:&quot;&quot;,&quot;prefix&quot;:&quot;&quot;,&quot;uri&quot;:[&quot;http://zotero.org/users/1913249/items/8ZBRVTW7&quot;],&quot;itemData&quot;:{&quot;title&quot;:&quot;Dorothy Heathcote: collected writings on education and drama&quot;,&quot;event-place&quot;:&quot;London&quot;,&quot;type&quot;:&quot;book&quot;,&quot;issued&quot;:{&quot;date-parts&quot;:[[&quot;1984&quot;]]},&quot;number-of-pages&quot;:&quot;218&quot;,&quot;publisher-place&quot;:&quot;London&quot;,&quot;source&quot;:&quot;Open WorldCat&quot;,&quot;id&quot;:&quot;heathcote_dorothy_1984&quot;,&quot;title-short&quot;:&quot;Dorothy Heathcote&quot;,&quot;publisher&quot;:&quot;Hutchinson&quot;,&quot;ISBN&quot;:&quot;978-0-09-149261-8&quot;,&quot;note&quot;:&quot;OCLC: 12584606&quot;,&quot;citation-key&quot;:&quot;heathcote_dorothy_1984&quot;,&quot;language&quot;:&quot;eng&quot;,&quot;author&quot;:[{&quot;family&quot;:&quot;Heathcote&quot;,&quot;given&quot;:&quot;Dorothy&quot;},{&quot;family&quot;:&quot;Johnson&quot;,&quot;given&quot;:&quot;Liz&quot;},{&quot;family&quot;:&quot;O'Neill&quot;,&quot;given&quot;:&quot;Cecily&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d&quot;:3671}]} RNDzlbymfpmmk"/>&lt;Do Zotero Refresh: [@heathcote_dorothy_1984]&gt;<text:reference-mark-end text:name="ZOTERO_ITEM CSL_CITATION {&quot;properties&quot;:{&quot;noteIndex&quot;:0,&quot;formattedCitation&quot;:&quot;[@heathcote_dorothy_1984]&quot;},&quot;schema&quot;:&quot;https://github.com/citation-style-language/schema/raw/master/csl-citation.json&quot;,&quot;citationID&quot;:&quot;hdvrquly&quot;,&quot;citationItems&quot;:[{&quot;uris&quot;:[&quot;http://zotero.org/users/1913249/items/8ZBRVTW7&quot;],&quot;suffix&quot;:&quot;&quot;,&quot;prefix&quot;:&quot;&quot;,&quot;uri&quot;:[&quot;http://zotero.org/users/1913249/items/8ZBRVTW7&quot;],&quot;itemData&quot;:{&quot;title&quot;:&quot;Dorothy Heathcote: collected writings on education and drama&quot;,&quot;event-place&quot;:&quot;London&quot;,&quot;type&quot;:&quot;book&quot;,&quot;issued&quot;:{&quot;date-parts&quot;:[[&quot;1984&quot;]]},&quot;number-of-pages&quot;:&quot;218&quot;,&quot;publisher-place&quot;:&quot;London&quot;,&quot;source&quot;:&quot;Open WorldCat&quot;,&quot;id&quot;:&quot;heathcote_dorothy_1984&quot;,&quot;title-short&quot;:&quot;Dorothy Heathcote&quot;,&quot;publisher&quot;:&quot;Hutchinson&quot;,&quot;ISBN&quot;:&quot;978-0-09-149261-8&quot;,&quot;note&quot;:&quot;OCLC: 12584606&quot;,&quot;citation-key&quot;:&quot;heathcote_dorothy_1984&quot;,&quot;language&quot;:&quot;eng&quot;,&quot;author&quot;:[{&quot;family&quot;:&quot;Heathcote&quot;,&quot;given&quot;:&quot;Dorothy&quot;},{&quot;family&quot;:&quot;Johnson&quot;,&quot;given&quot;:&quot;Liz&quot;},{&quot;family&quot;:&quot;O'Neill&quot;,&quot;given&quot;:&quot;Cecily&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d&quot;:3671}]} RNDzlbymfpmmk"/>.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properties&quot;:{&quot;noteIndex&quot;:0,&quot;formattedCitation&quot;:&quot;[@hinton_workplace-focused_nodate]&quot;},&quot;schema&quot;:&quot;https://github.com/citation-style-language/schema/raw/master/csl-citation.json&quot;,&quot;citationID&quot;:&quot;jamnurnc&quot;,&quot;citationItems&quot;:[{&quot;uris&quot;:[&quot;http://zotero.org/users/1913249/items/2NLLQFAQ&quot;],&quot;suffix&quot;:&quot;&quot;,&quot;prefix&quot;:&quot;&quot;,&quot;uri&quot;:[&quot;http://zotero.org/users/1913249/items/2NLLQFAQ&quot;],&quot;itemData&quot;:{&quot;title&quot;:&quot;Workplace-focused Development Drama (Mantle of the Expert) and Writing&quot;,&quot;source&quot;:&quot;Zotero&quot;,&quot;language&quot;:&quot;en&quot;,&quot;citation-key&quot;:&quot;hinton_workplace-focused_nodate&quot;,&quot;type&quot;:&quot;article-journal&quot;,&quot;author&quot;:[{&quot;family&quot;:&quot;Hinton&quot;,&quot;given&quot;:&quot;Lisa&quot;}],&quot;id&quot;:&quot;hinton_workplace-focused_nodate&quot;},&quot;id&quot;:3677}]} RNDfkqroxukok"/>&lt;Do Zotero Refresh: [@hinton_workplace-focused_nodate]&gt;<text:reference-mark-end text:name="ZOTERO_ITEM CSL_CITATION {&quot;properties&quot;:{&quot;noteIndex&quot;:0,&quot;formattedCitation&quot;:&quot;[@hinton_workplace-focused_nodate]&quot;},&quot;schema&quot;:&quot;https://github.com/citation-style-language/schema/raw/master/csl-citation.json&quot;,&quot;citationID&quot;:&quot;jamnurnc&quot;,&quot;citationItems&quot;:[{&quot;uris&quot;:[&quot;http://zotero.org/users/1913249/items/2NLLQFAQ&quot;],&quot;suffix&quot;:&quot;&quot;,&quot;prefix&quot;:&quot;&quot;,&quot;uri&quot;:[&quot;http://zotero.org/users/1913249/items/2NLLQFAQ&quot;],&quot;itemData&quot;:{&quot;title&quot;:&quot;Workplace-focused Development Drama (Mantle of the Expert) and Writing&quot;,&quot;source&quot;:&quot;Zotero&quot;,&quot;language&quot;:&quot;en&quot;,&quot;citation-key&quot;:&quot;hinton_workplace-focused_nodate&quot;,&quot;type&quot;:&quot;article-journal&quot;,&quot;author&quot;:[{&quot;family&quot;:&quot;Hinton&quot;,&quot;given&quot;:&quot;Lisa&quot;}],&quot;id&quot;:&quot;hinton_workplace-focused_nodate&quot;},&quot;id&quot;:3677}]} RNDfkqroxukok"/></text:p>
      <text:p text:style-name="Text_20_body">Rainer and Bolton explore some of the rigidity of the MoE approach in terms of time allocated and other factors. Rainer outlines a wider scope of a process drama <text:reference-mark-start text:name="ZOTERO_ITEM CSL_CITATION {&quot;properties&quot;:{&quot;noteIndex&quot;:0,&quot;formattedCitation&quot;:&quot;[-@rainer_drama_2012]&quot;},&quot;schema&quot;:&quot;https://github.com/citation-style-language/schema/raw/master/csl-citation.json&quot;,&quot;citationID&quot;:&quot;eajemkcz&quot;,&quot;citationItems&quot;:[{&quot;suppress-author&quot;:true,&quot;uris&quot;:[&quot;http://zotero.org/users/1913249/items/L9DXC8RY&quot;],&quot;suffix&quot;:&quot;&quot;,&quot;prefix&quot;:&quot;&quot;,&quot;uri&quot;:[&quot;http://zotero.org/users/1913249/items/L9DXC8RY&quot;],&quot;itemData&quot;:{&quot;title&quot;:&quot;Drama at the Heart of the Secondary School: Projects to Promote Authentic Learning&quot;,&quot;source&quot;:&quot;Google Books&quot;,&quot;issued&quot;:{&quot;date-parts&quot;:[[&quot;2012&quot;,3,15]]},&quot;number-of-pages&quot;:&quot;286&quot;,&quot;id&quot;:&quot;rainer_drama_2012&quot;,&quot;title-short&quot;:&quot;Drama at the Heart of the Secondary School&quot;,&quot;publisher&quot;:&quot;Routledge&quot;,&quot;ISBN&quot;:&quot;978-1-136-49649-3&quot;,&quot;type&quot;:&quot;book&quot;,&quot;citation-key&quot;:&quot;rainer_drama_2012&quot;,&quot;language&quot;:&quot;en&quot;,&quot;author&quot;:[{&quot;family&quot;:&quot;Rainer&quot;,&quot;given&quot;:&quot;John&quot;},{&quot;family&quot;:&quot;Lewis&quot;,&quot;given&quot;:&quot;Marti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3679}]} RNDpslccvcpix"/>&lt;Do Zotero Refresh: [-@rainer_drama_2012]&gt;<text:reference-mark-end text:name="ZOTERO_ITEM CSL_CITATION {&quot;properties&quot;:{&quot;noteIndex&quot;:0,&quot;formattedCitation&quot;:&quot;[-@rainer_drama_2012]&quot;},&quot;schema&quot;:&quot;https://github.com/citation-style-language/schema/raw/master/csl-citation.json&quot;,&quot;citationID&quot;:&quot;eajemkcz&quot;,&quot;citationItems&quot;:[{&quot;suppress-author&quot;:true,&quot;uris&quot;:[&quot;http://zotero.org/users/1913249/items/L9DXC8RY&quot;],&quot;suffix&quot;:&quot;&quot;,&quot;prefix&quot;:&quot;&quot;,&quot;uri&quot;:[&quot;http://zotero.org/users/1913249/items/L9DXC8RY&quot;],&quot;itemData&quot;:{&quot;title&quot;:&quot;Drama at the Heart of the Secondary School: Projects to Promote Authentic Learning&quot;,&quot;source&quot;:&quot;Google Books&quot;,&quot;issued&quot;:{&quot;date-parts&quot;:[[&quot;2012&quot;,3,15]]},&quot;number-of-pages&quot;:&quot;286&quot;,&quot;id&quot;:&quot;rainer_drama_2012&quot;,&quot;title-short&quot;:&quot;Drama at the Heart of the Secondary School&quot;,&quot;publisher&quot;:&quot;Routledge&quot;,&quot;ISBN&quot;:&quot;978-1-136-49649-3&quot;,&quot;type&quot;:&quot;book&quot;,&quot;citation-key&quot;:&quot;rainer_drama_2012&quot;,&quot;language&quot;:&quot;en&quot;,&quot;author&quot;:[{&quot;family&quot;:&quot;Rainer&quot;,&quot;given&quot;:&quot;John&quot;},{&quot;family&quot;:&quot;Lewis&quot;,&quot;given&quot;:&quot;Marti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3679}]} RNDpslccvcpix"/>.</text:p>
      <text:p text:style-name="Text_20_body"><text:span text:style-name="T1">Other forms of process dramas and STEM education</text:span></text:p>
      <text:p text:style-name="Text_20_body">MoE is one form of other process drama. Others exist. They share similar aims. MoE can be seen as formulaic <text:reference-mark-start text:name="ZOTERO_ITEM CSL_CITATION {&quot;properties&quot;:{&quot;noteIndex&quot;:0,&quot;formattedCitation&quot;:&quot;[@rainer_drama_2012]&quot;},&quot;schema&quot;:&quot;https://github.com/citation-style-language/schema/raw/master/csl-citation.json&quot;,&quot;citationID&quot;:&quot;gwzmgqev&quot;,&quot;citationItems&quot;:[{&quot;uris&quot;:[&quot;http://zotero.org/users/1913249/items/L9DXC8RY&quot;],&quot;suffix&quot;:&quot;&quot;,&quot;prefix&quot;:&quot;&quot;,&quot;uri&quot;:[&quot;http://zotero.org/users/1913249/items/L9DXC8RY&quot;],&quot;itemData&quot;:{&quot;title&quot;:&quot;Drama at the Heart of the Secondary School: Projects to Promote Authentic Learning&quot;,&quot;source&quot;:&quot;Google Books&quot;,&quot;issued&quot;:{&quot;date-parts&quot;:[[&quot;2012&quot;,3,15]]},&quot;number-of-pages&quot;:&quot;286&quot;,&quot;id&quot;:&quot;rainer_drama_2012&quot;,&quot;title-short&quot;:&quot;Drama at the Heart of the Secondary School&quot;,&quot;publisher&quot;:&quot;Routledge&quot;,&quot;ISBN&quot;:&quot;978-1-136-49649-3&quot;,&quot;type&quot;:&quot;book&quot;,&quot;citation-key&quot;:&quot;rainer_drama_2012&quot;,&quot;language&quot;:&quot;en&quot;,&quot;author&quot;:[{&quot;family&quot;:&quot;Rainer&quot;,&quot;given&quot;:&quot;John&quot;},{&quot;family&quot;:&quot;Lewis&quot;,&quot;given&quot;:&quot;Marti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3679}]} RNDnyfcjkdtop"/>&lt;Do Zotero Refresh: [@rainer_drama_2012]&gt;<text:reference-mark-end text:name="ZOTERO_ITEM CSL_CITATION {&quot;properties&quot;:{&quot;noteIndex&quot;:0,&quot;formattedCitation&quot;:&quot;[@rainer_drama_2012]&quot;},&quot;schema&quot;:&quot;https://github.com/citation-style-language/schema/raw/master/csl-citation.json&quot;,&quot;citationID&quot;:&quot;gwzmgqev&quot;,&quot;citationItems&quot;:[{&quot;uris&quot;:[&quot;http://zotero.org/users/1913249/items/L9DXC8RY&quot;],&quot;suffix&quot;:&quot;&quot;,&quot;prefix&quot;:&quot;&quot;,&quot;uri&quot;:[&quot;http://zotero.org/users/1913249/items/L9DXC8RY&quot;],&quot;itemData&quot;:{&quot;title&quot;:&quot;Drama at the Heart of the Secondary School: Projects to Promote Authentic Learning&quot;,&quot;source&quot;:&quot;Google Books&quot;,&quot;issued&quot;:{&quot;date-parts&quot;:[[&quot;2012&quot;,3,15]]},&quot;number-of-pages&quot;:&quot;286&quot;,&quot;id&quot;:&quot;rainer_drama_2012&quot;,&quot;title-short&quot;:&quot;Drama at the Heart of the Secondary School&quot;,&quot;publisher&quot;:&quot;Routledge&quot;,&quot;ISBN&quot;:&quot;978-1-136-49649-3&quot;,&quot;type&quot;:&quot;book&quot;,&quot;citation-key&quot;:&quot;rainer_drama_2012&quot;,&quot;language&quot;:&quot;en&quot;,&quot;author&quot;:[{&quot;family&quot;:&quot;Rainer&quot;,&quot;given&quot;:&quot;John&quot;},{&quot;family&quot;:&quot;Lewis&quot;,&quot;given&quot;:&quot;Marti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3679}]} RNDnyfcjkdtop"/>, or prohibitively time consuming <text:reference-mark-start text:name="ZOTERO_ITEM CSL_CITATION {&quot;properties&quot;:{&quot;noteIndex&quot;:0,&quot;formattedCitation&quot;:&quot;[@heathcote_drama_1994]&quot;},&quot;schema&quot;:&quot;https://github.com/citation-style-language/schema/raw/master/csl-citation.json&quot;,&quot;citationID&quot;:&quot;eroukawn&quot;,&quot;citationItems&quot;:[{&quot;uris&quot;:[&quot;http://zotero.org/users/1913249/items/FUU3FZWS&quot;],&quot;suffix&quot;:&quot;&quot;,&quot;prefix&quot;:&quot;&quot;,&quot;uri&quot;:[&quot;http://zotero.org/users/1913249/items/FUU3FZWS&quot;],&quot;itemData&quot;:{&quot;title&quot;:&quot;Drama for Learning: Dorothy Heathcote's Mantle of the Expert Approach to Education. Dimensions of Drama Series.&quot;,&quot;publisher&quot;:&quot;ERIC&quot;,&quot;issued&quot;:{&quot;date-parts&quot;:[[&quot;1994&quot;]]},&quot;citation-key&quot;:&quot;heathcote_drama_1994&quot;,&quot;type&quot;:&quot;book&quot;,&quot;author&quot;:[{&quot;family&quot;:&quot;Heathcote&quot;,&quot;given&quot;:&quot;Dorothy&quot;},{&quot;family&quot;:&quot;Bolton&quot;,&quot;given&quot;:&quot;Gavin&quot;}],&quot;id&quot;:&quot;heathcote_drama_1994&quot;},&quot;id&quot;:3253}]} RNDvydewjawwh"/>&lt;Do Zotero Refresh: [@heathcote_drama_1994]&gt;<text:reference-mark-end text:name="ZOTERO_ITEM CSL_CITATION {&quot;properties&quot;:{&quot;noteIndex&quot;:0,&quot;formattedCitation&quot;:&quot;[@heathcote_drama_1994]&quot;},&quot;schema&quot;:&quot;https://github.com/citation-style-language/schema/raw/master/csl-citation.json&quot;,&quot;citationID&quot;:&quot;eroukawn&quot;,&quot;citationItems&quot;:[{&quot;uris&quot;:[&quot;http://zotero.org/users/1913249/items/FUU3FZWS&quot;],&quot;suffix&quot;:&quot;&quot;,&quot;prefix&quot;:&quot;&quot;,&quot;uri&quot;:[&quot;http://zotero.org/users/1913249/items/FUU3FZWS&quot;],&quot;itemData&quot;:{&quot;title&quot;:&quot;Drama for Learning: Dorothy Heathcote's Mantle of the Expert Approach to Education. Dimensions of Drama Series.&quot;,&quot;publisher&quot;:&quot;ERIC&quot;,&quot;issued&quot;:{&quot;date-parts&quot;:[[&quot;1994&quot;]]},&quot;citation-key&quot;:&quot;heathcote_drama_1994&quot;,&quot;type&quot;:&quot;book&quot;,&quot;author&quot;:[{&quot;family&quot;:&quot;Heathcote&quot;,&quot;given&quot;:&quot;Dorothy&quot;},{&quot;family&quot;:&quot;Bolton&quot;,&quot;given&quot;:&quot;Gavin&quot;}],&quot;id&quot;:&quot;heathcote_drama_1994&quot;},&quot;id&quot;:3253}]} RNDvydewjawwh"/>.</text:p>
      <text:p text:style-name="Text_20_body">Rainer chapter <text:reference-mark-start text:name="ZOTERO_ITEM CSL_CITATION {&quot;properties&quot;:{&quot;noteIndex&quot;:0,&quot;formattedCitation&quot;:&quot;[@rainer_drama_2012]&quot;},&quot;schema&quot;:&quot;https://github.com/citation-style-language/schema/raw/master/csl-citation.json&quot;,&quot;citationID&quot;:&quot;madzzjcj&quot;,&quot;citationItems&quot;:[{&quot;uris&quot;:[&quot;http://zotero.org/users/1913249/items/L9DXC8RY&quot;],&quot;suffix&quot;:&quot;&quot;,&quot;prefix&quot;:&quot;&quot;,&quot;uri&quot;:[&quot;http://zotero.org/users/1913249/items/L9DXC8RY&quot;],&quot;itemData&quot;:{&quot;title&quot;:&quot;Drama at the Heart of the Secondary School: Projects to Promote Authentic Learning&quot;,&quot;source&quot;:&quot;Google Books&quot;,&quot;issued&quot;:{&quot;date-parts&quot;:[[&quot;2012&quot;,3,15]]},&quot;number-of-pages&quot;:&quot;286&quot;,&quot;id&quot;:&quot;rainer_drama_2012&quot;,&quot;title-short&quot;:&quot;Drama at the Heart of the Secondary School&quot;,&quot;publisher&quot;:&quot;Routledge&quot;,&quot;ISBN&quot;:&quot;978-1-136-49649-3&quot;,&quot;type&quot;:&quot;book&quot;,&quot;citation-key&quot;:&quot;rainer_drama_2012&quot;,&quot;language&quot;:&quot;en&quot;,&quot;author&quot;:[{&quot;family&quot;:&quot;Rainer&quot;,&quot;given&quot;:&quot;John&quot;},{&quot;family&quot;:&quot;Lewis&quot;,&quot;given&quot;:&quot;Marti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3679}]} RNDtfciuhajbl"/>&lt;Do Zotero Refresh: [@rainer_drama_2012]&gt;<text:reference-mark-end text:name="ZOTERO_ITEM CSL_CITATION {&quot;properties&quot;:{&quot;noteIndex&quot;:0,&quot;formattedCitation&quot;:&quot;[@rainer_drama_2012]&quot;},&quot;schema&quot;:&quot;https://github.com/citation-style-language/schema/raw/master/csl-citation.json&quot;,&quot;citationID&quot;:&quot;madzzjcj&quot;,&quot;citationItems&quot;:[{&quot;uris&quot;:[&quot;http://zotero.org/users/1913249/items/L9DXC8RY&quot;],&quot;suffix&quot;:&quot;&quot;,&quot;prefix&quot;:&quot;&quot;,&quot;uri&quot;:[&quot;http://zotero.org/users/1913249/items/L9DXC8RY&quot;],&quot;itemData&quot;:{&quot;title&quot;:&quot;Drama at the Heart of the Secondary School: Projects to Promote Authentic Learning&quot;,&quot;source&quot;:&quot;Google Books&quot;,&quot;issued&quot;:{&quot;date-parts&quot;:[[&quot;2012&quot;,3,15]]},&quot;number-of-pages&quot;:&quot;286&quot;,&quot;id&quot;:&quot;rainer_drama_2012&quot;,&quot;title-short&quot;:&quot;Drama at the Heart of the Secondary School&quot;,&quot;publisher&quot;:&quot;Routledge&quot;,&quot;ISBN&quot;:&quot;978-1-136-49649-3&quot;,&quot;type&quot;:&quot;book&quot;,&quot;citation-key&quot;:&quot;rainer_drama_2012&quot;,&quot;language&quot;:&quot;en&quot;,&quot;author&quot;:[{&quot;family&quot;:&quot;Rainer&quot;,&quot;given&quot;:&quot;John&quot;},{&quot;family&quot;:&quot;Lewis&quot;,&quot;given&quot;:&quot;Marti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3679}]} RNDtfciuhajbl"/>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properties&quot;:{&quot;noteIndex&quot;:0,&quot;formattedCitation&quot;:&quot;[@fields_picking_2013; @gill_process_2012]&quot;},&quot;schema&quot;:&quot;https://github.com/citation-style-language/schema/raw/master/csl-citation.json&quot;,&quot;citationID&quot;:&quot;jxzewcjs&quot;,&quot;citationItems&quot;:[{&quot;uris&quot;:[&quot;http://zotero.org/users/1913249/items/5JSJU8ID&quot;],&quot;suffix&quot;:&quot;&quot;,&quot;prefix&quot;:&quot;&quot;,&quot;uri&quot;:[&quot;http://zotero.org/users/1913249/items/5JSJU8ID&quot;],&quot;itemData&quot;:{&quot;source&quot;:&quot;Taylor and Francis+NEJM&quot;,&quot;URL&quot;:&quot;https://doi.org/10.1080/10749039.2012.691199&quot;,&quot;ISSN&quot;:&quot;1074-9039&quot;,&quot;DOI&quot;:&quot;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age&quot;:&quot;113-131&quot;,&quot;title&quot;:&quot;Picking Up the Mantle of “Expert”: Assigned Roles, Assertion of Identity, and Peer Recognition Within a Programming Class&quot;,&quot;issue&quot;:&quot;2&quot;,&quot;issued&quot;:{&quot;date-parts&quot;:[[&quot;2013&quot;,4,1]]},&quot;id&quot;:&quot;fields_picking_2013&quot;,&quot;title-short&quot;:&quot;Picking Up the Mantle of “Expert”&quot;,&quot;publisher&quot;:&quot;Routledge&quot;,&quot;volume&quot;:&quot;20&quot;,&quot;accessed&quot;:{&quot;date-parts&quot;:[[&quot;2022&quot;,7,21]]},&quot;citation-key&quot;:&quot;fields_picking_2013&quot;,&quot;type&quot;:&quot;article-journal&quot;,&quot;author&quot;:[{&quot;family&quot;:&quot;Fields&quot;,&quot;given&quot;:&quot;Deborah&quot;},{&quot;family&quot;:&quot;Enyedy&quot;,&quot;given&quot;:&quot;Noel&quot;}],&quot;container-title&quot;:&quot;Mind, Culture, and Activity&quot;},&quot;id&quot;:3888},{&quot;uris&quot;:[&quot;http://zotero.org/users/1913249/items/6EJQTJ7J&quot;],&quot;suffix&quot;:&quot;&quot;,&quot;prefix&quot;:&quot;&quot;,&quot;uri&quot;:[&quot;http://zotero.org/users/1913249/items/6EJQTJ7J&quot;],&quot;itemData&quot;:{&quot;title&quot;:&quot;Process drama: Bridging the Arts and the Sciences&quot;,&quot;source&quot;:&quot;ResearchGate&quot;,&quot;issued&quot;:{&quot;date-parts&quot;:[[&quot;2012&quot;,2,13]]},&quot;volume&quot;:&quot;20&quot;,&quot;id&quot;:&quot;gill_process_2012&quot;,&quot;title-short&quot;:&quot;Process drama&quot;,&quot;type&quot;:&quot;article-journal&quot;,&quot;author&quot;:[{&quot;family&quot;:&quot;Gill&quot;,&quot;given&quot;:&quot;Chamkaur&quot;}],&quot;container-title&quot;:&quot;Pertanika Journal of Social Science and Humanities&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itation-key&quot;:&quot;gill_process_2012&quot;,&quot;container-title-short&quot;:&quot;Pertanika Journal of Social Science and Humanities&quot;,&quot;page&quot;:&quot;1299-1310&quot;},&quot;id&quot;:3670}]} RNDmjpirbjvbi"/>&lt;Do Zotero Refresh: [@fields_picking_2013; @gill_process_2012]&gt;<text:reference-mark-end text:name="ZOTERO_ITEM CSL_CITATION {&quot;properties&quot;:{&quot;noteIndex&quot;:0,&quot;formattedCitation&quot;:&quot;[@fields_picking_2013; @gill_process_2012]&quot;},&quot;schema&quot;:&quot;https://github.com/citation-style-language/schema/raw/master/csl-citation.json&quot;,&quot;citationID&quot;:&quot;jxzewcjs&quot;,&quot;citationItems&quot;:[{&quot;uris&quot;:[&quot;http://zotero.org/users/1913249/items/5JSJU8ID&quot;],&quot;suffix&quot;:&quot;&quot;,&quot;prefix&quot;:&quot;&quot;,&quot;uri&quot;:[&quot;http://zotero.org/users/1913249/items/5JSJU8ID&quot;],&quot;itemData&quot;:{&quot;source&quot;:&quot;Taylor and Francis+NEJM&quot;,&quot;URL&quot;:&quot;https://doi.org/10.1080/10749039.2012.691199&quot;,&quot;ISSN&quot;:&quot;1074-9039&quot;,&quot;DOI&quot;:&quot;10.1080/10749039.2012.691199&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page&quot;:&quot;113-131&quot;,&quot;title&quot;:&quot;Picking Up the Mantle of “Expert”: Assigned Roles, Assertion of Identity, and Peer Recognition Within a Programming Class&quot;,&quot;issue&quot;:&quot;2&quot;,&quot;issued&quot;:{&quot;date-parts&quot;:[[&quot;2013&quot;,4,1]]},&quot;id&quot;:&quot;fields_picking_2013&quot;,&quot;title-short&quot;:&quot;Picking Up the Mantle of “Expert”&quot;,&quot;publisher&quot;:&quot;Routledge&quot;,&quot;volume&quot;:&quot;20&quot;,&quot;accessed&quot;:{&quot;date-parts&quot;:[[&quot;2022&quot;,7,21]]},&quot;citation-key&quot;:&quot;fields_picking_2013&quot;,&quot;type&quot;:&quot;article-journal&quot;,&quot;author&quot;:[{&quot;family&quot;:&quot;Fields&quot;,&quot;given&quot;:&quot;Deborah&quot;},{&quot;family&quot;:&quot;Enyedy&quot;,&quot;given&quot;:&quot;Noel&quot;}],&quot;container-title&quot;:&quot;Mind, Culture, and Activity&quot;},&quot;id&quot;:3888},{&quot;uris&quot;:[&quot;http://zotero.org/users/1913249/items/6EJQTJ7J&quot;],&quot;suffix&quot;:&quot;&quot;,&quot;prefix&quot;:&quot;&quot;,&quot;uri&quot;:[&quot;http://zotero.org/users/1913249/items/6EJQTJ7J&quot;],&quot;itemData&quot;:{&quot;title&quot;:&quot;Process drama: Bridging the Arts and the Sciences&quot;,&quot;source&quot;:&quot;ResearchGate&quot;,&quot;issued&quot;:{&quot;date-parts&quot;:[[&quot;2012&quot;,2,13]]},&quot;volume&quot;:&quot;20&quot;,&quot;id&quot;:&quot;gill_process_2012&quot;,&quot;title-short&quot;:&quot;Process drama&quot;,&quot;type&quot;:&quot;article-journal&quot;,&quot;author&quot;:[{&quot;family&quot;:&quot;Gill&quot;,&quot;given&quot;:&quot;Chamkaur&quot;}],&quot;container-title&quot;:&quot;Pertanika Journal of Social Science and Humanities&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itation-key&quot;:&quot;gill_process_2012&quot;,&quot;container-title-short&quot;:&quot;Pertanika Journal of Social Science and Humanities&quot;,&quot;page&quot;:&quot;1299-1310&quot;},&quot;id&quot;:3670}]} RNDmjpirbjvbi"/>.</text:p>
      <text:p text:style-name="Text_20_body">My own work with Manchester Met University drama education department explored the value of coding in role. <text:reference-mark-start text:name="ZOTERO_ITEM CSL_CITATION {&quot;properties&quot;:{&quot;noteIndex&quot;:0,&quot;formattedCitation&quot;:&quot;[@caldwell_drama_2019]&quot;},&quot;schema&quot;:&quot;https://github.com/citation-style-language/schema/raw/master/csl-citation.json&quot;,&quot;citationID&quot;:&quot;edsyjvhd&quot;,&quot;citationItems&quot;:[{&quot;uris&quot;:[&quot;http://zotero.org/users/1913249/items/5P66QFBW&quot;],&quot;suffix&quot;:&quot;&quot;,&quot;prefix&quot;:&quot;&quot;,&quot;uri&quot;:[&quot;http://zotero.org/users/1913249/items/5P66QFBW&quot;],&quot;itemData&quot;:{&quot;title&quot;:&quot;Drama and STEM&quot;,&quot;event-place&quot;:&quot;Thousand Oaks, CA&quot;,&quot;editor&quot;:[{&quot;family&quot;:&quot;Caldwell&quot;,&quot;given&quot;:&quot;Helen&quot;},{&quot;family&quot;:&quot;Pope&quot;,&quot;given&quot;:&quot;Sue&quot;}],&quot;issued&quot;:{&quot;date-parts&quot;:[[&quot;2019&quot;,3,25]]},&quot;type&quot;:&quot;chapter&quot;,&quot;publisher-place&quot;:&quot;Thousand Oaks, CA&quot;,&quot;source&quot;:&quot;Amazon&quot;,&quot;id&quot;:&quot;caldwell_drama_2019&quot;,&quot;publisher&quot;:&quot;Learning Matters&quot;,&quot;edition&quot;:&quot;1 edition&quot;,&quot;ISBN&quot;:&quot;978-1-5264-7435-3&quot;,&quot;container-title&quot;:&quot;STEM in the Primary Curriculum&quot;,&quot;citation-key&quot;:&quot;caldwell_drama_2019&quot;,&quot;language&quot;:&quot;English&quot;,&quot;author&quot;:[{&quot;family&quot;:&quot;Patterson&quot;,&quot;given&quot;:&quot;Rebecca&quot;},{&quot;family&quot;:&quot;Chesterman&quot;,&quot;given&quot;:&quot;Mick&quot;},{&quot;family&quot;:&quot;Ramsey&quot;,&quot;given&quot;:&quot;Alis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3257}]} RNDcindtwbsby"/>&lt;Do Zotero Refresh: [@caldwell_drama_2019]&gt;<text:reference-mark-end text:name="ZOTERO_ITEM CSL_CITATION {&quot;properties&quot;:{&quot;noteIndex&quot;:0,&quot;formattedCitation&quot;:&quot;[@caldwell_drama_2019]&quot;},&quot;schema&quot;:&quot;https://github.com/citation-style-language/schema/raw/master/csl-citation.json&quot;,&quot;citationID&quot;:&quot;edsyjvhd&quot;,&quot;citationItems&quot;:[{&quot;uris&quot;:[&quot;http://zotero.org/users/1913249/items/5P66QFBW&quot;],&quot;suffix&quot;:&quot;&quot;,&quot;prefix&quot;:&quot;&quot;,&quot;uri&quot;:[&quot;http://zotero.org/users/1913249/items/5P66QFBW&quot;],&quot;itemData&quot;:{&quot;title&quot;:&quot;Drama and STEM&quot;,&quot;event-place&quot;:&quot;Thousand Oaks, CA&quot;,&quot;editor&quot;:[{&quot;family&quot;:&quot;Caldwell&quot;,&quot;given&quot;:&quot;Helen&quot;},{&quot;family&quot;:&quot;Pope&quot;,&quot;given&quot;:&quot;Sue&quot;}],&quot;issued&quot;:{&quot;date-parts&quot;:[[&quot;2019&quot;,3,25]]},&quot;type&quot;:&quot;chapter&quot;,&quot;publisher-place&quot;:&quot;Thousand Oaks, CA&quot;,&quot;source&quot;:&quot;Amazon&quot;,&quot;id&quot;:&quot;caldwell_drama_2019&quot;,&quot;publisher&quot;:&quot;Learning Matters&quot;,&quot;edition&quot;:&quot;1 edition&quot;,&quot;ISBN&quot;:&quot;978-1-5264-7435-3&quot;,&quot;container-title&quot;:&quot;STEM in the Primary Curriculum&quot;,&quot;citation-key&quot;:&quot;caldwell_drama_2019&quot;,&quot;language&quot;:&quot;English&quot;,&quot;author&quot;:[{&quot;family&quot;:&quot;Patterson&quot;,&quot;given&quot;:&quot;Rebecca&quot;},{&quot;family&quot;:&quot;Chesterman&quot;,&quot;given&quot;:&quot;Mick&quot;},{&quot;family&quot;:&quot;Ramsey&quot;,&quot;given&quot;:&quot;Alis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3257}]} RNDcindtwbsby"/></text:p>
      <text:h text:style-name="Heading_20_3" text:outline-level="3"><text:bookmark-start text:name="situating-computational-thinking-within-curricular-concerns"/>Situating Computational thinking within curricular concerns<text:bookmark-end text:name="situating-computational-thinking-within-curricular-concerns"/></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properties&quot;:{&quot;noteIndex&quot;:0,&quot;formattedCitation&quot;:&quot;[@tedre_long_2016]&quot;},&quot;schema&quot;:&quot;https://github.com/citation-style-language/schema/raw/master/csl-citation.json&quot;,&quot;citationID&quot;:&quot;vkqhugpm&quot;,&quot;citationItems&quot;:[{&quot;uris&quot;:[&quot;http://zotero.org/users/1913249/items/D6IF6PH5&quot;],&quot;suffix&quot;:&quot;&quot;,&quot;prefix&quot;:&quot;&quot;,&quot;uri&quot;:[&quot;http://zotero.org/users/1913249/items/D6IF6PH5&quot;],&quot;itemData&quot;:{&quot;source&quot;:&quot;DOI.org (Crossref)&quot;,&quot;URL&quot;:&quot;https://dl.acm.org/doi/10.1145/2999541.2999542&quot;,&quot;ISBN&quot;:&quot;978-1-4503-4770-9&quot;,&quot;DOI&quot;:&quot;10.1145/2999541.2999542&quot;,&quot;author&quot;:[{&quot;family&quot;:&quot;Tedre&quot;,&quot;given&quot;:&quot;Matti&quot;},{&quot;family&quot;:&quot;Denning&quot;,&quot;given&quot;:&quot;Peter J.&quot;}],&quot;page&quot;:&quot;120-129&quot;,&quot;accessed&quot;:{&quot;date-parts&quot;:[[&quot;2021&quot;,2,22]]},&quot;event-place&quot;:&quot;Koli Finland&quot;,&quot;event-title&quot;:&quot;Koli Calling 2016: 16th Koli Calling International Conference on Computing Education Research&quot;,&quot;issued&quot;:{&quot;date-parts&quot;:[[&quot;2016&quot;,11,24]]},&quot;publisher-place&quot;:&quot;Koli Finland&quot;,&quot;id&quot;:&quot;tedre_long_2016&quot;,&quot;publisher&quot;:&quot;ACM&quot;,&quot;type&quot;:&quot;paper-conference&quot;,&quot;title&quot;:&quot;The long quest for computational thinking&quot;,&quot;citation-key&quot;:&quot;tedre_long_2016&quot;,&quot;language&quot;:&quot;en&quot;,&quot;container-title&quot;:&quot;Proceedings of the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83}]} RNDhzhjhlnakw"/>&lt;Do Zotero Refresh: [@tedre_long_2016]&gt;<text:reference-mark-end text:name="ZOTERO_ITEM CSL_CITATION {&quot;properties&quot;:{&quot;noteIndex&quot;:0,&quot;formattedCitation&quot;:&quot;[@tedre_long_2016]&quot;},&quot;schema&quot;:&quot;https://github.com/citation-style-language/schema/raw/master/csl-citation.json&quot;,&quot;citationID&quot;:&quot;vkqhugpm&quot;,&quot;citationItems&quot;:[{&quot;uris&quot;:[&quot;http://zotero.org/users/1913249/items/D6IF6PH5&quot;],&quot;suffix&quot;:&quot;&quot;,&quot;prefix&quot;:&quot;&quot;,&quot;uri&quot;:[&quot;http://zotero.org/users/1913249/items/D6IF6PH5&quot;],&quot;itemData&quot;:{&quot;source&quot;:&quot;DOI.org (Crossref)&quot;,&quot;URL&quot;:&quot;https://dl.acm.org/doi/10.1145/2999541.2999542&quot;,&quot;ISBN&quot;:&quot;978-1-4503-4770-9&quot;,&quot;DOI&quot;:&quot;10.1145/2999541.2999542&quot;,&quot;author&quot;:[{&quot;family&quot;:&quot;Tedre&quot;,&quot;given&quot;:&quot;Matti&quot;},{&quot;family&quot;:&quot;Denning&quot;,&quot;given&quot;:&quot;Peter J.&quot;}],&quot;page&quot;:&quot;120-129&quot;,&quot;accessed&quot;:{&quot;date-parts&quot;:[[&quot;2021&quot;,2,22]]},&quot;event-place&quot;:&quot;Koli Finland&quot;,&quot;event-title&quot;:&quot;Koli Calling 2016: 16th Koli Calling International Conference on Computing Education Research&quot;,&quot;issued&quot;:{&quot;date-parts&quot;:[[&quot;2016&quot;,11,24]]},&quot;publisher-place&quot;:&quot;Koli Finland&quot;,&quot;id&quot;:&quot;tedre_long_2016&quot;,&quot;publisher&quot;:&quot;ACM&quot;,&quot;type&quot;:&quot;paper-conference&quot;,&quot;title&quot;:&quot;The long quest for computational thinking&quot;,&quot;citation-key&quot;:&quot;tedre_long_2016&quot;,&quot;language&quot;:&quot;en&quot;,&quot;container-title&quot;:&quot;Proceedings of the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83}]} RNDhzhjhlnakw"/>.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properties&quot;:{&quot;noteIndex&quot;:0,&quot;formattedCitation&quot;:&quot;[@wing2011research]&quot;},&quot;schema&quot;:&quot;https://github.com/citation-style-language/schema/raw/master/csl-citation.json&quot;,&quot;citationID&quot;:&quot;vraxznbt&quot;,&quot;citationItems&quot;:[{&quot;uris&quot;:[&quot;http://zotero.org/users/1913249/items/JH4LGUDX&quot;],&quot;suffix&quot;:&quot;&quot;,&quot;prefix&quot;:&quot;&quot;,&quot;uri&quot;:[&quot;http://zotero.org/users/1913249/items/JH4LGUDX&quot;],&quot;itemData&quot;:{&quot;type&quot;:&quot;article-journal&quot;,&quot;issued&quot;:{&quot;date-parts&quot;:[[&quot;2011&quot;]]},&quot;id&quot;:&quot;wing2011research&quot;,&quot;volume&quot;:&quot;6&quot;,&quot;container-title&quot;:&quot;The link magazine&quot;,&quot;author&quot;:[{&quot;family&quot;:&quot;Wing&quot;,&quot;given&quot;:&quot;Jeanette&quot;}],&quot;title&quot;:&quot;Research notebook: Computational thinking—What and why&quot;,&quot;citation-key&quot;:&quot;wing2011research&quot;,&quot;page&quot;:&quot;20–23&quot;},&quot;id&quot;:3913}]} RNDkdmlbhwsor"/>&lt;Do Zotero Refresh: [@wing2011research]&gt;<text:reference-mark-end text:name="ZOTERO_ITEM CSL_CITATION {&quot;properties&quot;:{&quot;noteIndex&quot;:0,&quot;formattedCitation&quot;:&quot;[@wing2011research]&quot;},&quot;schema&quot;:&quot;https://github.com/citation-style-language/schema/raw/master/csl-citation.json&quot;,&quot;citationID&quot;:&quot;vraxznbt&quot;,&quot;citationItems&quot;:[{&quot;uris&quot;:[&quot;http://zotero.org/users/1913249/items/JH4LGUDX&quot;],&quot;suffix&quot;:&quot;&quot;,&quot;prefix&quot;:&quot;&quot;,&quot;uri&quot;:[&quot;http://zotero.org/users/1913249/items/JH4LGUDX&quot;],&quot;itemData&quot;:{&quot;type&quot;:&quot;article-journal&quot;,&quot;issued&quot;:{&quot;date-parts&quot;:[[&quot;2011&quot;]]},&quot;id&quot;:&quot;wing2011research&quot;,&quot;volume&quot;:&quot;6&quot;,&quot;container-title&quot;:&quot;The link magazine&quot;,&quot;author&quot;:[{&quot;family&quot;:&quot;Wing&quot;,&quot;given&quot;:&quot;Jeanette&quot;}],&quot;title&quot;:&quot;Research notebook: Computational thinking—What and why&quot;,&quot;citation-key&quot;:&quot;wing2011research&quot;,&quot;page&quot;:&quot;20–23&quot;},&quot;id&quot;:3913}]} RNDkdmlbhwsor"/>. Many learning resources designed to support the computing curriculum present this principle as four key pillars of CT: decomposition, pattern recognition, abstraction and algorithmic thinking <text:reference-mark-start text:name="ZOTERO_ITEM CSL_CITATION {&quot;properties&quot;:{&quot;noteIndex&quot;:0,&quot;formattedCitation&quot;:&quot;[@bbc_bitesize_introduction_nodate]&quot;},&quot;schema&quot;:&quot;https://github.com/citation-style-language/schema/raw/master/csl-citation.json&quot;,&quot;citationID&quot;:&quot;yedgelpm&quot;,&quot;citationItems&quot;:[{&quot;uris&quot;:[&quot;http://zotero.org/users/1913249/items/IA6P67BV&quot;],&quot;suffix&quot;:&quot;&quot;,&quot;prefix&quot;:&quot;&quot;,&quot;uri&quot;:[&quot;http://zotero.org/users/1913249/items/IA6P67BV&quot;],&quot;itemData&quot;:{&quot;title&quot;:&quot;Introduction to computational thinking - KS3 Computer Science Revision&quot;,&quot;URL&quot;:&quot;https://www.bbc.co.uk/bitesize/guides/zp92mp3/revision/1&quot;,&quot;id&quot;:&quot;bbc_bitesize_introduction_nodate&quot;,&quot;title-short&quot;:&quot;What is computational thinking?&quot;,&quot;type&quot;:&quot;webpage&quot;,&quot;language&quot;:&quot;en-GB&quot;,&quot;container-title&quot;:&quot;BBC Bitesize&quot;,&quot;abstract&quot;:&quot;Introducing computational thinking&quot;,&quot;accessed&quot;:{&quot;date-parts&quot;:[[&quot;2021&quot;,3,26]]},&quot;author&quot;:[{&quot;literal&quot;:&quot;BBC Bitesize&quot;}],&quot;citation-key&quot;:&quot;bbc_bitesize_introduction_nodate&quot;},&quot;id&quot;:71}]} RNDwcmhzhyzfy"/>&lt;Do Zotero Refresh: [@bbc_bitesize_introduction_nodate]&gt;<text:reference-mark-end text:name="ZOTERO_ITEM CSL_CITATION {&quot;properties&quot;:{&quot;noteIndex&quot;:0,&quot;formattedCitation&quot;:&quot;[@bbc_bitesize_introduction_nodate]&quot;},&quot;schema&quot;:&quot;https://github.com/citation-style-language/schema/raw/master/csl-citation.json&quot;,&quot;citationID&quot;:&quot;yedgelpm&quot;,&quot;citationItems&quot;:[{&quot;uris&quot;:[&quot;http://zotero.org/users/1913249/items/IA6P67BV&quot;],&quot;suffix&quot;:&quot;&quot;,&quot;prefix&quot;:&quot;&quot;,&quot;uri&quot;:[&quot;http://zotero.org/users/1913249/items/IA6P67BV&quot;],&quot;itemData&quot;:{&quot;title&quot;:&quot;Introduction to computational thinking - KS3 Computer Science Revision&quot;,&quot;URL&quot;:&quot;https://www.bbc.co.uk/bitesize/guides/zp92mp3/revision/1&quot;,&quot;id&quot;:&quot;bbc_bitesize_introduction_nodate&quot;,&quot;title-short&quot;:&quot;What is computational thinking?&quot;,&quot;type&quot;:&quot;webpage&quot;,&quot;language&quot;:&quot;en-GB&quot;,&quot;container-title&quot;:&quot;BBC Bitesize&quot;,&quot;abstract&quot;:&quot;Introducing computational thinking&quot;,&quot;accessed&quot;:{&quot;date-parts&quot;:[[&quot;2021&quot;,3,26]]},&quot;author&quot;:[{&quot;literal&quot;:&quot;BBC Bitesize&quot;}],&quot;citation-key&quot;:&quot;bbc_bitesize_introduction_nodate&quot;},&quot;id&quot;:71}]} RNDwcmhzhyzfy"/>. The essence here is to deal with concepts and principles as abstract and separate from the context of coding.</text:p>
      <text:p text:style-name="Text_20_body">Another widely used definition of CT by Brennan and Resnick <text:reference-mark-start text:name="ZOTERO_ITEM CSL_CITATION {&quot;properties&quot;:{&quot;noteIndex&quot;:0,&quot;formattedCitation&quot;:&quot;[-@brennan_new_2012]&quot;},&quot;schema&quot;:&quot;https://github.com/citation-style-language/schema/raw/master/csl-citation.json&quot;,&quot;citationID&quot;:&quot;nhsykekm&quot;,&quot;citationItems&quot;:[{&quot;suppress-author&quot;:true,&quot;uris&quot;:[&quot;http://zotero.org/users/1913249/items/7IHK4HWD&quot;],&quot;suffix&quot;:&quot;&quot;,&quot;prefix&quot;:&quot;&quot;,&quot;uri&quot;:[&quot;http://zotero.org/users/1913249/items/7IHK4HWD&quot;],&quot;itemData&quot;:{&quot;title&quot;:&quot;New frameworks for studying and assessing the development of computational thinking&quot;,&quot;source&quot;:&quot;Zotero&quot;,&quot;issued&quot;:{&quot;date-parts&quot;:[[&quot;2012&quot;]]},&quot;id&quot;:&quot;brennan_new_2012&quot;,&quot;language&quot;:&quot;en&quot;,&quot;type&quot;:&quot;article-journal&quot;,&quot;citation-key&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author&quot;:[{&quot;family&quot;:&quot;Brennan&quot;,&quot;given&quot;:&quot;Karen&quot;},{&quot;family&quot;:&quot;Resnick&quot;,&quot;given&quot;:&quot;Mitchel&quot;}],&quot;page&quot;:&quot;25&quot;},&quot;id&quot;:271}]} RNDmgeaycfbij"/>&lt;Do Zotero Refresh: [-@brennan_new_2012]&gt;<text:reference-mark-end text:name="ZOTERO_ITEM CSL_CITATION {&quot;properties&quot;:{&quot;noteIndex&quot;:0,&quot;formattedCitation&quot;:&quot;[-@brennan_new_2012]&quot;},&quot;schema&quot;:&quot;https://github.com/citation-style-language/schema/raw/master/csl-citation.json&quot;,&quot;citationID&quot;:&quot;nhsykekm&quot;,&quot;citationItems&quot;:[{&quot;suppress-author&quot;:true,&quot;uris&quot;:[&quot;http://zotero.org/users/1913249/items/7IHK4HWD&quot;],&quot;suffix&quot;:&quot;&quot;,&quot;prefix&quot;:&quot;&quot;,&quot;uri&quot;:[&quot;http://zotero.org/users/1913249/items/7IHK4HWD&quot;],&quot;itemData&quot;:{&quot;title&quot;:&quot;New frameworks for studying and assessing the development of computational thinking&quot;,&quot;source&quot;:&quot;Zotero&quot;,&quot;issued&quot;:{&quot;date-parts&quot;:[[&quot;2012&quot;]]},&quot;id&quot;:&quot;brennan_new_2012&quot;,&quot;language&quot;:&quot;en&quot;,&quot;type&quot;:&quot;article-journal&quot;,&quot;citation-key&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author&quot;:[{&quot;family&quot;:&quot;Brennan&quot;,&quot;given&quot;:&quot;Karen&quot;},{&quot;family&quot;:&quot;Resnick&quot;,&quot;given&quot;:&quot;Mitchel&quot;}],&quot;page&quot;:&quot;25&quot;},&quot;id&quot;:271}]} RNDmgeaycfbij"/>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properties&quot;:{&quot;noteIndex&quot;:0,&quot;formattedCitation&quot;:&quot;[@lye_review_2014]&quot;},&quot;schema&quot;:&quot;https://github.com/citation-style-language/schema/raw/master/csl-citation.json&quot;,&quot;citationID&quot;:&quot;myvjaiqa&quot;,&quot;citationItems&quot;:[{&quot;uris&quot;:[&quot;http://zotero.org/users/1913249/items/8MV3LZYA&quot;],&quot;suffix&quot;:&quot;&quot;,&quot;prefix&quot;:&quot;&quot;,&quot;uri&quot;:[&quot;http://zotero.org/users/1913249/items/8MV3LZYA&quot;],&quot;itemData&quot;:{&quot;source&quot;:&quot;ScienceDirect&quot;,&quot;URL&quot;:&quot;http://www.sciencedirect.com/science/article/pii/S0747563214004634&quot;,&quot;ISSN&quot;:&quot;0747-5632&quot;,&quot;container-title&quot;:&quot;Computers in Human Behavior&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page&quot;:&quot;51-61&quot;,&quot;title&quot;:&quot;Review on teaching and learning of computational thinking through programming: What is next for K-12?&quot;,&quot;issued&quot;:{&quot;date-parts&quot;:[[&quot;2014&quot;,12,1]]},&quot;id&quot;:&quot;lye_review_2014&quot;,&quot;title-short&quot;:&quot;Review on teaching and learning of computational thinking through programming&quot;,&quot;volume&quot;:&quot;41&quot;,&quot;accessed&quot;:{&quot;date-parts&quot;:[[&quot;2018&quot;,9,16]]},&quot;type&quot;:&quot;article-journal&quot;,&quot;citation-key&quot;:&quot;lye_review_2014&quot;,&quot;author&quot;:[{&quot;family&quot;:&quot;Lye&quot;,&quot;given&quot;:&quot;Sze Yee&quot;},{&quot;family&quot;:&quot;Koh&quot;,&quot;given&quot;:&quot;Joyce Hwee Ling&quot;}],&quot;container-title-short&quot;:&quot;Computers in Human Behavior&quot;,&quot;DOI&quot;:&quot;10.1016/j.chb.2014.09.012&quot;},&quot;id&quot;:2729}]} RNDppavondglo"/>&lt;Do Zotero Refresh: [@lye_review_2014]&gt;<text:reference-mark-end text:name="ZOTERO_ITEM CSL_CITATION {&quot;properties&quot;:{&quot;noteIndex&quot;:0,&quot;formattedCitation&quot;:&quot;[@lye_review_2014]&quot;},&quot;schema&quot;:&quot;https://github.com/citation-style-language/schema/raw/master/csl-citation.json&quot;,&quot;citationID&quot;:&quot;myvjaiqa&quot;,&quot;citationItems&quot;:[{&quot;uris&quot;:[&quot;http://zotero.org/users/1913249/items/8MV3LZYA&quot;],&quot;suffix&quot;:&quot;&quot;,&quot;prefix&quot;:&quot;&quot;,&quot;uri&quot;:[&quot;http://zotero.org/users/1913249/items/8MV3LZYA&quot;],&quot;itemData&quot;:{&quot;source&quot;:&quot;ScienceDirect&quot;,&quot;URL&quot;:&quot;http://www.sciencedirect.com/science/article/pii/S0747563214004634&quot;,&quot;ISSN&quot;:&quot;0747-5632&quot;,&quot;container-title&quot;:&quot;Computers in Human Behavior&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page&quot;:&quot;51-61&quot;,&quot;title&quot;:&quot;Review on teaching and learning of computational thinking through programming: What is next for K-12?&quot;,&quot;issued&quot;:{&quot;date-parts&quot;:[[&quot;2014&quot;,12,1]]},&quot;id&quot;:&quot;lye_review_2014&quot;,&quot;title-short&quot;:&quot;Review on teaching and learning of computational thinking through programming&quot;,&quot;volume&quot;:&quot;41&quot;,&quot;accessed&quot;:{&quot;date-parts&quot;:[[&quot;2018&quot;,9,16]]},&quot;type&quot;:&quot;article-journal&quot;,&quot;citation-key&quot;:&quot;lye_review_2014&quot;,&quot;author&quot;:[{&quot;family&quot;:&quot;Lye&quot;,&quot;given&quot;:&quot;Sze Yee&quot;},{&quot;family&quot;:&quot;Koh&quot;,&quot;given&quot;:&quot;Joyce Hwee Ling&quot;}],&quot;container-title-short&quot;:&quot;Computers in Human Behavior&quot;,&quot;DOI&quot;:&quot;10.1016/j.chb.2014.09.012&quot;},&quot;id&quot;:2729}]} RNDppavondglo"/>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properties&quot;:{&quot;noteIndex&quot;:0,&quot;formattedCitation&quot;:&quot;[@csizmadia_computational_2015-1]&quot;},&quot;schema&quot;:&quot;https://github.com/citation-style-language/schema/raw/master/csl-citation.json&quot;,&quot;citationID&quot;:&quot;kvawcexa&quot;,&quot;citationItems&quot;:[{&quot;uris&quot;:[&quot;http://zotero.org/users/1913249/items/Z5NBBV7S&quot;],&quot;suffix&quot;:&quot;&quot;,&quot;prefix&quot;:&quot;&quot;,&quot;uri&quot;:[&quot;http://zotero.org/users/1913249/items/Z5NBBV7S&quot;],&quot;itemData&quot;:{&quot;title&quot;:&quot;Computational thinking - a guide for teachers&quot;,&quot;publisher&quot;:&quot;Computing at School&quot;,&quot;type&quot;:&quot;report&quot;,&quot;issued&quot;:{&quot;date-parts&quot;:[[&quot;2015&quot;,1,1]]},&quot;citation-key&quot;:&quot;csizmadia_computational_2015-1&quot;,&quot;source&quot;:&quot;ResearchGate&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d&quot;:&quot;csizmadia_computational_2015-1&quot;},&quot;id&quot;:3914}]} RNDgdcpnpnjzo"/>&lt;Do Zotero Refresh: [@csizmadia_computational_2015-1]&gt;<text:reference-mark-end text:name="ZOTERO_ITEM CSL_CITATION {&quot;properties&quot;:{&quot;noteIndex&quot;:0,&quot;formattedCitation&quot;:&quot;[@csizmadia_computational_2015-1]&quot;},&quot;schema&quot;:&quot;https://github.com/citation-style-language/schema/raw/master/csl-citation.json&quot;,&quot;citationID&quot;:&quot;kvawcexa&quot;,&quot;citationItems&quot;:[{&quot;uris&quot;:[&quot;http://zotero.org/users/1913249/items/Z5NBBV7S&quot;],&quot;suffix&quot;:&quot;&quot;,&quot;prefix&quot;:&quot;&quot;,&quot;uri&quot;:[&quot;http://zotero.org/users/1913249/items/Z5NBBV7S&quot;],&quot;itemData&quot;:{&quot;title&quot;:&quot;Computational thinking - a guide for teachers&quot;,&quot;publisher&quot;:&quot;Computing at School&quot;,&quot;type&quot;:&quot;report&quot;,&quot;issued&quot;:{&quot;date-parts&quot;:[[&quot;2015&quot;,1,1]]},&quot;citation-key&quot;:&quot;csizmadia_computational_2015-1&quot;,&quot;source&quot;:&quot;ResearchGate&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d&quot;:&quot;csizmadia_computational_2015-1&quot;},&quot;id&quot;:3914}]} RNDgdcpnpnjzo"/> have included elements of this applied framework as well as other more abstract CT concepts.</text:p>
      <text:h text:style-name="Heading_20_3" text:outline-level="3"><text:bookmark-start text:name="studies-exploring-ct-as-an-pedagogical-framework-to-support-learning-computer-coding"/>Studies exploring CT as an pedagogical framework to support learning computer coding<text:bookmark-end text:name="studies-exploring-ct-as-an-pedagogical-framework-to-support-learning-computer-coding"/></text:h>
      <text:p text:style-name="First_20_paragraph">The term abstraction has varied interpretation even within the field of computer science education <text:reference-mark-start text:name="ZOTERO_ITEM CSL_CITATION {&quot;properties&quot;:{&quot;noteIndex&quot;:0,&quot;formattedCitation&quot;:&quot;[@hazzan_reducing_2002]&quot;},&quot;schema&quot;:&quot;https://github.com/citation-style-language/schema/raw/master/csl-citation.json&quot;,&quot;citationID&quot;:&quot;rqohfocu&quot;,&quot;citationItems&quot;:[{&quot;uris&quot;:[&quot;http://zotero.org/users/1913249/items/UENCJTPP&quot;],&quot;suffix&quot;:&quot;&quot;,&quot;prefix&quot;:&quot;&quot;,&quot;uri&quot;:[&quot;http://zotero.org/users/1913249/items/UENCJTPP&quot;],&quot;itemData&quot;:{&quot;source&quot;:&quot;September 2002&quot;,&quot;URL&quot;:&quot;https://doi.org/10.1145/637610.544461&quot;,&quot;ISSN&quot;:&quot;0097-8418&quot;,&quot;container-title&quot;:&quot;ACM SIGCSE Bulletin&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page&quot;:&quot;156–160&quot;,&quot;title&quot;:&quot;Reducing abstraction level when learning computability theory concepts&quot;,&quot;issue&quot;:&quot;3&quot;,&quot;issued&quot;:{&quot;date-parts&quot;:[[&quot;2002&quot;,6,24]]},&quot;id&quot;:&quot;hazzan_reducing_2002&quot;,&quot;volume&quot;:&quot;34&quot;,&quot;accessed&quot;:{&quot;date-parts&quot;:[[&quot;2023&quot;,3,14]]},&quot;type&quot;:&quot;article-journal&quot;,&quot;citation-key&quot;:&quot;hazzan_reducing_2002&quot;,&quot;author&quot;:[{&quot;family&quot;:&quot;Hazzan&quot;,&quot;given&quot;:&quot;Orit&quot;}],&quot;container-title-short&quot;:&quot;SIGCSE Bull.&quot;,&quot;DOI&quot;:&quot;10.1145/637610.544461&quot;},&quot;id&quot;:3699}]} RNDcfaotlkuim"/>&lt;Do Zotero Refresh: [@hazzan_reducing_2002]&gt;<text:reference-mark-end text:name="ZOTERO_ITEM CSL_CITATION {&quot;properties&quot;:{&quot;noteIndex&quot;:0,&quot;formattedCitation&quot;:&quot;[@hazzan_reducing_2002]&quot;},&quot;schema&quot;:&quot;https://github.com/citation-style-language/schema/raw/master/csl-citation.json&quot;,&quot;citationID&quot;:&quot;rqohfocu&quot;,&quot;citationItems&quot;:[{&quot;uris&quot;:[&quot;http://zotero.org/users/1913249/items/UENCJTPP&quot;],&quot;suffix&quot;:&quot;&quot;,&quot;prefix&quot;:&quot;&quot;,&quot;uri&quot;:[&quot;http://zotero.org/users/1913249/items/UENCJTPP&quot;],&quot;itemData&quot;:{&quot;source&quot;:&quot;September 2002&quot;,&quot;URL&quot;:&quot;https://doi.org/10.1145/637610.544461&quot;,&quot;ISSN&quot;:&quot;0097-8418&quot;,&quot;container-title&quot;:&quot;ACM SIGCSE Bulletin&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page&quot;:&quot;156–160&quot;,&quot;title&quot;:&quot;Reducing abstraction level when learning computability theory concepts&quot;,&quot;issue&quot;:&quot;3&quot;,&quot;issued&quot;:{&quot;date-parts&quot;:[[&quot;2002&quot;,6,24]]},&quot;id&quot;:&quot;hazzan_reducing_2002&quot;,&quot;volume&quot;:&quot;34&quot;,&quot;accessed&quot;:{&quot;date-parts&quot;:[[&quot;2023&quot;,3,14]]},&quot;type&quot;:&quot;article-journal&quot;,&quot;citation-key&quot;:&quot;hazzan_reducing_2002&quot;,&quot;author&quot;:[{&quot;family&quot;:&quot;Hazzan&quot;,&quot;given&quot;:&quot;Orit&quot;}],&quot;container-title-short&quot;:&quot;SIGCSE Bull.&quot;,&quot;DOI&quot;:&quot;10.1145/637610.544461&quot;},&quot;id&quot;:3699}]} RNDcfaotlkuim"/>. Papert and Turkle’s <text:reference-mark-start text:name="ZOTERO_ITEM CSL_CITATION {&quot;properties&quot;:{&quot;noteIndex&quot;:0,&quot;formattedCitation&quot;:&quot;[-@papert_epistemological_1990]&quot;},&quot;schema&quot;:&quot;https://github.com/citation-style-language/schema/raw/master/csl-citation.json&quot;,&quot;citationID&quot;:&quot;ygnfjpvw&quot;,&quot;citationItems&quot;:[{&quot;suppress-author&quot;:true,&quot;uris&quot;:[&quot;http://zotero.org/users/1913249/items/PN46846P&quot;],&quot;suffix&quot;:&quot;&quot;,&quot;prefix&quot;:&quot;&quot;,&quot;uri&quot;:[&quot;http://zotero.org/users/1913249/items/PN46846P&quot;],&quot;itemData&quot;:{&quot;title&quot;:&quot;Epistemological Pluralism and the Revaluation of the Concrete&quot;,&quot;issue&quot;:&quot;1&quot;,&quot;issued&quot;:{&quot;date-parts&quot;:[[&quot;1990&quot;]]},&quot;id&quot;:&quot;papert_epistemological_1990&quot;,&quot;volume&quot;:&quot;16&quot;,&quot;URL&quot;:&quot;http://www.papert.org/articles/EpistemologicalPluralism.html&quot;,&quot;container-title&quot;:&quot;Signs&quot;,&quot;citation-key&quot;:&quot;papert_epistemological_1990&quot;,&quot;type&quot;:&quot;article-journal&quot;,&quot;accessed&quot;:{&quot;date-parts&quot;:[[&quot;2017&quot;,11,1]]},&quot;author&quot;:[{&quot;family&quot;:&quot;Papert&quot;,&quot;given&quot;:&quot;Seymour&quot;},{&quot;family&quot;:&quot;Turkle&quot;,&quot;given&quot;:&quot;Sherry&quot;}]},&quot;id&quot;:2017}]} RNDeigdxxtmez"/>&lt;Do Zotero Refresh: [-@papert_epistemological_1990]&gt;<text:reference-mark-end text:name="ZOTERO_ITEM CSL_CITATION {&quot;properties&quot;:{&quot;noteIndex&quot;:0,&quot;formattedCitation&quot;:&quot;[-@papert_epistemological_1990]&quot;},&quot;schema&quot;:&quot;https://github.com/citation-style-language/schema/raw/master/csl-citation.json&quot;,&quot;citationID&quot;:&quot;ygnfjpvw&quot;,&quot;citationItems&quot;:[{&quot;suppress-author&quot;:true,&quot;uris&quot;:[&quot;http://zotero.org/users/1913249/items/PN46846P&quot;],&quot;suffix&quot;:&quot;&quot;,&quot;prefix&quot;:&quot;&quot;,&quot;uri&quot;:[&quot;http://zotero.org/users/1913249/items/PN46846P&quot;],&quot;itemData&quot;:{&quot;title&quot;:&quot;Epistemological Pluralism and the Revaluation of the Concrete&quot;,&quot;issue&quot;:&quot;1&quot;,&quot;issued&quot;:{&quot;date-parts&quot;:[[&quot;1990&quot;]]},&quot;id&quot;:&quot;papert_epistemological_1990&quot;,&quot;volume&quot;:&quot;16&quot;,&quot;URL&quot;:&quot;http://www.papert.org/articles/EpistemologicalPluralism.html&quot;,&quot;container-title&quot;:&quot;Signs&quot;,&quot;citation-key&quot;:&quot;papert_epistemological_1990&quot;,&quot;type&quot;:&quot;article-journal&quot;,&quot;accessed&quot;:{&quot;date-parts&quot;:[[&quot;2017&quot;,11,1]]},&quot;author&quot;:[{&quot;family&quot;:&quot;Papert&quot;,&quot;given&quot;:&quot;Seymour&quot;},{&quot;family&quot;:&quot;Turkle&quot;,&quot;given&quot;:&quot;Sherry&quot;}]},&quot;id&quot;:2017}]} RNDeigdxxtmez"/>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properties&quot;:{&quot;noteIndex&quot;:0,&quot;formattedCitation&quot;:&quot;[-@wilensky1991abstract]&quot;},&quot;schema&quot;:&quot;https://github.com/citation-style-language/schema/raw/master/csl-citation.json&quot;,&quot;citationID&quot;:&quot;bhtdmtsg&quot;,&quot;citationItems&quot;:[{&quot;suppress-author&quot;:true,&quot;uris&quot;:[&quot;http://zotero.org/users/1913249/items/U3NMBFHL&quot;],&quot;suffix&quot;:&quot;&quot;,&quot;prefix&quot;:&quot;&quot;,&quot;uri&quot;:[&quot;http://zotero.org/users/1913249/items/U3NMBFHL&quot;],&quot;itemData&quot;:{&quot;title&quot;:&quot;Abstract meditations on the concrete and concrete implications for mathematics education&quot;,&quot;publisher&quot;:&quot;Epistemology and Learning Group, MIT Media Laboratory Cambridge, MA&quot;,&quot;issued&quot;:{&quot;date-parts&quot;:[[&quot;1991&quot;]]},&quot;citation-key&quot;:&quot;wilensky1991abstract&quot;,&quot;type&quot;:&quot;book&quot;,&quot;author&quot;:[{&quot;family&quot;:&quot;Wilensky&quot;,&quot;given&quot;:&quot;Uri&quot;}],&quot;id&quot;:&quot;wilensky1991abstract&quot;},&quot;id&quot;:3687}]} RNDfcanoztbec"/>&lt;Do Zotero Refresh: [-@wilensky1991abstract]&gt;<text:reference-mark-end text:name="ZOTERO_ITEM CSL_CITATION {&quot;properties&quot;:{&quot;noteIndex&quot;:0,&quot;formattedCitation&quot;:&quot;[-@wilensky1991abstract]&quot;},&quot;schema&quot;:&quot;https://github.com/citation-style-language/schema/raw/master/csl-citation.json&quot;,&quot;citationID&quot;:&quot;bhtdmtsg&quot;,&quot;citationItems&quot;:[{&quot;suppress-author&quot;:true,&quot;uris&quot;:[&quot;http://zotero.org/users/1913249/items/U3NMBFHL&quot;],&quot;suffix&quot;:&quot;&quot;,&quot;prefix&quot;:&quot;&quot;,&quot;uri&quot;:[&quot;http://zotero.org/users/1913249/items/U3NMBFHL&quot;],&quot;itemData&quot;:{&quot;title&quot;:&quot;Abstract meditations on the concrete and concrete implications for mathematics education&quot;,&quot;publisher&quot;:&quot;Epistemology and Learning Group, MIT Media Laboratory Cambridge, MA&quot;,&quot;issued&quot;:{&quot;date-parts&quot;:[[&quot;1991&quot;]]},&quot;citation-key&quot;:&quot;wilensky1991abstract&quot;,&quot;type&quot;:&quot;book&quot;,&quot;author&quot;:[{&quot;family&quot;:&quot;Wilensky&quot;,&quot;given&quot;:&quot;Uri&quot;}],&quot;id&quot;:&quot;wilensky1991abstract&quot;},&quot;id&quot;:3687}]} RNDfcanoztbec"/> questions the nature of abstract in this context arguing that all objects and concepts are abstract until familiarity makes them more concrete to the user.</text:p>
      <text:p text:style-name="Text_20_body">Tedre and Denning’s <text:reference-mark-start text:name="ZOTERO_ITEM CSL_CITATION {&quot;properties&quot;:{&quot;noteIndex&quot;:0,&quot;formattedCitation&quot;:&quot;[-@tedre_long_2016]&quot;},&quot;schema&quot;:&quot;https://github.com/citation-style-language/schema/raw/master/csl-citation.json&quot;,&quot;citationID&quot;:&quot;rzzvifzf&quot;,&quot;citationItems&quot;:[{&quot;suppress-author&quot;:true,&quot;uris&quot;:[&quot;http://zotero.org/users/1913249/items/D6IF6PH5&quot;],&quot;suffix&quot;:&quot;&quot;,&quot;prefix&quot;:&quot;&quot;,&quot;uri&quot;:[&quot;http://zotero.org/users/1913249/items/D6IF6PH5&quot;],&quot;itemData&quot;:{&quot;source&quot;:&quot;DOI.org (Crossref)&quot;,&quot;URL&quot;:&quot;https://dl.acm.org/doi/10.1145/2999541.2999542&quot;,&quot;ISBN&quot;:&quot;978-1-4503-4770-9&quot;,&quot;DOI&quot;:&quot;10.1145/2999541.2999542&quot;,&quot;author&quot;:[{&quot;family&quot;:&quot;Tedre&quot;,&quot;given&quot;:&quot;Matti&quot;},{&quot;family&quot;:&quot;Denning&quot;,&quot;given&quot;:&quot;Peter J.&quot;}],&quot;page&quot;:&quot;120-129&quot;,&quot;accessed&quot;:{&quot;date-parts&quot;:[[&quot;2021&quot;,2,22]]},&quot;event-place&quot;:&quot;Koli Finland&quot;,&quot;event-title&quot;:&quot;Koli Calling 2016: 16th Koli Calling International Conference on Computing Education Research&quot;,&quot;issued&quot;:{&quot;date-parts&quot;:[[&quot;2016&quot;,11,24]]},&quot;publisher-place&quot;:&quot;Koli Finland&quot;,&quot;id&quot;:&quot;tedre_long_2016&quot;,&quot;publisher&quot;:&quot;ACM&quot;,&quot;type&quot;:&quot;paper-conference&quot;,&quot;title&quot;:&quot;The long quest for computational thinking&quot;,&quot;citation-key&quot;:&quot;tedre_long_2016&quot;,&quot;language&quot;:&quot;en&quot;,&quot;container-title&quot;:&quot;Proceedings of the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83}]} RNDdsrhstolwb"/>&lt;Do Zotero Refresh: [-@tedre_long_2016]&gt;<text:reference-mark-end text:name="ZOTERO_ITEM CSL_CITATION {&quot;properties&quot;:{&quot;noteIndex&quot;:0,&quot;formattedCitation&quot;:&quot;[-@tedre_long_2016]&quot;},&quot;schema&quot;:&quot;https://github.com/citation-style-language/schema/raw/master/csl-citation.json&quot;,&quot;citationID&quot;:&quot;rzzvifzf&quot;,&quot;citationItems&quot;:[{&quot;suppress-author&quot;:true,&quot;uris&quot;:[&quot;http://zotero.org/users/1913249/items/D6IF6PH5&quot;],&quot;suffix&quot;:&quot;&quot;,&quot;prefix&quot;:&quot;&quot;,&quot;uri&quot;:[&quot;http://zotero.org/users/1913249/items/D6IF6PH5&quot;],&quot;itemData&quot;:{&quot;source&quot;:&quot;DOI.org (Crossref)&quot;,&quot;URL&quot;:&quot;https://dl.acm.org/doi/10.1145/2999541.2999542&quot;,&quot;ISBN&quot;:&quot;978-1-4503-4770-9&quot;,&quot;DOI&quot;:&quot;10.1145/2999541.2999542&quot;,&quot;author&quot;:[{&quot;family&quot;:&quot;Tedre&quot;,&quot;given&quot;:&quot;Matti&quot;},{&quot;family&quot;:&quot;Denning&quot;,&quot;given&quot;:&quot;Peter J.&quot;}],&quot;page&quot;:&quot;120-129&quot;,&quot;accessed&quot;:{&quot;date-parts&quot;:[[&quot;2021&quot;,2,22]]},&quot;event-place&quot;:&quot;Koli Finland&quot;,&quot;event-title&quot;:&quot;Koli Calling 2016: 16th Koli Calling International Conference on Computing Education Research&quot;,&quot;issued&quot;:{&quot;date-parts&quot;:[[&quot;2016&quot;,11,24]]},&quot;publisher-place&quot;:&quot;Koli Finland&quot;,&quot;id&quot;:&quot;tedre_long_2016&quot;,&quot;publisher&quot;:&quot;ACM&quot;,&quot;type&quot;:&quot;paper-conference&quot;,&quot;title&quot;:&quot;The long quest for computational thinking&quot;,&quot;citation-key&quot;:&quot;tedre_long_2016&quot;,&quot;language&quot;:&quot;en&quot;,&quot;container-title&quot;:&quot;Proceedings of the 16th Koli Calling International Conference on Computing Education Research&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83}]} RNDdsrhstolwb"/> review of CT cautions against a too narrow definition of CT that highlights formal abstractions as represented by Wing’s take on CT <text:reference-mark-start text:name="ZOTERO_ITEM CSL_CITATION {&quot;properties&quot;:{&quot;noteIndex&quot;:0,&quot;formattedCitation&quot;:&quot;[-@wing_computational_2008]&quot;},&quot;schema&quot;:&quot;https://github.com/citation-style-language/schema/raw/master/csl-citation.json&quot;,&quot;citationID&quot;:&quot;foikrjxf&quot;,&quot;citationItems&quot;:[{&quot;suppress-author&quot;:true,&quot;uris&quot;:[&quot;http://zotero.org/users/1913249/items/CQ6F79QS&quot;],&quot;suffix&quot;:&quot;&quot;,&quot;prefix&quot;:&quot;&quot;,&quot;uri&quot;:[&quot;http://zotero.org/users/1913249/items/CQ6F79QS&quot;],&quot;itemData&quot;:{&quot;accessed&quot;:{&quot;date-parts&quot;:[[&quot;2016&quot;,8,8]]},&quot;issue&quot;:&quot;1881&quot;,&quot;volume&quot;:&quot;366&quot;,&quot;issued&quot;:{&quot;date-parts&quot;:[[&quot;2008&quot;,10,28]]},&quot;URL&quot;:&quot;http://rsta.royalsocietypublishing.org/cgi/doi/10.1098/rsta.2008.0118&quot;,&quot;type&quot;:&quot;article-journal&quot;,&quot;ISSN&quot;:&quot;1364-503X, 1471-2962&quot;,&quot;id&quot;:&quot;wing_computational_2008&quot;,&quot;title&quot;:&quot;Computational thinking and thinking about computing&quot;,&quot;source&quot;:&quot;CrossRef&quot;,&quot;language&quot;:&quot;en&quot;,&quot;DOI&quot;:&quot;10.1098/rsta.2008.0118&quot;,&quot;author&quot;:[{&quot;family&quot;:&quot;Wing&quot;,&quot;given&quot;:&quot;J. M&quot;}],&quot;container-title&quot;:&quot;Philosophical Transactions of the Royal Society A: Mathematical, Physical and Engineering Sciences&quot;,&quot;citation-key&quot;:&quot;wing_computational_2008&quot;,&quot;page&quot;:&quot;3717-3725&quot;},&quot;id&quot;:1293}]} RNDiqhmtymtuv"/>&lt;Do Zotero Refresh: [-@wing_computational_2008]&gt;<text:reference-mark-end text:name="ZOTERO_ITEM CSL_CITATION {&quot;properties&quot;:{&quot;noteIndex&quot;:0,&quot;formattedCitation&quot;:&quot;[-@wing_computational_2008]&quot;},&quot;schema&quot;:&quot;https://github.com/citation-style-language/schema/raw/master/csl-citation.json&quot;,&quot;citationID&quot;:&quot;foikrjxf&quot;,&quot;citationItems&quot;:[{&quot;suppress-author&quot;:true,&quot;uris&quot;:[&quot;http://zotero.org/users/1913249/items/CQ6F79QS&quot;],&quot;suffix&quot;:&quot;&quot;,&quot;prefix&quot;:&quot;&quot;,&quot;uri&quot;:[&quot;http://zotero.org/users/1913249/items/CQ6F79QS&quot;],&quot;itemData&quot;:{&quot;accessed&quot;:{&quot;date-parts&quot;:[[&quot;2016&quot;,8,8]]},&quot;issue&quot;:&quot;1881&quot;,&quot;volume&quot;:&quot;366&quot;,&quot;issued&quot;:{&quot;date-parts&quot;:[[&quot;2008&quot;,10,28]]},&quot;URL&quot;:&quot;http://rsta.royalsocietypublishing.org/cgi/doi/10.1098/rsta.2008.0118&quot;,&quot;type&quot;:&quot;article-journal&quot;,&quot;ISSN&quot;:&quot;1364-503X, 1471-2962&quot;,&quot;id&quot;:&quot;wing_computational_2008&quot;,&quot;title&quot;:&quot;Computational thinking and thinking about computing&quot;,&quot;source&quot;:&quot;CrossRef&quot;,&quot;language&quot;:&quot;en&quot;,&quot;DOI&quot;:&quot;10.1098/rsta.2008.0118&quot;,&quot;author&quot;:[{&quot;family&quot;:&quot;Wing&quot;,&quot;given&quot;:&quot;J. M&quot;}],&quot;container-title&quot;:&quot;Philosophical Transactions of the Royal Society A: Mathematical, Physical and Engineering Sciences&quot;,&quot;citation-key&quot;:&quot;wing_computational_2008&quot;,&quot;page&quot;:&quot;3717-3725&quot;},&quot;id&quot;:1293}]} RNDiqhmtymtuv"/>. This is not to argue that Wing’s approach to CT is without technical merit <text:reference-mark-start text:name="ZOTERO_ITEM CSL_CITATION {&quot;properties&quot;:{&quot;noteIndex&quot;:0,&quot;formattedCitation&quot;:&quot;[@lodi_computational_2021]&quot;},&quot;schema&quot;:&quot;https://github.com/citation-style-language/schema/raw/master/csl-citation.json&quot;,&quot;citationID&quot;:&quot;ztacmsje&quot;,&quot;citationItems&quot;:[{&quot;uris&quot;:[&quot;http://zotero.org/users/1913249/items/SZW59GAB&quot;],&quot;suffix&quot;:&quot;&quot;,&quot;prefix&quot;:&quot;&quot;,&quot;uri&quot;:[&quot;http://zotero.org/users/1913249/items/SZW59GAB&quot;],&quot;itemData&quot;:{&quot;source&quot;:&quot;Springer Link&quot;,&quot;URL&quot;:&quot;https://doi.org/10.1007/s11191-021-00202-5&quot;,&quot;ISSN&quot;:&quot;1573-1901&quot;,&quot;language&quot;:&quot;en&quot;,&quot;container-title&quot;:&quot;Science &amp; Educatio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page&quot;:&quot;883-908&quot;,&quot;title&quot;:&quot;Computational Thinking, Between Papert and Wing&quot;,&quot;issue&quot;:&quot;4&quot;,&quot;issued&quot;:{&quot;date-parts&quot;:[[&quot;2021&quot;,8,1]]},&quot;id&quot;:&quot;lodi_computational_2021&quot;,&quot;volume&quot;:&quot;30&quot;,&quot;accessed&quot;:{&quot;date-parts&quot;:[[&quot;2023&quot;,3,14]]},&quot;type&quot;:&quot;article-journal&quot;,&quot;citation-key&quot;:&quot;lodi_computational_2021&quot;,&quot;author&quot;:[{&quot;family&quot;:&quot;Lodi&quot;,&quot;given&quot;:&quot;Michael&quot;},{&quot;family&quot;:&quot;Martini&quot;,&quot;given&quot;:&quot;Simone&quot;}],&quot;container-title-short&quot;:&quot;Sci &amp; Educ&quot;,&quot;DOI&quot;:&quot;10.1007/s11191-021-00202-5&quot;},&quot;id&quot;:3696}]} RNDlypiauxieo"/>&lt;Do Zotero Refresh: [@lodi_computational_2021]&gt;<text:reference-mark-end text:name="ZOTERO_ITEM CSL_CITATION {&quot;properties&quot;:{&quot;noteIndex&quot;:0,&quot;formattedCitation&quot;:&quot;[@lodi_computational_2021]&quot;},&quot;schema&quot;:&quot;https://github.com/citation-style-language/schema/raw/master/csl-citation.json&quot;,&quot;citationID&quot;:&quot;ztacmsje&quot;,&quot;citationItems&quot;:[{&quot;uris&quot;:[&quot;http://zotero.org/users/1913249/items/SZW59GAB&quot;],&quot;suffix&quot;:&quot;&quot;,&quot;prefix&quot;:&quot;&quot;,&quot;uri&quot;:[&quot;http://zotero.org/users/1913249/items/SZW59GAB&quot;],&quot;itemData&quot;:{&quot;source&quot;:&quot;Springer Link&quot;,&quot;URL&quot;:&quot;https://doi.org/10.1007/s11191-021-00202-5&quot;,&quot;ISSN&quot;:&quot;1573-1901&quot;,&quot;language&quot;:&quot;en&quot;,&quot;container-title&quot;:&quot;Science &amp; Education&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page&quot;:&quot;883-908&quot;,&quot;title&quot;:&quot;Computational Thinking, Between Papert and Wing&quot;,&quot;issue&quot;:&quot;4&quot;,&quot;issued&quot;:{&quot;date-parts&quot;:[[&quot;2021&quot;,8,1]]},&quot;id&quot;:&quot;lodi_computational_2021&quot;,&quot;volume&quot;:&quot;30&quot;,&quot;accessed&quot;:{&quot;date-parts&quot;:[[&quot;2023&quot;,3,14]]},&quot;type&quot;:&quot;article-journal&quot;,&quot;citation-key&quot;:&quot;lodi_computational_2021&quot;,&quot;author&quot;:[{&quot;family&quot;:&quot;Lodi&quot;,&quot;given&quot;:&quot;Michael&quot;},{&quot;family&quot;:&quot;Martini&quot;,&quot;given&quot;:&quot;Simone&quot;}],&quot;container-title-short&quot;:&quot;Sci &amp; Educ&quot;,&quot;DOI&quot;:&quot;10.1007/s11191-021-00202-5&quot;},&quot;id&quot;:3696}]} RNDlypiauxieo"/>,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properties&quot;:{&quot;noteIndex&quot;:0,&quot;formattedCitation&quot;:&quot;[@resnick_coding_2020]&quot;},&quot;schema&quot;:&quot;https://github.com/citation-style-language/schema/raw/master/csl-citation.json&quot;,&quot;citationID&quot;:&quot;rcuzsbmm&quot;,&quot;citationItems&quot;:[{&quot;uris&quot;:[&quot;http://zotero.org/users/1913249/items/VYS48CXK&quot;],&quot;suffix&quot;:&quot;&quot;,&quot;prefix&quot;:&quot;&quot;,&quot;uri&quot;:[&quot;http://zotero.org/users/1913249/items/VYS48CXK&quot;],&quot;itemData&quot;:{&quot;source&quot;:&quot;DOI.org (Crossref)&quot;,&quot;URL&quot;:&quot;https://dl.acm.org/doi/10.1145/3375546&quot;,&quot;ISSN&quot;:&quot;0001-0782, 1557-7317&quot;,&quot;language&quot;:&quot;en&quot;,&quot;container-title&quot;:&quot;Communications of the ACM&quot;,&quot;abstract&quot;:&quot;While millions of students worldwide have enjoyed coding experiences over the last decade, the next challenge is spreading educational values and approaches.&quot;,&quot;page&quot;:&quot;120-127&quot;,&quot;title&quot;:&quot;Coding at a crossroads&quot;,&quot;issue&quot;:&quot;11&quot;,&quot;issued&quot;:{&quot;date-parts&quot;:[[&quot;2020&quot;,10,22]]},&quot;id&quot;:&quot;resnick_coding_2020&quot;,&quot;volume&quot;:&quot;63&quot;,&quot;accessed&quot;:{&quot;date-parts&quot;:[[&quot;2021&quot;,12,21]]},&quot;type&quot;:&quot;article-journal&quot;,&quot;citation-key&quot;:&quot;resnick_coding_2020&quot;,&quot;author&quot;:[{&quot;family&quot;:&quot;Resnick&quot;,&quot;given&quot;:&quot;Mitchel&quot;},{&quot;family&quot;:&quot;Rusk&quot;,&quot;given&quot;:&quot;Natalie&quot;}],&quot;container-title-short&quot;:&quot;Commun. ACM&quot;,&quot;DOI&quot;:&quot;10.1145/3375546&quot;},&quot;id&quot;:3}]} RNDazfuuenvgz"/>&lt;Do Zotero Refresh: [@resnick_coding_2020]&gt;<text:reference-mark-end text:name="ZOTERO_ITEM CSL_CITATION {&quot;properties&quot;:{&quot;noteIndex&quot;:0,&quot;formattedCitation&quot;:&quot;[@resnick_coding_2020]&quot;},&quot;schema&quot;:&quot;https://github.com/citation-style-language/schema/raw/master/csl-citation.json&quot;,&quot;citationID&quot;:&quot;rcuzsbmm&quot;,&quot;citationItems&quot;:[{&quot;uris&quot;:[&quot;http://zotero.org/users/1913249/items/VYS48CXK&quot;],&quot;suffix&quot;:&quot;&quot;,&quot;prefix&quot;:&quot;&quot;,&quot;uri&quot;:[&quot;http://zotero.org/users/1913249/items/VYS48CXK&quot;],&quot;itemData&quot;:{&quot;source&quot;:&quot;DOI.org (Crossref)&quot;,&quot;URL&quot;:&quot;https://dl.acm.org/doi/10.1145/3375546&quot;,&quot;ISSN&quot;:&quot;0001-0782, 1557-7317&quot;,&quot;language&quot;:&quot;en&quot;,&quot;container-title&quot;:&quot;Communications of the ACM&quot;,&quot;abstract&quot;:&quot;While millions of students worldwide have enjoyed coding experiences over the last decade, the next challenge is spreading educational values and approaches.&quot;,&quot;page&quot;:&quot;120-127&quot;,&quot;title&quot;:&quot;Coding at a crossroads&quot;,&quot;issue&quot;:&quot;11&quot;,&quot;issued&quot;:{&quot;date-parts&quot;:[[&quot;2020&quot;,10,22]]},&quot;id&quot;:&quot;resnick_coding_2020&quot;,&quot;volume&quot;:&quot;63&quot;,&quot;accessed&quot;:{&quot;date-parts&quot;:[[&quot;2021&quot;,12,21]]},&quot;type&quot;:&quot;article-journal&quot;,&quot;citation-key&quot;:&quot;resnick_coding_2020&quot;,&quot;author&quot;:[{&quot;family&quot;:&quot;Resnick&quot;,&quot;given&quot;:&quot;Mitchel&quot;},{&quot;family&quot;:&quot;Rusk&quot;,&quot;given&quot;:&quot;Natalie&quot;}],&quot;container-title-short&quot;:&quot;Commun. ACM&quot;,&quot;DOI&quot;:&quot;10.1145/3375546&quot;},&quot;id&quot;:3}]} RNDazfuuenvgz"/>.</text:p>
      <text:p text:style-name="Text_20_body">In teaching computing pedagogy the concept of levels of abstraction can be taught to students to help them understand the level of abstraction that they are working at <text:reference-mark-start text:name="ZOTERO_ITEM CSL_CITATION {&quot;properties&quot;:{&quot;noteIndex&quot;:0,&quot;formattedCitation&quot;:&quot;[@statter_teaching_2016; @waite_abstraction_2016; @waite_abstraction_2018-1]&quot;},&quot;schema&quot;:&quot;https://github.com/citation-style-language/schema/raw/master/csl-citation.json&quot;,&quot;citationID&quot;:&quot;nqdzptip&quot;,&quot;citationItems&quot;:[{&quot;uris&quot;:[&quot;http://zotero.org/users/1913249/items/94B8KBTT&quot;],&quot;suffix&quot;:&quot;&quot;,&quot;prefix&quot;:&quot;&quot;,&quot;uri&quot;:[&quot;http://zotero.org/users/1913249/items/94B8KBTT&quot;],&quot;itemData&quot;:{&quot;source&quot;:&quot;DOI.org (Crossref)&quot;,&quot;URL&quot;:&quot;http://dl.acm.org/citation.cfm?doid=2978249.2978261&quot;,&quot;ISBN&quot;:&quot;978-1-4503-4223-0&quot;,&quot;DOI&quot;:&quot;10.1145/2978249.2978261&quot;,&quot;author&quot;:[{&quot;family&quot;:&quot;Statter&quot;,&quot;given&quot;:&quot;David&quot;},{&quot;family&quot;:&quot;Armoni&quot;,&quot;given&quot;:&quot;Michal&quot;}],&quot;page&quot;:&quot;80-83&quot;,&quot;accessed&quot;:{&quot;date-parts&quot;:[[&quot;2020&quot;,11,12]]},&quot;event-place&quot;:&quot;M&amp;#252;nster, Germany&quot;,&quot;event-title&quot;:&quot;the 11th Workshop in Primary and Secondary Computing Education&quot;,&quot;issued&quot;:{&quot;date-parts&quot;:[[&quot;2016&quot;]]},&quot;publisher-place&quot;:&quot;M&amp;#252;nster, Germany&quot;,&quot;id&quot;:&quot;statter_teaching_2016&quot;,&quot;publisher&quot;:&quot;ACM Press&quot;,&quot;type&quot;:&quot;paper-conference&quot;,&quot;title&quot;:&quot;Teaching Abstract Thinking in Introduction to Computer Science for 7th Graders&quot;,&quot;citation-key&quot;:&quot;statter_teaching_2016&quot;,&quot;language&quot;:&quot;en&quot;,&quot;container-title&quot;:&quot;Proceedings of the 11th Workshop in Primary and Secondary Computing Education on ZZZ - WiPSCE '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3583},{&quot;uris&quot;:[&quot;http://zotero.org/users/1913249/items/39JH9QJG&quot;],&quot;suffix&quot;:&quot;&quot;,&quot;prefix&quot;:&quot;&quot;,&quot;uri&quot;:[&quot;http://zotero.org/users/1913249/items/39JH9QJG&quot;],&quot;itemData&quot;:{&quot;source&quot;:&quot;DOI.org (Crossref)&quot;,&quot;URL&quot;:&quot;http://dl.acm.org/citation.cfm?doid=2978249.2978272&quot;,&quot;ISBN&quot;:&quot;978-1-4503-4223-0&quot;,&quot;DOI&quot;:&quot;10.1145/2978249.2978272&quot;,&quot;author&quot;:[{&quot;family&quot;:&quot;Waite&quot;,&quot;given&quot;:&quot;Jane&quot;},{&quot;family&quot;:&quot;Curzon&quot;,&quot;given&quot;:&quot;Paul&quot;},{&quot;family&quot;:&quot;Marsh&quot;,&quot;given&quot;:&quot;William&quot;},{&quot;family&quot;:&quot;Sentance&quot;,&quot;given&quot;:&quot;Sue&quot;}],&quot;page&quot;:&quot;112-113&quot;,&quot;accessed&quot;:{&quot;date-parts&quot;:[[&quot;2020&quot;,11,12]]},&quot;event-place&quot;:&quot;M&amp;#252;nster, Germany&quot;,&quot;event-title&quot;:&quot;the 11th Workshop in Primary and Secondary Computing Education&quot;,&quot;issued&quot;:{&quot;date-parts&quot;:[[&quot;2016&quot;]]},&quot;publisher-place&quot;:&quot;M&amp;#252;nster, Germany&quot;,&quot;id&quot;:&quot;waite_abstraction_2016&quot;,&quot;publisher&quot;:&quot;ACM Press&quot;,&quot;type&quot;:&quot;paper-conference&quot;,&quot;title&quot;:&quot;Abstraction and common classroom activities&quot;,&quot;citation-key&quot;:&quot;waite_abstraction_2016&quot;,&quot;language&quot;:&quot;en&quot;,&quot;container-title&quot;:&quot;Proceedings of the 11th Workshop in Primary and Secondary Computing Education on ZZZ - WiPSCE '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3588},{&quot;uris&quot;:[&quot;http://zotero.org/users/1913249/items/8KSA6TV2&quot;],&quot;suffix&quot;:&quot;&quot;,&quot;prefix&quot;:&quot;&quot;,&quot;uri&quot;:[&quot;http://zotero.org/users/1913249/items/8KSA6TV2&quot;],&quot;itemData&quot;:{&quot;source&quot;:&quot;ijcses.org&quot;,&quot;URL&quot;:&quot;https://ijcses.org/index.php/ijcses/article/view/23&quot;,&quot;license&quot;:&quot;Copyright (c) 2018 Jane Lisa Waite, Paul Curzon, William Marsh, Sue Sentance, Alex Hadwen-Bennett&quot;,&quot;number&quot;:&quot;1&quot;,&quot;language&quot;:&quot;en&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page&quot;:&quot;14-40&quot;,&quot;title&quot;:&quot;Abstraction in action: K-5 teachers' uses of levels of abstraction, particularly the design level, in teaching programming.&quot;,&quot;issue&quot;:&quot;1&quot;,&quot;issued&quot;:{&quot;date-parts&quot;:[[&quot;2018&quot;,1,31]]},&quot;id&quot;:&quot;waite_abstraction_2018-1&quot;,&quot;title-short&quot;:&quot;Abstraction in action&quot;,&quot;volume&quot;:&quot;2&quot;,&quot;type&quot;:&quot;article-journal&quot;,&quot;accessed&quot;:{&quot;date-parts&quot;:[[&quot;2020&quot;,10,17]]},&quot;citation-key&quot;:&quot;waite_abstraction_2018-1&quot;,&quot;ISSN&quot;:&quot;2513-8359&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id&quot;:3663}]} RNDnfxsuovooo"/>&lt;Do Zotero Refresh: [@statter_teaching_2016; @waite_abstraction_2016; @waite_abstraction_2018-1]&gt;<text:reference-mark-end text:name="ZOTERO_ITEM CSL_CITATION {&quot;properties&quot;:{&quot;noteIndex&quot;:0,&quot;formattedCitation&quot;:&quot;[@statter_teaching_2016; @waite_abstraction_2016; @waite_abstraction_2018-1]&quot;},&quot;schema&quot;:&quot;https://github.com/citation-style-language/schema/raw/master/csl-citation.json&quot;,&quot;citationID&quot;:&quot;nqdzptip&quot;,&quot;citationItems&quot;:[{&quot;uris&quot;:[&quot;http://zotero.org/users/1913249/items/94B8KBTT&quot;],&quot;suffix&quot;:&quot;&quot;,&quot;prefix&quot;:&quot;&quot;,&quot;uri&quot;:[&quot;http://zotero.org/users/1913249/items/94B8KBTT&quot;],&quot;itemData&quot;:{&quot;source&quot;:&quot;DOI.org (Crossref)&quot;,&quot;URL&quot;:&quot;http://dl.acm.org/citation.cfm?doid=2978249.2978261&quot;,&quot;ISBN&quot;:&quot;978-1-4503-4223-0&quot;,&quot;DOI&quot;:&quot;10.1145/2978249.2978261&quot;,&quot;author&quot;:[{&quot;family&quot;:&quot;Statter&quot;,&quot;given&quot;:&quot;David&quot;},{&quot;family&quot;:&quot;Armoni&quot;,&quot;given&quot;:&quot;Michal&quot;}],&quot;page&quot;:&quot;80-83&quot;,&quot;accessed&quot;:{&quot;date-parts&quot;:[[&quot;2020&quot;,11,12]]},&quot;event-place&quot;:&quot;M&amp;#252;nster, Germany&quot;,&quot;event-title&quot;:&quot;the 11th Workshop in Primary and Secondary Computing Education&quot;,&quot;issued&quot;:{&quot;date-parts&quot;:[[&quot;2016&quot;]]},&quot;publisher-place&quot;:&quot;M&amp;#252;nster, Germany&quot;,&quot;id&quot;:&quot;statter_teaching_2016&quot;,&quot;publisher&quot;:&quot;ACM Press&quot;,&quot;type&quot;:&quot;paper-conference&quot;,&quot;title&quot;:&quot;Teaching Abstract Thinking in Introduction to Computer Science for 7th Graders&quot;,&quot;citation-key&quot;:&quot;statter_teaching_2016&quot;,&quot;language&quot;:&quot;en&quot;,&quot;container-title&quot;:&quot;Proceedings of the 11th Workshop in Primary and Secondary Computing Education on ZZZ - WiPSCE '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3583},{&quot;uris&quot;:[&quot;http://zotero.org/users/1913249/items/39JH9QJG&quot;],&quot;suffix&quot;:&quot;&quot;,&quot;prefix&quot;:&quot;&quot;,&quot;uri&quot;:[&quot;http://zotero.org/users/1913249/items/39JH9QJG&quot;],&quot;itemData&quot;:{&quot;source&quot;:&quot;DOI.org (Crossref)&quot;,&quot;URL&quot;:&quot;http://dl.acm.org/citation.cfm?doid=2978249.2978272&quot;,&quot;ISBN&quot;:&quot;978-1-4503-4223-0&quot;,&quot;DOI&quot;:&quot;10.1145/2978249.2978272&quot;,&quot;author&quot;:[{&quot;family&quot;:&quot;Waite&quot;,&quot;given&quot;:&quot;Jane&quot;},{&quot;family&quot;:&quot;Curzon&quot;,&quot;given&quot;:&quot;Paul&quot;},{&quot;family&quot;:&quot;Marsh&quot;,&quot;given&quot;:&quot;William&quot;},{&quot;family&quot;:&quot;Sentance&quot;,&quot;given&quot;:&quot;Sue&quot;}],&quot;page&quot;:&quot;112-113&quot;,&quot;accessed&quot;:{&quot;date-parts&quot;:[[&quot;2020&quot;,11,12]]},&quot;event-place&quot;:&quot;M&amp;#252;nster, Germany&quot;,&quot;event-title&quot;:&quot;the 11th Workshop in Primary and Secondary Computing Education&quot;,&quot;issued&quot;:{&quot;date-parts&quot;:[[&quot;2016&quot;]]},&quot;publisher-place&quot;:&quot;M&amp;#252;nster, Germany&quot;,&quot;id&quot;:&quot;waite_abstraction_2016&quot;,&quot;publisher&quot;:&quot;ACM Press&quot;,&quot;type&quot;:&quot;paper-conference&quot;,&quot;title&quot;:&quot;Abstraction and common classroom activities&quot;,&quot;citation-key&quot;:&quot;waite_abstraction_2016&quot;,&quot;language&quot;:&quot;en&quot;,&quot;container-title&quot;:&quot;Proceedings of the 11th Workshop in Primary and Secondary Computing Education on ZZZ - WiPSCE '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3588},{&quot;uris&quot;:[&quot;http://zotero.org/users/1913249/items/8KSA6TV2&quot;],&quot;suffix&quot;:&quot;&quot;,&quot;prefix&quot;:&quot;&quot;,&quot;uri&quot;:[&quot;http://zotero.org/users/1913249/items/8KSA6TV2&quot;],&quot;itemData&quot;:{&quot;source&quot;:&quot;ijcses.org&quot;,&quot;URL&quot;:&quot;https://ijcses.org/index.php/ijcses/article/view/23&quot;,&quot;license&quot;:&quot;Copyright (c) 2018 Jane Lisa Waite, Paul Curzon, William Marsh, Sue Sentance, Alex Hadwen-Bennett&quot;,&quot;number&quot;:&quot;1&quot;,&quot;language&quot;:&quot;en&quot;,&quot;DOI&quot;:&quot;10.21585/ijcses.v2i1.23&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page&quot;:&quot;14-40&quot;,&quot;title&quot;:&quot;Abstraction in action: K-5 teachers' uses of levels of abstraction, particularly the design level, in teaching programming.&quot;,&quot;issue&quot;:&quot;1&quot;,&quot;issued&quot;:{&quot;date-parts&quot;:[[&quot;2018&quot;,1,31]]},&quot;id&quot;:&quot;waite_abstraction_2018-1&quot;,&quot;title-short&quot;:&quot;Abstraction in action&quot;,&quot;volume&quot;:&quot;2&quot;,&quot;type&quot;:&quot;article-journal&quot;,&quot;accessed&quot;:{&quot;date-parts&quot;:[[&quot;2020&quot;,10,17]]},&quot;citation-key&quot;:&quot;waite_abstraction_2018-1&quot;,&quot;ISSN&quot;:&quot;2513-8359&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quot;:&quot;International Journal of Computer Science Education in Schools&quot;},&quot;id&quot;:3663}]} RNDnfxsuovooo"/>.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noteIndex&quot;:0,&quot;formattedCitation&quot;:&quot;[@waite_abstraction_2018]&quot;},&quot;schema&quot;:&quot;https://github.com/citation-style-language/schema/raw/master/csl-citation.json&quot;,&quot;citationID&quot;:&quot;pbaqbfkv&quot;,&quot;citationItems&quot;:[{&quot;uris&quot;:[&quot;http://zotero.org/users/1913249/items/5QGUDFAX&quot;],&quot;suffix&quot;:&quot;&quot;,&quot;prefix&quot;:&quot;&quot;,&quot;uri&quot;:[&quot;http://zotero.org/users/1913249/items/5QGUDFAX&quot;],&quot;itemData&quot;:{&quot;source&quot;:&quot;DOI.org (Crossref)&quot;,&quot;URL&quot;:&quot;http://ijcses.org/index.php/ijcses/article/view/23&quot;,&quot;ISSN&quot;:&quot;2513-8359&quot;,&quot;language&quot;:&quot;en&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title&quot;:&quot;Abstraction in action: K-5 teachers' uses of levels of abstraction, particularly the design level, in teaching programming.&quot;,&quot;issue&quot;:&quot;1&quot;,&quot;issued&quot;:{&quot;date-parts&quot;:[[&quot;2018&quot;,1,31]]},&quot;id&quot;:&quot;waite_abstraction_2018&quot;,&quot;title-short&quot;:&quot;Abstraction in action&quot;,&quot;volume&quot;:&quot;2&quot;,&quot;type&quot;:&quot;article-journal&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DOI&quot;:&quot;10.21585/ijcses.v2i1.23&quot;},&quot;id&quot;:3132}]} RNDkyqqxehbew"/>&lt;Do Zotero Refresh: [@waite_abstraction_2018]&gt;<text:reference-mark-end text:name="ZOTERO_ITEM CSL_CITATION {&quot;properties&quot;:{&quot;noteIndex&quot;:0,&quot;formattedCitation&quot;:&quot;[@waite_abstraction_2018]&quot;},&quot;schema&quot;:&quot;https://github.com/citation-style-language/schema/raw/master/csl-citation.json&quot;,&quot;citationID&quot;:&quot;pbaqbfkv&quot;,&quot;citationItems&quot;:[{&quot;uris&quot;:[&quot;http://zotero.org/users/1913249/items/5QGUDFAX&quot;],&quot;suffix&quot;:&quot;&quot;,&quot;prefix&quot;:&quot;&quot;,&quot;uri&quot;:[&quot;http://zotero.org/users/1913249/items/5QGUDFAX&quot;],&quot;itemData&quot;:{&quot;source&quot;:&quot;DOI.org (Crossref)&quot;,&quot;URL&quot;:&quot;http://ijcses.org/index.php/ijcses/article/view/23&quot;,&quot;ISSN&quot;:&quot;2513-8359&quot;,&quot;language&quot;:&quot;en&quot;,&quot;container-title&quot;:&quot;International Journal of Computer Science Education in Schools&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page&quot;:&quot;14&quot;,&quot;title&quot;:&quot;Abstraction in action: K-5 teachers' uses of levels of abstraction, particularly the design level, in teaching programming.&quot;,&quot;issue&quot;:&quot;1&quot;,&quot;issued&quot;:{&quot;date-parts&quot;:[[&quot;2018&quot;,1,31]]},&quot;id&quot;:&quot;waite_abstraction_2018&quot;,&quot;title-short&quot;:&quot;Abstraction in action&quot;,&quot;volume&quot;:&quot;2&quot;,&quot;type&quot;:&quot;article-journal&quot;,&quot;accessed&quot;:{&quot;date-parts&quot;:[[&quot;2019&quot;,12,10]]},&quot;citation-key&quot;:&quot;waite_abstraction_2018&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container-title-short&quot;:&quot;IJCSES&quot;,&quot;DOI&quot;:&quot;10.21585/ijcses.v2i1.23&quot;},&quot;id&quot;:3132}]} RNDkyqqxehbew"/></text:p>
      <text:h text:style-name="Heading_20_2" text:outline-level="2"><text:bookmark-start text:name="to-perhaps-add-to-lit-review"/>To perhaps add to Lit REVIEW<text:bookmark-end text:name="to-perhaps-add-to-lit-review"/></text:h>
      <text:list text:style-name="L35">
        <text:list-item>
          <text:p text:style-name="P46">Hands on Education - what is it? Examples in STEM context<text:reference-mark-start text:name="ZOTERO_ITEM CSL_CITATION {&quot;properties&quot;:{&quot;noteIndex&quot;:0,&quot;formattedCitation&quot;:&quot;[@holstermann_hands-activities_2010]&quot;},&quot;schema&quot;:&quot;https://github.com/citation-style-language/schema/raw/master/csl-citation.json&quot;,&quot;citationID&quot;:&quot;umlisibm&quot;,&quot;citationItems&quot;:[{&quot;uris&quot;:[&quot;http://zotero.org/users/1913249/items/LAUUU8X9&quot;],&quot;suffix&quot;:&quot;&quot;,&quot;prefix&quot;:&quot;&quot;,&quot;uri&quot;:[&quot;http://zotero.org/users/1913249/items/LAUUU8X9&quot;],&quot;itemData&quot;:{&quot;source&quot;:&quot;Springer Link&quot;,&quot;URL&quot;:&quot;https://doi.org/10.1007/s11165-009-9142-0&quot;,&quot;ISSN&quot;:&quot;1573-1898&quot;,&quot;language&quot;:&quot;en&quot;,&quot;container-title&quot;:&quot;Research in Science Education&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page&quot;:&quot;743-757&quot;,&quot;title&quot;:&quot;Hands-on Activities and Their Influence on Students’ Interest&quot;,&quot;issue&quot;:&quot;5&quot;,&quot;issued&quot;:{&quot;date-parts&quot;:[[&quot;2010&quot;,11,1]]},&quot;id&quot;:&quot;holstermann_hands-activities_2010&quot;,&quot;volume&quot;:&quot;40&quot;,&quot;accessed&quot;:{&quot;date-parts&quot;:[[&quot;2023&quot;,11,20]]},&quot;type&quot;:&quot;article-journal&quot;,&quot;citation-key&quot;:&quot;holstermann_hands-activities_2010&quot;,&quot;author&quot;:[{&quot;family&quot;:&quot;Holstermann&quot;,&quot;given&quot;:&quot;Nina&quot;},{&quot;family&quot;:&quot;Grube&quot;,&quot;given&quot;:&quot;Dietmar&quot;},{&quot;family&quot;:&quot;Bögeholz&quot;,&quot;given&quot;:&quot;Susanne&quot;}],&quot;container-title-short&quot;:&quot;Res Sci Educ&quot;,&quot;DOI&quot;:&quot;10.1007/s11165-009-9142-0&quot;},&quot;id&quot;:9077}]} RNDxwamkqnkgp"/>&lt;Do Zotero Refresh: [@holstermann_hands-activities_2010]&gt;<text:reference-mark-end text:name="ZOTERO_ITEM CSL_CITATION {&quot;properties&quot;:{&quot;noteIndex&quot;:0,&quot;formattedCitation&quot;:&quot;[@holstermann_hands-activities_2010]&quot;},&quot;schema&quot;:&quot;https://github.com/citation-style-language/schema/raw/master/csl-citation.json&quot;,&quot;citationID&quot;:&quot;umlisibm&quot;,&quot;citationItems&quot;:[{&quot;uris&quot;:[&quot;http://zotero.org/users/1913249/items/LAUUU8X9&quot;],&quot;suffix&quot;:&quot;&quot;,&quot;prefix&quot;:&quot;&quot;,&quot;uri&quot;:[&quot;http://zotero.org/users/1913249/items/LAUUU8X9&quot;],&quot;itemData&quot;:{&quot;source&quot;:&quot;Springer Link&quot;,&quot;URL&quot;:&quot;https://doi.org/10.1007/s11165-009-9142-0&quot;,&quot;ISSN&quot;:&quot;1573-1898&quot;,&quot;language&quot;:&quot;en&quot;,&quot;container-title&quot;:&quot;Research in Science Education&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page&quot;:&quot;743-757&quot;,&quot;title&quot;:&quot;Hands-on Activities and Their Influence on Students’ Interest&quot;,&quot;issue&quot;:&quot;5&quot;,&quot;issued&quot;:{&quot;date-parts&quot;:[[&quot;2010&quot;,11,1]]},&quot;id&quot;:&quot;holstermann_hands-activities_2010&quot;,&quot;volume&quot;:&quot;40&quot;,&quot;accessed&quot;:{&quot;date-parts&quot;:[[&quot;2023&quot;,11,20]]},&quot;type&quot;:&quot;article-journal&quot;,&quot;citation-key&quot;:&quot;holstermann_hands-activities_2010&quot;,&quot;author&quot;:[{&quot;family&quot;:&quot;Holstermann&quot;,&quot;given&quot;:&quot;Nina&quot;},{&quot;family&quot;:&quot;Grube&quot;,&quot;given&quot;:&quot;Dietmar&quot;},{&quot;family&quot;:&quot;Bögeholz&quot;,&quot;given&quot;:&quot;Susanne&quot;}],&quot;container-title-short&quot;:&quot;Res Sci Educ&quot;,&quot;DOI&quot;:&quot;10.1007/s11165-009-9142-0&quot;},&quot;id&quot;:9077}]} RNDxwamkqnkgp"/>.</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1">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1">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list text:style-name="L36">
        <text:list-item>
          <text:p text:style-name="P47">girl’s low self-confidence in the area of computing compared to their ability <text:reference-mark-start text:name="ZOTERO_ITEM CSL_CITATION {&quot;properties&quot;:{&quot;noteIndex&quot;:0,&quot;formattedCitation&quot;:&quot;[@beyer_gender_2003; @margolis_unlocking_2002]&quot;},&quot;schema&quot;:&quot;https://github.com/citation-style-language/schema/raw/master/csl-citation.json&quot;,&quot;citationID&quot;:&quot;qrkapbrm&quot;,&quot;citationItems&quot;:[{&quot;uris&quot;:[&quot;http://zotero.org/users/1913249/items/4V4VNGBJ&quot;],&quot;suffix&quot;:&quot;&quot;,&quot;prefix&quot;:&quot;&quot;,&quot;uri&quot;:[&quot;http://zotero.org/users/1913249/items/4V4VNGBJ&quot;],&quot;itemData&quot;:{&quot;source&quot;:&quot;ACM Digital Library&quot;,&quot;URL&quot;:&quot;http://doi.acm.org/10.1145/611892.611930&quot;,&quot;collection-title&quot;:&quot;SIGCSE '03&quot;,&quot;ISBN&quot;:&quot;978-1-58113-648-7&quot;,&quot;DOI&quot;:&quot;10.1145/611892.611930&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page&quot;:&quot;49–53&quot;,&quot;title&quot;:&quot;Gender Differences in Computer Science Students&quot;,&quot;event-place&quot;:&quot;New York, NY, USA&quot;,&quot;issued&quot;:{&quot;date-parts&quot;:[[&quot;2003&quot;]]},&quot;publisher-place&quot;:&quot;New York, NY, USA&quot;,&quot;id&quot;:&quot;beyer_gender_2003&quot;,&quot;publisher&quot;:&quot;ACM&quot;,&quot;type&quot;:&quot;paper-conference&quot;,&quot;citation-key&quot;:&quot;beyer_gender_2003&quot;,&quot;accessed&quot;:{&quot;date-parts&quot;:[[&quot;2018&quot;,9,19]]},&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container-title&quot;:&quot;Proceedings of the 34th SIGCSE Technical Symposium on Computer Science Education&quot;},&quot;id&quot;:2691},{&quot;uris&quot;:[&quot;http://zotero.org/users/1913249/items/4YCD88M7&quot;],&quot;suffix&quot;:&quot;&quot;,&quot;prefix&quot;:&quot;&quot;,&quot;uri&quot;:[&quot;http://zotero.org/users/1913249/items/4YCD88M7&quot;],&quot;itemData&quot;:{&quot;title&quot;:&quot;Unlocking the clubhouse: women in computing&quot;,&quot;event-place&quot;:&quot;Cambridge, Mass&quot;,&quot;issued&quot;:{&quot;date-parts&quot;:[[&quot;2002&quot;]]},&quot;number-of-pages&quot;:&quot;172&quot;,&quot;publisher-place&quot;:&quot;Cambridge, Mass&quot;,&quot;type&quot;:&quot;book&quot;,&quot;id&quot;:&quot;margolis_unlocking_2002&quot;,&quot;title-short&quot;:&quot;Unlocking the clubhouse&quot;,&quot;publisher&quot;:&quot;MIT Press&quot;,&quot;ISBN&quot;:&quot;978-0-262-13398-2&quot;,&quot;call-number&quot;:&quot;QA76.25 .M35 2002&quot;,&quot;author&quot;:[{&quot;family&quot;:&quot;Margolis&quot;,&quot;given&quot;:&quot;Jane&quot;},{&quot;family&quot;:&quot;Fisher&quot;,&quot;given&quot;:&quot;Allan&quot;}],&quot;source&quot;:&quot;Library of Congress ISBN&quot;,&quot;language&quot;:&quot;en&quot;,&quot;citation-key&quot;:&quot;margolis_unlocking_2002&quot;},&quot;id&quot;:2699}]} RNDgzokvixhrp"/>&lt;Do Zotero Refresh: [@beyer_gender_2003; @margolis_unlocking_2002]&gt;<text:reference-mark-end text:name="ZOTERO_ITEM CSL_CITATION {&quot;properties&quot;:{&quot;noteIndex&quot;:0,&quot;formattedCitation&quot;:&quot;[@beyer_gender_2003; @margolis_unlocking_2002]&quot;},&quot;schema&quot;:&quot;https://github.com/citation-style-language/schema/raw/master/csl-citation.json&quot;,&quot;citationID&quot;:&quot;qrkapbrm&quot;,&quot;citationItems&quot;:[{&quot;uris&quot;:[&quot;http://zotero.org/users/1913249/items/4V4VNGBJ&quot;],&quot;suffix&quot;:&quot;&quot;,&quot;prefix&quot;:&quot;&quot;,&quot;uri&quot;:[&quot;http://zotero.org/users/1913249/items/4V4VNGBJ&quot;],&quot;itemData&quot;:{&quot;source&quot;:&quot;ACM Digital Library&quot;,&quot;URL&quot;:&quot;http://doi.acm.org/10.1145/611892.611930&quot;,&quot;collection-title&quot;:&quot;SIGCSE '03&quot;,&quot;ISBN&quot;:&quot;978-1-58113-648-7&quot;,&quot;DOI&quot;:&quot;10.1145/611892.611930&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page&quot;:&quot;49–53&quot;,&quot;title&quot;:&quot;Gender Differences in Computer Science Students&quot;,&quot;event-place&quot;:&quot;New York, NY, USA&quot;,&quot;issued&quot;:{&quot;date-parts&quot;:[[&quot;2003&quot;]]},&quot;publisher-place&quot;:&quot;New York, NY, USA&quot;,&quot;id&quot;:&quot;beyer_gender_2003&quot;,&quot;publisher&quot;:&quot;ACM&quot;,&quot;type&quot;:&quot;paper-conference&quot;,&quot;citation-key&quot;:&quot;beyer_gender_2003&quot;,&quot;accessed&quot;:{&quot;date-parts&quot;:[[&quot;2018&quot;,9,19]]},&quot;author&quot;:[{&quot;family&quot;:&quot;Beyer&quot;,&quot;given&quot;:&quot;Sylvia&quot;},{&quot;family&quot;:&quot;Rynes&quot;,&quot;given&quot;:&quot;Kristina&quot;},{&quot;family&quot;:&quot;Perrault&quot;,&quot;given&quot;:&quot;Julie&quot;},{&quot;family&quot;:&quot;Hay&quot;,&quot;given&quot;:&quot;Kelly&quot;},{&quot;family&quot;:&quot;Haller&quot;,&quot;given&quot;:&quot;Susan&quot;}],&quot;container-title&quot;:&quot;Proceedings of the 34th SIGCSE Technical Symposium on Computer Science Education&quot;},&quot;id&quot;:2691},{&quot;uris&quot;:[&quot;http://zotero.org/users/1913249/items/4YCD88M7&quot;],&quot;suffix&quot;:&quot;&quot;,&quot;prefix&quot;:&quot;&quot;,&quot;uri&quot;:[&quot;http://zotero.org/users/1913249/items/4YCD88M7&quot;],&quot;itemData&quot;:{&quot;title&quot;:&quot;Unlocking the clubhouse: women in computing&quot;,&quot;event-place&quot;:&quot;Cambridge, Mass&quot;,&quot;issued&quot;:{&quot;date-parts&quot;:[[&quot;2002&quot;]]},&quot;number-of-pages&quot;:&quot;172&quot;,&quot;publisher-place&quot;:&quot;Cambridge, Mass&quot;,&quot;type&quot;:&quot;book&quot;,&quot;id&quot;:&quot;margolis_unlocking_2002&quot;,&quot;title-short&quot;:&quot;Unlocking the clubhouse&quot;,&quot;publisher&quot;:&quot;MIT Press&quot;,&quot;ISBN&quot;:&quot;978-0-262-13398-2&quot;,&quot;call-number&quot;:&quot;QA76.25 .M35 2002&quot;,&quot;author&quot;:[{&quot;family&quot;:&quot;Margolis&quot;,&quot;given&quot;:&quot;Jane&quot;},{&quot;family&quot;:&quot;Fisher&quot;,&quot;given&quot;:&quot;Allan&quot;}],&quot;source&quot;:&quot;Library of Congress ISBN&quot;,&quot;language&quot;:&quot;en&quot;,&quot;citation-key&quot;:&quot;margolis_unlocking_2002&quot;},&quot;id&quot;:2699}]} RNDgzokvixhrp"/></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properties&quot;:{&quot;noteIndex&quot;:0,&quot;formattedCitation&quot;:&quot;[@robertson_making_2012; @robertson_influence_2013]&quot;},&quot;schema&quot;:&quot;https://github.com/citation-style-language/schema/raw/master/csl-citation.json&quot;,&quot;citationID&quot;:&quot;qscnpcaz&quot;,&quot;citationItems&quot;:[{&quot;uris&quot;:[&quot;http://zotero.org/users/1913249/items/34QR9L8P&quot;],&quot;suffix&quot;:&quot;&quot;,&quot;prefix&quot;:&quot;&quot;,&quot;uri&quot;:[&quot;http://zotero.org/users/1913249/items/34QR9L8P&quot;],&quot;itemData&quot;:{&quot;source&quot;:&quot;Crossref&quot;,&quot;URL&quot;:&quot;http://linkinghub.elsevier.com/retrieve/pii/S0360131511003368&quot;,&quot;ISSN&quot;:&quot;03601315&quot;,&quot;language&quot;:&quot;en&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page&quot;:&quot;385-398&quot;,&quot;title&quot;:&quot;Making games in the classroom: Benefits and gender concerns&quot;,&quot;issue&quot;:&quot;2&quot;,&quot;issued&quot;:{&quot;date-parts&quot;:[[&quot;2012&quot;,9]]},&quot;id&quot;:&quot;robertson_making_2012&quot;,&quot;title-short&quot;:&quot;Making games in the classroom&quot;,&quot;volume&quot;:&quot;59&quot;,&quot;accessed&quot;:{&quot;date-parts&quot;:[[&quot;2018&quot;,4,28]]},&quot;citation-key&quot;:&quot;robertson_making_2012&quot;,&quot;type&quot;:&quot;article-journal&quot;,&quot;author&quot;:[{&quot;family&quot;:&quot;Robertson&quot;,&quot;given&quot;:&quot;Judy&quot;}],&quot;container-title&quot;:&quot;Computers &amp; Education&quot;},&quot;id&quot;:239},{&quot;uris&quot;:[&quot;http://zotero.org/users/1913249/items/U2DI4YFQ&quot;],&quot;suffix&quot;:&quot;&quot;,&quot;prefix&quot;:&quot;&quot;,&quot;uri&quot;:[&quot;http://zotero.org/users/1913249/items/U2DI4YFQ&quot;],&quot;itemData&quot;:{&quot;accessed&quot;:{&quot;date-parts&quot;:[[&quot;2018&quot;,4,21]]},&quot;issue&quot;:&quot;1&quot;,&quot;volume&quot;:&quot;23&quot;,&quot;issued&quot;:{&quot;date-parts&quot;:[[&quot;2013&quot;,3]]},&quot;URL&quot;:&quot;http://www.tandfonline.com/doi/abs/10.1080/08993408.2013.774155&quot;,&quot;type&quot;:&quot;article-journal&quot;,&quot;ISSN&quot;:&quot;0899-3408, 1744-5175&quot;,&quot;id&quot;:&quot;robertson_influence_2013&quot;,&quot;title&quot;:&quot;The influence of a game-making project on male and female learners’ attitudes to computing&quot;,&quot;source&quot;:&quot;Crossref&quot;,&quot;language&quot;:&quot;en&quot;,&quot;DOI&quot;:&quot;10.1080/08993408.2013.774155&quot;,&quot;author&quot;:[{&quot;family&quot;:&quot;Robertson&quot;,&quot;given&quot;:&quot;Judy&quot;}],&quot;container-title&quot;:&quot;Computer Science Education&quot;,&quot;citation-key&quot;:&quot;robertson_influence_2013&quot;,&quot;page&quot;:&quot;58-83&quot;},&quot;id&quot;:273}]} RNDtokzdbrncg"/>&lt;Do Zotero Refresh: [@robertson_making_2012; @robertson_influence_2013]&gt;<text:reference-mark-end text:name="ZOTERO_ITEM CSL_CITATION {&quot;properties&quot;:{&quot;noteIndex&quot;:0,&quot;formattedCitation&quot;:&quot;[@robertson_making_2012; @robertson_influence_2013]&quot;},&quot;schema&quot;:&quot;https://github.com/citation-style-language/schema/raw/master/csl-citation.json&quot;,&quot;citationID&quot;:&quot;qscnpcaz&quot;,&quot;citationItems&quot;:[{&quot;uris&quot;:[&quot;http://zotero.org/users/1913249/items/34QR9L8P&quot;],&quot;suffix&quot;:&quot;&quot;,&quot;prefix&quot;:&quot;&quot;,&quot;uri&quot;:[&quot;http://zotero.org/users/1913249/items/34QR9L8P&quot;],&quot;itemData&quot;:{&quot;source&quot;:&quot;Crossref&quot;,&quot;URL&quot;:&quot;http://linkinghub.elsevier.com/retrieve/pii/S0360131511003368&quot;,&quot;ISSN&quot;:&quot;03601315&quot;,&quot;language&quot;:&quot;en&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page&quot;:&quot;385-398&quot;,&quot;title&quot;:&quot;Making games in the classroom: Benefits and gender concerns&quot;,&quot;issue&quot;:&quot;2&quot;,&quot;issued&quot;:{&quot;date-parts&quot;:[[&quot;2012&quot;,9]]},&quot;id&quot;:&quot;robertson_making_2012&quot;,&quot;title-short&quot;:&quot;Making games in the classroom&quot;,&quot;volume&quot;:&quot;59&quot;,&quot;accessed&quot;:{&quot;date-parts&quot;:[[&quot;2018&quot;,4,28]]},&quot;citation-key&quot;:&quot;robertson_making_2012&quot;,&quot;type&quot;:&quot;article-journal&quot;,&quot;author&quot;:[{&quot;family&quot;:&quot;Robertson&quot;,&quot;given&quot;:&quot;Judy&quot;}],&quot;container-title&quot;:&quot;Computers &amp; Education&quot;},&quot;id&quot;:239},{&quot;uris&quot;:[&quot;http://zotero.org/users/1913249/items/U2DI4YFQ&quot;],&quot;suffix&quot;:&quot;&quot;,&quot;prefix&quot;:&quot;&quot;,&quot;uri&quot;:[&quot;http://zotero.org/users/1913249/items/U2DI4YFQ&quot;],&quot;itemData&quot;:{&quot;accessed&quot;:{&quot;date-parts&quot;:[[&quot;2018&quot;,4,21]]},&quot;issue&quot;:&quot;1&quot;,&quot;volume&quot;:&quot;23&quot;,&quot;issued&quot;:{&quot;date-parts&quot;:[[&quot;2013&quot;,3]]},&quot;URL&quot;:&quot;http://www.tandfonline.com/doi/abs/10.1080/08993408.2013.774155&quot;,&quot;type&quot;:&quot;article-journal&quot;,&quot;ISSN&quot;:&quot;0899-3408, 1744-5175&quot;,&quot;id&quot;:&quot;robertson_influence_2013&quot;,&quot;title&quot;:&quot;The influence of a game-making project on male and female learners’ attitudes to computing&quot;,&quot;source&quot;:&quot;Crossref&quot;,&quot;language&quot;:&quot;en&quot;,&quot;DOI&quot;:&quot;10.1080/08993408.2013.774155&quot;,&quot;author&quot;:[{&quot;family&quot;:&quot;Robertson&quot;,&quot;given&quot;:&quot;Judy&quot;}],&quot;container-title&quot;:&quot;Computer Science Education&quot;,&quot;citation-key&quot;:&quot;robertson_influence_2013&quot;,&quot;page&quot;:&quot;58-83&quot;},&quot;id&quot;:273}]} RNDtokzdbrncg"/>.</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properties&quot;:{&quot;noteIndex&quot;:0,&quot;formattedCitation&quot;:&quot;[@denner_girls_2007]&quot;},&quot;schema&quot;:&quot;https://github.com/citation-style-language/schema/raw/master/csl-citation.json&quot;,&quot;citationID&quot;:&quot;putvthgp&quot;,&quot;citationItems&quot;:[{&quot;uris&quot;:[&quot;http://zotero.org/users/1913249/items/UUXJYAW7&quot;],&quot;suffix&quot;:&quot;&quot;,&quot;prefix&quot;:&quot;&quot;,&quot;uri&quot;:[&quot;http://zotero.org/users/1913249/items/UUXJYAW7&quot;],&quot;itemData&quot;:{&quot;title&quot;:&quot;The Girls Creating Games Program: An Innovative Approach to Integrating Technology into Middle School&quot;,&quot;issue&quot;:&quot;1&quot;,&quot;issued&quot;:{&quot;date-parts&quot;:[[&quot;2007&quot;]]},&quot;id&quot;:&quot;denner_girls_2007&quot;,&quot;title-short&quot;:&quot;The Girls Creating Games Program&quot;,&quot;volume&quot;:&quot;10&quot;,&quot;type&quot;:&quot;article-journal&quot;,&quot;container-title&quot;:&quot;Meridian: A Middle School Computer Technologies Journal&quot;,&quot;citation-key&quot;:&quot;denner_girls_2007&quot;,&quot;source&quot;:&quot;CiteSeer&quot;,&quot;author&quot;:[{&quot;family&quot;:&quot;Denner&quot;,&quot;given&quot;:&quot;Jil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id&quot;:2687}]} RNDqdwhtmavap"/>&lt;Do Zotero Refresh: [@denner_girls_2007]&gt;<text:reference-mark-end text:name="ZOTERO_ITEM CSL_CITATION {&quot;properties&quot;:{&quot;noteIndex&quot;:0,&quot;formattedCitation&quot;:&quot;[@denner_girls_2007]&quot;},&quot;schema&quot;:&quot;https://github.com/citation-style-language/schema/raw/master/csl-citation.json&quot;,&quot;citationID&quot;:&quot;putvthgp&quot;,&quot;citationItems&quot;:[{&quot;uris&quot;:[&quot;http://zotero.org/users/1913249/items/UUXJYAW7&quot;],&quot;suffix&quot;:&quot;&quot;,&quot;prefix&quot;:&quot;&quot;,&quot;uri&quot;:[&quot;http://zotero.org/users/1913249/items/UUXJYAW7&quot;],&quot;itemData&quot;:{&quot;title&quot;:&quot;The Girls Creating Games Program: An Innovative Approach to Integrating Technology into Middle School&quot;,&quot;issue&quot;:&quot;1&quot;,&quot;issued&quot;:{&quot;date-parts&quot;:[[&quot;2007&quot;]]},&quot;id&quot;:&quot;denner_girls_2007&quot;,&quot;title-short&quot;:&quot;The Girls Creating Games Program&quot;,&quot;volume&quot;:&quot;10&quot;,&quot;type&quot;:&quot;article-journal&quot;,&quot;container-title&quot;:&quot;Meridian: A Middle School Computer Technologies Journal&quot;,&quot;citation-key&quot;:&quot;denner_girls_2007&quot;,&quot;source&quot;:&quot;CiteSeer&quot;,&quot;author&quot;:[{&quot;family&quot;:&quot;Denner&quot;,&quot;given&quot;:&quot;Jill&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id&quot;:2687}]} RNDqdwhtmavap"/>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properties&quot;:{&quot;noteIndex&quot;:0,&quot;formattedCitation&quot;:&quot;[@robertson_making_2012; @robertson_adventure_2007]&quot;},&quot;schema&quot;:&quot;https://github.com/citation-style-language/schema/raw/master/csl-citation.json&quot;,&quot;citationID&quot;:&quot;yaproars&quot;,&quot;citationItems&quot;:[{&quot;uris&quot;:[&quot;http://zotero.org/users/1913249/items/34QR9L8P&quot;],&quot;suffix&quot;:&quot;&quot;,&quot;prefix&quot;:&quot;&quot;,&quot;uri&quot;:[&quot;http://zotero.org/users/1913249/items/34QR9L8P&quot;],&quot;itemData&quot;:{&quot;source&quot;:&quot;Crossref&quot;,&quot;URL&quot;:&quot;http://linkinghub.elsevier.com/retrieve/pii/S0360131511003368&quot;,&quot;ISSN&quot;:&quot;03601315&quot;,&quot;language&quot;:&quot;en&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page&quot;:&quot;385-398&quot;,&quot;title&quot;:&quot;Making games in the classroom: Benefits and gender concerns&quot;,&quot;issue&quot;:&quot;2&quot;,&quot;issued&quot;:{&quot;date-parts&quot;:[[&quot;2012&quot;,9]]},&quot;id&quot;:&quot;robertson_making_2012&quot;,&quot;title-short&quot;:&quot;Making games in the classroom&quot;,&quot;volume&quot;:&quot;59&quot;,&quot;accessed&quot;:{&quot;date-parts&quot;:[[&quot;2018&quot;,4,28]]},&quot;citation-key&quot;:&quot;robertson_making_2012&quot;,&quot;type&quot;:&quot;article-journal&quot;,&quot;author&quot;:[{&quot;family&quot;:&quot;Robertson&quot;,&quot;given&quot;:&quot;Judy&quot;}],&quot;container-title&quot;:&quot;Computers &amp; Education&quot;},&quot;id&quot;:239},{&quot;uris&quot;:[&quot;http://zotero.org/users/1913249/items/XUCHIJK7&quot;],&quot;suffix&quot;:&quot;&quot;,&quot;prefix&quot;:&quot;&quot;,&quot;uri&quot;:[&quot;http://zotero.org/users/1913249/items/XUCHIJK7&quot;],&quot;itemData&quot;:{&quot;accessed&quot;:{&quot;date-parts&quot;:[[&quot;2017&quot;,6,19]]},&quot;source&quot;:&quot;Google Scholar&quot;,&quot;issued&quot;:{&quot;date-parts&quot;:[[&quot;2007&quot;]]},&quot;URL&quot;:&quot;http://dl.acm.org/citation.cfm?id=1297285&quot;,&quot;id&quot;:&quot;robertson_adventure_2007&quot;,&quot;title-short&quot;:&quot;Adventure Author&quot;,&quot;publisher&quot;:&quot;ACM&quot;,&quot;type&quot;:&quot;paper-conference&quot;,&quot;container-title&quot;:&quot;Proceedings of the 6th international conference on Interaction design and children&quot;,&quot;citation-key&quot;:&quot;robertson_adventure_2007&quot;,&quot;title&quot;:&quot;Adventure Author: a learning environment to support creative design&quot;,&quot;author&quot;:[{&quot;family&quot;:&quot;Robertson&quot;,&quot;given&quot;:&quot;Judy&quot;},{&quot;family&quot;:&quot;Nicholson&quot;,&quot;given&quot;:&quot;Keiron&quot;}],&quot;page&quot;:&quot;37–44&quot;},&quot;id&quot;:1471}]} RNDbigdpvxirr"/>&lt;Do Zotero Refresh: [@robertson_making_2012; @robertson_adventure_2007]&gt;<text:reference-mark-end text:name="ZOTERO_ITEM CSL_CITATION {&quot;properties&quot;:{&quot;noteIndex&quot;:0,&quot;formattedCitation&quot;:&quot;[@robertson_making_2012; @robertson_adventure_2007]&quot;},&quot;schema&quot;:&quot;https://github.com/citation-style-language/schema/raw/master/csl-citation.json&quot;,&quot;citationID&quot;:&quot;yaproars&quot;,&quot;citationItems&quot;:[{&quot;uris&quot;:[&quot;http://zotero.org/users/1913249/items/34QR9L8P&quot;],&quot;suffix&quot;:&quot;&quot;,&quot;prefix&quot;:&quot;&quot;,&quot;uri&quot;:[&quot;http://zotero.org/users/1913249/items/34QR9L8P&quot;],&quot;itemData&quot;:{&quot;source&quot;:&quot;Crossref&quot;,&quot;URL&quot;:&quot;http://linkinghub.elsevier.com/retrieve/pii/S0360131511003368&quot;,&quot;ISSN&quot;:&quot;03601315&quot;,&quot;language&quot;:&quot;en&quot;,&quot;DOI&quot;:&quot;10.1016/j.compedu.2011.12.020&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page&quot;:&quot;385-398&quot;,&quot;title&quot;:&quot;Making games in the classroom: Benefits and gender concerns&quot;,&quot;issue&quot;:&quot;2&quot;,&quot;issued&quot;:{&quot;date-parts&quot;:[[&quot;2012&quot;,9]]},&quot;id&quot;:&quot;robertson_making_2012&quot;,&quot;title-short&quot;:&quot;Making games in the classroom&quot;,&quot;volume&quot;:&quot;59&quot;,&quot;accessed&quot;:{&quot;date-parts&quot;:[[&quot;2018&quot;,4,28]]},&quot;citation-key&quot;:&quot;robertson_making_2012&quot;,&quot;type&quot;:&quot;article-journal&quot;,&quot;author&quot;:[{&quot;family&quot;:&quot;Robertson&quot;,&quot;given&quot;:&quot;Judy&quot;}],&quot;container-title&quot;:&quot;Computers &amp; Education&quot;},&quot;id&quot;:239},{&quot;uris&quot;:[&quot;http://zotero.org/users/1913249/items/XUCHIJK7&quot;],&quot;suffix&quot;:&quot;&quot;,&quot;prefix&quot;:&quot;&quot;,&quot;uri&quot;:[&quot;http://zotero.org/users/1913249/items/XUCHIJK7&quot;],&quot;itemData&quot;:{&quot;accessed&quot;:{&quot;date-parts&quot;:[[&quot;2017&quot;,6,19]]},&quot;source&quot;:&quot;Google Scholar&quot;,&quot;issued&quot;:{&quot;date-parts&quot;:[[&quot;2007&quot;]]},&quot;URL&quot;:&quot;http://dl.acm.org/citation.cfm?id=1297285&quot;,&quot;id&quot;:&quot;robertson_adventure_2007&quot;,&quot;title-short&quot;:&quot;Adventure Author&quot;,&quot;publisher&quot;:&quot;ACM&quot;,&quot;type&quot;:&quot;paper-conference&quot;,&quot;container-title&quot;:&quot;Proceedings of the 6th international conference on Interaction design and children&quot;,&quot;citation-key&quot;:&quot;robertson_adventure_2007&quot;,&quot;title&quot;:&quot;Adventure Author: a learning environment to support creative design&quot;,&quot;author&quot;:[{&quot;family&quot;:&quot;Robertson&quot;,&quot;given&quot;:&quot;Judy&quot;},{&quot;family&quot;:&quot;Nicholson&quot;,&quot;given&quot;:&quot;Keiron&quot;}],&quot;page&quot;:&quot;37–44&quot;},&quot;id&quot;:1471}]} RNDbigdpvxirr"/>.</text:p>
      <text:p text:style-name="Text_20_body"><text:span text:style-name="T1">Addressing Race related identities</text:span> Glitch game testers <text:reference-mark-start text:name="ZOTERO_ITEM CSL_CITATION {&quot;properties&quot;:{&quot;noteIndex&quot;:0,&quot;formattedCitation&quot;:&quot;[@disalvo_saving_2014; @disalvo_glitch_2009-1; @disalvo_learning_2008]&quot;},&quot;schema&quot;:&quot;https://github.com/citation-style-language/schema/raw/master/csl-citation.json&quot;,&quot;citationID&quot;:&quot;qxghbcpu&quot;,&quot;citationItems&quot;:[{&quot;uris&quot;:[&quot;http://zotero.org/users/1913249/items/HKBNN53C&quot;],&quot;suffix&quot;:&quot;&quot;,&quot;prefix&quot;:&quot;&quot;,&quot;uri&quot;:[&quot;http://zotero.org/users/1913249/items/HKBNN53C&quot;],&quot;itemData&quot;:{&quot;source&quot;:&quot;Taylor and Francis+NEJM&quot;,&quot;URL&quot;:&quot;https://doi.org/10.1080/10508406.2014.893434&quot;,&quot;ISSN&quot;:&quot;1050-8406&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title&quot;:&quot;Saving Face While Geeking Out: Video Game Testing as a Justification for Learning Computer Science&quot;,&quot;issue&quot;:&quot;3&quot;,&quot;issued&quot;:{&quot;date-parts&quot;:[[&quot;2014&quot;,7,3]]},&quot;id&quot;:&quot;disalvo_saving_2014&quot;,&quot;title-short&quot;:&quot;Saving Face While Geeking Out&quot;,&quot;volume&quot;:&quot;23&quot;,&quot;accessed&quot;:{&quot;date-parts&quot;:[[&quot;2018&quot;,7,16]]},&quot;citation-key&quot;:&quot;disalvo_saving_2014&quot;,&quot;type&quot;:&quot;article-journal&quot;,&quot;author&quot;:[{&quot;family&quot;:&quot;DiSalvo&quot;,&quot;given&quot;:&quot;Betsy&quot;},{&quot;family&quot;:&quot;Guzdial&quot;,&quot;given&quot;:&quot;Mark&quot;},{&quot;family&quot;:&quot;Bruckman&quot;,&quot;given&quot;:&quot;Amy&quot;},{&quot;family&quot;:&quot;McKlin&quot;,&quot;given&quot;:&quot;Tom&quot;}],&quot;container-title&quot;:&quot;Journal of the Learning Sciences&quot;},&quot;id&quot;:2650},{&quot;uris&quot;:[&quot;http://zotero.org/users/1913249/items/9GLLZLMB&quot;],&quot;suffix&quot;:&quot;&quot;,&quot;prefix&quot;:&quot;&quot;,&quot;uri&quot;:[&quot;http://zotero.org/users/1913249/items/9GLLZLMB&quot;],&quot;itemData&quot;:{&quot;title&quot;:&quot;Glitch Game Testers: African American Men Breaking Open the Console&quot;,&quot;source&quot;:&quot;Zotero&quot;,&quot;event-title&quot;:&quot;DiGRA&quot;,&quot;issued&quot;:{&quot;date-parts&quot;:[[&quot;2009&quot;]]},&quot;id&quot;:&quot;disalvo_glitch_2009-1&quot;,&quot;type&quot;:&quot;paper-conference&quot;,&quot;language&quot;:&quot;en&quot;,&quot;container-title&quot;:&quot;Breaking New Ground: Innovation in Games, Play, Practice and Theor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page&quot;:&quot;7&quot;},&quot;id&quot;:2670},{&quot;uris&quot;:[&quot;http://zotero.org/users/1913249/items/XMLVAMHU&quot;],&quot;suffix&quot;:&quot;&quot;,&quot;prefix&quot;:&quot;&quot;,&quot;uri&quot;:[&quot;http://zotero.org/users/1913249/items/XMLVAMHU&quot;],&quot;itemData&quot;:{&quot;source&quot;:&quot;SAGE Journals&quot;,&quot;URL&quot;:&quot;http://journals.sagepub.com/doi/abs/10.1177/1555412008314130&quot;,&quot;ISSN&quot;:&quot;1555-4120&quot;,&quot;language&quot;:&quot;en&quot;,&quot;container-title&quot;:&quot;Games and Culture&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age&quot;:&quot;131-141&quot;,&quot;title&quot;:&quot;Learning in Context                                                    ,                                                             Learning in Context: Digital Games and Young Black Men             ,                      Digital Games and Young Black Men&quot;,&quot;issue&quot;:&quot;2&quot;,&quot;issued&quot;:{&quot;date-parts&quot;:[[&quot;2008&quot;,4,1]]},&quot;id&quot;:&quot;disalvo_learning_2008&quot;,&quot;title-short&quot;:&quot;Learning in Context                                                    ,                                                             Learning in Context&quot;,&quot;volume&quot;:&quot;3&quot;,&quot;type&quot;:&quot;article-journal&quot;,&quot;accessed&quot;:{&quot;date-parts&quot;:[[&quot;2018&quot;,7,16]]},&quot;citation-key&quot;:&quot;disalvo_learning_2008&quot;,&quot;author&quot;:[{&quot;family&quot;:&quot;DiSalvo&quot;,&quot;given&quot;:&quot;Betsy James&quot;},{&quot;family&quot;:&quot;Crowley&quot;,&quot;given&quot;:&quot;Kevin&quot;},{&quot;family&quot;:&quot;Norwood&quot;,&quot;given&quot;:&quot;Roy&quot;}],&quot;container-title-short&quot;:&quot;Games and Culture&quot;,&quot;DOI&quot;:&quot;10.1177/1555412008314130&quot;},&quot;id&quot;:2651}]} RNDppqpfoqugf"/>&lt;Do Zotero Refresh: [@disalvo_saving_2014; @disalvo_glitch_2009-1; @disalvo_learning_2008]&gt;<text:reference-mark-end text:name="ZOTERO_ITEM CSL_CITATION {&quot;properties&quot;:{&quot;noteIndex&quot;:0,&quot;formattedCitation&quot;:&quot;[@disalvo_saving_2014; @disalvo_glitch_2009-1; @disalvo_learning_2008]&quot;},&quot;schema&quot;:&quot;https://github.com/citation-style-language/schema/raw/master/csl-citation.json&quot;,&quot;citationID&quot;:&quot;qxghbcpu&quot;,&quot;citationItems&quot;:[{&quot;uris&quot;:[&quot;http://zotero.org/users/1913249/items/HKBNN53C&quot;],&quot;suffix&quot;:&quot;&quot;,&quot;prefix&quot;:&quot;&quot;,&quot;uri&quot;:[&quot;http://zotero.org/users/1913249/items/HKBNN53C&quot;],&quot;itemData&quot;:{&quot;source&quot;:&quot;Taylor and Francis+NEJM&quot;,&quot;URL&quot;:&quot;https://doi.org/10.1080/10508406.2014.893434&quot;,&quot;ISSN&quot;:&quot;1050-8406&quot;,&quot;DOI&quot;:&quot;10.1080/10508406.2014.89343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page&quot;:&quot;272-315&quot;,&quot;title&quot;:&quot;Saving Face While Geeking Out: Video Game Testing as a Justification for Learning Computer Science&quot;,&quot;issue&quot;:&quot;3&quot;,&quot;issued&quot;:{&quot;date-parts&quot;:[[&quot;2014&quot;,7,3]]},&quot;id&quot;:&quot;disalvo_saving_2014&quot;,&quot;title-short&quot;:&quot;Saving Face While Geeking Out&quot;,&quot;volume&quot;:&quot;23&quot;,&quot;accessed&quot;:{&quot;date-parts&quot;:[[&quot;2018&quot;,7,16]]},&quot;citation-key&quot;:&quot;disalvo_saving_2014&quot;,&quot;type&quot;:&quot;article-journal&quot;,&quot;author&quot;:[{&quot;family&quot;:&quot;DiSalvo&quot;,&quot;given&quot;:&quot;Betsy&quot;},{&quot;family&quot;:&quot;Guzdial&quot;,&quot;given&quot;:&quot;Mark&quot;},{&quot;family&quot;:&quot;Bruckman&quot;,&quot;given&quot;:&quot;Amy&quot;},{&quot;family&quot;:&quot;McKlin&quot;,&quot;given&quot;:&quot;Tom&quot;}],&quot;container-title&quot;:&quot;Journal of the Learning Sciences&quot;},&quot;id&quot;:2650},{&quot;uris&quot;:[&quot;http://zotero.org/users/1913249/items/9GLLZLMB&quot;],&quot;suffix&quot;:&quot;&quot;,&quot;prefix&quot;:&quot;&quot;,&quot;uri&quot;:[&quot;http://zotero.org/users/1913249/items/9GLLZLMB&quot;],&quot;itemData&quot;:{&quot;title&quot;:&quot;Glitch Game Testers: African American Men Breaking Open the Console&quot;,&quot;source&quot;:&quot;Zotero&quot;,&quot;event-title&quot;:&quot;DiGRA&quot;,&quot;issued&quot;:{&quot;date-parts&quot;:[[&quot;2009&quot;]]},&quot;id&quot;:&quot;disalvo_glitch_2009-1&quot;,&quot;type&quot;:&quot;paper-conference&quot;,&quot;language&quot;:&quot;en&quot;,&quot;container-title&quot;:&quot;Breaking New Ground: Innovation in Games, Play, Practice and Theory.&quot;,&quot;citation-key&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page&quot;:&quot;7&quot;},&quot;id&quot;:2670},{&quot;uris&quot;:[&quot;http://zotero.org/users/1913249/items/XMLVAMHU&quot;],&quot;suffix&quot;:&quot;&quot;,&quot;prefix&quot;:&quot;&quot;,&quot;uri&quot;:[&quot;http://zotero.org/users/1913249/items/XMLVAMHU&quot;],&quot;itemData&quot;:{&quot;source&quot;:&quot;SAGE Journals&quot;,&quot;URL&quot;:&quot;http://journals.sagepub.com/doi/abs/10.1177/1555412008314130&quot;,&quot;ISSN&quot;:&quot;1555-4120&quot;,&quot;language&quot;:&quot;en&quot;,&quot;container-title&quot;:&quot;Games and Culture&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page&quot;:&quot;131-141&quot;,&quot;title&quot;:&quot;Learning in Context                                                    ,                                                             Learning in Context: Digital Games and Young Black Men             ,                      Digital Games and Young Black Men&quot;,&quot;issue&quot;:&quot;2&quot;,&quot;issued&quot;:{&quot;date-parts&quot;:[[&quot;2008&quot;,4,1]]},&quot;id&quot;:&quot;disalvo_learning_2008&quot;,&quot;title-short&quot;:&quot;Learning in Context                                                    ,                                                             Learning in Context&quot;,&quot;volume&quot;:&quot;3&quot;,&quot;type&quot;:&quot;article-journal&quot;,&quot;accessed&quot;:{&quot;date-parts&quot;:[[&quot;2018&quot;,7,16]]},&quot;citation-key&quot;:&quot;disalvo_learning_2008&quot;,&quot;author&quot;:[{&quot;family&quot;:&quot;DiSalvo&quot;,&quot;given&quot;:&quot;Betsy James&quot;},{&quot;family&quot;:&quot;Crowley&quot;,&quot;given&quot;:&quot;Kevin&quot;},{&quot;family&quot;:&quot;Norwood&quot;,&quot;given&quot;:&quot;Roy&quot;}],&quot;container-title-short&quot;:&quot;Games and Culture&quot;,&quot;DOI&quot;:&quot;10.1177/1555412008314130&quot;},&quot;id&quot;:2651}]} RNDppqpfoqugf"/></text:p>
      <text:p text:style-name="Text_20_body"><text:span text:style-name="T1">Other Non-dominant identities</text:span></text:p>
      <text:p text:style-name="Text_20_body">Shift to other tactics like Family Connect ### 5th Dimension Case Study</text:p>
      <text:p text:style-name="Text_20_body">Insert a summary of context, motivation and some of the processes to address cultural issues in 5th dimension project</text:p>
      <text:p text:style-name="Text_20_body">A case studey from a socio-cultural perspective is exemplified by the 5th Dimension (5D) project led by Michael Cole <text:reference-mark-start text:name="ZOTERO_ITEM CSL_CITATION {&quot;properties&quot;:{&quot;noteIndex&quot;:0,&quot;formattedCitation&quot;:&quot;[@cole_design-based_2016]&quot;},&quot;schema&quot;:&quot;https://github.com/citation-style-language/schema/raw/master/csl-citation.json&quot;,&quot;citationID&quot;:&quot;uxxwgdav&quot;,&quot;citationItems&quot;:[{&quot;uris&quot;:[&quot;http://zotero.org/users/1913249/items/FYCLWKSL&quot;],&quot;suffix&quot;:&quot;&quot;,&quot;prefix&quot;:&quot;&quot;,&quot;uri&quot;:[&quot;http://zotero.org/users/1913249/items/FYCLWKSL&quot;],&quot;itemData&quot;:{&quot;source&quot;:&quot;Taylor and Francis+NEJM&quot;,&quot;URL&quot;:&quot;https://doi.org/10.1080/10508406.2016.1187148&quot;,&quot;ISSN&quot;:&quot;1050-8406&quot;,&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age&quot;:&quot;503-530&quot;,&quot;title&quot;:&quot;Design-Based Intervention Research as the Science of the Doubly Artificial&quot;,&quot;issue&quot;:&quot;4&quot;,&quot;issued&quot;:{&quot;date-parts&quot;:[[&quot;2016&quot;,10,1]]},&quot;id&quot;:&quot;cole_design-based_2016&quot;,&quot;publisher&quot;:&quot;Routledge&quot;,&quot;volume&quot;:&quot;25&quot;,&quot;accessed&quot;:{&quot;date-parts&quot;:[[&quot;2023&quot;,7,4]]},&quot;citation-key&quot;:&quot;cole_design-based_2016&quot;,&quot;type&quot;:&quot;article-journal&quot;,&quot;author&quot;:[{&quot;family&quot;:&quot;Cole&quot;,&quot;given&quot;:&quot;Michael&quot;},{&quot;family&quot;:&quot;Packer&quot;,&quot;given&quot;:&quot;Martin&quot;}],&quot;container-title&quot;:&quot;Journal of the Learning Sciences&quot;},&quot;id&quot;:8878}]} RNDzxeqpunvcp"/>&lt;Do Zotero Refresh: [@cole_design-based_2016]&gt;<text:reference-mark-end text:name="ZOTERO_ITEM CSL_CITATION {&quot;properties&quot;:{&quot;noteIndex&quot;:0,&quot;formattedCitation&quot;:&quot;[@cole_design-based_2016]&quot;},&quot;schema&quot;:&quot;https://github.com/citation-style-language/schema/raw/master/csl-citation.json&quot;,&quot;citationID&quot;:&quot;uxxwgdav&quot;,&quot;citationItems&quot;:[{&quot;uris&quot;:[&quot;http://zotero.org/users/1913249/items/FYCLWKSL&quot;],&quot;suffix&quot;:&quot;&quot;,&quot;prefix&quot;:&quot;&quot;,&quot;uri&quot;:[&quot;http://zotero.org/users/1913249/items/FYCLWKSL&quot;],&quot;itemData&quot;:{&quot;source&quot;:&quot;Taylor and Francis+NEJM&quot;,&quot;URL&quot;:&quot;https://doi.org/10.1080/10508406.2016.1187148&quot;,&quot;ISSN&quot;:&quot;1050-8406&quot;,&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page&quot;:&quot;503-530&quot;,&quot;title&quot;:&quot;Design-Based Intervention Research as the Science of the Doubly Artificial&quot;,&quot;issue&quot;:&quot;4&quot;,&quot;issued&quot;:{&quot;date-parts&quot;:[[&quot;2016&quot;,10,1]]},&quot;id&quot;:&quot;cole_design-based_2016&quot;,&quot;publisher&quot;:&quot;Routledge&quot;,&quot;volume&quot;:&quot;25&quot;,&quot;accessed&quot;:{&quot;date-parts&quot;:[[&quot;2023&quot;,7,4]]},&quot;citation-key&quot;:&quot;cole_design-based_2016&quot;,&quot;type&quot;:&quot;article-journal&quot;,&quot;author&quot;:[{&quot;family&quot;:&quot;Cole&quot;,&quot;given&quot;:&quot;Michael&quot;},{&quot;family&quot;:&quot;Packer&quot;,&quot;given&quot;:&quot;Martin&quot;}],&quot;container-title&quot;:&quot;Journal of the Learning Sciences&quot;},&quot;id&quot;:8878}]} RNDzxeqpunvcp"/>.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properties&quot;:{&quot;noteIndex&quot;:0,&quot;formattedCitation&quot;:&quot;[@brown_cultural_2008]&quot;},&quot;schema&quot;:&quot;https://github.com/citation-style-language/schema/raw/master/csl-citation.json&quot;,&quot;citationID&quot;:&quot;yrknhacn&quot;,&quot;citationItems&quot;:[{&quot;uris&quot;:[&quot;http://zotero.org/users/1913249/items/8QZDB9FX&quot;],&quot;suffix&quot;:&quot;&quot;,&quot;prefix&quot;:&quot;&quot;,&quot;uri&quot;:[&quot;http://zotero.org/users/1913249/items/8QZDB9FX&quot;],&quot;itemData&quot;:{&quot;accessed&quot;:{&quot;date-parts&quot;:[[&quot;2017&quot;,7,28]]},&quot;source&quot;:&quot;onlinelibrary.wiley.com&quot;,&quot;issued&quot;:{&quot;date-parts&quot;:[[&quot;2008&quot;,1,14]]},&quot;URL&quot;:&quot;http://onlinelibrary.wiley.com/doi/10.1002/9780470753545.ch17/summary&quot;,&quot;type&quot;:&quot;chapter&quot;,&quot;title&quot;:&quot;Cultural Historical Activity Theory and the Expansion of Opportunities for Learning After School&quot;,&quot;id&quot;:&quot;brown_cultural_2008&quot;,&quot;author&quot;:[{&quot;family&quot;:&quot;Brown&quot;,&quot;given&quot;:&quot;Katherine&quot;},{&quot;family&quot;:&quot;Cole&quot;,&quot;given&quot;:&quot;Michael&quot;}],&quot;publisher&quot;:&quot;Blackwell Publishing Ltd&quot;,&quot;ISBN&quot;:&quot;978-0-470-75354-5&quot;,&quot;DOI&quot;:&quot;10.1002/9780470753545.ch17&quot;,&quot;citation-key&quot;:&quot;brown_cultural_2008&quot;,&quot;language&quot;:&quot;en&quot;,&quot;container-title&quot;:&quot;Learning for Life in the 21st Century: Sociocultural Perspectives on the Future of Education&quot;,&quot;page&quot;:&quot;225-238&quot;},&quot;id&quot;:1441}]} RNDpsivxdsvzy"/>&lt;Do Zotero Refresh: [@brown_cultural_2008]&gt;<text:reference-mark-end text:name="ZOTERO_ITEM CSL_CITATION {&quot;properties&quot;:{&quot;noteIndex&quot;:0,&quot;formattedCitation&quot;:&quot;[@brown_cultural_2008]&quot;},&quot;schema&quot;:&quot;https://github.com/citation-style-language/schema/raw/master/csl-citation.json&quot;,&quot;citationID&quot;:&quot;yrknhacn&quot;,&quot;citationItems&quot;:[{&quot;uris&quot;:[&quot;http://zotero.org/users/1913249/items/8QZDB9FX&quot;],&quot;suffix&quot;:&quot;&quot;,&quot;prefix&quot;:&quot;&quot;,&quot;uri&quot;:[&quot;http://zotero.org/users/1913249/items/8QZDB9FX&quot;],&quot;itemData&quot;:{&quot;accessed&quot;:{&quot;date-parts&quot;:[[&quot;2017&quot;,7,28]]},&quot;source&quot;:&quot;onlinelibrary.wiley.com&quot;,&quot;issued&quot;:{&quot;date-parts&quot;:[[&quot;2008&quot;,1,14]]},&quot;URL&quot;:&quot;http://onlinelibrary.wiley.com/doi/10.1002/9780470753545.ch17/summary&quot;,&quot;type&quot;:&quot;chapter&quot;,&quot;title&quot;:&quot;Cultural Historical Activity Theory and the Expansion of Opportunities for Learning After School&quot;,&quot;id&quot;:&quot;brown_cultural_2008&quot;,&quot;author&quot;:[{&quot;family&quot;:&quot;Brown&quot;,&quot;given&quot;:&quot;Katherine&quot;},{&quot;family&quot;:&quot;Cole&quot;,&quot;given&quot;:&quot;Michael&quot;}],&quot;publisher&quot;:&quot;Blackwell Publishing Ltd&quot;,&quot;ISBN&quot;:&quot;978-0-470-75354-5&quot;,&quot;DOI&quot;:&quot;10.1002/9780470753545.ch17&quot;,&quot;citation-key&quot;:&quot;brown_cultural_2008&quot;,&quot;language&quot;:&quot;en&quot;,&quot;container-title&quot;:&quot;Learning for Life in the 21st Century: Sociocultural Perspectives on the Future of Education&quot;,&quot;page&quot;:&quot;225-238&quot;},&quot;id&quot;:1441}]} RNDpsivxdsvzy"/>.</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This technique emerged in this study as one of value and is explored in chapters x and y.</text:p>
      <text:h text:style-name="Heading_20_2" text:outline-level="2"><text:bookmark-start text:name="project-based-learning-pbl"/>Project Based Learning (PBL)<text:bookmark-end text:name="project-based-learning-pbl"/></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7">
        <text:list-item>
          <text:p text:style-name="P48">Student choice</text:p>
        </text:list-item>
      </text:list>
      <text:p text:style-name="First_20_paragraph"><text:span text:style-name="T1">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properties&quot;:{&quot;noteIndex&quot;:0,&quot;formattedCitation&quot;:&quot;[@black-hawkins_achievement_2008]&quot;},&quot;schema&quot;:&quot;https://github.com/citation-style-language/schema/raw/master/csl-citation.json&quot;,&quot;citationID&quot;:&quot;yzuxxyom&quot;,&quot;citationItems&quot;:[{&quot;uris&quot;:[&quot;http://zotero.org/users/1913249/items/CTT4LVZ4&quot;],&quot;suffix&quot;:&quot;&quot;,&quot;prefix&quot;:&quot;&quot;,&quot;uri&quot;:[&quot;http://zotero.org/users/1913249/items/CTT4LVZ4&quot;],&quot;itemData&quot;:{&quot;title&quot;:&quot;Achievement and inclusion in schools and classrooms: Participation and pedagogy&quot;,&quot;type&quot;:&quot;paper-conference&quot;,&quot;container-title&quot;:&quot;Artículo presentado en la conferencia de British Educational Research Association. Universidad Heriot Watt. Edinburgh&quot;,&quot;citation-key&quot;:&quot;black-hawkins_achievement_2008&quot;,&quot;issued&quot;:{&quot;date-parts&quot;:[[&quot;2008&quot;]]},&quot;author&quot;:[{&quot;family&quot;:&quot;Black-Hawkins&quot;,&quot;given&quot;:&quot;Kristine&quot;},{&quot;family&quot;:&quot;Florian&quot;,&quot;given&quot;:&quot;Lani&quot;},{&quot;family&quot;:&quot;Rouse&quot;,&quot;given&quot;:&quot;Martyn&quot;}],&quot;id&quot;:&quot;black-hawkins_achievement_2008&quot;},&quot;id&quot;:3616}]} RNDtcivrgnbtv"/>&lt;Do Zotero Refresh: [@black-hawkins_achievement_2008]&gt;<text:reference-mark-end text:name="ZOTERO_ITEM CSL_CITATION {&quot;properties&quot;:{&quot;noteIndex&quot;:0,&quot;formattedCitation&quot;:&quot;[@black-hawkins_achievement_2008]&quot;},&quot;schema&quot;:&quot;https://github.com/citation-style-language/schema/raw/master/csl-citation.json&quot;,&quot;citationID&quot;:&quot;yzuxxyom&quot;,&quot;citationItems&quot;:[{&quot;uris&quot;:[&quot;http://zotero.org/users/1913249/items/CTT4LVZ4&quot;],&quot;suffix&quot;:&quot;&quot;,&quot;prefix&quot;:&quot;&quot;,&quot;uri&quot;:[&quot;http://zotero.org/users/1913249/items/CTT4LVZ4&quot;],&quot;itemData&quot;:{&quot;title&quot;:&quot;Achievement and inclusion in schools and classrooms: Participation and pedagogy&quot;,&quot;type&quot;:&quot;paper-conference&quot;,&quot;container-title&quot;:&quot;Artículo presentado en la conferencia de British Educational Research Association. Universidad Heriot Watt. Edinburgh&quot;,&quot;citation-key&quot;:&quot;black-hawkins_achievement_2008&quot;,&quot;issued&quot;:{&quot;date-parts&quot;:[[&quot;2008&quot;]]},&quot;author&quot;:[{&quot;family&quot;:&quot;Black-Hawkins&quot;,&quot;given&quot;:&quot;Kristine&quot;},{&quot;family&quot;:&quot;Florian&quot;,&quot;given&quot;:&quot;Lani&quot;},{&quot;family&quot;:&quot;Rouse&quot;,&quot;given&quot;:&quot;Martyn&quot;}],&quot;id&quot;:&quot;black-hawkins_achievement_2008&quot;},&quot;id&quot;:3616}]} RNDtcivrgnbtv"/>. The issue of alienation from the culture of computing in schools has been identified as an issue of concern especially for girls and some ethnic minorities <text:reference-mark-start text:name="ZOTERO_ITEM CSL_CITATION {&quot;properties&quot;:{&quot;noteIndex&quot;:0,&quot;formattedCitation&quot;:&quot;[@the_royal_society_after_2017]&quot;},&quot;schema&quot;:&quot;https://github.com/citation-style-language/schema/raw/master/csl-citation.json&quot;,&quot;citationID&quot;:&quot;bwiqpqmm&quot;,&quot;citationItems&quot;:[{&quot;uris&quot;:[&quot;http://zotero.org/users/1913249/items/VC9G3QNW&quot;],&quot;suffix&quot;:&quot;&quot;,&quot;prefix&quot;:&quot;&quot;,&quot;uri&quot;:[&quot;http://zotero.org/users/1913249/items/VC9G3QNW&quot;],&quot;itemData&quot;:{&quot;title&quot;:&quot;After the Reboot: Computing Education in UK Schools&quot;,&quot;source&quot;:&quot;ResearchGate&quot;,&quot;issued&quot;:{&quot;date-parts&quot;:[[&quot;2017&quot;]]},&quot;id&quot;:&quot;the_royal_society_after_2017&quot;,&quot;title-short&quot;:&quot;After the Reboot&quot;,&quot;publisher&quot;:&quot;The Royal Society&quot;,&quot;URL&quot;:&quot;https://royalsociety.org/topics-policy/projects/computing-education/&quot;,&quot;citation-key&quot;:&quot;the_royal_society_after_2017&quot;,&quot;type&quot;:&quot;report&quot;,&quot;accessed&quot;:{&quot;date-parts&quot;:[[&quot;2018&quot;,7,2]]},&quot;author&quot;:[{&quot;literal&quot;:&quot;The Royal Society&quot;}]},&quot;id&quot;:2292}]} RNDtehsdgsyep"/>&lt;Do Zotero Refresh: [@the_royal_society_after_2017]&gt;<text:reference-mark-end text:name="ZOTERO_ITEM CSL_CITATION {&quot;properties&quot;:{&quot;noteIndex&quot;:0,&quot;formattedCitation&quot;:&quot;[@the_royal_society_after_2017]&quot;},&quot;schema&quot;:&quot;https://github.com/citation-style-language/schema/raw/master/csl-citation.json&quot;,&quot;citationID&quot;:&quot;bwiqpqmm&quot;,&quot;citationItems&quot;:[{&quot;uris&quot;:[&quot;http://zotero.org/users/1913249/items/VC9G3QNW&quot;],&quot;suffix&quot;:&quot;&quot;,&quot;prefix&quot;:&quot;&quot;,&quot;uri&quot;:[&quot;http://zotero.org/users/1913249/items/VC9G3QNW&quot;],&quot;itemData&quot;:{&quot;title&quot;:&quot;After the Reboot: Computing Education in UK Schools&quot;,&quot;source&quot;:&quot;ResearchGate&quot;,&quot;issued&quot;:{&quot;date-parts&quot;:[[&quot;2017&quot;]]},&quot;id&quot;:&quot;the_royal_society_after_2017&quot;,&quot;title-short&quot;:&quot;After the Reboot&quot;,&quot;publisher&quot;:&quot;The Royal Society&quot;,&quot;URL&quot;:&quot;https://royalsociety.org/topics-policy/projects/computing-education/&quot;,&quot;citation-key&quot;:&quot;the_royal_society_after_2017&quot;,&quot;type&quot;:&quot;report&quot;,&quot;accessed&quot;:{&quot;date-parts&quot;:[[&quot;2018&quot;,7,2]]},&quot;author&quot;:[{&quot;literal&quot;:&quot;The Royal Society&quot;}]},&quot;id&quot;:2292}]} RNDtehsdgsyep"/>. Recent studies study the use of games and playful techniques to overcome exclusion from the culture of computing <text:reference-mark-start text:name="ZOTERO_ITEM CSL_CITATION {&quot;properties&quot;:{&quot;noteIndex&quot;:0,&quot;formattedCitation&quot;:&quot;[@kafai_diversifying_2017; @kafai_beyond_2014]&quot;},&quot;schema&quot;:&quot;https://github.com/citation-style-language/schema/raw/master/csl-citation.json&quot;,&quot;citationID&quot;:&quot;xscqukmm&quot;,&quot;citationItems&quot;:[{&quot;uris&quot;:[&quot;http://zotero.org/users/1913249/items/BB9XR78K&quot;],&quot;suffix&quot;:&quot;&quot;,&quot;prefix&quot;:&quot;&quot;,&quot;uri&quot;:[&quot;http://zotero.org/users/1913249/items/BB9XR78K&quot;],&quot;itemData&quot;:{&quot;title&quot;:&quot;Diversifying barbie and mortal kombat: intersectional perspectives and inclusive designs in gaming&quot;,&quot;event-place&quot;:&quot;Pittsburgh&quot;,&quot;type&quot;:&quot;book&quot;,&quot;issued&quot;:{&quot;date-parts&quot;:[[&quot;2017&quot;,3,21]]},&quot;number-of-pages&quot;:&quot;320&quot;,&quot;publisher-place&quot;:&quot;Pittsburgh&quot;,&quot;source&quot;:&quot;Google Books&quot;,&quot;id&quot;:&quot;kafai_diversifying_2017&quot;,&quot;title-short&quot;:&quot;Diversifying barbie and mortal kombat&quot;,&quot;publisher&quot;:&quot;ETC Press&quot;,&quot;ISBN&quot;:&quot;978-1-365-83026-6&quot;,&quot;DOI&quot;:&quot;10.1184/R1/6686738&quot;,&quot;citation-key&quot;:&quot;kafai_diversifying_2017&quot;,&quot;language&quot;:&quot;en&quot;,&quot;author&quot;:[{&quot;family&quot;:&quot;Kafai&quot;,&quot;given&quot;:&quot;Yasmin&quot;},{&quot;family&quot;:&quot;Richard&quot;,&quot;given&quot;:&quot;Gabriela T.&quot;},{&quot;family&quot;:&quot;Tynes&quot;,&quot;given&quot;:&quot;Brendesha 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d&quot;:3760},{&quot;uris&quot;:[&quot;http://zotero.org/users/1913249/items/XCATBQNK&quot;],&quot;suffix&quot;:&quot;&quot;,&quot;prefix&quot;:&quot;&quot;,&quot;uri&quot;:[&quot;http://zotero.org/users/1913249/items/XCATBQNK&quot;],&quot;itemData&quot;:{&quot;source&quot;:&quot;ACM Digital Library&quot;,&quot;URL&quot;:&quot;http://dl.acm.org/citation.cfm?id=2670296.2670301&quot;,&quot;collection-title&quot;:&quot;Gender IT '14&quot;,&quot;ISBN&quot;:&quot;978-1-4503-2105-1&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title&quot;:&quot;Beyond game design for broadening participation: building new clubhouses of computing for girls&quot;,&quot;event-place&quot;:&quot;Siegen, Germany, Germany&quot;,&quot;issued&quot;:{&quot;date-parts&quot;:[[&quot;2014&quot;]]},&quot;publisher-place&quot;:&quot;Siegen, Germany, Germany&quot;,&quot;id&quot;:&quot;kafai_beyond_2014&quot;,&quot;title-short&quot;:&quot;Beyond game design for broadening participation&quot;,&quot;publisher&quot;:&quot;European Society for Socially Embedded Technologies&quot;,&quot;citation-key&quot;:&quot;kafai_beyond_2014&quot;,&quot;type&quot;:&quot;paper-conference&quot;,&quot;accessed&quot;:{&quot;date-parts&quot;:[[&quot;2018&quot;,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3759}]} RNDqankvpgdgv"/>&lt;Do Zotero Refresh: [@kafai_diversifying_2017; @kafai_beyond_2014]&gt;<text:reference-mark-end text:name="ZOTERO_ITEM CSL_CITATION {&quot;properties&quot;:{&quot;noteIndex&quot;:0,&quot;formattedCitation&quot;:&quot;[@kafai_diversifying_2017; @kafai_beyond_2014]&quot;},&quot;schema&quot;:&quot;https://github.com/citation-style-language/schema/raw/master/csl-citation.json&quot;,&quot;citationID&quot;:&quot;xscqukmm&quot;,&quot;citationItems&quot;:[{&quot;uris&quot;:[&quot;http://zotero.org/users/1913249/items/BB9XR78K&quot;],&quot;suffix&quot;:&quot;&quot;,&quot;prefix&quot;:&quot;&quot;,&quot;uri&quot;:[&quot;http://zotero.org/users/1913249/items/BB9XR78K&quot;],&quot;itemData&quot;:{&quot;title&quot;:&quot;Diversifying barbie and mortal kombat: intersectional perspectives and inclusive designs in gaming&quot;,&quot;event-place&quot;:&quot;Pittsburgh&quot;,&quot;type&quot;:&quot;book&quot;,&quot;issued&quot;:{&quot;date-parts&quot;:[[&quot;2017&quot;,3,21]]},&quot;number-of-pages&quot;:&quot;320&quot;,&quot;publisher-place&quot;:&quot;Pittsburgh&quot;,&quot;source&quot;:&quot;Google Books&quot;,&quot;id&quot;:&quot;kafai_diversifying_2017&quot;,&quot;title-short&quot;:&quot;Diversifying barbie and mortal kombat&quot;,&quot;publisher&quot;:&quot;ETC Press&quot;,&quot;ISBN&quot;:&quot;978-1-365-83026-6&quot;,&quot;DOI&quot;:&quot;10.1184/R1/6686738&quot;,&quot;citation-key&quot;:&quot;kafai_diversifying_2017&quot;,&quot;language&quot;:&quot;en&quot;,&quot;author&quot;:[{&quot;family&quot;:&quot;Kafai&quot;,&quot;given&quot;:&quot;Yasmin&quot;},{&quot;family&quot;:&quot;Richard&quot;,&quot;given&quot;:&quot;Gabriela T.&quot;},{&quot;family&quot;:&quot;Tynes&quot;,&quot;given&quot;:&quot;Brendesha M.&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d&quot;:3760},{&quot;uris&quot;:[&quot;http://zotero.org/users/1913249/items/XCATBQNK&quot;],&quot;suffix&quot;:&quot;&quot;,&quot;prefix&quot;:&quot;&quot;,&quot;uri&quot;:[&quot;http://zotero.org/users/1913249/items/XCATBQNK&quot;],&quot;itemData&quot;:{&quot;source&quot;:&quot;ACM Digital Library&quot;,&quot;URL&quot;:&quot;http://dl.acm.org/citation.cfm?id=2670296.2670301&quot;,&quot;collection-title&quot;:&quot;Gender IT '14&quot;,&quot;ISBN&quot;:&quot;978-1-4503-2105-1&quot;,&quot;container-title&quot;:&quot;Proceedings of Gender and IT Appropriation. Science and Practice on Dialogue - Forum for Interdisciplinary Exchange&quot;,&quot;author&quot;:[{&quot;family&quot;:&quot;Kafai&quot;,&quot;given&quot;:&quot;Yasmin&quot;},{&quot;family&quot;:&quot;Burke&quot;,&quot;given&quot;:&quot;Quinn&quot;}],&quot;page&quot;:&quot;21:21–21:28&quot;,&quot;title&quot;:&quot;Beyond game design for broadening participation: building new clubhouses of computing for girls&quot;,&quot;event-place&quot;:&quot;Siegen, Germany, Germany&quot;,&quot;issued&quot;:{&quot;date-parts&quot;:[[&quot;2014&quot;]]},&quot;publisher-place&quot;:&quot;Siegen, Germany, Germany&quot;,&quot;id&quot;:&quot;kafai_beyond_2014&quot;,&quot;title-short&quot;:&quot;Beyond game design for broadening participation&quot;,&quot;publisher&quot;:&quot;European Society for Socially Embedded Technologies&quot;,&quot;citation-key&quot;:&quot;kafai_beyond_2014&quot;,&quot;type&quot;:&quot;paper-conference&quot;,&quot;accessed&quot;:{&quot;date-parts&quot;:[[&quot;2018&quot;,7,18]]},&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3759}]} RNDqankvpgdgv"/>.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properties&quot;:{&quot;noteIndex&quot;:0,&quot;formattedCitation&quot;:&quot;[@basham_understanding_2013]&quot;},&quot;schema&quot;:&quot;https://github.com/citation-style-language/schema/raw/master/csl-citation.json&quot;,&quot;citationID&quot;:&quot;tsinxqfb&quot;,&quot;citationItems&quot;:[{&quot;uris&quot;:[&quot;http://zotero.org/users/1913249/items/ZEEIICT3&quot;],&quot;suffix&quot;:&quot;&quot;,&quot;prefix&quot;:&quot;&quot;,&quot;uri&quot;:[&quot;http://zotero.org/users/1913249/items/ZEEIICT3&quot;],&quot;itemData&quot;:{&quot;source&quot;:&quot;DOI.org (Crossref)&quot;,&quot;URL&quot;:&quot;http://journals.sagepub.com/doi/10.1177/004005991304500401&quot;,&quot;ISSN&quot;:&quot;0040-0599, 2163-5684&quot;,&quot;language&quot;:&quot;en&quot;,&quot;DOI&quot;:&quot;10.1177/004005991304500401&quot;,&quot;author&quot;:[{&quot;family&quot;:&quot;Basham&quot;,&quot;given&quot;:&quot;James D.&quot;},{&quot;family&quot;:&quot;Marino&quot;,&quot;given&quot;:&quot;Matthew T.&quot;}],&quot;page&quot;:&quot;8-15&quot;,&quot;title&quot;:&quot;Understanding stem education and supporting students through universal design for learning&quot;,&quot;issue&quot;:&quot;4&quot;,&quot;issued&quot;:{&quot;date-parts&quot;:[[&quot;2013&quot;,3]]},&quot;id&quot;:&quot;basham_understanding_2013&quot;,&quot;volume&quot;:&quot;45&quot;,&quot;accessed&quot;:{&quot;date-parts&quot;:[[&quot;2022&quot;,3,31]]},&quot;citation-key&quot;:&quot;basham_understanding_2013&quot;,&quot;type&quot;:&quot;article-journal&quot;,&quot;container-title-short&quot;:&quot;Teaching Exceptional Children&quot;,&quot;container-title&quot;:&quot;Teaching Exceptional Children&quot;},&quot;id&quot;:3742}]} RNDxyzbnxupnp"/>&lt;Do Zotero Refresh: [@basham_understanding_2013]&gt;<text:reference-mark-end text:name="ZOTERO_ITEM CSL_CITATION {&quot;properties&quot;:{&quot;noteIndex&quot;:0,&quot;formattedCitation&quot;:&quot;[@basham_understanding_2013]&quot;},&quot;schema&quot;:&quot;https://github.com/citation-style-language/schema/raw/master/csl-citation.json&quot;,&quot;citationID&quot;:&quot;tsinxqfb&quot;,&quot;citationItems&quot;:[{&quot;uris&quot;:[&quot;http://zotero.org/users/1913249/items/ZEEIICT3&quot;],&quot;suffix&quot;:&quot;&quot;,&quot;prefix&quot;:&quot;&quot;,&quot;uri&quot;:[&quot;http://zotero.org/users/1913249/items/ZEEIICT3&quot;],&quot;itemData&quot;:{&quot;source&quot;:&quot;DOI.org (Crossref)&quot;,&quot;URL&quot;:&quot;http://journals.sagepub.com/doi/10.1177/004005991304500401&quot;,&quot;ISSN&quot;:&quot;0040-0599, 2163-5684&quot;,&quot;language&quot;:&quot;en&quot;,&quot;DOI&quot;:&quot;10.1177/004005991304500401&quot;,&quot;author&quot;:[{&quot;family&quot;:&quot;Basham&quot;,&quot;given&quot;:&quot;James D.&quot;},{&quot;family&quot;:&quot;Marino&quot;,&quot;given&quot;:&quot;Matthew T.&quot;}],&quot;page&quot;:&quot;8-15&quot;,&quot;title&quot;:&quot;Understanding stem education and supporting students through universal design for learning&quot;,&quot;issue&quot;:&quot;4&quot;,&quot;issued&quot;:{&quot;date-parts&quot;:[[&quot;2013&quot;,3]]},&quot;id&quot;:&quot;basham_understanding_2013&quot;,&quot;volume&quot;:&quot;45&quot;,&quot;accessed&quot;:{&quot;date-parts&quot;:[[&quot;2022&quot;,3,31]]},&quot;citation-key&quot;:&quot;basham_understanding_2013&quot;,&quot;type&quot;:&quot;article-journal&quot;,&quot;container-title-short&quot;:&quot;Teaching Exceptional Children&quot;,&quot;container-title&quot;:&quot;Teaching Exceptional Children&quot;},&quot;id&quot;:3742}]} RNDxyzbnxupnp"/>.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properties&quot;:{&quot;noteIndex&quot;:0,&quot;formattedCitation&quot;:&quot;[@hernandez_aalborg_2015]&quot;},&quot;schema&quot;:&quot;https://github.com/citation-style-language/schema/raw/master/csl-citation.json&quot;,&quot;citationID&quot;:&quot;aabrapbw&quot;,&quot;citationItems&quot;:[{&quot;uris&quot;:[&quot;http://zotero.org/users/1913249/items/GUME4KHQ&quot;],&quot;suffix&quot;:&quot;&quot;,&quot;prefix&quot;:&quot;&quot;,&quot;uri&quot;:[&quot;http://zotero.org/users/1913249/items/GUME4KHQ&quot;],&quot;itemData&quot;:{&quot;accessed&quot;:{&quot;date-parts&quot;:[[&quot;2016&quot;,11,27]]},&quot;source&quot;:&quot;Google Scholar&quot;,&quot;issued&quot;:{&quot;date-parts&quot;:[[&quot;2015&quot;]]},&quot;id&quot;:&quot;hernandez_aalborg_2015&quot;,&quot;volume&quot;:&quot;3&quot;,&quot;URL&quot;:&quot;https://journals.aau.dk/index.php/pbl/article/view/1206&quot;,&quot;type&quot;:&quot;article-journal&quot;,&quot;container-title&quot;:&quot;Journal of Problem Based Learning in Higher Education&quot;,&quot;citation-key&quot;:&quot;hernandez_aalborg_2015&quot;,&quot;title&quot;:&quot;The Aalborg University PO-PBL Model from a Socio-cultural Learning Perspective&quot;,&quot;issue&quot;:&quot;2&quot;,&quot;author&quot;:[{&quot;family&quot;:&quot;Hernandez&quot;,&quot;given&quot;:&quot;Carola&quot;},{&quot;family&quot;:&quot;Ravn&quot;,&quot;given&quot;:&quot;Ole&quot;},{&quot;family&quot;:&quot;Valero&quot;,&quot;given&quot;:&quot;Paola&quot;}]},&quot;id&quot;:332}]} RNDeizketdnha"/>&lt;Do Zotero Refresh: [@hernandez_aalborg_2015]&gt;<text:reference-mark-end text:name="ZOTERO_ITEM CSL_CITATION {&quot;properties&quot;:{&quot;noteIndex&quot;:0,&quot;formattedCitation&quot;:&quot;[@hernandez_aalborg_2015]&quot;},&quot;schema&quot;:&quot;https://github.com/citation-style-language/schema/raw/master/csl-citation.json&quot;,&quot;citationID&quot;:&quot;aabrapbw&quot;,&quot;citationItems&quot;:[{&quot;uris&quot;:[&quot;http://zotero.org/users/1913249/items/GUME4KHQ&quot;],&quot;suffix&quot;:&quot;&quot;,&quot;prefix&quot;:&quot;&quot;,&quot;uri&quot;:[&quot;http://zotero.org/users/1913249/items/GUME4KHQ&quot;],&quot;itemData&quot;:{&quot;accessed&quot;:{&quot;date-parts&quot;:[[&quot;2016&quot;,11,27]]},&quot;source&quot;:&quot;Google Scholar&quot;,&quot;issued&quot;:{&quot;date-parts&quot;:[[&quot;2015&quot;]]},&quot;id&quot;:&quot;hernandez_aalborg_2015&quot;,&quot;volume&quot;:&quot;3&quot;,&quot;URL&quot;:&quot;https://journals.aau.dk/index.php/pbl/article/view/1206&quot;,&quot;type&quot;:&quot;article-journal&quot;,&quot;container-title&quot;:&quot;Journal of Problem Based Learning in Higher Education&quot;,&quot;citation-key&quot;:&quot;hernandez_aalborg_2015&quot;,&quot;title&quot;:&quot;The Aalborg University PO-PBL Model from a Socio-cultural Learning Perspective&quot;,&quot;issue&quot;:&quot;2&quot;,&quot;author&quot;:[{&quot;family&quot;:&quot;Hernandez&quot;,&quot;given&quot;:&quot;Carola&quot;},{&quot;family&quot;:&quot;Ravn&quot;,&quot;given&quot;:&quot;Ole&quot;},{&quot;family&quot;:&quot;Valero&quot;,&quot;given&quot;:&quot;Paola&quot;}]},&quot;id&quot;:332}]} RNDeizketdnha"/></text:p>
      <text:p text:style-name="Text_20_body">When learners undertake real life projects with relevance for, or with a direct link to, environments outside of the learning space, there are strong parallels to the models of peripheral participation in communities of practice (Wenger, 1998). 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 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properties&quot;:{&quot;noteIndex&quot;:0,&quot;formattedCitation&quot;:&quot;[@cook_using_2016]&quot;},&quot;schema&quot;:&quot;https://github.com/citation-style-language/schema/raw/master/csl-citation.json&quot;,&quot;citationID&quot;:&quot;dncalccy&quot;,&quot;citationItems&quot;:[{&quot;uris&quot;:[&quot;http://zotero.org/users/1913249/items/NQJRLAS4&quot;],&quot;suffix&quot;:&quot;&quot;,&quot;prefix&quot;:&quot;&quot;,&quot;uri&quot;:[&quot;http://zotero.org/users/1913249/items/NQJRLAS4&quot;],&quot;itemData&quot;:{&quot;title&quot;:&quot;Using universal design for learning to personalize an evidence-based practice for students with disabilities&quot;,&quot;source&quot;:&quot;ResearchGate&quot;,&quot;type&quot;:&quot;chapter&quot;,&quot;issued&quot;:{&quot;date-parts&quot;:[[&quot;2016&quot;,1,1]]},&quot;citation-key&quot;:&quot;cook_using_2016&quot;,&quot;page&quot;:&quot;239-248&quot;,&quot;author&quot;:[{&quot;family&quot;:&quot;Cook&quot;,&quot;given&quot;:&quot;Sara&quot;},{&quot;family&quot;:&quot;Rao&quot;,&quot;given&quot;:&quot;Kavita&quot;},{&quot;family&quot;:&quot;Cook&quot;,&quot;given&quot;:&quot;Bryan&quot;}],&quot;id&quot;:&quot;cook_using_2016&quot;},&quot;id&quot;:3931}]} RNDzwonloonfp"/>&lt;Do Zotero Refresh: [@cook_using_2016]&gt;<text:reference-mark-end text:name="ZOTERO_ITEM CSL_CITATION {&quot;properties&quot;:{&quot;noteIndex&quot;:0,&quot;formattedCitation&quot;:&quot;[@cook_using_2016]&quot;},&quot;schema&quot;:&quot;https://github.com/citation-style-language/schema/raw/master/csl-citation.json&quot;,&quot;citationID&quot;:&quot;dncalccy&quot;,&quot;citationItems&quot;:[{&quot;uris&quot;:[&quot;http://zotero.org/users/1913249/items/NQJRLAS4&quot;],&quot;suffix&quot;:&quot;&quot;,&quot;prefix&quot;:&quot;&quot;,&quot;uri&quot;:[&quot;http://zotero.org/users/1913249/items/NQJRLAS4&quot;],&quot;itemData&quot;:{&quot;title&quot;:&quot;Using universal design for learning to personalize an evidence-based practice for students with disabilities&quot;,&quot;source&quot;:&quot;ResearchGate&quot;,&quot;type&quot;:&quot;chapter&quot;,&quot;issued&quot;:{&quot;date-parts&quot;:[[&quot;2016&quot;,1,1]]},&quot;citation-key&quot;:&quot;cook_using_2016&quot;,&quot;page&quot;:&quot;239-248&quot;,&quot;author&quot;:[{&quot;family&quot;:&quot;Cook&quot;,&quot;given&quot;:&quot;Sara&quot;},{&quot;family&quot;:&quot;Rao&quot;,&quot;given&quot;:&quot;Kavita&quot;},{&quot;family&quot;:&quot;Cook&quot;,&quot;given&quot;:&quot;Bryan&quot;}],&quot;id&quot;:&quot;cook_using_2016&quot;},&quot;id&quot;:3931}]} RNDzwonloonfp"/> explored the alignment of UDL with another framework, CRA, which consists of a three stage model to support learners to develop concepts <text:reference-mark-start text:name="ZOTERO_ITEM CSL_CITATION {&quot;properties&quot;:{&quot;noteIndex&quot;:0,&quot;formattedCitation&quot;:&quot;[@fyfe_concreteness_2014]&quot;},&quot;schema&quot;:&quot;https://github.com/citation-style-language/schema/raw/master/csl-citation.json&quot;,&quot;citationID&quot;:&quot;chlgqlru&quot;,&quot;citationItems&quot;:[{&quot;uris&quot;:[&quot;http://zotero.org/users/1913249/items/5L265CMQ&quot;],&quot;suffix&quot;:&quot;&quot;,&quot;prefix&quot;:&quot;&quot;,&quot;uri&quot;:[&quot;http://zotero.org/users/1913249/items/5L265CMQ&quot;],&quot;itemData&quot;:{&quot;source&quot;:&quot;DOI.org (Crossref)&quot;,&quot;URL&quot;:&quot;http://link.springer.com/10.1007/s10648-014-9249-3&quot;,&quot;ISSN&quot;:&quot;1040-726X, 1573-336X&quot;,&quot;language&quot;:&quot;en&quot;,&quot;container-title&quot;:&quot;Educational Psychology Review&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page&quot;:&quot;9-25&quot;,&quot;title&quot;:&quot;Concreteness Fading in Mathematics and Science Instruction: a Systematic Review&quot;,&quot;issue&quot;:&quot;1&quot;,&quot;issued&quot;:{&quot;date-parts&quot;:[[&quot;2014&quot;,3]]},&quot;id&quot;:&quot;fyfe_concreteness_2014&quot;,&quot;title-short&quot;:&quot;Concreteness Fading in Mathematics and Science Instruction&quot;,&quot;volume&quot;:&quot;26&quot;,&quot;type&quot;:&quot;article-journal&quot;,&quot;accessed&quot;:{&quot;date-parts&quot;:[[&quot;2021&quot;,3,28]]},&quot;citation-key&quot;:&quot;fyfe_concreteness_2014&quot;,&quot;author&quot;:[{&quot;family&quot;:&quot;Fyfe&quot;,&quot;given&quot;:&quot;Emily R.&quot;},{&quot;family&quot;:&quot;McNeil&quot;,&quot;given&quot;:&quot;Nicole M.&quot;},{&quot;family&quot;:&quot;Son&quot;,&quot;given&quot;:&quot;Ji Y.&quot;},{&quot;family&quot;:&quot;Goldstone&quot;,&quot;given&quot;:&quot;Robert L.&quot;}],&quot;container-title-short&quot;:&quot;Educ Psychol Rev&quot;,&quot;DOI&quot;:&quot;10.1007/s10648-014-9249-3&quot;},&quot;id&quot;:65}]} RNDfuhmvlzylk"/>&lt;Do Zotero Refresh: [@fyfe_concreteness_2014]&gt;<text:reference-mark-end text:name="ZOTERO_ITEM CSL_CITATION {&quot;properties&quot;:{&quot;noteIndex&quot;:0,&quot;formattedCitation&quot;:&quot;[@fyfe_concreteness_2014]&quot;},&quot;schema&quot;:&quot;https://github.com/citation-style-language/schema/raw/master/csl-citation.json&quot;,&quot;citationID&quot;:&quot;chlgqlru&quot;,&quot;citationItems&quot;:[{&quot;uris&quot;:[&quot;http://zotero.org/users/1913249/items/5L265CMQ&quot;],&quot;suffix&quot;:&quot;&quot;,&quot;prefix&quot;:&quot;&quot;,&quot;uri&quot;:[&quot;http://zotero.org/users/1913249/items/5L265CMQ&quot;],&quot;itemData&quot;:{&quot;source&quot;:&quot;DOI.org (Crossref)&quot;,&quot;URL&quot;:&quot;http://link.springer.com/10.1007/s10648-014-9249-3&quot;,&quot;ISSN&quot;:&quot;1040-726X, 1573-336X&quot;,&quot;language&quot;:&quot;en&quot;,&quot;container-title&quot;:&quot;Educational Psychology Review&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page&quot;:&quot;9-25&quot;,&quot;title&quot;:&quot;Concreteness Fading in Mathematics and Science Instruction: a Systematic Review&quot;,&quot;issue&quot;:&quot;1&quot;,&quot;issued&quot;:{&quot;date-parts&quot;:[[&quot;2014&quot;,3]]},&quot;id&quot;:&quot;fyfe_concreteness_2014&quot;,&quot;title-short&quot;:&quot;Concreteness Fading in Mathematics and Science Instruction&quot;,&quot;volume&quot;:&quot;26&quot;,&quot;type&quot;:&quot;article-journal&quot;,&quot;accessed&quot;:{&quot;date-parts&quot;:[[&quot;2021&quot;,3,28]]},&quot;citation-key&quot;:&quot;fyfe_concreteness_2014&quot;,&quot;author&quot;:[{&quot;family&quot;:&quot;Fyfe&quot;,&quot;given&quot;:&quot;Emily R.&quot;},{&quot;family&quot;:&quot;McNeil&quot;,&quot;given&quot;:&quot;Nicole M.&quot;},{&quot;family&quot;:&quot;Son&quot;,&quot;given&quot;:&quot;Ji Y.&quot;},{&quot;family&quot;:&quot;Goldstone&quot;,&quot;given&quot;:&quot;Robert L.&quot;}],&quot;container-title-short&quot;:&quot;Educ Psychol Rev&quot;,&quot;DOI&quot;:&quot;10.1007/s10648-014-9249-3&quot;},&quot;id&quot;:65}]} RNDfuhmvlzylk"/>.</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properties&quot;:{&quot;noteIndex&quot;:0,&quot;formattedCitation&quot;:&quot;[@olsson2014conceptual]&quot;},&quot;schema&quot;:&quot;https://github.com/citation-style-language/schema/raw/master/csl-citation.json&quot;,&quot;citationID&quot;:&quot;bnjakxow&quot;,&quot;citationItems&quot;:[{&quot;uris&quot;:[&quot;http://zotero.org/users/1913249/items/CCN7UC6X&quot;],&quot;suffix&quot;:&quot;&quot;,&quot;prefix&quot;:&quot;&quot;,&quot;uri&quot;:[&quot;http://zotero.org/users/1913249/items/CCN7UC6X&quot;],&quot;itemData&quot;:{&quot;title&quot;:&quot;The conceptual relationship model: understanding patterns and mechanics in game design&quot;,&quot;issued&quot;:{&quot;date-parts&quot;:[[&quot;2014&quot;]]},&quot;id&quot;:&quot;olsson2014conceptual&quot;,&quot;publisher&quot;:&quot;DiGRA&quot;,&quot;container-title&quot;:&quot;Digital games research association (DiGRA), snowbird, utah, USA (2014)&quot;,&quot;author&quot;:[{&quot;family&quot;:&quot;Olsson&quot;,&quot;given&quot;:&quot;Carl Magnus&quot;},{&quot;family&quot;:&quot;Björk&quot;,&quot;given&quot;:&quot;Staffan&quot;},{&quot;family&quot;:&quot;Dahlskog&quot;,&quot;given&quot;:&quot;Steve&quot;}],&quot;type&quot;:&quot;paper-conference&quot;,&quot;citation-key&quot;:&quot;olsson2014conceptual&quot;,&quot;page&quot;:&quot;1–16&quot;},&quot;id&quot;:8683}]} RNDmcjsrladsq"/>&lt;Do Zotero Refresh: [@olsson2014conceptual]&gt;<text:reference-mark-end text:name="ZOTERO_ITEM CSL_CITATION {&quot;properties&quot;:{&quot;noteIndex&quot;:0,&quot;formattedCitation&quot;:&quot;[@olsson2014conceptual]&quot;},&quot;schema&quot;:&quot;https://github.com/citation-style-language/schema/raw/master/csl-citation.json&quot;,&quot;citationID&quot;:&quot;bnjakxow&quot;,&quot;citationItems&quot;:[{&quot;uris&quot;:[&quot;http://zotero.org/users/1913249/items/CCN7UC6X&quot;],&quot;suffix&quot;:&quot;&quot;,&quot;prefix&quot;:&quot;&quot;,&quot;uri&quot;:[&quot;http://zotero.org/users/1913249/items/CCN7UC6X&quot;],&quot;itemData&quot;:{&quot;title&quot;:&quot;The conceptual relationship model: understanding patterns and mechanics in game design&quot;,&quot;issued&quot;:{&quot;date-parts&quot;:[[&quot;2014&quot;]]},&quot;id&quot;:&quot;olsson2014conceptual&quot;,&quot;publisher&quot;:&quot;DiGRA&quot;,&quot;container-title&quot;:&quot;Digital games research association (DiGRA), snowbird, utah, USA (2014)&quot;,&quot;author&quot;:[{&quot;family&quot;:&quot;Olsson&quot;,&quot;given&quot;:&quot;Carl Magnus&quot;},{&quot;family&quot;:&quot;Björk&quot;,&quot;given&quot;:&quot;Staffan&quot;},{&quot;family&quot;:&quot;Dahlskog&quot;,&quot;given&quot;:&quot;Steve&quot;}],&quot;type&quot;:&quot;paper-conference&quot;,&quot;citation-key&quot;:&quot;olsson2014conceptual&quot;,&quot;page&quot;:&quot;1–16&quot;},&quot;id&quot;:8683}]} RNDmcjsrladsq"/>.</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synthesis-of-chapter-discussion---previous-version"/>Synthesis of chapter / discussion - PREVIOUS VERSION<text:bookmark-end text:name="synthesis-of-chapter-discussion---previous-version"/></text:h>
      <text:p text:style-name="First_20_paragraph"><text:span text:style-name="T1">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properties&quot;:{&quot;noteIndex&quot;:0,&quot;formattedCitation&quot;:&quot;[@mayer_should_2004]&quot;},&quot;schema&quot;:&quot;https://github.com/citation-style-language/schema/raw/master/csl-citation.json&quot;,&quot;citationID&quot;:&quot;ojkuesha&quot;,&quot;citationItems&quot;:[{&quot;uris&quot;:[&quot;http://zotero.org/users/1913249/items/7TSBS695&quot;],&quot;suffix&quot;:&quot;&quot;,&quot;prefix&quot;:&quot;&quot;,&quot;uri&quot;:[&quot;http://zotero.org/users/1913249/items/7TSBS695&quot;],&quot;itemData&quot;:{&quot;accessed&quot;:{&quot;date-parts&quot;:[[&quot;2017&quot;,10,2]]},&quot;issue&quot;:&quot;1&quot;,&quot;volume&quot;:&quot;59&quot;,&quot;issued&quot;:{&quot;date-parts&quot;:[[&quot;2004&quot;]]},&quot;URL&quot;:&quot;http://doi.apa.org/getdoi.cfm?doi=10.1037/0003-066X.59.1.14&quot;,&quot;type&quot;:&quot;article-journal&quot;,&quot;ISSN&quot;:&quot;1935-990X, 0003-066X&quot;,&quot;id&quot;:&quot;mayer_should_2004&quot;,&quot;title&quot;:&quot;Should There Be a Three-Strikes Rule Against Pure Discovery Learning?&quot;,&quot;source&quot;:&quot;CrossRef&quot;,&quot;language&quot;:&quot;en&quot;,&quot;DOI&quot;:&quot;10.1037/0003-066X.59.1.14&quot;,&quot;author&quot;:[{&quot;family&quot;:&quot;Mayer&quot;,&quot;given&quot;:&quot;Richard E.&quot;}],&quot;container-title&quot;:&quot;American Psychologist&quot;,&quot;citation-key&quot;:&quot;mayer_should_2004&quot;,&quot;page&quot;:&quot;14-19&quot;},&quot;id&quot;:1907}]} RNDdgzoracabm"/>&lt;Do Zotero Refresh: [@mayer_should_2004]&gt;<text:reference-mark-end text:name="ZOTERO_ITEM CSL_CITATION {&quot;properties&quot;:{&quot;noteIndex&quot;:0,&quot;formattedCitation&quot;:&quot;[@mayer_should_2004]&quot;},&quot;schema&quot;:&quot;https://github.com/citation-style-language/schema/raw/master/csl-citation.json&quot;,&quot;citationID&quot;:&quot;ojkuesha&quot;,&quot;citationItems&quot;:[{&quot;uris&quot;:[&quot;http://zotero.org/users/1913249/items/7TSBS695&quot;],&quot;suffix&quot;:&quot;&quot;,&quot;prefix&quot;:&quot;&quot;,&quot;uri&quot;:[&quot;http://zotero.org/users/1913249/items/7TSBS695&quot;],&quot;itemData&quot;:{&quot;accessed&quot;:{&quot;date-parts&quot;:[[&quot;2017&quot;,10,2]]},&quot;issue&quot;:&quot;1&quot;,&quot;volume&quot;:&quot;59&quot;,&quot;issued&quot;:{&quot;date-parts&quot;:[[&quot;2004&quot;]]},&quot;URL&quot;:&quot;http://doi.apa.org/getdoi.cfm?doi=10.1037/0003-066X.59.1.14&quot;,&quot;type&quot;:&quot;article-journal&quot;,&quot;ISSN&quot;:&quot;1935-990X, 0003-066X&quot;,&quot;id&quot;:&quot;mayer_should_2004&quot;,&quot;title&quot;:&quot;Should There Be a Three-Strikes Rule Against Pure Discovery Learning?&quot;,&quot;source&quot;:&quot;CrossRef&quot;,&quot;language&quot;:&quot;en&quot;,&quot;DOI&quot;:&quot;10.1037/0003-066X.59.1.14&quot;,&quot;author&quot;:[{&quot;family&quot;:&quot;Mayer&quot;,&quot;given&quot;:&quot;Richard E.&quot;}],&quot;container-title&quot;:&quot;American Psychologist&quot;,&quot;citation-key&quot;:&quot;mayer_should_2004&quot;,&quot;page&quot;:&quot;14-19&quot;},&quot;id&quot;:1907}]} RNDdgzoracabm"/>.</text:p>
      <text:p text:style-name="Text_20_body">On the other end of the spectrum, tutorials are a common way of learning coding and exist in many forms and formats <text:reference-mark-start text:name="ZOTERO_ITEM CSL_CITATION {&quot;properties&quot;:{&quot;noteIndex&quot;:0,&quot;formattedCitation&quot;:&quot;[@head_composing_2020; @kim_pedagogical_2017]&quot;},&quot;schema&quot;:&quot;https://github.com/citation-style-language/schema/raw/master/csl-citation.json&quot;,&quot;citationID&quot;:&quot;ypilrsdj&quot;,&quot;citationItems&quot;:[{&quot;uris&quot;:[&quot;http://zotero.org/users/1913249/items/7I5JT79P&quot;],&quot;suffix&quot;:&quot;&quot;,&quot;prefix&quot;:&quot;&quot;,&quot;uri&quot;:[&quot;http://zotero.org/users/1913249/items/7I5JT79P&quot;],&quot;itemData&quot;:{&quot;source&quot;:&quot;ACM Digital Library&quot;,&quot;URL&quot;:&quot;https://dl.acm.org/doi/10.1145/3313831.3376798&quot;,&quot;collection-title&quot;:&quot;CHI '20&quot;,&quot;ISBN&quot;:&quot;978-1-4503-6708-0&quot;,&quot;DOI&quot;:&quot;10.1145/3313831.3376798&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page&quot;:&quot;1–12&quot;,&quot;title&quot;:&quot;Composing Flexibly-Organized Step-by-Step Tutorials from Linked Source Code, Snippets, and Outputs&quot;,&quot;event-place&quot;:&quot;New York, NY, USA&quot;,&quot;issued&quot;:{&quot;date-parts&quot;:[[&quot;2020&quot;,4,23]]},&quot;publisher-place&quot;:&quot;New York, NY, USA&quot;,&quot;id&quot;:&quot;head_composing_2020&quot;,&quot;publisher&quot;:&quot;Association for Computing Machinery&quot;,&quot;type&quot;:&quot;paper-conference&quot;,&quot;citation-key&quot;:&quot;head_composing_2020&quot;,&quot;accessed&quot;:{&quot;date-parts&quot;:[[&quot;2023&quot;,6,13]]},&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container-title&quot;:&quot;Proceedings of the 2020 CHI Conference on Human Factors in Computing Systems&quot;},&quot;id&quot;:8712},{&quot;uris&quot;:[&quot;http://zotero.org/users/1913249/items/BVPG23QV&quot;],&quot;suffix&quot;:&quot;&quot;,&quot;prefix&quot;:&quot;&quot;,&quot;uri&quot;:[&quot;http://zotero.org/users/1913249/items/BVPG23QV&quot;],&quot;itemData&quot;:{&quot;source&quot;:&quot;ACM Digital Library&quot;,&quot;URL&quot;:&quot;https://dl.acm.org/doi/10.1145/3017680.3017728&quot;,&quot;collection-title&quot;:&quot;SIGCSE '17&quot;,&quot;ISBN&quot;:&quot;978-1-4503-4698-6&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age&quot;:&quot;321–326&quot;,&quot;title&quot;:&quot;A Pedagogical Analysis of Online Coding Tutorials&quot;,&quot;event-place&quot;:&quot;New York, NY, USA&quot;,&quot;issued&quot;:{&quot;date-parts&quot;:[[&quot;2017&quot;,3,8]]},&quot;publisher-place&quot;:&quot;New York, NY, USA&quot;,&quot;id&quot;:&quot;kim_pedagogical_2017&quot;,&quot;publisher&quot;:&quot;Association for Computing Machinery&quot;,&quot;type&quot;:&quot;paper-conference&quot;,&quot;citation-key&quot;:&quot;kim_pedagogical_2017&quot;,&quot;accessed&quot;:{&quot;date-parts&quot;:[[&quot;2023&quot;,6,13]]},&quot;author&quot;:[{&quot;family&quot;:&quot;Kim&quot;,&quot;given&quot;:&quot;Ada S.&quot;},{&quot;family&quot;:&quot;Ko&quot;,&quot;given&quot;:&quot;Amy J.&quot;}],&quot;container-title&quot;:&quot;Proceedings of the 2017 ACM SIGCSE Technical Symposium on Computer Science Education&quot;},&quot;id&quot;:8714}]} RNDddnwtcgewl"/>&lt;Do Zotero Refresh: [@head_composing_2020; @kim_pedagogical_2017]&gt;<text:reference-mark-end text:name="ZOTERO_ITEM CSL_CITATION {&quot;properties&quot;:{&quot;noteIndex&quot;:0,&quot;formattedCitation&quot;:&quot;[@head_composing_2020; @kim_pedagogical_2017]&quot;},&quot;schema&quot;:&quot;https://github.com/citation-style-language/schema/raw/master/csl-citation.json&quot;,&quot;citationID&quot;:&quot;ypilrsdj&quot;,&quot;citationItems&quot;:[{&quot;uris&quot;:[&quot;http://zotero.org/users/1913249/items/7I5JT79P&quot;],&quot;suffix&quot;:&quot;&quot;,&quot;prefix&quot;:&quot;&quot;,&quot;uri&quot;:[&quot;http://zotero.org/users/1913249/items/7I5JT79P&quot;],&quot;itemData&quot;:{&quot;source&quot;:&quot;ACM Digital Library&quot;,&quot;URL&quot;:&quot;https://dl.acm.org/doi/10.1145/3313831.3376798&quot;,&quot;collection-title&quot;:&quot;CHI '20&quot;,&quot;ISBN&quot;:&quot;978-1-4503-6708-0&quot;,&quot;DOI&quot;:&quot;10.1145/3313831.3376798&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page&quot;:&quot;1–12&quot;,&quot;title&quot;:&quot;Composing Flexibly-Organized Step-by-Step Tutorials from Linked Source Code, Snippets, and Outputs&quot;,&quot;event-place&quot;:&quot;New York, NY, USA&quot;,&quot;issued&quot;:{&quot;date-parts&quot;:[[&quot;2020&quot;,4,23]]},&quot;publisher-place&quot;:&quot;New York, NY, USA&quot;,&quot;id&quot;:&quot;head_composing_2020&quot;,&quot;publisher&quot;:&quot;Association for Computing Machinery&quot;,&quot;type&quot;:&quot;paper-conference&quot;,&quot;citation-key&quot;:&quot;head_composing_2020&quot;,&quot;accessed&quot;:{&quot;date-parts&quot;:[[&quot;2023&quot;,6,13]]},&quot;author&quot;:[{&quot;family&quot;:&quot;Head&quot;,&quot;given&quot;:&quot;Andrew&quot;},{&quot;family&quot;:&quot;Jiang&quot;,&quot;given&quot;:&quot;Jason&quot;},{&quot;family&quot;:&quot;Smith&quot;,&quot;given&quot;:&quot;James&quot;},{&quot;family&quot;:&quot;Hearst&quot;,&quot;given&quot;:&quot;Marti A.&quot;},{&quot;family&quot;:&quot;Hartmann&quot;,&quot;given&quot;:&quot;Björn&quot;}],&quot;container-title&quot;:&quot;Proceedings of the 2020 CHI Conference on Human Factors in Computing Systems&quot;},&quot;id&quot;:8712},{&quot;uris&quot;:[&quot;http://zotero.org/users/1913249/items/BVPG23QV&quot;],&quot;suffix&quot;:&quot;&quot;,&quot;prefix&quot;:&quot;&quot;,&quot;uri&quot;:[&quot;http://zotero.org/users/1913249/items/BVPG23QV&quot;],&quot;itemData&quot;:{&quot;source&quot;:&quot;ACM Digital Library&quot;,&quot;URL&quot;:&quot;https://dl.acm.org/doi/10.1145/3017680.3017728&quot;,&quot;collection-title&quot;:&quot;SIGCSE '17&quot;,&quot;ISBN&quot;:&quot;978-1-4503-4698-6&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age&quot;:&quot;321–326&quot;,&quot;title&quot;:&quot;A Pedagogical Analysis of Online Coding Tutorials&quot;,&quot;event-place&quot;:&quot;New York, NY, USA&quot;,&quot;issued&quot;:{&quot;date-parts&quot;:[[&quot;2017&quot;,3,8]]},&quot;publisher-place&quot;:&quot;New York, NY, USA&quot;,&quot;id&quot;:&quot;kim_pedagogical_2017&quot;,&quot;publisher&quot;:&quot;Association for Computing Machinery&quot;,&quot;type&quot;:&quot;paper-conference&quot;,&quot;citation-key&quot;:&quot;kim_pedagogical_2017&quot;,&quot;accessed&quot;:{&quot;date-parts&quot;:[[&quot;2023&quot;,6,13]]},&quot;author&quot;:[{&quot;family&quot;:&quot;Kim&quot;,&quot;given&quot;:&quot;Ada S.&quot;},{&quot;family&quot;:&quot;Ko&quot;,&quot;given&quot;:&quot;Amy J.&quot;}],&quot;container-title&quot;:&quot;Proceedings of the 2017 ACM SIGCSE Technical Symposium on Computer Science Education&quot;},&quot;id&quot;:8714}]} RNDddnwtcgewl"/>.</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properties&quot;:{&quot;noteIndex&quot;:0,&quot;formattedCitation&quot;:&quot;[@kim_pedagogical_2017, p. 325]&quot;},&quot;schema&quot;:&quot;https://github.com/citation-style-language/schema/raw/master/csl-citation.json&quot;,&quot;citationID&quot;:&quot;wdlzklnb&quot;,&quot;citationItems&quot;:[{&quot;locator&quot;:&quot; 325&quot;,&quot;uris&quot;:[&quot;http://zotero.org/users/1913249/items/BVPG23QV&quot;],&quot;prefix&quot;:&quot;&quot;,&quot;uri&quot;:[&quot;http://zotero.org/users/1913249/items/BVPG23QV&quot;],&quot;itemData&quot;:{&quot;source&quot;:&quot;ACM Digital Library&quot;,&quot;URL&quot;:&quot;https://dl.acm.org/doi/10.1145/3017680.3017728&quot;,&quot;collection-title&quot;:&quot;SIGCSE '17&quot;,&quot;ISBN&quot;:&quot;978-1-4503-4698-6&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age&quot;:&quot;321–326&quot;,&quot;title&quot;:&quot;A Pedagogical Analysis of Online Coding Tutorials&quot;,&quot;event-place&quot;:&quot;New York, NY, USA&quot;,&quot;issued&quot;:{&quot;date-parts&quot;:[[&quot;2017&quot;,3,8]]},&quot;publisher-place&quot;:&quot;New York, NY, USA&quot;,&quot;id&quot;:&quot;kim_pedagogical_2017&quot;,&quot;publisher&quot;:&quot;Association for Computing Machinery&quot;,&quot;type&quot;:&quot;paper-conference&quot;,&quot;citation-key&quot;:&quot;kim_pedagogical_2017&quot;,&quot;accessed&quot;:{&quot;date-parts&quot;:[[&quot;2023&quot;,6,13]]},&quot;author&quot;:[{&quot;family&quot;:&quot;Kim&quot;,&quot;given&quot;:&quot;Ada S.&quot;},{&quot;family&quot;:&quot;Ko&quot;,&quot;given&quot;:&quot;Amy J.&quot;}],&quot;container-title&quot;:&quot;Proceedings of the 2017 ACM SIGCSE Technical Symposium on Computer Science Education&quot;},&quot;id&quot;:8714}]} RNDlqcmdbbmmt"/>&lt;Do Zotero Refresh: [@kim_pedagogical_2017, p. 325]&gt;<text:reference-mark-end text:name="ZOTERO_ITEM CSL_CITATION {&quot;properties&quot;:{&quot;noteIndex&quot;:0,&quot;formattedCitation&quot;:&quot;[@kim_pedagogical_2017, p. 325]&quot;},&quot;schema&quot;:&quot;https://github.com/citation-style-language/schema/raw/master/csl-citation.json&quot;,&quot;citationID&quot;:&quot;wdlzklnb&quot;,&quot;citationItems&quot;:[{&quot;locator&quot;:&quot; 325&quot;,&quot;uris&quot;:[&quot;http://zotero.org/users/1913249/items/BVPG23QV&quot;],&quot;prefix&quot;:&quot;&quot;,&quot;uri&quot;:[&quot;http://zotero.org/users/1913249/items/BVPG23QV&quot;],&quot;itemData&quot;:{&quot;source&quot;:&quot;ACM Digital Library&quot;,&quot;URL&quot;:&quot;https://dl.acm.org/doi/10.1145/3017680.3017728&quot;,&quot;collection-title&quot;:&quot;SIGCSE '17&quot;,&quot;ISBN&quot;:&quot;978-1-4503-4698-6&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age&quot;:&quot;321–326&quot;,&quot;title&quot;:&quot;A Pedagogical Analysis of Online Coding Tutorials&quot;,&quot;event-place&quot;:&quot;New York, NY, USA&quot;,&quot;issued&quot;:{&quot;date-parts&quot;:[[&quot;2017&quot;,3,8]]},&quot;publisher-place&quot;:&quot;New York, NY, USA&quot;,&quot;id&quot;:&quot;kim_pedagogical_2017&quot;,&quot;publisher&quot;:&quot;Association for Computing Machinery&quot;,&quot;type&quot;:&quot;paper-conference&quot;,&quot;citation-key&quot;:&quot;kim_pedagogical_2017&quot;,&quot;accessed&quot;:{&quot;date-parts&quot;:[[&quot;2023&quot;,6,13]]},&quot;author&quot;:[{&quot;family&quot;:&quot;Kim&quot;,&quot;given&quot;:&quot;Ada S.&quot;},{&quot;family&quot;:&quot;Ko&quot;,&quot;given&quot;:&quot;Amy J.&quot;}],&quot;container-title&quot;:&quot;Proceedings of the 2017 ACM SIGCSE Technical Symposium on Computer Science Education&quot;},&quot;id&quot;:8714}]} RNDlqcmdbbmmt"/>.</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properties&quot;:{&quot;noteIndex&quot;:0,&quot;formattedCitation&quot;:&quot;[@kirschner_why_2006; @kollar_collaboration_2006]&quot;},&quot;schema&quot;:&quot;https://github.com/citation-style-language/schema/raw/master/csl-citation.json&quot;,&quot;citationID&quot;:&quot;eqditqen&quot;,&quot;citationItems&quot;:[{&quot;uris&quot;:[&quot;http://zotero.org/users/1913249/items/F84HG9BX&quot;],&quot;suffix&quot;:&quot;&quot;,&quot;prefix&quot;:&quot;&quot;,&quot;uri&quot;:[&quot;http://zotero.org/users/1913249/items/F84HG9BX&quot;],&quot;itemData&quot;:{&quot;title&quot;:&quot;Why minimal guidance during instruction does not work: An analysis of the failure of constructivist, discovery, problem-based, experiential, and inquiry-based teaching&quot;,&quot;issue&quot;:&quot;2&quot;,&quot;issued&quot;:{&quot;date-parts&quot;:[[&quot;2006&quot;]]},&quot;id&quot;:&quot;kirschner_why_2006&quot;,&quot;title-short&quot;:&quot;Why minimal guidance during instruction does not work&quot;,&quot;volume&quot;:&quot;41&quot;,&quot;type&quot;:&quot;article-journal&quot;,&quot;container-title&quot;:&quot;Educational psychologist&quot;,&quot;author&quot;:[{&quot;family&quot;:&quot;Kirschner&quot;,&quot;given&quot;:&quot;Paul A.&quot;},{&quot;family&quot;:&quot;Sweller&quot;,&quot;given&quot;:&quot;John&quot;},{&quot;family&quot;:&quot;Clark&quot;,&quot;given&quot;:&quot;Richard E.&quot;}],&quot;source&quot;:&quot;Google Scholar&quot;,&quot;citation-key&quot;:&quot;kirschner_why_2006&quot;,&quot;page&quot;:&quot;75–86&quot;},&quot;id&quot;:1832},{&quot;uris&quot;:[&quot;http://zotero.org/users/1913249/items/XC38WUCL&quot;],&quot;suffix&quot;:&quot;&quot;,&quot;prefix&quot;:&quot;&quot;,&quot;uri&quot;:[&quot;http://zotero.org/users/1913249/items/XC38WUCL&quot;],&quot;itemData&quot;:{&quot;source&quot;:&quot;Springer Link&quot;,&quot;URL&quot;:&quot;https://doi.org/10.1007/s10648-006-9007-2&quot;,&quot;ISSN&quot;:&quot;1573-336X&quot;,&quot;language&quot;:&quot;en&quot;,&quot;container-title&quot;:&quot;Educational Psychology Review&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page&quot;:&quot;159-185&quot;,&quot;title&quot;:&quot;Collaboration Scripts – A Conceptual Analysis&quot;,&quot;issue&quot;:&quot;2&quot;,&quot;issued&quot;:{&quot;date-parts&quot;:[[&quot;2006&quot;,6,1]]},&quot;id&quot;:&quot;kollar_collaboration_2006&quot;,&quot;volume&quot;:&quot;18&quot;,&quot;accessed&quot;:{&quot;date-parts&quot;:[[&quot;2018&quot;,12,20]]},&quot;type&quot;:&quot;article-journal&quot;,&quot;citation-key&quot;:&quot;kollar_collaboration_2006&quot;,&quot;author&quot;:[{&quot;family&quot;:&quot;Kollar&quot;,&quot;given&quot;:&quot;Ingo&quot;},{&quot;family&quot;:&quot;Fischer&quot;,&quot;given&quot;:&quot;Frank&quot;},{&quot;family&quot;:&quot;Hesse&quot;,&quot;given&quot;:&quot;Friedrich W.&quot;}],&quot;container-title-short&quot;:&quot;Educ Psychol Rev&quot;,&quot;DOI&quot;:&quot;10.1007/s10648-006-9007-2&quot;},&quot;id&quot;:176}]} RNDskrpvothnd"/>&lt;Do Zotero Refresh: [@kirschner_why_2006; @kollar_collaboration_2006]&gt;<text:reference-mark-end text:name="ZOTERO_ITEM CSL_CITATION {&quot;properties&quot;:{&quot;noteIndex&quot;:0,&quot;formattedCitation&quot;:&quot;[@kirschner_why_2006; @kollar_collaboration_2006]&quot;},&quot;schema&quot;:&quot;https://github.com/citation-style-language/schema/raw/master/csl-citation.json&quot;,&quot;citationID&quot;:&quot;eqditqen&quot;,&quot;citationItems&quot;:[{&quot;uris&quot;:[&quot;http://zotero.org/users/1913249/items/F84HG9BX&quot;],&quot;suffix&quot;:&quot;&quot;,&quot;prefix&quot;:&quot;&quot;,&quot;uri&quot;:[&quot;http://zotero.org/users/1913249/items/F84HG9BX&quot;],&quot;itemData&quot;:{&quot;title&quot;:&quot;Why minimal guidance during instruction does not work: An analysis of the failure of constructivist, discovery, problem-based, experiential, and inquiry-based teaching&quot;,&quot;issue&quot;:&quot;2&quot;,&quot;issued&quot;:{&quot;date-parts&quot;:[[&quot;2006&quot;]]},&quot;id&quot;:&quot;kirschner_why_2006&quot;,&quot;title-short&quot;:&quot;Why minimal guidance during instruction does not work&quot;,&quot;volume&quot;:&quot;41&quot;,&quot;type&quot;:&quot;article-journal&quot;,&quot;container-title&quot;:&quot;Educational psychologist&quot;,&quot;author&quot;:[{&quot;family&quot;:&quot;Kirschner&quot;,&quot;given&quot;:&quot;Paul A.&quot;},{&quot;family&quot;:&quot;Sweller&quot;,&quot;given&quot;:&quot;John&quot;},{&quot;family&quot;:&quot;Clark&quot;,&quot;given&quot;:&quot;Richard E.&quot;}],&quot;source&quot;:&quot;Google Scholar&quot;,&quot;citation-key&quot;:&quot;kirschner_why_2006&quot;,&quot;page&quot;:&quot;75–86&quot;},&quot;id&quot;:1832},{&quot;uris&quot;:[&quot;http://zotero.org/users/1913249/items/XC38WUCL&quot;],&quot;suffix&quot;:&quot;&quot;,&quot;prefix&quot;:&quot;&quot;,&quot;uri&quot;:[&quot;http://zotero.org/users/1913249/items/XC38WUCL&quot;],&quot;itemData&quot;:{&quot;source&quot;:&quot;Springer Link&quot;,&quot;URL&quot;:&quot;https://doi.org/10.1007/s10648-006-9007-2&quot;,&quot;ISSN&quot;:&quot;1573-336X&quot;,&quot;language&quot;:&quot;en&quot;,&quot;container-title&quot;:&quot;Educational Psychology Review&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page&quot;:&quot;159-185&quot;,&quot;title&quot;:&quot;Collaboration Scripts – A Conceptual Analysis&quot;,&quot;issue&quot;:&quot;2&quot;,&quot;issued&quot;:{&quot;date-parts&quot;:[[&quot;2006&quot;,6,1]]},&quot;id&quot;:&quot;kollar_collaboration_2006&quot;,&quot;volume&quot;:&quot;18&quot;,&quot;accessed&quot;:{&quot;date-parts&quot;:[[&quot;2018&quot;,12,20]]},&quot;type&quot;:&quot;article-journal&quot;,&quot;citation-key&quot;:&quot;kollar_collaboration_2006&quot;,&quot;author&quot;:[{&quot;family&quot;:&quot;Kollar&quot;,&quot;given&quot;:&quot;Ingo&quot;},{&quot;family&quot;:&quot;Fischer&quot;,&quot;given&quot;:&quot;Frank&quot;},{&quot;family&quot;:&quot;Hesse&quot;,&quot;given&quot;:&quot;Friedrich W.&quot;}],&quot;container-title-short&quot;:&quot;Educ Psychol Rev&quot;,&quot;DOI&quot;:&quot;10.1007/s10648-006-9007-2&quot;},&quot;id&quot;:176}]} RNDskrpvothnd"/></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1">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properties&quot;:{&quot;noteIndex&quot;:0,&quot;formattedCitation&quot;:&quot;[-@rainer_drama_2012]&quot;},&quot;schema&quot;:&quot;https://github.com/citation-style-language/schema/raw/master/csl-citation.json&quot;,&quot;citationID&quot;:&quot;sbferhqv&quot;,&quot;citationItems&quot;:[{&quot;suppress-author&quot;:true,&quot;uris&quot;:[&quot;http://zotero.org/users/1913249/items/L9DXC8RY&quot;],&quot;suffix&quot;:&quot;&quot;,&quot;prefix&quot;:&quot;&quot;,&quot;uri&quot;:[&quot;http://zotero.org/users/1913249/items/L9DXC8RY&quot;],&quot;itemData&quot;:{&quot;title&quot;:&quot;Drama at the Heart of the Secondary School: Projects to Promote Authentic Learning&quot;,&quot;source&quot;:&quot;Google Books&quot;,&quot;issued&quot;:{&quot;date-parts&quot;:[[&quot;2012&quot;,3,15]]},&quot;number-of-pages&quot;:&quot;286&quot;,&quot;id&quot;:&quot;rainer_drama_2012&quot;,&quot;title-short&quot;:&quot;Drama at the Heart of the Secondary School&quot;,&quot;publisher&quot;:&quot;Routledge&quot;,&quot;ISBN&quot;:&quot;978-1-136-49649-3&quot;,&quot;type&quot;:&quot;book&quot;,&quot;citation-key&quot;:&quot;rainer_drama_2012&quot;,&quot;language&quot;:&quot;en&quot;,&quot;author&quot;:[{&quot;family&quot;:&quot;Rainer&quot;,&quot;given&quot;:&quot;John&quot;},{&quot;family&quot;:&quot;Lewis&quot;,&quot;given&quot;:&quot;Marti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3679}]} RNDjshvmllqtf"/>&lt;Do Zotero Refresh: [-@rainer_drama_2012]&gt;<text:reference-mark-end text:name="ZOTERO_ITEM CSL_CITATION {&quot;properties&quot;:{&quot;noteIndex&quot;:0,&quot;formattedCitation&quot;:&quot;[-@rainer_drama_2012]&quot;},&quot;schema&quot;:&quot;https://github.com/citation-style-language/schema/raw/master/csl-citation.json&quot;,&quot;citationID&quot;:&quot;sbferhqv&quot;,&quot;citationItems&quot;:[{&quot;suppress-author&quot;:true,&quot;uris&quot;:[&quot;http://zotero.org/users/1913249/items/L9DXC8RY&quot;],&quot;suffix&quot;:&quot;&quot;,&quot;prefix&quot;:&quot;&quot;,&quot;uri&quot;:[&quot;http://zotero.org/users/1913249/items/L9DXC8RY&quot;],&quot;itemData&quot;:{&quot;title&quot;:&quot;Drama at the Heart of the Secondary School: Projects to Promote Authentic Learning&quot;,&quot;source&quot;:&quot;Google Books&quot;,&quot;issued&quot;:{&quot;date-parts&quot;:[[&quot;2012&quot;,3,15]]},&quot;number-of-pages&quot;:&quot;286&quot;,&quot;id&quot;:&quot;rainer_drama_2012&quot;,&quot;title-short&quot;:&quot;Drama at the Heart of the Secondary School&quot;,&quot;publisher&quot;:&quot;Routledge&quot;,&quot;ISBN&quot;:&quot;978-1-136-49649-3&quot;,&quot;type&quot;:&quot;book&quot;,&quot;citation-key&quot;:&quot;rainer_drama_2012&quot;,&quot;language&quot;:&quot;en&quot;,&quot;author&quot;:[{&quot;family&quot;:&quot;Rainer&quot;,&quot;given&quot;:&quot;John&quot;},{&quot;family&quot;:&quot;Lewis&quot;,&quot;given&quot;:&quot;Martin&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3679}]} RNDjshvmllqtf"/>.</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nta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properties&quot;:{&quot;noteIndex&quot;:0,&quot;formattedCitation&quot;:&quot;[@garneli_computing_2015-1; @humble_use_nodate]&quot;},&quot;schema&quot;:&quot;https://github.com/citation-style-language/schema/raw/master/csl-citation.json&quot;,&quot;citationID&quot;:&quot;gyszikpe&quot;,&quot;citationItems&quot;:[{&quot;uris&quot;:[&quot;http://zotero.org/users/1913249/items/JS7WH5LK&quot;],&quot;suffix&quot;:&quot;&quot;,&quot;prefix&quot;:&quot;&quot;,&quot;uri&quot;:[&quot;http://zotero.org/users/1913249/items/JS7WH5LK&quot;],&quot;itemData&quot;:{&quot;title&quot;:&quot;Computing education in K-12 schools: A review of the literature&quot;,&quot;source&quot;:&quot;IEEE Xplore&quot;,&quot;event-title&quot;:&quot;2015 IEEE Global Engineering Education Conference (EDUCON)&quot;,&quot;issued&quot;:{&quot;date-parts&quot;:[[&quot;2015&quot;,3]]},&quot;ISSN&quot;:&quot;2165-9567&quot;,&quot;id&quot;:&quot;garneli_computing_2015-1&quot;,&quot;title-short&quot;:&quot;Computing education in K-12 schools&quot;,&quot;type&quot;:&quot;paper-conference&quot;,&quot;author&quot;:[{&quot;family&quot;:&quot;Garneli&quot;,&quot;given&quot;:&quot;Varvara&quot;},{&quot;family&quot;:&quot;Giannakos&quot;,&quot;given&quot;:&quot;Michail N.&quot;},{&quot;family&quot;:&quot;Chorianopoulos&quot;,&quot;given&quot;:&quot;Konstantinos&quot;}],&quot;container-title&quot;:&quot;2015 IEEE Global Engineering Education Conference (EDUCON)&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itation-key&quot;:&quot;garneli_computing_2015-1&quot;,&quot;DOI&quot;:&quot;10.1109/EDUCON.2015.7096023&quot;,&quot;page&quot;:&quot;543-551&quot;},&quot;id&quot;:8832},{&quot;uris&quot;:[&quot;http://zotero.org/users/1913249/items/TDQEKVP4&quot;],&quot;suffix&quot;:&quot;&quot;,&quot;prefix&quot;:&quot;&quot;,&quot;uri&quot;:[&quot;http://zotero.org/users/1913249/items/TDQEKVP4&quot;],&quot;itemData&quot;:{&quot;title&quot;:&quot;The use of Programming Tools in Teaching and Learning Material by K-12 Teachers&quot;,&quot;source&quot;:&quot;Zotero&quot;,&quot;language&quot;:&quot;en&quot;,&quot;type&quot;:&quot;article-journal&quot;,&quot;author&quot;:[{&quot;family&quot;:&quot;Humble&quot;,&quot;given&quot;:&quot;Niklas&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citation-key&quot;:&quot;humble_use_nodate&quot;,&quot;id&quot;:&quot;humble_use_nodate&quot;},&quot;id&quot;:8831}]} RNDyimmmenrif"/>&lt;Do Zotero Refresh: [@garneli_computing_2015-1; @humble_use_nodate]&gt;<text:reference-mark-end text:name="ZOTERO_ITEM CSL_CITATION {&quot;properties&quot;:{&quot;noteIndex&quot;:0,&quot;formattedCitation&quot;:&quot;[@garneli_computing_2015-1; @humble_use_nodate]&quot;},&quot;schema&quot;:&quot;https://github.com/citation-style-language/schema/raw/master/csl-citation.json&quot;,&quot;citationID&quot;:&quot;gyszikpe&quot;,&quot;citationItems&quot;:[{&quot;uris&quot;:[&quot;http://zotero.org/users/1913249/items/JS7WH5LK&quot;],&quot;suffix&quot;:&quot;&quot;,&quot;prefix&quot;:&quot;&quot;,&quot;uri&quot;:[&quot;http://zotero.org/users/1913249/items/JS7WH5LK&quot;],&quot;itemData&quot;:{&quot;title&quot;:&quot;Computing education in K-12 schools: A review of the literature&quot;,&quot;source&quot;:&quot;IEEE Xplore&quot;,&quot;event-title&quot;:&quot;2015 IEEE Global Engineering Education Conference (EDUCON)&quot;,&quot;issued&quot;:{&quot;date-parts&quot;:[[&quot;2015&quot;,3]]},&quot;ISSN&quot;:&quot;2165-9567&quot;,&quot;id&quot;:&quot;garneli_computing_2015-1&quot;,&quot;title-short&quot;:&quot;Computing education in K-12 schools&quot;,&quot;type&quot;:&quot;paper-conference&quot;,&quot;author&quot;:[{&quot;family&quot;:&quot;Garneli&quot;,&quot;given&quot;:&quot;Varvara&quot;},{&quot;family&quot;:&quot;Giannakos&quot;,&quot;given&quot;:&quot;Michail N.&quot;},{&quot;family&quot;:&quot;Chorianopoulos&quot;,&quot;given&quot;:&quot;Konstantinos&quot;}],&quot;container-title&quot;:&quot;2015 IEEE Global Engineering Education Conference (EDUCON)&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itation-key&quot;:&quot;garneli_computing_2015-1&quot;,&quot;DOI&quot;:&quot;10.1109/EDUCON.2015.7096023&quot;,&quot;page&quot;:&quot;543-551&quot;},&quot;id&quot;:8832},{&quot;uris&quot;:[&quot;http://zotero.org/users/1913249/items/TDQEKVP4&quot;],&quot;suffix&quot;:&quot;&quot;,&quot;prefix&quot;:&quot;&quot;,&quot;uri&quot;:[&quot;http://zotero.org/users/1913249/items/TDQEKVP4&quot;],&quot;itemData&quot;:{&quot;title&quot;:&quot;The use of Programming Tools in Teaching and Learning Material by K-12 Teachers&quot;,&quot;source&quot;:&quot;Zotero&quot;,&quot;language&quot;:&quot;en&quot;,&quot;type&quot;:&quot;article-journal&quot;,&quot;author&quot;:[{&quot;family&quot;:&quot;Humble&quot;,&quot;given&quot;:&quot;Niklas&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citation-key&quot;:&quot;humble_use_nodate&quot;,&quot;id&quot;:&quot;humble_use_nodate&quot;},&quot;id&quot;:8831}]} RNDyimmmenrif"/>,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38">
        <text:list-item>
          <text:p text:style-name="P49">New curriculum</text:p>
        </text:list-item>
        <text:list-item>
          <text:p text:style-name="P49">bursaries</text:p>
        </text:list-item>
        <text:list-item>
          <text:p text:style-name="P49">CPD</text:p>
        </text:list-item>
        <text:list-item>
          <text:p text:style-name="P49">CAS and community responses</text:p>
        </text:list-item>
        <text:list-item>
          <text:p text:style-name="P49">tapping into the enthusiast maker culture</text:p>
        </text:list-item>
      </text:list>
      <text:h text:style-name="Heading_20_3" text:outline-level="3"><text:bookmark-start text:name="synthesis-and-analysis-of-models-of-responses-to-address-the-problem"/>Synthesis and analysis of models of responses to address the problem<text:bookmark-end text:name="synthesis-and-analysis-of-models-of-responses-to-address-the-problem"/></text:h>
      <text:list text:style-name="L39">
        <text:list-item>
          <text:p text:style-name="P50">Foundations support innovation and therefore are difficult to maintain</text:p>
        </text:list-item>
        <text:list-item>
          <text:p text:style-name="P50">Enthusiast responses are hard to maintain in face of conflicting Factors</text:p>
        </text:list-item>
        <text:list-item>
          <text:p text:style-name="P50">CPD, and supporting in this case has been offered but focus is on the curriculum, little resources support</text:p>
        </text:list-item>
      </text:list>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ncial-challenges"/>Financial challenges<text:bookmark-end text:name="financial-challenges"/></text:h>
      <text:p text:style-name="First_20_paragraph"><text:span text:style-name="T1">Research / University context</text:span></text:p>
      <text:list text:style-name="L40">
        <text:list-item>
          <text:p text:style-name="P51">University partnership context. Service learnings.</text:p>
        </text:list-item>
        <text:list-item>
          <text:p text:style-name="P51">Examples like Scratch with MiT. Barefoot computing which was Kent?</text:p>
        </text:list-item>
        <text:list-item>
          <text:p text:style-name="P51">Service learning to support code clubs</text:p>
        </text:list-item>
      </text:list>
      <text:p text:style-name="First_20_paragraph"><text:span text:style-name="T1">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4-07-17T10:30:02Z</meta:creation-date>
    <dc:date>2024-07-17T10:30:0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